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5" calcext:value-type="float">
            <text:p>0.95</text:p>
          </table:table-cell>
          <table:table-cell table:style-name="ce5" office:value-type="float" office:value="1.8" calcext:value-type="float">
            <text:p>1.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8" calcext:value-type="float">
            <text:p>0.8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/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(((MIN(([.$C3]^[.$AC$2])/([.$T3]^[.$AC$2]);[.$AE$2])))*[.$J3]*0.8)+([.$C3]/10))*5)+10; 30); 80); 0)" office:value-type="float" office:value="50" calcext:value-type="float">
            <text:p>50</text:p>
          </table:table-cell>
          <table:table-cell table:formula="of:=IFERROR(MIN(MAX(ROUND((MIN(([.$D3]^[.$L$2])/([.$T3]^[.$AC$2]);[.$AE$2]))*([.$J3]+[.$AF$2]))*5; [.$AI$2]); [.$AH$2]);0)" office:value-type="float" office:value="30" calcext:value-type="float">
            <text:p>30</text:p>
          </table:table-cell>
          <table:table-cell table:formula="of:=IFERROR(MIN(MAX(ROUND((MIN(([.$D3]+[.$G3]+[.$H3])/3/[.$T3];[.$AE$2]))*([.$J3]+3)*[.$AG$2])*5; [.$AI$2]); [.$AH$2]);0)" office:value-type="float" office:value="30" calcext:value-type="float">
            <text:p>30</text:p>
          </table:table-cell>
          <table:table-cell table:formula="of:=IFERROR(MIN(MAX(ROUND(((MIN(([.$H3]^2)/([.$T3]^[.$AC$2]);[.$AE$2]))*([.$J3]+3)*[.$AG$2]))*5; [.$AI$2]); [.$AH$2]);0)" office:value-type="float" office:value="20" calcext:value-type="float">
            <text:p>20</text:p>
          </table:table-cell>
          <table:table-cell table:formula="of:=IFERROR(MIN(MAX(ROUND(((MIN(([.$E3]^[.$AC$2])/([.$T3]^[.$AC$2]);[.$AE$2]))*([.$J3]+3)*[.$AG$2]))*5; [.$AI$2]); [.$AH$2]);0)" office:value-type="float" office:value="30" calcext:value-type="float">
            <text:p>30</text:p>
          </table:table-cell>
          <table:table-cell table:formula="of:=IFERROR(MIN(MAX(ROUND(((MIN(([.$G3]^[.$AC$2])/([.$T3]^[.$AC$2]);[.$AE$2]))*([.$J3]+3)*[.$AG$2]))*5; [.$AI$2]); [.$AH$2]);0)" office:value-type="float" office:value="30" calcext:value-type="float">
            <text:p>30</text:p>
          </table:table-cell>
          <table:table-cell table:formula="of:=IFERROR(MIN(MAX(ROUND((MIN(([.$F3]^[.$Q$2])/([.$T3]^[.$AC$2]);[.$AE$2]))*([.$J3]+[.$AF$2]))*5; [.$AI$2]); [.$AH$2]);0)" office:value-type="float" office:value="30" calcext:value-type="float">
            <text:p>30</text:p>
          </table:table-cell>
          <table:table-cell table:formula="of:=ROUND(AVERAGE([.AD3:.AJ3]);2)" office:value-type="float" office:value="31.43" calcext:value-type="float">
            <text:p>31.43</text:p>
          </table:table-cell>
          <table:table-cell table:formula="of:=ROUND(AVERAGE([.AM3:.AS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(((MIN(([.$C4]^[.$AC$2])/([.$T4]^[.$AC$2]);[.$AE$2])))*[.$J4]*0.8)+([.$C4]/10))*5)+10; 30); 80); 0)" office:value-type="float" office:value="55" calcext:value-type="float">
            <text:p>55</text:p>
          </table:table-cell>
          <table:table-cell table:formula="of:=IFERROR(MIN(MAX(ROUND((MIN(([.$D4]^[.$L$2])/([.$T4]^[.$AC$2]);[.$AE$2]))*([.$J4]+[.$AF$2]))*5; [.$AI$2]); [.$AH$2]);0)" office:value-type="float" office:value="30" calcext:value-type="float">
            <text:p>30</text:p>
          </table:table-cell>
          <table:table-cell table:formula="of:=IFERROR(MIN(MAX(ROUND((MIN(([.$D4]+[.$G4]+[.$H4])/3/[.$T4];[.$AE$2]))*([.$J4]+3)*[.$AG$2])*5; [.$AI$2]); [.$AH$2]);0)" office:value-type="float" office:value="30" calcext:value-type="float">
            <text:p>30</text:p>
          </table:table-cell>
          <table:table-cell table:formula="of:=IFERROR(MIN(MAX(ROUND(((MIN(([.$H4]^2)/([.$T4]^[.$AC$2]);[.$AE$2]))*([.$J4]+3)*[.$AG$2]))*5; [.$AI$2]); [.$AH$2]);0)" office:value-type="float" office:value="25" calcext:value-type="float">
            <text:p>25</text:p>
          </table:table-cell>
          <table:table-cell table:formula="of:=IFERROR(MIN(MAX(ROUND(((MIN(([.$E4]^[.$AC$2])/([.$T4]^[.$AC$2]);[.$AE$2]))*([.$J4]+3)*[.$AG$2]))*5; [.$AI$2]); [.$AH$2]);0)" office:value-type="float" office:value="30" calcext:value-type="float">
            <text:p>30</text:p>
          </table:table-cell>
          <table:table-cell table:formula="of:=IFERROR(MIN(MAX(ROUND(((MIN(([.$G4]^[.$AC$2])/([.$T4]^[.$AC$2]);[.$AE$2]))*([.$J4]+3)*[.$AG$2]))*5; [.$AI$2]); [.$AH$2]);0)" office:value-type="float" office:value="30" calcext:value-type="float">
            <text:p>30</text:p>
          </table:table-cell>
          <table:table-cell table:formula="of:=IFERROR(MIN(MAX(ROUND((MIN(([.$F4]^[.$Q$2])/([.$T4]^[.$AC$2]);[.$AE$2]))*([.$J4]+[.$AF$2]))*5; [.$AI$2]); [.$AH$2]);0)" office:value-type="float" office:value="35" calcext:value-type="float">
            <text:p>35</text:p>
          </table:table-cell>
          <table:table-cell table:formula="of:=ROUND(AVERAGE([.AD4:.AJ4]);2)" office:value-type="float" office:value="33.57" calcext:value-type="float">
            <text:p>33.57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(((MIN(([.$C5]^[.$AC$2])/([.$T5]^[.$AC$2]);[.$AE$2])))*[.$J5]*0.8)+([.$C5]/10))*5)+10; 30); 80); 0)" office:value-type="float" office:value="75" calcext:value-type="float">
            <text:p>75</text:p>
          </table:table-cell>
          <table:table-cell table:formula="of:=IFERROR(MIN(MAX(ROUND((MIN(([.$D5]^[.$L$2])/([.$T5]^[.$AC$2]);[.$AE$2]))*([.$J5]+[.$AF$2]))*5; [.$AI$2]); [.$AH$2]);0)" office:value-type="float" office:value="35" calcext:value-type="float">
            <text:p>35</text:p>
          </table:table-cell>
          <table:table-cell table:formula="of:=IFERROR(MIN(MAX(ROUND((MIN(([.$D5]+[.$G5]+[.$H5])/3/[.$T5];[.$AE$2]))*([.$J5]+3)*[.$AG$2])*5; [.$AI$2]); [.$AH$2]);0)" office:value-type="float" office:value="40" calcext:value-type="float">
            <text:p>40</text:p>
          </table:table-cell>
          <table:table-cell table:formula="of:=IFERROR(MIN(MAX(ROUND(((MIN(([.$H5]^2)/([.$T5]^[.$AC$2]);[.$AE$2]))*([.$J5]+3)*[.$AG$2]))*5; [.$AI$2]); [.$AH$2]);0)" office:value-type="float" office:value="35" calcext:value-type="float">
            <text:p>35</text:p>
          </table:table-cell>
          <table:table-cell table:formula="of:=IFERROR(MIN(MAX(ROUND(((MIN(([.$E5]^[.$AC$2])/([.$T5]^[.$AC$2]);[.$AE$2]))*([.$J5]+3)*[.$AG$2]))*5; [.$AI$2]); [.$AH$2]);0)" office:value-type="float" office:value="35" calcext:value-type="float">
            <text:p>35</text:p>
          </table:table-cell>
          <table:table-cell table:formula="of:=IFERROR(MIN(MAX(ROUND(((MIN(([.$G5]^[.$AC$2])/([.$T5]^[.$AC$2]);[.$AE$2]))*([.$J5]+3)*[.$AG$2]))*5; [.$AI$2]); [.$AH$2]);0)" office:value-type="float" office:value="40" calcext:value-type="float">
            <text:p>40</text:p>
          </table:table-cell>
          <table:table-cell table:formula="of:=IFERROR(MIN(MAX(ROUND((MIN(([.$F5]^[.$Q$2])/([.$T5]^[.$AC$2]);[.$AE$2]))*([.$J5]+[.$AF$2]))*5; [.$AI$2]); [.$AH$2]);0)" office:value-type="float" office:value="45" calcext:value-type="float">
            <text:p>45</text:p>
          </table:table-cell>
          <table:table-cell table:formula="of:=ROUND(AVERAGE([.AD5:.AJ5]);2)" office:value-type="float" office:value="43.57" calcext:value-type="float">
            <text:p>43.57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0" calcext:value-type="float">
            <text:p>30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/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(((MIN(([.$C6]^[.$AC$2])/([.$T6]^[.$AC$2]);[.$AE$2])))*[.$J6]*0.8)+([.$C6]/10))*5)+10; 30); 80); 0)" office:value-type="float" office:value="45" calcext:value-type="float">
            <text:p>45</text:p>
          </table:table-cell>
          <table:table-cell table:formula="of:=IFERROR(MIN(MAX(ROUND((MIN(([.$D6]^[.$L$2])/([.$T6]^[.$AC$2]);[.$AE$2]))*([.$J6]+[.$AF$2]))*5; [.$AI$2]); [.$AH$2]);0)" office:value-type="float" office:value="30" calcext:value-type="float">
            <text:p>30</text:p>
          </table:table-cell>
          <table:table-cell table:formula="of:=IFERROR(MIN(MAX(ROUND((MIN(([.$D6]+[.$G6]+[.$H6])/3/[.$T6];[.$AE$2]))*([.$J6]+3)*[.$AG$2])*5; [.$AI$2]); [.$AH$2]);0)" office:value-type="float" office:value="30" calcext:value-type="float">
            <text:p>30</text:p>
          </table:table-cell>
          <table:table-cell table:formula="of:=IFERROR(MIN(MAX(ROUND(((MIN(([.$H6]^2)/([.$T6]^[.$AC$2]);[.$AE$2]))*([.$J6]+3)*[.$AG$2]))*5; [.$AI$2]); [.$AH$2]);0)" office:value-type="float" office:value="30" calcext:value-type="float">
            <text:p>30</text:p>
          </table:table-cell>
          <table:table-cell table:formula="of:=IFERROR(MIN(MAX(ROUND(((MIN(([.$E6]^[.$AC$2])/([.$T6]^[.$AC$2]);[.$AE$2]))*([.$J6]+3)*[.$AG$2]))*5; [.$AI$2]); [.$AH$2]);0)" office:value-type="float" office:value="25" calcext:value-type="float">
            <text:p>25</text:p>
          </table:table-cell>
          <table:table-cell table:formula="of:=IFERROR(MIN(MAX(ROUND(((MIN(([.$G6]^[.$AC$2])/([.$T6]^[.$AC$2]);[.$AE$2]))*([.$J6]+3)*[.$AG$2]))*5; [.$AI$2]); [.$AH$2]);0)" office:value-type="float" office:value="25" calcext:value-type="float">
            <text:p>25</text:p>
          </table:table-cell>
          <table:table-cell table:formula="of:=IFERROR(MIN(MAX(ROUND((MIN(([.$F6]^[.$Q$2])/([.$T6]^[.$AC$2]);[.$AE$2]))*([.$J6]+[.$AF$2]))*5; [.$AI$2]); [.$AH$2]);0)" office:value-type="float" office:value="25" calcext:value-type="float">
            <text:p>25</text:p>
          </table:table-cell>
          <table:table-cell table:formula="of:=ROUND(AVERAGE([.AD6:.AJ6]);2)" office:value-type="float" office:value="30" calcext:value-type="float">
            <text:p>30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(((MIN(([.$C7]^[.$AC$2])/([.$T7]^[.$AC$2]);[.$AE$2])))*[.$J7]*0.8)+([.$C7]/10))*5)+10; 30); 80); 0)" office:value-type="float" office:value="55" calcext:value-type="float">
            <text:p>55</text:p>
          </table:table-cell>
          <table:table-cell table:formula="of:=IFERROR(MIN(MAX(ROUND((MIN(([.$D7]^[.$L$2])/([.$T7]^[.$AC$2]);[.$AE$2]))*([.$J7]+[.$AF$2]))*5; [.$AI$2]); [.$AH$2]);0)" office:value-type="float" office:value="35" calcext:value-type="float">
            <text:p>35</text:p>
          </table:table-cell>
          <table:table-cell table:formula="of:=IFERROR(MIN(MAX(ROUND((MIN(([.$D7]+[.$G7]+[.$H7])/3/[.$T7];[.$AE$2]))*([.$J7]+3)*[.$AG$2])*5; [.$AI$2]); [.$AH$2]);0)" office:value-type="float" office:value="30" calcext:value-type="float">
            <text:p>30</text:p>
          </table:table-cell>
          <table:table-cell table:formula="of:=IFERROR(MIN(MAX(ROUND(((MIN(([.$H7]^2)/([.$T7]^[.$AC$2]);[.$AE$2]))*([.$J7]+3)*[.$AG$2]))*5; [.$AI$2]); [.$AH$2]);0)" office:value-type="float" office:value="30" calcext:value-type="float">
            <text:p>30</text:p>
          </table:table-cell>
          <table:table-cell table:formula="of:=IFERROR(MIN(MAX(ROUND(((MIN(([.$E7]^[.$AC$2])/([.$T7]^[.$AC$2]);[.$AE$2]))*([.$J7]+3)*[.$AG$2]))*5; [.$AI$2]); [.$AH$2]);0)" office:value-type="float" office:value="25" calcext:value-type="float">
            <text:p>25</text:p>
          </table:table-cell>
          <table:table-cell table:formula="of:=IFERROR(MIN(MAX(ROUND(((MIN(([.$G7]^[.$AC$2])/([.$T7]^[.$AC$2]);[.$AE$2]))*([.$J7]+3)*[.$AG$2]))*5; [.$AI$2]); [.$AH$2]);0)" office:value-type="float" office:value="30" calcext:value-type="float">
            <text:p>30</text:p>
          </table:table-cell>
          <table:table-cell table:formula="of:=IFERROR(MIN(MAX(ROUND((MIN(([.$F7]^[.$Q$2])/([.$T7]^[.$AC$2]);[.$AE$2]))*([.$J7]+[.$AF$2]))*5; [.$AI$2]); [.$AH$2]);0)" office:value-type="float" office:value="30" calcext:value-type="float">
            <text:p>30</text:p>
          </table:table-cell>
          <table:table-cell table:formula="of:=ROUND(AVERAGE([.AD7:.AJ7]);2)" office:value-type="float" office:value="33.57" calcext:value-type="float">
            <text:p>33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5" calcext:value-type="float">
            <text:p>45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40" calcext:value-type="float">
            <text:p>40</text:p>
          </table:table-cell>
          <table:table-cell table:formula="of:=ROUND(AVERAGE([.K8:.Q8]))" office:value-type="float" office:value="44" calcext:value-type="float">
            <text:p>44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1" calcext:value-type="float">
            <text:p>11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0" calcext:value-type="float">
            <text:p>10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formula="of:=IFERROR(MIN(MAX((ROUND((((MIN(([.$C8]^[.$AC$2])/([.$T8]^[.$AC$2]);[.$AE$2])))*[.$J8]*0.8)+([.$C8]/10))*5)+10; 30); 80); 0)" office:value-type="float" office:value="70" calcext:value-type="float">
            <text:p>70</text:p>
          </table:table-cell>
          <table:table-cell table:formula="of:=IFERROR(MIN(MAX(ROUND((MIN(([.$D8]^[.$L$2])/([.$T8]^[.$AC$2]);[.$AE$2]))*([.$J8]+[.$AF$2]))*5; [.$AI$2]); [.$AH$2]);0)" office:value-type="float" office:value="45" calcext:value-type="float">
            <text:p>45</text:p>
          </table:table-cell>
          <table:table-cell table:formula="of:=IFERROR(MIN(MAX(ROUND((MIN(([.$D8]+[.$G8]+[.$H8])/3/[.$T8];[.$AE$2]))*([.$J8]+3)*[.$AG$2])*5; [.$AI$2]); [.$AH$2]);0)" office:value-type="float" office:value="40" calcext:value-type="float">
            <text:p>40</text:p>
          </table:table-cell>
          <table:table-cell table:formula="of:=IFERROR(MIN(MAX(ROUND(((MIN(([.$H8]^2)/([.$T8]^[.$AC$2]);[.$AE$2]))*([.$J8]+3)*[.$AG$2]))*5; [.$AI$2]); [.$AH$2]);0)" office:value-type="float" office:value="40" calcext:value-type="float">
            <text:p>40</text:p>
          </table:table-cell>
          <table:table-cell table:formula="of:=IFERROR(MIN(MAX(ROUND(((MIN(([.$E8]^[.$AC$2])/([.$T8]^[.$AC$2]);[.$AE$2]))*([.$J8]+3)*[.$AG$2]))*5; [.$AI$2]); [.$AH$2]);0)" office:value-type="float" office:value="30" calcext:value-type="float">
            <text:p>30</text:p>
          </table:table-cell>
          <table:table-cell table:formula="of:=IFERROR(MIN(MAX(ROUND(((MIN(([.$G8]^[.$AC$2])/([.$T8]^[.$AC$2]);[.$AE$2]))*([.$J8]+3)*[.$AG$2]))*5; [.$AI$2]); [.$AH$2]);0)" office:value-type="float" office:value="40" calcext:value-type="float">
            <text:p>40</text:p>
          </table:table-cell>
          <table:table-cell table:formula="of:=IFERROR(MIN(MAX(ROUND((MIN(([.$F8]^[.$Q$2])/([.$T8]^[.$AC$2]);[.$AE$2]))*([.$J8]+[.$AF$2]))*5; [.$AI$2]); [.$AH$2]);0)" office:value-type="float" office:value="45" calcext:value-type="float">
            <text:p>45</text:p>
          </table:table-cell>
          <table:table-cell table:formula="of:=ROUND(AVERAGE([.AD8:.AJ8]);2)" office:value-type="float" office:value="44.29" calcext:value-type="float">
            <text:p>44.29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/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(((MIN(([.$C9]^[.$AC$2])/([.$T9]^[.$AC$2]);[.$AE$2])))*[.$J9]*0.8)+([.$C9]/10))*5)+10; 30); 80); 0)" office:value-type="float" office:value="50" calcext:value-type="float">
            <text:p>50</text:p>
          </table:table-cell>
          <table:table-cell table:formula="of:=IFERROR(MIN(MAX(ROUND((MIN(([.$D9]^[.$L$2])/([.$T9]^[.$AC$2]);[.$AE$2]))*([.$J9]+[.$AF$2]))*5; [.$AI$2]); [.$AH$2]);0)" office:value-type="float" office:value="25" calcext:value-type="float">
            <text:p>25</text:p>
          </table:table-cell>
          <table:table-cell table:formula="of:=IFERROR(MIN(MAX(ROUND((MIN(([.$D9]+[.$G9]+[.$H9])/3/[.$T9];[.$AE$2]))*([.$J9]+3)*[.$AG$2])*5; [.$AI$2]); [.$AH$2]);0)" office:value-type="float" office:value="30" calcext:value-type="float">
            <text:p>30</text:p>
          </table:table-cell>
          <table:table-cell table:formula="of:=IFERROR(MIN(MAX(ROUND(((MIN(([.$H9]^2)/([.$T9]^[.$AC$2]);[.$AE$2]))*([.$J9]+3)*[.$AG$2]))*5; [.$AI$2]); [.$AH$2]);0)" office:value-type="float" office:value="20" calcext:value-type="float">
            <text:p>20</text:p>
          </table:table-cell>
          <table:table-cell table:formula="of:=IFERROR(MIN(MAX(ROUND(((MIN(([.$E9]^[.$AC$2])/([.$T9]^[.$AC$2]);[.$AE$2]))*([.$J9]+3)*[.$AG$2]))*5; [.$AI$2]); [.$AH$2]);0)" office:value-type="float" office:value="30" calcext:value-type="float">
            <text:p>30</text:p>
          </table:table-cell>
          <table:table-cell table:formula="of:=IFERROR(MIN(MAX(ROUND(((MIN(([.$G9]^[.$AC$2])/([.$T9]^[.$AC$2]);[.$AE$2]))*([.$J9]+3)*[.$AG$2]))*5; [.$AI$2]); [.$AH$2]);0)" office:value-type="float" office:value="30" calcext:value-type="float">
            <text:p>30</text:p>
          </table:table-cell>
          <table:table-cell table:formula="of:=IFERROR(MIN(MAX(ROUND((MIN(([.$F9]^[.$Q$2])/([.$T9]^[.$AC$2]);[.$AE$2]))*([.$J9]+[.$AF$2]))*5; [.$AI$2]); [.$AH$2]);0)" office:value-type="float" office:value="30" calcext:value-type="float">
            <text:p>30</text:p>
          </table:table-cell>
          <table:table-cell table:formula="of:=ROUND(AVERAGE([.AD9:.AJ9]);2)" office:value-type="float" office:value="30.71" calcext:value-type="float">
            <text:p>30.71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(((MIN(([.$C10]^[.$AC$2])/([.$T10]^[.$AC$2]);[.$AE$2])))*[.$J10]*0.8)+([.$C10]/10))*5)+10; 30); 80); 0)" office:value-type="float" office:value="55" calcext:value-type="float">
            <text:p>55</text:p>
          </table:table-cell>
          <table:table-cell table:formula="of:=IFERROR(MIN(MAX(ROUND((MIN(([.$D10]^[.$L$2])/([.$T10]^[.$AC$2]);[.$AE$2]))*([.$J10]+[.$AF$2]))*5; [.$AI$2]); [.$AH$2]);0)" office:value-type="float" office:value="30" calcext:value-type="float">
            <text:p>30</text:p>
          </table:table-cell>
          <table:table-cell table:formula="of:=IFERROR(MIN(MAX(ROUND((MIN(([.$D10]+[.$G10]+[.$H10])/3/[.$T10];[.$AE$2]))*([.$J10]+3)*[.$AG$2])*5; [.$AI$2]); [.$AH$2]);0)" office:value-type="float" office:value="30" calcext:value-type="float">
            <text:p>30</text:p>
          </table:table-cell>
          <table:table-cell table:formula="of:=IFERROR(MIN(MAX(ROUND(((MIN(([.$H10]^2)/([.$T10]^[.$AC$2]);[.$AE$2]))*([.$J10]+3)*[.$AG$2]))*5; [.$AI$2]); [.$AH$2]);0)" office:value-type="float" office:value="25" calcext:value-type="float">
            <text:p>25</text:p>
          </table:table-cell>
          <table:table-cell table:formula="of:=IFERROR(MIN(MAX(ROUND(((MIN(([.$E10]^[.$AC$2])/([.$T10]^[.$AC$2]);[.$AE$2]))*([.$J10]+3)*[.$AG$2]))*5; [.$AI$2]); [.$AH$2]);0)" office:value-type="float" office:value="30" calcext:value-type="float">
            <text:p>30</text:p>
          </table:table-cell>
          <table:table-cell table:formula="of:=IFERROR(MIN(MAX(ROUND(((MIN(([.$G10]^[.$AC$2])/([.$T10]^[.$AC$2]);[.$AE$2]))*([.$J10]+3)*[.$AG$2]))*5; [.$AI$2]); [.$AH$2]);0)" office:value-type="float" office:value="30" calcext:value-type="float">
            <text:p>30</text:p>
          </table:table-cell>
          <table:table-cell table:formula="of:=IFERROR(MIN(MAX(ROUND((MIN(([.$F10]^[.$Q$2])/([.$T10]^[.$AC$2]);[.$AE$2]))*([.$J10]+[.$AF$2]))*5; [.$AI$2]); [.$AH$2]);0)" office:value-type="float" office:value="30" calcext:value-type="float">
            <text:p>30</text:p>
          </table:table-cell>
          <table:table-cell table:formula="of:=ROUND(AVERAGE([.AD10:.AJ10]);2)" office:value-type="float" office:value="32.86" calcext:value-type="float">
            <text:p>32.86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(((MIN(([.$C11]^[.$AC$2])/([.$T11]^[.$AC$2]);[.$AE$2])))*[.$J11]*0.8)+([.$C11]/10))*5)+10; 30); 80); 0)" office:value-type="float" office:value="75" calcext:value-type="float">
            <text:p>75</text:p>
          </table:table-cell>
          <table:table-cell table:formula="of:=IFERROR(MIN(MAX(ROUND((MIN(([.$D11]^[.$L$2])/([.$T11]^[.$AC$2]);[.$AE$2]))*([.$J11]+[.$AF$2]))*5; [.$AI$2]); [.$AH$2]);0)" office:value-type="float" office:value="35" calcext:value-type="float">
            <text:p>35</text:p>
          </table:table-cell>
          <table:table-cell table:formula="of:=IFERROR(MIN(MAX(ROUND((MIN(([.$D11]+[.$G11]+[.$H11])/3/[.$T11];[.$AE$2]))*([.$J11]+3)*[.$AG$2])*5; [.$AI$2]); [.$AH$2]);0)" office:value-type="float" office:value="40" calcext:value-type="float">
            <text:p>40</text:p>
          </table:table-cell>
          <table:table-cell table:formula="of:=IFERROR(MIN(MAX(ROUND(((MIN(([.$H11]^2)/([.$T11]^[.$AC$2]);[.$AE$2]))*([.$J11]+3)*[.$AG$2]))*5; [.$AI$2]); [.$AH$2]);0)" office:value-type="float" office:value="35" calcext:value-type="float">
            <text:p>35</text:p>
          </table:table-cell>
          <table:table-cell table:formula="of:=IFERROR(MIN(MAX(ROUND(((MIN(([.$E11]^[.$AC$2])/([.$T11]^[.$AC$2]);[.$AE$2]))*([.$J11]+3)*[.$AG$2]))*5; [.$AI$2]); [.$AH$2]);0)" office:value-type="float" office:value="40" calcext:value-type="float">
            <text:p>40</text:p>
          </table:table-cell>
          <table:table-cell table:formula="of:=IFERROR(MIN(MAX(ROUND(((MIN(([.$G11]^[.$AC$2])/([.$T11]^[.$AC$2]);[.$AE$2]))*([.$J11]+3)*[.$AG$2]))*5; [.$AI$2]); [.$AH$2]);0)" office:value-type="float" office:value="40" calcext:value-type="float">
            <text:p>40</text:p>
          </table:table-cell>
          <table:table-cell table:formula="of:=IFERROR(MIN(MAX(ROUND((MIN(([.$F11]^[.$Q$2])/([.$T11]^[.$AC$2]);[.$AE$2]))*([.$J11]+[.$AF$2]))*5; [.$AI$2]); [.$AH$2]);0)" office:value-type="float" office:value="40" calcext:value-type="float">
            <text:p>40</text:p>
          </table:table-cell>
          <table:table-cell table:formula="of:=ROUND(AVERAGE([.AD11:.AJ11]);2)" office:value-type="float" office:value="43.57" calcext:value-type="float">
            <text:p>43.57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(((MIN(([.$C12]^[.$AC$2])/([.$T12]^[.$AC$2]);[.$AE$2])))*[.$J12]*0.8)+([.$C12]/10))*5)+10; 30); 80); 0)" office:value-type="float" office:value="40" calcext:value-type="float">
            <text:p>40</text:p>
          </table:table-cell>
          <table:table-cell table:formula="of:=IFERROR(MIN(MAX(ROUND((MIN(([.$D12]^[.$L$2])/([.$T12]^[.$AC$2]);[.$AE$2]))*([.$J12]+[.$AF$2]))*5; [.$AI$2]); [.$AH$2]);0)" office:value-type="float" office:value="20" calcext:value-type="float">
            <text:p>20</text:p>
          </table:table-cell>
          <table:table-cell table:formula="of:=IFERROR(MIN(MAX(ROUND((MIN(([.$D12]+[.$G12]+[.$H12])/3/[.$T12];[.$AE$2]))*([.$J12]+3)*[.$AG$2])*5; [.$AI$2]); [.$AH$2]);0)" office:value-type="float" office:value="20" calcext:value-type="float">
            <text:p>20</text:p>
          </table:table-cell>
          <table:table-cell table:formula="of:=IFERROR(MIN(MAX(ROUND(((MIN(([.$H12]^2)/([.$T12]^[.$AC$2]);[.$AE$2]))*([.$J12]+3)*[.$AG$2]))*5; [.$AI$2]); [.$AH$2]);0)" office:value-type="float" office:value="20" calcext:value-type="float">
            <text:p>20</text:p>
          </table:table-cell>
          <table:table-cell table:formula="of:=IFERROR(MIN(MAX(ROUND(((MIN(([.$E12]^[.$AC$2])/([.$T12]^[.$AC$2]);[.$AE$2]))*([.$J12]+3)*[.$AG$2]))*5; [.$AI$2]); [.$AH$2]);0)" office:value-type="float" office:value="20" calcext:value-type="float">
            <text:p>20</text:p>
          </table:table-cell>
          <table:table-cell table:formula="of:=IFERROR(MIN(MAX(ROUND(((MIN(([.$G12]^[.$AC$2])/([.$T12]^[.$AC$2]);[.$AE$2]))*([.$J12]+3)*[.$AG$2]))*5; [.$AI$2]); [.$AH$2]);0)" office:value-type="float" office:value="10" calcext:value-type="float">
            <text:p>10</text:p>
          </table:table-cell>
          <table:table-cell table:formula="of:=IFERROR(MIN(MAX(ROUND((MIN(([.$F12]^[.$Q$2])/([.$T12]^[.$AC$2]);[.$AE$2]))*([.$J12]+[.$AF$2])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0" calcext:value-type="float">
            <text:p>20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35" calcext:value-type="float">
            <text:p>35</text:p>
          </table:table-cell>
          <table:table-cell table:formula="of:=IFERROR(ROUND(((MIN(([.$G13]^2)/([.$T13]^2);[.$R$2]))*([.$J13]+3)*[.$T$2]))*5;0)" office:value-type="float" office:value="5" calcext:value-type="float">
            <text:p>5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4" calcext:value-type="float">
            <text:p>24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(((MIN(([.$C13]^[.$AC$2])/([.$T13]^[.$AC$2]);[.$AE$2])))*[.$J13]*0.8)+([.$C13]/10))*5)+10; 30); 80); 0)" office:value-type="float" office:value="45" calcext:value-type="float">
            <text:p>45</text:p>
          </table:table-cell>
          <table:table-cell table:formula="of:=IFERROR(MIN(MAX(ROUND((MIN(([.$D13]^[.$L$2])/([.$T13]^[.$AC$2]);[.$AE$2]))*([.$J13]+[.$AF$2]))*5; [.$AI$2]); [.$AH$2]);0)" office:value-type="float" office:value="25" calcext:value-type="float">
            <text:p>25</text:p>
          </table:table-cell>
          <table:table-cell table:formula="of:=IFERROR(MIN(MAX(ROUND((MIN(([.$D13]+[.$G13]+[.$H13])/3/[.$T13];[.$AE$2]))*([.$J13]+3)*[.$AG$2])*5; [.$AI$2]); [.$AH$2]);0)" office:value-type="float" office:value="20" calcext:value-type="float">
            <text:p>20</text:p>
          </table:table-cell>
          <table:table-cell table:formula="of:=IFERROR(MIN(MAX(ROUND(((MIN(([.$H13]^2)/([.$T13]^[.$AC$2]);[.$AE$2]))*([.$J13]+3)*[.$AG$2]))*5; [.$AI$2]); [.$AH$2]);0)" office:value-type="float" office:value="20" calcext:value-type="float">
            <text:p>20</text:p>
          </table:table-cell>
          <table:table-cell table:formula="of:=IFERROR(MIN(MAX(ROUND(((MIN(([.$E13]^[.$AC$2])/([.$T13]^[.$AC$2]);[.$AE$2]))*([.$J13]+3)*[.$AG$2]))*5; [.$AI$2]); [.$AH$2]);0)" office:value-type="float" office:value="25" calcext:value-type="float">
            <text:p>25</text:p>
          </table:table-cell>
          <table:table-cell table:formula="of:=IFERROR(MIN(MAX(ROUND(((MIN(([.$G13]^[.$AC$2])/([.$T13]^[.$AC$2]);[.$AE$2]))*([.$J13]+3)*[.$AG$2]))*5; [.$AI$2]); [.$AH$2]);0)" office:value-type="float" office:value="10" calcext:value-type="float">
            <text:p>10</text:p>
          </table:table-cell>
          <table:table-cell table:formula="of:=IFERROR(MIN(MAX(ROUND((MIN(([.$F13]^[.$Q$2])/([.$T13]^[.$AC$2]);[.$AE$2]))*([.$J13]+[.$AF$2])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4.29" calcext:value-type="float">
            <text:p>24.29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IFERROR(MIN(MAX((ROUND((((MIN(([.$C14]^[.$AC$2])/([.$T14]^[.$AC$2]);[.$AE$2])))*[.$J14]*0.8)+([.$C14]/10))*5)+10; 30); 80); 0)" office:value-type="float" office:value="60" calcext:value-type="float">
            <text:p>60</text:p>
          </table:table-cell>
          <table:table-cell table:formula="of:=IFERROR(MIN(MAX(ROUND((MIN(([.$D14]^[.$L$2])/([.$T14]^[.$AC$2]);[.$AE$2]))*([.$J14]+[.$AF$2]))*5; [.$AI$2]); [.$AH$2]);0)" office:value-type="float" office:value="15" calcext:value-type="float">
            <text:p>15</text:p>
          </table:table-cell>
          <table:table-cell table:formula="of:=IFERROR(MIN(MAX(ROUND((MIN(([.$D14]+[.$G14]+[.$H14])/3/[.$T14];[.$AE$2]))*([.$J14]+3)*[.$AG$2])*5; [.$AI$2]); [.$AH$2]);0)" office:value-type="float" office:value="30" calcext:value-type="float">
            <text:p>30</text:p>
          </table:table-cell>
          <table:table-cell table:formula="of:=IFERROR(MIN(MAX(ROUND(((MIN(([.$H14]^2)/([.$T14]^[.$AC$2]);[.$AE$2]))*([.$J14]+3)*[.$AG$2]))*5; [.$AI$2]); [.$AH$2]);0)" office:value-type="float" office:value="30" calcext:value-type="float">
            <text:p>30</text:p>
          </table:table-cell>
          <table:table-cell table:formula="of:=IFERROR(MIN(MAX(ROUND(((MIN(([.$E14]^[.$AC$2])/([.$T14]^[.$AC$2]);[.$AE$2]))*([.$J14]+3)*[.$AG$2]))*5; [.$AI$2]); [.$AH$2]);0)" office:value-type="float" office:value="20" calcext:value-type="float">
            <text:p>20</text:p>
          </table:table-cell>
          <table:table-cell table:formula="of:=IFERROR(MIN(MAX(ROUND(((MIN(([.$G14]^[.$AC$2])/([.$T14]^[.$AC$2]);[.$AE$2]))*([.$J14]+3)*[.$AG$2]))*5; [.$AI$2]); [.$AH$2]);0)" office:value-type="float" office:value="30" calcext:value-type="float">
            <text:p>30</text:p>
          </table:table-cell>
          <table:table-cell table:formula="of:=IFERROR(MIN(MAX(ROUND((MIN(([.$F14]^[.$Q$2])/([.$T14]^[.$AC$2]);[.$AE$2]))*([.$J14]+[.$AF$2]))*5; [.$AI$2]); [.$AH$2]);0)" office:value-type="float" office:value="35" calcext:value-type="float">
            <text:p>35</text:p>
          </table:table-cell>
          <table:table-cell table:formula="of:=ROUND(AVERAGE([.AD14:.AJ14]);2)" office:value-type="float" office:value="31.43" calcext:value-type="float">
            <text:p>31.43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(((MIN(([.$C15]^[.$AC$2])/([.$T15]^[.$AC$2]);[.$AE$2])))*[.$J15]*0.8)+([.$C15]/10))*5)+10; 30); 80); 0)" office:value-type="float" office:value="40" calcext:value-type="float">
            <text:p>40</text:p>
          </table:table-cell>
          <table:table-cell table:formula="of:=IFERROR(MIN(MAX(ROUND((MIN(([.$D15]^[.$L$2])/([.$T15]^[.$AC$2]);[.$AE$2]))*([.$J15]+[.$AF$2]))*5; [.$AI$2]); [.$AH$2]);0)" office:value-type="float" office:value="20" calcext:value-type="float">
            <text:p>20</text:p>
          </table:table-cell>
          <table:table-cell table:formula="of:=IFERROR(MIN(MAX(ROUND((MIN(([.$D15]+[.$G15]+[.$H15])/3/[.$T15];[.$AE$2]))*([.$J15]+3)*[.$AG$2])*5; [.$AI$2]); [.$AH$2]);0)" office:value-type="float" office:value="20" calcext:value-type="float">
            <text:p>20</text:p>
          </table:table-cell>
          <table:table-cell table:formula="of:=IFERROR(MIN(MAX(ROUND(((MIN(([.$H15]^2)/([.$T15]^[.$AC$2]);[.$AE$2]))*([.$J15]+3)*[.$AG$2]))*5; [.$AI$2]); [.$AH$2]);0)" office:value-type="float" office:value="20" calcext:value-type="float">
            <text:p>20</text:p>
          </table:table-cell>
          <table:table-cell table:formula="of:=IFERROR(MIN(MAX(ROUND(((MIN(([.$E15]^[.$AC$2])/([.$T15]^[.$AC$2]);[.$AE$2]))*([.$J15]+3)*[.$AG$2]))*5; [.$AI$2]); [.$AH$2]);0)" office:value-type="float" office:value="20" calcext:value-type="float">
            <text:p>20</text:p>
          </table:table-cell>
          <table:table-cell table:formula="of:=IFERROR(MIN(MAX(ROUND(((MIN(([.$G15]^[.$AC$2])/([.$T15]^[.$AC$2]);[.$AE$2]))*([.$J15]+3)*[.$AG$2]))*5; [.$AI$2]); [.$AH$2]);0)" office:value-type="float" office:value="10" calcext:value-type="float">
            <text:p>10</text:p>
          </table:table-cell>
          <table:table-cell table:formula="of:=IFERROR(MIN(MAX(ROUND((MIN(([.$F15]^[.$Q$2])/([.$T15]^[.$AC$2]);[.$AE$2]))*([.$J15]+[.$AF$2])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" calcext:value-type="float">
            <text:p>20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0" calcext:value-type="float">
            <text:p>30</text:p>
          </table:table-cell>
          <table:table-cell table:formula="of:=IFERROR(ROUND(((MIN(([.$G16]^2)/([.$T16]^2);[.$R$2]))*([.$J16]+3)*[.$T$2]))*5;0)" office:value-type="float" office:value="5" calcext:value-type="float">
            <text:p>5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5" calcext:value-type="float">
            <text:p>25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/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(((MIN(([.$C16]^[.$AC$2])/([.$T16]^[.$AC$2]);[.$AE$2])))*[.$J16]*0.8)+([.$C16]/10))*5)+10; 30); 80); 0)" office:value-type="float" office:value="50" calcext:value-type="float">
            <text:p>50</text:p>
          </table:table-cell>
          <table:table-cell table:formula="of:=IFERROR(MIN(MAX(ROUND((MIN(([.$D16]^[.$L$2])/([.$T16]^[.$AC$2]);[.$AE$2]))*([.$J16]+[.$AF$2]))*5; [.$AI$2]); [.$AH$2]);0)" office:value-type="float" office:value="25" calcext:value-type="float">
            <text:p>25</text:p>
          </table:table-cell>
          <table:table-cell table:formula="of:=IFERROR(MIN(MAX(ROUND((MIN(([.$D16]+[.$G16]+[.$H16])/3/[.$T16];[.$AE$2]))*([.$J16]+3)*[.$AG$2])*5; [.$AI$2]); [.$AH$2]);0)" office:value-type="float" office:value="25" calcext:value-type="float">
            <text:p>25</text:p>
          </table:table-cell>
          <table:table-cell table:formula="of:=IFERROR(MIN(MAX(ROUND(((MIN(([.$H16]^2)/([.$T16]^[.$AC$2]);[.$AE$2]))*([.$J16]+3)*[.$AG$2]))*5; [.$AI$2]); [.$AH$2]);0)" office:value-type="float" office:value="25" calcext:value-type="float">
            <text:p>25</text:p>
          </table:table-cell>
          <table:table-cell table:formula="of:=IFERROR(MIN(MAX(ROUND(((MIN(([.$E16]^[.$AC$2])/([.$T16]^[.$AC$2]);[.$AE$2]))*([.$J16]+3)*[.$AG$2]))*5; [.$AI$2]); [.$AH$2]);0)" office:value-type="float" office:value="25" calcext:value-type="float">
            <text:p>25</text:p>
          </table:table-cell>
          <table:table-cell table:formula="of:=IFERROR(MIN(MAX(ROUND(((MIN(([.$G16]^[.$AC$2])/([.$T16]^[.$AC$2]);[.$AE$2]))*([.$J16]+3)*[.$AG$2]))*5; [.$AI$2]); [.$AH$2]);0)" office:value-type="float" office:value="10" calcext:value-type="float">
            <text:p>10</text:p>
          </table:table-cell>
          <table:table-cell table:formula="of:=IFERROR(MIN(MAX(ROUND((MIN(([.$F16]^[.$Q$2])/([.$T16]^[.$AC$2]);[.$AE$2]))*([.$J16]+[.$AF$2])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5" calcext:value-type="float">
            <text:p>25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5" calcext:value-type="float">
            <text:p>35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(((MIN(([.$C17]^[.$AC$2])/([.$T17]^[.$AC$2]);[.$AE$2])))*[.$J17]*0.8)+([.$C17]/10))*5)+10; 30); 80); 0)" office:value-type="float" office:value="65" calcext:value-type="float">
            <text:p>65</text:p>
          </table:table-cell>
          <table:table-cell table:formula="of:=IFERROR(MIN(MAX(ROUND((MIN(([.$D17]^[.$L$2])/([.$T17]^[.$AC$2]);[.$AE$2]))*([.$J17]+[.$AF$2]))*5; [.$AI$2]); [.$AH$2]);0)" office:value-type="float" office:value="35" calcext:value-type="float">
            <text:p>35</text:p>
          </table:table-cell>
          <table:table-cell table:formula="of:=IFERROR(MIN(MAX(ROUND((MIN(([.$D17]+[.$G17]+[.$H17])/3/[.$T17];[.$AE$2]))*([.$J17]+3)*[.$AG$2])*5; [.$AI$2]); [.$AH$2]);0)" office:value-type="float" office:value="30" calcext:value-type="float">
            <text:p>30</text:p>
          </table:table-cell>
          <table:table-cell table:formula="of:=IFERROR(MIN(MAX(ROUND(((MIN(([.$H17]^2)/([.$T17]^[.$AC$2]);[.$AE$2]))*([.$J17]+3)*[.$AG$2]))*5; [.$AI$2]); [.$AH$2]);0)" office:value-type="float" office:value="30" calcext:value-type="float">
            <text:p>30</text:p>
          </table:table-cell>
          <table:table-cell table:formula="of:=IFERROR(MIN(MAX(ROUND(((MIN(([.$E17]^[.$AC$2])/([.$T17]^[.$AC$2]);[.$AE$2]))*([.$J17]+3)*[.$AG$2]))*5; [.$AI$2]); [.$AH$2]);0)" office:value-type="float" office:value="15" calcext:value-type="float">
            <text:p>15</text:p>
          </table:table-cell>
          <table:table-cell table:formula="of:=IFERROR(MIN(MAX(ROUND(((MIN(([.$G17]^[.$AC$2])/([.$T17]^[.$AC$2]);[.$AE$2]))*([.$J17]+3)*[.$AG$2]))*5; [.$AI$2]); [.$AH$2]);0)" office:value-type="float" office:value="30" calcext:value-type="float">
            <text:p>30</text:p>
          </table:table-cell>
          <table:table-cell table:formula="of:=IFERROR(MIN(MAX(ROUND((MIN(([.$F17]^[.$Q$2])/([.$T17]^[.$AC$2]);[.$AE$2]))*([.$J17]+[.$AF$2]))*5; [.$AI$2]); [.$AH$2]);0)" office:value-type="float" office:value="15" calcext:value-type="float">
            <text:p>15</text:p>
          </table:table-cell>
          <table:table-cell table:formula="of:=ROUND(AVERAGE([.AD17:.AJ17]);2)" office:value-type="float" office:value="31.43" calcext:value-type="float">
            <text:p>31.43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(((MIN(([.$C18]^[.$AC$2])/([.$T18]^[.$AC$2]);[.$AE$2])))*[.$J18]*0.8)+([.$C18]/10))*5)+10; 30); 80); 0)" office:value-type="float" office:value="40" calcext:value-type="float">
            <text:p>40</text:p>
          </table:table-cell>
          <table:table-cell table:formula="of:=IFERROR(MIN(MAX(ROUND((MIN(([.$D18]^[.$L$2])/([.$T18]^[.$AC$2]);[.$AE$2]))*([.$J18]+[.$AF$2]))*5; [.$AI$2]); [.$AH$2]);0)" office:value-type="float" office:value="25" calcext:value-type="float">
            <text:p>25</text:p>
          </table:table-cell>
          <table:table-cell table:formula="of:=IFERROR(MIN(MAX(ROUND((MIN(([.$D18]+[.$G18]+[.$H18])/3/[.$T18];[.$AE$2]))*([.$J18]+3)*[.$AG$2])*5; [.$AI$2]); [.$AH$2]);0)" office:value-type="float" office:value="25" calcext:value-type="float">
            <text:p>25</text:p>
          </table:table-cell>
          <table:table-cell table:formula="of:=IFERROR(MIN(MAX(ROUND(((MIN(([.$H18]^2)/([.$T18]^[.$AC$2]);[.$AE$2]))*([.$J18]+3)*[.$AG$2]))*5; [.$AI$2]); [.$AH$2]);0)" office:value-type="float" office:value="25" calcext:value-type="float">
            <text:p>25</text:p>
          </table:table-cell>
          <table:table-cell table:formula="of:=IFERROR(MIN(MAX(ROUND(((MIN(([.$E18]^[.$AC$2])/([.$T18]^[.$AC$2]);[.$AE$2]))*([.$J18]+3)*[.$AG$2]))*5; [.$AI$2]); [.$AH$2]);0)" office:value-type="float" office:value="25" calcext:value-type="float">
            <text:p>25</text:p>
          </table:table-cell>
          <table:table-cell table:formula="of:=IFERROR(MIN(MAX(ROUND(((MIN(([.$G18]^[.$AC$2])/([.$T18]^[.$AC$2]);[.$AE$2]))*([.$J18]+3)*[.$AG$2]))*5; [.$AI$2]); [.$AH$2]);0)" office:value-type="float" office:value="20" calcext:value-type="float">
            <text:p>20</text:p>
          </table:table-cell>
          <table:table-cell table:formula="of:=IFERROR(MIN(MAX(ROUND((MIN(([.$F18]^[.$Q$2])/([.$T18]^[.$AC$2]);[.$AE$2]))*([.$J18]+[.$AF$2]))*5; [.$AI$2]); [.$AH$2]);0)" office:value-type="float" office:value="15" calcext:value-type="float">
            <text:p>15</text:p>
          </table:table-cell>
          <table:table-cell table:formula="of:=ROUND(AVERAGE([.AD18:.AJ18]);2)" office:value-type="float" office:value="25" calcext:value-type="float">
            <text:p>25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(((MIN(([.$C19]^[.$AC$2])/([.$T19]^[.$AC$2]);[.$AE$2])))*[.$J19]*0.8)+([.$C19]/10))*5)+10; 30); 80); 0)" office:value-type="float" office:value="60" calcext:value-type="float">
            <text:p>60</text:p>
          </table:table-cell>
          <table:table-cell table:formula="of:=IFERROR(MIN(MAX(ROUND((MIN(([.$D19]^[.$L$2])/([.$T19]^[.$AC$2]);[.$AE$2]))*([.$J19]+[.$AF$2]))*5; [.$AI$2]); [.$AH$2]);0)" office:value-type="float" office:value="30" calcext:value-type="float">
            <text:p>30</text:p>
          </table:table-cell>
          <table:table-cell table:formula="of:=IFERROR(MIN(MAX(ROUND((MIN(([.$D19]+[.$G19]+[.$H19])/3/[.$T19];[.$AE$2]))*([.$J19]+3)*[.$AG$2])*5; [.$AI$2]); [.$AH$2]);0)" office:value-type="float" office:value="30" calcext:value-type="float">
            <text:p>30</text:p>
          </table:table-cell>
          <table:table-cell table:formula="of:=IFERROR(MIN(MAX(ROUND(((MIN(([.$H19]^2)/([.$T19]^[.$AC$2]);[.$AE$2]))*([.$J19]+3)*[.$AG$2]))*5; [.$AI$2]); [.$AH$2]);0)" office:value-type="float" office:value="30" calcext:value-type="float">
            <text:p>30</text:p>
          </table:table-cell>
          <table:table-cell table:formula="of:=IFERROR(MIN(MAX(ROUND(((MIN(([.$E19]^[.$AC$2])/([.$T19]^[.$AC$2]);[.$AE$2]))*([.$J19]+3)*[.$AG$2]))*5; [.$AI$2]); [.$AH$2]);0)" office:value-type="float" office:value="25" calcext:value-type="float">
            <text:p>25</text:p>
          </table:table-cell>
          <table:table-cell table:formula="of:=IFERROR(MIN(MAX(ROUND(((MIN(([.$G19]^[.$AC$2])/([.$T19]^[.$AC$2]);[.$AE$2]))*([.$J19]+3)*[.$AG$2]))*5; [.$AI$2]); [.$AH$2]);0)" office:value-type="float" office:value="25" calcext:value-type="float">
            <text:p>25</text:p>
          </table:table-cell>
          <table:table-cell table:formula="of:=IFERROR(MIN(MAX(ROUND((MIN(([.$F19]^[.$Q$2])/([.$T19]^[.$AC$2]);[.$AE$2]))*([.$J19]+[.$AF$2]))*5; [.$AI$2]); [.$AH$2]);0)" office:value-type="float" office:value="20" calcext:value-type="float">
            <text:p>20</text:p>
          </table:table-cell>
          <table:table-cell table:formula="of:=ROUND(AVERAGE([.AD19:.AJ19]);2)" office:value-type="float" office:value="31.43" calcext:value-type="float">
            <text:p>31.43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(((MIN(([.$C20]^[.$AC$2])/([.$T20]^[.$AC$2]);[.$AE$2])))*[.$J20]*0.8)+([.$C20]/10))*5)+10; 30); 80); 0)" office:value-type="float" office:value="75" calcext:value-type="float">
            <text:p>75</text:p>
          </table:table-cell>
          <table:table-cell table:formula="of:=IFERROR(MIN(MAX(ROUND((MIN(([.$D20]^[.$L$2])/([.$T20]^[.$AC$2]);[.$AE$2]))*([.$J20]+[.$AF$2]))*5; [.$AI$2]); [.$AH$2]);0)" office:value-type="float" office:value="35" calcext:value-type="float">
            <text:p>35</text:p>
          </table:table-cell>
          <table:table-cell table:formula="of:=IFERROR(MIN(MAX(ROUND((MIN(([.$D20]+[.$G20]+[.$H20])/3/[.$T20];[.$AE$2]))*([.$J20]+3)*[.$AG$2])*5; [.$AI$2]); [.$AH$2]);0)" office:value-type="float" office:value="35" calcext:value-type="float">
            <text:p>35</text:p>
          </table:table-cell>
          <table:table-cell table:formula="of:=IFERROR(MIN(MAX(ROUND(((MIN(([.$H20]^2)/([.$T20]^[.$AC$2]);[.$AE$2]))*([.$J20]+3)*[.$AG$2]))*5; [.$AI$2]); [.$AH$2]);0)" office:value-type="float" office:value="35" calcext:value-type="float">
            <text:p>35</text:p>
          </table:table-cell>
          <table:table-cell table:formula="of:=IFERROR(MIN(MAX(ROUND(((MIN(([.$E20]^[.$AC$2])/([.$T20]^[.$AC$2]);[.$AE$2]))*([.$J20]+3)*[.$AG$2]))*5; [.$AI$2]); [.$AH$2]);0)" office:value-type="float" office:value="30" calcext:value-type="float">
            <text:p>30</text:p>
          </table:table-cell>
          <table:table-cell table:formula="of:=IFERROR(MIN(MAX(ROUND(((MIN(([.$G20]^[.$AC$2])/([.$T20]^[.$AC$2]);[.$AE$2]))*([.$J20]+3)*[.$AG$2]))*5; [.$AI$2]); [.$AH$2]);0)" office:value-type="float" office:value="30" calcext:value-type="float">
            <text:p>30</text:p>
          </table:table-cell>
          <table:table-cell table:formula="of:=IFERROR(MIN(MAX(ROUND((MIN(([.$F20]^[.$Q$2])/([.$T20]^[.$AC$2]);[.$AE$2]))*([.$J20]+[.$AF$2]))*5; [.$AI$2]); [.$AH$2]);0)" office:value-type="float" office:value="40" calcext:value-type="float">
            <text:p>40</text:p>
          </table:table-cell>
          <table:table-cell table:formula="of:=ROUND(AVERAGE([.AD20:.AJ20]);2)" office:value-type="float" office:value="40" calcext:value-type="float">
            <text:p>40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 table:number-columns-repeated="7"/>
          <table:table-cell table:formula="of:=SUM([.C21:.H21])" office:value-type="float" office:value="0" calcext:value-type="float">
            <text:p>0</text:p>
          </table:table-cell>
          <table:table-cell table:formula="of:=ROUND((([.I21]/[.$S$1])*MAX([.I21]/420; 1.2));2)" office:value-type="float" office:value="0" calcext:value-type="float">
            <text:p>0</text:p>
          </table:table-cell>
          <table:table-cell table:formula="of:=IFERROR((ROUND((((MIN(([.$C21]^2)/([.$T21]^2);[.$R$2])))*[.$J21]*0.8)+([.C21]/10))*5)+10; 0)" office:value-type="float" office:value="0" calcext:value-type="float">
            <text:p>0</text:p>
          </table:table-cell>
          <table:table-cell table:formula="of:=IFERROR(ROUND((MIN(([.$D21]^[.$L$2])/([.$T21]^2);[.$R$2]))*([.$J21]+[.$M$2]))*5;0)" office:value-type="float" office:value="0" calcext:value-type="float">
            <text:p>0</text:p>
          </table:table-cell>
          <table:table-cell table:formula="of:=IFERROR(ROUND((MIN(([.$D21]+[.$G21]+[.$H21])/3/[.$T21];[.$R$2]))*([.$J21]+3))*5;0)" office:value-type="float" office:value="0" calcext:value-type="float">
            <text:p>0</text:p>
          </table:table-cell>
          <table:table-cell table:formula="of:=IFERROR(ROUND(((MIN(([.$H21]^2)/([.$T21]^2);[.$R$2]))*([.$J21]+3)*[.$T$2]))*5;0)" office:value-type="float" office:value="0" calcext:value-type="float">
            <text:p>0</text:p>
          </table:table-cell>
          <table:table-cell table:formula="of:=IFERROR(ROUND(((MIN(([.$E21]^2)/([.$T21]^2);[.$R$2]))*([.$J21]+3)*[.$T$2]))*5;0)" office:value-type="float" office:value="0" calcext:value-type="float">
            <text:p>0</text:p>
          </table:table-cell>
          <table:table-cell table:formula="of:=IFERROR(ROUND(((MIN(([.$G21]^2)/([.$T21]^2);[.$R$2]))*([.$J21]+3)*[.$T$2]))*5;0)" office:value-type="float" office:value="0" calcext:value-type="float">
            <text:p>0</text:p>
          </table:table-cell>
          <table:table-cell table:formula="of:=IFERROR(ROUND((MIN(([.$F21]^[.$Q$2])/([.$T21]^2);[.$R$2]))*([.$J21]+[.$M$2]))*5;0)" office:value-type="float" office:value="0" calcext:value-type="float">
            <text:p>0</text:p>
          </table:table-cell>
          <table:table-cell table:formula="of:=ROUND(AVERAGE([.K21:.Q21]))" office:value-type="float" office:value="0" calcext:value-type="float">
            <text:p>0</text:p>
          </table:table-cell>
          <table:table-cell table:formula="of:=ROUND((([.I21]/[.$S$1])*MAX([.I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1]^2)/([.$T21]^2);[.$S$2])))*[.$S21]*0.8)+([.C21]/10))+10;10)" office:value-type="float" office:value="10" calcext:value-type="float">
            <text:p>10</text:p>
          </table:table-cell>
          <table:table-cell table:formula="of:=IFERROR(ROUND(((MIN(([.$D21]^2)/([.$T21]^2);[.$S$2])))*[.$S21]);0)" office:value-type="float" office:value="0" calcext:value-type="float">
            <text:p>0</text:p>
          </table:table-cell>
          <table:table-cell table:formula="of:=IFERROR(ROUND(MIN(([.D21]+[.G21]+[.H21])/3/[.$T21];[.$S$2])^2*[.$S21]);0)" office:value-type="float" office:value="0" calcext:value-type="float">
            <text:p>0</text:p>
          </table:table-cell>
          <table:table-cell table:formula="of:=IFERROR(ROUND(((MIN(([.H21]^2)/([.$T21]^2);[.$S$2])))*[.$S21]*[.$T$1]);0)" office:value-type="float" office:value="0" calcext:value-type="float">
            <text:p>0</text:p>
          </table:table-cell>
          <table:table-cell table:formula="of:=IFERROR(ROUND(((MIN(([.E21]^2)/([.$T21]^2);[.$S$2])))*[.$S21]*[.$T$1]);0)" office:value-type="float" office:value="0" calcext:value-type="float">
            <text:p>0</text:p>
          </table:table-cell>
          <table:table-cell table:formula="of:=IFERROR(ROUND(((MIN(([.G21]^2)/([.$T21]^2);[.$S$2])))*[.$S21]*[.$T$1]);0)" office:value-type="float" office:value="0" calcext:value-type="float">
            <text:p>0</text:p>
          </table:table-cell>
          <table:table-cell table:formula="of:=IFERROR(ROUND(((MIN(([.F21]^2)/([.$T21]^2);[.$S$2]))*[.$S2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1]^[.$AC$2])/([.$T21]^[.$AC$2]);[.$AE$2])))*[.$J21]*0.8)+([.$C21]/10))*5)+10; 30); 80); 0)" office:value-type="float" office:value="0" calcext:value-type="float">
            <text:p>0</text:p>
          </table:table-cell>
          <table:table-cell table:formula="of:=IFERROR(MIN(MAX(ROUND((MIN(([.$D21]^[.$L$2])/([.$T21]^[.$AC$2]);[.$AE$2]))*([.$J21]+[.$AF$2]))*5; [.$AI$2]); [.$AH$2]);0)" office:value-type="float" office:value="0" calcext:value-type="float">
            <text:p>0</text:p>
          </table:table-cell>
          <table:table-cell table:formula="of:=IFERROR(MIN(MAX(ROUND((MIN(([.$D21]+[.$G21]+[.$H21])/3/[.$T21];[.$AE$2]))*([.$J21]+3)*[.$AG$2])*5; [.$AI$2]); [.$AH$2]);0)" office:value-type="float" office:value="0" calcext:value-type="float">
            <text:p>0</text:p>
          </table:table-cell>
          <table:table-cell table:formula="of:=IFERROR(MIN(MAX(ROUND(((MIN(([.$H21]^2)/([.$T21]^[.$AC$2]);[.$AE$2]))*([.$J21]+3)*[.$AG$2]))*5; [.$AI$2]); [.$AH$2]);0)" office:value-type="float" office:value="0" calcext:value-type="float">
            <text:p>0</text:p>
          </table:table-cell>
          <table:table-cell table:formula="of:=IFERROR(MIN(MAX(ROUND(((MIN(([.$E21]^[.$AC$2])/([.$T21]^[.$AC$2]);[.$AE$2]))*([.$J21]+3)*[.$AG$2]))*5; [.$AI$2]); [.$AH$2]);0)" office:value-type="float" office:value="0" calcext:value-type="float">
            <text:p>0</text:p>
          </table:table-cell>
          <table:table-cell table:formula="of:=IFERROR(MIN(MAX(ROUND(((MIN(([.$G21]^[.$AC$2])/([.$T21]^[.$AC$2]);[.$AE$2]))*([.$J21]+3)*[.$AG$2]))*5; [.$AI$2]); [.$AH$2]);0)" office:value-type="float" office:value="0" calcext:value-type="float">
            <text:p>0</text:p>
          </table:table-cell>
          <table:table-cell table:formula="of:=IFERROR(MIN(MAX(ROUND((MIN(([.$F21]^[.$Q$2])/([.$T21]^[.$AC$2]);[.$AE$2]))*([.$J21]+[.$AF$2]))*5; [.$AI$2]); [.$AH$2]);0)" office:value-type="float" office:value="0" calcext:value-type="float">
            <text:p>0</text:p>
          </table:table-cell>
          <table:table-cell table:formula="of:=ROUND(AVERAGE([.AD21:.AJ21]);2)" office:value-type="float" office:value="0" calcext:value-type="float">
            <text:p>0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 table:number-columns-repeated="7"/>
          <table:table-cell table:formula="of:=SUM([.C22:.H22])" office:value-type="float" office:value="0" calcext:value-type="float">
            <text:p>0</text:p>
          </table:table-cell>
          <table:table-cell table:formula="of:=ROUND((([.I22]/[.$S$1])*MAX([.I22]/420; 1.2));2)" office:value-type="float" office:value="0" calcext:value-type="float">
            <text:p>0</text:p>
          </table:table-cell>
          <table:table-cell table:formula="of:=IFERROR((ROUND((((MIN(([.$C22]^2)/([.$T22]^2);[.$R$2])))*[.$J22]*0.8)+([.C22]/10))*5)+10; 0)" office:value-type="float" office:value="0" calcext:value-type="float">
            <text:p>0</text:p>
          </table:table-cell>
          <table:table-cell table:formula="of:=IFERROR(ROUND((MIN(([.$D22]^[.$L$2])/([.$T22]^2);[.$R$2]))*([.$J22]+[.$M$2]))*5;0)" office:value-type="float" office:value="0" calcext:value-type="float">
            <text:p>0</text:p>
          </table:table-cell>
          <table:table-cell table:formula="of:=IFERROR(ROUND((MIN(([.$D22]+[.$G22]+[.$H22])/3/[.$T22];[.$R$2]))*([.$J22]+3))*5;0)" office:value-type="float" office:value="0" calcext:value-type="float">
            <text:p>0</text:p>
          </table:table-cell>
          <table:table-cell table:formula="of:=IFERROR(ROUND(((MIN(([.$H22]^2)/([.$T22]^2);[.$R$2]))*([.$J22]+3)*[.$T$2]))*5;0)" office:value-type="float" office:value="0" calcext:value-type="float">
            <text:p>0</text:p>
          </table:table-cell>
          <table:table-cell table:formula="of:=IFERROR(ROUND(((MIN(([.$E22]^2)/([.$T22]^2);[.$R$2]))*([.$J22]+3)*[.$T$2]))*5;0)" office:value-type="float" office:value="0" calcext:value-type="float">
            <text:p>0</text:p>
          </table:table-cell>
          <table:table-cell table:formula="of:=IFERROR(ROUND(((MIN(([.$G22]^2)/([.$T22]^2);[.$R$2]))*([.$J22]+3)*[.$T$2]))*5;0)" office:value-type="float" office:value="0" calcext:value-type="float">
            <text:p>0</text:p>
          </table:table-cell>
          <table:table-cell table:formula="of:=IFERROR(ROUND((MIN(([.$F22]^[.$Q$2])/([.$T22]^2);[.$R$2]))*([.$J22]+[.$M$2]))*5;0)" office:value-type="float" office:value="0" calcext:value-type="float">
            <text:p>0</text:p>
          </table:table-cell>
          <table:table-cell table:formula="of:=ROUND(AVERAGE([.K22:.Q22]))" office:value-type="float" office:value="0" calcext:value-type="float">
            <text:p>0</text:p>
          </table:table-cell>
          <table:table-cell table:formula="of:=ROUND((([.I22]/[.$S$1])*MAX([.I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2]^2)/([.$T22]^2);[.$S$2])))*[.$S22]*0.8)+([.C22]/10))+10;10)" office:value-type="float" office:value="10" calcext:value-type="float">
            <text:p>10</text:p>
          </table:table-cell>
          <table:table-cell table:formula="of:=IFERROR(ROUND(((MIN(([.$D22]^2)/([.$T22]^2);[.$S$2])))*[.$S22]);0)" office:value-type="float" office:value="0" calcext:value-type="float">
            <text:p>0</text:p>
          </table:table-cell>
          <table:table-cell table:formula="of:=IFERROR(ROUND(MIN(([.D22]+[.G22]+[.H22])/3/[.$T22];[.$S$2])^2*[.$S22]);0)" office:value-type="float" office:value="0" calcext:value-type="float">
            <text:p>0</text:p>
          </table:table-cell>
          <table:table-cell table:formula="of:=IFERROR(ROUND(((MIN(([.H22]^2)/([.$T22]^2);[.$S$2])))*[.$S22]*[.$T$1]);0)" office:value-type="float" office:value="0" calcext:value-type="float">
            <text:p>0</text:p>
          </table:table-cell>
          <table:table-cell table:formula="of:=IFERROR(ROUND(((MIN(([.E22]^2)/([.$T22]^2);[.$S$2])))*[.$S22]*[.$T$1]);0)" office:value-type="float" office:value="0" calcext:value-type="float">
            <text:p>0</text:p>
          </table:table-cell>
          <table:table-cell table:formula="of:=IFERROR(ROUND(((MIN(([.G22]^2)/([.$T22]^2);[.$S$2])))*[.$S22]*[.$T$1]);0)" office:value-type="float" office:value="0" calcext:value-type="float">
            <text:p>0</text:p>
          </table:table-cell>
          <table:table-cell table:formula="of:=IFERROR(ROUND(((MIN(([.F22]^2)/([.$T22]^2);[.$S$2]))*[.$S2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2]^[.$AC$2])/([.$T22]^[.$AC$2]);[.$AE$2])))*[.$J22]*0.8)+([.$C22]/10))*5)+10; 30); 80); 0)" office:value-type="float" office:value="0" calcext:value-type="float">
            <text:p>0</text:p>
          </table:table-cell>
          <table:table-cell table:formula="of:=IFERROR(MIN(MAX(ROUND((MIN(([.$D22]^[.$L$2])/([.$T22]^[.$AC$2]);[.$AE$2]))*([.$J22]+[.$AF$2]))*5; [.$AI$2]); [.$AH$2]);0)" office:value-type="float" office:value="0" calcext:value-type="float">
            <text:p>0</text:p>
          </table:table-cell>
          <table:table-cell table:formula="of:=IFERROR(MIN(MAX(ROUND((MIN(([.$D22]+[.$G22]+[.$H22])/3/[.$T22];[.$AE$2]))*([.$J22]+3)*[.$AG$2])*5; [.$AI$2]); [.$AH$2]);0)" office:value-type="float" office:value="0" calcext:value-type="float">
            <text:p>0</text:p>
          </table:table-cell>
          <table:table-cell table:formula="of:=IFERROR(MIN(MAX(ROUND(((MIN(([.$H22]^2)/([.$T22]^[.$AC$2]);[.$AE$2]))*([.$J22]+3)*[.$AG$2]))*5; [.$AI$2]); [.$AH$2]);0)" office:value-type="float" office:value="0" calcext:value-type="float">
            <text:p>0</text:p>
          </table:table-cell>
          <table:table-cell table:formula="of:=IFERROR(MIN(MAX(ROUND(((MIN(([.$E22]^[.$AC$2])/([.$T22]^[.$AC$2]);[.$AE$2]))*([.$J22]+3)*[.$AG$2]))*5; [.$AI$2]); [.$AH$2]);0)" office:value-type="float" office:value="0" calcext:value-type="float">
            <text:p>0</text:p>
          </table:table-cell>
          <table:table-cell table:formula="of:=IFERROR(MIN(MAX(ROUND(((MIN(([.$G22]^[.$AC$2])/([.$T22]^[.$AC$2]);[.$AE$2]))*([.$J22]+3)*[.$AG$2]))*5; [.$AI$2]); [.$AH$2]);0)" office:value-type="float" office:value="0" calcext:value-type="float">
            <text:p>0</text:p>
          </table:table-cell>
          <table:table-cell table:formula="of:=IFERROR(MIN(MAX(ROUND((MIN(([.$F22]^[.$Q$2])/([.$T22]^[.$AC$2]);[.$AE$2]))*([.$J22]+[.$AF$2]))*5; [.$AI$2]); [.$AH$2]);0)" office:value-type="float" office:value="0" calcext:value-type="float">
            <text:p>0</text:p>
          </table:table-cell>
          <table:table-cell table:formula="of:=ROUND(AVERAGE([.AD22:.AJ22]);2)" office:value-type="float" office:value="0" calcext:value-type="float">
            <text:p>0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 table:number-columns-repeated="7"/>
          <table:table-cell table:formula="of:=SUM([.C23:.H23])" office:value-type="float" office:value="0" calcext:value-type="float">
            <text:p>0</text:p>
          </table:table-cell>
          <table:table-cell table:formula="of:=ROUND((([.I23]/[.$S$1])*MAX([.I23]/420; 1.2));2)" office:value-type="float" office:value="0" calcext:value-type="float">
            <text:p>0</text:p>
          </table:table-cell>
          <table:table-cell table:formula="of:=IFERROR((ROUND((((MIN(([.$C23]^2)/([.$T23]^2);[.$R$2])))*[.$J23]*0.8)+([.C23]/10))*5)+10; 0)" office:value-type="float" office:value="0" calcext:value-type="float">
            <text:p>0</text:p>
          </table:table-cell>
          <table:table-cell table:formula="of:=IFERROR(ROUND((MIN(([.$D23]^[.$L$2])/([.$T23]^2);[.$R$2]))*([.$J23]+[.$M$2]))*5;0)" office:value-type="float" office:value="0" calcext:value-type="float">
            <text:p>0</text:p>
          </table:table-cell>
          <table:table-cell table:formula="of:=IFERROR(ROUND((MIN(([.$D23]+[.$G23]+[.$H23])/3/[.$T23];[.$R$2]))*([.$J23]+3))*5;0)" office:value-type="float" office:value="0" calcext:value-type="float">
            <text:p>0</text:p>
          </table:table-cell>
          <table:table-cell table:formula="of:=IFERROR(ROUND(((MIN(([.$H23]^2)/([.$T23]^2);[.$R$2]))*([.$J23]+3)*[.$T$2]))*5;0)" office:value-type="float" office:value="0" calcext:value-type="float">
            <text:p>0</text:p>
          </table:table-cell>
          <table:table-cell table:formula="of:=IFERROR(ROUND(((MIN(([.$E23]^2)/([.$T23]^2);[.$R$2]))*([.$J23]+3)*[.$T$2]))*5;0)" office:value-type="float" office:value="0" calcext:value-type="float">
            <text:p>0</text:p>
          </table:table-cell>
          <table:table-cell table:formula="of:=IFERROR(ROUND(((MIN(([.$G23]^2)/([.$T23]^2);[.$R$2]))*([.$J23]+3)*[.$T$2]))*5;0)" office:value-type="float" office:value="0" calcext:value-type="float">
            <text:p>0</text:p>
          </table:table-cell>
          <table:table-cell table:formula="of:=IFERROR(ROUND((MIN(([.$F23]^[.$Q$2])/([.$T23]^2);[.$R$2]))*([.$J23]+[.$M$2]))*5;0)" office:value-type="float" office:value="0" calcext:value-type="float">
            <text:p>0</text:p>
          </table:table-cell>
          <table:table-cell table:formula="of:=ROUND(AVERAGE([.K23:.Q23]))" office:value-type="float" office:value="0" calcext:value-type="float">
            <text:p>0</text:p>
          </table:table-cell>
          <table:table-cell table:formula="of:=ROUND((([.I23]/[.$S$1])*MAX([.I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3]^2)/([.$T23]^2);[.$S$2])))*[.$S23]*0.8)+([.C23]/10))+10;10)" office:value-type="float" office:value="10" calcext:value-type="float">
            <text:p>10</text:p>
          </table:table-cell>
          <table:table-cell table:formula="of:=IFERROR(ROUND(((MIN(([.$D23]^2)/([.$T23]^2);[.$S$2])))*[.$S23]);0)" office:value-type="float" office:value="0" calcext:value-type="float">
            <text:p>0</text:p>
          </table:table-cell>
          <table:table-cell table:formula="of:=IFERROR(ROUND(MIN(([.D23]+[.G23]+[.H23])/3/[.$T23];[.$S$2])^2*[.$S23]);0)" office:value-type="float" office:value="0" calcext:value-type="float">
            <text:p>0</text:p>
          </table:table-cell>
          <table:table-cell table:formula="of:=IFERROR(ROUND(((MIN(([.H23]^2)/([.$T23]^2);[.$S$2])))*[.$S23]*[.$T$1]);0)" office:value-type="float" office:value="0" calcext:value-type="float">
            <text:p>0</text:p>
          </table:table-cell>
          <table:table-cell table:formula="of:=IFERROR(ROUND(((MIN(([.E23]^2)/([.$T23]^2);[.$S$2])))*[.$S23]*[.$T$1]);0)" office:value-type="float" office:value="0" calcext:value-type="float">
            <text:p>0</text:p>
          </table:table-cell>
          <table:table-cell table:formula="of:=IFERROR(ROUND(((MIN(([.G23]^2)/([.$T23]^2);[.$S$2])))*[.$S23]*[.$T$1]);0)" office:value-type="float" office:value="0" calcext:value-type="float">
            <text:p>0</text:p>
          </table:table-cell>
          <table:table-cell table:formula="of:=IFERROR(ROUND(((MIN(([.F23]^2)/([.$T23]^2);[.$S$2]))*[.$S2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3]^[.$AC$2])/([.$T23]^[.$AC$2]);[.$AE$2])))*[.$J23]*0.8)+([.$C23]/10))*5)+10; 30); 80); 0)" office:value-type="float" office:value="0" calcext:value-type="float">
            <text:p>0</text:p>
          </table:table-cell>
          <table:table-cell table:formula="of:=IFERROR(MIN(MAX(ROUND((MIN(([.$D23]^[.$L$2])/([.$T23]^[.$AC$2]);[.$AE$2]))*([.$J23]+[.$AF$2]))*5; [.$AI$2]); [.$AH$2]);0)" office:value-type="float" office:value="0" calcext:value-type="float">
            <text:p>0</text:p>
          </table:table-cell>
          <table:table-cell table:formula="of:=IFERROR(MIN(MAX(ROUND((MIN(([.$D23]+[.$G23]+[.$H23])/3/[.$T23];[.$AE$2]))*([.$J23]+3)*[.$AG$2])*5; [.$AI$2]); [.$AH$2]);0)" office:value-type="float" office:value="0" calcext:value-type="float">
            <text:p>0</text:p>
          </table:table-cell>
          <table:table-cell table:formula="of:=IFERROR(MIN(MAX(ROUND(((MIN(([.$H23]^2)/([.$T23]^[.$AC$2]);[.$AE$2]))*([.$J23]+3)*[.$AG$2]))*5; [.$AI$2]); [.$AH$2]);0)" office:value-type="float" office:value="0" calcext:value-type="float">
            <text:p>0</text:p>
          </table:table-cell>
          <table:table-cell table:formula="of:=IFERROR(MIN(MAX(ROUND(((MIN(([.$E23]^[.$AC$2])/([.$T23]^[.$AC$2]);[.$AE$2]))*([.$J23]+3)*[.$AG$2]))*5; [.$AI$2]); [.$AH$2]);0)" office:value-type="float" office:value="0" calcext:value-type="float">
            <text:p>0</text:p>
          </table:table-cell>
          <table:table-cell table:formula="of:=IFERROR(MIN(MAX(ROUND(((MIN(([.$G23]^[.$AC$2])/([.$T23]^[.$AC$2]);[.$AE$2]))*([.$J23]+3)*[.$AG$2]))*5; [.$AI$2]); [.$AH$2]);0)" office:value-type="float" office:value="0" calcext:value-type="float">
            <text:p>0</text:p>
          </table:table-cell>
          <table:table-cell table:formula="of:=IFERROR(MIN(MAX(ROUND((MIN(([.$F23]^[.$Q$2])/([.$T23]^[.$AC$2]);[.$AE$2]))*([.$J23]+[.$AF$2]))*5; [.$AI$2]); [.$AH$2]);0)" office:value-type="float" office:value="0" calcext:value-type="float">
            <text:p>0</text:p>
          </table:table-cell>
          <table:table-cell table:formula="of:=ROUND(AVERAGE([.AD23:.AJ23]);2)" office:value-type="float" office:value="0" calcext:value-type="float">
            <text:p>0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 table:number-columns-repeated="7"/>
          <table:table-cell table:formula="of:=SUM([.C24:.H24])" office:value-type="float" office:value="0" calcext:value-type="float">
            <text:p>0</text:p>
          </table:table-cell>
          <table:table-cell table:formula="of:=ROUND((([.I24]/[.$S$1])*MAX([.I24]/420; 1.2));2)" office:value-type="float" office:value="0" calcext:value-type="float">
            <text:p>0</text:p>
          </table:table-cell>
          <table:table-cell table:formula="of:=IFERROR((ROUND((((MIN(([.$C24]^2)/([.$T24]^2);[.$R$2])))*[.$J24]*0.8)+([.C24]/10))*5)+10; 0)" office:value-type="float" office:value="0" calcext:value-type="float">
            <text:p>0</text:p>
          </table:table-cell>
          <table:table-cell table:formula="of:=IFERROR(ROUND((MIN(([.$D24]^[.$L$2])/([.$T24]^2);[.$R$2]))*([.$J24]+[.$M$2]))*5;0)" office:value-type="float" office:value="0" calcext:value-type="float">
            <text:p>0</text:p>
          </table:table-cell>
          <table:table-cell table:formula="of:=IFERROR(ROUND((MIN(([.$D24]+[.$G24]+[.$H24])/3/[.$T24];[.$R$2]))*([.$J24]+3))*5;0)" office:value-type="float" office:value="0" calcext:value-type="float">
            <text:p>0</text:p>
          </table:table-cell>
          <table:table-cell table:formula="of:=IFERROR(ROUND(((MIN(([.$H24]^2)/([.$T24]^2);[.$R$2]))*([.$J24]+3)*[.$T$2]))*5;0)" office:value-type="float" office:value="0" calcext:value-type="float">
            <text:p>0</text:p>
          </table:table-cell>
          <table:table-cell table:formula="of:=IFERROR(ROUND(((MIN(([.$E24]^2)/([.$T24]^2);[.$R$2]))*([.$J24]+3)*[.$T$2]))*5;0)" office:value-type="float" office:value="0" calcext:value-type="float">
            <text:p>0</text:p>
          </table:table-cell>
          <table:table-cell table:formula="of:=IFERROR(ROUND(((MIN(([.$G24]^2)/([.$T24]^2);[.$R$2]))*([.$J24]+3)*[.$T$2]))*5;0)" office:value-type="float" office:value="0" calcext:value-type="float">
            <text:p>0</text:p>
          </table:table-cell>
          <table:table-cell table:formula="of:=IFERROR(ROUND((MIN(([.$F24]^[.$Q$2])/([.$T24]^2);[.$R$2]))*([.$J24]+[.$M$2]))*5;0)" office:value-type="float" office:value="0" calcext:value-type="float">
            <text:p>0</text:p>
          </table:table-cell>
          <table:table-cell table:formula="of:=ROUND(AVERAGE([.K24:.Q24]))" office:value-type="float" office:value="0" calcext:value-type="float">
            <text:p>0</text:p>
          </table:table-cell>
          <table:table-cell table:formula="of:=ROUND((([.I24]/[.$S$1])*MAX([.I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4]^2)/([.$T24]^2);[.$S$2])))*[.$S24]*0.8)+([.C24]/10))+10;10)" office:value-type="float" office:value="10" calcext:value-type="float">
            <text:p>10</text:p>
          </table:table-cell>
          <table:table-cell table:formula="of:=IFERROR(ROUND(((MIN(([.$D24]^2)/([.$T24]^2);[.$S$2])))*[.$S24]);0)" office:value-type="float" office:value="0" calcext:value-type="float">
            <text:p>0</text:p>
          </table:table-cell>
          <table:table-cell table:formula="of:=IFERROR(ROUND(MIN(([.D24]+[.G24]+[.H24])/3/[.$T24];[.$S$2])^2*[.$S24]);0)" office:value-type="float" office:value="0" calcext:value-type="float">
            <text:p>0</text:p>
          </table:table-cell>
          <table:table-cell table:formula="of:=IFERROR(ROUND(((MIN(([.H24]^2)/([.$T24]^2);[.$S$2])))*[.$S24]*[.$T$1]);0)" office:value-type="float" office:value="0" calcext:value-type="float">
            <text:p>0</text:p>
          </table:table-cell>
          <table:table-cell table:formula="of:=IFERROR(ROUND(((MIN(([.E24]^2)/([.$T24]^2);[.$S$2])))*[.$S24]*[.$T$1]);0)" office:value-type="float" office:value="0" calcext:value-type="float">
            <text:p>0</text:p>
          </table:table-cell>
          <table:table-cell table:formula="of:=IFERROR(ROUND(((MIN(([.G24]^2)/([.$T24]^2);[.$S$2])))*[.$S24]*[.$T$1]);0)" office:value-type="float" office:value="0" calcext:value-type="float">
            <text:p>0</text:p>
          </table:table-cell>
          <table:table-cell table:formula="of:=IFERROR(ROUND(((MIN(([.F24]^2)/([.$T24]^2);[.$S$2]))*[.$S2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4]^[.$AC$2])/([.$T24]^[.$AC$2]);[.$AE$2])))*[.$J24]*0.8)+([.$C24]/10))*5)+10; 30); 80); 0)" office:value-type="float" office:value="0" calcext:value-type="float">
            <text:p>0</text:p>
          </table:table-cell>
          <table:table-cell table:formula="of:=IFERROR(MIN(MAX(ROUND((MIN(([.$D24]^[.$L$2])/([.$T24]^[.$AC$2]);[.$AE$2]))*([.$J24]+[.$AF$2]))*5; [.$AI$2]); [.$AH$2]);0)" office:value-type="float" office:value="0" calcext:value-type="float">
            <text:p>0</text:p>
          </table:table-cell>
          <table:table-cell table:formula="of:=IFERROR(MIN(MAX(ROUND((MIN(([.$D24]+[.$G24]+[.$H24])/3/[.$T24];[.$AE$2]))*([.$J24]+3)*[.$AG$2])*5; [.$AI$2]); [.$AH$2]);0)" office:value-type="float" office:value="0" calcext:value-type="float">
            <text:p>0</text:p>
          </table:table-cell>
          <table:table-cell table:formula="of:=IFERROR(MIN(MAX(ROUND(((MIN(([.$H24]^2)/([.$T24]^[.$AC$2]);[.$AE$2]))*([.$J24]+3)*[.$AG$2]))*5; [.$AI$2]); [.$AH$2]);0)" office:value-type="float" office:value="0" calcext:value-type="float">
            <text:p>0</text:p>
          </table:table-cell>
          <table:table-cell table:formula="of:=IFERROR(MIN(MAX(ROUND(((MIN(([.$E24]^[.$AC$2])/([.$T24]^[.$AC$2]);[.$AE$2]))*([.$J24]+3)*[.$AG$2]))*5; [.$AI$2]); [.$AH$2]);0)" office:value-type="float" office:value="0" calcext:value-type="float">
            <text:p>0</text:p>
          </table:table-cell>
          <table:table-cell table:formula="of:=IFERROR(MIN(MAX(ROUND(((MIN(([.$G24]^[.$AC$2])/([.$T24]^[.$AC$2]);[.$AE$2]))*([.$J24]+3)*[.$AG$2]))*5; [.$AI$2]); [.$AH$2]);0)" office:value-type="float" office:value="0" calcext:value-type="float">
            <text:p>0</text:p>
          </table:table-cell>
          <table:table-cell table:formula="of:=IFERROR(MIN(MAX(ROUND((MIN(([.$F24]^[.$Q$2])/([.$T24]^[.$AC$2]);[.$AE$2]))*([.$J24]+[.$AF$2]))*5; [.$AI$2]); [.$AH$2]);0)" office:value-type="float" office:value="0" calcext:value-type="float">
            <text:p>0</text:p>
          </table:table-cell>
          <table:table-cell table:formula="of:=ROUND(AVERAGE([.AD24:.AJ24]);2)" office:value-type="float" office:value="0" calcext:value-type="float">
            <text:p>0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5" calcext:value-type="float">
            <text:p>45</text:p>
          </table:table-cell>
          <table:table-cell table:formula="of:=IFERROR(ROUND(((MIN(([.$E25]^2)/([.$T25]^2);[.$R$2]))*([.$J25]+3)*[.$T$2]))*5;0)" office:value-type="float" office:value="10" calcext:value-type="float">
            <text:p>10</text:p>
          </table:table-cell>
          <table:table-cell table:formula="of:=IFERROR(ROUND(((MIN(([.$G25]^2)/([.$T25]^2);[.$R$2]))*([.$J25]+3)*[.$T$2]))*5;0)" office:value-type="float" office:value="20" calcext:value-type="float">
            <text:p>20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6" calcext:value-type="float">
            <text:p>26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(((MIN(([.$C25]^[.$AC$2])/([.$T25]^[.$AC$2]);[.$AE$2])))*[.$J25]*0.8)+([.$C25]/10))*5)+10; 30); 80); 0)" office:value-type="float" office:value="30" calcext:value-type="float">
            <text:p>30</text:p>
          </table:table-cell>
          <table:table-cell table:formula="of:=IFERROR(MIN(MAX(ROUND((MIN(([.$D25]^[.$L$2])/([.$T25]^[.$AC$2]);[.$AE$2]))*([.$J25]+[.$AF$2]))*5; [.$AI$2]); [.$AH$2]);0)" office:value-type="float" office:value="25" calcext:value-type="float">
            <text:p>25</text:p>
          </table:table-cell>
          <table:table-cell table:formula="of:=IFERROR(MIN(MAX(ROUND((MIN(([.$D25]+[.$G25]+[.$H25])/3/[.$T25];[.$AE$2]))*([.$J25]+3)*[.$AG$2])*5; [.$AI$2]); [.$AH$2]);0)" office:value-type="float" office:value="25" calcext:value-type="float">
            <text:p>25</text:p>
          </table:table-cell>
          <table:table-cell table:formula="of:=IFERROR(MIN(MAX(ROUND(((MIN(([.$H25]^2)/([.$T25]^[.$AC$2]);[.$AE$2]))*([.$J25]+3)*[.$AG$2]))*5; [.$AI$2]); [.$AH$2]);0)" office:value-type="float" office:value="25" calcext:value-type="float">
            <text:p>25</text:p>
          </table:table-cell>
          <table:table-cell table:formula="of:=IFERROR(MIN(MAX(ROUND(((MIN(([.$E25]^[.$AC$2])/([.$T25]^[.$AC$2]);[.$AE$2]))*([.$J25]+3)*[.$AG$2]))*5; [.$AI$2]); [.$AH$2]);0)" office:value-type="float" office:value="15" calcext:value-type="float">
            <text:p>15</text:p>
          </table:table-cell>
          <table:table-cell table:formula="of:=IFERROR(MIN(MAX(ROUND(((MIN(([.$G25]^[.$AC$2])/([.$T25]^[.$AC$2]);[.$AE$2]))*([.$J25]+3)*[.$AG$2]))*5; [.$AI$2]); [.$AH$2]);0)" office:value-type="float" office:value="25" calcext:value-type="float">
            <text:p>25</text:p>
          </table:table-cell>
          <table:table-cell table:formula="of:=IFERROR(MIN(MAX(ROUND((MIN(([.$F25]^[.$Q$2])/([.$T25]^[.$AC$2]);[.$AE$2]))*([.$J25]+[.$AF$2]))*5; [.$AI$2]); [.$AH$2]);0)" office:value-type="float" office:value="10" calcext:value-type="float">
            <text:p>10</text:p>
          </table:table-cell>
          <table:table-cell table:formula="of:=ROUND(AVERAGE([.AD25:.AJ25]);2)" office:value-type="float" office:value="22.14" calcext:value-type="float">
            <text:p>22.14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(((MIN(([.$C26]^[.$AC$2])/([.$T26]^[.$AC$2]);[.$AE$2])))*[.$J26]*0.8)+([.$C26]/10))*5)+10; 30); 80); 0)" office:value-type="float" office:value="50" calcext:value-type="float">
            <text:p>50</text:p>
          </table:table-cell>
          <table:table-cell table:formula="of:=IFERROR(MIN(MAX(ROUND((MIN(([.$D26]^[.$L$2])/([.$T26]^[.$AC$2]);[.$AE$2]))*([.$J26]+[.$AF$2]))*5; [.$AI$2]); [.$AH$2]);0)" office:value-type="float" office:value="35" calcext:value-type="float">
            <text:p>35</text:p>
          </table:table-cell>
          <table:table-cell table:formula="of:=IFERROR(MIN(MAX(ROUND((MIN(([.$D26]+[.$G26]+[.$H26])/3/[.$T26];[.$AE$2]))*([.$J26]+3)*[.$AG$2])*5; [.$AI$2]); [.$AH$2]);0)" office:value-type="float" office:value="30" calcext:value-type="float">
            <text:p>30</text:p>
          </table:table-cell>
          <table:table-cell table:formula="of:=IFERROR(MIN(MAX(ROUND(((MIN(([.$H26]^2)/([.$T26]^[.$AC$2]);[.$AE$2]))*([.$J26]+3)*[.$AG$2]))*5; [.$AI$2]); [.$AH$2]);0)" office:value-type="float" office:value="30" calcext:value-type="float">
            <text:p>30</text:p>
          </table:table-cell>
          <table:table-cell table:formula="of:=IFERROR(MIN(MAX(ROUND(((MIN(([.$E26]^[.$AC$2])/([.$T26]^[.$AC$2]);[.$AE$2]))*([.$J26]+3)*[.$AG$2]))*5; [.$AI$2]); [.$AH$2]);0)" office:value-type="float" office:value="25" calcext:value-type="float">
            <text:p>25</text:p>
          </table:table-cell>
          <table:table-cell table:formula="of:=IFERROR(MIN(MAX(ROUND(((MIN(([.$G26]^[.$AC$2])/([.$T26]^[.$AC$2]);[.$AE$2]))*([.$J26]+3)*[.$AG$2]))*5; [.$AI$2]); [.$AH$2]);0)" office:value-type="float" office:value="30" calcext:value-type="float">
            <text:p>30</text:p>
          </table:table-cell>
          <table:table-cell table:formula="of:=IFERROR(MIN(MAX(ROUND((MIN(([.$F26]^[.$Q$2])/([.$T26]^[.$AC$2]);[.$AE$2]))*([.$J26]+[.$AF$2]))*5; [.$AI$2]); [.$AH$2]);0)" office:value-type="float" office:value="20" calcext:value-type="float">
            <text:p>20</text:p>
          </table:table-cell>
          <table:table-cell table:formula="of:=ROUND(AVERAGE([.AD26:.AJ26]);2)" office:value-type="float" office:value="31.43" calcext:value-type="float">
            <text:p>31.43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(((MIN(([.$C27]^[.$AC$2])/([.$T27]^[.$AC$2]);[.$AE$2])))*[.$J27]*0.8)+([.$C27]/10))*5)+10; 30); 80); 0)" office:value-type="float" office:value="40" calcext:value-type="float">
            <text:p>40</text:p>
          </table:table-cell>
          <table:table-cell table:formula="of:=IFERROR(MIN(MAX(ROUND((MIN(([.$D27]^[.$L$2])/([.$T27]^[.$AC$2]);[.$AE$2]))*([.$J27]+[.$AF$2]))*5; [.$AI$2]); [.$AH$2]);0)" office:value-type="float" office:value="25" calcext:value-type="float">
            <text:p>25</text:p>
          </table:table-cell>
          <table:table-cell table:formula="of:=IFERROR(MIN(MAX(ROUND((MIN(([.$D27]+[.$G27]+[.$H27])/3/[.$T27];[.$AE$2]))*([.$J27]+3)*[.$AG$2])*5; [.$AI$2]); [.$AH$2]);0)" office:value-type="float" office:value="25" calcext:value-type="float">
            <text:p>25</text:p>
          </table:table-cell>
          <table:table-cell table:formula="of:=IFERROR(MIN(MAX(ROUND(((MIN(([.$H27]^2)/([.$T27]^[.$AC$2]);[.$AE$2]))*([.$J27]+3)*[.$AG$2]))*5; [.$AI$2]); [.$AH$2]);0)" office:value-type="float" office:value="25" calcext:value-type="float">
            <text:p>25</text:p>
          </table:table-cell>
          <table:table-cell table:formula="of:=IFERROR(MIN(MAX(ROUND(((MIN(([.$E27]^[.$AC$2])/([.$T27]^[.$AC$2]);[.$AE$2]))*([.$J27]+3)*[.$AG$2]))*5; [.$AI$2]); [.$AH$2]);0)" office:value-type="float" office:value="10" calcext:value-type="float">
            <text:p>10</text:p>
          </table:table-cell>
          <table:table-cell table:formula="of:=IFERROR(MIN(MAX(ROUND(((MIN(([.$G27]^[.$AC$2])/([.$T27]^[.$AC$2]);[.$AE$2]))*([.$J27]+3)*[.$AG$2]))*5; [.$AI$2]); [.$AH$2]);0)" office:value-type="float" office:value="15" calcext:value-type="float">
            <text:p>15</text:p>
          </table:table-cell>
          <table:table-cell table:formula="of:=IFERROR(MIN(MAX(ROUND((MIN(([.$F27]^[.$Q$2])/([.$T27]^[.$AC$2]);[.$AE$2]))*([.$J27]+[.$AF$2]))*5; [.$AI$2]); [.$AH$2]);0)" office:value-type="float" office:value="10" calcext:value-type="float">
            <text:p>10</text:p>
          </table:table-cell>
          <table:table-cell table:formula="of:=ROUND(AVERAGE([.AD27:.AJ27]);2)" office:value-type="float" office:value="21.43" calcext:value-type="float">
            <text:p>21.43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(((MIN(([.$C28]^[.$AC$2])/([.$T28]^[.$AC$2]);[.$AE$2])))*[.$J28]*0.8)+([.$C28]/10))*5)+10; 30); 80); 0)" office:value-type="float" office:value="60" calcext:value-type="float">
            <text:p>60</text:p>
          </table:table-cell>
          <table:table-cell table:formula="of:=IFERROR(MIN(MAX(ROUND((MIN(([.$D28]^[.$L$2])/([.$T28]^[.$AC$2]);[.$AE$2]))*([.$J28]+[.$AF$2]))*5; [.$AI$2]); [.$AH$2]);0)" office:value-type="float" office:value="35" calcext:value-type="float">
            <text:p>35</text:p>
          </table:table-cell>
          <table:table-cell table:formula="of:=IFERROR(MIN(MAX(ROUND((MIN(([.$D28]+[.$G28]+[.$H28])/3/[.$T28];[.$AE$2]))*([.$J28]+3)*[.$AG$2])*5; [.$AI$2]); [.$AH$2]);0)" office:value-type="float" office:value="35" calcext:value-type="float">
            <text:p>35</text:p>
          </table:table-cell>
          <table:table-cell table:formula="of:=IFERROR(MIN(MAX(ROUND(((MIN(([.$H28]^2)/([.$T28]^[.$AC$2]);[.$AE$2]))*([.$J28]+3)*[.$AG$2]))*5; [.$AI$2]); [.$AH$2]);0)" office:value-type="float" office:value="35" calcext:value-type="float">
            <text:p>35</text:p>
          </table:table-cell>
          <table:table-cell table:formula="of:=IFERROR(MIN(MAX(ROUND(((MIN(([.$E28]^[.$AC$2])/([.$T28]^[.$AC$2]);[.$AE$2]))*([.$J28]+3)*[.$AG$2]))*5; [.$AI$2]); [.$AH$2]);0)" office:value-type="float" office:value="30" calcext:value-type="float">
            <text:p>30</text:p>
          </table:table-cell>
          <table:table-cell table:formula="of:=IFERROR(MIN(MAX(ROUND(((MIN(([.$G28]^[.$AC$2])/([.$T28]^[.$AC$2]);[.$AE$2]))*([.$J28]+3)*[.$AG$2]))*5; [.$AI$2]); [.$AH$2]);0)" office:value-type="float" office:value="25" calcext:value-type="float">
            <text:p>25</text:p>
          </table:table-cell>
          <table:table-cell table:formula="of:=IFERROR(MIN(MAX(ROUND((MIN(([.$F28]^[.$Q$2])/([.$T28]^[.$AC$2]);[.$AE$2]))*([.$J28]+[.$AF$2]))*5; [.$AI$2]); [.$AH$2]);0)" office:value-type="float" office:value="25" calcext:value-type="float">
            <text:p>25</text:p>
          </table:table-cell>
          <table:table-cell table:formula="of:=ROUND(AVERAGE([.AD28:.AJ28]);2)" office:value-type="float" office:value="35" calcext:value-type="float">
            <text:p>35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(((MIN(([.$C29]^[.$AC$2])/([.$T29]^[.$AC$2]);[.$AE$2])))*[.$J29]*0.8)+([.$C29]/10))*5)+10; 30); 80); 0)" office:value-type="float" office:value="45" calcext:value-type="float">
            <text:p>45</text:p>
          </table:table-cell>
          <table:table-cell table:formula="of:=IFERROR(MIN(MAX(ROUND((MIN(([.$D29]^[.$L$2])/([.$T29]^[.$AC$2]);[.$AE$2]))*([.$J29]+[.$AF$2]))*5; [.$AI$2]); [.$AH$2]);0)" office:value-type="float" office:value="25" calcext:value-type="float">
            <text:p>25</text:p>
          </table:table-cell>
          <table:table-cell table:formula="of:=IFERROR(MIN(MAX(ROUND((MIN(([.$D29]+[.$G29]+[.$H29])/3/[.$T29];[.$AE$2]))*([.$J29]+3)*[.$AG$2])*5; [.$AI$2]); [.$AH$2]);0)" office:value-type="float" office:value="25" calcext:value-type="float">
            <text:p>25</text:p>
          </table:table-cell>
          <table:table-cell table:formula="of:=IFERROR(MIN(MAX(ROUND(((MIN(([.$H29]^2)/([.$T29]^[.$AC$2]);[.$AE$2]))*([.$J29]+3)*[.$AG$2]))*5; [.$AI$2]); [.$AH$2]);0)" office:value-type="float" office:value="25" calcext:value-type="float">
            <text:p>25</text:p>
          </table:table-cell>
          <table:table-cell table:formula="of:=IFERROR(MIN(MAX(ROUND(((MIN(([.$E29]^[.$AC$2])/([.$T29]^[.$AC$2]);[.$AE$2]))*([.$J29]+3)*[.$AG$2]))*5; [.$AI$2]); [.$AH$2]);0)" office:value-type="float" office:value="20" calcext:value-type="float">
            <text:p>20</text:p>
          </table:table-cell>
          <table:table-cell table:formula="of:=IFERROR(MIN(MAX(ROUND(((MIN(([.$G29]^[.$AC$2])/([.$T29]^[.$AC$2]);[.$AE$2]))*([.$J29]+3)*[.$AG$2]))*5; [.$AI$2]); [.$AH$2]);0)" office:value-type="float" office:value="25" calcext:value-type="float">
            <text:p>25</text:p>
          </table:table-cell>
          <table:table-cell table:formula="of:=IFERROR(MIN(MAX(ROUND((MIN(([.$F29]^[.$Q$2])/([.$T29]^[.$AC$2]);[.$AE$2]))*([.$J29]+[.$AF$2]))*5; [.$AI$2]); [.$AH$2]);0)" office:value-type="float" office:value="15" calcext:value-type="float">
            <text:p>15</text:p>
          </table:table-cell>
          <table:table-cell table:formula="of:=ROUND(AVERAGE([.AD29:.AJ29]);2)" office:value-type="float" office:value="25.71" calcext:value-type="float">
            <text:p>25.71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(((MIN(([.$C30]^[.$AC$2])/([.$T30]^[.$AC$2]);[.$AE$2])))*[.$J30]*0.8)+([.$C30]/10))*5)+10; 30); 80); 0)" office:value-type="float" office:value="55" calcext:value-type="float">
            <text:p>55</text:p>
          </table:table-cell>
          <table:table-cell table:formula="of:=IFERROR(MIN(MAX(ROUND((MIN(([.$D30]^[.$L$2])/([.$T30]^[.$AC$2]);[.$AE$2]))*([.$J30]+[.$AF$2]))*5; [.$AI$2]); [.$AH$2]);0)" office:value-type="float" office:value="35" calcext:value-type="float">
            <text:p>35</text:p>
          </table:table-cell>
          <table:table-cell table:formula="of:=IFERROR(MIN(MAX(ROUND((MIN(([.$D30]+[.$G30]+[.$H30])/3/[.$T30];[.$AE$2]))*([.$J30]+3)*[.$AG$2])*5; [.$AI$2]); [.$AH$2]);0)" office:value-type="float" office:value="35" calcext:value-type="float">
            <text:p>35</text:p>
          </table:table-cell>
          <table:table-cell table:formula="of:=IFERROR(MIN(MAX(ROUND(((MIN(([.$H30]^2)/([.$T30]^[.$AC$2]);[.$AE$2]))*([.$J30]+3)*[.$AG$2]))*5; [.$AI$2]); [.$AH$2]);0)" office:value-type="float" office:value="35" calcext:value-type="float">
            <text:p>35</text:p>
          </table:table-cell>
          <table:table-cell table:formula="of:=IFERROR(MIN(MAX(ROUND(((MIN(([.$E30]^[.$AC$2])/([.$T30]^[.$AC$2]);[.$AE$2]))*([.$J30]+3)*[.$AG$2]))*5; [.$AI$2]); [.$AH$2]);0)" office:value-type="float" office:value="30" calcext:value-type="float">
            <text:p>30</text:p>
          </table:table-cell>
          <table:table-cell table:formula="of:=IFERROR(MIN(MAX(ROUND(((MIN(([.$G30]^[.$AC$2])/([.$T30]^[.$AC$2]);[.$AE$2]))*([.$J30]+3)*[.$AG$2]))*5; [.$AI$2]); [.$AH$2]);0)" office:value-type="float" office:value="35" calcext:value-type="float">
            <text:p>35</text:p>
          </table:table-cell>
          <table:table-cell table:formula="of:=IFERROR(MIN(MAX(ROUND((MIN(([.$F30]^[.$Q$2])/([.$T30]^[.$AC$2]);[.$AE$2]))*([.$J30]+[.$AF$2]))*5; [.$AI$2]); [.$AH$2]);0)" office:value-type="float" office:value="25" calcext:value-type="float">
            <text:p>25</text:p>
          </table:table-cell>
          <table:table-cell table:formula="of:=ROUND(AVERAGE([.AD30:.AJ30]);2)" office:value-type="float" office:value="35.71" calcext:value-type="float">
            <text:p>35.71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(((MIN(([.$C31]^[.$AC$2])/([.$T31]^[.$AC$2]);[.$AE$2])))*[.$J31]*0.8)+([.$C31]/10))*5)+10; 30); 80); 0)" office:value-type="float" office:value="50" calcext:value-type="float">
            <text:p>50</text:p>
          </table:table-cell>
          <table:table-cell table:formula="of:=IFERROR(MIN(MAX(ROUND((MIN(([.$D31]^[.$L$2])/([.$T31]^[.$AC$2]);[.$AE$2]))*([.$J31]+[.$AF$2]))*5; [.$AI$2]); [.$AH$2]);0)" office:value-type="float" office:value="20" calcext:value-type="float">
            <text:p>20</text:p>
          </table:table-cell>
          <table:table-cell table:formula="of:=IFERROR(MIN(MAX(ROUND((MIN(([.$D31]+[.$G31]+[.$H31])/3/[.$T31];[.$AE$2]))*([.$J31]+3)*[.$AG$2])*5; [.$AI$2]); [.$AH$2]);0)" office:value-type="float" office:value="30" calcext:value-type="float">
            <text:p>30</text:p>
          </table:table-cell>
          <table:table-cell table:formula="of:=IFERROR(MIN(MAX(ROUND(((MIN(([.$H31]^2)/([.$T31]^[.$AC$2]);[.$AE$2]))*([.$J31]+3)*[.$AG$2]))*5; [.$AI$2]); [.$AH$2]);0)" office:value-type="float" office:value="30" calcext:value-type="float">
            <text:p>30</text:p>
          </table:table-cell>
          <table:table-cell table:formula="of:=IFERROR(MIN(MAX(ROUND(((MIN(([.$E31]^[.$AC$2])/([.$T31]^[.$AC$2]);[.$AE$2]))*([.$J31]+3)*[.$AG$2]))*5; [.$AI$2]); [.$AH$2]);0)" office:value-type="float" office:value="10" calcext:value-type="float">
            <text:p>10</text:p>
          </table:table-cell>
          <table:table-cell table:formula="of:=IFERROR(MIN(MAX(ROUND(((MIN(([.$G31]^[.$AC$2])/([.$T31]^[.$AC$2]);[.$AE$2]))*([.$J31]+3)*[.$AG$2]))*5; [.$AI$2]); [.$AH$2]);0)" office:value-type="float" office:value="20" calcext:value-type="float">
            <text:p>20</text:p>
          </table:table-cell>
          <table:table-cell table:formula="of:=IFERROR(MIN(MAX(ROUND((MIN(([.$F31]^[.$Q$2])/([.$T31]^[.$AC$2]);[.$AE$2]))*([.$J31]+[.$AF$2]))*5; [.$AI$2]); [.$AH$2]);0)" office:value-type="float" office:value="30" calcext:value-type="float">
            <text:p>30</text:p>
          </table:table-cell>
          <table:table-cell table:formula="of:=ROUND(AVERAGE([.AD31:.AJ31]);2)" office:value-type="float" office:value="27.14" calcext:value-type="float">
            <text:p>27.14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(((MIN(([.$C32]^[.$AC$2])/([.$T32]^[.$AC$2]);[.$AE$2])))*[.$J32]*0.8)+([.$C32]/10))*5)+10; 30); 80); 0)" office:value-type="float" office:value="55" calcext:value-type="float">
            <text:p>55</text:p>
          </table:table-cell>
          <table:table-cell table:formula="of:=IFERROR(MIN(MAX(ROUND((MIN(([.$D32]^[.$L$2])/([.$T32]^[.$AC$2]);[.$AE$2]))*([.$J32]+[.$AF$2]))*5; [.$AI$2]); [.$AH$2]);0)" office:value-type="float" office:value="40" calcext:value-type="float">
            <text:p>40</text:p>
          </table:table-cell>
          <table:table-cell table:formula="of:=IFERROR(MIN(MAX(ROUND((MIN(([.$D32]+[.$G32]+[.$H32])/3/[.$T32];[.$AE$2]))*([.$J32]+3)*[.$AG$2])*5; [.$AI$2]); [.$AH$2]);0)" office:value-type="float" office:value="35" calcext:value-type="float">
            <text:p>35</text:p>
          </table:table-cell>
          <table:table-cell table:formula="of:=IFERROR(MIN(MAX(ROUND(((MIN(([.$H32]^2)/([.$T32]^[.$AC$2]);[.$AE$2]))*([.$J32]+3)*[.$AG$2]))*5; [.$AI$2]); [.$AH$2]);0)" office:value-type="float" office:value="35" calcext:value-type="float">
            <text:p>35</text:p>
          </table:table-cell>
          <table:table-cell table:formula="of:=IFERROR(MIN(MAX(ROUND(((MIN(([.$E32]^[.$AC$2])/([.$T32]^[.$AC$2]);[.$AE$2]))*([.$J32]+3)*[.$AG$2]))*5; [.$AI$2]); [.$AH$2]);0)" office:value-type="float" office:value="20" calcext:value-type="float">
            <text:p>20</text:p>
          </table:table-cell>
          <table:table-cell table:formula="of:=IFERROR(MIN(MAX(ROUND(((MIN(([.$G32]^[.$AC$2])/([.$T32]^[.$AC$2]);[.$AE$2]))*([.$J32]+3)*[.$AG$2]))*5; [.$AI$2]); [.$AH$2]);0)" office:value-type="float" office:value="35" calcext:value-type="float">
            <text:p>35</text:p>
          </table:table-cell>
          <table:table-cell table:formula="of:=IFERROR(MIN(MAX(ROUND((MIN(([.$F32]^[.$Q$2])/([.$T32]^[.$AC$2]);[.$AE$2]))*([.$J32]+[.$AF$2]))*5; [.$AI$2]); [.$AH$2]);0)" office:value-type="float" office:value="40" calcext:value-type="float">
            <text:p>40</text:p>
          </table:table-cell>
          <table:table-cell table:formula="of:=ROUND(AVERAGE([.AD32:.AJ32]);2)" office:value-type="float" office:value="37.14" calcext:value-type="float">
            <text:p>37.14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(((MIN(([.$C33]^[.$AC$2])/([.$T33]^[.$AC$2]);[.$AE$2])))*[.$J33]*0.8)+([.$C33]/10))*5)+10; 30); 80); 0)" office:value-type="float" office:value="50" calcext:value-type="float">
            <text:p>50</text:p>
          </table:table-cell>
          <table:table-cell table:formula="of:=IFERROR(MIN(MAX(ROUND((MIN(([.$D33]^[.$L$2])/([.$T33]^[.$AC$2]);[.$AE$2]))*([.$J33]+[.$AF$2]))*5; [.$AI$2]); [.$AH$2]);0)" office:value-type="float" office:value="30" calcext:value-type="float">
            <text:p>30</text:p>
          </table:table-cell>
          <table:table-cell table:formula="of:=IFERROR(MIN(MAX(ROUND((MIN(([.$D33]+[.$G33]+[.$H33])/3/[.$T33];[.$AE$2]))*([.$J33]+3)*[.$AG$2])*5; [.$AI$2]); [.$AH$2]);0)" office:value-type="float" office:value="25" calcext:value-type="float">
            <text:p>25</text:p>
          </table:table-cell>
          <table:table-cell table:formula="of:=IFERROR(MIN(MAX(ROUND(((MIN(([.$H33]^2)/([.$T33]^[.$AC$2]);[.$AE$2]))*([.$J33]+3)*[.$AG$2]))*5; [.$AI$2]); [.$AH$2]);0)" office:value-type="float" office:value="15" calcext:value-type="float">
            <text:p>15</text:p>
          </table:table-cell>
          <table:table-cell table:formula="of:=IFERROR(MIN(MAX(ROUND(((MIN(([.$E33]^[.$AC$2])/([.$T33]^[.$AC$2]);[.$AE$2]))*([.$J33]+3)*[.$AG$2]))*5; [.$AI$2]); [.$AH$2]);0)" office:value-type="float" office:value="30" calcext:value-type="float">
            <text:p>30</text:p>
          </table:table-cell>
          <table:table-cell table:formula="of:=IFERROR(MIN(MAX(ROUND(((MIN(([.$G33]^[.$AC$2])/([.$T33]^[.$AC$2]);[.$AE$2]))*([.$J33]+3)*[.$AG$2]))*5; [.$AI$2]); [.$AH$2]);0)" office:value-type="float" office:value="10" calcext:value-type="float">
            <text:p>10</text:p>
          </table:table-cell>
          <table:table-cell table:formula="of:=IFERROR(MIN(MAX(ROUND((MIN(([.$F33]^[.$Q$2])/([.$T33]^[.$AC$2]);[.$AE$2]))*([.$J33]+[.$AF$2]))*5; [.$AI$2]); [.$AH$2]);0)" office:value-type="float" office:value="20" calcext:value-type="float">
            <text:p>20</text:p>
          </table:table-cell>
          <table:table-cell table:formula="of:=ROUND(AVERAGE([.AD33:.AJ33]);2)" office:value-type="float" office:value="25.71" calcext:value-type="float">
            <text:p>25.71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(((MIN(([.$C34]^[.$AC$2])/([.$T34]^[.$AC$2]);[.$AE$2])))*[.$J34]*0.8)+([.$C34]/10))*5)+10; 30); 80); 0)" office:value-type="float" office:value="70" calcext:value-type="float">
            <text:p>70</text:p>
          </table:table-cell>
          <table:table-cell table:formula="of:=IFERROR(MIN(MAX(ROUND((MIN(([.$D34]^[.$L$2])/([.$T34]^[.$AC$2]);[.$AE$2]))*([.$J34]+[.$AF$2]))*5; [.$AI$2]); [.$AH$2]);0)" office:value-type="float" office:value="40" calcext:value-type="float">
            <text:p>40</text:p>
          </table:table-cell>
          <table:table-cell table:formula="of:=IFERROR(MIN(MAX(ROUND((MIN(([.$D34]+[.$G34]+[.$H34])/3/[.$T34];[.$AE$2]))*([.$J34]+3)*[.$AG$2])*5; [.$AI$2]); [.$AH$2]);0)" office:value-type="float" office:value="35" calcext:value-type="float">
            <text:p>35</text:p>
          </table:table-cell>
          <table:table-cell table:formula="of:=IFERROR(MIN(MAX(ROUND(((MIN(([.$H34]^2)/([.$T34]^[.$AC$2]);[.$AE$2]))*([.$J34]+3)*[.$AG$2]))*5; [.$AI$2]); [.$AH$2]);0)" office:value-type="float" office:value="25" calcext:value-type="float">
            <text:p>25</text:p>
          </table:table-cell>
          <table:table-cell table:formula="of:=IFERROR(MIN(MAX(ROUND(((MIN(([.$E34]^[.$AC$2])/([.$T34]^[.$AC$2]);[.$AE$2]))*([.$J34]+3)*[.$AG$2]))*5; [.$AI$2]); [.$AH$2]);0)" office:value-type="float" office:value="35" calcext:value-type="float">
            <text:p>35</text:p>
          </table:table-cell>
          <table:table-cell table:formula="of:=IFERROR(MIN(MAX(ROUND(((MIN(([.$G34]^[.$AC$2])/([.$T34]^[.$AC$2]);[.$AE$2]))*([.$J34]+3)*[.$AG$2]))*5; [.$AI$2]); [.$AH$2]);0)" office:value-type="float" office:value="20" calcext:value-type="float">
            <text:p>20</text:p>
          </table:table-cell>
          <table:table-cell table:formula="of:=IFERROR(MIN(MAX(ROUND((MIN(([.$F34]^[.$Q$2])/([.$T34]^[.$AC$2]);[.$AE$2]))*([.$J34]+[.$AF$2]))*5; [.$AI$2]); [.$AH$2]);0)" office:value-type="float" office:value="25" calcext:value-type="float">
            <text:p>25</text:p>
          </table:table-cell>
          <table:table-cell table:formula="of:=ROUND(AVERAGE([.AD34:.AJ34]);2)" office:value-type="float" office:value="35.71" calcext:value-type="float">
            <text:p>35.71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(((MIN(([.$C35]^[.$AC$2])/([.$T35]^[.$AC$2]);[.$AE$2])))*[.$J35]*0.8)+([.$C35]/10))*5)+10; 30); 80); 0)" office:value-type="float" office:value="50" calcext:value-type="float">
            <text:p>50</text:p>
          </table:table-cell>
          <table:table-cell table:formula="of:=IFERROR(MIN(MAX(ROUND((MIN(([.$D35]^[.$L$2])/([.$T35]^[.$AC$2]);[.$AE$2]))*([.$J35]+[.$AF$2]))*5; [.$AI$2]); [.$AH$2]);0)" office:value-type="float" office:value="25" calcext:value-type="float">
            <text:p>25</text:p>
          </table:table-cell>
          <table:table-cell table:formula="of:=IFERROR(MIN(MAX(ROUND((MIN(([.$D35]+[.$G35]+[.$H35])/3/[.$T35];[.$AE$2]))*([.$J35]+3)*[.$AG$2])*5; [.$AI$2]); [.$AH$2]);0)" office:value-type="float" office:value="25" calcext:value-type="float">
            <text:p>25</text:p>
          </table:table-cell>
          <table:table-cell table:formula="of:=IFERROR(MIN(MAX(ROUND(((MIN(([.$H35]^2)/([.$T35]^[.$AC$2]);[.$AE$2]))*([.$J35]+3)*[.$AG$2]))*5; [.$AI$2]); [.$AH$2]);0)" office:value-type="float" office:value="20" calcext:value-type="float">
            <text:p>20</text:p>
          </table:table-cell>
          <table:table-cell table:formula="of:=IFERROR(MIN(MAX(ROUND(((MIN(([.$E35]^[.$AC$2])/([.$T35]^[.$AC$2]);[.$AE$2]))*([.$J35]+3)*[.$AG$2]))*5; [.$AI$2]); [.$AH$2]);0)" office:value-type="float" office:value="25" calcext:value-type="float">
            <text:p>25</text:p>
          </table:table-cell>
          <table:table-cell table:formula="of:=IFERROR(MIN(MAX(ROUND(((MIN(([.$G35]^[.$AC$2])/([.$T35]^[.$AC$2]);[.$AE$2]))*([.$J35]+3)*[.$AG$2]))*5; [.$AI$2]); [.$AH$2]);0)" office:value-type="float" office:value="20" calcext:value-type="float">
            <text:p>20</text:p>
          </table:table-cell>
          <table:table-cell table:formula="of:=IFERROR(MIN(MAX(ROUND((MIN(([.$F35]^[.$Q$2])/([.$T35]^[.$AC$2]);[.$AE$2]))*([.$J35]+[.$AF$2]))*5; [.$AI$2]); [.$AH$2]);0)" office:value-type="float" office:value="20" calcext:value-type="float">
            <text:p>20</text:p>
          </table:table-cell>
          <table:table-cell table:formula="of:=ROUND(AVERAGE([.AD35:.AJ35]);2)" office:value-type="float" office:value="26.43" calcext:value-type="float">
            <text:p>26.43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(((MIN(([.$C36]^[.$AC$2])/([.$T36]^[.$AC$2]);[.$AE$2])))*[.$J36]*0.8)+([.$C36]/10))*5)+10; 30); 80); 0)" office:value-type="float" office:value="65" calcext:value-type="float">
            <text:p>65</text:p>
          </table:table-cell>
          <table:table-cell table:formula="of:=IFERROR(MIN(MAX(ROUND((MIN(([.$D36]^[.$L$2])/([.$T36]^[.$AC$2]);[.$AE$2]))*([.$J36]+[.$AF$2]))*5; [.$AI$2]); [.$AH$2]);0)" office:value-type="float" office:value="30" calcext:value-type="float">
            <text:p>30</text:p>
          </table:table-cell>
          <table:table-cell table:formula="of:=IFERROR(MIN(MAX(ROUND((MIN(([.$D36]+[.$G36]+[.$H36])/3/[.$T36];[.$AE$2]))*([.$J36]+3)*[.$AG$2])*5; [.$AI$2]); [.$AH$2]);0)" office:value-type="float" office:value="30" calcext:value-type="float">
            <text:p>30</text:p>
          </table:table-cell>
          <table:table-cell table:formula="of:=IFERROR(MIN(MAX(ROUND(((MIN(([.$H36]^2)/([.$T36]^[.$AC$2]);[.$AE$2]))*([.$J36]+3)*[.$AG$2]))*5; [.$AI$2]); [.$AH$2]);0)" office:value-type="float" office:value="25" calcext:value-type="float">
            <text:p>25</text:p>
          </table:table-cell>
          <table:table-cell table:formula="of:=IFERROR(MIN(MAX(ROUND(((MIN(([.$E36]^[.$AC$2])/([.$T36]^[.$AC$2]);[.$AE$2]))*([.$J36]+3)*[.$AG$2]))*5; [.$AI$2]); [.$AH$2]);0)" office:value-type="float" office:value="30" calcext:value-type="float">
            <text:p>30</text:p>
          </table:table-cell>
          <table:table-cell table:formula="of:=IFERROR(MIN(MAX(ROUND(((MIN(([.$G36]^[.$AC$2])/([.$T36]^[.$AC$2]);[.$AE$2]))*([.$J36]+3)*[.$AG$2]))*5; [.$AI$2]); [.$AH$2]);0)" office:value-type="float" office:value="25" calcext:value-type="float">
            <text:p>25</text:p>
          </table:table-cell>
          <table:table-cell table:formula="of:=IFERROR(MIN(MAX(ROUND((MIN(([.$F36]^[.$Q$2])/([.$T36]^[.$AC$2]);[.$AE$2]))*([.$J36]+[.$AF$2]))*5; [.$AI$2]); [.$AH$2]);0)" office:value-type="float" office:value="25" calcext:value-type="float">
            <text:p>25</text:p>
          </table:table-cell>
          <table:table-cell table:formula="of:=ROUND(AVERAGE([.AD36:.AJ36]);2)" office:value-type="float" office:value="32.86" calcext:value-type="float">
            <text:p>32.86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(((MIN(([.$C37]^[.$AC$2])/([.$T37]^[.$AC$2]);[.$AE$2])))*[.$J37]*0.8)+([.$C37]/10))*5)+10; 30); 80); 0)" office:value-type="float" office:value="80" calcext:value-type="float">
            <text:p>80</text:p>
          </table:table-cell>
          <table:table-cell table:formula="of:=IFERROR(MIN(MAX(ROUND((MIN(([.$D37]^[.$L$2])/([.$T37]^[.$AC$2]);[.$AE$2]))*([.$J37]+[.$AF$2]))*5; [.$AI$2]); [.$AH$2]);0)" office:value-type="float" office:value="40" calcext:value-type="float">
            <text:p>40</text:p>
          </table:table-cell>
          <table:table-cell table:formula="of:=IFERROR(MIN(MAX(ROUND((MIN(([.$D37]+[.$G37]+[.$H37])/3/[.$T37];[.$AE$2]))*([.$J37]+3)*[.$AG$2])*5; [.$AI$2]); [.$AH$2]);0)" office:value-type="float" office:value="35" calcext:value-type="float">
            <text:p>35</text:p>
          </table:table-cell>
          <table:table-cell table:formula="of:=IFERROR(MIN(MAX(ROUND(((MIN(([.$H37]^2)/([.$T37]^[.$AC$2]);[.$AE$2]))*([.$J37]+3)*[.$AG$2]))*5; [.$AI$2]); [.$AH$2]);0)" office:value-type="float" office:value="30" calcext:value-type="float">
            <text:p>30</text:p>
          </table:table-cell>
          <table:table-cell table:formula="of:=IFERROR(MIN(MAX(ROUND(((MIN(([.$E37]^[.$AC$2])/([.$T37]^[.$AC$2]);[.$AE$2]))*([.$J37]+3)*[.$AG$2]))*5; [.$AI$2]); [.$AH$2]);0)" office:value-type="float" office:value="35" calcext:value-type="float">
            <text:p>35</text:p>
          </table:table-cell>
          <table:table-cell table:formula="of:=IFERROR(MIN(MAX(ROUND(((MIN(([.$G37]^[.$AC$2])/([.$T37]^[.$AC$2]);[.$AE$2]))*([.$J37]+3)*[.$AG$2]))*5; [.$AI$2]); [.$AH$2]);0)" office:value-type="float" office:value="35" calcext:value-type="float">
            <text:p>35</text:p>
          </table:table-cell>
          <table:table-cell table:formula="of:=IFERROR(MIN(MAX(ROUND((MIN(([.$F37]^[.$Q$2])/([.$T37]^[.$AC$2]);[.$AE$2]))*([.$J37]+[.$AF$2]))*5; [.$AI$2]); [.$AH$2]);0)" office:value-type="float" office:value="30" calcext:value-type="float">
            <text:p>30</text:p>
          </table:table-cell>
          <table:table-cell table:formula="of:=ROUND(AVERAGE([.AD37:.AJ37]);2)" office:value-type="float" office:value="40.71" calcext:value-type="float">
            <text:p>40.71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(((MIN(([.$C38]^[.$AC$2])/([.$T38]^[.$AC$2]);[.$AE$2])))*[.$J38]*0.8)+([.$C38]/10))*5)+10; 30); 80); 0)" office:value-type="float" office:value="45" calcext:value-type="float">
            <text:p>45</text:p>
          </table:table-cell>
          <table:table-cell table:formula="of:=IFERROR(MIN(MAX(ROUND((MIN(([.$D38]^[.$L$2])/([.$T38]^[.$AC$2]);[.$AE$2]))*([.$J38]+[.$AF$2]))*5; [.$AI$2]); [.$AH$2]);0)" office:value-type="float" office:value="25" calcext:value-type="float">
            <text:p>25</text:p>
          </table:table-cell>
          <table:table-cell table:formula="of:=IFERROR(MIN(MAX(ROUND((MIN(([.$D38]+[.$G38]+[.$H38])/3/[.$T38];[.$AE$2]))*([.$J38]+3)*[.$AG$2])*5; [.$AI$2]); [.$AH$2]);0)" office:value-type="float" office:value="25" calcext:value-type="float">
            <text:p>25</text:p>
          </table:table-cell>
          <table:table-cell table:formula="of:=IFERROR(MIN(MAX(ROUND(((MIN(([.$H38]^2)/([.$T38]^[.$AC$2]);[.$AE$2]))*([.$J38]+3)*[.$AG$2]))*5; [.$AI$2]); [.$AH$2]);0)" office:value-type="float" office:value="25" calcext:value-type="float">
            <text:p>25</text:p>
          </table:table-cell>
          <table:table-cell table:formula="of:=IFERROR(MIN(MAX(ROUND(((MIN(([.$E38]^[.$AC$2])/([.$T38]^[.$AC$2]);[.$AE$2]))*([.$J38]+3)*[.$AG$2]))*5; [.$AI$2]); [.$AH$2]);0)" office:value-type="float" office:value="20" calcext:value-type="float">
            <text:p>20</text:p>
          </table:table-cell>
          <table:table-cell table:formula="of:=IFERROR(MIN(MAX(ROUND(((MIN(([.$G38]^[.$AC$2])/([.$T38]^[.$AC$2]);[.$AE$2]))*([.$J38]+3)*[.$AG$2]))*5; [.$AI$2]); [.$AH$2]);0)" office:value-type="float" office:value="20" calcext:value-type="float">
            <text:p>20</text:p>
          </table:table-cell>
          <table:table-cell table:formula="of:=IFERROR(MIN(MAX(ROUND((MIN(([.$F38]^[.$Q$2])/([.$T38]^[.$AC$2]);[.$AE$2]))*([.$J38]+[.$AF$2]))*5; [.$AI$2]); [.$AH$2]);0)" office:value-type="float" office:value="20" calcext:value-type="float">
            <text:p>20</text:p>
          </table:table-cell>
          <table:table-cell table:formula="of:=ROUND(AVERAGE([.AD38:.AJ38]);2)" office:value-type="float" office:value="25.71" calcext:value-type="float">
            <text:p>25.71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(((MIN(([.$C39]^[.$AC$2])/([.$T39]^[.$AC$2]);[.$AE$2])))*[.$J39]*0.8)+([.$C39]/10))*5)+10; 30); 80); 0)" office:value-type="float" office:value="60" calcext:value-type="float">
            <text:p>60</text:p>
          </table:table-cell>
          <table:table-cell table:formula="of:=IFERROR(MIN(MAX(ROUND((MIN(([.$D39]^[.$L$2])/([.$T39]^[.$AC$2]);[.$AE$2]))*([.$J39]+[.$AF$2]))*5; [.$AI$2]); [.$AH$2]);0)" office:value-type="float" office:value="30" calcext:value-type="float">
            <text:p>30</text:p>
          </table:table-cell>
          <table:table-cell table:formula="of:=IFERROR(MIN(MAX(ROUND((MIN(([.$D39]+[.$G39]+[.$H39])/3/[.$T39];[.$AE$2]))*([.$J39]+3)*[.$AG$2])*5; [.$AI$2]); [.$AH$2]);0)" office:value-type="float" office:value="30" calcext:value-type="float">
            <text:p>30</text:p>
          </table:table-cell>
          <table:table-cell table:formula="of:=IFERROR(MIN(MAX(ROUND(((MIN(([.$H39]^2)/([.$T39]^[.$AC$2]);[.$AE$2]))*([.$J39]+3)*[.$AG$2]))*5; [.$AI$2]); [.$AH$2]);0)" office:value-type="float" office:value="30" calcext:value-type="float">
            <text:p>30</text:p>
          </table:table-cell>
          <table:table-cell table:formula="of:=IFERROR(MIN(MAX(ROUND(((MIN(([.$E39]^[.$AC$2])/([.$T39]^[.$AC$2]);[.$AE$2]))*([.$J39]+3)*[.$AG$2]))*5; [.$AI$2]); [.$AH$2]);0)" office:value-type="float" office:value="30" calcext:value-type="float">
            <text:p>30</text:p>
          </table:table-cell>
          <table:table-cell table:formula="of:=IFERROR(MIN(MAX(ROUND(((MIN(([.$G39]^[.$AC$2])/([.$T39]^[.$AC$2]);[.$AE$2]))*([.$J39]+3)*[.$AG$2]))*5; [.$AI$2]); [.$AH$2]);0)" office:value-type="float" office:value="25" calcext:value-type="float">
            <text:p>25</text:p>
          </table:table-cell>
          <table:table-cell table:formula="of:=IFERROR(MIN(MAX(ROUND((MIN(([.$F39]^[.$Q$2])/([.$T39]^[.$AC$2]);[.$AE$2]))*([.$J39]+[.$AF$2]))*5; [.$AI$2]); [.$AH$2]);0)" office:value-type="float" office:value="25" calcext:value-type="float">
            <text:p>25</text:p>
          </table:table-cell>
          <table:table-cell table:formula="of:=ROUND(AVERAGE([.AD39:.AJ39]);2)" office:value-type="float" office:value="32.86" calcext:value-type="float">
            <text:p>32.86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(((MIN(([.$C40]^[.$AC$2])/([.$T40]^[.$AC$2]);[.$AE$2])))*[.$J40]*0.8)+([.$C40]/10))*5)+10; 30); 80); 0)" office:value-type="float" office:value="75" calcext:value-type="float">
            <text:p>75</text:p>
          </table:table-cell>
          <table:table-cell table:formula="of:=IFERROR(MIN(MAX(ROUND((MIN(([.$D40]^[.$L$2])/([.$T40]^[.$AC$2]);[.$AE$2]))*([.$J40]+[.$AF$2]))*5; [.$AI$2]); [.$AH$2]);0)" office:value-type="float" office:value="40" calcext:value-type="float">
            <text:p>40</text:p>
          </table:table-cell>
          <table:table-cell table:formula="of:=IFERROR(MIN(MAX(ROUND((MIN(([.$D40]+[.$G40]+[.$H40])/3/[.$T40];[.$AE$2]))*([.$J40]+3)*[.$AG$2])*5; [.$AI$2]); [.$AH$2]);0)" office:value-type="float" office:value="35" calcext:value-type="float">
            <text:p>35</text:p>
          </table:table-cell>
          <table:table-cell table:formula="of:=IFERROR(MIN(MAX(ROUND(((MIN(([.$H40]^2)/([.$T40]^[.$AC$2]);[.$AE$2]))*([.$J40]+3)*[.$AG$2]))*5; [.$AI$2]); [.$AH$2]);0)" office:value-type="float" office:value="35" calcext:value-type="float">
            <text:p>35</text:p>
          </table:table-cell>
          <table:table-cell table:formula="of:=IFERROR(MIN(MAX(ROUND(((MIN(([.$E40]^[.$AC$2])/([.$T40]^[.$AC$2]);[.$AE$2]))*([.$J40]+3)*[.$AG$2]))*5; [.$AI$2]); [.$AH$2]);0)" office:value-type="float" office:value="35" calcext:value-type="float">
            <text:p>35</text:p>
          </table:table-cell>
          <table:table-cell table:formula="of:=IFERROR(MIN(MAX(ROUND(((MIN(([.$G40]^[.$AC$2])/([.$T40]^[.$AC$2]);[.$AE$2]))*([.$J40]+3)*[.$AG$2]))*5; [.$AI$2]); [.$AH$2]);0)" office:value-type="float" office:value="30" calcext:value-type="float">
            <text:p>30</text:p>
          </table:table-cell>
          <table:table-cell table:formula="of:=IFERROR(MIN(MAX(ROUND((MIN(([.$F40]^[.$Q$2])/([.$T40]^[.$AC$2]);[.$AE$2]))*([.$J40]+[.$AF$2]))*5; [.$AI$2]); [.$AH$2]);0)" office:value-type="float" office:value="40" calcext:value-type="float">
            <text:p>40</text:p>
          </table:table-cell>
          <table:table-cell table:formula="of:=ROUND(AVERAGE([.AD40:.AJ40]);2)" office:value-type="float" office:value="41.43" calcext:value-type="float">
            <text:p>41.43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(((MIN(([.$C41]^[.$AC$2])/([.$T41]^[.$AC$2]);[.$AE$2])))*[.$J41]*0.8)+([.$C41]/10))*5)+10; 30); 80); 0)" office:value-type="float" office:value="60" calcext:value-type="float">
            <text:p>60</text:p>
          </table:table-cell>
          <table:table-cell table:formula="of:=IFERROR(MIN(MAX(ROUND((MIN(([.$D41]^[.$L$2])/([.$T41]^[.$AC$2]);[.$AE$2]))*([.$J41]+[.$AF$2]))*5; [.$AI$2]); [.$AH$2]);0)" office:value-type="float" office:value="20" calcext:value-type="float">
            <text:p>20</text:p>
          </table:table-cell>
          <table:table-cell table:formula="of:=IFERROR(MIN(MAX(ROUND((MIN(([.$D41]+[.$G41]+[.$H41])/3/[.$T41];[.$AE$2]))*([.$J41]+3)*[.$AG$2])*5; [.$AI$2]); [.$AH$2]);0)" office:value-type="float" office:value="25" calcext:value-type="float">
            <text:p>25</text:p>
          </table:table-cell>
          <table:table-cell table:formula="of:=IFERROR(MIN(MAX(ROUND(((MIN(([.$H41]^2)/([.$T41]^[.$AC$2]);[.$AE$2]))*([.$J41]+3)*[.$AG$2]))*5; [.$AI$2]); [.$AH$2]);0)" office:value-type="float" office:value="10" calcext:value-type="float">
            <text:p>10</text:p>
          </table:table-cell>
          <table:table-cell table:formula="of:=IFERROR(MIN(MAX(ROUND(((MIN(([.$E41]^[.$AC$2])/([.$T41]^[.$AC$2]);[.$AE$2]))*([.$J41]+3)*[.$AG$2]))*5; [.$AI$2]); [.$AH$2]);0)" office:value-type="float" office:value="25" calcext:value-type="float">
            <text:p>25</text:p>
          </table:table-cell>
          <table:table-cell table:formula="of:=IFERROR(MIN(MAX(ROUND(((MIN(([.$G41]^[.$AC$2])/([.$T41]^[.$AC$2]);[.$AE$2]))*([.$J41]+3)*[.$AG$2]))*5; [.$AI$2]); [.$AH$2]);0)" office:value-type="float" office:value="30" calcext:value-type="float">
            <text:p>30</text:p>
          </table:table-cell>
          <table:table-cell table:formula="of:=IFERROR(MIN(MAX(ROUND((MIN(([.$F41]^[.$Q$2])/([.$T41]^[.$AC$2]);[.$AE$2]))*([.$J41]+[.$AF$2]))*5; [.$AI$2]); [.$AH$2]);0)" office:value-type="float" office:value="30" calcext:value-type="float">
            <text:p>30</text:p>
          </table:table-cell>
          <table:table-cell table:formula="of:=ROUND(AVERAGE([.AD41:.AJ41]);2)" office:value-type="float" office:value="28.57" calcext:value-type="float">
            <text:p>28.57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(((MIN(([.$C42]^[.$AC$2])/([.$T42]^[.$AC$2]);[.$AE$2])))*[.$J42]*0.8)+([.$C42]/10))*5)+10; 30); 80); 0)" office:value-type="float" office:value="80" calcext:value-type="float">
            <text:p>80</text:p>
          </table:table-cell>
          <table:table-cell table:formula="of:=IFERROR(MIN(MAX(ROUND((MIN(([.$D42]^[.$L$2])/([.$T42]^[.$AC$2]);[.$AE$2]))*([.$J42]+[.$AF$2]))*5; [.$AI$2]); [.$AH$2]);0)" office:value-type="float" office:value="30" calcext:value-type="float">
            <text:p>30</text:p>
          </table:table-cell>
          <table:table-cell table:formula="of:=IFERROR(MIN(MAX(ROUND((MIN(([.$D42]+[.$G42]+[.$H42])/3/[.$T42];[.$AE$2]))*([.$J42]+3)*[.$AG$2])*5; [.$AI$2]); [.$AH$2]);0)" office:value-type="float" office:value="35" calcext:value-type="float">
            <text:p>35</text:p>
          </table:table-cell>
          <table:table-cell table:formula="of:=IFERROR(MIN(MAX(ROUND(((MIN(([.$H42]^2)/([.$T42]^[.$AC$2]);[.$AE$2]))*([.$J42]+3)*[.$AG$2]))*5; [.$AI$2]); [.$AH$2]);0)" office:value-type="float" office:value="20" calcext:value-type="float">
            <text:p>20</text:p>
          </table:table-cell>
          <table:table-cell table:formula="of:=IFERROR(MIN(MAX(ROUND(((MIN(([.$E42]^[.$AC$2])/([.$T42]^[.$AC$2]);[.$AE$2]))*([.$J42]+3)*[.$AG$2]))*5; [.$AI$2]); [.$AH$2]);0)" office:value-type="float" office:value="30" calcext:value-type="float">
            <text:p>30</text:p>
          </table:table-cell>
          <table:table-cell table:formula="of:=IFERROR(MIN(MAX(ROUND(((MIN(([.$G42]^[.$AC$2])/([.$T42]^[.$AC$2]);[.$AE$2]))*([.$J42]+3)*[.$AG$2]))*5; [.$AI$2]); [.$AH$2]);0)" office:value-type="float" office:value="35" calcext:value-type="float">
            <text:p>35</text:p>
          </table:table-cell>
          <table:table-cell table:formula="of:=IFERROR(MIN(MAX(ROUND((MIN(([.$F42]^[.$Q$2])/([.$T42]^[.$AC$2]);[.$AE$2]))*([.$J42]+[.$AF$2]))*5; [.$AI$2]); [.$AH$2]);0)" office:value-type="float" office:value="40" calcext:value-type="float">
            <text:p>40</text:p>
          </table:table-cell>
          <table:table-cell table:formula="of:=ROUND(AVERAGE([.AD42:.AJ42]);2)" office:value-type="float" office:value="38.57" calcext:value-type="float">
            <text:p>38.57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(((MIN(([.$C43]^[.$AC$2])/([.$T43]^[.$AC$2]);[.$AE$2])))*[.$J43]*0.8)+([.$C43]/10))*5)+10; 30); 80); 0)" office:value-type="float" office:value="40" calcext:value-type="float">
            <text:p>40</text:p>
          </table:table-cell>
          <table:table-cell table:formula="of:=IFERROR(MIN(MAX(ROUND((MIN(([.$D43]^[.$L$2])/([.$T43]^[.$AC$2]);[.$AE$2]))*([.$J43]+[.$AF$2]))*5; [.$AI$2]); [.$AH$2]);0)" office:value-type="float" office:value="20" calcext:value-type="float">
            <text:p>20</text:p>
          </table:table-cell>
          <table:table-cell table:formula="of:=IFERROR(MIN(MAX(ROUND((MIN(([.$D43]+[.$G43]+[.$H43])/3/[.$T43];[.$AE$2]))*([.$J43]+3)*[.$AG$2])*5; [.$AI$2]); [.$AH$2]);0)" office:value-type="float" office:value="25" calcext:value-type="float">
            <text:p>25</text:p>
          </table:table-cell>
          <table:table-cell table:formula="of:=IFERROR(MIN(MAX(ROUND(((MIN(([.$H43]^2)/([.$T43]^[.$AC$2]);[.$AE$2]))*([.$J43]+3)*[.$AG$2]))*5; [.$AI$2]); [.$AH$2]);0)" office:value-type="float" office:value="25" calcext:value-type="float">
            <text:p>25</text:p>
          </table:table-cell>
          <table:table-cell table:formula="of:=IFERROR(MIN(MAX(ROUND(((MIN(([.$E43]^[.$AC$2])/([.$T43]^[.$AC$2]);[.$AE$2]))*([.$J43]+3)*[.$AG$2]))*5; [.$AI$2]); [.$AH$2]);0)" office:value-type="float" office:value="20" calcext:value-type="float">
            <text:p>20</text:p>
          </table:table-cell>
          <table:table-cell table:formula="of:=IFERROR(MIN(MAX(ROUND(((MIN(([.$G43]^[.$AC$2])/([.$T43]^[.$AC$2]);[.$AE$2]))*([.$J43]+3)*[.$AG$2]))*5; [.$AI$2]); [.$AH$2]);0)" office:value-type="float" office:value="25" calcext:value-type="float">
            <text:p>25</text:p>
          </table:table-cell>
          <table:table-cell table:formula="of:=IFERROR(MIN(MAX(ROUND((MIN(([.$F43]^[.$Q$2])/([.$T43]^[.$AC$2]);[.$AE$2]))*([.$J43]+[.$AF$2]))*5; [.$AI$2]); [.$AH$2]);0)" office:value-type="float" office:value="25" calcext:value-type="float">
            <text:p>25</text:p>
          </table:table-cell>
          <table:table-cell table:formula="of:=ROUND(AVERAGE([.AD43:.AJ43]);2)" office:value-type="float" office:value="25.71" calcext:value-type="float">
            <text:p>25.71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(((MIN(([.$C44]^[.$AC$2])/([.$T44]^[.$AC$2]);[.$AE$2])))*[.$J44]*0.8)+([.$C44]/10))*5)+10; 30); 80); 0)" office:value-type="float" office:value="65" calcext:value-type="float">
            <text:p>65</text:p>
          </table:table-cell>
          <table:table-cell table:formula="of:=IFERROR(MIN(MAX(ROUND((MIN(([.$D44]^[.$L$2])/([.$T44]^[.$AC$2]);[.$AE$2]))*([.$J44]+[.$AF$2]))*5; [.$AI$2]); [.$AH$2]);0)" office:value-type="float" office:value="30" calcext:value-type="float">
            <text:p>30</text:p>
          </table:table-cell>
          <table:table-cell table:formula="of:=IFERROR(MIN(MAX(ROUND((MIN(([.$D44]+[.$G44]+[.$H44])/3/[.$T44];[.$AE$2]))*([.$J44]+3)*[.$AG$2])*5; [.$AI$2]); [.$AH$2]);0)" office:value-type="float" office:value="35" calcext:value-type="float">
            <text:p>35</text:p>
          </table:table-cell>
          <table:table-cell table:formula="of:=IFERROR(MIN(MAX(ROUND(((MIN(([.$H44]^2)/([.$T44]^[.$AC$2]);[.$AE$2]))*([.$J44]+3)*[.$AG$2]))*5; [.$AI$2]); [.$AH$2]);0)" office:value-type="float" office:value="35" calcext:value-type="float">
            <text:p>35</text:p>
          </table:table-cell>
          <table:table-cell table:formula="of:=IFERROR(MIN(MAX(ROUND(((MIN(([.$E44]^[.$AC$2])/([.$T44]^[.$AC$2]);[.$AE$2]))*([.$J44]+3)*[.$AG$2]))*5; [.$AI$2]); [.$AH$2]);0)" office:value-type="float" office:value="30" calcext:value-type="float">
            <text:p>30</text:p>
          </table:table-cell>
          <table:table-cell table:formula="of:=IFERROR(MIN(MAX(ROUND(((MIN(([.$G44]^[.$AC$2])/([.$T44]^[.$AC$2]);[.$AE$2]))*([.$J44]+3)*[.$AG$2]))*5; [.$AI$2]); [.$AH$2]);0)" office:value-type="float" office:value="35" calcext:value-type="float">
            <text:p>35</text:p>
          </table:table-cell>
          <table:table-cell table:formula="of:=IFERROR(MIN(MAX(ROUND((MIN(([.$F44]^[.$Q$2])/([.$T44]^[.$AC$2]);[.$AE$2]))*([.$J44]+[.$AF$2]))*5; [.$AI$2]); [.$AH$2]);0)" office:value-type="float" office:value="35" calcext:value-type="float">
            <text:p>35</text:p>
          </table:table-cell>
          <table:table-cell table:formula="of:=ROUND(AVERAGE([.AD44:.AJ44]);2)" office:value-type="float" office:value="37.86" calcext:value-type="float">
            <text:p>37.86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(((MIN(([.$C45]^[.$AC$2])/([.$T45]^[.$AC$2]);[.$AE$2])))*[.$J45]*0.8)+([.$C45]/10))*5)+10; 30); 80); 0)" office:value-type="float" office:value="80" calcext:value-type="float">
            <text:p>80</text:p>
          </table:table-cell>
          <table:table-cell table:formula="of:=IFERROR(MIN(MAX(ROUND((MIN(([.$D45]^[.$L$2])/([.$T45]^[.$AC$2]);[.$AE$2]))*([.$J45]+[.$AF$2]))*5; [.$AI$2]); [.$AH$2]);0)" office:value-type="float" office:value="25" calcext:value-type="float">
            <text:p>25</text:p>
          </table:table-cell>
          <table:table-cell table:formula="of:=IFERROR(MIN(MAX(ROUND((MIN(([.$D45]+[.$G45]+[.$H45])/3/[.$T45];[.$AE$2]))*([.$J45]+3)*[.$AG$2])*5; [.$AI$2]); [.$AH$2]);0)" office:value-type="float" office:value="20" calcext:value-type="float">
            <text:p>20</text:p>
          </table:table-cell>
          <table:table-cell table:formula="of:=IFERROR(MIN(MAX(ROUND(((MIN(([.$H45]^2)/([.$T45]^[.$AC$2]);[.$AE$2]))*([.$J45]+3)*[.$AG$2]))*5; [.$AI$2]); [.$AH$2]);0)" office:value-type="float" office:value="10" calcext:value-type="float">
            <text:p>10</text:p>
          </table:table-cell>
          <table:table-cell table:formula="of:=IFERROR(MIN(MAX(ROUND(((MIN(([.$E45]^[.$AC$2])/([.$T45]^[.$AC$2]);[.$AE$2]))*([.$J45]+3)*[.$AG$2]))*5; [.$AI$2]); [.$AH$2]);0)" office:value-type="float" office:value="10" calcext:value-type="float">
            <text:p>10</text:p>
          </table:table-cell>
          <table:table-cell table:formula="of:=IFERROR(MIN(MAX(ROUND(((MIN(([.$G45]^[.$AC$2])/([.$T45]^[.$AC$2]);[.$AE$2]))*([.$J45]+3)*[.$AG$2]))*5; [.$AI$2]); [.$AH$2]);0)" office:value-type="float" office:value="10" calcext:value-type="float">
            <text:p>10</text:p>
          </table:table-cell>
          <table:table-cell table:formula="of:=IFERROR(MIN(MAX(ROUND((MIN(([.$F45]^[.$Q$2])/([.$T45]^[.$AC$2]);[.$AE$2]))*([.$J45]+[.$AF$2]))*5; [.$AI$2]); [.$AH$2]);0)" office:value-type="float" office:value="25" calcext:value-type="float">
            <text:p>25</text:p>
          </table:table-cell>
          <table:table-cell table:formula="of:=ROUND(AVERAGE([.AD45:.AJ45]);2)" office:value-type="float" office:value="25.71" calcext:value-type="float">
            <text:p>25.71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(((MIN(([.$C46]^[.$AC$2])/([.$T46]^[.$AC$2]);[.$AE$2])))*[.$J46]*0.8)+([.$C46]/10))*5)+10; 30); 80); 0)" office:value-type="float" office:value="80" calcext:value-type="float">
            <text:p>80</text:p>
          </table:table-cell>
          <table:table-cell table:formula="of:=IFERROR(MIN(MAX(ROUND((MIN(([.$D46]^[.$L$2])/([.$T46]^[.$AC$2]);[.$AE$2]))*([.$J46]+[.$AF$2]))*5; [.$AI$2]); [.$AH$2]);0)" office:value-type="float" office:value="35" calcext:value-type="float">
            <text:p>35</text:p>
          </table:table-cell>
          <table:table-cell table:formula="of:=IFERROR(MIN(MAX(ROUND((MIN(([.$D46]+[.$G46]+[.$H46])/3/[.$T46];[.$AE$2]))*([.$J46]+3)*[.$AG$2])*5; [.$AI$2]); [.$AH$2]);0)" office:value-type="float" office:value="25" calcext:value-type="float">
            <text:p>25</text:p>
          </table:table-cell>
          <table:table-cell table:formula="of:=IFERROR(MIN(MAX(ROUND(((MIN(([.$H46]^2)/([.$T46]^[.$AC$2]);[.$AE$2]))*([.$J46]+3)*[.$AG$2]))*5; [.$AI$2]); [.$AH$2]);0)" office:value-type="float" office:value="15" calcext:value-type="float">
            <text:p>15</text:p>
          </table:table-cell>
          <table:table-cell table:formula="of:=IFERROR(MIN(MAX(ROUND(((MIN(([.$E46]^[.$AC$2])/([.$T46]^[.$AC$2]);[.$AE$2]))*([.$J46]+3)*[.$AG$2]))*5; [.$AI$2]); [.$AH$2]);0)" office:value-type="float" office:value="15" calcext:value-type="float">
            <text:p>15</text:p>
          </table:table-cell>
          <table:table-cell table:formula="of:=IFERROR(MIN(MAX(ROUND(((MIN(([.$G46]^[.$AC$2])/([.$T46]^[.$AC$2]);[.$AE$2]))*([.$J46]+3)*[.$AG$2]))*5; [.$AI$2]); [.$AH$2]);0)" office:value-type="float" office:value="15" calcext:value-type="float">
            <text:p>15</text:p>
          </table:table-cell>
          <table:table-cell table:formula="of:=IFERROR(MIN(MAX(ROUND((MIN(([.$F46]^[.$Q$2])/([.$T46]^[.$AC$2]);[.$AE$2]))*([.$J46]+[.$AF$2]))*5; [.$AI$2]); [.$AH$2]);0)" office:value-type="float" office:value="35" calcext:value-type="float">
            <text:p>35</text:p>
          </table:table-cell>
          <table:table-cell table:formula="of:=ROUND(AVERAGE([.AD46:.AJ46]);2)" office:value-type="float" office:value="31.43" calcext:value-type="float">
            <text:p>31.43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(((MIN(([.$C47]^[.$AC$2])/([.$T47]^[.$AC$2]);[.$AE$2])))*[.$J47]*0.8)+([.$C47]/10))*5)+10; 30); 80); 0)" office:value-type="float" office:value="40" calcext:value-type="float">
            <text:p>40</text:p>
          </table:table-cell>
          <table:table-cell table:formula="of:=IFERROR(MIN(MAX(ROUND((MIN(([.$D47]^[.$L$2])/([.$T47]^[.$AC$2]);[.$AE$2]))*([.$J47]+[.$AF$2]))*5; [.$AI$2]); [.$AH$2]);0)" office:value-type="float" office:value="25" calcext:value-type="float">
            <text:p>25</text:p>
          </table:table-cell>
          <table:table-cell table:formula="of:=IFERROR(MIN(MAX(ROUND((MIN(([.$D47]+[.$G47]+[.$H47])/3/[.$T47];[.$AE$2]))*([.$J47]+3)*[.$AG$2])*5; [.$AI$2]); [.$AH$2]);0)" office:value-type="float" office:value="25" calcext:value-type="float">
            <text:p>25</text:p>
          </table:table-cell>
          <table:table-cell table:formula="of:=IFERROR(MIN(MAX(ROUND(((MIN(([.$H47]^2)/([.$T47]^[.$AC$2]);[.$AE$2]))*([.$J47]+3)*[.$AG$2]))*5; [.$AI$2]); [.$AH$2]);0)" office:value-type="float" office:value="25" calcext:value-type="float">
            <text:p>25</text:p>
          </table:table-cell>
          <table:table-cell table:formula="of:=IFERROR(MIN(MAX(ROUND(((MIN(([.$E47]^[.$AC$2])/([.$T47]^[.$AC$2]);[.$AE$2]))*([.$J47]+3)*[.$AG$2]))*5; [.$AI$2]); [.$AH$2]);0)" office:value-type="float" office:value="20" calcext:value-type="float">
            <text:p>20</text:p>
          </table:table-cell>
          <table:table-cell table:formula="of:=IFERROR(MIN(MAX(ROUND(((MIN(([.$G47]^[.$AC$2])/([.$T47]^[.$AC$2]);[.$AE$2]))*([.$J47]+3)*[.$AG$2]))*5; [.$AI$2]); [.$AH$2]);0)" office:value-type="float" office:value="25" calcext:value-type="float">
            <text:p>25</text:p>
          </table:table-cell>
          <table:table-cell table:formula="of:=IFERROR(MIN(MAX(ROUND((MIN(([.$F47]^[.$Q$2])/([.$T47]^[.$AC$2]);[.$AE$2]))*([.$J47]+[.$AF$2])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5" calcext:value-type="float">
            <text:p>25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(((MIN(([.$C48]^[.$AC$2])/([.$T48]^[.$AC$2]);[.$AE$2])))*[.$J48]*0.8)+([.$C48]/10))*5)+10; 30); 80); 0)" office:value-type="float" office:value="70" calcext:value-type="float">
            <text:p>70</text:p>
          </table:table-cell>
          <table:table-cell table:formula="of:=IFERROR(MIN(MAX(ROUND((MIN(([.$D48]^[.$L$2])/([.$T48]^[.$AC$2]);[.$AE$2]))*([.$J48]+[.$AF$2]))*5; [.$AI$2]); [.$AH$2]);0)" office:value-type="float" office:value="40" calcext:value-type="float">
            <text:p>40</text:p>
          </table:table-cell>
          <table:table-cell table:formula="of:=IFERROR(MIN(MAX(ROUND((MIN(([.$D48]+[.$G48]+[.$H48])/3/[.$T48];[.$AE$2]))*([.$J48]+3)*[.$AG$2])*5; [.$AI$2]); [.$AH$2]);0)" office:value-type="float" office:value="35" calcext:value-type="float">
            <text:p>35</text:p>
          </table:table-cell>
          <table:table-cell table:formula="of:=IFERROR(MIN(MAX(ROUND(((MIN(([.$H48]^2)/([.$T48]^[.$AC$2]);[.$AE$2]))*([.$J48]+3)*[.$AG$2]))*5; [.$AI$2]); [.$AH$2]);0)" office:value-type="float" office:value="35" calcext:value-type="float">
            <text:p>35</text:p>
          </table:table-cell>
          <table:table-cell table:formula="of:=IFERROR(MIN(MAX(ROUND(((MIN(([.$E48]^[.$AC$2])/([.$T48]^[.$AC$2]);[.$AE$2]))*([.$J48]+3)*[.$AG$2]))*5; [.$AI$2]); [.$AH$2]);0)" office:value-type="float" office:value="30" calcext:value-type="float">
            <text:p>30</text:p>
          </table:table-cell>
          <table:table-cell table:formula="of:=IFERROR(MIN(MAX(ROUND(((MIN(([.$G48]^[.$AC$2])/([.$T48]^[.$AC$2]);[.$AE$2]))*([.$J48]+3)*[.$AG$2]))*5; [.$AI$2]); [.$AH$2]);0)" office:value-type="float" office:value="35" calcext:value-type="float">
            <text:p>35</text:p>
          </table:table-cell>
          <table:table-cell table:formula="of:=IFERROR(MIN(MAX(ROUND((MIN(([.$F48]^[.$Q$2])/([.$T48]^[.$AC$2]);[.$AE$2]))*([.$J48]+[.$AF$2]))*5; [.$AI$2]); [.$AH$2]);0)" office:value-type="float" office:value="35" calcext:value-type="float">
            <text:p>35</text:p>
          </table:table-cell>
          <table:table-cell table:formula="of:=ROUND(AVERAGE([.AD48:.AJ48]);2)" office:value-type="float" office:value="40" calcext:value-type="float">
            <text:p>40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(((MIN(([.$C49]^[.$AC$2])/([.$T49]^[.$AC$2]);[.$AE$2])))*[.$J49]*0.8)+([.$C49]/10))*5)+10; 30); 80); 0)" office:value-type="float" office:value="45" calcext:value-type="float">
            <text:p>45</text:p>
          </table:table-cell>
          <table:table-cell table:formula="of:=IFERROR(MIN(MAX(ROUND((MIN(([.$D49]^[.$L$2])/([.$T49]^[.$AC$2]);[.$AE$2]))*([.$J49]+[.$AF$2]))*5; [.$AI$2]); [.$AH$2]);0)" office:value-type="float" office:value="25" calcext:value-type="float">
            <text:p>25</text:p>
          </table:table-cell>
          <table:table-cell table:formula="of:=IFERROR(MIN(MAX(ROUND((MIN(([.$D49]+[.$G49]+[.$H49])/3/[.$T49];[.$AE$2]))*([.$J49]+3)*[.$AG$2])*5; [.$AI$2]); [.$AH$2]);0)" office:value-type="float" office:value="25" calcext:value-type="float">
            <text:p>25</text:p>
          </table:table-cell>
          <table:table-cell table:formula="of:=IFERROR(MIN(MAX(ROUND(((MIN(([.$H49]^2)/([.$T49]^[.$AC$2]);[.$AE$2]))*([.$J49]+3)*[.$AG$2]))*5; [.$AI$2]); [.$AH$2]);0)" office:value-type="float" office:value="10" calcext:value-type="float">
            <text:p>10</text:p>
          </table:table-cell>
          <table:table-cell table:formula="of:=IFERROR(MIN(MAX(ROUND(((MIN(([.$E49]^[.$AC$2])/([.$T49]^[.$AC$2]);[.$AE$2]))*([.$J49]+3)*[.$AG$2]))*5; [.$AI$2]); [.$AH$2]);0)" office:value-type="float" office:value="30" calcext:value-type="float">
            <text:p>30</text:p>
          </table:table-cell>
          <table:table-cell table:formula="of:=IFERROR(MIN(MAX(ROUND(((MIN(([.$G49]^[.$AC$2])/([.$T49]^[.$AC$2]);[.$AE$2]))*([.$J49]+3)*[.$AG$2]))*5; [.$AI$2]); [.$AH$2]);0)" office:value-type="float" office:value="30" calcext:value-type="float">
            <text:p>30</text:p>
          </table:table-cell>
          <table:table-cell table:formula="of:=IFERROR(MIN(MAX(ROUND((MIN(([.$F49]^[.$Q$2])/([.$T49]^[.$AC$2]);[.$AE$2]))*([.$J49]+[.$AF$2]))*5; [.$AI$2]); [.$AH$2]);0)" office:value-type="float" office:value="30" calcext:value-type="float">
            <text:p>30</text:p>
          </table:table-cell>
          <table:table-cell table:formula="of:=ROUND(AVERAGE([.AD49:.AJ49]);2)" office:value-type="float" office:value="27.86" calcext:value-type="float">
            <text:p>27.86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(((MIN(([.$C50]^[.$AC$2])/([.$T50]^[.$AC$2]);[.$AE$2])))*[.$J50]*0.8)+([.$C50]/10))*5)+10; 30); 80); 0)" office:value-type="float" office:value="60" calcext:value-type="float">
            <text:p>60</text:p>
          </table:table-cell>
          <table:table-cell table:formula="of:=IFERROR(MIN(MAX(ROUND((MIN(([.$D50]^[.$L$2])/([.$T50]^[.$AC$2]);[.$AE$2]))*([.$J50]+[.$AF$2]))*5; [.$AI$2]); [.$AH$2]);0)" office:value-type="float" office:value="30" calcext:value-type="float">
            <text:p>30</text:p>
          </table:table-cell>
          <table:table-cell table:formula="of:=IFERROR(MIN(MAX(ROUND((MIN(([.$D50]+[.$G50]+[.$H50])/3/[.$T50];[.$AE$2]))*([.$J50]+3)*[.$AG$2])*5; [.$AI$2]); [.$AH$2]);0)" office:value-type="float" office:value="30" calcext:value-type="float">
            <text:p>30</text:p>
          </table:table-cell>
          <table:table-cell table:formula="of:=IFERROR(MIN(MAX(ROUND(((MIN(([.$H50]^2)/([.$T50]^[.$AC$2]);[.$AE$2]))*([.$J50]+3)*[.$AG$2]))*5; [.$AI$2]); [.$AH$2]);0)" office:value-type="float" office:value="10" calcext:value-type="float">
            <text:p>10</text:p>
          </table:table-cell>
          <table:table-cell table:formula="of:=IFERROR(MIN(MAX(ROUND(((MIN(([.$E50]^[.$AC$2])/([.$T50]^[.$AC$2]);[.$AE$2]))*([.$J50]+3)*[.$AG$2]))*5; [.$AI$2]); [.$AH$2]);0)" office:value-type="float" office:value="30" calcext:value-type="float">
            <text:p>30</text:p>
          </table:table-cell>
          <table:table-cell table:formula="of:=IFERROR(MIN(MAX(ROUND(((MIN(([.$G50]^[.$AC$2])/([.$T50]^[.$AC$2]);[.$AE$2]))*([.$J50]+3)*[.$AG$2]))*5; [.$AI$2]); [.$AH$2]);0)" office:value-type="float" office:value="30" calcext:value-type="float">
            <text:p>30</text:p>
          </table:table-cell>
          <table:table-cell table:formula="of:=IFERROR(MIN(MAX(ROUND((MIN(([.$F50]^[.$Q$2])/([.$T50]^[.$AC$2]);[.$AE$2]))*([.$J50]+[.$AF$2]))*5; [.$AI$2]); [.$AH$2]);0)" office:value-type="float" office:value="35" calcext:value-type="float">
            <text:p>35</text:p>
          </table:table-cell>
          <table:table-cell table:formula="of:=ROUND(AVERAGE([.AD50:.AJ50]);2)" office:value-type="float" office:value="32.14" calcext:value-type="float">
            <text:p>32.14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(((MIN(([.$C51]^[.$AC$2])/([.$T51]^[.$AC$2]);[.$AE$2])))*[.$J51]*0.8)+([.$C51]/10))*5)+10; 30); 80); 0)" office:value-type="float" office:value="70" calcext:value-type="float">
            <text:p>70</text:p>
          </table:table-cell>
          <table:table-cell table:formula="of:=IFERROR(MIN(MAX(ROUND((MIN(([.$D51]^[.$L$2])/([.$T51]^[.$AC$2]);[.$AE$2]))*([.$J51]+[.$AF$2]))*5; [.$AI$2]); [.$AH$2]);0)" office:value-type="float" office:value="35" calcext:value-type="float">
            <text:p>35</text:p>
          </table:table-cell>
          <table:table-cell table:formula="of:=IFERROR(MIN(MAX(ROUND((MIN(([.$D51]+[.$G51]+[.$H51])/3/[.$T51];[.$AE$2]))*([.$J51]+3)*[.$AG$2])*5; [.$AI$2]); [.$AH$2]);0)" office:value-type="float" office:value="35" calcext:value-type="float">
            <text:p>35</text:p>
          </table:table-cell>
          <table:table-cell table:formula="of:=IFERROR(MIN(MAX(ROUND(((MIN(([.$H51]^2)/([.$T51]^[.$AC$2]);[.$AE$2]))*([.$J51]+3)*[.$AG$2]))*5; [.$AI$2]); [.$AH$2]);0)" office:value-type="float" office:value="15" calcext:value-type="float">
            <text:p>15</text:p>
          </table:table-cell>
          <table:table-cell table:formula="of:=IFERROR(MIN(MAX(ROUND(((MIN(([.$E51]^[.$AC$2])/([.$T51]^[.$AC$2]);[.$AE$2]))*([.$J51]+3)*[.$AG$2]))*5; [.$AI$2]); [.$AH$2]);0)" office:value-type="float" office:value="35" calcext:value-type="float">
            <text:p>35</text:p>
          </table:table-cell>
          <table:table-cell table:formula="of:=IFERROR(MIN(MAX(ROUND(((MIN(([.$G51]^[.$AC$2])/([.$T51]^[.$AC$2]);[.$AE$2]))*([.$J51]+3)*[.$AG$2]))*5; [.$AI$2]); [.$AH$2]);0)" office:value-type="float" office:value="35" calcext:value-type="float">
            <text:p>35</text:p>
          </table:table-cell>
          <table:table-cell table:formula="of:=IFERROR(MIN(MAX(ROUND((MIN(([.$F51]^[.$Q$2])/([.$T51]^[.$AC$2]);[.$AE$2]))*([.$J51]+[.$AF$2]))*5; [.$AI$2]); [.$AH$2]);0)" office:value-type="float" office:value="40" calcext:value-type="float">
            <text:p>40</text:p>
          </table:table-cell>
          <table:table-cell table:formula="of:=ROUND(AVERAGE([.AD51:.AJ51]);2)" office:value-type="float" office:value="37.86" calcext:value-type="float">
            <text:p>37.86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(((MIN(([.$C52]^[.$AC$2])/([.$T52]^[.$AC$2]);[.$AE$2])))*[.$J52]*0.8)+([.$C52]/10))*5)+10; 30); 80); 0)" office:value-type="float" office:value="45" calcext:value-type="float">
            <text:p>45</text:p>
          </table:table-cell>
          <table:table-cell table:formula="of:=IFERROR(MIN(MAX(ROUND((MIN(([.$D52]^[.$L$2])/([.$T52]^[.$AC$2]);[.$AE$2]))*([.$J52]+[.$AF$2]))*5; [.$AI$2]); [.$AH$2]);0)" office:value-type="float" office:value="25" calcext:value-type="float">
            <text:p>25</text:p>
          </table:table-cell>
          <table:table-cell table:formula="of:=IFERROR(MIN(MAX(ROUND((MIN(([.$D52]+[.$G52]+[.$H52])/3/[.$T52];[.$AE$2]))*([.$J52]+3)*[.$AG$2])*5; [.$AI$2]); [.$AH$2]);0)" office:value-type="float" office:value="25" calcext:value-type="float">
            <text:p>25</text:p>
          </table:table-cell>
          <table:table-cell table:formula="of:=IFERROR(MIN(MAX(ROUND(((MIN(([.$H52]^2)/([.$T52]^[.$AC$2]);[.$AE$2]))*([.$J52]+3)*[.$AG$2]))*5; [.$AI$2]); [.$AH$2]);0)" office:value-type="float" office:value="10" calcext:value-type="float">
            <text:p>10</text:p>
          </table:table-cell>
          <table:table-cell table:formula="of:=IFERROR(MIN(MAX(ROUND(((MIN(([.$E52]^[.$AC$2])/([.$T52]^[.$AC$2]);[.$AE$2]))*([.$J52]+3)*[.$AG$2]))*5; [.$AI$2]); [.$AH$2]);0)" office:value-type="float" office:value="25" calcext:value-type="float">
            <text:p>25</text:p>
          </table:table-cell>
          <table:table-cell table:formula="of:=IFERROR(MIN(MAX(ROUND(((MIN(([.$G52]^[.$AC$2])/([.$T52]^[.$AC$2]);[.$AE$2]))*([.$J52]+3)*[.$AG$2]))*5; [.$AI$2]); [.$AH$2]);0)" office:value-type="float" office:value="25" calcext:value-type="float">
            <text:p>25</text:p>
          </table:table-cell>
          <table:table-cell table:formula="of:=IFERROR(MIN(MAX(ROUND((MIN(([.$F52]^[.$Q$2])/([.$T52]^[.$AC$2]);[.$AE$2]))*([.$J52]+[.$AF$2]))*5; [.$AI$2]); [.$AH$2]);0)" office:value-type="float" office:value="20" calcext:value-type="float">
            <text:p>20</text:p>
          </table:table-cell>
          <table:table-cell table:formula="of:=ROUND(AVERAGE([.AD52:.AJ52]);2)" office:value-type="float" office:value="25" calcext:value-type="float">
            <text:p>25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(((MIN(([.$C53]^[.$AC$2])/([.$T53]^[.$AC$2]);[.$AE$2])))*[.$J53]*0.8)+([.$C53]/10))*5)+10; 30); 80); 0)" office:value-type="float" office:value="55" calcext:value-type="float">
            <text:p>55</text:p>
          </table:table-cell>
          <table:table-cell table:formula="of:=IFERROR(MIN(MAX(ROUND((MIN(([.$D53]^[.$L$2])/([.$T53]^[.$AC$2]);[.$AE$2]))*([.$J53]+[.$AF$2]))*5; [.$AI$2]); [.$AH$2]);0)" office:value-type="float" office:value="35" calcext:value-type="float">
            <text:p>35</text:p>
          </table:table-cell>
          <table:table-cell table:formula="of:=IFERROR(MIN(MAX(ROUND((MIN(([.$D53]+[.$G53]+[.$H53])/3/[.$T53];[.$AE$2]))*([.$J53]+3)*[.$AG$2])*5; [.$AI$2]); [.$AH$2]);0)" office:value-type="float" office:value="30" calcext:value-type="float">
            <text:p>30</text:p>
          </table:table-cell>
          <table:table-cell table:formula="of:=IFERROR(MIN(MAX(ROUND(((MIN(([.$H53]^2)/([.$T53]^[.$AC$2]);[.$AE$2]))*([.$J53]+3)*[.$AG$2]))*5; [.$AI$2]); [.$AH$2]);0)" office:value-type="float" office:value="10" calcext:value-type="float">
            <text:p>10</text:p>
          </table:table-cell>
          <table:table-cell table:formula="of:=IFERROR(MIN(MAX(ROUND(((MIN(([.$E53]^[.$AC$2])/([.$T53]^[.$AC$2]);[.$AE$2]))*([.$J53]+3)*[.$AG$2]))*5; [.$AI$2]); [.$AH$2]);0)" office:value-type="float" office:value="30" calcext:value-type="float">
            <text:p>30</text:p>
          </table:table-cell>
          <table:table-cell table:formula="of:=IFERROR(MIN(MAX(ROUND(((MIN(([.$G53]^[.$AC$2])/([.$T53]^[.$AC$2]);[.$AE$2]))*([.$J53]+3)*[.$AG$2]))*5; [.$AI$2]); [.$AH$2]);0)" office:value-type="float" office:value="30" calcext:value-type="float">
            <text:p>30</text:p>
          </table:table-cell>
          <table:table-cell table:formula="of:=IFERROR(MIN(MAX(ROUND((MIN(([.$F53]^[.$Q$2])/([.$T53]^[.$AC$2]);[.$AE$2]))*([.$J53]+[.$AF$2]))*5; [.$AI$2]); [.$AH$2]);0)" office:value-type="float" office:value="25" calcext:value-type="float">
            <text:p>25</text:p>
          </table:table-cell>
          <table:table-cell table:formula="of:=ROUND(AVERAGE([.AD53:.AJ53]);2)" office:value-type="float" office:value="30.71" calcext:value-type="float">
            <text:p>30.71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 table:number-columns-repeated="7"/>
          <table:table-cell table:formula="of:=SUM([.C54:.H54])" office:value-type="float" office:value="0" calcext:value-type="float">
            <text:p>0</text:p>
          </table:table-cell>
          <table:table-cell table:formula="of:=ROUND((([.I54]/[.$S$1])*MAX([.I54]/420; 1.2));2)" office:value-type="float" office:value="0" calcext:value-type="float">
            <text:p>0</text:p>
          </table:table-cell>
          <table:table-cell table:formula="of:=IFERROR((ROUND((((MIN(([.$C54]^2)/([.$T54]^2);[.$R$2])))*[.$J54]*0.8)+([.C54]/10))*5)+10; 0)" office:value-type="float" office:value="0" calcext:value-type="float">
            <text:p>0</text:p>
          </table:table-cell>
          <table:table-cell table:formula="of:=IFERROR(ROUND((MIN(([.$D54]^[.$L$2])/([.$T54]^2);[.$R$2]))*([.$J54]+[.$M$2]))*5;0)" office:value-type="float" office:value="0" calcext:value-type="float">
            <text:p>0</text:p>
          </table:table-cell>
          <table:table-cell table:formula="of:=IFERROR(ROUND((MIN(([.$D54]+[.$G54]+[.$H54])/3/[.$T54];[.$R$2]))*([.$J54]+3))*5;0)" office:value-type="float" office:value="0" calcext:value-type="float">
            <text:p>0</text:p>
          </table:table-cell>
          <table:table-cell table:formula="of:=IFERROR(ROUND(((MIN(([.$H54]^2)/([.$T54]^2);[.$R$2]))*([.$J54]+3)*[.$T$2]))*5;0)" office:value-type="float" office:value="0" calcext:value-type="float">
            <text:p>0</text:p>
          </table:table-cell>
          <table:table-cell table:formula="of:=IFERROR(ROUND(((MIN(([.$E54]^2)/([.$T54]^2);[.$R$2]))*([.$J54]+3)*[.$T$2]))*5;0)" office:value-type="float" office:value="0" calcext:value-type="float">
            <text:p>0</text:p>
          </table:table-cell>
          <table:table-cell table:formula="of:=IFERROR(ROUND(((MIN(([.$G54]^2)/([.$T54]^2);[.$R$2]))*([.$J54]+3)*[.$T$2]))*5;0)" office:value-type="float" office:value="0" calcext:value-type="float">
            <text:p>0</text:p>
          </table:table-cell>
          <table:table-cell table:formula="of:=IFERROR(ROUND((MIN(([.$F54]^[.$Q$2])/([.$T54]^2);[.$R$2]))*([.$J54]+[.$M$2]))*5;0)" office:value-type="float" office:value="0" calcext:value-type="float">
            <text:p>0</text:p>
          </table:table-cell>
          <table:table-cell table:formula="of:=ROUND(AVERAGE([.K54:.Q54]))" office:value-type="float" office:value="0" calcext:value-type="float">
            <text:p>0</text:p>
          </table:table-cell>
          <table:table-cell table:formula="of:=ROUND((([.I54]/[.$S$1])*MAX([.I54]/350;0.8));2)" office:value-type="float" office:value="0" calcext:value-type="float">
            <text:p>0</text:p>
          </table:table-cell>
          <table:table-cell table:formula="of:=ROUND([.I54]/6;2)" office:value-type="float" office:value="0" calcext:value-type="float">
            <text:p>0</text:p>
          </table:table-cell>
          <table:table-cell/>
          <table:table-cell table:formula="of:=IFERROR(ROUND((((MIN(([.$C54]^2)/([.$T54]^2);[.$S$2])))*[.$S54]*0.8)+([.C54]/10))+10;10)" office:value-type="float" office:value="10" calcext:value-type="float">
            <text:p>10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(((MIN(([.$C54]^[.$AC$2])/([.$T54]^[.$AC$2]);[.$AE$2])))*[.$J54]*0.8)+([.$C54]/10))*5)+10; 30); 80); 0)" office:value-type="float" office:value="0" calcext:value-type="float">
            <text:p>0</text:p>
          </table:table-cell>
          <table:table-cell table:formula="of:=IFERROR(MIN(MAX(ROUND((MIN(([.$D54]^[.$L$2])/([.$T54]^[.$AC$2]);[.$AE$2]))*([.$J54]+[.$AF$2]))*5; [.$AI$2]); [.$AH$2]);0)" office:value-type="float" office:value="0" calcext:value-type="float">
            <text:p>0</text:p>
          </table:table-cell>
          <table:table-cell table:formula="of:=IFERROR(MIN(MAX(ROUND((MIN(([.$D54]+[.$G54]+[.$H54])/3/[.$T54];[.$AE$2]))*([.$J54]+3)*[.$AG$2])*5; [.$AI$2]); [.$AH$2]);0)" office:value-type="float" office:value="0" calcext:value-type="float">
            <text:p>0</text:p>
          </table:table-cell>
          <table:table-cell table:formula="of:=IFERROR(MIN(MAX(ROUND(((MIN(([.$H54]^2)/([.$T54]^[.$AC$2]);[.$AE$2]))*([.$J54]+3)*[.$AG$2]))*5; [.$AI$2]); [.$AH$2]);0)" office:value-type="float" office:value="0" calcext:value-type="float">
            <text:p>0</text:p>
          </table:table-cell>
          <table:table-cell table:formula="of:=IFERROR(MIN(MAX(ROUND(((MIN(([.$E54]^[.$AC$2])/([.$T54]^[.$AC$2]);[.$AE$2]))*([.$J54]+3)*[.$AG$2]))*5; [.$AI$2]); [.$AH$2]);0)" office:value-type="float" office:value="0" calcext:value-type="float">
            <text:p>0</text:p>
          </table:table-cell>
          <table:table-cell table:formula="of:=IFERROR(MIN(MAX(ROUND(((MIN(([.$G54]^[.$AC$2])/([.$T54]^[.$AC$2]);[.$AE$2]))*([.$J54]+3)*[.$AG$2]))*5; [.$AI$2]); [.$AH$2]);0)" office:value-type="float" office:value="0" calcext:value-type="float">
            <text:p>0</text:p>
          </table:table-cell>
          <table:table-cell table:formula="of:=IFERROR(MIN(MAX(ROUND((MIN(([.$F54]^[.$Q$2])/([.$T54]^[.$AC$2]);[.$AE$2]))*([.$J54]+[.$AF$2]))*5; [.$AI$2]); [.$AH$2]);0)" office:value-type="float" office:value="0" calcext:value-type="float">
            <text:p>0</text:p>
          </table:table-cell>
          <table:table-cell table:formula="of:=ROUND(AVERAGE([.AD54:.AJ54]);2)" office:value-type="float" office:value="0" calcext:value-type="float">
            <text:p>0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(((MIN(([.$C55]^[.$AC$2])/([.$T55]^[.$AC$2]);[.$AE$2])))*[.$J55]*0.8)+([.$C55]/10))*5)+10; 30); 80); 0)" office:value-type="float" office:value="55" calcext:value-type="float">
            <text:p>55</text:p>
          </table:table-cell>
          <table:table-cell table:formula="of:=IFERROR(MIN(MAX(ROUND((MIN(([.$D55]^[.$L$2])/([.$T55]^[.$AC$2]);[.$AE$2]))*([.$J55]+[.$AF$2]))*5; [.$AI$2]); [.$AH$2]);0)" office:value-type="float" office:value="30" calcext:value-type="float">
            <text:p>30</text:p>
          </table:table-cell>
          <table:table-cell table:formula="of:=IFERROR(MIN(MAX(ROUND((MIN(([.$D55]+[.$G55]+[.$H55])/3/[.$T55];[.$AE$2]))*([.$J55]+3)*[.$AG$2])*5; [.$AI$2]); [.$AH$2]);0)" office:value-type="float" office:value="25" calcext:value-type="float">
            <text:p>25</text:p>
          </table:table-cell>
          <table:table-cell table:formula="of:=IFERROR(MIN(MAX(ROUND(((MIN(([.$H55]^2)/([.$T55]^[.$AC$2]);[.$AE$2]))*([.$J55]+3)*[.$AG$2]))*5; [.$AI$2]); [.$AH$2]);0)" office:value-type="float" office:value="20" calcext:value-type="float">
            <text:p>20</text:p>
          </table:table-cell>
          <table:table-cell table:formula="of:=IFERROR(MIN(MAX(ROUND(((MIN(([.$E55]^[.$AC$2])/([.$T55]^[.$AC$2]);[.$AE$2]))*([.$J55]+3)*[.$AG$2]))*5; [.$AI$2]); [.$AH$2]);0)" office:value-type="float" office:value="25" calcext:value-type="float">
            <text:p>25</text:p>
          </table:table-cell>
          <table:table-cell table:formula="of:=IFERROR(MIN(MAX(ROUND(((MIN(([.$G55]^[.$AC$2])/([.$T55]^[.$AC$2]);[.$AE$2]))*([.$J55]+3)*[.$AG$2]))*5; [.$AI$2]); [.$AH$2]);0)" office:value-type="float" office:value="25" calcext:value-type="float">
            <text:p>25</text:p>
          </table:table-cell>
          <table:table-cell table:formula="of:=IFERROR(MIN(MAX(ROUND((MIN(([.$F55]^[.$Q$2])/([.$T55]^[.$AC$2]);[.$AE$2]))*([.$J55]+[.$AF$2]))*5; [.$AI$2]); [.$AH$2]);0)" office:value-type="float" office:value="15" calcext:value-type="float">
            <text:p>15</text:p>
          </table:table-cell>
          <table:table-cell table:formula="of:=ROUND(AVERAGE([.AD55:.AJ55]);2)" office:value-type="float" office:value="27.86" calcext:value-type="float">
            <text:p>27.86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(((MIN(([.$C56]^[.$AC$2])/([.$T56]^[.$AC$2]);[.$AE$2])))*[.$J56]*0.8)+([.$C56]/10))*5)+10; 30); 80); 0)" office:value-type="float" office:value="65" calcext:value-type="float">
            <text:p>65</text:p>
          </table:table-cell>
          <table:table-cell table:formula="of:=IFERROR(MIN(MAX(ROUND((MIN(([.$D56]^[.$L$2])/([.$T56]^[.$AC$2]);[.$AE$2]))*([.$J56]+[.$AF$2]))*5; [.$AI$2]); [.$AH$2]);0)" office:value-type="float" office:value="25" calcext:value-type="float">
            <text:p>25</text:p>
          </table:table-cell>
          <table:table-cell table:formula="of:=IFERROR(MIN(MAX(ROUND((MIN(([.$D56]+[.$G56]+[.$H56])/3/[.$T56];[.$AE$2]))*([.$J56]+3)*[.$AG$2])*5; [.$AI$2]); [.$AH$2]);0)" office:value-type="float" office:value="35" calcext:value-type="float">
            <text:p>35</text:p>
          </table:table-cell>
          <table:table-cell table:formula="of:=IFERROR(MIN(MAX(ROUND(((MIN(([.$H56]^2)/([.$T56]^[.$AC$2]);[.$AE$2]))*([.$J56]+3)*[.$AG$2]))*5; [.$AI$2]); [.$AH$2]);0)" office:value-type="float" office:value="35" calcext:value-type="float">
            <text:p>35</text:p>
          </table:table-cell>
          <table:table-cell table:formula="of:=IFERROR(MIN(MAX(ROUND(((MIN(([.$E56]^[.$AC$2])/([.$T56]^[.$AC$2]);[.$AE$2]))*([.$J56]+3)*[.$AG$2]))*5; [.$AI$2]); [.$AH$2]);0)" office:value-type="float" office:value="25" calcext:value-type="float">
            <text:p>25</text:p>
          </table:table-cell>
          <table:table-cell table:formula="of:=IFERROR(MIN(MAX(ROUND(((MIN(([.$G56]^[.$AC$2])/([.$T56]^[.$AC$2]);[.$AE$2]))*([.$J56]+3)*[.$AG$2]))*5; [.$AI$2]); [.$AH$2]);0)" office:value-type="float" office:value="35" calcext:value-type="float">
            <text:p>35</text:p>
          </table:table-cell>
          <table:table-cell table:formula="of:=IFERROR(MIN(MAX(ROUND((MIN(([.$F56]^[.$Q$2])/([.$T56]^[.$AC$2]);[.$AE$2]))*([.$J56]+[.$AF$2]))*5; [.$AI$2]); [.$AH$2]);0)" office:value-type="float" office:value="35" calcext:value-type="float">
            <text:p>35</text:p>
          </table:table-cell>
          <table:table-cell table:formula="of:=ROUND(AVERAGE([.AD56:.AJ56]);2)" office:value-type="float" office:value="36.43" calcext:value-type="float">
            <text:p>36.43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(((MIN(([.$C57]^[.$AC$2])/([.$T57]^[.$AC$2]);[.$AE$2])))*[.$J57]*0.8)+([.$C57]/10))*5)+10; 30); 80); 0)" office:value-type="float" office:value="35" calcext:value-type="float">
            <text:p>35</text:p>
          </table:table-cell>
          <table:table-cell table:formula="of:=IFERROR(MIN(MAX(ROUND((MIN(([.$D57]^[.$L$2])/([.$T57]^[.$AC$2]);[.$AE$2]))*([.$J57]+[.$AF$2]))*5; [.$AI$2]); [.$AH$2]);0)" office:value-type="float" office:value="30" calcext:value-type="float">
            <text:p>30</text:p>
          </table:table-cell>
          <table:table-cell table:formula="of:=IFERROR(MIN(MAX(ROUND((MIN(([.$D57]+[.$G57]+[.$H57])/3/[.$T57];[.$AE$2]))*([.$J57]+3)*[.$AG$2])*5; [.$AI$2]); [.$AH$2]);0)" office:value-type="float" office:value="30" calcext:value-type="float">
            <text:p>30</text:p>
          </table:table-cell>
          <table:table-cell table:formula="of:=IFERROR(MIN(MAX(ROUND(((MIN(([.$H57]^2)/([.$T57]^[.$AC$2]);[.$AE$2]))*([.$J57]+3)*[.$AG$2]))*5; [.$AI$2]); [.$AH$2]);0)" office:value-type="float" office:value="30" calcext:value-type="float">
            <text:p>30</text:p>
          </table:table-cell>
          <table:table-cell table:formula="of:=IFERROR(MIN(MAX(ROUND(((MIN(([.$E57]^[.$AC$2])/([.$T57]^[.$AC$2]);[.$AE$2]))*([.$J57]+3)*[.$AG$2]))*5; [.$AI$2]); [.$AH$2]);0)" office:value-type="float" office:value="15" calcext:value-type="float">
            <text:p>15</text:p>
          </table:table-cell>
          <table:table-cell table:formula="of:=IFERROR(MIN(MAX(ROUND(((MIN(([.$G57]^[.$AC$2])/([.$T57]^[.$AC$2]);[.$AE$2]))*([.$J57]+3)*[.$AG$2]))*5; [.$AI$2]); [.$AH$2]);0)" office:value-type="float" office:value="30" calcext:value-type="float">
            <text:p>30</text:p>
          </table:table-cell>
          <table:table-cell table:formula="of:=IFERROR(MIN(MAX(ROUND((MIN(([.$F57]^[.$Q$2])/([.$T57]^[.$AC$2]);[.$AE$2]))*([.$J57]+[.$AF$2]))*5; [.$AI$2]); [.$AH$2]);0)" office:value-type="float" office:value="10" calcext:value-type="float">
            <text:p>10</text:p>
          </table:table-cell>
          <table:table-cell table:formula="of:=ROUND(AVERAGE([.AD57:.AJ57]);2)" office:value-type="float" office:value="25.71" calcext:value-type="float">
            <text:p>25.71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(((MIN(([.$C58]^[.$AC$2])/([.$T58]^[.$AC$2]);[.$AE$2])))*[.$J58]*0.8)+([.$C58]/10))*5)+10; 30); 80); 0)" office:value-type="float" office:value="45" calcext:value-type="float">
            <text:p>45</text:p>
          </table:table-cell>
          <table:table-cell table:formula="of:=IFERROR(MIN(MAX(ROUND((MIN(([.$D58]^[.$L$2])/([.$T58]^[.$AC$2]);[.$AE$2]))*([.$J58]+[.$AF$2]))*5; [.$AI$2]); [.$AH$2]);0)" office:value-type="float" office:value="35" calcext:value-type="float">
            <text:p>35</text:p>
          </table:table-cell>
          <table:table-cell table:formula="of:=IFERROR(MIN(MAX(ROUND((MIN(([.$D58]+[.$G58]+[.$H58])/3/[.$T58];[.$AE$2]))*([.$J58]+3)*[.$AG$2])*5; [.$AI$2]); [.$AH$2]);0)" office:value-type="float" office:value="35" calcext:value-type="float">
            <text:p>35</text:p>
          </table:table-cell>
          <table:table-cell table:formula="of:=IFERROR(MIN(MAX(ROUND(((MIN(([.$H58]^2)/([.$T58]^[.$AC$2]);[.$AE$2]))*([.$J58]+3)*[.$AG$2]))*5; [.$AI$2]); [.$AH$2]);0)" office:value-type="float" office:value="35" calcext:value-type="float">
            <text:p>35</text:p>
          </table:table-cell>
          <table:table-cell table:formula="of:=IFERROR(MIN(MAX(ROUND(((MIN(([.$E58]^[.$AC$2])/([.$T58]^[.$AC$2]);[.$AE$2]))*([.$J58]+3)*[.$AG$2]))*5; [.$AI$2]); [.$AH$2]);0)" office:value-type="float" office:value="15" calcext:value-type="float">
            <text:p>15</text:p>
          </table:table-cell>
          <table:table-cell table:formula="of:=IFERROR(MIN(MAX(ROUND(((MIN(([.$G58]^[.$AC$2])/([.$T58]^[.$AC$2]);[.$AE$2]))*([.$J58]+3)*[.$AG$2]))*5; [.$AI$2]); [.$AH$2]);0)" office:value-type="float" office:value="35" calcext:value-type="float">
            <text:p>35</text:p>
          </table:table-cell>
          <table:table-cell table:formula="of:=IFERROR(MIN(MAX(ROUND((MIN(([.$F58]^[.$Q$2])/([.$T58]^[.$AC$2]);[.$AE$2]))*([.$J58]+[.$AF$2]))*5; [.$AI$2]); [.$AH$2]);0)" office:value-type="float" office:value="15" calcext:value-type="float">
            <text:p>15</text:p>
          </table:table-cell>
          <table:table-cell table:formula="of:=ROUND(AVERAGE([.AD58:.AJ58]);2)" office:value-type="float" office:value="30.71" calcext:value-type="float">
            <text:p>30.71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(((MIN(([.$C59]^[.$AC$2])/([.$T59]^[.$AC$2]);[.$AE$2])))*[.$J59]*0.8)+([.$C59]/10))*5)+10; 30); 80); 0)" office:value-type="float" office:value="40" calcext:value-type="float">
            <text:p>40</text:p>
          </table:table-cell>
          <table:table-cell table:formula="of:=IFERROR(MIN(MAX(ROUND((MIN(([.$D59]^[.$L$2])/([.$T59]^[.$AC$2]);[.$AE$2]))*([.$J59]+[.$AF$2]))*5; [.$AI$2]); [.$AH$2]);0)" office:value-type="float" office:value="30" calcext:value-type="float">
            <text:p>30</text:p>
          </table:table-cell>
          <table:table-cell table:formula="of:=IFERROR(MIN(MAX(ROUND((MIN(([.$D59]+[.$G59]+[.$H59])/3/[.$T59];[.$AE$2]))*([.$J59]+3)*[.$AG$2])*5; [.$AI$2]); [.$AH$2]);0)" office:value-type="float" office:value="25" calcext:value-type="float">
            <text:p>25</text:p>
          </table:table-cell>
          <table:table-cell table:formula="of:=IFERROR(MIN(MAX(ROUND(((MIN(([.$H59]^2)/([.$T59]^[.$AC$2]);[.$AE$2]))*([.$J59]+3)*[.$AG$2]))*5; [.$AI$2]); [.$AH$2]);0)" office:value-type="float" office:value="25" calcext:value-type="float">
            <text:p>25</text:p>
          </table:table-cell>
          <table:table-cell table:formula="of:=IFERROR(MIN(MAX(ROUND(((MIN(([.$E59]^[.$AC$2])/([.$T59]^[.$AC$2]);[.$AE$2]))*([.$J59]+3)*[.$AG$2]))*5; [.$AI$2]); [.$AH$2]);0)" office:value-type="float" office:value="15" calcext:value-type="float">
            <text:p>15</text:p>
          </table:table-cell>
          <table:table-cell table:formula="of:=IFERROR(MIN(MAX(ROUND(((MIN(([.$G59]^[.$AC$2])/([.$T59]^[.$AC$2]);[.$AE$2]))*([.$J59]+3)*[.$AG$2]))*5; [.$AI$2]); [.$AH$2]);0)" office:value-type="float" office:value="20" calcext:value-type="float">
            <text:p>20</text:p>
          </table:table-cell>
          <table:table-cell table:formula="of:=IFERROR(MIN(MAX(ROUND((MIN(([.$F59]^[.$Q$2])/([.$T59]^[.$AC$2]);[.$AE$2]))*([.$J59]+[.$AF$2]))*5; [.$AI$2]); [.$AH$2]);0)" office:value-type="float" office:value="15" calcext:value-type="float">
            <text:p>15</text:p>
          </table:table-cell>
          <table:table-cell table:formula="of:=ROUND(AVERAGE([.AD59:.AJ59]);2)" office:value-type="float" office:value="24.29" calcext:value-type="float">
            <text:p>24.29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(((MIN(([.$C60]^[.$AC$2])/([.$T60]^[.$AC$2]);[.$AE$2])))*[.$J60]*0.8)+([.$C60]/10))*5)+10; 30); 80); 0)" office:value-type="float" office:value="60" calcext:value-type="float">
            <text:p>60</text:p>
          </table:table-cell>
          <table:table-cell table:formula="of:=IFERROR(MIN(MAX(ROUND((MIN(([.$D60]^[.$L$2])/([.$T60]^[.$AC$2]);[.$AE$2]))*([.$J60]+[.$AF$2]))*5; [.$AI$2]); [.$AH$2]);0)" office:value-type="float" office:value="35" calcext:value-type="float">
            <text:p>35</text:p>
          </table:table-cell>
          <table:table-cell table:formula="of:=IFERROR(MIN(MAX(ROUND((MIN(([.$D60]+[.$G60]+[.$H60])/3/[.$T60];[.$AE$2]))*([.$J60]+3)*[.$AG$2])*5; [.$AI$2]); [.$AH$2]);0)" office:value-type="float" office:value="35" calcext:value-type="float">
            <text:p>35</text:p>
          </table:table-cell>
          <table:table-cell table:formula="of:=IFERROR(MIN(MAX(ROUND(((MIN(([.$H60]^2)/([.$T60]^[.$AC$2]);[.$AE$2]))*([.$J60]+3)*[.$AG$2]))*5; [.$AI$2]); [.$AH$2]);0)" office:value-type="float" office:value="35" calcext:value-type="float">
            <text:p>35</text:p>
          </table:table-cell>
          <table:table-cell table:formula="of:=IFERROR(MIN(MAX(ROUND(((MIN(([.$E60]^[.$AC$2])/([.$T60]^[.$AC$2]);[.$AE$2]))*([.$J60]+3)*[.$AG$2]))*5; [.$AI$2]); [.$AH$2]);0)" office:value-type="float" office:value="25" calcext:value-type="float">
            <text:p>25</text:p>
          </table:table-cell>
          <table:table-cell table:formula="of:=IFERROR(MIN(MAX(ROUND(((MIN(([.$G60]^[.$AC$2])/([.$T60]^[.$AC$2]);[.$AE$2]))*([.$J60]+3)*[.$AG$2]))*5; [.$AI$2]); [.$AH$2]);0)" office:value-type="float" office:value="25" calcext:value-type="float">
            <text:p>25</text:p>
          </table:table-cell>
          <table:table-cell table:formula="of:=IFERROR(MIN(MAX(ROUND((MIN(([.$F60]^[.$Q$2])/([.$T60]^[.$AC$2]);[.$AE$2]))*([.$J60]+[.$AF$2]))*5; [.$AI$2]); [.$AH$2]);0)" office:value-type="float" office:value="25" calcext:value-type="float">
            <text:p>25</text:p>
          </table:table-cell>
          <table:table-cell table:formula="of:=ROUND(AVERAGE([.AD60:.AJ60]);2)" office:value-type="float" office:value="34.29" calcext:value-type="float">
            <text:p>34.29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(((MIN(([.$C61]^[.$AC$2])/([.$T61]^[.$AC$2]);[.$AE$2])))*[.$J61]*0.8)+([.$C61]/10))*5)+10; 30); 80); 0)" office:value-type="float" office:value="50" calcext:value-type="float">
            <text:p>50</text:p>
          </table:table-cell>
          <table:table-cell table:formula="of:=IFERROR(MIN(MAX(ROUND((MIN(([.$D61]^[.$L$2])/([.$T61]^[.$AC$2]);[.$AE$2]))*([.$J61]+[.$AF$2]))*5; [.$AI$2]); [.$AH$2]);0)" office:value-type="float" office:value="25" calcext:value-type="float">
            <text:p>25</text:p>
          </table:table-cell>
          <table:table-cell table:formula="of:=IFERROR(MIN(MAX(ROUND((MIN(([.$D61]+[.$G61]+[.$H61])/3/[.$T61];[.$AE$2]))*([.$J61]+3)*[.$AG$2])*5; [.$AI$2]); [.$AH$2]);0)" office:value-type="float" office:value="30" calcext:value-type="float">
            <text:p>30</text:p>
          </table:table-cell>
          <table:table-cell table:formula="of:=IFERROR(MIN(MAX(ROUND(((MIN(([.$H61]^2)/([.$T61]^[.$AC$2]);[.$AE$2]))*([.$J61]+3)*[.$AG$2]))*5; [.$AI$2]); [.$AH$2]);0)" office:value-type="float" office:value="30" calcext:value-type="float">
            <text:p>30</text:p>
          </table:table-cell>
          <table:table-cell table:formula="of:=IFERROR(MIN(MAX(ROUND(((MIN(([.$E61]^[.$AC$2])/([.$T61]^[.$AC$2]);[.$AE$2]))*([.$J61]+3)*[.$AG$2]))*5; [.$AI$2]); [.$AH$2]);0)" office:value-type="float" office:value="25" calcext:value-type="float">
            <text:p>25</text:p>
          </table:table-cell>
          <table:table-cell table:formula="of:=IFERROR(MIN(MAX(ROUND(((MIN(([.$G61]^[.$AC$2])/([.$T61]^[.$AC$2]);[.$AE$2]))*([.$J61]+3)*[.$AG$2]))*5; [.$AI$2]); [.$AH$2]);0)" office:value-type="float" office:value="25" calcext:value-type="float">
            <text:p>25</text:p>
          </table:table-cell>
          <table:table-cell table:formula="of:=IFERROR(MIN(MAX(ROUND((MIN(([.$F61]^[.$Q$2])/([.$T61]^[.$AC$2]);[.$AE$2]))*([.$J61]+[.$AF$2]))*5; [.$AI$2]); [.$AH$2]);0)" office:value-type="float" office:value="30" calcext:value-type="float">
            <text:p>30</text:p>
          </table:table-cell>
          <table:table-cell table:formula="of:=ROUND(AVERAGE([.AD61:.AJ61]);2)" office:value-type="float" office:value="30.71" calcext:value-type="float">
            <text:p>30.71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(((MIN(([.$C62]^[.$AC$2])/([.$T62]^[.$AC$2]);[.$AE$2])))*[.$J62]*0.8)+([.$C62]/10))*5)+10; 30); 80); 0)" office:value-type="float" office:value="75" calcext:value-type="float">
            <text:p>75</text:p>
          </table:table-cell>
          <table:table-cell table:formula="of:=IFERROR(MIN(MAX(ROUND((MIN(([.$D62]^[.$L$2])/([.$T62]^[.$AC$2]);[.$AE$2]))*([.$J62]+[.$AF$2]))*5; [.$AI$2]); [.$AH$2]);0)" office:value-type="float" office:value="40" calcext:value-type="float">
            <text:p>40</text:p>
          </table:table-cell>
          <table:table-cell table:formula="of:=IFERROR(MIN(MAX(ROUND((MIN(([.$D62]+[.$G62]+[.$H62])/3/[.$T62];[.$AE$2]))*([.$J62]+3)*[.$AG$2])*5; [.$AI$2]); [.$AH$2]);0)" office:value-type="float" office:value="35" calcext:value-type="float">
            <text:p>35</text:p>
          </table:table-cell>
          <table:table-cell table:formula="of:=IFERROR(MIN(MAX(ROUND(((MIN(([.$H62]^2)/([.$T62]^[.$AC$2]);[.$AE$2]))*([.$J62]+3)*[.$AG$2]))*5; [.$AI$2]); [.$AH$2]);0)" office:value-type="float" office:value="35" calcext:value-type="float">
            <text:p>35</text:p>
          </table:table-cell>
          <table:table-cell table:formula="of:=IFERROR(MIN(MAX(ROUND(((MIN(([.$E62]^[.$AC$2])/([.$T62]^[.$AC$2]);[.$AE$2]))*([.$J62]+3)*[.$AG$2]))*5; [.$AI$2]); [.$AH$2]);0)" office:value-type="float" office:value="35" calcext:value-type="float">
            <text:p>35</text:p>
          </table:table-cell>
          <table:table-cell table:formula="of:=IFERROR(MIN(MAX(ROUND(((MIN(([.$G62]^[.$AC$2])/([.$T62]^[.$AC$2]);[.$AE$2]))*([.$J62]+3)*[.$AG$2]))*5; [.$AI$2]); [.$AH$2]);0)" office:value-type="float" office:value="35" calcext:value-type="float">
            <text:p>35</text:p>
          </table:table-cell>
          <table:table-cell table:formula="of:=IFERROR(MIN(MAX(ROUND((MIN(([.$F62]^[.$Q$2])/([.$T62]^[.$AC$2]);[.$AE$2]))*([.$J62]+[.$AF$2]))*5; [.$AI$2]); [.$AH$2]);0)" office:value-type="float" office:value="40" calcext:value-type="float">
            <text:p>40</text:p>
          </table:table-cell>
          <table:table-cell table:formula="of:=ROUND(AVERAGE([.AD62:.AJ62]);2)" office:value-type="float" office:value="42.14" calcext:value-type="float">
            <text:p>42.14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(((MIN(([.$C63]^[.$AC$2])/([.$T63]^[.$AC$2]);[.$AE$2])))*[.$J63]*0.8)+([.$C63]/10))*5)+10; 30); 80); 0)" office:value-type="float" office:value="40" calcext:value-type="float">
            <text:p>40</text:p>
          </table:table-cell>
          <table:table-cell table:formula="of:=IFERROR(MIN(MAX(ROUND((MIN(([.$D63]^[.$L$2])/([.$T63]^[.$AC$2]);[.$AE$2]))*([.$J63]+[.$AF$2]))*5; [.$AI$2]); [.$AH$2]);0)" office:value-type="float" office:value="25" calcext:value-type="float">
            <text:p>25</text:p>
          </table:table-cell>
          <table:table-cell table:formula="of:=IFERROR(MIN(MAX(ROUND((MIN(([.$D63]+[.$G63]+[.$H63])/3/[.$T63];[.$AE$2]))*([.$J63]+3)*[.$AG$2])*5; [.$AI$2]); [.$AH$2]);0)" office:value-type="float" office:value="25" calcext:value-type="float">
            <text:p>25</text:p>
          </table:table-cell>
          <table:table-cell table:formula="of:=IFERROR(MIN(MAX(ROUND(((MIN(([.$H63]^2)/([.$T63]^[.$AC$2]);[.$AE$2]))*([.$J63]+3)*[.$AG$2]))*5; [.$AI$2]); [.$AH$2]);0)" office:value-type="float" office:value="25" calcext:value-type="float">
            <text:p>25</text:p>
          </table:table-cell>
          <table:table-cell table:formula="of:=IFERROR(MIN(MAX(ROUND(((MIN(([.$E63]^[.$AC$2])/([.$T63]^[.$AC$2]);[.$AE$2]))*([.$J63]+3)*[.$AG$2]))*5; [.$AI$2]); [.$AH$2]);0)" office:value-type="float" office:value="15" calcext:value-type="float">
            <text:p>15</text:p>
          </table:table-cell>
          <table:table-cell table:formula="of:=IFERROR(MIN(MAX(ROUND(((MIN(([.$G63]^[.$AC$2])/([.$T63]^[.$AC$2]);[.$AE$2]))*([.$J63]+3)*[.$AG$2]))*5; [.$AI$2]); [.$AH$2]);0)" office:value-type="float" office:value="25" calcext:value-type="float">
            <text:p>25</text:p>
          </table:table-cell>
          <table:table-cell table:formula="of:=IFERROR(MIN(MAX(ROUND((MIN(([.$F63]^[.$Q$2])/([.$T63]^[.$AC$2]);[.$AE$2]))*([.$J63]+[.$AF$2])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4.29" calcext:value-type="float">
            <text:p>24.29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(((MIN(([.$C64]^[.$AC$2])/([.$T64]^[.$AC$2]);[.$AE$2])))*[.$J64]*0.8)+([.$C64]/10))*5)+10; 30); 80); 0)" office:value-type="float" office:value="60" calcext:value-type="float">
            <text:p>60</text:p>
          </table:table-cell>
          <table:table-cell table:formula="of:=IFERROR(MIN(MAX(ROUND((MIN(([.$D64]^[.$L$2])/([.$T64]^[.$AC$2]);[.$AE$2]))*([.$J64]+[.$AF$2]))*5; [.$AI$2]); [.$AH$2]);0)" office:value-type="float" office:value="35" calcext:value-type="float">
            <text:p>35</text:p>
          </table:table-cell>
          <table:table-cell table:formula="of:=IFERROR(MIN(MAX(ROUND((MIN(([.$D64]+[.$G64]+[.$H64])/3/[.$T64];[.$AE$2]))*([.$J64]+3)*[.$AG$2])*5; [.$AI$2]); [.$AH$2]);0)" office:value-type="float" office:value="35" calcext:value-type="float">
            <text:p>35</text:p>
          </table:table-cell>
          <table:table-cell table:formula="of:=IFERROR(MIN(MAX(ROUND(((MIN(([.$H64]^2)/([.$T64]^[.$AC$2]);[.$AE$2]))*([.$J64]+3)*[.$AG$2]))*5; [.$AI$2]); [.$AH$2]);0)" office:value-type="float" office:value="35" calcext:value-type="float">
            <text:p>35</text:p>
          </table:table-cell>
          <table:table-cell table:formula="of:=IFERROR(MIN(MAX(ROUND(((MIN(([.$E64]^[.$AC$2])/([.$T64]^[.$AC$2]);[.$AE$2]))*([.$J64]+3)*[.$AG$2]))*5; [.$AI$2]); [.$AH$2]);0)" office:value-type="float" office:value="25" calcext:value-type="float">
            <text:p>25</text:p>
          </table:table-cell>
          <table:table-cell table:formula="of:=IFERROR(MIN(MAX(ROUND(((MIN(([.$G64]^[.$AC$2])/([.$T64]^[.$AC$2]);[.$AE$2]))*([.$J64]+3)*[.$AG$2]))*5; [.$AI$2]); [.$AH$2]);0)" office:value-type="float" office:value="30" calcext:value-type="float">
            <text:p>30</text:p>
          </table:table-cell>
          <table:table-cell table:formula="of:=IFERROR(MIN(MAX(ROUND((MIN(([.$F64]^[.$Q$2])/([.$T64]^[.$AC$2]);[.$AE$2]))*([.$J64]+[.$AF$2]))*5; [.$AI$2]); [.$AH$2]);0)" office:value-type="float" office:value="25" calcext:value-type="float">
            <text:p>25</text:p>
          </table:table-cell>
          <table:table-cell table:formula="of:=ROUND(AVERAGE([.AD64:.AJ64]);2)" office:value-type="float" office:value="35" calcext:value-type="float">
            <text:p>35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(((MIN(([.$C65]^[.$AC$2])/([.$T65]^[.$AC$2]);[.$AE$2])))*[.$J65]*0.8)+([.$C65]/10))*5)+10; 30); 80); 0)" office:value-type="float" office:value="55" calcext:value-type="float">
            <text:p>55</text:p>
          </table:table-cell>
          <table:table-cell table:formula="of:=IFERROR(MIN(MAX(ROUND((MIN(([.$D65]^[.$L$2])/([.$T65]^[.$AC$2]);[.$AE$2]))*([.$J65]+[.$AF$2]))*5; [.$AI$2]); [.$AH$2]);0)" office:value-type="float" office:value="30" calcext:value-type="float">
            <text:p>30</text:p>
          </table:table-cell>
          <table:table-cell table:formula="of:=IFERROR(MIN(MAX(ROUND((MIN(([.$D65]+[.$G65]+[.$H65])/3/[.$T65];[.$AE$2]))*([.$J65]+3)*[.$AG$2])*5; [.$AI$2]); [.$AH$2]);0)" office:value-type="float" office:value="30" calcext:value-type="float">
            <text:p>30</text:p>
          </table:table-cell>
          <table:table-cell table:formula="of:=IFERROR(MIN(MAX(ROUND(((MIN(([.$H65]^2)/([.$T65]^[.$AC$2]);[.$AE$2]))*([.$J65]+3)*[.$AG$2]))*5; [.$AI$2]); [.$AH$2]);0)" office:value-type="float" office:value="30" calcext:value-type="float">
            <text:p>30</text:p>
          </table:table-cell>
          <table:table-cell table:formula="of:=IFERROR(MIN(MAX(ROUND(((MIN(([.$E65]^[.$AC$2])/([.$T65]^[.$AC$2]);[.$AE$2]))*([.$J65]+3)*[.$AG$2]))*5; [.$AI$2]); [.$AH$2]);0)" office:value-type="float" office:value="20" calcext:value-type="float">
            <text:p>20</text:p>
          </table:table-cell>
          <table:table-cell table:formula="of:=IFERROR(MIN(MAX(ROUND(((MIN(([.$G65]^[.$AC$2])/([.$T65]^[.$AC$2]);[.$AE$2]))*([.$J65]+3)*[.$AG$2]))*5; [.$AI$2]); [.$AH$2]);0)" office:value-type="float" office:value="25" calcext:value-type="float">
            <text:p>25</text:p>
          </table:table-cell>
          <table:table-cell table:formula="of:=IFERROR(MIN(MAX(ROUND((MIN(([.$F65]^[.$Q$2])/([.$T65]^[.$AC$2]);[.$AE$2]))*([.$J65]+[.$AF$2]))*5; [.$AI$2]); [.$AH$2]);0)" office:value-type="float" office:value="30" calcext:value-type="float">
            <text:p>30</text:p>
          </table:table-cell>
          <table:table-cell table:formula="of:=ROUND(AVERAGE([.AD65:.AJ65]);2)" office:value-type="float" office:value="31.43" calcext:value-type="float">
            <text:p>31.43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(((MIN(([.$C66]^[.$AC$2])/([.$T66]^[.$AC$2]);[.$AE$2])))*[.$J66]*0.8)+([.$C66]/10))*5)+10; 30); 80); 0)" office:value-type="float" office:value="80" calcext:value-type="float">
            <text:p>80</text:p>
          </table:table-cell>
          <table:table-cell table:formula="of:=IFERROR(MIN(MAX(ROUND((MIN(([.$D66]^[.$L$2])/([.$T66]^[.$AC$2]);[.$AE$2]))*([.$J66]+[.$AF$2]))*5; [.$AI$2]); [.$AH$2]);0)" office:value-type="float" office:value="45" calcext:value-type="float">
            <text:p>45</text:p>
          </table:table-cell>
          <table:table-cell table:formula="of:=IFERROR(MIN(MAX(ROUND((MIN(([.$D66]+[.$G66]+[.$H66])/3/[.$T66];[.$AE$2]))*([.$J66]+3)*[.$AG$2])*5; [.$AI$2]); [.$AH$2]);0)" office:value-type="float" office:value="40" calcext:value-type="float">
            <text:p>40</text:p>
          </table:table-cell>
          <table:table-cell table:formula="of:=IFERROR(MIN(MAX(ROUND(((MIN(([.$H66]^2)/([.$T66]^[.$AC$2]);[.$AE$2]))*([.$J66]+3)*[.$AG$2]))*5; [.$AI$2]); [.$AH$2]);0)" office:value-type="float" office:value="40" calcext:value-type="float">
            <text:p>40</text:p>
          </table:table-cell>
          <table:table-cell table:formula="of:=IFERROR(MIN(MAX(ROUND(((MIN(([.$E66]^[.$AC$2])/([.$T66]^[.$AC$2]);[.$AE$2]))*([.$J66]+3)*[.$AG$2]))*5; [.$AI$2]); [.$AH$2]);0)" office:value-type="float" office:value="35" calcext:value-type="float">
            <text:p>35</text:p>
          </table:table-cell>
          <table:table-cell table:formula="of:=IFERROR(MIN(MAX(ROUND(((MIN(([.$G66]^[.$AC$2])/([.$T66]^[.$AC$2]);[.$AE$2]))*([.$J66]+3)*[.$AG$2]))*5; [.$AI$2]); [.$AH$2]);0)" office:value-type="float" office:value="35" calcext:value-type="float">
            <text:p>35</text:p>
          </table:table-cell>
          <table:table-cell table:formula="of:=IFERROR(MIN(MAX(ROUND((MIN(([.$F66]^[.$Q$2])/([.$T66]^[.$AC$2]);[.$AE$2]))*([.$J66]+[.$AF$2]))*5; [.$AI$2]); [.$AH$2]);0)" office:value-type="float" office:value="45" calcext:value-type="float">
            <text:p>45</text:p>
          </table:table-cell>
          <table:table-cell table:formula="of:=ROUND(AVERAGE([.AD66:.AJ66]);2)" office:value-type="float" office:value="45.71" calcext:value-type="float">
            <text:p>45.71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(((MIN(([.$C67]^[.$AC$2])/([.$T67]^[.$AC$2]);[.$AE$2])))*[.$J67]*0.8)+([.$C67]/10))*5)+10; 30); 80); 0)" office:value-type="float" office:value="40" calcext:value-type="float">
            <text:p>40</text:p>
          </table:table-cell>
          <table:table-cell table:formula="of:=IFERROR(MIN(MAX(ROUND((MIN(([.$D67]^[.$L$2])/([.$T67]^[.$AC$2]);[.$AE$2]))*([.$J67]+[.$AF$2]))*5; [.$AI$2]); [.$AH$2]);0)" office:value-type="float" office:value="25" calcext:value-type="float">
            <text:p>25</text:p>
          </table:table-cell>
          <table:table-cell table:formula="of:=IFERROR(MIN(MAX(ROUND((MIN(([.$D67]+[.$G67]+[.$H67])/3/[.$T67];[.$AE$2]))*([.$J67]+3)*[.$AG$2])*5; [.$AI$2]); [.$AH$2]);0)" office:value-type="float" office:value="25" calcext:value-type="float">
            <text:p>25</text:p>
          </table:table-cell>
          <table:table-cell table:formula="of:=IFERROR(MIN(MAX(ROUND(((MIN(([.$H67]^2)/([.$T67]^[.$AC$2]);[.$AE$2]))*([.$J67]+3)*[.$AG$2]))*5; [.$AI$2]); [.$AH$2]);0)" office:value-type="float" office:value="25" calcext:value-type="float">
            <text:p>25</text:p>
          </table:table-cell>
          <table:table-cell table:formula="of:=IFERROR(MIN(MAX(ROUND(((MIN(([.$E67]^[.$AC$2])/([.$T67]^[.$AC$2]);[.$AE$2]))*([.$J67]+3)*[.$AG$2]))*5; [.$AI$2]); [.$AH$2]);0)" office:value-type="float" office:value="20" calcext:value-type="float">
            <text:p>20</text:p>
          </table:table-cell>
          <table:table-cell table:formula="of:=IFERROR(MIN(MAX(ROUND(((MIN(([.$G67]^[.$AC$2])/([.$T67]^[.$AC$2]);[.$AE$2]))*([.$J67]+3)*[.$AG$2]))*5; [.$AI$2]); [.$AH$2]);0)" office:value-type="float" office:value="20" calcext:value-type="float">
            <text:p>20</text:p>
          </table:table-cell>
          <table:table-cell table:formula="of:=IFERROR(MIN(MAX(ROUND((MIN(([.$F67]^[.$Q$2])/([.$T67]^[.$AC$2]);[.$AE$2]))*([.$J67]+[.$AF$2]))*5; [.$AI$2]); [.$AH$2]);0)" office:value-type="float" office:value="15" calcext:value-type="float">
            <text:p>15</text:p>
          </table:table-cell>
          <table:table-cell table:formula="of:=ROUND(AVERAGE([.AD67:.AJ67]);2)" office:value-type="float" office:value="24.29" calcext:value-type="float">
            <text:p>24.29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(((MIN(([.$C68]^[.$AC$2])/([.$T68]^[.$AC$2]);[.$AE$2])))*[.$J68]*0.8)+([.$C68]/10))*5)+10; 30); 80); 0)" office:value-type="float" office:value="60" calcext:value-type="float">
            <text:p>60</text:p>
          </table:table-cell>
          <table:table-cell table:formula="of:=IFERROR(MIN(MAX(ROUND((MIN(([.$D68]^[.$L$2])/([.$T68]^[.$AC$2]);[.$AE$2]))*([.$J68]+[.$AF$2]))*5; [.$AI$2]); [.$AH$2]);0)" office:value-type="float" office:value="35" calcext:value-type="float">
            <text:p>35</text:p>
          </table:table-cell>
          <table:table-cell table:formula="of:=IFERROR(MIN(MAX(ROUND((MIN(([.$D68]+[.$G68]+[.$H68])/3/[.$T68];[.$AE$2]))*([.$J68]+3)*[.$AG$2])*5; [.$AI$2]); [.$AH$2]);0)" office:value-type="float" office:value="30" calcext:value-type="float">
            <text:p>30</text:p>
          </table:table-cell>
          <table:table-cell table:formula="of:=IFERROR(MIN(MAX(ROUND(((MIN(([.$H68]^2)/([.$T68]^[.$AC$2]);[.$AE$2]))*([.$J68]+3)*[.$AG$2]))*5; [.$AI$2]); [.$AH$2]);0)" office:value-type="float" office:value="30" calcext:value-type="float">
            <text:p>30</text:p>
          </table:table-cell>
          <table:table-cell table:formula="of:=IFERROR(MIN(MAX(ROUND(((MIN(([.$E68]^[.$AC$2])/([.$T68]^[.$AC$2]);[.$AE$2]))*([.$J68]+3)*[.$AG$2]))*5; [.$AI$2]); [.$AH$2]);0)" office:value-type="float" office:value="30" calcext:value-type="float">
            <text:p>30</text:p>
          </table:table-cell>
          <table:table-cell table:formula="of:=IFERROR(MIN(MAX(ROUND(((MIN(([.$G68]^[.$AC$2])/([.$T68]^[.$AC$2]);[.$AE$2]))*([.$J68]+3)*[.$AG$2]))*5; [.$AI$2]); [.$AH$2]);0)" office:value-type="float" office:value="20" calcext:value-type="float">
            <text:p>20</text:p>
          </table:table-cell>
          <table:table-cell table:formula="of:=IFERROR(MIN(MAX(ROUND((MIN(([.$F68]^[.$Q$2])/([.$T68]^[.$AC$2]);[.$AE$2]))*([.$J68]+[.$AF$2]))*5; [.$AI$2]); [.$AH$2]);0)" office:value-type="float" office:value="20" calcext:value-type="float">
            <text:p>20</text:p>
          </table:table-cell>
          <table:table-cell table:formula="of:=ROUND(AVERAGE([.AD68:.AJ68]);2)" office:value-type="float" office:value="32.14" calcext:value-type="float">
            <text:p>32.14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(((MIN(([.$C69]^[.$AC$2])/([.$T69]^[.$AC$2]);[.$AE$2])))*[.$J69]*0.8)+([.$C69]/10))*5)+10; 30); 80); 0)" office:value-type="float" office:value="80" calcext:value-type="float">
            <text:p>80</text:p>
          </table:table-cell>
          <table:table-cell table:formula="of:=IFERROR(MIN(MAX(ROUND((MIN(([.$D69]^[.$L$2])/([.$T69]^[.$AC$2]);[.$AE$2]))*([.$J69]+[.$AF$2]))*5; [.$AI$2]); [.$AH$2]);0)" office:value-type="float" office:value="40" calcext:value-type="float">
            <text:p>40</text:p>
          </table:table-cell>
          <table:table-cell table:formula="of:=IFERROR(MIN(MAX(ROUND((MIN(([.$D69]+[.$G69]+[.$H69])/3/[.$T69];[.$AE$2]))*([.$J69]+3)*[.$AG$2])*5; [.$AI$2]); [.$AH$2]);0)" office:value-type="float" office:value="40" calcext:value-type="float">
            <text:p>40</text:p>
          </table:table-cell>
          <table:table-cell table:formula="of:=IFERROR(MIN(MAX(ROUND(((MIN(([.$H69]^2)/([.$T69]^[.$AC$2]);[.$AE$2]))*([.$J69]+3)*[.$AG$2]))*5; [.$AI$2]); [.$AH$2]);0)" office:value-type="float" office:value="25" calcext:value-type="float">
            <text:p>25</text:p>
          </table:table-cell>
          <table:table-cell table:formula="of:=IFERROR(MIN(MAX(ROUND(((MIN(([.$E69]^[.$AC$2])/([.$T69]^[.$AC$2]);[.$AE$2]))*([.$J69]+3)*[.$AG$2]))*5; [.$AI$2]); [.$AH$2]);0)" office:value-type="float" office:value="40" calcext:value-type="float">
            <text:p>40</text:p>
          </table:table-cell>
          <table:table-cell table:formula="of:=IFERROR(MIN(MAX(ROUND(((MIN(([.$G69]^[.$AC$2])/([.$T69]^[.$AC$2]);[.$AE$2]))*([.$J69]+3)*[.$AG$2]))*5; [.$AI$2]); [.$AH$2]);0)" office:value-type="float" office:value="40" calcext:value-type="float">
            <text:p>40</text:p>
          </table:table-cell>
          <table:table-cell table:formula="of:=IFERROR(MIN(MAX(ROUND((MIN(([.$F69]^[.$Q$2])/([.$T69]^[.$AC$2]);[.$AE$2]))*([.$J69]+[.$AF$2]))*5; [.$AI$2]); [.$AH$2]);0)" office:value-type="float" office:value="25" calcext:value-type="float">
            <text:p>25</text:p>
          </table:table-cell>
          <table:table-cell table:formula="of:=ROUND(AVERAGE([.AD69:.AJ69]);2)" office:value-type="float" office:value="41.43" calcext:value-type="float">
            <text:p>41.43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(((MIN(([.$C70]^[.$AC$2])/([.$T70]^[.$AC$2]);[.$AE$2])))*[.$J70]*0.8)+([.$C70]/10))*5)+10; 30); 80); 0)" office:value-type="float" office:value="30" calcext:value-type="float">
            <text:p>30</text:p>
          </table:table-cell>
          <table:table-cell table:formula="of:=IFERROR(MIN(MAX(ROUND((MIN(([.$D70]^[.$L$2])/([.$T70]^[.$AC$2]);[.$AE$2]))*([.$J70]+[.$AF$2]))*5; [.$AI$2]); [.$AH$2]);0)" office:value-type="float" office:value="10" calcext:value-type="float">
            <text:p>10</text:p>
          </table:table-cell>
          <table:table-cell table:formula="of:=IFERROR(MIN(MAX(ROUND((MIN(([.$D70]+[.$G70]+[.$H70])/3/[.$T70];[.$AE$2]))*([.$J70]+3)*[.$AG$2])*5; [.$AI$2]); [.$AH$2]);0)" office:value-type="float" office:value="25" calcext:value-type="float">
            <text:p>25</text:p>
          </table:table-cell>
          <table:table-cell table:formula="of:=IFERROR(MIN(MAX(ROUND(((MIN(([.$H70]^2)/([.$T70]^[.$AC$2]);[.$AE$2]))*([.$J70]+3)*[.$AG$2]))*5; [.$AI$2]); [.$AH$2]);0)" office:value-type="float" office:value="25" calcext:value-type="float">
            <text:p>25</text:p>
          </table:table-cell>
          <table:table-cell table:formula="of:=IFERROR(MIN(MAX(ROUND(((MIN(([.$E70]^[.$AC$2])/([.$T70]^[.$AC$2]);[.$AE$2]))*([.$J70]+3)*[.$AG$2]))*5; [.$AI$2]); [.$AH$2]);0)" office:value-type="float" office:value="10" calcext:value-type="float">
            <text:p>10</text:p>
          </table:table-cell>
          <table:table-cell table:formula="of:=IFERROR(MIN(MAX(ROUND(((MIN(([.$G70]^[.$AC$2])/([.$T70]^[.$AC$2]);[.$AE$2]))*([.$J70]+3)*[.$AG$2]))*5; [.$AI$2]); [.$AH$2]);0)" office:value-type="float" office:value="25" calcext:value-type="float">
            <text:p>25</text:p>
          </table:table-cell>
          <table:table-cell table:formula="of:=IFERROR(MIN(MAX(ROUND((MIN(([.$F70]^[.$Q$2])/([.$T70]^[.$AC$2]);[.$AE$2]))*([.$J70]+[.$AF$2]))*5; [.$AI$2]); [.$AH$2]);0)" office:value-type="float" office:value="30" calcext:value-type="float">
            <text:p>30</text:p>
          </table:table-cell>
          <table:table-cell table:formula="of:=ROUND(AVERAGE([.AD70:.AJ70]);2)" office:value-type="float" office:value="22.14" calcext:value-type="float">
            <text:p>22.14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(((MIN(([.$C71]^[.$AC$2])/([.$T71]^[.$AC$2]);[.$AE$2])))*[.$J71]*0.8)+([.$C71]/10))*5)+10; 30); 80); 0)" office:value-type="float" office:value="40" calcext:value-type="float">
            <text:p>40</text:p>
          </table:table-cell>
          <table:table-cell table:formula="of:=IFERROR(MIN(MAX(ROUND((MIN(([.$D71]^[.$L$2])/([.$T71]^[.$AC$2]);[.$AE$2]))*([.$J71]+[.$AF$2]))*5; [.$AI$2]); [.$AH$2]);0)" office:value-type="float" office:value="10" calcext:value-type="float">
            <text:p>10</text:p>
          </table:table-cell>
          <table:table-cell table:formula="of:=IFERROR(MIN(MAX(ROUND((MIN(([.$D71]+[.$G71]+[.$H71])/3/[.$T71];[.$AE$2]))*([.$J71]+3)*[.$AG$2])*5; [.$AI$2]); [.$AH$2]);0)" office:value-type="float" office:value="30" calcext:value-type="float">
            <text:p>30</text:p>
          </table:table-cell>
          <table:table-cell table:formula="of:=IFERROR(MIN(MAX(ROUND(((MIN(([.$H71]^2)/([.$T71]^[.$AC$2]);[.$AE$2]))*([.$J71]+3)*[.$AG$2]))*5; [.$AI$2]); [.$AH$2]);0)" office:value-type="float" office:value="30" calcext:value-type="float">
            <text:p>30</text:p>
          </table:table-cell>
          <table:table-cell table:formula="of:=IFERROR(MIN(MAX(ROUND(((MIN(([.$E71]^[.$AC$2])/([.$T71]^[.$AC$2]);[.$AE$2]))*([.$J71]+3)*[.$AG$2]))*5; [.$AI$2]); [.$AH$2]);0)" office:value-type="float" office:value="10" calcext:value-type="float">
            <text:p>10</text:p>
          </table:table-cell>
          <table:table-cell table:formula="of:=IFERROR(MIN(MAX(ROUND(((MIN(([.$G71]^[.$AC$2])/([.$T71]^[.$AC$2]);[.$AE$2]))*([.$J71]+3)*[.$AG$2]))*5; [.$AI$2]); [.$AH$2]);0)" office:value-type="float" office:value="30" calcext:value-type="float">
            <text:p>30</text:p>
          </table:table-cell>
          <table:table-cell table:formula="of:=IFERROR(MIN(MAX(ROUND((MIN(([.$F71]^[.$Q$2])/([.$T71]^[.$AC$2]);[.$AE$2]))*([.$J71]+[.$AF$2]))*5; [.$AI$2]); [.$AH$2]);0)" office:value-type="float" office:value="35" calcext:value-type="float">
            <text:p>35</text:p>
          </table:table-cell>
          <table:table-cell table:formula="of:=ROUND(AVERAGE([.AD71:.AJ71]);2)" office:value-type="float" office:value="26.43" calcext:value-type="float">
            <text:p>26.43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(((MIN(([.$C72]^[.$AC$2])/([.$T72]^[.$AC$2]);[.$AE$2])))*[.$J72]*0.8)+([.$C72]/10))*5)+10; 30); 80); 0)" office:value-type="float" office:value="50" calcext:value-type="float">
            <text:p>50</text:p>
          </table:table-cell>
          <table:table-cell table:formula="of:=IFERROR(MIN(MAX(ROUND((MIN(([.$D72]^[.$L$2])/([.$T72]^[.$AC$2]);[.$AE$2]))*([.$J72]+[.$AF$2]))*5; [.$AI$2]); [.$AH$2]);0)" office:value-type="float" office:value="15" calcext:value-type="float">
            <text:p>15</text:p>
          </table:table-cell>
          <table:table-cell table:formula="of:=IFERROR(MIN(MAX(ROUND((MIN(([.$D72]+[.$G72]+[.$H72])/3/[.$T72];[.$AE$2]))*([.$J72]+3)*[.$AG$2])*5; [.$AI$2]); [.$AH$2]);0)" office:value-type="float" office:value="35" calcext:value-type="float">
            <text:p>35</text:p>
          </table:table-cell>
          <table:table-cell table:formula="of:=IFERROR(MIN(MAX(ROUND(((MIN(([.$H72]^2)/([.$T72]^[.$AC$2]);[.$AE$2]))*([.$J72]+3)*[.$AG$2]))*5; [.$AI$2]); [.$AH$2]);0)" office:value-type="float" office:value="35" calcext:value-type="float">
            <text:p>35</text:p>
          </table:table-cell>
          <table:table-cell table:formula="of:=IFERROR(MIN(MAX(ROUND(((MIN(([.$E72]^[.$AC$2])/([.$T72]^[.$AC$2]);[.$AE$2]))*([.$J72]+3)*[.$AG$2]))*5; [.$AI$2]); [.$AH$2]);0)" office:value-type="float" office:value="10" calcext:value-type="float">
            <text:p>10</text:p>
          </table:table-cell>
          <table:table-cell table:formula="of:=IFERROR(MIN(MAX(ROUND(((MIN(([.$G72]^[.$AC$2])/([.$T72]^[.$AC$2]);[.$AE$2]))*([.$J72]+3)*[.$AG$2]))*5; [.$AI$2]); [.$AH$2]);0)" office:value-type="float" office:value="35" calcext:value-type="float">
            <text:p>35</text:p>
          </table:table-cell>
          <table:table-cell table:formula="of:=IFERROR(MIN(MAX(ROUND((MIN(([.$F72]^[.$Q$2])/([.$T72]^[.$AC$2]);[.$AE$2]))*([.$J72]+[.$AF$2]))*5; [.$AI$2]); [.$AH$2]);0)" office:value-type="float" office:value="40" calcext:value-type="float">
            <text:p>40</text:p>
          </table:table-cell>
          <table:table-cell table:formula="of:=ROUND(AVERAGE([.AD72:.AJ72]);2)" office:value-type="float" office:value="31.43" calcext:value-type="float">
            <text:p>31.43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(((MIN(([.$C73]^[.$AC$2])/([.$T73]^[.$AC$2]);[.$AE$2])))*[.$J73]*0.8)+([.$C73]/10))*5)+10; 30); 80); 0)" office:value-type="float" office:value="60" calcext:value-type="float">
            <text:p>60</text:p>
          </table:table-cell>
          <table:table-cell table:formula="of:=IFERROR(MIN(MAX(ROUND((MIN(([.$D73]^[.$L$2])/([.$T73]^[.$AC$2]);[.$AE$2]))*([.$J73]+[.$AF$2]))*5; [.$AI$2]); [.$AH$2]);0)" office:value-type="float" office:value="30" calcext:value-type="float">
            <text:p>30</text:p>
          </table:table-cell>
          <table:table-cell table:formula="of:=IFERROR(MIN(MAX(ROUND((MIN(([.$D73]+[.$G73]+[.$H73])/3/[.$T73];[.$AE$2]))*([.$J73]+3)*[.$AG$2])*5; [.$AI$2]); [.$AH$2]);0)" office:value-type="float" office:value="25" calcext:value-type="float">
            <text:p>25</text:p>
          </table:table-cell>
          <table:table-cell table:formula="of:=IFERROR(MIN(MAX(ROUND(((MIN(([.$H73]^2)/([.$T73]^[.$AC$2]);[.$AE$2]))*([.$J73]+3)*[.$AG$2]))*5; [.$AI$2]); [.$AH$2]);0)" office:value-type="float" office:value="15" calcext:value-type="float">
            <text:p>15</text:p>
          </table:table-cell>
          <table:table-cell table:formula="of:=IFERROR(MIN(MAX(ROUND(((MIN(([.$E73]^[.$AC$2])/([.$T73]^[.$AC$2]);[.$AE$2]))*([.$J73]+3)*[.$AG$2]))*5; [.$AI$2]); [.$AH$2]);0)" office:value-type="float" office:value="25" calcext:value-type="float">
            <text:p>25</text:p>
          </table:table-cell>
          <table:table-cell table:formula="of:=IFERROR(MIN(MAX(ROUND(((MIN(([.$G73]^[.$AC$2])/([.$T73]^[.$AC$2]);[.$AE$2]))*([.$J73]+3)*[.$AG$2]))*5; [.$AI$2]); [.$AH$2]);0)" office:value-type="float" office:value="15" calcext:value-type="float">
            <text:p>15</text:p>
          </table:table-cell>
          <table:table-cell table:formula="of:=IFERROR(MIN(MAX(ROUND((MIN(([.$F73]^[.$Q$2])/([.$T73]^[.$AC$2]);[.$AE$2]))*([.$J73]+[.$AF$2])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6.43" calcext:value-type="float">
            <text:p>26.43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(((MIN(([.$C74]^[.$AC$2])/([.$T74]^[.$AC$2]);[.$AE$2])))*[.$J74]*0.8)+([.$C74]/10))*5)+10; 30); 80); 0)" office:value-type="float" office:value="70" calcext:value-type="float">
            <text:p>70</text:p>
          </table:table-cell>
          <table:table-cell table:formula="of:=IFERROR(MIN(MAX(ROUND((MIN(([.$D74]^[.$L$2])/([.$T74]^[.$AC$2]);[.$AE$2]))*([.$J74]+[.$AF$2]))*5; [.$AI$2]); [.$AH$2]);0)" office:value-type="float" office:value="35" calcext:value-type="float">
            <text:p>35</text:p>
          </table:table-cell>
          <table:table-cell table:formula="of:=IFERROR(MIN(MAX(ROUND((MIN(([.$D74]+[.$G74]+[.$H74])/3/[.$T74];[.$AE$2]))*([.$J74]+3)*[.$AG$2])*5; [.$AI$2]); [.$AH$2]);0)" office:value-type="float" office:value="30" calcext:value-type="float">
            <text:p>30</text:p>
          </table:table-cell>
          <table:table-cell table:formula="of:=IFERROR(MIN(MAX(ROUND(((MIN(([.$H74]^2)/([.$T74]^[.$AC$2]);[.$AE$2]))*([.$J74]+3)*[.$AG$2]))*5; [.$AI$2]); [.$AH$2]);0)" office:value-type="float" office:value="15" calcext:value-type="float">
            <text:p>15</text:p>
          </table:table-cell>
          <table:table-cell table:formula="of:=IFERROR(MIN(MAX(ROUND(((MIN(([.$E74]^[.$AC$2])/([.$T74]^[.$AC$2]);[.$AE$2]))*([.$J74]+3)*[.$AG$2]))*5; [.$AI$2]); [.$AH$2]);0)" office:value-type="float" office:value="30" calcext:value-type="float">
            <text:p>30</text:p>
          </table:table-cell>
          <table:table-cell table:formula="of:=IFERROR(MIN(MAX(ROUND(((MIN(([.$G74]^[.$AC$2])/([.$T74]^[.$AC$2]);[.$AE$2]))*([.$J74]+3)*[.$AG$2]))*5; [.$AI$2]); [.$AH$2]);0)" office:value-type="float" office:value="25" calcext:value-type="float">
            <text:p>25</text:p>
          </table:table-cell>
          <table:table-cell table:formula="of:=IFERROR(MIN(MAX(ROUND((MIN(([.$F74]^[.$Q$2])/([.$T74]^[.$AC$2]);[.$AE$2]))*([.$J74]+[.$AF$2])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2.14" calcext:value-type="float">
            <text:p>32.14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(((MIN(([.$C75]^[.$AC$2])/([.$T75]^[.$AC$2]);[.$AE$2])))*[.$J75]*0.8)+([.$C75]/10))*5)+10; 30); 80); 0)" office:value-type="float" office:value="80" calcext:value-type="float">
            <text:p>80</text:p>
          </table:table-cell>
          <table:table-cell table:formula="of:=IFERROR(MIN(MAX(ROUND((MIN(([.$D75]^[.$L$2])/([.$T75]^[.$AC$2]);[.$AE$2]))*([.$J75]+[.$AF$2]))*5; [.$AI$2]); [.$AH$2]);0)" office:value-type="float" office:value="40" calcext:value-type="float">
            <text:p>40</text:p>
          </table:table-cell>
          <table:table-cell table:formula="of:=IFERROR(MIN(MAX(ROUND((MIN(([.$D75]+[.$G75]+[.$H75])/3/[.$T75];[.$AE$2]))*([.$J75]+3)*[.$AG$2])*5; [.$AI$2]); [.$AH$2]);0)" office:value-type="float" office:value="35" calcext:value-type="float">
            <text:p>35</text:p>
          </table:table-cell>
          <table:table-cell table:formula="of:=IFERROR(MIN(MAX(ROUND(((MIN(([.$H75]^2)/([.$T75]^[.$AC$2]);[.$AE$2]))*([.$J75]+3)*[.$AG$2]))*5; [.$AI$2]); [.$AH$2]);0)" office:value-type="float" office:value="15" calcext:value-type="float">
            <text:p>15</text:p>
          </table:table-cell>
          <table:table-cell table:formula="of:=IFERROR(MIN(MAX(ROUND(((MIN(([.$E75]^[.$AC$2])/([.$T75]^[.$AC$2]);[.$AE$2]))*([.$J75]+3)*[.$AG$2]))*5; [.$AI$2]); [.$AH$2]);0)" office:value-type="float" office:value="35" calcext:value-type="float">
            <text:p>35</text:p>
          </table:table-cell>
          <table:table-cell table:formula="of:=IFERROR(MIN(MAX(ROUND(((MIN(([.$G75]^[.$AC$2])/([.$T75]^[.$AC$2]);[.$AE$2]))*([.$J75]+3)*[.$AG$2]))*5; [.$AI$2]); [.$AH$2]);0)" office:value-type="float" office:value="35" calcext:value-type="float">
            <text:p>35</text:p>
          </table:table-cell>
          <table:table-cell table:formula="of:=IFERROR(MIN(MAX(ROUND((MIN(([.$F75]^[.$Q$2])/([.$T75]^[.$AC$2]);[.$AE$2]))*([.$J75]+[.$AF$2]))*5; [.$AI$2]); [.$AH$2]);0)" office:value-type="float" office:value="25" calcext:value-type="float">
            <text:p>25</text:p>
          </table:table-cell>
          <table:table-cell table:formula="of:=ROUND(AVERAGE([.AD75:.AJ75]);2)" office:value-type="float" office:value="37.86" calcext:value-type="float">
            <text:p>37.86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(((MIN(([.$C76]^[.$AC$2])/([.$T76]^[.$AC$2]);[.$AE$2])))*[.$J76]*0.8)+([.$C76]/10))*5)+10; 30); 80); 0)" office:value-type="float" office:value="50" calcext:value-type="float">
            <text:p>50</text:p>
          </table:table-cell>
          <table:table-cell table:formula="of:=IFERROR(MIN(MAX(ROUND((MIN(([.$D76]^[.$L$2])/([.$T76]^[.$AC$2]);[.$AE$2]))*([.$J76]+[.$AF$2]))*5; [.$AI$2]); [.$AH$2]);0)" office:value-type="float" office:value="30" calcext:value-type="float">
            <text:p>30</text:p>
          </table:table-cell>
          <table:table-cell table:formula="of:=IFERROR(MIN(MAX(ROUND((MIN(([.$D76]+[.$G76]+[.$H76])/3/[.$T76];[.$AE$2]))*([.$J76]+3)*[.$AG$2])*5; [.$AI$2]); [.$AH$2]);0)" office:value-type="float" office:value="25" calcext:value-type="float">
            <text:p>25</text:p>
          </table:table-cell>
          <table:table-cell table:formula="of:=IFERROR(MIN(MAX(ROUND(((MIN(([.$H76]^2)/([.$T76]^[.$AC$2]);[.$AE$2]))*([.$J76]+3)*[.$AG$2]))*5; [.$AI$2]); [.$AH$2]);0)" office:value-type="float" office:value="20" calcext:value-type="float">
            <text:p>20</text:p>
          </table:table-cell>
          <table:table-cell table:formula="of:=IFERROR(MIN(MAX(ROUND(((MIN(([.$E76]^[.$AC$2])/([.$T76]^[.$AC$2]);[.$AE$2]))*([.$J76]+3)*[.$AG$2]))*5; [.$AI$2]); [.$AH$2]);0)" office:value-type="float" office:value="15" calcext:value-type="float">
            <text:p>15</text:p>
          </table:table-cell>
          <table:table-cell table:formula="of:=IFERROR(MIN(MAX(ROUND(((MIN(([.$G76]^[.$AC$2])/([.$T76]^[.$AC$2]);[.$AE$2]))*([.$J76]+3)*[.$AG$2]))*5; [.$AI$2]); [.$AH$2]);0)" office:value-type="float" office:value="10" calcext:value-type="float">
            <text:p>10</text:p>
          </table:table-cell>
          <table:table-cell table:formula="of:=IFERROR(MIN(MAX(ROUND((MIN(([.$F76]^[.$Q$2])/([.$T76]^[.$AC$2]);[.$AE$2]))*([.$J76]+[.$AF$2]))*5; [.$AI$2]); [.$AH$2]);0)" office:value-type="float" office:value="30" calcext:value-type="float">
            <text:p>30</text:p>
          </table:table-cell>
          <table:table-cell table:formula="of:=ROUND(AVERAGE([.AD76:.AJ76]);2)" office:value-type="float" office:value="25.71" calcext:value-type="float">
            <text:p>25.71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(((MIN(([.$C77]^[.$AC$2])/([.$T77]^[.$AC$2]);[.$AE$2])))*[.$J77]*0.8)+([.$C77]/10))*5)+10; 30); 80); 0)" office:value-type="float" office:value="60" calcext:value-type="float">
            <text:p>60</text:p>
          </table:table-cell>
          <table:table-cell table:formula="of:=IFERROR(MIN(MAX(ROUND((MIN(([.$D77]^[.$L$2])/([.$T77]^[.$AC$2]);[.$AE$2]))*([.$J77]+[.$AF$2]))*5; [.$AI$2]); [.$AH$2]);0)" office:value-type="float" office:value="35" calcext:value-type="float">
            <text:p>35</text:p>
          </table:table-cell>
          <table:table-cell table:formula="of:=IFERROR(MIN(MAX(ROUND((MIN(([.$D77]+[.$G77]+[.$H77])/3/[.$T77];[.$AE$2]))*([.$J77]+3)*[.$AG$2])*5; [.$AI$2]); [.$AH$2]);0)" office:value-type="float" office:value="30" calcext:value-type="float">
            <text:p>30</text:p>
          </table:table-cell>
          <table:table-cell table:formula="of:=IFERROR(MIN(MAX(ROUND(((MIN(([.$H77]^2)/([.$T77]^[.$AC$2]);[.$AE$2]))*([.$J77]+3)*[.$AG$2]))*5; [.$AI$2]); [.$AH$2]);0)" office:value-type="float" office:value="25" calcext:value-type="float">
            <text:p>25</text:p>
          </table:table-cell>
          <table:table-cell table:formula="of:=IFERROR(MIN(MAX(ROUND(((MIN(([.$E77]^[.$AC$2])/([.$T77]^[.$AC$2]);[.$AE$2]))*([.$J77]+3)*[.$AG$2]))*5; [.$AI$2]); [.$AH$2]);0)" office:value-type="float" office:value="20" calcext:value-type="float">
            <text:p>20</text:p>
          </table:table-cell>
          <table:table-cell table:formula="of:=IFERROR(MIN(MAX(ROUND(((MIN(([.$G77]^[.$AC$2])/([.$T77]^[.$AC$2]);[.$AE$2]))*([.$J77]+3)*[.$AG$2]))*5; [.$AI$2]); [.$AH$2]);0)" office:value-type="float" office:value="15" calcext:value-type="float">
            <text:p>15</text:p>
          </table:table-cell>
          <table:table-cell table:formula="of:=IFERROR(MIN(MAX(ROUND((MIN(([.$F77]^[.$Q$2])/([.$T77]^[.$AC$2]);[.$AE$2]))*([.$J77]+[.$AF$2]))*5; [.$AI$2]); [.$AH$2]);0)" office:value-type="float" office:value="35" calcext:value-type="float">
            <text:p>35</text:p>
          </table:table-cell>
          <table:table-cell table:formula="of:=ROUND(AVERAGE([.AD77:.AJ77]);2)" office:value-type="float" office:value="31.43" calcext:value-type="float">
            <text:p>31.43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(((MIN(([.$C78]^[.$AC$2])/([.$T78]^[.$AC$2]);[.$AE$2])))*[.$J78]*0.8)+([.$C78]/10))*5)+10; 30); 80); 0)" office:value-type="float" office:value="75" calcext:value-type="float">
            <text:p>75</text:p>
          </table:table-cell>
          <table:table-cell table:formula="of:=IFERROR(MIN(MAX(ROUND((MIN(([.$D78]^[.$L$2])/([.$T78]^[.$AC$2]);[.$AE$2]))*([.$J78]+[.$AF$2]))*5; [.$AI$2]); [.$AH$2]);0)" office:value-type="float" office:value="40" calcext:value-type="float">
            <text:p>40</text:p>
          </table:table-cell>
          <table:table-cell table:formula="of:=IFERROR(MIN(MAX(ROUND((MIN(([.$D78]+[.$G78]+[.$H78])/3/[.$T78];[.$AE$2]))*([.$J78]+3)*[.$AG$2])*5; [.$AI$2]); [.$AH$2]);0)" office:value-type="float" office:value="35" calcext:value-type="float">
            <text:p>35</text:p>
          </table:table-cell>
          <table:table-cell table:formula="of:=IFERROR(MIN(MAX(ROUND(((MIN(([.$H78]^2)/([.$T78]^[.$AC$2]);[.$AE$2]))*([.$J78]+3)*[.$AG$2]))*5; [.$AI$2]); [.$AH$2]);0)" office:value-type="float" office:value="30" calcext:value-type="float">
            <text:p>30</text:p>
          </table:table-cell>
          <table:table-cell table:formula="of:=IFERROR(MIN(MAX(ROUND(((MIN(([.$E78]^[.$AC$2])/([.$T78]^[.$AC$2]);[.$AE$2]))*([.$J78]+3)*[.$AG$2]))*5; [.$AI$2]); [.$AH$2]);0)" office:value-type="float" office:value="25" calcext:value-type="float">
            <text:p>25</text:p>
          </table:table-cell>
          <table:table-cell table:formula="of:=IFERROR(MIN(MAX(ROUND(((MIN(([.$G78]^[.$AC$2])/([.$T78]^[.$AC$2]);[.$AE$2]))*([.$J78]+3)*[.$AG$2]))*5; [.$AI$2]); [.$AH$2]);0)" office:value-type="float" office:value="30" calcext:value-type="float">
            <text:p>30</text:p>
          </table:table-cell>
          <table:table-cell table:formula="of:=IFERROR(MIN(MAX(ROUND((MIN(([.$F78]^[.$Q$2])/([.$T78]^[.$AC$2]);[.$AE$2]))*([.$J78]+[.$AF$2]))*5; [.$AI$2]); [.$AH$2]);0)" office:value-type="float" office:value="40" calcext:value-type="float">
            <text:p>40</text:p>
          </table:table-cell>
          <table:table-cell table:formula="of:=ROUND(AVERAGE([.AD78:.AJ78]);2)" office:value-type="float" office:value="39.29" calcext:value-type="float">
            <text:p>39.29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(((MIN(([.$C79]^[.$AC$2])/([.$T79]^[.$AC$2]);[.$AE$2])))*[.$J79]*0.8)+([.$C79]/10))*5)+10; 30); 80); 0)" office:value-type="float" office:value="40" calcext:value-type="float">
            <text:p>40</text:p>
          </table:table-cell>
          <table:table-cell table:formula="of:=IFERROR(MIN(MAX(ROUND((MIN(([.$D79]^[.$L$2])/([.$T79]^[.$AC$2]);[.$AE$2]))*([.$J79]+[.$AF$2]))*5; [.$AI$2]); [.$AH$2]);0)" office:value-type="float" office:value="15" calcext:value-type="float">
            <text:p>15</text:p>
          </table:table-cell>
          <table:table-cell table:formula="of:=IFERROR(MIN(MAX(ROUND((MIN(([.$D79]+[.$G79]+[.$H79])/3/[.$T79];[.$AE$2]))*([.$J79]+3)*[.$AG$2])*5; [.$AI$2]); [.$AH$2]);0)" office:value-type="float" office:value="30" calcext:value-type="float">
            <text:p>30</text:p>
          </table:table-cell>
          <table:table-cell table:formula="of:=IFERROR(MIN(MAX(ROUND(((MIN(([.$H79]^2)/([.$T79]^[.$AC$2]);[.$AE$2]))*([.$J79]+3)*[.$AG$2]))*5; [.$AI$2]); [.$AH$2]);0)" office:value-type="float" office:value="30" calcext:value-type="float">
            <text:p>30</text:p>
          </table:table-cell>
          <table:table-cell table:formula="of:=IFERROR(MIN(MAX(ROUND(((MIN(([.$E79]^[.$AC$2])/([.$T79]^[.$AC$2]);[.$AE$2]))*([.$J79]+3)*[.$AG$2]))*5; [.$AI$2]); [.$AH$2]);0)" office:value-type="float" office:value="10" calcext:value-type="float">
            <text:p>10</text:p>
          </table:table-cell>
          <table:table-cell table:formula="of:=IFERROR(MIN(MAX(ROUND(((MIN(([.$G79]^[.$AC$2])/([.$T79]^[.$AC$2]);[.$AE$2]))*([.$J79]+3)*[.$AG$2]))*5; [.$AI$2]); [.$AH$2]);0)" office:value-type="float" office:value="30" calcext:value-type="float">
            <text:p>30</text:p>
          </table:table-cell>
          <table:table-cell table:formula="of:=IFERROR(MIN(MAX(ROUND((MIN(([.$F79]^[.$Q$2])/([.$T79]^[.$AC$2]);[.$AE$2]))*([.$J79]+[.$AF$2]))*5; [.$AI$2]); [.$AH$2]);0)" office:value-type="float" office:value="25" calcext:value-type="float">
            <text:p>25</text:p>
          </table:table-cell>
          <table:table-cell table:formula="of:=ROUND(AVERAGE([.AD79:.AJ79]);2)" office:value-type="float" office:value="25.71" calcext:value-type="float">
            <text:p>25.71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(((MIN(([.$C80]^[.$AC$2])/([.$T80]^[.$AC$2]);[.$AE$2])))*[.$J80]*0.8)+([.$C80]/10))*5)+10; 30); 80); 0)" office:value-type="float" office:value="75" calcext:value-type="float">
            <text:p>75</text:p>
          </table:table-cell>
          <table:table-cell table:formula="of:=IFERROR(MIN(MAX(ROUND((MIN(([.$D80]^[.$L$2])/([.$T80]^[.$AC$2]);[.$AE$2]))*([.$J80]+[.$AF$2]))*5; [.$AI$2]); [.$AH$2]);0)" office:value-type="float" office:value="25" calcext:value-type="float">
            <text:p>25</text:p>
          </table:table-cell>
          <table:table-cell table:formula="of:=IFERROR(MIN(MAX(ROUND((MIN(([.$D80]+[.$G80]+[.$H80])/3/[.$T80];[.$AE$2]))*([.$J80]+3)*[.$AG$2])*5; [.$AI$2]); [.$AH$2]);0)" office:value-type="float" office:value="40" calcext:value-type="float">
            <text:p>40</text:p>
          </table:table-cell>
          <table:table-cell table:formula="of:=IFERROR(MIN(MAX(ROUND(((MIN(([.$H80]^2)/([.$T80]^[.$AC$2]);[.$AE$2]))*([.$J80]+3)*[.$AG$2]))*5; [.$AI$2]); [.$AH$2]);0)" office:value-type="float" office:value="40" calcext:value-type="float">
            <text:p>40</text:p>
          </table:table-cell>
          <table:table-cell table:formula="of:=IFERROR(MIN(MAX(ROUND(((MIN(([.$E80]^[.$AC$2])/([.$T80]^[.$AC$2]);[.$AE$2]))*([.$J80]+3)*[.$AG$2]))*5; [.$AI$2]); [.$AH$2]);0)" office:value-type="float" office:value="25" calcext:value-type="float">
            <text:p>25</text:p>
          </table:table-cell>
          <table:table-cell table:formula="of:=IFERROR(MIN(MAX(ROUND(((MIN(([.$G80]^[.$AC$2])/([.$T80]^[.$AC$2]);[.$AE$2]))*([.$J80]+3)*[.$AG$2]))*5; [.$AI$2]); [.$AH$2]);0)" office:value-type="float" office:value="40" calcext:value-type="float">
            <text:p>40</text:p>
          </table:table-cell>
          <table:table-cell table:formula="of:=IFERROR(MIN(MAX(ROUND((MIN(([.$F80]^[.$Q$2])/([.$T80]^[.$AC$2]);[.$AE$2]))*([.$J80]+[.$AF$2]))*5; [.$AI$2]); [.$AH$2]);0)" office:value-type="float" office:value="35" calcext:value-type="float">
            <text:p>35</text:p>
          </table:table-cell>
          <table:table-cell table:formula="of:=ROUND(AVERAGE([.AD80:.AJ80]);2)" office:value-type="float" office:value="40" calcext:value-type="float">
            <text:p>40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(((MIN(([.$C81]^[.$AC$2])/([.$T81]^[.$AC$2]);[.$AE$2])))*[.$J81]*0.8)+([.$C81]/10))*5)+10; 30); 80); 0)" office:value-type="float" office:value="40" calcext:value-type="float">
            <text:p>40</text:p>
          </table:table-cell>
          <table:table-cell table:formula="of:=IFERROR(MIN(MAX(ROUND((MIN(([.$D81]^[.$L$2])/([.$T81]^[.$AC$2]);[.$AE$2]))*([.$J81]+[.$AF$2]))*5; [.$AI$2]); [.$AH$2]);0)" office:value-type="float" office:value="30" calcext:value-type="float">
            <text:p>30</text:p>
          </table:table-cell>
          <table:table-cell table:formula="of:=IFERROR(MIN(MAX(ROUND((MIN(([.$D81]+[.$G81]+[.$H81])/3/[.$T81];[.$AE$2]))*([.$J81]+3)*[.$AG$2])*5; [.$AI$2]); [.$AH$2]);0)" office:value-type="float" office:value="25" calcext:value-type="float">
            <text:p>25</text:p>
          </table:table-cell>
          <table:table-cell table:formula="of:=IFERROR(MIN(MAX(ROUND(((MIN(([.$H81]^2)/([.$T81]^[.$AC$2]);[.$AE$2]))*([.$J81]+3)*[.$AG$2]))*5; [.$AI$2]); [.$AH$2]);0)" office:value-type="float" office:value="10" calcext:value-type="float">
            <text:p>10</text:p>
          </table:table-cell>
          <table:table-cell table:formula="of:=IFERROR(MIN(MAX(ROUND(((MIN(([.$E81]^[.$AC$2])/([.$T81]^[.$AC$2]);[.$AE$2]))*([.$J81]+3)*[.$AG$2]))*5; [.$AI$2]); [.$AH$2]);0)" office:value-type="float" office:value="25" calcext:value-type="float">
            <text:p>25</text:p>
          </table:table-cell>
          <table:table-cell table:formula="of:=IFERROR(MIN(MAX(ROUND(((MIN(([.$G81]^[.$AC$2])/([.$T81]^[.$AC$2]);[.$AE$2]))*([.$J81]+3)*[.$AG$2]))*5; [.$AI$2]); [.$AH$2]);0)" office:value-type="float" office:value="10" calcext:value-type="float">
            <text:p>10</text:p>
          </table:table-cell>
          <table:table-cell table:formula="of:=IFERROR(MIN(MAX(ROUND((MIN(([.$F81]^[.$Q$2])/([.$T81]^[.$AC$2]);[.$AE$2]))*([.$J81]+[.$AF$2]))*5; [.$AI$2]); [.$AH$2]);0)" office:value-type="float" office:value="10" calcext:value-type="float">
            <text:p>10</text:p>
          </table:table-cell>
          <table:table-cell table:formula="of:=ROUND(AVERAGE([.AD81:.AJ81]);2)" office:value-type="float" office:value="21.43" calcext:value-type="float">
            <text:p>21.43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(((MIN(([.$C82]^[.$AC$2])/([.$T82]^[.$AC$2]);[.$AE$2])))*[.$J82]*0.8)+([.$C82]/10))*5)+10; 30); 80); 0)" office:value-type="float" office:value="50" calcext:value-type="float">
            <text:p>50</text:p>
          </table:table-cell>
          <table:table-cell table:formula="of:=IFERROR(MIN(MAX(ROUND((MIN(([.$D82]^[.$L$2])/([.$T82]^[.$AC$2]);[.$AE$2]))*([.$J82]+[.$AF$2]))*5; [.$AI$2]); [.$AH$2]);0)" office:value-type="float" office:value="35" calcext:value-type="float">
            <text:p>35</text:p>
          </table:table-cell>
          <table:table-cell table:formula="of:=IFERROR(MIN(MAX(ROUND((MIN(([.$D82]+[.$G82]+[.$H82])/3/[.$T82];[.$AE$2]))*([.$J82]+3)*[.$AG$2])*5; [.$AI$2]); [.$AH$2]);0)" office:value-type="float" office:value="30" calcext:value-type="float">
            <text:p>30</text:p>
          </table:table-cell>
          <table:table-cell table:formula="of:=IFERROR(MIN(MAX(ROUND(((MIN(([.$H82]^2)/([.$T82]^[.$AC$2]);[.$AE$2]))*([.$J82]+3)*[.$AG$2]))*5; [.$AI$2]); [.$AH$2]);0)" office:value-type="float" office:value="10" calcext:value-type="float">
            <text:p>10</text:p>
          </table:table-cell>
          <table:table-cell table:formula="of:=IFERROR(MIN(MAX(ROUND(((MIN(([.$E82]^[.$AC$2])/([.$T82]^[.$AC$2]);[.$AE$2]))*([.$J82]+3)*[.$AG$2]))*5; [.$AI$2]); [.$AH$2]);0)" office:value-type="float" office:value="30" calcext:value-type="float">
            <text:p>30</text:p>
          </table:table-cell>
          <table:table-cell table:formula="of:=IFERROR(MIN(MAX(ROUND(((MIN(([.$G82]^[.$AC$2])/([.$T82]^[.$AC$2]);[.$AE$2]))*([.$J82]+3)*[.$AG$2]))*5; [.$AI$2]); [.$AH$2]);0)" office:value-type="float" office:value="15" calcext:value-type="float">
            <text:p>15</text:p>
          </table:table-cell>
          <table:table-cell table:formula="of:=IFERROR(MIN(MAX(ROUND((MIN(([.$F82]^[.$Q$2])/([.$T82]^[.$AC$2]);[.$AE$2]))*([.$J82]+[.$AF$2]))*5; [.$AI$2]); [.$AH$2]);0)" office:value-type="float" office:value="15" calcext:value-type="float">
            <text:p>15</text:p>
          </table:table-cell>
          <table:table-cell table:formula="of:=ROUND(AVERAGE([.AD82:.AJ82]);2)" office:value-type="float" office:value="26.43" calcext:value-type="float">
            <text:p>26.43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 table:number-columns-repeated="7"/>
          <table:table-cell table:formula="of:=SUM([.C83:.H83])" office:value-type="float" office:value="0" calcext:value-type="float">
            <text:p>0</text:p>
          </table:table-cell>
          <table:table-cell table:formula="of:=ROUND((([.I83]/[.$S$1])*MAX([.I83]/420; 1.2));2)" office:value-type="float" office:value="0" calcext:value-type="float">
            <text:p>0</text:p>
          </table:table-cell>
          <table:table-cell table:formula="of:=IFERROR((ROUND((((MIN(([.$C83]^2)/([.$T83]^2);[.$R$2])))*[.$J83]*0.8)+([.C83]/10))*5)+10; 0)" office:value-type="float" office:value="0" calcext:value-type="float">
            <text:p>0</text:p>
          </table:table-cell>
          <table:table-cell table:formula="of:=IFERROR(ROUND((MIN(([.$D83]^[.$L$2])/([.$T83]^2);[.$R$2]))*([.$J83]+[.$M$2]))*5;0)" office:value-type="float" office:value="0" calcext:value-type="float">
            <text:p>0</text:p>
          </table:table-cell>
          <table:table-cell table:formula="of:=IFERROR(ROUND((MIN(([.$D83]+[.$G83]+[.$H83])/3/[.$T83];[.$R$2]))*([.$J83]+3))*5;0)" office:value-type="float" office:value="0" calcext:value-type="float">
            <text:p>0</text:p>
          </table:table-cell>
          <table:table-cell table:formula="of:=IFERROR(ROUND(((MIN(([.$H83]^2)/([.$T83]^2);[.$R$2]))*([.$J83]+3)*[.$T$2]))*5;0)" office:value-type="float" office:value="0" calcext:value-type="float">
            <text:p>0</text:p>
          </table:table-cell>
          <table:table-cell table:formula="of:=IFERROR(ROUND(((MIN(([.$E83]^2)/([.$T83]^2);[.$R$2]))*([.$J83]+3)*[.$T$2]))*5;0)" office:value-type="float" office:value="0" calcext:value-type="float">
            <text:p>0</text:p>
          </table:table-cell>
          <table:table-cell table:formula="of:=IFERROR(ROUND(((MIN(([.$G83]^2)/([.$T83]^2);[.$R$2]))*([.$J83]+3)*[.$T$2]))*5;0)" office:value-type="float" office:value="0" calcext:value-type="float">
            <text:p>0</text:p>
          </table:table-cell>
          <table:table-cell table:formula="of:=IFERROR(ROUND((MIN(([.$F83]^[.$Q$2])/([.$T83]^2);[.$R$2]))*([.$J83]+[.$M$2]))*5;0)" office:value-type="float" office:value="0" calcext:value-type="float">
            <text:p>0</text:p>
          </table:table-cell>
          <table:table-cell table:formula="of:=ROUND(AVERAGE([.K83:.Q83]))" office:value-type="float" office:value="0" calcext:value-type="float">
            <text:p>0</text:p>
          </table:table-cell>
          <table:table-cell table:formula="of:=ROUND((([.I83]/[.$S$1])*MAX([.I83]/350;0.8));2)" office:value-type="float" office:value="0" calcext:value-type="float">
            <text:p>0</text:p>
          </table:table-cell>
          <table:table-cell table:formula="of:=ROUND([.I83]/6;2)" office:value-type="float" office:value="0" calcext:value-type="float">
            <text:p>0</text:p>
          </table:table-cell>
          <table:table-cell/>
          <table:table-cell table:formula="of:=IFERROR(ROUND((((MIN(([.$C83]^2)/([.$T83]^2);[.$S$2])))*[.$S83]*0.8)+([.C83]/10))+10;10)" office:value-type="float" office:value="10" calcext:value-type="float">
            <text:p>10</text:p>
          </table:table-cell>
          <table:table-cell table:formula="of:=IFERROR(ROUND(((MIN(([.$D83]^2)/([.$T83]^2);[.$S$2])))*[.$S83]);0)" office:value-type="float" office:value="0" calcext:value-type="float">
            <text:p>0</text:p>
          </table:table-cell>
          <table:table-cell table:formula="of:=IFERROR(ROUND(MIN(([.D83]+[.G83]+[.H83])/3/[.$T83];[.$S$2])^2*[.$S83]);0)" office:value-type="float" office:value="0" calcext:value-type="float">
            <text:p>0</text:p>
          </table:table-cell>
          <table:table-cell table:formula="of:=IFERROR(ROUND(((MIN(([.H83]^2)/([.$T83]^2);[.$S$2])))*[.$S83]*[.$T$1]);0)" office:value-type="float" office:value="0" calcext:value-type="float">
            <text:p>0</text:p>
          </table:table-cell>
          <table:table-cell table:formula="of:=IFERROR(ROUND(((MIN(([.E83]^2)/([.$T83]^2);[.$S$2])))*[.$S83]*[.$T$1]);0)" office:value-type="float" office:value="0" calcext:value-type="float">
            <text:p>0</text:p>
          </table:table-cell>
          <table:table-cell table:formula="of:=IFERROR(ROUND(((MIN(([.G83]^2)/([.$T83]^2);[.$S$2])))*[.$S83]*[.$T$1]);0)" office:value-type="float" office:value="0" calcext:value-type="float">
            <text:p>0</text:p>
          </table:table-cell>
          <table:table-cell table:formula="of:=IFERROR(ROUND(((MIN(([.F83]^2)/([.$T83]^2);[.$S$2]))*[.$S83]));0)" office:value-type="float" office:value="0" calcext:value-type="float">
            <text:p>0</text:p>
          </table:table-cell>
          <table:table-cell table:formula="of:=ROUND(AVERAGE([.W83:.AB83]);2)" office:value-type="float" office:value="0" calcext:value-type="float">
            <text:p>0</text:p>
          </table:table-cell>
          <table:table-cell table:formula="of:=IFERROR(MIN(MAX((ROUND((((MIN(([.$C83]^[.$AC$2])/([.$T83]^[.$AC$2]);[.$AE$2])))*[.$J83]*0.8)+([.$C83]/10))*5)+10; 30); 80); 0)" office:value-type="float" office:value="0" calcext:value-type="float">
            <text:p>0</text:p>
          </table:table-cell>
          <table:table-cell table:formula="of:=IFERROR(MIN(MAX(ROUND((MIN(([.$D83]^[.$L$2])/([.$T83]^[.$AC$2]);[.$AE$2]))*([.$J83]+[.$AF$2]))*5; [.$AI$2]); [.$AH$2]);0)" office:value-type="float" office:value="0" calcext:value-type="float">
            <text:p>0</text:p>
          </table:table-cell>
          <table:table-cell table:formula="of:=IFERROR(MIN(MAX(ROUND((MIN(([.$D83]+[.$G83]+[.$H83])/3/[.$T83];[.$AE$2]))*([.$J83]+3)*[.$AG$2])*5; [.$AI$2]); [.$AH$2]);0)" office:value-type="float" office:value="0" calcext:value-type="float">
            <text:p>0</text:p>
          </table:table-cell>
          <table:table-cell table:formula="of:=IFERROR(MIN(MAX(ROUND(((MIN(([.$H83]^2)/([.$T83]^[.$AC$2]);[.$AE$2]))*([.$J83]+3)*[.$AG$2]))*5; [.$AI$2]); [.$AH$2]);0)" office:value-type="float" office:value="0" calcext:value-type="float">
            <text:p>0</text:p>
          </table:table-cell>
          <table:table-cell table:formula="of:=IFERROR(MIN(MAX(ROUND(((MIN(([.$E83]^[.$AC$2])/([.$T83]^[.$AC$2]);[.$AE$2]))*([.$J83]+3)*[.$AG$2]))*5; [.$AI$2]); [.$AH$2]);0)" office:value-type="float" office:value="0" calcext:value-type="float">
            <text:p>0</text:p>
          </table:table-cell>
          <table:table-cell table:formula="of:=IFERROR(MIN(MAX(ROUND(((MIN(([.$G83]^[.$AC$2])/([.$T83]^[.$AC$2]);[.$AE$2]))*([.$J83]+3)*[.$AG$2]))*5; [.$AI$2]); [.$AH$2]);0)" office:value-type="float" office:value="0" calcext:value-type="float">
            <text:p>0</text:p>
          </table:table-cell>
          <table:table-cell table:formula="of:=IFERROR(MIN(MAX(ROUND((MIN(([.$F83]^[.$Q$2])/([.$T83]^[.$AC$2]);[.$AE$2]))*([.$J83]+[.$AF$2]))*5; [.$AI$2]); [.$AH$2]);0)" office:value-type="float" office:value="0" calcext:value-type="float">
            <text:p>0</text:p>
          </table:table-cell>
          <table:table-cell table:formula="of:=ROUND(AVERAGE([.AD83:.AJ83]);2)" office:value-type="float" office:value="0" calcext:value-type="float">
            <text:p>0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(((MIN(([.$C84]^[.$AC$2])/([.$T84]^[.$AC$2]);[.$AE$2])))*[.$J84]*0.8)+([.$C84]/10))*5)+10; 30); 80); 0)" office:value-type="float" office:value="75" calcext:value-type="float">
            <text:p>75</text:p>
          </table:table-cell>
          <table:table-cell table:formula="of:=IFERROR(MIN(MAX(ROUND((MIN(([.$D84]^[.$L$2])/([.$T84]^[.$AC$2]);[.$AE$2]))*([.$J84]+[.$AF$2]))*5; [.$AI$2]); [.$AH$2]);0)" office:value-type="float" office:value="40" calcext:value-type="float">
            <text:p>40</text:p>
          </table:table-cell>
          <table:table-cell table:formula="of:=IFERROR(MIN(MAX(ROUND((MIN(([.$D84]+[.$G84]+[.$H84])/3/[.$T84];[.$AE$2]))*([.$J84]+3)*[.$AG$2])*5; [.$AI$2]); [.$AH$2]);0)" office:value-type="float" office:value="35" calcext:value-type="float">
            <text:p>35</text:p>
          </table:table-cell>
          <table:table-cell table:formula="of:=IFERROR(MIN(MAX(ROUND(((MIN(([.$H84]^2)/([.$T84]^[.$AC$2]);[.$AE$2]))*([.$J84]+3)*[.$AG$2]))*5; [.$AI$2]); [.$AH$2]);0)" office:value-type="float" office:value="10" calcext:value-type="float">
            <text:p>10</text:p>
          </table:table-cell>
          <table:table-cell table:formula="of:=IFERROR(MIN(MAX(ROUND(((MIN(([.$E84]^[.$AC$2])/([.$T84]^[.$AC$2]);[.$AE$2]))*([.$J84]+3)*[.$AG$2]))*5; [.$AI$2]); [.$AH$2]);0)" office:value-type="float" office:value="35" calcext:value-type="float">
            <text:p>35</text:p>
          </table:table-cell>
          <table:table-cell table:formula="of:=IFERROR(MIN(MAX(ROUND(((MIN(([.$G84]^[.$AC$2])/([.$T84]^[.$AC$2]);[.$AE$2]))*([.$J84]+3)*[.$AG$2]))*5; [.$AI$2]); [.$AH$2]);0)" office:value-type="float" office:value="25" calcext:value-type="float">
            <text:p>25</text:p>
          </table:table-cell>
          <table:table-cell table:formula="of:=IFERROR(MIN(MAX(ROUND((MIN(([.$F84]^[.$Q$2])/([.$T84]^[.$AC$2]);[.$AE$2]))*([.$J84]+[.$AF$2]))*5; [.$AI$2]); [.$AH$2]);0)" office:value-type="float" office:value="15" calcext:value-type="float">
            <text:p>15</text:p>
          </table:table-cell>
          <table:table-cell table:formula="of:=ROUND(AVERAGE([.AD84:.AJ84]);2)" office:value-type="float" office:value="33.57" calcext:value-type="float">
            <text:p>33.57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(((MIN(([.$C85]^[.$AC$2])/([.$T85]^[.$AC$2]);[.$AE$2])))*[.$J85]*0.8)+([.$C85]/10))*5)+10; 30); 80); 0)" office:value-type="float" office:value="45" calcext:value-type="float">
            <text:p>45</text:p>
          </table:table-cell>
          <table:table-cell table:formula="of:=IFERROR(MIN(MAX(ROUND((MIN(([.$D85]^[.$L$2])/([.$T85]^[.$AC$2]);[.$AE$2]))*([.$J85]+[.$AF$2]))*5; [.$AI$2]); [.$AH$2]);0)" office:value-type="float" office:value="35" calcext:value-type="float">
            <text:p>35</text:p>
          </table:table-cell>
          <table:table-cell table:formula="of:=IFERROR(MIN(MAX(ROUND((MIN(([.$D85]+[.$G85]+[.$H85])/3/[.$T85];[.$AE$2]))*([.$J85]+3)*[.$AG$2])*5; [.$AI$2]); [.$AH$2]);0)" office:value-type="float" office:value="30" calcext:value-type="float">
            <text:p>30</text:p>
          </table:table-cell>
          <table:table-cell table:formula="of:=IFERROR(MIN(MAX(ROUND(((MIN(([.$H85]^2)/([.$T85]^[.$AC$2]);[.$AE$2]))*([.$J85]+3)*[.$AG$2]))*5; [.$AI$2]); [.$AH$2]);0)" office:value-type="float" office:value="30" calcext:value-type="float">
            <text:p>30</text:p>
          </table:table-cell>
          <table:table-cell table:formula="of:=IFERROR(MIN(MAX(ROUND(((MIN(([.$E85]^[.$AC$2])/([.$T85]^[.$AC$2]);[.$AE$2]))*([.$J85]+3)*[.$AG$2]))*5; [.$AI$2]); [.$AH$2]);0)" office:value-type="float" office:value="20" calcext:value-type="float">
            <text:p>20</text:p>
          </table:table-cell>
          <table:table-cell table:formula="of:=IFERROR(MIN(MAX(ROUND(((MIN(([.$G85]^[.$AC$2])/([.$T85]^[.$AC$2]);[.$AE$2]))*([.$J85]+3)*[.$AG$2]))*5; [.$AI$2]); [.$AH$2]);0)" office:value-type="float" office:value="30" calcext:value-type="float">
            <text:p>30</text:p>
          </table:table-cell>
          <table:table-cell table:formula="of:=IFERROR(MIN(MAX(ROUND((MIN(([.$F85]^[.$Q$2])/([.$T85]^[.$AC$2]);[.$AE$2]))*([.$J85]+[.$AF$2]))*5; [.$AI$2]); [.$AH$2]);0)" office:value-type="float" office:value="30" calcext:value-type="float">
            <text:p>30</text:p>
          </table:table-cell>
          <table:table-cell table:formula="of:=ROUND(AVERAGE([.AD85:.AJ85]);2)" office:value-type="float" office:value="31.43" calcext:value-type="float">
            <text:p>31.43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(((MIN(([.$C86]^[.$AC$2])/([.$T86]^[.$AC$2]);[.$AE$2])))*[.$J86]*0.8)+([.$C86]/10))*5)+10; 30); 80); 0)" office:value-type="float" office:value="60" calcext:value-type="float">
            <text:p>60</text:p>
          </table:table-cell>
          <table:table-cell table:formula="of:=IFERROR(MIN(MAX(ROUND((MIN(([.$D86]^[.$L$2])/([.$T86]^[.$AC$2]);[.$AE$2]))*([.$J86]+[.$AF$2]))*5; [.$AI$2]); [.$AH$2]);0)" office:value-type="float" office:value="40" calcext:value-type="float">
            <text:p>40</text:p>
          </table:table-cell>
          <table:table-cell table:formula="of:=IFERROR(MIN(MAX(ROUND((MIN(([.$D86]+[.$G86]+[.$H86])/3/[.$T86];[.$AE$2]))*([.$J86]+3)*[.$AG$2])*5; [.$AI$2]); [.$AH$2]);0)" office:value-type="float" office:value="35" calcext:value-type="float">
            <text:p>35</text:p>
          </table:table-cell>
          <table:table-cell table:formula="of:=IFERROR(MIN(MAX(ROUND(((MIN(([.$H86]^2)/([.$T86]^[.$AC$2]);[.$AE$2]))*([.$J86]+3)*[.$AG$2]))*5; [.$AI$2]); [.$AH$2]);0)" office:value-type="float" office:value="35" calcext:value-type="float">
            <text:p>35</text:p>
          </table:table-cell>
          <table:table-cell table:formula="of:=IFERROR(MIN(MAX(ROUND(((MIN(([.$E86]^[.$AC$2])/([.$T86]^[.$AC$2]);[.$AE$2]))*([.$J86]+3)*[.$AG$2]))*5; [.$AI$2]); [.$AH$2]);0)" office:value-type="float" office:value="25" calcext:value-type="float">
            <text:p>25</text:p>
          </table:table-cell>
          <table:table-cell table:formula="of:=IFERROR(MIN(MAX(ROUND(((MIN(([.$G86]^[.$AC$2])/([.$T86]^[.$AC$2]);[.$AE$2]))*([.$J86]+3)*[.$AG$2]))*5; [.$AI$2]); [.$AH$2]);0)" office:value-type="float" office:value="35" calcext:value-type="float">
            <text:p>35</text:p>
          </table:table-cell>
          <table:table-cell table:formula="of:=IFERROR(MIN(MAX(ROUND((MIN(([.$F86]^[.$Q$2])/([.$T86]^[.$AC$2]);[.$AE$2]))*([.$J86]+[.$AF$2]))*5; [.$AI$2]); [.$AH$2]);0)" office:value-type="float" office:value="35" calcext:value-type="float">
            <text:p>35</text:p>
          </table:table-cell>
          <table:table-cell table:formula="of:=ROUND(AVERAGE([.AD86:.AJ86]);2)" office:value-type="float" office:value="37.86" calcext:value-type="float">
            <text:p>37.86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(((MIN(([.$C87]^[.$AC$2])/([.$T87]^[.$AC$2]);[.$AE$2])))*[.$J87]*0.8)+([.$C87]/10))*5)+10; 30); 80); 0)" office:value-type="float" office:value="70" calcext:value-type="float">
            <text:p>70</text:p>
          </table:table-cell>
          <table:table-cell table:formula="of:=IFERROR(MIN(MAX(ROUND((MIN(([.$D87]^[.$L$2])/([.$T87]^[.$AC$2]);[.$AE$2]))*([.$J87]+[.$AF$2]))*5; [.$AI$2]); [.$AH$2]);0)" office:value-type="float" office:value="30" calcext:value-type="float">
            <text:p>30</text:p>
          </table:table-cell>
          <table:table-cell table:formula="of:=IFERROR(MIN(MAX(ROUND((MIN(([.$D87]+[.$G87]+[.$H87])/3/[.$T87];[.$AE$2]))*([.$J87]+3)*[.$AG$2])*5; [.$AI$2]); [.$AH$2]);0)" office:value-type="float" office:value="20" calcext:value-type="float">
            <text:p>20</text:p>
          </table:table-cell>
          <table:table-cell table:formula="of:=IFERROR(MIN(MAX(ROUND(((MIN(([.$H87]^2)/([.$T87]^[.$AC$2]);[.$AE$2]))*([.$J87]+3)*[.$AG$2]))*5; [.$AI$2]); [.$AH$2]);0)" office:value-type="float" office:value="10" calcext:value-type="float">
            <text:p>10</text:p>
          </table:table-cell>
          <table:table-cell table:formula="of:=IFERROR(MIN(MAX(ROUND(((MIN(([.$E87]^[.$AC$2])/([.$T87]^[.$AC$2]);[.$AE$2]))*([.$J87]+3)*[.$AG$2]))*5; [.$AI$2]); [.$AH$2]);0)" office:value-type="float" office:value="25" calcext:value-type="float">
            <text:p>25</text:p>
          </table:table-cell>
          <table:table-cell table:formula="of:=IFERROR(MIN(MAX(ROUND(((MIN(([.$G87]^[.$AC$2])/([.$T87]^[.$AC$2]);[.$AE$2]))*([.$J87]+3)*[.$AG$2]))*5; [.$AI$2]); [.$AH$2]);0)" office:value-type="float" office:value="15" calcext:value-type="float">
            <text:p>15</text:p>
          </table:table-cell>
          <table:table-cell table:formula="of:=IFERROR(MIN(MAX(ROUND((MIN(([.$F87]^[.$Q$2])/([.$T87]^[.$AC$2]);[.$AE$2]))*([.$J87]+[.$AF$2]))*5; [.$AI$2]); [.$AH$2]);0)" office:value-type="float" office:value="15" calcext:value-type="float">
            <text:p>15</text:p>
          </table:table-cell>
          <table:table-cell table:formula="of:=ROUND(AVERAGE([.AD87:.AJ87]);2)" office:value-type="float" office:value="26.43" calcext:value-type="float">
            <text:p>26.43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(((MIN(([.$C88]^[.$AC$2])/([.$T88]^[.$AC$2]);[.$AE$2])))*[.$J88]*0.8)+([.$C88]/10))*5)+10; 30); 80); 0)" office:value-type="float" office:value="80" calcext:value-type="float">
            <text:p>80</text:p>
          </table:table-cell>
          <table:table-cell table:formula="of:=IFERROR(MIN(MAX(ROUND((MIN(([.$D88]^[.$L$2])/([.$T88]^[.$AC$2]);[.$AE$2]))*([.$J88]+[.$AF$2]))*5; [.$AI$2]); [.$AH$2]);0)" office:value-type="float" office:value="30" calcext:value-type="float">
            <text:p>30</text:p>
          </table:table-cell>
          <table:table-cell table:formula="of:=IFERROR(MIN(MAX(ROUND((MIN(([.$D88]+[.$G88]+[.$H88])/3/[.$T88];[.$AE$2]))*([.$J88]+3)*[.$AG$2])*5; [.$AI$2]); [.$AH$2]);0)" office:value-type="float" office:value="30" calcext:value-type="float">
            <text:p>30</text:p>
          </table:table-cell>
          <table:table-cell table:formula="of:=IFERROR(MIN(MAX(ROUND(((MIN(([.$H88]^2)/([.$T88]^[.$AC$2]);[.$AE$2]))*([.$J88]+3)*[.$AG$2]))*5; [.$AI$2]); [.$AH$2]);0)" office:value-type="float" office:value="10" calcext:value-type="float">
            <text:p>10</text:p>
          </table:table-cell>
          <table:table-cell table:formula="of:=IFERROR(MIN(MAX(ROUND(((MIN(([.$E88]^[.$AC$2])/([.$T88]^[.$AC$2]);[.$AE$2]))*([.$J88]+3)*[.$AG$2]))*5; [.$AI$2]); [.$AH$2]);0)" office:value-type="float" office:value="35" calcext:value-type="float">
            <text:p>35</text:p>
          </table:table-cell>
          <table:table-cell table:formula="of:=IFERROR(MIN(MAX(ROUND(((MIN(([.$G88]^[.$AC$2])/([.$T88]^[.$AC$2]);[.$AE$2]))*([.$J88]+3)*[.$AG$2]))*5; [.$AI$2]); [.$AH$2]);0)" office:value-type="float" office:value="35" calcext:value-type="float">
            <text:p>35</text:p>
          </table:table-cell>
          <table:table-cell table:formula="of:=IFERROR(MIN(MAX(ROUND((MIN(([.$F88]^[.$Q$2])/([.$T88]^[.$AC$2]);[.$AE$2]))*([.$J88]+[.$AF$2]))*5; [.$AI$2]); [.$AH$2]);0)" office:value-type="float" office:value="40" calcext:value-type="float">
            <text:p>40</text:p>
          </table:table-cell>
          <table:table-cell table:formula="of:=ROUND(AVERAGE([.AD88:.AJ88]);2)" office:value-type="float" office:value="37.14" calcext:value-type="float">
            <text:p>37.14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(((MIN(([.$C89]^[.$AC$2])/([.$T89]^[.$AC$2]);[.$AE$2])))*[.$J89]*0.8)+([.$C89]/10))*5)+10; 30); 80); 0)" office:value-type="float" office:value="30" calcext:value-type="float">
            <text:p>30</text:p>
          </table:table-cell>
          <table:table-cell table:formula="of:=IFERROR(MIN(MAX(ROUND((MIN(([.$D89]^[.$L$2])/([.$T89]^[.$AC$2]);[.$AE$2]))*([.$J89]+[.$AF$2]))*5; [.$AI$2]); [.$AH$2]);0)" office:value-type="float" office:value="10" calcext:value-type="float">
            <text:p>10</text:p>
          </table:table-cell>
          <table:table-cell table:formula="of:=IFERROR(MIN(MAX(ROUND((MIN(([.$D89]+[.$G89]+[.$H89])/3/[.$T89];[.$AE$2]))*([.$J89]+3)*[.$AG$2])*5; [.$AI$2]); [.$AH$2]);0)" office:value-type="float" office:value="25" calcext:value-type="float">
            <text:p>25</text:p>
          </table:table-cell>
          <table:table-cell table:formula="of:=IFERROR(MIN(MAX(ROUND(((MIN(([.$H89]^2)/([.$T89]^[.$AC$2]);[.$AE$2]))*([.$J89]+3)*[.$AG$2]))*5; [.$AI$2]); [.$AH$2]);0)" office:value-type="float" office:value="20" calcext:value-type="float">
            <text:p>20</text:p>
          </table:table-cell>
          <table:table-cell table:formula="of:=IFERROR(MIN(MAX(ROUND(((MIN(([.$E89]^[.$AC$2])/([.$T89]^[.$AC$2]);[.$AE$2]))*([.$J89]+3)*[.$AG$2]))*5; [.$AI$2]); [.$AH$2]);0)" office:value-type="float" office:value="30" calcext:value-type="float">
            <text:p>30</text:p>
          </table:table-cell>
          <table:table-cell table:formula="of:=IFERROR(MIN(MAX(ROUND(((MIN(([.$G89]^[.$AC$2])/([.$T89]^[.$AC$2]);[.$AE$2]))*([.$J89]+3)*[.$AG$2]))*5; [.$AI$2]); [.$AH$2]);0)" office:value-type="float" office:value="30" calcext:value-type="float">
            <text:p>30</text:p>
          </table:table-cell>
          <table:table-cell table:formula="of:=IFERROR(MIN(MAX(ROUND((MIN(([.$F89]^[.$Q$2])/([.$T89]^[.$AC$2]);[.$AE$2]))*([.$J89]+[.$AF$2]))*5; [.$AI$2]); [.$AH$2]);0)" office:value-type="float" office:value="30" calcext:value-type="float">
            <text:p>30</text:p>
          </table:table-cell>
          <table:table-cell table:formula="of:=ROUND(AVERAGE([.AD89:.AJ89]);2)" office:value-type="float" office:value="25" calcext:value-type="float">
            <text:p>25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(((MIN(([.$C90]^[.$AC$2])/([.$T90]^[.$AC$2]);[.$AE$2])))*[.$J90]*0.8)+([.$C90]/10))*5)+10; 30); 80); 0)" office:value-type="float" office:value="45" calcext:value-type="float">
            <text:p>45</text:p>
          </table:table-cell>
          <table:table-cell table:formula="of:=IFERROR(MIN(MAX(ROUND((MIN(([.$D90]^[.$L$2])/([.$T90]^[.$AC$2]);[.$AE$2]))*([.$J90]+[.$AF$2]))*5; [.$AI$2]); [.$AH$2]);0)" office:value-type="float" office:value="20" calcext:value-type="float">
            <text:p>20</text:p>
          </table:table-cell>
          <table:table-cell table:formula="of:=IFERROR(MIN(MAX(ROUND((MIN(([.$D90]+[.$G90]+[.$H90])/3/[.$T90];[.$AE$2]))*([.$J90]+3)*[.$AG$2])*5; [.$AI$2]); [.$AH$2]);0)" office:value-type="float" office:value="30" calcext:value-type="float">
            <text:p>30</text:p>
          </table:table-cell>
          <table:table-cell table:formula="of:=IFERROR(MIN(MAX(ROUND(((MIN(([.$H90]^2)/([.$T90]^[.$AC$2]);[.$AE$2]))*([.$J90]+3)*[.$AG$2]))*5; [.$AI$2]); [.$AH$2]);0)" office:value-type="float" office:value="30" calcext:value-type="float">
            <text:p>30</text:p>
          </table:table-cell>
          <table:table-cell table:formula="of:=IFERROR(MIN(MAX(ROUND(((MIN(([.$E90]^[.$AC$2])/([.$T90]^[.$AC$2]);[.$AE$2]))*([.$J90]+3)*[.$AG$2]))*5; [.$AI$2]); [.$AH$2]);0)" office:value-type="float" office:value="35" calcext:value-type="float">
            <text:p>35</text:p>
          </table:table-cell>
          <table:table-cell table:formula="of:=IFERROR(MIN(MAX(ROUND(((MIN(([.$G90]^[.$AC$2])/([.$T90]^[.$AC$2]);[.$AE$2]))*([.$J90]+3)*[.$AG$2]))*5; [.$AI$2]); [.$AH$2]);0)" office:value-type="float" office:value="30" calcext:value-type="float">
            <text:p>30</text:p>
          </table:table-cell>
          <table:table-cell table:formula="of:=IFERROR(MIN(MAX(ROUND((MIN(([.$F90]^[.$Q$2])/([.$T90]^[.$AC$2]);[.$AE$2]))*([.$J90]+[.$AF$2]))*5; [.$AI$2]); [.$AH$2]);0)" office:value-type="float" office:value="40" calcext:value-type="float">
            <text:p>40</text:p>
          </table:table-cell>
          <table:table-cell table:formula="of:=ROUND(AVERAGE([.AD90:.AJ90]);2)" office:value-type="float" office:value="32.86" calcext:value-type="float">
            <text:p>32.86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(((MIN(([.$C91]^[.$AC$2])/([.$T91]^[.$AC$2]);[.$AE$2])))*[.$J91]*0.8)+([.$C91]/10))*5)+10; 30); 80); 0)" office:value-type="float" office:value="65" calcext:value-type="float">
            <text:p>65</text:p>
          </table:table-cell>
          <table:table-cell table:formula="of:=IFERROR(MIN(MAX(ROUND((MIN(([.$D91]^[.$L$2])/([.$T91]^[.$AC$2]);[.$AE$2]))*([.$J91]+[.$AF$2]))*5; [.$AI$2]); [.$AH$2]);0)" office:value-type="float" office:value="35" calcext:value-type="float">
            <text:p>35</text:p>
          </table:table-cell>
          <table:table-cell table:formula="of:=IFERROR(MIN(MAX(ROUND((MIN(([.$D91]+[.$G91]+[.$H91])/3/[.$T91];[.$AE$2]))*([.$J91]+3)*[.$AG$2])*5; [.$AI$2]); [.$AH$2]);0)" office:value-type="float" office:value="30" calcext:value-type="float">
            <text:p>30</text:p>
          </table:table-cell>
          <table:table-cell table:formula="of:=IFERROR(MIN(MAX(ROUND(((MIN(([.$H91]^2)/([.$T91]^[.$AC$2]);[.$AE$2]))*([.$J91]+3)*[.$AG$2]))*5; [.$AI$2]); [.$AH$2]);0)" office:value-type="float" office:value="25" calcext:value-type="float">
            <text:p>25</text:p>
          </table:table-cell>
          <table:table-cell table:formula="of:=IFERROR(MIN(MAX(ROUND(((MIN(([.$E91]^[.$AC$2])/([.$T91]^[.$AC$2]);[.$AE$2]))*([.$J91]+3)*[.$AG$2]))*5; [.$AI$2]); [.$AH$2]);0)" office:value-type="float" office:value="20" calcext:value-type="float">
            <text:p>20</text:p>
          </table:table-cell>
          <table:table-cell table:formula="of:=IFERROR(MIN(MAX(ROUND(((MIN(([.$G91]^[.$AC$2])/([.$T91]^[.$AC$2]);[.$AE$2]))*([.$J91]+3)*[.$AG$2]))*5; [.$AI$2]); [.$AH$2]);0)" office:value-type="float" office:value="30" calcext:value-type="float">
            <text:p>30</text:p>
          </table:table-cell>
          <table:table-cell table:formula="of:=IFERROR(MIN(MAX(ROUND((MIN(([.$F91]^[.$Q$2])/([.$T91]^[.$AC$2]);[.$AE$2]))*([.$J91]+[.$AF$2]))*5; [.$AI$2]); [.$AH$2]);0)" office:value-type="float" office:value="25" calcext:value-type="float">
            <text:p>25</text:p>
          </table:table-cell>
          <table:table-cell table:formula="of:=ROUND(AVERAGE([.AD91:.AJ91]);2)" office:value-type="float" office:value="32.86" calcext:value-type="float">
            <text:p>32.86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(((MIN(([.$C92]^[.$AC$2])/([.$T92]^[.$AC$2]);[.$AE$2])))*[.$J92]*0.8)+([.$C92]/10))*5)+10; 30); 80); 0)" office:value-type="float" office:value="35" calcext:value-type="float">
            <text:p>35</text:p>
          </table:table-cell>
          <table:table-cell table:formula="of:=IFERROR(MIN(MAX(ROUND((MIN(([.$D92]^[.$L$2])/([.$T92]^[.$AC$2]);[.$AE$2]))*([.$J92]+[.$AF$2]))*5; [.$AI$2]); [.$AH$2]);0)" office:value-type="float" office:value="30" calcext:value-type="float">
            <text:p>30</text:p>
          </table:table-cell>
          <table:table-cell table:formula="of:=IFERROR(MIN(MAX(ROUND((MIN(([.$D92]+[.$G92]+[.$H92])/3/[.$T92];[.$AE$2]))*([.$J92]+3)*[.$AG$2])*5; [.$AI$2]); [.$AH$2]);0)" office:value-type="float" office:value="25" calcext:value-type="float">
            <text:p>25</text:p>
          </table:table-cell>
          <table:table-cell table:formula="of:=IFERROR(MIN(MAX(ROUND(((MIN(([.$H92]^2)/([.$T92]^[.$AC$2]);[.$AE$2]))*([.$J92]+3)*[.$AG$2]))*5; [.$AI$2]); [.$AH$2]);0)" office:value-type="float" office:value="25" calcext:value-type="float">
            <text:p>25</text:p>
          </table:table-cell>
          <table:table-cell table:formula="of:=IFERROR(MIN(MAX(ROUND(((MIN(([.$E92]^[.$AC$2])/([.$T92]^[.$AC$2]);[.$AE$2]))*([.$J92]+3)*[.$AG$2]))*5; [.$AI$2]); [.$AH$2]);0)" office:value-type="float" office:value="20" calcext:value-type="float">
            <text:p>20</text:p>
          </table:table-cell>
          <table:table-cell table:formula="of:=IFERROR(MIN(MAX(ROUND(((MIN(([.$G92]^[.$AC$2])/([.$T92]^[.$AC$2]);[.$AE$2]))*([.$J92]+3)*[.$AG$2]))*5; [.$AI$2]); [.$AH$2]);0)" office:value-type="float" office:value="15" calcext:value-type="float">
            <text:p>15</text:p>
          </table:table-cell>
          <table:table-cell table:formula="of:=IFERROR(MIN(MAX(ROUND((MIN(([.$F92]^[.$Q$2])/([.$T92]^[.$AC$2]);[.$AE$2]))*([.$J92]+[.$AF$2])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3.57" calcext:value-type="float">
            <text:p>23.57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(((MIN(([.$C93]^[.$AC$2])/([.$T93]^[.$AC$2]);[.$AE$2])))*[.$J93]*0.8)+([.$C93]/10))*5)+10; 30); 80); 0)" office:value-type="float" office:value="55" calcext:value-type="float">
            <text:p>55</text:p>
          </table:table-cell>
          <table:table-cell table:formula="of:=IFERROR(MIN(MAX(ROUND((MIN(([.$D93]^[.$L$2])/([.$T93]^[.$AC$2]);[.$AE$2]))*([.$J93]+[.$AF$2]))*5; [.$AI$2]); [.$AH$2]);0)" office:value-type="float" office:value="40" calcext:value-type="float">
            <text:p>40</text:p>
          </table:table-cell>
          <table:table-cell table:formula="of:=IFERROR(MIN(MAX(ROUND((MIN(([.$D93]+[.$G93]+[.$H93])/3/[.$T93];[.$AE$2]))*([.$J93]+3)*[.$AG$2])*5; [.$AI$2]); [.$AH$2]);0)" office:value-type="float" office:value="35" calcext:value-type="float">
            <text:p>35</text:p>
          </table:table-cell>
          <table:table-cell table:formula="of:=IFERROR(MIN(MAX(ROUND(((MIN(([.$H93]^2)/([.$T93]^[.$AC$2]);[.$AE$2]))*([.$J93]+3)*[.$AG$2]))*5; [.$AI$2]); [.$AH$2]);0)" office:value-type="float" office:value="35" calcext:value-type="float">
            <text:p>35</text:p>
          </table:table-cell>
          <table:table-cell table:formula="of:=IFERROR(MIN(MAX(ROUND(((MIN(([.$E93]^[.$AC$2])/([.$T93]^[.$AC$2]);[.$AE$2]))*([.$J93]+3)*[.$AG$2]))*5; [.$AI$2]); [.$AH$2]);0)" office:value-type="float" office:value="30" calcext:value-type="float">
            <text:p>30</text:p>
          </table:table-cell>
          <table:table-cell table:formula="of:=IFERROR(MIN(MAX(ROUND(((MIN(([.$G93]^[.$AC$2])/([.$T93]^[.$AC$2]);[.$AE$2]))*([.$J93]+3)*[.$AG$2]))*5; [.$AI$2]); [.$AH$2]);0)" office:value-type="float" office:value="20" calcext:value-type="float">
            <text:p>20</text:p>
          </table:table-cell>
          <table:table-cell table:formula="of:=IFERROR(MIN(MAX(ROUND((MIN(([.$F93]^[.$Q$2])/([.$T93]^[.$AC$2]);[.$AE$2]))*([.$J93]+[.$AF$2]))*5; [.$AI$2]); [.$AH$2]);0)" office:value-type="float" office:value="20" calcext:value-type="float">
            <text:p>20</text:p>
          </table:table-cell>
          <table:table-cell table:formula="of:=ROUND(AVERAGE([.AD93:.AJ93]);2)" office:value-type="float" office:value="33.57" calcext:value-type="float">
            <text:p>33.57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(((MIN(([.$C94]^[.$AC$2])/([.$T94]^[.$AC$2]);[.$AE$2])))*[.$J94]*0.8)+([.$C94]/10))*5)+10; 30); 80); 0)" office:value-type="float" office:value="60" calcext:value-type="float">
            <text:p>60</text:p>
          </table:table-cell>
          <table:table-cell table:formula="of:=IFERROR(MIN(MAX(ROUND((MIN(([.$D94]^[.$L$2])/([.$T94]^[.$AC$2]);[.$AE$2]))*([.$J94]+[.$AF$2]))*5; [.$AI$2]); [.$AH$2]);0)" office:value-type="float" office:value="20" calcext:value-type="float">
            <text:p>20</text:p>
          </table:table-cell>
          <table:table-cell table:formula="of:=IFERROR(MIN(MAX(ROUND((MIN(([.$D94]+[.$G94]+[.$H94])/3/[.$T94];[.$AE$2]))*([.$J94]+3)*[.$AG$2])*5; [.$AI$2]); [.$AH$2]);0)" office:value-type="float" office:value="30" calcext:value-type="float">
            <text:p>30</text:p>
          </table:table-cell>
          <table:table-cell table:formula="of:=IFERROR(MIN(MAX(ROUND(((MIN(([.$H94]^2)/([.$T94]^[.$AC$2]);[.$AE$2]))*([.$J94]+3)*[.$AG$2]))*5; [.$AI$2]); [.$AH$2]);0)" office:value-type="float" office:value="20" calcext:value-type="float">
            <text:p>20</text:p>
          </table:table-cell>
          <table:table-cell table:formula="of:=IFERROR(MIN(MAX(ROUND(((MIN(([.$E94]^[.$AC$2])/([.$T94]^[.$AC$2]);[.$AE$2]))*([.$J94]+3)*[.$AG$2]))*5; [.$AI$2]); [.$AH$2]);0)" office:value-type="float" office:value="30" calcext:value-type="float">
            <text:p>30</text:p>
          </table:table-cell>
          <table:table-cell table:formula="of:=IFERROR(MIN(MAX(ROUND(((MIN(([.$G94]^[.$AC$2])/([.$T94]^[.$AC$2]);[.$AE$2]))*([.$J94]+3)*[.$AG$2]))*5; [.$AI$2]); [.$AH$2]);0)" office:value-type="float" office:value="30" calcext:value-type="float">
            <text:p>30</text:p>
          </table:table-cell>
          <table:table-cell table:formula="of:=IFERROR(MIN(MAX(ROUND((MIN(([.$F94]^[.$Q$2])/([.$T94]^[.$AC$2]);[.$AE$2]))*([.$J94]+[.$AF$2]))*5; [.$AI$2]); [.$AH$2]);0)" office:value-type="float" office:value="20" calcext:value-type="float">
            <text:p>20</text:p>
          </table:table-cell>
          <table:table-cell table:formula="of:=ROUND(AVERAGE([.AD94:.AJ94]);2)" office:value-type="float" office:value="30" calcext:value-type="float">
            <text:p>30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(((MIN(([.$C95]^[.$AC$2])/([.$T95]^[.$AC$2]);[.$AE$2])))*[.$J95]*0.8)+([.$C95]/10))*5)+10; 30); 80); 0)" office:value-type="float" office:value="80" calcext:value-type="float">
            <text:p>80</text:p>
          </table:table-cell>
          <table:table-cell table:formula="of:=IFERROR(MIN(MAX(ROUND((MIN(([.$D95]^[.$L$2])/([.$T95]^[.$AC$2]);[.$AE$2]))*([.$J95]+[.$AF$2]))*5; [.$AI$2]); [.$AH$2]);0)" office:value-type="float" office:value="30" calcext:value-type="float">
            <text:p>30</text:p>
          </table:table-cell>
          <table:table-cell table:formula="of:=IFERROR(MIN(MAX(ROUND((MIN(([.$D95]+[.$G95]+[.$H95])/3/[.$T95];[.$AE$2]))*([.$J95]+3)*[.$AG$2])*5; [.$AI$2]); [.$AH$2]);0)" office:value-type="float" office:value="35" calcext:value-type="float">
            <text:p>35</text:p>
          </table:table-cell>
          <table:table-cell table:formula="of:=IFERROR(MIN(MAX(ROUND(((MIN(([.$H95]^2)/([.$T95]^[.$AC$2]);[.$AE$2]))*([.$J95]+3)*[.$AG$2]))*5; [.$AI$2]); [.$AH$2]);0)" office:value-type="float" office:value="30" calcext:value-type="float">
            <text:p>30</text:p>
          </table:table-cell>
          <table:table-cell table:formula="of:=IFERROR(MIN(MAX(ROUND(((MIN(([.$E95]^[.$AC$2])/([.$T95]^[.$AC$2]);[.$AE$2]))*([.$J95]+3)*[.$AG$2]))*5; [.$AI$2]); [.$AH$2]);0)" office:value-type="float" office:value="35" calcext:value-type="float">
            <text:p>35</text:p>
          </table:table-cell>
          <table:table-cell table:formula="of:=IFERROR(MIN(MAX(ROUND(((MIN(([.$G95]^[.$AC$2])/([.$T95]^[.$AC$2]);[.$AE$2]))*([.$J95]+3)*[.$AG$2]))*5; [.$AI$2]); [.$AH$2]);0)" office:value-type="float" office:value="35" calcext:value-type="float">
            <text:p>35</text:p>
          </table:table-cell>
          <table:table-cell table:formula="of:=IFERROR(MIN(MAX(ROUND((MIN(([.$F95]^[.$Q$2])/([.$T95]^[.$AC$2]);[.$AE$2]))*([.$J95]+[.$AF$2]))*5; [.$AI$2]); [.$AH$2]);0)" office:value-type="float" office:value="30" calcext:value-type="float">
            <text:p>30</text:p>
          </table:table-cell>
          <table:table-cell table:formula="of:=ROUND(AVERAGE([.AD95:.AJ95]);2)" office:value-type="float" office:value="39.29" calcext:value-type="float">
            <text:p>39.29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(((MIN(([.$C96]^[.$AC$2])/([.$T96]^[.$AC$2]);[.$AE$2])))*[.$J96]*0.8)+([.$C96]/10))*5)+10; 30); 80); 0)" office:value-type="float" office:value="65" calcext:value-type="float">
            <text:p>65</text:p>
          </table:table-cell>
          <table:table-cell table:formula="of:=IFERROR(MIN(MAX(ROUND((MIN(([.$D96]^[.$L$2])/([.$T96]^[.$AC$2]);[.$AE$2]))*([.$J96]+[.$AF$2]))*5; [.$AI$2]); [.$AH$2]);0)" office:value-type="float" office:value="30" calcext:value-type="float">
            <text:p>30</text:p>
          </table:table-cell>
          <table:table-cell table:formula="of:=IFERROR(MIN(MAX(ROUND((MIN(([.$D96]+[.$G96]+[.$H96])/3/[.$T96];[.$AE$2]))*([.$J96]+3)*[.$AG$2])*5; [.$AI$2]); [.$AH$2]);0)" office:value-type="float" office:value="30" calcext:value-type="float">
            <text:p>30</text:p>
          </table:table-cell>
          <table:table-cell table:formula="of:=IFERROR(MIN(MAX(ROUND(((MIN(([.$H96]^2)/([.$T96]^[.$AC$2]);[.$AE$2]))*([.$J96]+3)*[.$AG$2]))*5; [.$AI$2]); [.$AH$2]);0)" office:value-type="float" office:value="10" calcext:value-type="float">
            <text:p>10</text:p>
          </table:table-cell>
          <table:table-cell table:formula="of:=IFERROR(MIN(MAX(ROUND(((MIN(([.$E96]^[.$AC$2])/([.$T96]^[.$AC$2]);[.$AE$2]))*([.$J96]+3)*[.$AG$2]))*5; [.$AI$2]); [.$AH$2]);0)" office:value-type="float" office:value="25" calcext:value-type="float">
            <text:p>25</text:p>
          </table:table-cell>
          <table:table-cell table:formula="of:=IFERROR(MIN(MAX(ROUND(((MIN(([.$G96]^[.$AC$2])/([.$T96]^[.$AC$2]);[.$AE$2]))*([.$J96]+3)*[.$AG$2]))*5; [.$AI$2]); [.$AH$2]);0)" office:value-type="float" office:value="25" calcext:value-type="float">
            <text:p>25</text:p>
          </table:table-cell>
          <table:table-cell table:formula="of:=IFERROR(MIN(MAX(ROUND((MIN(([.$F96]^[.$Q$2])/([.$T96]^[.$AC$2]);[.$AE$2]))*([.$J96]+[.$AF$2]))*5; [.$AI$2]); [.$AH$2]);0)" office:value-type="float" office:value="15" calcext:value-type="float">
            <text:p>15</text:p>
          </table:table-cell>
          <table:table-cell table:formula="of:=ROUND(AVERAGE([.AD96:.AJ96]);2)" office:value-type="float" office:value="28.57" calcext:value-type="float">
            <text:p>28.57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 table:number-columns-repeated="7"/>
          <table:table-cell table:formula="of:=SUM([.C97:.H97])" office:value-type="float" office:value="0" calcext:value-type="float">
            <text:p>0</text:p>
          </table:table-cell>
          <table:table-cell table:formula="of:=ROUND((([.I97]/[.$S$1])*MAX([.I97]/420; 1.2));2)" office:value-type="float" office:value="0" calcext:value-type="float">
            <text:p>0</text:p>
          </table:table-cell>
          <table:table-cell table:formula="of:=IFERROR((ROUND((((MIN(([.$C97]^2)/([.$T97]^2);[.$R$2])))*[.$J97]*0.8)+([.C97]/10))*5)+10; 0)" office:value-type="float" office:value="0" calcext:value-type="float">
            <text:p>0</text:p>
          </table:table-cell>
          <table:table-cell table:formula="of:=IFERROR(ROUND((MIN(([.$D97]^[.$L$2])/([.$T97]^2);[.$R$2]))*([.$J97]+[.$M$2]))*5;0)" office:value-type="float" office:value="0" calcext:value-type="float">
            <text:p>0</text:p>
          </table:table-cell>
          <table:table-cell table:formula="of:=IFERROR(ROUND((MIN(([.$D97]+[.$G97]+[.$H97])/3/[.$T97];[.$R$2]))*([.$J97]+3))*5;0)" office:value-type="float" office:value="0" calcext:value-type="float">
            <text:p>0</text:p>
          </table:table-cell>
          <table:table-cell table:formula="of:=IFERROR(ROUND(((MIN(([.$H97]^2)/([.$T97]^2);[.$R$2]))*([.$J97]+3)*[.$T$2]))*5;0)" office:value-type="float" office:value="0" calcext:value-type="float">
            <text:p>0</text:p>
          </table:table-cell>
          <table:table-cell table:formula="of:=IFERROR(ROUND(((MIN(([.$E97]^2)/([.$T97]^2);[.$R$2]))*([.$J97]+3)*[.$T$2]))*5;0)" office:value-type="float" office:value="0" calcext:value-type="float">
            <text:p>0</text:p>
          </table:table-cell>
          <table:table-cell table:formula="of:=IFERROR(ROUND(((MIN(([.$G97]^2)/([.$T97]^2);[.$R$2]))*([.$J97]+3)*[.$T$2]))*5;0)" office:value-type="float" office:value="0" calcext:value-type="float">
            <text:p>0</text:p>
          </table:table-cell>
          <table:table-cell table:formula="of:=IFERROR(ROUND((MIN(([.$F97]^[.$Q$2])/([.$T97]^2);[.$R$2]))*([.$J97]+[.$M$2]))*5;0)" office:value-type="float" office:value="0" calcext:value-type="float">
            <text:p>0</text:p>
          </table:table-cell>
          <table:table-cell table:formula="of:=ROUND(AVERAGE([.K97:.Q97]))" office:value-type="float" office:value="0" calcext:value-type="float">
            <text:p>0</text:p>
          </table:table-cell>
          <table:table-cell table:formula="of:=ROUND((([.I97]/[.$S$1])*MAX([.I9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7]^2)/([.$T97]^2);[.$S$2])))*[.$S97]*0.8)+([.C97]/10))+10;10)" office:value-type="float" office:value="10" calcext:value-type="float">
            <text:p>10</text:p>
          </table:table-cell>
          <table:table-cell table:formula="of:=IFERROR(ROUND(((MIN(([.$D97]^2)/([.$T97]^2);[.$S$2])))*[.$S97]);0)" office:value-type="float" office:value="0" calcext:value-type="float">
            <text:p>0</text:p>
          </table:table-cell>
          <table:table-cell table:formula="of:=IFERROR(ROUND(MIN(([.D97]+[.G97]+[.H97])/3/[.$T97];[.$S$2])^2*[.$S97]);0)" office:value-type="float" office:value="0" calcext:value-type="float">
            <text:p>0</text:p>
          </table:table-cell>
          <table:table-cell table:formula="of:=IFERROR(ROUND(((MIN(([.H97]^2)/([.$T97]^2);[.$S$2])))*[.$S97]*[.$T$1]);0)" office:value-type="float" office:value="0" calcext:value-type="float">
            <text:p>0</text:p>
          </table:table-cell>
          <table:table-cell table:formula="of:=IFERROR(ROUND(((MIN(([.E97]^2)/([.$T97]^2);[.$S$2])))*[.$S97]*[.$T$1]);0)" office:value-type="float" office:value="0" calcext:value-type="float">
            <text:p>0</text:p>
          </table:table-cell>
          <table:table-cell table:formula="of:=IFERROR(ROUND(((MIN(([.G97]^2)/([.$T97]^2);[.$S$2])))*[.$S97]*[.$T$1]);0)" office:value-type="float" office:value="0" calcext:value-type="float">
            <text:p>0</text:p>
          </table:table-cell>
          <table:table-cell table:formula="of:=IFERROR(ROUND(((MIN(([.F97]^2)/([.$T97]^2);[.$S$2]))*[.$S9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97]^[.$AC$2])/([.$T97]^[.$AC$2]);[.$AE$2])))*[.$J97]*0.8)+([.$C97]/10))*5)+10; 30); 80); 0)" office:value-type="float" office:value="0" calcext:value-type="float">
            <text:p>0</text:p>
          </table:table-cell>
          <table:table-cell table:formula="of:=IFERROR(MIN(MAX(ROUND((MIN(([.$D97]^[.$L$2])/([.$T97]^[.$AC$2]);[.$AE$2]))*([.$J97]+[.$AF$2]))*5; [.$AI$2]); [.$AH$2]);0)" office:value-type="float" office:value="0" calcext:value-type="float">
            <text:p>0</text:p>
          </table:table-cell>
          <table:table-cell table:formula="of:=IFERROR(MIN(MAX(ROUND((MIN(([.$D97]+[.$G97]+[.$H97])/3/[.$T97];[.$AE$2]))*([.$J97]+3)*[.$AG$2])*5; [.$AI$2]); [.$AH$2]);0)" office:value-type="float" office:value="0" calcext:value-type="float">
            <text:p>0</text:p>
          </table:table-cell>
          <table:table-cell table:formula="of:=IFERROR(MIN(MAX(ROUND(((MIN(([.$H97]^2)/([.$T97]^[.$AC$2]);[.$AE$2]))*([.$J97]+3)*[.$AG$2]))*5; [.$AI$2]); [.$AH$2]);0)" office:value-type="float" office:value="0" calcext:value-type="float">
            <text:p>0</text:p>
          </table:table-cell>
          <table:table-cell table:formula="of:=IFERROR(MIN(MAX(ROUND(((MIN(([.$E97]^[.$AC$2])/([.$T97]^[.$AC$2]);[.$AE$2]))*([.$J97]+3)*[.$AG$2]))*5; [.$AI$2]); [.$AH$2]);0)" office:value-type="float" office:value="0" calcext:value-type="float">
            <text:p>0</text:p>
          </table:table-cell>
          <table:table-cell table:formula="of:=IFERROR(MIN(MAX(ROUND(((MIN(([.$G97]^[.$AC$2])/([.$T97]^[.$AC$2]);[.$AE$2]))*([.$J97]+3)*[.$AG$2]))*5; [.$AI$2]); [.$AH$2]);0)" office:value-type="float" office:value="0" calcext:value-type="float">
            <text:p>0</text:p>
          </table:table-cell>
          <table:table-cell table:formula="of:=IFERROR(MIN(MAX(ROUND((MIN(([.$F97]^[.$Q$2])/([.$T97]^[.$AC$2]);[.$AE$2]))*([.$J97]+[.$AF$2]))*5; [.$AI$2]); [.$AH$2]);0)" office:value-type="float" office:value="0" calcext:value-type="float">
            <text:p>0</text:p>
          </table:table-cell>
          <table:table-cell table:formula="of:=ROUND(AVERAGE([.AD97:.AJ97]);2)" office:value-type="float" office:value="0" calcext:value-type="float">
            <text:p>0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 table:number-columns-repeated="7"/>
          <table:table-cell table:formula="of:=SUM([.C98:.H98])" office:value-type="float" office:value="0" calcext:value-type="float">
            <text:p>0</text:p>
          </table:table-cell>
          <table:table-cell table:formula="of:=ROUND((([.I98]/[.$S$1])*MAX([.I98]/420; 1.2));2)" office:value-type="float" office:value="0" calcext:value-type="float">
            <text:p>0</text:p>
          </table:table-cell>
          <table:table-cell table:formula="of:=IFERROR((ROUND((((MIN(([.$C98]^2)/([.$T98]^2);[.$R$2])))*[.$J98]*0.8)+([.C98]/10))*5)+10; 0)" office:value-type="float" office:value="0" calcext:value-type="float">
            <text:p>0</text:p>
          </table:table-cell>
          <table:table-cell table:formula="of:=IFERROR(ROUND((MIN(([.$D98]^[.$L$2])/([.$T98]^2);[.$R$2]))*([.$J98]+[.$M$2]))*5;0)" office:value-type="float" office:value="0" calcext:value-type="float">
            <text:p>0</text:p>
          </table:table-cell>
          <table:table-cell table:formula="of:=IFERROR(ROUND((MIN(([.$D98]+[.$G98]+[.$H98])/3/[.$T98];[.$R$2]))*([.$J98]+3))*5;0)" office:value-type="float" office:value="0" calcext:value-type="float">
            <text:p>0</text:p>
          </table:table-cell>
          <table:table-cell table:formula="of:=IFERROR(ROUND(((MIN(([.$H98]^2)/([.$T98]^2);[.$R$2]))*([.$J98]+3)*[.$T$2]))*5;0)" office:value-type="float" office:value="0" calcext:value-type="float">
            <text:p>0</text:p>
          </table:table-cell>
          <table:table-cell table:formula="of:=IFERROR(ROUND(((MIN(([.$E98]^2)/([.$T98]^2);[.$R$2]))*([.$J98]+3)*[.$T$2]))*5;0)" office:value-type="float" office:value="0" calcext:value-type="float">
            <text:p>0</text:p>
          </table:table-cell>
          <table:table-cell table:formula="of:=IFERROR(ROUND(((MIN(([.$G98]^2)/([.$T98]^2);[.$R$2]))*([.$J98]+3)*[.$T$2]))*5;0)" office:value-type="float" office:value="0" calcext:value-type="float">
            <text:p>0</text:p>
          </table:table-cell>
          <table:table-cell table:formula="of:=IFERROR(ROUND((MIN(([.$F98]^[.$Q$2])/([.$T98]^2);[.$R$2]))*([.$J98]+[.$M$2]))*5;0)" office:value-type="float" office:value="0" calcext:value-type="float">
            <text:p>0</text:p>
          </table:table-cell>
          <table:table-cell table:formula="of:=ROUND(AVERAGE([.K98:.Q98]))" office:value-type="float" office:value="0" calcext:value-type="float">
            <text:p>0</text:p>
          </table:table-cell>
          <table:table-cell table:formula="of:=ROUND((([.I98]/[.$S$1])*MAX([.I9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8]^2)/([.$T98]^2);[.$S$2])))*[.$S98]*0.8)+([.C98]/10))+10;10)" office:value-type="float" office:value="10" calcext:value-type="float">
            <text:p>10</text:p>
          </table:table-cell>
          <table:table-cell table:formula="of:=IFERROR(ROUND(((MIN(([.$D98]^2)/([.$T98]^2);[.$S$2])))*[.$S98]);0)" office:value-type="float" office:value="0" calcext:value-type="float">
            <text:p>0</text:p>
          </table:table-cell>
          <table:table-cell table:formula="of:=IFERROR(ROUND(MIN(([.D98]+[.G98]+[.H98])/3/[.$T98];[.$S$2])^2*[.$S98]);0)" office:value-type="float" office:value="0" calcext:value-type="float">
            <text:p>0</text:p>
          </table:table-cell>
          <table:table-cell table:formula="of:=IFERROR(ROUND(((MIN(([.H98]^2)/([.$T98]^2);[.$S$2])))*[.$S98]*[.$T$1]);0)" office:value-type="float" office:value="0" calcext:value-type="float">
            <text:p>0</text:p>
          </table:table-cell>
          <table:table-cell table:formula="of:=IFERROR(ROUND(((MIN(([.E98]^2)/([.$T98]^2);[.$S$2])))*[.$S98]*[.$T$1]);0)" office:value-type="float" office:value="0" calcext:value-type="float">
            <text:p>0</text:p>
          </table:table-cell>
          <table:table-cell table:formula="of:=IFERROR(ROUND(((MIN(([.G98]^2)/([.$T98]^2);[.$S$2])))*[.$S98]*[.$T$1]);0)" office:value-type="float" office:value="0" calcext:value-type="float">
            <text:p>0</text:p>
          </table:table-cell>
          <table:table-cell table:formula="of:=IFERROR(ROUND(((MIN(([.F98]^2)/([.$T98]^2);[.$S$2]))*[.$S9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98]^[.$AC$2])/([.$T98]^[.$AC$2]);[.$AE$2])))*[.$J98]*0.8)+([.$C98]/10))*5)+10; 30); 80); 0)" office:value-type="float" office:value="0" calcext:value-type="float">
            <text:p>0</text:p>
          </table:table-cell>
          <table:table-cell table:formula="of:=IFERROR(MIN(MAX(ROUND((MIN(([.$D98]^[.$L$2])/([.$T98]^[.$AC$2]);[.$AE$2]))*([.$J98]+[.$AF$2]))*5; [.$AI$2]); [.$AH$2]);0)" office:value-type="float" office:value="0" calcext:value-type="float">
            <text:p>0</text:p>
          </table:table-cell>
          <table:table-cell table:formula="of:=IFERROR(MIN(MAX(ROUND((MIN(([.$D98]+[.$G98]+[.$H98])/3/[.$T98];[.$AE$2]))*([.$J98]+3)*[.$AG$2])*5; [.$AI$2]); [.$AH$2]);0)" office:value-type="float" office:value="0" calcext:value-type="float">
            <text:p>0</text:p>
          </table:table-cell>
          <table:table-cell table:formula="of:=IFERROR(MIN(MAX(ROUND(((MIN(([.$H98]^2)/([.$T98]^[.$AC$2]);[.$AE$2]))*([.$J98]+3)*[.$AG$2]))*5; [.$AI$2]); [.$AH$2]);0)" office:value-type="float" office:value="0" calcext:value-type="float">
            <text:p>0</text:p>
          </table:table-cell>
          <table:table-cell table:formula="of:=IFERROR(MIN(MAX(ROUND(((MIN(([.$E98]^[.$AC$2])/([.$T98]^[.$AC$2]);[.$AE$2]))*([.$J98]+3)*[.$AG$2]))*5; [.$AI$2]); [.$AH$2]);0)" office:value-type="float" office:value="0" calcext:value-type="float">
            <text:p>0</text:p>
          </table:table-cell>
          <table:table-cell table:formula="of:=IFERROR(MIN(MAX(ROUND(((MIN(([.$G98]^[.$AC$2])/([.$T98]^[.$AC$2]);[.$AE$2]))*([.$J98]+3)*[.$AG$2]))*5; [.$AI$2]); [.$AH$2]);0)" office:value-type="float" office:value="0" calcext:value-type="float">
            <text:p>0</text:p>
          </table:table-cell>
          <table:table-cell table:formula="of:=IFERROR(MIN(MAX(ROUND((MIN(([.$F98]^[.$Q$2])/([.$T98]^[.$AC$2]);[.$AE$2]))*([.$J98]+[.$AF$2]))*5; [.$AI$2]); [.$AH$2]);0)" office:value-type="float" office:value="0" calcext:value-type="float">
            <text:p>0</text:p>
          </table:table-cell>
          <table:table-cell table:formula="of:=ROUND(AVERAGE([.AD98:.AJ98]);2)" office:value-type="float" office:value="0" calcext:value-type="float">
            <text:p>0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 table:number-columns-repeated="7"/>
          <table:table-cell table:formula="of:=SUM([.C99:.H99])" office:value-type="float" office:value="0" calcext:value-type="float">
            <text:p>0</text:p>
          </table:table-cell>
          <table:table-cell table:formula="of:=ROUND((([.I99]/[.$S$1])*MAX([.I99]/420; 1.2));2)" office:value-type="float" office:value="0" calcext:value-type="float">
            <text:p>0</text:p>
          </table:table-cell>
          <table:table-cell table:formula="of:=IFERROR((ROUND((((MIN(([.$C99]^2)/([.$T99]^2);[.$R$2])))*[.$J99]*0.8)+([.C99]/10))*5)+10; 0)" office:value-type="float" office:value="0" calcext:value-type="float">
            <text:p>0</text:p>
          </table:table-cell>
          <table:table-cell table:formula="of:=IFERROR(ROUND((MIN(([.$D99]^[.$L$2])/([.$T99]^2);[.$R$2]))*([.$J99]+[.$M$2]))*5;0)" office:value-type="float" office:value="0" calcext:value-type="float">
            <text:p>0</text:p>
          </table:table-cell>
          <table:table-cell table:formula="of:=IFERROR(ROUND((MIN(([.$D99]+[.$G99]+[.$H99])/3/[.$T99];[.$R$2]))*([.$J99]+3))*5;0)" office:value-type="float" office:value="0" calcext:value-type="float">
            <text:p>0</text:p>
          </table:table-cell>
          <table:table-cell table:formula="of:=IFERROR(ROUND(((MIN(([.$H99]^2)/([.$T99]^2);[.$R$2]))*([.$J99]+3)*[.$T$2]))*5;0)" office:value-type="float" office:value="0" calcext:value-type="float">
            <text:p>0</text:p>
          </table:table-cell>
          <table:table-cell table:formula="of:=IFERROR(ROUND(((MIN(([.$E99]^2)/([.$T99]^2);[.$R$2]))*([.$J99]+3)*[.$T$2]))*5;0)" office:value-type="float" office:value="0" calcext:value-type="float">
            <text:p>0</text:p>
          </table:table-cell>
          <table:table-cell table:formula="of:=IFERROR(ROUND(((MIN(([.$G99]^2)/([.$T99]^2);[.$R$2]))*([.$J99]+3)*[.$T$2]))*5;0)" office:value-type="float" office:value="0" calcext:value-type="float">
            <text:p>0</text:p>
          </table:table-cell>
          <table:table-cell table:formula="of:=IFERROR(ROUND((MIN(([.$F99]^[.$Q$2])/([.$T99]^2);[.$R$2]))*([.$J99]+[.$M$2]))*5;0)" office:value-type="float" office:value="0" calcext:value-type="float">
            <text:p>0</text:p>
          </table:table-cell>
          <table:table-cell table:formula="of:=ROUND(AVERAGE([.K99:.Q99]))" office:value-type="float" office:value="0" calcext:value-type="float">
            <text:p>0</text:p>
          </table:table-cell>
          <table:table-cell table:formula="of:=ROUND((([.I99]/[.$S$1])*MAX([.I9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9]^2)/([.$T99]^2);[.$S$2])))*[.$S99]*0.8)+([.C99]/10))+10;10)" office:value-type="float" office:value="10" calcext:value-type="float">
            <text:p>10</text:p>
          </table:table-cell>
          <table:table-cell table:formula="of:=IFERROR(ROUND(((MIN(([.$D99]^2)/([.$T99]^2);[.$S$2])))*[.$S99]);0)" office:value-type="float" office:value="0" calcext:value-type="float">
            <text:p>0</text:p>
          </table:table-cell>
          <table:table-cell table:formula="of:=IFERROR(ROUND(MIN(([.D99]+[.G99]+[.H99])/3/[.$T99];[.$S$2])^2*[.$S99]);0)" office:value-type="float" office:value="0" calcext:value-type="float">
            <text:p>0</text:p>
          </table:table-cell>
          <table:table-cell table:formula="of:=IFERROR(ROUND(((MIN(([.H99]^2)/([.$T99]^2);[.$S$2])))*[.$S99]*[.$T$1]);0)" office:value-type="float" office:value="0" calcext:value-type="float">
            <text:p>0</text:p>
          </table:table-cell>
          <table:table-cell table:formula="of:=IFERROR(ROUND(((MIN(([.E99]^2)/([.$T99]^2);[.$S$2])))*[.$S99]*[.$T$1]);0)" office:value-type="float" office:value="0" calcext:value-type="float">
            <text:p>0</text:p>
          </table:table-cell>
          <table:table-cell table:formula="of:=IFERROR(ROUND(((MIN(([.G99]^2)/([.$T99]^2);[.$S$2])))*[.$S99]*[.$T$1]);0)" office:value-type="float" office:value="0" calcext:value-type="float">
            <text:p>0</text:p>
          </table:table-cell>
          <table:table-cell table:formula="of:=IFERROR(ROUND(((MIN(([.F99]^2)/([.$T99]^2);[.$S$2]))*[.$S9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99]^[.$AC$2])/([.$T99]^[.$AC$2]);[.$AE$2])))*[.$J99]*0.8)+([.$C99]/10))*5)+10; 30); 80); 0)" office:value-type="float" office:value="0" calcext:value-type="float">
            <text:p>0</text:p>
          </table:table-cell>
          <table:table-cell table:formula="of:=IFERROR(MIN(MAX(ROUND((MIN(([.$D99]^[.$L$2])/([.$T99]^[.$AC$2]);[.$AE$2]))*([.$J99]+[.$AF$2]))*5; [.$AI$2]); [.$AH$2]);0)" office:value-type="float" office:value="0" calcext:value-type="float">
            <text:p>0</text:p>
          </table:table-cell>
          <table:table-cell table:formula="of:=IFERROR(MIN(MAX(ROUND((MIN(([.$D99]+[.$G99]+[.$H99])/3/[.$T99];[.$AE$2]))*([.$J99]+3)*[.$AG$2])*5; [.$AI$2]); [.$AH$2]);0)" office:value-type="float" office:value="0" calcext:value-type="float">
            <text:p>0</text:p>
          </table:table-cell>
          <table:table-cell table:formula="of:=IFERROR(MIN(MAX(ROUND(((MIN(([.$H99]^2)/([.$T99]^[.$AC$2]);[.$AE$2]))*([.$J99]+3)*[.$AG$2]))*5; [.$AI$2]); [.$AH$2]);0)" office:value-type="float" office:value="0" calcext:value-type="float">
            <text:p>0</text:p>
          </table:table-cell>
          <table:table-cell table:formula="of:=IFERROR(MIN(MAX(ROUND(((MIN(([.$E99]^[.$AC$2])/([.$T99]^[.$AC$2]);[.$AE$2]))*([.$J99]+3)*[.$AG$2]))*5; [.$AI$2]); [.$AH$2]);0)" office:value-type="float" office:value="0" calcext:value-type="float">
            <text:p>0</text:p>
          </table:table-cell>
          <table:table-cell table:formula="of:=IFERROR(MIN(MAX(ROUND(((MIN(([.$G99]^[.$AC$2])/([.$T99]^[.$AC$2]);[.$AE$2]))*([.$J99]+3)*[.$AG$2]))*5; [.$AI$2]); [.$AH$2]);0)" office:value-type="float" office:value="0" calcext:value-type="float">
            <text:p>0</text:p>
          </table:table-cell>
          <table:table-cell table:formula="of:=IFERROR(MIN(MAX(ROUND((MIN(([.$F99]^[.$Q$2])/([.$T99]^[.$AC$2]);[.$AE$2]))*([.$J99]+[.$AF$2]))*5; [.$AI$2]); [.$AH$2]);0)" office:value-type="float" office:value="0" calcext:value-type="float">
            <text:p>0</text:p>
          </table:table-cell>
          <table:table-cell table:formula="of:=ROUND(AVERAGE([.AD99:.AJ99]);2)" office:value-type="float" office:value="0" calcext:value-type="float">
            <text:p>0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 table:number-columns-repeated="7"/>
          <table:table-cell table:formula="of:=SUM([.C100:.H100])" office:value-type="float" office:value="0" calcext:value-type="float">
            <text:p>0</text:p>
          </table:table-cell>
          <table:table-cell table:formula="of:=ROUND((([.I100]/[.$S$1])*MAX([.I100]/420; 1.2));2)" office:value-type="float" office:value="0" calcext:value-type="float">
            <text:p>0</text:p>
          </table:table-cell>
          <table:table-cell table:formula="of:=IFERROR((ROUND((((MIN(([.$C100]^2)/([.$T100]^2);[.$R$2])))*[.$J100]*0.8)+([.C100]/10))*5)+10; 0)" office:value-type="float" office:value="0" calcext:value-type="float">
            <text:p>0</text:p>
          </table:table-cell>
          <table:table-cell table:formula="of:=IFERROR(ROUND((MIN(([.$D100]^[.$L$2])/([.$T100]^2);[.$R$2]))*([.$J100]+[.$M$2]))*5;0)" office:value-type="float" office:value="0" calcext:value-type="float">
            <text:p>0</text:p>
          </table:table-cell>
          <table:table-cell table:formula="of:=IFERROR(ROUND((MIN(([.$D100]+[.$G100]+[.$H100])/3/[.$T100];[.$R$2]))*([.$J100]+3))*5;0)" office:value-type="float" office:value="0" calcext:value-type="float">
            <text:p>0</text:p>
          </table:table-cell>
          <table:table-cell table:formula="of:=IFERROR(ROUND(((MIN(([.$H100]^2)/([.$T100]^2);[.$R$2]))*([.$J100]+3)*[.$T$2]))*5;0)" office:value-type="float" office:value="0" calcext:value-type="float">
            <text:p>0</text:p>
          </table:table-cell>
          <table:table-cell table:formula="of:=IFERROR(ROUND(((MIN(([.$E100]^2)/([.$T100]^2);[.$R$2]))*([.$J100]+3)*[.$T$2]))*5;0)" office:value-type="float" office:value="0" calcext:value-type="float">
            <text:p>0</text:p>
          </table:table-cell>
          <table:table-cell table:formula="of:=IFERROR(ROUND(((MIN(([.$G100]^2)/([.$T100]^2);[.$R$2]))*([.$J100]+3)*[.$T$2]))*5;0)" office:value-type="float" office:value="0" calcext:value-type="float">
            <text:p>0</text:p>
          </table:table-cell>
          <table:table-cell table:formula="of:=IFERROR(ROUND((MIN(([.$F100]^[.$Q$2])/([.$T100]^2);[.$R$2]))*([.$J100]+[.$M$2]))*5;0)" office:value-type="float" office:value="0" calcext:value-type="float">
            <text:p>0</text:p>
          </table:table-cell>
          <table:table-cell table:formula="of:=ROUND(AVERAGE([.K100:.Q100]))" office:value-type="float" office:value="0" calcext:value-type="float">
            <text:p>0</text:p>
          </table:table-cell>
          <table:table-cell table:formula="of:=ROUND((([.I100]/[.$S$1])*MAX([.I10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0]^2)/([.$T100]^2);[.$S$2])))*[.$S100]*0.8)+([.C100]/10))+10;10)" office:value-type="float" office:value="10" calcext:value-type="float">
            <text:p>10</text:p>
          </table:table-cell>
          <table:table-cell table:formula="of:=IFERROR(ROUND(((MIN(([.$D100]^2)/([.$T100]^2);[.$S$2])))*[.$S100]);0)" office:value-type="float" office:value="0" calcext:value-type="float">
            <text:p>0</text:p>
          </table:table-cell>
          <table:table-cell table:formula="of:=IFERROR(ROUND(MIN(([.D100]+[.G100]+[.H100])/3/[.$T100];[.$S$2])^2*[.$S100]);0)" office:value-type="float" office:value="0" calcext:value-type="float">
            <text:p>0</text:p>
          </table:table-cell>
          <table:table-cell table:formula="of:=IFERROR(ROUND(((MIN(([.H100]^2)/([.$T100]^2);[.$S$2])))*[.$S100]*[.$T$1]);0)" office:value-type="float" office:value="0" calcext:value-type="float">
            <text:p>0</text:p>
          </table:table-cell>
          <table:table-cell table:formula="of:=IFERROR(ROUND(((MIN(([.E100]^2)/([.$T100]^2);[.$S$2])))*[.$S100]*[.$T$1]);0)" office:value-type="float" office:value="0" calcext:value-type="float">
            <text:p>0</text:p>
          </table:table-cell>
          <table:table-cell table:formula="of:=IFERROR(ROUND(((MIN(([.G100]^2)/([.$T100]^2);[.$S$2])))*[.$S100]*[.$T$1]);0)" office:value-type="float" office:value="0" calcext:value-type="float">
            <text:p>0</text:p>
          </table:table-cell>
          <table:table-cell table:formula="of:=IFERROR(ROUND(((MIN(([.F100]^2)/([.$T100]^2);[.$S$2]))*[.$S100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0]^[.$AC$2])/([.$T100]^[.$AC$2]);[.$AE$2])))*[.$J100]*0.8)+([.$C100]/10))*5)+10; 30); 80); 0)" office:value-type="float" office:value="0" calcext:value-type="float">
            <text:p>0</text:p>
          </table:table-cell>
          <table:table-cell table:formula="of:=IFERROR(MIN(MAX(ROUND((MIN(([.$D100]^[.$L$2])/([.$T100]^[.$AC$2]);[.$AE$2]))*([.$J100]+[.$AF$2]))*5; [.$AI$2]); [.$AH$2]);0)" office:value-type="float" office:value="0" calcext:value-type="float">
            <text:p>0</text:p>
          </table:table-cell>
          <table:table-cell table:formula="of:=IFERROR(MIN(MAX(ROUND((MIN(([.$D100]+[.$G100]+[.$H100])/3/[.$T100];[.$AE$2]))*([.$J100]+3)*[.$AG$2])*5; [.$AI$2]); [.$AH$2]);0)" office:value-type="float" office:value="0" calcext:value-type="float">
            <text:p>0</text:p>
          </table:table-cell>
          <table:table-cell table:formula="of:=IFERROR(MIN(MAX(ROUND(((MIN(([.$H100]^2)/([.$T100]^[.$AC$2]);[.$AE$2]))*([.$J100]+3)*[.$AG$2]))*5; [.$AI$2]); [.$AH$2]);0)" office:value-type="float" office:value="0" calcext:value-type="float">
            <text:p>0</text:p>
          </table:table-cell>
          <table:table-cell table:formula="of:=IFERROR(MIN(MAX(ROUND(((MIN(([.$E100]^[.$AC$2])/([.$T100]^[.$AC$2]);[.$AE$2]))*([.$J100]+3)*[.$AG$2]))*5; [.$AI$2]); [.$AH$2]);0)" office:value-type="float" office:value="0" calcext:value-type="float">
            <text:p>0</text:p>
          </table:table-cell>
          <table:table-cell table:formula="of:=IFERROR(MIN(MAX(ROUND(((MIN(([.$G100]^[.$AC$2])/([.$T100]^[.$AC$2]);[.$AE$2]))*([.$J100]+3)*[.$AG$2]))*5; [.$AI$2]); [.$AH$2]);0)" office:value-type="float" office:value="0" calcext:value-type="float">
            <text:p>0</text:p>
          </table:table-cell>
          <table:table-cell table:formula="of:=IFERROR(MIN(MAX(ROUND((MIN(([.$F100]^[.$Q$2])/([.$T100]^[.$AC$2]);[.$AE$2]))*([.$J100]+[.$AF$2]))*5; [.$AI$2]); [.$AH$2]);0)" office:value-type="float" office:value="0" calcext:value-type="float">
            <text:p>0</text:p>
          </table:table-cell>
          <table:table-cell table:formula="of:=ROUND(AVERAGE([.AD100:.AJ100]);2)" office:value-type="float" office:value="0" calcext:value-type="float">
            <text:p>0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 table:number-columns-repeated="7"/>
          <table:table-cell table:formula="of:=SUM([.C101:.H101])" office:value-type="float" office:value="0" calcext:value-type="float">
            <text:p>0</text:p>
          </table:table-cell>
          <table:table-cell table:formula="of:=ROUND((([.I101]/[.$S$1])*MAX([.I101]/420; 1.2));2)" office:value-type="float" office:value="0" calcext:value-type="float">
            <text:p>0</text:p>
          </table:table-cell>
          <table:table-cell table:formula="of:=IFERROR((ROUND((((MIN(([.$C101]^2)/([.$T101]^2);[.$R$2])))*[.$J101]*0.8)+([.C101]/10))*5)+10; 0)" office:value-type="float" office:value="0" calcext:value-type="float">
            <text:p>0</text:p>
          </table:table-cell>
          <table:table-cell table:formula="of:=IFERROR(ROUND((MIN(([.$D101]^[.$L$2])/([.$T101]^2);[.$R$2]))*([.$J101]+[.$M$2]))*5;0)" office:value-type="float" office:value="0" calcext:value-type="float">
            <text:p>0</text:p>
          </table:table-cell>
          <table:table-cell table:formula="of:=IFERROR(ROUND((MIN(([.$D101]+[.$G101]+[.$H101])/3/[.$T101];[.$R$2]))*([.$J101]+3))*5;0)" office:value-type="float" office:value="0" calcext:value-type="float">
            <text:p>0</text:p>
          </table:table-cell>
          <table:table-cell table:formula="of:=IFERROR(ROUND(((MIN(([.$H101]^2)/([.$T101]^2);[.$R$2]))*([.$J101]+3)*[.$T$2]))*5;0)" office:value-type="float" office:value="0" calcext:value-type="float">
            <text:p>0</text:p>
          </table:table-cell>
          <table:table-cell table:formula="of:=IFERROR(ROUND(((MIN(([.$E101]^2)/([.$T101]^2);[.$R$2]))*([.$J101]+3)*[.$T$2]))*5;0)" office:value-type="float" office:value="0" calcext:value-type="float">
            <text:p>0</text:p>
          </table:table-cell>
          <table:table-cell table:formula="of:=IFERROR(ROUND(((MIN(([.$G101]^2)/([.$T101]^2);[.$R$2]))*([.$J101]+3)*[.$T$2]))*5;0)" office:value-type="float" office:value="0" calcext:value-type="float">
            <text:p>0</text:p>
          </table:table-cell>
          <table:table-cell table:formula="of:=IFERROR(ROUND((MIN(([.$F101]^[.$Q$2])/([.$T101]^2);[.$R$2]))*([.$J101]+[.$M$2]))*5;0)" office:value-type="float" office:value="0" calcext:value-type="float">
            <text:p>0</text:p>
          </table:table-cell>
          <table:table-cell table:formula="of:=ROUND(AVERAGE([.K101:.Q101]))" office:value-type="float" office:value="0" calcext:value-type="float">
            <text:p>0</text:p>
          </table:table-cell>
          <table:table-cell table:formula="of:=ROUND((([.I101]/[.$S$1])*MAX([.I10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1]^2)/([.$T101]^2);[.$S$2])))*[.$S101]*0.8)+([.C101]/10))+10;10)" office:value-type="float" office:value="10" calcext:value-type="float">
            <text:p>10</text:p>
          </table:table-cell>
          <table:table-cell table:formula="of:=IFERROR(ROUND(((MIN(([.$D101]^2)/([.$T101]^2);[.$S$2])))*[.$S101]);0)" office:value-type="float" office:value="0" calcext:value-type="float">
            <text:p>0</text:p>
          </table:table-cell>
          <table:table-cell table:formula="of:=IFERROR(ROUND(MIN(([.D101]+[.G101]+[.H101])/3/[.$T101];[.$S$2])^2*[.$S101]);0)" office:value-type="float" office:value="0" calcext:value-type="float">
            <text:p>0</text:p>
          </table:table-cell>
          <table:table-cell table:formula="of:=IFERROR(ROUND(((MIN(([.H101]^2)/([.$T101]^2);[.$S$2])))*[.$S101]*[.$T$1]);0)" office:value-type="float" office:value="0" calcext:value-type="float">
            <text:p>0</text:p>
          </table:table-cell>
          <table:table-cell table:formula="of:=IFERROR(ROUND(((MIN(([.E101]^2)/([.$T101]^2);[.$S$2])))*[.$S101]*[.$T$1]);0)" office:value-type="float" office:value="0" calcext:value-type="float">
            <text:p>0</text:p>
          </table:table-cell>
          <table:table-cell table:formula="of:=IFERROR(ROUND(((MIN(([.G101]^2)/([.$T101]^2);[.$S$2])))*[.$S101]*[.$T$1]);0)" office:value-type="float" office:value="0" calcext:value-type="float">
            <text:p>0</text:p>
          </table:table-cell>
          <table:table-cell table:formula="of:=IFERROR(ROUND(((MIN(([.F101]^2)/([.$T101]^2);[.$S$2]))*[.$S10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1]^[.$AC$2])/([.$T101]^[.$AC$2]);[.$AE$2])))*[.$J101]*0.8)+([.$C101]/10))*5)+10; 30); 80); 0)" office:value-type="float" office:value="0" calcext:value-type="float">
            <text:p>0</text:p>
          </table:table-cell>
          <table:table-cell table:formula="of:=IFERROR(MIN(MAX(ROUND((MIN(([.$D101]^[.$L$2])/([.$T101]^[.$AC$2]);[.$AE$2]))*([.$J101]+[.$AF$2]))*5; [.$AI$2]); [.$AH$2]);0)" office:value-type="float" office:value="0" calcext:value-type="float">
            <text:p>0</text:p>
          </table:table-cell>
          <table:table-cell table:formula="of:=IFERROR(MIN(MAX(ROUND((MIN(([.$D101]+[.$G101]+[.$H101])/3/[.$T101];[.$AE$2]))*([.$J101]+3)*[.$AG$2])*5; [.$AI$2]); [.$AH$2]);0)" office:value-type="float" office:value="0" calcext:value-type="float">
            <text:p>0</text:p>
          </table:table-cell>
          <table:table-cell table:formula="of:=IFERROR(MIN(MAX(ROUND(((MIN(([.$H101]^2)/([.$T101]^[.$AC$2]);[.$AE$2]))*([.$J101]+3)*[.$AG$2]))*5; [.$AI$2]); [.$AH$2]);0)" office:value-type="float" office:value="0" calcext:value-type="float">
            <text:p>0</text:p>
          </table:table-cell>
          <table:table-cell table:formula="of:=IFERROR(MIN(MAX(ROUND(((MIN(([.$E101]^[.$AC$2])/([.$T101]^[.$AC$2]);[.$AE$2]))*([.$J101]+3)*[.$AG$2]))*5; [.$AI$2]); [.$AH$2]);0)" office:value-type="float" office:value="0" calcext:value-type="float">
            <text:p>0</text:p>
          </table:table-cell>
          <table:table-cell table:formula="of:=IFERROR(MIN(MAX(ROUND(((MIN(([.$G101]^[.$AC$2])/([.$T101]^[.$AC$2]);[.$AE$2]))*([.$J101]+3)*[.$AG$2]))*5; [.$AI$2]); [.$AH$2]);0)" office:value-type="float" office:value="0" calcext:value-type="float">
            <text:p>0</text:p>
          </table:table-cell>
          <table:table-cell table:formula="of:=IFERROR(MIN(MAX(ROUND((MIN(([.$F101]^[.$Q$2])/([.$T101]^[.$AC$2]);[.$AE$2]))*([.$J101]+[.$AF$2]))*5; [.$AI$2]); [.$AH$2]);0)" office:value-type="float" office:value="0" calcext:value-type="float">
            <text:p>0</text:p>
          </table:table-cell>
          <table:table-cell table:formula="of:=ROUND(AVERAGE([.AD101:.AJ101]);2)" office:value-type="float" office:value="0" calcext:value-type="float">
            <text:p>0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 table:number-columns-repeated="7"/>
          <table:table-cell table:formula="of:=SUM([.C102:.H102])" office:value-type="float" office:value="0" calcext:value-type="float">
            <text:p>0</text:p>
          </table:table-cell>
          <table:table-cell table:formula="of:=ROUND((([.I102]/[.$S$1])*MAX([.I102]/420; 1.2));2)" office:value-type="float" office:value="0" calcext:value-type="float">
            <text:p>0</text:p>
          </table:table-cell>
          <table:table-cell table:formula="of:=IFERROR((ROUND((((MIN(([.$C102]^2)/([.$T102]^2);[.$R$2])))*[.$J102]*0.8)+([.C102]/10))*5)+10; 0)" office:value-type="float" office:value="0" calcext:value-type="float">
            <text:p>0</text:p>
          </table:table-cell>
          <table:table-cell table:formula="of:=IFERROR(ROUND((MIN(([.$D102]^[.$L$2])/([.$T102]^2);[.$R$2]))*([.$J102]+[.$M$2]))*5;0)" office:value-type="float" office:value="0" calcext:value-type="float">
            <text:p>0</text:p>
          </table:table-cell>
          <table:table-cell table:formula="of:=IFERROR(ROUND((MIN(([.$D102]+[.$G102]+[.$H102])/3/[.$T102];[.$R$2]))*([.$J102]+3))*5;0)" office:value-type="float" office:value="0" calcext:value-type="float">
            <text:p>0</text:p>
          </table:table-cell>
          <table:table-cell table:formula="of:=IFERROR(ROUND(((MIN(([.$H102]^2)/([.$T102]^2);[.$R$2]))*([.$J102]+3)*[.$T$2]))*5;0)" office:value-type="float" office:value="0" calcext:value-type="float">
            <text:p>0</text:p>
          </table:table-cell>
          <table:table-cell table:formula="of:=IFERROR(ROUND(((MIN(([.$E102]^2)/([.$T102]^2);[.$R$2]))*([.$J102]+3)*[.$T$2]))*5;0)" office:value-type="float" office:value="0" calcext:value-type="float">
            <text:p>0</text:p>
          </table:table-cell>
          <table:table-cell table:formula="of:=IFERROR(ROUND(((MIN(([.$G102]^2)/([.$T102]^2);[.$R$2]))*([.$J102]+3)*[.$T$2]))*5;0)" office:value-type="float" office:value="0" calcext:value-type="float">
            <text:p>0</text:p>
          </table:table-cell>
          <table:table-cell table:formula="of:=IFERROR(ROUND((MIN(([.$F102]^[.$Q$2])/([.$T102]^2);[.$R$2]))*([.$J102]+[.$M$2]))*5;0)" office:value-type="float" office:value="0" calcext:value-type="float">
            <text:p>0</text:p>
          </table:table-cell>
          <table:table-cell table:formula="of:=ROUND(AVERAGE([.K102:.Q102]))" office:value-type="float" office:value="0" calcext:value-type="float">
            <text:p>0</text:p>
          </table:table-cell>
          <table:table-cell table:formula="of:=ROUND((([.I102]/[.$S$1])*MAX([.I10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2]^2)/([.$T102]^2);[.$S$2])))*[.$S102]*0.8)+([.C102]/10))+10;10)" office:value-type="float" office:value="10" calcext:value-type="float">
            <text:p>10</text:p>
          </table:table-cell>
          <table:table-cell table:formula="of:=IFERROR(ROUND(((MIN(([.$D102]^2)/([.$T102]^2);[.$S$2])))*[.$S102]);0)" office:value-type="float" office:value="0" calcext:value-type="float">
            <text:p>0</text:p>
          </table:table-cell>
          <table:table-cell table:formula="of:=IFERROR(ROUND(MIN(([.D102]+[.G102]+[.H102])/3/[.$T102];[.$S$2])^2*[.$S102]);0)" office:value-type="float" office:value="0" calcext:value-type="float">
            <text:p>0</text:p>
          </table:table-cell>
          <table:table-cell table:formula="of:=IFERROR(ROUND(((MIN(([.H102]^2)/([.$T102]^2);[.$S$2])))*[.$S102]*[.$T$1]);0)" office:value-type="float" office:value="0" calcext:value-type="float">
            <text:p>0</text:p>
          </table:table-cell>
          <table:table-cell table:formula="of:=IFERROR(ROUND(((MIN(([.E102]^2)/([.$T102]^2);[.$S$2])))*[.$S102]*[.$T$1]);0)" office:value-type="float" office:value="0" calcext:value-type="float">
            <text:p>0</text:p>
          </table:table-cell>
          <table:table-cell table:formula="of:=IFERROR(ROUND(((MIN(([.G102]^2)/([.$T102]^2);[.$S$2])))*[.$S102]*[.$T$1]);0)" office:value-type="float" office:value="0" calcext:value-type="float">
            <text:p>0</text:p>
          </table:table-cell>
          <table:table-cell table:formula="of:=IFERROR(ROUND(((MIN(([.F102]^2)/([.$T102]^2);[.$S$2]))*[.$S10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2]^[.$AC$2])/([.$T102]^[.$AC$2]);[.$AE$2])))*[.$J102]*0.8)+([.$C102]/10))*5)+10; 30); 80); 0)" office:value-type="float" office:value="0" calcext:value-type="float">
            <text:p>0</text:p>
          </table:table-cell>
          <table:table-cell table:formula="of:=IFERROR(MIN(MAX(ROUND((MIN(([.$D102]^[.$L$2])/([.$T102]^[.$AC$2]);[.$AE$2]))*([.$J102]+[.$AF$2]))*5; [.$AI$2]); [.$AH$2]);0)" office:value-type="float" office:value="0" calcext:value-type="float">
            <text:p>0</text:p>
          </table:table-cell>
          <table:table-cell table:formula="of:=IFERROR(MIN(MAX(ROUND((MIN(([.$D102]+[.$G102]+[.$H102])/3/[.$T102];[.$AE$2]))*([.$J102]+3)*[.$AG$2])*5; [.$AI$2]); [.$AH$2]);0)" office:value-type="float" office:value="0" calcext:value-type="float">
            <text:p>0</text:p>
          </table:table-cell>
          <table:table-cell table:formula="of:=IFERROR(MIN(MAX(ROUND(((MIN(([.$H102]^2)/([.$T102]^[.$AC$2]);[.$AE$2]))*([.$J102]+3)*[.$AG$2]))*5; [.$AI$2]); [.$AH$2]);0)" office:value-type="float" office:value="0" calcext:value-type="float">
            <text:p>0</text:p>
          </table:table-cell>
          <table:table-cell table:formula="of:=IFERROR(MIN(MAX(ROUND(((MIN(([.$E102]^[.$AC$2])/([.$T102]^[.$AC$2]);[.$AE$2]))*([.$J102]+3)*[.$AG$2]))*5; [.$AI$2]); [.$AH$2]);0)" office:value-type="float" office:value="0" calcext:value-type="float">
            <text:p>0</text:p>
          </table:table-cell>
          <table:table-cell table:formula="of:=IFERROR(MIN(MAX(ROUND(((MIN(([.$G102]^[.$AC$2])/([.$T102]^[.$AC$2]);[.$AE$2]))*([.$J102]+3)*[.$AG$2]))*5; [.$AI$2]); [.$AH$2]);0)" office:value-type="float" office:value="0" calcext:value-type="float">
            <text:p>0</text:p>
          </table:table-cell>
          <table:table-cell table:formula="of:=IFERROR(MIN(MAX(ROUND((MIN(([.$F102]^[.$Q$2])/([.$T102]^[.$AC$2]);[.$AE$2]))*([.$J102]+[.$AF$2]))*5; [.$AI$2]); [.$AH$2]);0)" office:value-type="float" office:value="0" calcext:value-type="float">
            <text:p>0</text:p>
          </table:table-cell>
          <table:table-cell table:formula="of:=ROUND(AVERAGE([.AD102:.AJ102]);2)" office:value-type="float" office:value="0" calcext:value-type="float">
            <text:p>0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 table:number-columns-repeated="7"/>
          <table:table-cell table:formula="of:=SUM([.C103:.H103])" office:value-type="float" office:value="0" calcext:value-type="float">
            <text:p>0</text:p>
          </table:table-cell>
          <table:table-cell table:formula="of:=ROUND((([.I103]/[.$S$1])*MAX([.I103]/420; 1.2));2)" office:value-type="float" office:value="0" calcext:value-type="float">
            <text:p>0</text:p>
          </table:table-cell>
          <table:table-cell table:formula="of:=IFERROR((ROUND((((MIN(([.$C103]^2)/([.$T103]^2);[.$R$2])))*[.$J103]*0.8)+([.C103]/10))*5)+10; 0)" office:value-type="float" office:value="0" calcext:value-type="float">
            <text:p>0</text:p>
          </table:table-cell>
          <table:table-cell table:formula="of:=IFERROR(ROUND((MIN(([.$D103]^[.$L$2])/([.$T103]^2);[.$R$2]))*([.$J103]+[.$M$2]))*5;0)" office:value-type="float" office:value="0" calcext:value-type="float">
            <text:p>0</text:p>
          </table:table-cell>
          <table:table-cell table:formula="of:=IFERROR(ROUND((MIN(([.$D103]+[.$G103]+[.$H103])/3/[.$T103];[.$R$2]))*([.$J103]+3))*5;0)" office:value-type="float" office:value="0" calcext:value-type="float">
            <text:p>0</text:p>
          </table:table-cell>
          <table:table-cell table:formula="of:=IFERROR(ROUND(((MIN(([.$H103]^2)/([.$T103]^2);[.$R$2]))*([.$J103]+3)*[.$T$2]))*5;0)" office:value-type="float" office:value="0" calcext:value-type="float">
            <text:p>0</text:p>
          </table:table-cell>
          <table:table-cell table:formula="of:=IFERROR(ROUND(((MIN(([.$E103]^2)/([.$T103]^2);[.$R$2]))*([.$J103]+3)*[.$T$2]))*5;0)" office:value-type="float" office:value="0" calcext:value-type="float">
            <text:p>0</text:p>
          </table:table-cell>
          <table:table-cell table:formula="of:=IFERROR(ROUND(((MIN(([.$G103]^2)/([.$T103]^2);[.$R$2]))*([.$J103]+3)*[.$T$2]))*5;0)" office:value-type="float" office:value="0" calcext:value-type="float">
            <text:p>0</text:p>
          </table:table-cell>
          <table:table-cell table:formula="of:=IFERROR(ROUND((MIN(([.$F103]^[.$Q$2])/([.$T103]^2);[.$R$2]))*([.$J103]+[.$M$2]))*5;0)" office:value-type="float" office:value="0" calcext:value-type="float">
            <text:p>0</text:p>
          </table:table-cell>
          <table:table-cell table:formula="of:=ROUND(AVERAGE([.K103:.Q103]))" office:value-type="float" office:value="0" calcext:value-type="float">
            <text:p>0</text:p>
          </table:table-cell>
          <table:table-cell table:formula="of:=ROUND((([.I103]/[.$S$1])*MAX([.I10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3]^2)/([.$T103]^2);[.$S$2])))*[.$S103]*0.8)+([.C103]/10))+10;10)" office:value-type="float" office:value="10" calcext:value-type="float">
            <text:p>10</text:p>
          </table:table-cell>
          <table:table-cell table:formula="of:=IFERROR(ROUND(((MIN(([.$D103]^2)/([.$T103]^2);[.$S$2])))*[.$S103]);0)" office:value-type="float" office:value="0" calcext:value-type="float">
            <text:p>0</text:p>
          </table:table-cell>
          <table:table-cell table:formula="of:=IFERROR(ROUND(MIN(([.D103]+[.G103]+[.H103])/3/[.$T103];[.$S$2])^2*[.$S103]);0)" office:value-type="float" office:value="0" calcext:value-type="float">
            <text:p>0</text:p>
          </table:table-cell>
          <table:table-cell table:formula="of:=IFERROR(ROUND(((MIN(([.H103]^2)/([.$T103]^2);[.$S$2])))*[.$S103]*[.$T$1]);0)" office:value-type="float" office:value="0" calcext:value-type="float">
            <text:p>0</text:p>
          </table:table-cell>
          <table:table-cell table:formula="of:=IFERROR(ROUND(((MIN(([.E103]^2)/([.$T103]^2);[.$S$2])))*[.$S103]*[.$T$1]);0)" office:value-type="float" office:value="0" calcext:value-type="float">
            <text:p>0</text:p>
          </table:table-cell>
          <table:table-cell table:formula="of:=IFERROR(ROUND(((MIN(([.G103]^2)/([.$T103]^2);[.$S$2])))*[.$S103]*[.$T$1]);0)" office:value-type="float" office:value="0" calcext:value-type="float">
            <text:p>0</text:p>
          </table:table-cell>
          <table:table-cell table:formula="of:=IFERROR(ROUND(((MIN(([.F103]^2)/([.$T103]^2);[.$S$2]))*[.$S10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3]^[.$AC$2])/([.$T103]^[.$AC$2]);[.$AE$2])))*[.$J103]*0.8)+([.$C103]/10))*5)+10; 30); 80); 0)" office:value-type="float" office:value="0" calcext:value-type="float">
            <text:p>0</text:p>
          </table:table-cell>
          <table:table-cell table:formula="of:=IFERROR(MIN(MAX(ROUND((MIN(([.$D103]^[.$L$2])/([.$T103]^[.$AC$2]);[.$AE$2]))*([.$J103]+[.$AF$2]))*5; [.$AI$2]); [.$AH$2]);0)" office:value-type="float" office:value="0" calcext:value-type="float">
            <text:p>0</text:p>
          </table:table-cell>
          <table:table-cell table:formula="of:=IFERROR(MIN(MAX(ROUND((MIN(([.$D103]+[.$G103]+[.$H103])/3/[.$T103];[.$AE$2]))*([.$J103]+3)*[.$AG$2])*5; [.$AI$2]); [.$AH$2]);0)" office:value-type="float" office:value="0" calcext:value-type="float">
            <text:p>0</text:p>
          </table:table-cell>
          <table:table-cell table:formula="of:=IFERROR(MIN(MAX(ROUND(((MIN(([.$H103]^2)/([.$T103]^[.$AC$2]);[.$AE$2]))*([.$J103]+3)*[.$AG$2]))*5; [.$AI$2]); [.$AH$2]);0)" office:value-type="float" office:value="0" calcext:value-type="float">
            <text:p>0</text:p>
          </table:table-cell>
          <table:table-cell table:formula="of:=IFERROR(MIN(MAX(ROUND(((MIN(([.$E103]^[.$AC$2])/([.$T103]^[.$AC$2]);[.$AE$2]))*([.$J103]+3)*[.$AG$2]))*5; [.$AI$2]); [.$AH$2]);0)" office:value-type="float" office:value="0" calcext:value-type="float">
            <text:p>0</text:p>
          </table:table-cell>
          <table:table-cell table:formula="of:=IFERROR(MIN(MAX(ROUND(((MIN(([.$G103]^[.$AC$2])/([.$T103]^[.$AC$2]);[.$AE$2]))*([.$J103]+3)*[.$AG$2]))*5; [.$AI$2]); [.$AH$2]);0)" office:value-type="float" office:value="0" calcext:value-type="float">
            <text:p>0</text:p>
          </table:table-cell>
          <table:table-cell table:formula="of:=IFERROR(MIN(MAX(ROUND((MIN(([.$F103]^[.$Q$2])/([.$T103]^[.$AC$2]);[.$AE$2]))*([.$J103]+[.$AF$2]))*5; [.$AI$2]); [.$AH$2]);0)" office:value-type="float" office:value="0" calcext:value-type="float">
            <text:p>0</text:p>
          </table:table-cell>
          <table:table-cell table:formula="of:=ROUND(AVERAGE([.AD103:.AJ103]);2)" office:value-type="float" office:value="0" calcext:value-type="float">
            <text:p>0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 table:number-columns-repeated="7"/>
          <table:table-cell table:formula="of:=SUM([.C104:.H104])" office:value-type="float" office:value="0" calcext:value-type="float">
            <text:p>0</text:p>
          </table:table-cell>
          <table:table-cell table:formula="of:=ROUND((([.I104]/[.$S$1])*MAX([.I104]/420; 1.2));2)" office:value-type="float" office:value="0" calcext:value-type="float">
            <text:p>0</text:p>
          </table:table-cell>
          <table:table-cell table:formula="of:=IFERROR((ROUND((((MIN(([.$C104]^2)/([.$T104]^2);[.$R$2])))*[.$J104]*0.8)+([.C104]/10))*5)+10; 0)" office:value-type="float" office:value="0" calcext:value-type="float">
            <text:p>0</text:p>
          </table:table-cell>
          <table:table-cell table:formula="of:=IFERROR(ROUND((MIN(([.$D104]^[.$L$2])/([.$T104]^2);[.$R$2]))*([.$J104]+[.$M$2]))*5;0)" office:value-type="float" office:value="0" calcext:value-type="float">
            <text:p>0</text:p>
          </table:table-cell>
          <table:table-cell table:formula="of:=IFERROR(ROUND((MIN(([.$D104]+[.$G104]+[.$H104])/3/[.$T104];[.$R$2]))*([.$J104]+3))*5;0)" office:value-type="float" office:value="0" calcext:value-type="float">
            <text:p>0</text:p>
          </table:table-cell>
          <table:table-cell table:formula="of:=IFERROR(ROUND(((MIN(([.$H104]^2)/([.$T104]^2);[.$R$2]))*([.$J104]+3)*[.$T$2]))*5;0)" office:value-type="float" office:value="0" calcext:value-type="float">
            <text:p>0</text:p>
          </table:table-cell>
          <table:table-cell table:formula="of:=IFERROR(ROUND(((MIN(([.$E104]^2)/([.$T104]^2);[.$R$2]))*([.$J104]+3)*[.$T$2]))*5;0)" office:value-type="float" office:value="0" calcext:value-type="float">
            <text:p>0</text:p>
          </table:table-cell>
          <table:table-cell table:formula="of:=IFERROR(ROUND(((MIN(([.$G104]^2)/([.$T104]^2);[.$R$2]))*([.$J104]+3)*[.$T$2]))*5;0)" office:value-type="float" office:value="0" calcext:value-type="float">
            <text:p>0</text:p>
          </table:table-cell>
          <table:table-cell table:formula="of:=IFERROR(ROUND((MIN(([.$F104]^[.$Q$2])/([.$T104]^2);[.$R$2]))*([.$J104]+[.$M$2]))*5;0)" office:value-type="float" office:value="0" calcext:value-type="float">
            <text:p>0</text:p>
          </table:table-cell>
          <table:table-cell table:formula="of:=ROUND(AVERAGE([.K104:.Q104]))" office:value-type="float" office:value="0" calcext:value-type="float">
            <text:p>0</text:p>
          </table:table-cell>
          <table:table-cell table:formula="of:=ROUND((([.I104]/[.$S$1])*MAX([.I10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4]^2)/([.$T104]^2);[.$S$2])))*[.$S104]*0.8)+([.C104]/10))+10;10)" office:value-type="float" office:value="10" calcext:value-type="float">
            <text:p>10</text:p>
          </table:table-cell>
          <table:table-cell table:formula="of:=IFERROR(ROUND(((MIN(([.$D104]^2)/([.$T104]^2);[.$S$2])))*[.$S104]);0)" office:value-type="float" office:value="0" calcext:value-type="float">
            <text:p>0</text:p>
          </table:table-cell>
          <table:table-cell table:formula="of:=IFERROR(ROUND(MIN(([.D104]+[.G104]+[.H104])/3/[.$T104];[.$S$2])^2*[.$S104]);0)" office:value-type="float" office:value="0" calcext:value-type="float">
            <text:p>0</text:p>
          </table:table-cell>
          <table:table-cell table:formula="of:=IFERROR(ROUND(((MIN(([.H104]^2)/([.$T104]^2);[.$S$2])))*[.$S104]*[.$T$1]);0)" office:value-type="float" office:value="0" calcext:value-type="float">
            <text:p>0</text:p>
          </table:table-cell>
          <table:table-cell table:formula="of:=IFERROR(ROUND(((MIN(([.E104]^2)/([.$T104]^2);[.$S$2])))*[.$S104]*[.$T$1]);0)" office:value-type="float" office:value="0" calcext:value-type="float">
            <text:p>0</text:p>
          </table:table-cell>
          <table:table-cell table:formula="of:=IFERROR(ROUND(((MIN(([.G104]^2)/([.$T104]^2);[.$S$2])))*[.$S104]*[.$T$1]);0)" office:value-type="float" office:value="0" calcext:value-type="float">
            <text:p>0</text:p>
          </table:table-cell>
          <table:table-cell table:formula="of:=IFERROR(ROUND(((MIN(([.F104]^2)/([.$T104]^2);[.$S$2]))*[.$S10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4]^[.$AC$2])/([.$T104]^[.$AC$2]);[.$AE$2])))*[.$J104]*0.8)+([.$C104]/10))*5)+10; 30); 80); 0)" office:value-type="float" office:value="0" calcext:value-type="float">
            <text:p>0</text:p>
          </table:table-cell>
          <table:table-cell table:formula="of:=IFERROR(MIN(MAX(ROUND((MIN(([.$D104]^[.$L$2])/([.$T104]^[.$AC$2]);[.$AE$2]))*([.$J104]+[.$AF$2]))*5; [.$AI$2]); [.$AH$2]);0)" office:value-type="float" office:value="0" calcext:value-type="float">
            <text:p>0</text:p>
          </table:table-cell>
          <table:table-cell table:formula="of:=IFERROR(MIN(MAX(ROUND((MIN(([.$D104]+[.$G104]+[.$H104])/3/[.$T104];[.$AE$2]))*([.$J104]+3)*[.$AG$2])*5; [.$AI$2]); [.$AH$2]);0)" office:value-type="float" office:value="0" calcext:value-type="float">
            <text:p>0</text:p>
          </table:table-cell>
          <table:table-cell table:formula="of:=IFERROR(MIN(MAX(ROUND(((MIN(([.$H104]^2)/([.$T104]^[.$AC$2]);[.$AE$2]))*([.$J104]+3)*[.$AG$2]))*5; [.$AI$2]); [.$AH$2]);0)" office:value-type="float" office:value="0" calcext:value-type="float">
            <text:p>0</text:p>
          </table:table-cell>
          <table:table-cell table:formula="of:=IFERROR(MIN(MAX(ROUND(((MIN(([.$E104]^[.$AC$2])/([.$T104]^[.$AC$2]);[.$AE$2]))*([.$J104]+3)*[.$AG$2]))*5; [.$AI$2]); [.$AH$2]);0)" office:value-type="float" office:value="0" calcext:value-type="float">
            <text:p>0</text:p>
          </table:table-cell>
          <table:table-cell table:formula="of:=IFERROR(MIN(MAX(ROUND(((MIN(([.$G104]^[.$AC$2])/([.$T104]^[.$AC$2]);[.$AE$2]))*([.$J104]+3)*[.$AG$2]))*5; [.$AI$2]); [.$AH$2]);0)" office:value-type="float" office:value="0" calcext:value-type="float">
            <text:p>0</text:p>
          </table:table-cell>
          <table:table-cell table:formula="of:=IFERROR(MIN(MAX(ROUND((MIN(([.$F104]^[.$Q$2])/([.$T104]^[.$AC$2]);[.$AE$2]))*([.$J104]+[.$AF$2]))*5; [.$AI$2]); [.$AH$2]);0)" office:value-type="float" office:value="0" calcext:value-type="float">
            <text:p>0</text:p>
          </table:table-cell>
          <table:table-cell table:formula="of:=ROUND(AVERAGE([.AD104:.AJ104]);2)" office:value-type="float" office:value="0" calcext:value-type="float">
            <text:p>0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 table:number-columns-repeated="7"/>
          <table:table-cell table:formula="of:=SUM([.C105:.H105])" office:value-type="float" office:value="0" calcext:value-type="float">
            <text:p>0</text:p>
          </table:table-cell>
          <table:table-cell table:formula="of:=ROUND((([.I105]/[.$S$1])*MAX([.I105]/420; 1.2));2)" office:value-type="float" office:value="0" calcext:value-type="float">
            <text:p>0</text:p>
          </table:table-cell>
          <table:table-cell table:formula="of:=IFERROR((ROUND((((MIN(([.$C105]^2)/([.$T105]^2);[.$R$2])))*[.$J105]*0.8)+([.C105]/10))*5)+10; 0)" office:value-type="float" office:value="0" calcext:value-type="float">
            <text:p>0</text:p>
          </table:table-cell>
          <table:table-cell table:formula="of:=IFERROR(ROUND((MIN(([.$D105]^[.$L$2])/([.$T105]^2);[.$R$2]))*([.$J105]+[.$M$2]))*5;0)" office:value-type="float" office:value="0" calcext:value-type="float">
            <text:p>0</text:p>
          </table:table-cell>
          <table:table-cell table:formula="of:=IFERROR(ROUND((MIN(([.$D105]+[.$G105]+[.$H105])/3/[.$T105];[.$R$2]))*([.$J105]+3))*5;0)" office:value-type="float" office:value="0" calcext:value-type="float">
            <text:p>0</text:p>
          </table:table-cell>
          <table:table-cell table:formula="of:=IFERROR(ROUND(((MIN(([.$H105]^2)/([.$T105]^2);[.$R$2]))*([.$J105]+3)*[.$T$2]))*5;0)" office:value-type="float" office:value="0" calcext:value-type="float">
            <text:p>0</text:p>
          </table:table-cell>
          <table:table-cell table:formula="of:=IFERROR(ROUND(((MIN(([.$E105]^2)/([.$T105]^2);[.$R$2]))*([.$J105]+3)*[.$T$2]))*5;0)" office:value-type="float" office:value="0" calcext:value-type="float">
            <text:p>0</text:p>
          </table:table-cell>
          <table:table-cell table:formula="of:=IFERROR(ROUND(((MIN(([.$G105]^2)/([.$T105]^2);[.$R$2]))*([.$J105]+3)*[.$T$2]))*5;0)" office:value-type="float" office:value="0" calcext:value-type="float">
            <text:p>0</text:p>
          </table:table-cell>
          <table:table-cell table:formula="of:=IFERROR(ROUND((MIN(([.$F105]^[.$Q$2])/([.$T105]^2);[.$R$2]))*([.$J105]+[.$M$2]))*5;0)" office:value-type="float" office:value="0" calcext:value-type="float">
            <text:p>0</text:p>
          </table:table-cell>
          <table:table-cell table:formula="of:=ROUND(AVERAGE([.K105:.Q105]))" office:value-type="float" office:value="0" calcext:value-type="float">
            <text:p>0</text:p>
          </table:table-cell>
          <table:table-cell table:formula="of:=ROUND((([.I105]/[.$S$1])*MAX([.I10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5]^2)/([.$T105]^2);[.$S$2])))*[.$S105]*0.8)+([.C105]/10))+10;10)" office:value-type="float" office:value="10" calcext:value-type="float">
            <text:p>10</text:p>
          </table:table-cell>
          <table:table-cell table:formula="of:=IFERROR(ROUND(((MIN(([.$D105]^2)/([.$T105]^2);[.$S$2])))*[.$S105]);0)" office:value-type="float" office:value="0" calcext:value-type="float">
            <text:p>0</text:p>
          </table:table-cell>
          <table:table-cell table:formula="of:=IFERROR(ROUND(MIN(([.D105]+[.G105]+[.H105])/3/[.$T105];[.$S$2])^2*[.$S105]);0)" office:value-type="float" office:value="0" calcext:value-type="float">
            <text:p>0</text:p>
          </table:table-cell>
          <table:table-cell table:formula="of:=IFERROR(ROUND(((MIN(([.H105]^2)/([.$T105]^2);[.$S$2])))*[.$S105]*[.$T$1]);0)" office:value-type="float" office:value="0" calcext:value-type="float">
            <text:p>0</text:p>
          </table:table-cell>
          <table:table-cell table:formula="of:=IFERROR(ROUND(((MIN(([.E105]^2)/([.$T105]^2);[.$S$2])))*[.$S105]*[.$T$1]);0)" office:value-type="float" office:value="0" calcext:value-type="float">
            <text:p>0</text:p>
          </table:table-cell>
          <table:table-cell table:formula="of:=IFERROR(ROUND(((MIN(([.G105]^2)/([.$T105]^2);[.$S$2])))*[.$S105]*[.$T$1]);0)" office:value-type="float" office:value="0" calcext:value-type="float">
            <text:p>0</text:p>
          </table:table-cell>
          <table:table-cell table:formula="of:=IFERROR(ROUND(((MIN(([.F105]^2)/([.$T105]^2);[.$S$2]))*[.$S105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5]^[.$AC$2])/([.$T105]^[.$AC$2]);[.$AE$2])))*[.$J105]*0.8)+([.$C105]/10))*5)+10; 30); 80); 0)" office:value-type="float" office:value="0" calcext:value-type="float">
            <text:p>0</text:p>
          </table:table-cell>
          <table:table-cell table:formula="of:=IFERROR(MIN(MAX(ROUND((MIN(([.$D105]^[.$L$2])/([.$T105]^[.$AC$2]);[.$AE$2]))*([.$J105]+[.$AF$2]))*5; [.$AI$2]); [.$AH$2]);0)" office:value-type="float" office:value="0" calcext:value-type="float">
            <text:p>0</text:p>
          </table:table-cell>
          <table:table-cell table:formula="of:=IFERROR(MIN(MAX(ROUND((MIN(([.$D105]+[.$G105]+[.$H105])/3/[.$T105];[.$AE$2]))*([.$J105]+3)*[.$AG$2])*5; [.$AI$2]); [.$AH$2]);0)" office:value-type="float" office:value="0" calcext:value-type="float">
            <text:p>0</text:p>
          </table:table-cell>
          <table:table-cell table:formula="of:=IFERROR(MIN(MAX(ROUND(((MIN(([.$H105]^2)/([.$T105]^[.$AC$2]);[.$AE$2]))*([.$J105]+3)*[.$AG$2]))*5; [.$AI$2]); [.$AH$2]);0)" office:value-type="float" office:value="0" calcext:value-type="float">
            <text:p>0</text:p>
          </table:table-cell>
          <table:table-cell table:formula="of:=IFERROR(MIN(MAX(ROUND(((MIN(([.$E105]^[.$AC$2])/([.$T105]^[.$AC$2]);[.$AE$2]))*([.$J105]+3)*[.$AG$2]))*5; [.$AI$2]); [.$AH$2]);0)" office:value-type="float" office:value="0" calcext:value-type="float">
            <text:p>0</text:p>
          </table:table-cell>
          <table:table-cell table:formula="of:=IFERROR(MIN(MAX(ROUND(((MIN(([.$G105]^[.$AC$2])/([.$T105]^[.$AC$2]);[.$AE$2]))*([.$J105]+3)*[.$AG$2]))*5; [.$AI$2]); [.$AH$2]);0)" office:value-type="float" office:value="0" calcext:value-type="float">
            <text:p>0</text:p>
          </table:table-cell>
          <table:table-cell table:formula="of:=IFERROR(MIN(MAX(ROUND((MIN(([.$F105]^[.$Q$2])/([.$T105]^[.$AC$2]);[.$AE$2]))*([.$J105]+[.$AF$2]))*5; [.$AI$2]); [.$AH$2]);0)" office:value-type="float" office:value="0" calcext:value-type="float">
            <text:p>0</text:p>
          </table:table-cell>
          <table:table-cell table:formula="of:=ROUND(AVERAGE([.AD105:.AJ105]);2)" office:value-type="float" office:value="0" calcext:value-type="float">
            <text:p>0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 table:number-columns-repeated="7"/>
          <table:table-cell table:formula="of:=SUM([.C106:.H106])" office:value-type="float" office:value="0" calcext:value-type="float">
            <text:p>0</text:p>
          </table:table-cell>
          <table:table-cell table:formula="of:=ROUND((([.I106]/[.$S$1])*MAX([.I106]/420; 1.2));2)" office:value-type="float" office:value="0" calcext:value-type="float">
            <text:p>0</text:p>
          </table:table-cell>
          <table:table-cell table:formula="of:=IFERROR((ROUND((((MIN(([.$C106]^2)/([.$T106]^2);[.$R$2])))*[.$J106]*0.8)+([.C106]/10))*5)+10; 0)" office:value-type="float" office:value="0" calcext:value-type="float">
            <text:p>0</text:p>
          </table:table-cell>
          <table:table-cell table:formula="of:=IFERROR(ROUND((MIN(([.$D106]^[.$L$2])/([.$T106]^2);[.$R$2]))*([.$J106]+[.$M$2]))*5;0)" office:value-type="float" office:value="0" calcext:value-type="float">
            <text:p>0</text:p>
          </table:table-cell>
          <table:table-cell table:formula="of:=IFERROR(ROUND((MIN(([.$D106]+[.$G106]+[.$H106])/3/[.$T106];[.$R$2]))*([.$J106]+3))*5;0)" office:value-type="float" office:value="0" calcext:value-type="float">
            <text:p>0</text:p>
          </table:table-cell>
          <table:table-cell table:formula="of:=IFERROR(ROUND(((MIN(([.$H106]^2)/([.$T106]^2);[.$R$2]))*([.$J106]+3)*[.$T$2]))*5;0)" office:value-type="float" office:value="0" calcext:value-type="float">
            <text:p>0</text:p>
          </table:table-cell>
          <table:table-cell table:formula="of:=IFERROR(ROUND(((MIN(([.$E106]^2)/([.$T106]^2);[.$R$2]))*([.$J106]+3)*[.$T$2]))*5;0)" office:value-type="float" office:value="0" calcext:value-type="float">
            <text:p>0</text:p>
          </table:table-cell>
          <table:table-cell table:formula="of:=IFERROR(ROUND(((MIN(([.$G106]^2)/([.$T106]^2);[.$R$2]))*([.$J106]+3)*[.$T$2]))*5;0)" office:value-type="float" office:value="0" calcext:value-type="float">
            <text:p>0</text:p>
          </table:table-cell>
          <table:table-cell table:formula="of:=IFERROR(ROUND((MIN(([.$F106]^[.$Q$2])/([.$T106]^2);[.$R$2]))*([.$J106]+[.$M$2]))*5;0)" office:value-type="float" office:value="0" calcext:value-type="float">
            <text:p>0</text:p>
          </table:table-cell>
          <table:table-cell table:formula="of:=ROUND(AVERAGE([.K106:.Q106]))" office:value-type="float" office:value="0" calcext:value-type="float">
            <text:p>0</text:p>
          </table:table-cell>
          <table:table-cell table:formula="of:=ROUND((([.I106]/[.$S$1])*MAX([.I10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6]^2)/([.$T106]^2);[.$S$2])))*[.$S106]*0.8)+([.C106]/10))+10;10)" office:value-type="float" office:value="10" calcext:value-type="float">
            <text:p>10</text:p>
          </table:table-cell>
          <table:table-cell table:formula="of:=IFERROR(ROUND(((MIN(([.$D106]^2)/([.$T106]^2);[.$S$2])))*[.$S106]);0)" office:value-type="float" office:value="0" calcext:value-type="float">
            <text:p>0</text:p>
          </table:table-cell>
          <table:table-cell table:formula="of:=IFERROR(ROUND(MIN(([.D106]+[.G106]+[.H106])/3/[.$T106];[.$S$2])^2*[.$S106]);0)" office:value-type="float" office:value="0" calcext:value-type="float">
            <text:p>0</text:p>
          </table:table-cell>
          <table:table-cell table:formula="of:=IFERROR(ROUND(((MIN(([.H106]^2)/([.$T106]^2);[.$S$2])))*[.$S106]*[.$T$1]);0)" office:value-type="float" office:value="0" calcext:value-type="float">
            <text:p>0</text:p>
          </table:table-cell>
          <table:table-cell table:formula="of:=IFERROR(ROUND(((MIN(([.E106]^2)/([.$T106]^2);[.$S$2])))*[.$S106]*[.$T$1]);0)" office:value-type="float" office:value="0" calcext:value-type="float">
            <text:p>0</text:p>
          </table:table-cell>
          <table:table-cell table:formula="of:=IFERROR(ROUND(((MIN(([.G106]^2)/([.$T106]^2);[.$S$2])))*[.$S106]*[.$T$1]);0)" office:value-type="float" office:value="0" calcext:value-type="float">
            <text:p>0</text:p>
          </table:table-cell>
          <table:table-cell table:formula="of:=IFERROR(ROUND(((MIN(([.F106]^2)/([.$T106]^2);[.$S$2]))*[.$S106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6]^[.$AC$2])/([.$T106]^[.$AC$2]);[.$AE$2])))*[.$J106]*0.8)+([.$C106]/10))*5)+10; 30); 80); 0)" office:value-type="float" office:value="0" calcext:value-type="float">
            <text:p>0</text:p>
          </table:table-cell>
          <table:table-cell table:formula="of:=IFERROR(MIN(MAX(ROUND((MIN(([.$D106]^[.$L$2])/([.$T106]^[.$AC$2]);[.$AE$2]))*([.$J106]+[.$AF$2]))*5; [.$AI$2]); [.$AH$2]);0)" office:value-type="float" office:value="0" calcext:value-type="float">
            <text:p>0</text:p>
          </table:table-cell>
          <table:table-cell table:formula="of:=IFERROR(MIN(MAX(ROUND((MIN(([.$D106]+[.$G106]+[.$H106])/3/[.$T106];[.$AE$2]))*([.$J106]+3)*[.$AG$2])*5; [.$AI$2]); [.$AH$2]);0)" office:value-type="float" office:value="0" calcext:value-type="float">
            <text:p>0</text:p>
          </table:table-cell>
          <table:table-cell table:formula="of:=IFERROR(MIN(MAX(ROUND(((MIN(([.$H106]^2)/([.$T106]^[.$AC$2]);[.$AE$2]))*([.$J106]+3)*[.$AG$2]))*5; [.$AI$2]); [.$AH$2]);0)" office:value-type="float" office:value="0" calcext:value-type="float">
            <text:p>0</text:p>
          </table:table-cell>
          <table:table-cell table:formula="of:=IFERROR(MIN(MAX(ROUND(((MIN(([.$E106]^[.$AC$2])/([.$T106]^[.$AC$2]);[.$AE$2]))*([.$J106]+3)*[.$AG$2]))*5; [.$AI$2]); [.$AH$2]);0)" office:value-type="float" office:value="0" calcext:value-type="float">
            <text:p>0</text:p>
          </table:table-cell>
          <table:table-cell table:formula="of:=IFERROR(MIN(MAX(ROUND(((MIN(([.$G106]^[.$AC$2])/([.$T106]^[.$AC$2]);[.$AE$2]))*([.$J106]+3)*[.$AG$2]))*5; [.$AI$2]); [.$AH$2]);0)" office:value-type="float" office:value="0" calcext:value-type="float">
            <text:p>0</text:p>
          </table:table-cell>
          <table:table-cell table:formula="of:=IFERROR(MIN(MAX(ROUND((MIN(([.$F106]^[.$Q$2])/([.$T106]^[.$AC$2]);[.$AE$2]))*([.$J106]+[.$AF$2]))*5; [.$AI$2]); [.$AH$2]);0)" office:value-type="float" office:value="0" calcext:value-type="float">
            <text:p>0</text:p>
          </table:table-cell>
          <table:table-cell table:formula="of:=ROUND(AVERAGE([.AD106:.AJ106]);2)" office:value-type="float" office:value="0" calcext:value-type="float">
            <text:p>0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 table:number-columns-repeated="7"/>
          <table:table-cell table:formula="of:=SUM([.C107:.H107])" office:value-type="float" office:value="0" calcext:value-type="float">
            <text:p>0</text:p>
          </table:table-cell>
          <table:table-cell table:formula="of:=ROUND((([.I107]/[.$S$1])*MAX([.I107]/420; 1.2));2)" office:value-type="float" office:value="0" calcext:value-type="float">
            <text:p>0</text:p>
          </table:table-cell>
          <table:table-cell table:formula="of:=IFERROR((ROUND((((MIN(([.$C107]^2)/([.$T107]^2);[.$R$2])))*[.$J107]*0.8)+([.C107]/10))*5)+10; 0)" office:value-type="float" office:value="0" calcext:value-type="float">
            <text:p>0</text:p>
          </table:table-cell>
          <table:table-cell table:formula="of:=IFERROR(ROUND((MIN(([.$D107]^[.$L$2])/([.$T107]^2);[.$R$2]))*([.$J107]+[.$M$2]))*5;0)" office:value-type="float" office:value="0" calcext:value-type="float">
            <text:p>0</text:p>
          </table:table-cell>
          <table:table-cell table:formula="of:=IFERROR(ROUND((MIN(([.$D107]+[.$G107]+[.$H107])/3/[.$T107];[.$R$2]))*([.$J107]+3))*5;0)" office:value-type="float" office:value="0" calcext:value-type="float">
            <text:p>0</text:p>
          </table:table-cell>
          <table:table-cell table:formula="of:=IFERROR(ROUND(((MIN(([.$H107]^2)/([.$T107]^2);[.$R$2]))*([.$J107]+3)*[.$T$2]))*5;0)" office:value-type="float" office:value="0" calcext:value-type="float">
            <text:p>0</text:p>
          </table:table-cell>
          <table:table-cell table:formula="of:=IFERROR(ROUND(((MIN(([.$E107]^2)/([.$T107]^2);[.$R$2]))*([.$J107]+3)*[.$T$2]))*5;0)" office:value-type="float" office:value="0" calcext:value-type="float">
            <text:p>0</text:p>
          </table:table-cell>
          <table:table-cell table:formula="of:=IFERROR(ROUND(((MIN(([.$G107]^2)/([.$T107]^2);[.$R$2]))*([.$J107]+3)*[.$T$2]))*5;0)" office:value-type="float" office:value="0" calcext:value-type="float">
            <text:p>0</text:p>
          </table:table-cell>
          <table:table-cell table:formula="of:=IFERROR(ROUND((MIN(([.$F107]^[.$Q$2])/([.$T107]^2);[.$R$2]))*([.$J107]+[.$M$2]))*5;0)" office:value-type="float" office:value="0" calcext:value-type="float">
            <text:p>0</text:p>
          </table:table-cell>
          <table:table-cell table:formula="of:=ROUND(AVERAGE([.K107:.Q107]))" office:value-type="float" office:value="0" calcext:value-type="float">
            <text:p>0</text:p>
          </table:table-cell>
          <table:table-cell table:formula="of:=ROUND((([.I107]/[.$S$1])*MAX([.I10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7]^2)/([.$T107]^2);[.$S$2])))*[.$S107]*0.8)+([.C107]/10))+10;10)" office:value-type="float" office:value="10" calcext:value-type="float">
            <text:p>10</text:p>
          </table:table-cell>
          <table:table-cell table:formula="of:=IFERROR(ROUND(((MIN(([.$D107]^2)/([.$T107]^2);[.$S$2])))*[.$S107]);0)" office:value-type="float" office:value="0" calcext:value-type="float">
            <text:p>0</text:p>
          </table:table-cell>
          <table:table-cell table:formula="of:=IFERROR(ROUND(MIN(([.D107]+[.G107]+[.H107])/3/[.$T107];[.$S$2])^2*[.$S107]);0)" office:value-type="float" office:value="0" calcext:value-type="float">
            <text:p>0</text:p>
          </table:table-cell>
          <table:table-cell table:formula="of:=IFERROR(ROUND(((MIN(([.H107]^2)/([.$T107]^2);[.$S$2])))*[.$S107]*[.$T$1]);0)" office:value-type="float" office:value="0" calcext:value-type="float">
            <text:p>0</text:p>
          </table:table-cell>
          <table:table-cell table:formula="of:=IFERROR(ROUND(((MIN(([.E107]^2)/([.$T107]^2);[.$S$2])))*[.$S107]*[.$T$1]);0)" office:value-type="float" office:value="0" calcext:value-type="float">
            <text:p>0</text:p>
          </table:table-cell>
          <table:table-cell table:formula="of:=IFERROR(ROUND(((MIN(([.G107]^2)/([.$T107]^2);[.$S$2])))*[.$S107]*[.$T$1]);0)" office:value-type="float" office:value="0" calcext:value-type="float">
            <text:p>0</text:p>
          </table:table-cell>
          <table:table-cell table:formula="of:=IFERROR(ROUND(((MIN(([.F107]^2)/([.$T107]^2);[.$S$2]))*[.$S10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7]^[.$AC$2])/([.$T107]^[.$AC$2]);[.$AE$2])))*[.$J107]*0.8)+([.$C107]/10))*5)+10; 30); 80); 0)" office:value-type="float" office:value="0" calcext:value-type="float">
            <text:p>0</text:p>
          </table:table-cell>
          <table:table-cell table:formula="of:=IFERROR(MIN(MAX(ROUND((MIN(([.$D107]^[.$L$2])/([.$T107]^[.$AC$2]);[.$AE$2]))*([.$J107]+[.$AF$2]))*5; [.$AI$2]); [.$AH$2]);0)" office:value-type="float" office:value="0" calcext:value-type="float">
            <text:p>0</text:p>
          </table:table-cell>
          <table:table-cell table:formula="of:=IFERROR(MIN(MAX(ROUND((MIN(([.$D107]+[.$G107]+[.$H107])/3/[.$T107];[.$AE$2]))*([.$J107]+3)*[.$AG$2])*5; [.$AI$2]); [.$AH$2]);0)" office:value-type="float" office:value="0" calcext:value-type="float">
            <text:p>0</text:p>
          </table:table-cell>
          <table:table-cell table:formula="of:=IFERROR(MIN(MAX(ROUND(((MIN(([.$H107]^2)/([.$T107]^[.$AC$2]);[.$AE$2]))*([.$J107]+3)*[.$AG$2]))*5; [.$AI$2]); [.$AH$2]);0)" office:value-type="float" office:value="0" calcext:value-type="float">
            <text:p>0</text:p>
          </table:table-cell>
          <table:table-cell table:formula="of:=IFERROR(MIN(MAX(ROUND(((MIN(([.$E107]^[.$AC$2])/([.$T107]^[.$AC$2]);[.$AE$2]))*([.$J107]+3)*[.$AG$2]))*5; [.$AI$2]); [.$AH$2]);0)" office:value-type="float" office:value="0" calcext:value-type="float">
            <text:p>0</text:p>
          </table:table-cell>
          <table:table-cell table:formula="of:=IFERROR(MIN(MAX(ROUND(((MIN(([.$G107]^[.$AC$2])/([.$T107]^[.$AC$2]);[.$AE$2]))*([.$J107]+3)*[.$AG$2]))*5; [.$AI$2]); [.$AH$2]);0)" office:value-type="float" office:value="0" calcext:value-type="float">
            <text:p>0</text:p>
          </table:table-cell>
          <table:table-cell table:formula="of:=IFERROR(MIN(MAX(ROUND((MIN(([.$F107]^[.$Q$2])/([.$T107]^[.$AC$2]);[.$AE$2]))*([.$J107]+[.$AF$2]))*5; [.$AI$2]); [.$AH$2]);0)" office:value-type="float" office:value="0" calcext:value-type="float">
            <text:p>0</text:p>
          </table:table-cell>
          <table:table-cell table:formula="of:=ROUND(AVERAGE([.AD107:.AJ107]);2)" office:value-type="float" office:value="0" calcext:value-type="float">
            <text:p>0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 table:number-columns-repeated="7"/>
          <table:table-cell table:formula="of:=SUM([.C108:.H108])" office:value-type="float" office:value="0" calcext:value-type="float">
            <text:p>0</text:p>
          </table:table-cell>
          <table:table-cell table:formula="of:=ROUND((([.I108]/[.$S$1])*MAX([.I108]/420; 1.2));2)" office:value-type="float" office:value="0" calcext:value-type="float">
            <text:p>0</text:p>
          </table:table-cell>
          <table:table-cell table:formula="of:=IFERROR((ROUND((((MIN(([.$C108]^2)/([.$T108]^2);[.$R$2])))*[.$J108]*0.8)+([.C108]/10))*5)+10; 0)" office:value-type="float" office:value="0" calcext:value-type="float">
            <text:p>0</text:p>
          </table:table-cell>
          <table:table-cell table:formula="of:=IFERROR(ROUND((MIN(([.$D108]^[.$L$2])/([.$T108]^2);[.$R$2]))*([.$J108]+[.$M$2]))*5;0)" office:value-type="float" office:value="0" calcext:value-type="float">
            <text:p>0</text:p>
          </table:table-cell>
          <table:table-cell table:formula="of:=IFERROR(ROUND((MIN(([.$D108]+[.$G108]+[.$H108])/3/[.$T108];[.$R$2]))*([.$J108]+3))*5;0)" office:value-type="float" office:value="0" calcext:value-type="float">
            <text:p>0</text:p>
          </table:table-cell>
          <table:table-cell table:formula="of:=IFERROR(ROUND(((MIN(([.$H108]^2)/([.$T108]^2);[.$R$2]))*([.$J108]+3)*[.$T$2]))*5;0)" office:value-type="float" office:value="0" calcext:value-type="float">
            <text:p>0</text:p>
          </table:table-cell>
          <table:table-cell table:formula="of:=IFERROR(ROUND(((MIN(([.$E108]^2)/([.$T108]^2);[.$R$2]))*([.$J108]+3)*[.$T$2]))*5;0)" office:value-type="float" office:value="0" calcext:value-type="float">
            <text:p>0</text:p>
          </table:table-cell>
          <table:table-cell table:formula="of:=IFERROR(ROUND(((MIN(([.$G108]^2)/([.$T108]^2);[.$R$2]))*([.$J108]+3)*[.$T$2]))*5;0)" office:value-type="float" office:value="0" calcext:value-type="float">
            <text:p>0</text:p>
          </table:table-cell>
          <table:table-cell table:formula="of:=IFERROR(ROUND((MIN(([.$F108]^[.$Q$2])/([.$T108]^2);[.$R$2]))*([.$J108]+[.$M$2]))*5;0)" office:value-type="float" office:value="0" calcext:value-type="float">
            <text:p>0</text:p>
          </table:table-cell>
          <table:table-cell table:formula="of:=ROUND(AVERAGE([.K108:.Q108]))" office:value-type="float" office:value="0" calcext:value-type="float">
            <text:p>0</text:p>
          </table:table-cell>
          <table:table-cell table:formula="of:=ROUND((([.I108]/[.$S$1])*MAX([.I10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8]^2)/([.$T108]^2);[.$S$2])))*[.$S108]*0.8)+([.C108]/10))+10;10)" office:value-type="float" office:value="10" calcext:value-type="float">
            <text:p>10</text:p>
          </table:table-cell>
          <table:table-cell table:formula="of:=IFERROR(ROUND(((MIN(([.$D108]^2)/([.$T108]^2);[.$S$2])))*[.$S108]);0)" office:value-type="float" office:value="0" calcext:value-type="float">
            <text:p>0</text:p>
          </table:table-cell>
          <table:table-cell table:formula="of:=IFERROR(ROUND(MIN(([.D108]+[.G108]+[.H108])/3/[.$T108];[.$S$2])^2*[.$S108]);0)" office:value-type="float" office:value="0" calcext:value-type="float">
            <text:p>0</text:p>
          </table:table-cell>
          <table:table-cell table:formula="of:=IFERROR(ROUND(((MIN(([.H108]^2)/([.$T108]^2);[.$S$2])))*[.$S108]*[.$T$1]);0)" office:value-type="float" office:value="0" calcext:value-type="float">
            <text:p>0</text:p>
          </table:table-cell>
          <table:table-cell table:formula="of:=IFERROR(ROUND(((MIN(([.E108]^2)/([.$T108]^2);[.$S$2])))*[.$S108]*[.$T$1]);0)" office:value-type="float" office:value="0" calcext:value-type="float">
            <text:p>0</text:p>
          </table:table-cell>
          <table:table-cell table:formula="of:=IFERROR(ROUND(((MIN(([.G108]^2)/([.$T108]^2);[.$S$2])))*[.$S108]*[.$T$1]);0)" office:value-type="float" office:value="0" calcext:value-type="float">
            <text:p>0</text:p>
          </table:table-cell>
          <table:table-cell table:formula="of:=IFERROR(ROUND(((MIN(([.F108]^2)/([.$T108]^2);[.$S$2]))*[.$S10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8]^[.$AC$2])/([.$T108]^[.$AC$2]);[.$AE$2])))*[.$J108]*0.8)+([.$C108]/10))*5)+10; 30); 80); 0)" office:value-type="float" office:value="0" calcext:value-type="float">
            <text:p>0</text:p>
          </table:table-cell>
          <table:table-cell table:formula="of:=IFERROR(MIN(MAX(ROUND((MIN(([.$D108]^[.$L$2])/([.$T108]^[.$AC$2]);[.$AE$2]))*([.$J108]+[.$AF$2]))*5; [.$AI$2]); [.$AH$2]);0)" office:value-type="float" office:value="0" calcext:value-type="float">
            <text:p>0</text:p>
          </table:table-cell>
          <table:table-cell table:formula="of:=IFERROR(MIN(MAX(ROUND((MIN(([.$D108]+[.$G108]+[.$H108])/3/[.$T108];[.$AE$2]))*([.$J108]+3)*[.$AG$2])*5; [.$AI$2]); [.$AH$2]);0)" office:value-type="float" office:value="0" calcext:value-type="float">
            <text:p>0</text:p>
          </table:table-cell>
          <table:table-cell table:formula="of:=IFERROR(MIN(MAX(ROUND(((MIN(([.$H108]^2)/([.$T108]^[.$AC$2]);[.$AE$2]))*([.$J108]+3)*[.$AG$2]))*5; [.$AI$2]); [.$AH$2]);0)" office:value-type="float" office:value="0" calcext:value-type="float">
            <text:p>0</text:p>
          </table:table-cell>
          <table:table-cell table:formula="of:=IFERROR(MIN(MAX(ROUND(((MIN(([.$E108]^[.$AC$2])/([.$T108]^[.$AC$2]);[.$AE$2]))*([.$J108]+3)*[.$AG$2]))*5; [.$AI$2]); [.$AH$2]);0)" office:value-type="float" office:value="0" calcext:value-type="float">
            <text:p>0</text:p>
          </table:table-cell>
          <table:table-cell table:formula="of:=IFERROR(MIN(MAX(ROUND(((MIN(([.$G108]^[.$AC$2])/([.$T108]^[.$AC$2]);[.$AE$2]))*([.$J108]+3)*[.$AG$2]))*5; [.$AI$2]); [.$AH$2]);0)" office:value-type="float" office:value="0" calcext:value-type="float">
            <text:p>0</text:p>
          </table:table-cell>
          <table:table-cell table:formula="of:=IFERROR(MIN(MAX(ROUND((MIN(([.$F108]^[.$Q$2])/([.$T108]^[.$AC$2]);[.$AE$2]))*([.$J108]+[.$AF$2]))*5; [.$AI$2]); [.$AH$2]);0)" office:value-type="float" office:value="0" calcext:value-type="float">
            <text:p>0</text:p>
          </table:table-cell>
          <table:table-cell table:formula="of:=ROUND(AVERAGE([.AD108:.AJ108]);2)" office:value-type="float" office:value="0" calcext:value-type="float">
            <text:p>0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 table:number-columns-repeated="7"/>
          <table:table-cell table:formula="of:=SUM([.C109:.H109])" office:value-type="float" office:value="0" calcext:value-type="float">
            <text:p>0</text:p>
          </table:table-cell>
          <table:table-cell table:formula="of:=ROUND((([.I109]/[.$S$1])*MAX([.I109]/420; 1.2));2)" office:value-type="float" office:value="0" calcext:value-type="float">
            <text:p>0</text:p>
          </table:table-cell>
          <table:table-cell table:formula="of:=IFERROR((ROUND((((MIN(([.$C109]^2)/([.$T109]^2);[.$R$2])))*[.$J109]*0.8)+([.C109]/10))*5)+10; 0)" office:value-type="float" office:value="0" calcext:value-type="float">
            <text:p>0</text:p>
          </table:table-cell>
          <table:table-cell table:formula="of:=IFERROR(ROUND((MIN(([.$D109]^[.$L$2])/([.$T109]^2);[.$R$2]))*([.$J109]+[.$M$2]))*5;0)" office:value-type="float" office:value="0" calcext:value-type="float">
            <text:p>0</text:p>
          </table:table-cell>
          <table:table-cell table:formula="of:=IFERROR(ROUND((MIN(([.$D109]+[.$G109]+[.$H109])/3/[.$T109];[.$R$2]))*([.$J109]+3))*5;0)" office:value-type="float" office:value="0" calcext:value-type="float">
            <text:p>0</text:p>
          </table:table-cell>
          <table:table-cell table:formula="of:=IFERROR(ROUND(((MIN(([.$H109]^2)/([.$T109]^2);[.$R$2]))*([.$J109]+3)*[.$T$2]))*5;0)" office:value-type="float" office:value="0" calcext:value-type="float">
            <text:p>0</text:p>
          </table:table-cell>
          <table:table-cell table:formula="of:=IFERROR(ROUND(((MIN(([.$E109]^2)/([.$T109]^2);[.$R$2]))*([.$J109]+3)*[.$T$2]))*5;0)" office:value-type="float" office:value="0" calcext:value-type="float">
            <text:p>0</text:p>
          </table:table-cell>
          <table:table-cell table:formula="of:=IFERROR(ROUND(((MIN(([.$G109]^2)/([.$T109]^2);[.$R$2]))*([.$J109]+3)*[.$T$2]))*5;0)" office:value-type="float" office:value="0" calcext:value-type="float">
            <text:p>0</text:p>
          </table:table-cell>
          <table:table-cell table:formula="of:=IFERROR(ROUND((MIN(([.$F109]^[.$Q$2])/([.$T109]^2);[.$R$2]))*([.$J109]+[.$M$2]))*5;0)" office:value-type="float" office:value="0" calcext:value-type="float">
            <text:p>0</text:p>
          </table:table-cell>
          <table:table-cell table:formula="of:=ROUND(AVERAGE([.K109:.Q109]))" office:value-type="float" office:value="0" calcext:value-type="float">
            <text:p>0</text:p>
          </table:table-cell>
          <table:table-cell table:formula="of:=ROUND((([.I109]/[.$S$1])*MAX([.I10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9]^2)/([.$T109]^2);[.$S$2])))*[.$S109]*0.8)+([.C109]/10))+10;10)" office:value-type="float" office:value="10" calcext:value-type="float">
            <text:p>10</text:p>
          </table:table-cell>
          <table:table-cell table:formula="of:=IFERROR(ROUND(((MIN(([.$D109]^2)/([.$T109]^2);[.$S$2])))*[.$S109]);0)" office:value-type="float" office:value="0" calcext:value-type="float">
            <text:p>0</text:p>
          </table:table-cell>
          <table:table-cell table:formula="of:=IFERROR(ROUND(MIN(([.D109]+[.G109]+[.H109])/3/[.$T109];[.$S$2])^2*[.$S109]);0)" office:value-type="float" office:value="0" calcext:value-type="float">
            <text:p>0</text:p>
          </table:table-cell>
          <table:table-cell table:formula="of:=IFERROR(ROUND(((MIN(([.H109]^2)/([.$T109]^2);[.$S$2])))*[.$S109]*[.$T$1]);0)" office:value-type="float" office:value="0" calcext:value-type="float">
            <text:p>0</text:p>
          </table:table-cell>
          <table:table-cell table:formula="of:=IFERROR(ROUND(((MIN(([.E109]^2)/([.$T109]^2);[.$S$2])))*[.$S109]*[.$T$1]);0)" office:value-type="float" office:value="0" calcext:value-type="float">
            <text:p>0</text:p>
          </table:table-cell>
          <table:table-cell table:formula="of:=IFERROR(ROUND(((MIN(([.G109]^2)/([.$T109]^2);[.$S$2])))*[.$S109]*[.$T$1]);0)" office:value-type="float" office:value="0" calcext:value-type="float">
            <text:p>0</text:p>
          </table:table-cell>
          <table:table-cell table:formula="of:=IFERROR(ROUND(((MIN(([.F109]^2)/([.$T109]^2);[.$S$2]))*[.$S10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9]^[.$AC$2])/([.$T109]^[.$AC$2]);[.$AE$2])))*[.$J109]*0.8)+([.$C109]/10))*5)+10; 30); 80); 0)" office:value-type="float" office:value="0" calcext:value-type="float">
            <text:p>0</text:p>
          </table:table-cell>
          <table:table-cell table:formula="of:=IFERROR(MIN(MAX(ROUND((MIN(([.$D109]^[.$L$2])/([.$T109]^[.$AC$2]);[.$AE$2]))*([.$J109]+[.$AF$2]))*5; [.$AI$2]); [.$AH$2]);0)" office:value-type="float" office:value="0" calcext:value-type="float">
            <text:p>0</text:p>
          </table:table-cell>
          <table:table-cell table:formula="of:=IFERROR(MIN(MAX(ROUND((MIN(([.$D109]+[.$G109]+[.$H109])/3/[.$T109];[.$AE$2]))*([.$J109]+3)*[.$AG$2])*5; [.$AI$2]); [.$AH$2]);0)" office:value-type="float" office:value="0" calcext:value-type="float">
            <text:p>0</text:p>
          </table:table-cell>
          <table:table-cell table:formula="of:=IFERROR(MIN(MAX(ROUND(((MIN(([.$H109]^2)/([.$T109]^[.$AC$2]);[.$AE$2]))*([.$J109]+3)*[.$AG$2]))*5; [.$AI$2]); [.$AH$2]);0)" office:value-type="float" office:value="0" calcext:value-type="float">
            <text:p>0</text:p>
          </table:table-cell>
          <table:table-cell table:formula="of:=IFERROR(MIN(MAX(ROUND(((MIN(([.$E109]^[.$AC$2])/([.$T109]^[.$AC$2]);[.$AE$2]))*([.$J109]+3)*[.$AG$2]))*5; [.$AI$2]); [.$AH$2]);0)" office:value-type="float" office:value="0" calcext:value-type="float">
            <text:p>0</text:p>
          </table:table-cell>
          <table:table-cell table:formula="of:=IFERROR(MIN(MAX(ROUND(((MIN(([.$G109]^[.$AC$2])/([.$T109]^[.$AC$2]);[.$AE$2]))*([.$J109]+3)*[.$AG$2]))*5; [.$AI$2]); [.$AH$2]);0)" office:value-type="float" office:value="0" calcext:value-type="float">
            <text:p>0</text:p>
          </table:table-cell>
          <table:table-cell table:formula="of:=IFERROR(MIN(MAX(ROUND((MIN(([.$F109]^[.$Q$2])/([.$T109]^[.$AC$2]);[.$AE$2]))*([.$J109]+[.$AF$2]))*5; [.$AI$2]); [.$AH$2]);0)" office:value-type="float" office:value="0" calcext:value-type="float">
            <text:p>0</text:p>
          </table:table-cell>
          <table:table-cell table:formula="of:=ROUND(AVERAGE([.AD109:.AJ109]);2)" office:value-type="float" office:value="0" calcext:value-type="float">
            <text:p>0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 table:number-columns-repeated="7"/>
          <table:table-cell table:formula="of:=SUM([.C110:.H110])" office:value-type="float" office:value="0" calcext:value-type="float">
            <text:p>0</text:p>
          </table:table-cell>
          <table:table-cell table:formula="of:=ROUND((([.I110]/[.$S$1])*MAX([.I110]/420; 1.2));2)" office:value-type="float" office:value="0" calcext:value-type="float">
            <text:p>0</text:p>
          </table:table-cell>
          <table:table-cell table:formula="of:=IFERROR((ROUND((((MIN(([.$C110]^2)/([.$T110]^2);[.$R$2])))*[.$J110]*0.8)+([.C110]/10))*5)+10; 0)" office:value-type="float" office:value="0" calcext:value-type="float">
            <text:p>0</text:p>
          </table:table-cell>
          <table:table-cell table:formula="of:=IFERROR(ROUND((MIN(([.$D110]^[.$L$2])/([.$T110]^2);[.$R$2]))*([.$J110]+[.$M$2]))*5;0)" office:value-type="float" office:value="0" calcext:value-type="float">
            <text:p>0</text:p>
          </table:table-cell>
          <table:table-cell table:formula="of:=IFERROR(ROUND((MIN(([.$D110]+[.$G110]+[.$H110])/3/[.$T110];[.$R$2]))*([.$J110]+3))*5;0)" office:value-type="float" office:value="0" calcext:value-type="float">
            <text:p>0</text:p>
          </table:table-cell>
          <table:table-cell table:formula="of:=IFERROR(ROUND(((MIN(([.$H110]^2)/([.$T110]^2);[.$R$2]))*([.$J110]+3)*[.$T$2]))*5;0)" office:value-type="float" office:value="0" calcext:value-type="float">
            <text:p>0</text:p>
          </table:table-cell>
          <table:table-cell table:formula="of:=IFERROR(ROUND(((MIN(([.$E110]^2)/([.$T110]^2);[.$R$2]))*([.$J110]+3)*[.$T$2]))*5;0)" office:value-type="float" office:value="0" calcext:value-type="float">
            <text:p>0</text:p>
          </table:table-cell>
          <table:table-cell table:formula="of:=IFERROR(ROUND(((MIN(([.$G110]^2)/([.$T110]^2);[.$R$2]))*([.$J110]+3)*[.$T$2]))*5;0)" office:value-type="float" office:value="0" calcext:value-type="float">
            <text:p>0</text:p>
          </table:table-cell>
          <table:table-cell table:formula="of:=IFERROR(ROUND((MIN(([.$F110]^[.$Q$2])/([.$T110]^2);[.$R$2]))*([.$J110]+[.$M$2]))*5;0)" office:value-type="float" office:value="0" calcext:value-type="float">
            <text:p>0</text:p>
          </table:table-cell>
          <table:table-cell table:formula="of:=ROUND(AVERAGE([.K110:.Q110]))" office:value-type="float" office:value="0" calcext:value-type="float">
            <text:p>0</text:p>
          </table:table-cell>
          <table:table-cell table:formula="of:=ROUND((([.I110]/[.$S$1])*MAX([.I11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0]^2)/([.$T110]^2);[.$S$2])))*[.$S110]*0.8)+([.C110]/10))+10;10)" office:value-type="float" office:value="10" calcext:value-type="float">
            <text:p>10</text:p>
          </table:table-cell>
          <table:table-cell table:formula="of:=IFERROR(ROUND(((MIN(([.$D110]^2)/([.$T110]^2);[.$S$2])))*[.$S110]);0)" office:value-type="float" office:value="0" calcext:value-type="float">
            <text:p>0</text:p>
          </table:table-cell>
          <table:table-cell table:formula="of:=IFERROR(ROUND(MIN(([.D110]+[.G110]+[.H110])/3/[.$T110];[.$S$2])^2*[.$S110]);0)" office:value-type="float" office:value="0" calcext:value-type="float">
            <text:p>0</text:p>
          </table:table-cell>
          <table:table-cell table:formula="of:=IFERROR(ROUND(((MIN(([.H110]^2)/([.$T110]^2);[.$S$2])))*[.$S110]*[.$T$1]);0)" office:value-type="float" office:value="0" calcext:value-type="float">
            <text:p>0</text:p>
          </table:table-cell>
          <table:table-cell table:formula="of:=IFERROR(ROUND(((MIN(([.E110]^2)/([.$T110]^2);[.$S$2])))*[.$S110]*[.$T$1]);0)" office:value-type="float" office:value="0" calcext:value-type="float">
            <text:p>0</text:p>
          </table:table-cell>
          <table:table-cell table:formula="of:=IFERROR(ROUND(((MIN(([.G110]^2)/([.$T110]^2);[.$S$2])))*[.$S110]*[.$T$1]);0)" office:value-type="float" office:value="0" calcext:value-type="float">
            <text:p>0</text:p>
          </table:table-cell>
          <table:table-cell table:formula="of:=IFERROR(ROUND(((MIN(([.F110]^2)/([.$T110]^2);[.$S$2]))*[.$S110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0]^[.$AC$2])/([.$T110]^[.$AC$2]);[.$AE$2])))*[.$J110]*0.8)+([.$C110]/10))*5)+10; 30); 80); 0)" office:value-type="float" office:value="0" calcext:value-type="float">
            <text:p>0</text:p>
          </table:table-cell>
          <table:table-cell table:formula="of:=IFERROR(MIN(MAX(ROUND((MIN(([.$D110]^[.$L$2])/([.$T110]^[.$AC$2]);[.$AE$2]))*([.$J110]+[.$AF$2]))*5; [.$AI$2]); [.$AH$2]);0)" office:value-type="float" office:value="0" calcext:value-type="float">
            <text:p>0</text:p>
          </table:table-cell>
          <table:table-cell table:formula="of:=IFERROR(MIN(MAX(ROUND((MIN(([.$D110]+[.$G110]+[.$H110])/3/[.$T110];[.$AE$2]))*([.$J110]+3)*[.$AG$2])*5; [.$AI$2]); [.$AH$2]);0)" office:value-type="float" office:value="0" calcext:value-type="float">
            <text:p>0</text:p>
          </table:table-cell>
          <table:table-cell table:formula="of:=IFERROR(MIN(MAX(ROUND(((MIN(([.$H110]^2)/([.$T110]^[.$AC$2]);[.$AE$2]))*([.$J110]+3)*[.$AG$2]))*5; [.$AI$2]); [.$AH$2]);0)" office:value-type="float" office:value="0" calcext:value-type="float">
            <text:p>0</text:p>
          </table:table-cell>
          <table:table-cell table:formula="of:=IFERROR(MIN(MAX(ROUND(((MIN(([.$E110]^[.$AC$2])/([.$T110]^[.$AC$2]);[.$AE$2]))*([.$J110]+3)*[.$AG$2]))*5; [.$AI$2]); [.$AH$2]);0)" office:value-type="float" office:value="0" calcext:value-type="float">
            <text:p>0</text:p>
          </table:table-cell>
          <table:table-cell table:formula="of:=IFERROR(MIN(MAX(ROUND(((MIN(([.$G110]^[.$AC$2])/([.$T110]^[.$AC$2]);[.$AE$2]))*([.$J110]+3)*[.$AG$2]))*5; [.$AI$2]); [.$AH$2]);0)" office:value-type="float" office:value="0" calcext:value-type="float">
            <text:p>0</text:p>
          </table:table-cell>
          <table:table-cell table:formula="of:=IFERROR(MIN(MAX(ROUND((MIN(([.$F110]^[.$Q$2])/([.$T110]^[.$AC$2]);[.$AE$2]))*([.$J110]+[.$AF$2]))*5; [.$AI$2]); [.$AH$2]);0)" office:value-type="float" office:value="0" calcext:value-type="float">
            <text:p>0</text:p>
          </table:table-cell>
          <table:table-cell table:formula="of:=ROUND(AVERAGE([.AD110:.AJ110]);2)" office:value-type="float" office:value="0" calcext:value-type="float">
            <text:p>0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 table:number-columns-repeated="7"/>
          <table:table-cell table:formula="of:=SUM([.C111:.H111])" office:value-type="float" office:value="0" calcext:value-type="float">
            <text:p>0</text:p>
          </table:table-cell>
          <table:table-cell table:formula="of:=ROUND((([.I111]/[.$S$1])*MAX([.I111]/420; 1.2));2)" office:value-type="float" office:value="0" calcext:value-type="float">
            <text:p>0</text:p>
          </table:table-cell>
          <table:table-cell table:formula="of:=IFERROR((ROUND((((MIN(([.$C111]^2)/([.$T111]^2);[.$R$2])))*[.$J111]*0.8)+([.C111]/10))*5)+10; 0)" office:value-type="float" office:value="0" calcext:value-type="float">
            <text:p>0</text:p>
          </table:table-cell>
          <table:table-cell table:formula="of:=IFERROR(ROUND((MIN(([.$D111]^[.$L$2])/([.$T111]^2);[.$R$2]))*([.$J111]+[.$M$2]))*5;0)" office:value-type="float" office:value="0" calcext:value-type="float">
            <text:p>0</text:p>
          </table:table-cell>
          <table:table-cell table:formula="of:=IFERROR(ROUND((MIN(([.$D111]+[.$G111]+[.$H111])/3/[.$T111];[.$R$2]))*([.$J111]+3))*5;0)" office:value-type="float" office:value="0" calcext:value-type="float">
            <text:p>0</text:p>
          </table:table-cell>
          <table:table-cell table:formula="of:=IFERROR(ROUND(((MIN(([.$H111]^2)/([.$T111]^2);[.$R$2]))*([.$J111]+3)*[.$T$2]))*5;0)" office:value-type="float" office:value="0" calcext:value-type="float">
            <text:p>0</text:p>
          </table:table-cell>
          <table:table-cell table:formula="of:=IFERROR(ROUND(((MIN(([.$E111]^2)/([.$T111]^2);[.$R$2]))*([.$J111]+3)*[.$T$2]))*5;0)" office:value-type="float" office:value="0" calcext:value-type="float">
            <text:p>0</text:p>
          </table:table-cell>
          <table:table-cell table:formula="of:=IFERROR(ROUND(((MIN(([.$G111]^2)/([.$T111]^2);[.$R$2]))*([.$J111]+3)*[.$T$2]))*5;0)" office:value-type="float" office:value="0" calcext:value-type="float">
            <text:p>0</text:p>
          </table:table-cell>
          <table:table-cell table:formula="of:=IFERROR(ROUND((MIN(([.$F111]^[.$Q$2])/([.$T111]^2);[.$R$2]))*([.$J111]+[.$M$2]))*5;0)" office:value-type="float" office:value="0" calcext:value-type="float">
            <text:p>0</text:p>
          </table:table-cell>
          <table:table-cell table:formula="of:=ROUND(AVERAGE([.K111:.Q111]))" office:value-type="float" office:value="0" calcext:value-type="float">
            <text:p>0</text:p>
          </table:table-cell>
          <table:table-cell table:formula="of:=ROUND((([.I111]/[.$S$1])*MAX([.I11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1]^2)/([.$T111]^2);[.$S$2])))*[.$S111]*0.8)+([.C111]/10))+10;10)" office:value-type="float" office:value="10" calcext:value-type="float">
            <text:p>10</text:p>
          </table:table-cell>
          <table:table-cell table:formula="of:=IFERROR(ROUND(((MIN(([.$D111]^2)/([.$T111]^2);[.$S$2])))*[.$S111]);0)" office:value-type="float" office:value="0" calcext:value-type="float">
            <text:p>0</text:p>
          </table:table-cell>
          <table:table-cell table:formula="of:=IFERROR(ROUND(MIN(([.D111]+[.G111]+[.H111])/3/[.$T111];[.$S$2])^2*[.$S111]);0)" office:value-type="float" office:value="0" calcext:value-type="float">
            <text:p>0</text:p>
          </table:table-cell>
          <table:table-cell table:formula="of:=IFERROR(ROUND(((MIN(([.H111]^2)/([.$T111]^2);[.$S$2])))*[.$S111]*[.$T$1]);0)" office:value-type="float" office:value="0" calcext:value-type="float">
            <text:p>0</text:p>
          </table:table-cell>
          <table:table-cell table:formula="of:=IFERROR(ROUND(((MIN(([.E111]^2)/([.$T111]^2);[.$S$2])))*[.$S111]*[.$T$1]);0)" office:value-type="float" office:value="0" calcext:value-type="float">
            <text:p>0</text:p>
          </table:table-cell>
          <table:table-cell table:formula="of:=IFERROR(ROUND(((MIN(([.G111]^2)/([.$T111]^2);[.$S$2])))*[.$S111]*[.$T$1]);0)" office:value-type="float" office:value="0" calcext:value-type="float">
            <text:p>0</text:p>
          </table:table-cell>
          <table:table-cell table:formula="of:=IFERROR(ROUND(((MIN(([.F111]^2)/([.$T111]^2);[.$S$2]))*[.$S11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1]^[.$AC$2])/([.$T111]^[.$AC$2]);[.$AE$2])))*[.$J111]*0.8)+([.$C111]/10))*5)+10; 30); 80); 0)" office:value-type="float" office:value="0" calcext:value-type="float">
            <text:p>0</text:p>
          </table:table-cell>
          <table:table-cell table:formula="of:=IFERROR(MIN(MAX(ROUND((MIN(([.$D111]^[.$L$2])/([.$T111]^[.$AC$2]);[.$AE$2]))*([.$J111]+[.$AF$2]))*5; [.$AI$2]); [.$AH$2]);0)" office:value-type="float" office:value="0" calcext:value-type="float">
            <text:p>0</text:p>
          </table:table-cell>
          <table:table-cell table:formula="of:=IFERROR(MIN(MAX(ROUND((MIN(([.$D111]+[.$G111]+[.$H111])/3/[.$T111];[.$AE$2]))*([.$J111]+3)*[.$AG$2])*5; [.$AI$2]); [.$AH$2]);0)" office:value-type="float" office:value="0" calcext:value-type="float">
            <text:p>0</text:p>
          </table:table-cell>
          <table:table-cell table:formula="of:=IFERROR(MIN(MAX(ROUND(((MIN(([.$H111]^2)/([.$T111]^[.$AC$2]);[.$AE$2]))*([.$J111]+3)*[.$AG$2]))*5; [.$AI$2]); [.$AH$2]);0)" office:value-type="float" office:value="0" calcext:value-type="float">
            <text:p>0</text:p>
          </table:table-cell>
          <table:table-cell table:formula="of:=IFERROR(MIN(MAX(ROUND(((MIN(([.$E111]^[.$AC$2])/([.$T111]^[.$AC$2]);[.$AE$2]))*([.$J111]+3)*[.$AG$2]))*5; [.$AI$2]); [.$AH$2]);0)" office:value-type="float" office:value="0" calcext:value-type="float">
            <text:p>0</text:p>
          </table:table-cell>
          <table:table-cell table:formula="of:=IFERROR(MIN(MAX(ROUND(((MIN(([.$G111]^[.$AC$2])/([.$T111]^[.$AC$2]);[.$AE$2]))*([.$J111]+3)*[.$AG$2]))*5; [.$AI$2]); [.$AH$2]);0)" office:value-type="float" office:value="0" calcext:value-type="float">
            <text:p>0</text:p>
          </table:table-cell>
          <table:table-cell table:formula="of:=IFERROR(MIN(MAX(ROUND((MIN(([.$F111]^[.$Q$2])/([.$T111]^[.$AC$2]);[.$AE$2]))*([.$J111]+[.$AF$2]))*5; [.$AI$2]); [.$AH$2]);0)" office:value-type="float" office:value="0" calcext:value-type="float">
            <text:p>0</text:p>
          </table:table-cell>
          <table:table-cell table:formula="of:=ROUND(AVERAGE([.AD111:.AJ111]);2)" office:value-type="float" office:value="0" calcext:value-type="float">
            <text:p>0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 table:number-columns-repeated="7"/>
          <table:table-cell table:formula="of:=SUM([.C112:.H112])" office:value-type="float" office:value="0" calcext:value-type="float">
            <text:p>0</text:p>
          </table:table-cell>
          <table:table-cell table:formula="of:=ROUND((([.I112]/[.$S$1])*MAX([.I112]/420; 1.2));2)" office:value-type="float" office:value="0" calcext:value-type="float">
            <text:p>0</text:p>
          </table:table-cell>
          <table:table-cell table:formula="of:=IFERROR((ROUND((((MIN(([.$C112]^2)/([.$T112]^2);[.$R$2])))*[.$J112]*0.8)+([.C112]/10))*5)+10; 0)" office:value-type="float" office:value="0" calcext:value-type="float">
            <text:p>0</text:p>
          </table:table-cell>
          <table:table-cell table:formula="of:=IFERROR(ROUND((MIN(([.$D112]^[.$L$2])/([.$T112]^2);[.$R$2]))*([.$J112]+[.$M$2]))*5;0)" office:value-type="float" office:value="0" calcext:value-type="float">
            <text:p>0</text:p>
          </table:table-cell>
          <table:table-cell table:formula="of:=IFERROR(ROUND((MIN(([.$D112]+[.$G112]+[.$H112])/3/[.$T112];[.$R$2]))*([.$J112]+3))*5;0)" office:value-type="float" office:value="0" calcext:value-type="float">
            <text:p>0</text:p>
          </table:table-cell>
          <table:table-cell table:formula="of:=IFERROR(ROUND(((MIN(([.$H112]^2)/([.$T112]^2);[.$R$2]))*([.$J112]+3)*[.$T$2]))*5;0)" office:value-type="float" office:value="0" calcext:value-type="float">
            <text:p>0</text:p>
          </table:table-cell>
          <table:table-cell table:formula="of:=IFERROR(ROUND(((MIN(([.$E112]^2)/([.$T112]^2);[.$R$2]))*([.$J112]+3)*[.$T$2]))*5;0)" office:value-type="float" office:value="0" calcext:value-type="float">
            <text:p>0</text:p>
          </table:table-cell>
          <table:table-cell table:formula="of:=IFERROR(ROUND(((MIN(([.$G112]^2)/([.$T112]^2);[.$R$2]))*([.$J112]+3)*[.$T$2]))*5;0)" office:value-type="float" office:value="0" calcext:value-type="float">
            <text:p>0</text:p>
          </table:table-cell>
          <table:table-cell table:formula="of:=IFERROR(ROUND((MIN(([.$F112]^[.$Q$2])/([.$T112]^2);[.$R$2]))*([.$J112]+[.$M$2]))*5;0)" office:value-type="float" office:value="0" calcext:value-type="float">
            <text:p>0</text:p>
          </table:table-cell>
          <table:table-cell table:formula="of:=ROUND(AVERAGE([.K112:.Q112]))" office:value-type="float" office:value="0" calcext:value-type="float">
            <text:p>0</text:p>
          </table:table-cell>
          <table:table-cell table:formula="of:=ROUND((([.I112]/[.$S$1])*MAX([.I11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2]^2)/([.$T112]^2);[.$S$2])))*[.$S112]*0.8)+([.C112]/10))+10;10)" office:value-type="float" office:value="10" calcext:value-type="float">
            <text:p>10</text:p>
          </table:table-cell>
          <table:table-cell table:formula="of:=IFERROR(ROUND(((MIN(([.$D112]^2)/([.$T112]^2);[.$S$2])))*[.$S112]);0)" office:value-type="float" office:value="0" calcext:value-type="float">
            <text:p>0</text:p>
          </table:table-cell>
          <table:table-cell table:formula="of:=IFERROR(ROUND(MIN(([.D112]+[.G112]+[.H112])/3/[.$T112];[.$S$2])^2*[.$S112]);0)" office:value-type="float" office:value="0" calcext:value-type="float">
            <text:p>0</text:p>
          </table:table-cell>
          <table:table-cell table:formula="of:=IFERROR(ROUND(((MIN(([.H112]^2)/([.$T112]^2);[.$S$2])))*[.$S112]*[.$T$1]);0)" office:value-type="float" office:value="0" calcext:value-type="float">
            <text:p>0</text:p>
          </table:table-cell>
          <table:table-cell table:formula="of:=IFERROR(ROUND(((MIN(([.E112]^2)/([.$T112]^2);[.$S$2])))*[.$S112]*[.$T$1]);0)" office:value-type="float" office:value="0" calcext:value-type="float">
            <text:p>0</text:p>
          </table:table-cell>
          <table:table-cell table:formula="of:=IFERROR(ROUND(((MIN(([.G112]^2)/([.$T112]^2);[.$S$2])))*[.$S112]*[.$T$1]);0)" office:value-type="float" office:value="0" calcext:value-type="float">
            <text:p>0</text:p>
          </table:table-cell>
          <table:table-cell table:formula="of:=IFERROR(ROUND(((MIN(([.F112]^2)/([.$T112]^2);[.$S$2]))*[.$S11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2]^[.$AC$2])/([.$T112]^[.$AC$2]);[.$AE$2])))*[.$J112]*0.8)+([.$C112]/10))*5)+10; 30); 80); 0)" office:value-type="float" office:value="0" calcext:value-type="float">
            <text:p>0</text:p>
          </table:table-cell>
          <table:table-cell table:formula="of:=IFERROR(MIN(MAX(ROUND((MIN(([.$D112]^[.$L$2])/([.$T112]^[.$AC$2]);[.$AE$2]))*([.$J112]+[.$AF$2]))*5; [.$AI$2]); [.$AH$2]);0)" office:value-type="float" office:value="0" calcext:value-type="float">
            <text:p>0</text:p>
          </table:table-cell>
          <table:table-cell table:formula="of:=IFERROR(MIN(MAX(ROUND((MIN(([.$D112]+[.$G112]+[.$H112])/3/[.$T112];[.$AE$2]))*([.$J112]+3)*[.$AG$2])*5; [.$AI$2]); [.$AH$2]);0)" office:value-type="float" office:value="0" calcext:value-type="float">
            <text:p>0</text:p>
          </table:table-cell>
          <table:table-cell table:formula="of:=IFERROR(MIN(MAX(ROUND(((MIN(([.$H112]^2)/([.$T112]^[.$AC$2]);[.$AE$2]))*([.$J112]+3)*[.$AG$2]))*5; [.$AI$2]); [.$AH$2]);0)" office:value-type="float" office:value="0" calcext:value-type="float">
            <text:p>0</text:p>
          </table:table-cell>
          <table:table-cell table:formula="of:=IFERROR(MIN(MAX(ROUND(((MIN(([.$E112]^[.$AC$2])/([.$T112]^[.$AC$2]);[.$AE$2]))*([.$J112]+3)*[.$AG$2]))*5; [.$AI$2]); [.$AH$2]);0)" office:value-type="float" office:value="0" calcext:value-type="float">
            <text:p>0</text:p>
          </table:table-cell>
          <table:table-cell table:formula="of:=IFERROR(MIN(MAX(ROUND(((MIN(([.$G112]^[.$AC$2])/([.$T112]^[.$AC$2]);[.$AE$2]))*([.$J112]+3)*[.$AG$2]))*5; [.$AI$2]); [.$AH$2]);0)" office:value-type="float" office:value="0" calcext:value-type="float">
            <text:p>0</text:p>
          </table:table-cell>
          <table:table-cell table:formula="of:=IFERROR(MIN(MAX(ROUND((MIN(([.$F112]^[.$Q$2])/([.$T112]^[.$AC$2]);[.$AE$2]))*([.$J112]+[.$AF$2]))*5; [.$AI$2]); [.$AH$2]);0)" office:value-type="float" office:value="0" calcext:value-type="float">
            <text:p>0</text:p>
          </table:table-cell>
          <table:table-cell table:formula="of:=ROUND(AVERAGE([.AD112:.AJ112]);2)" office:value-type="float" office:value="0" calcext:value-type="float">
            <text:p>0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 table:number-columns-repeated="7"/>
          <table:table-cell table:formula="of:=SUM([.C113:.H113])" office:value-type="float" office:value="0" calcext:value-type="float">
            <text:p>0</text:p>
          </table:table-cell>
          <table:table-cell table:formula="of:=ROUND((([.I113]/[.$S$1])*MAX([.I113]/420; 1.2));2)" office:value-type="float" office:value="0" calcext:value-type="float">
            <text:p>0</text:p>
          </table:table-cell>
          <table:table-cell table:formula="of:=IFERROR((ROUND((((MIN(([.$C113]^2)/([.$T113]^2);[.$R$2])))*[.$J113]*0.8)+([.C113]/10))*5)+10; 0)" office:value-type="float" office:value="0" calcext:value-type="float">
            <text:p>0</text:p>
          </table:table-cell>
          <table:table-cell table:formula="of:=IFERROR(ROUND((MIN(([.$D113]^[.$L$2])/([.$T113]^2);[.$R$2]))*([.$J113]+[.$M$2]))*5;0)" office:value-type="float" office:value="0" calcext:value-type="float">
            <text:p>0</text:p>
          </table:table-cell>
          <table:table-cell table:formula="of:=IFERROR(ROUND((MIN(([.$D113]+[.$G113]+[.$H113])/3/[.$T113];[.$R$2]))*([.$J113]+3))*5;0)" office:value-type="float" office:value="0" calcext:value-type="float">
            <text:p>0</text:p>
          </table:table-cell>
          <table:table-cell table:formula="of:=IFERROR(ROUND(((MIN(([.$H113]^2)/([.$T113]^2);[.$R$2]))*([.$J113]+3)*[.$T$2]))*5;0)" office:value-type="float" office:value="0" calcext:value-type="float">
            <text:p>0</text:p>
          </table:table-cell>
          <table:table-cell table:formula="of:=IFERROR(ROUND(((MIN(([.$E113]^2)/([.$T113]^2);[.$R$2]))*([.$J113]+3)*[.$T$2]))*5;0)" office:value-type="float" office:value="0" calcext:value-type="float">
            <text:p>0</text:p>
          </table:table-cell>
          <table:table-cell table:formula="of:=IFERROR(ROUND(((MIN(([.$G113]^2)/([.$T113]^2);[.$R$2]))*([.$J113]+3)*[.$T$2]))*5;0)" office:value-type="float" office:value="0" calcext:value-type="float">
            <text:p>0</text:p>
          </table:table-cell>
          <table:table-cell table:formula="of:=IFERROR(ROUND((MIN(([.$F113]^[.$Q$2])/([.$T113]^2);[.$R$2]))*([.$J113]+[.$M$2]))*5;0)" office:value-type="float" office:value="0" calcext:value-type="float">
            <text:p>0</text:p>
          </table:table-cell>
          <table:table-cell table:formula="of:=ROUND(AVERAGE([.K113:.Q113]))" office:value-type="float" office:value="0" calcext:value-type="float">
            <text:p>0</text:p>
          </table:table-cell>
          <table:table-cell table:formula="of:=ROUND((([.I113]/[.$S$1])*MAX([.I11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3]^2)/([.$T113]^2);[.$S$2])))*[.$S113]*0.8)+([.C113]/10))+10;10)" office:value-type="float" office:value="10" calcext:value-type="float">
            <text:p>10</text:p>
          </table:table-cell>
          <table:table-cell table:formula="of:=IFERROR(ROUND(((MIN(([.$D113]^2)/([.$T113]^2);[.$S$2])))*[.$S113]);0)" office:value-type="float" office:value="0" calcext:value-type="float">
            <text:p>0</text:p>
          </table:table-cell>
          <table:table-cell table:formula="of:=IFERROR(ROUND(MIN(([.D113]+[.G113]+[.H113])/3/[.$T113];[.$S$2])^2*[.$S113]);0)" office:value-type="float" office:value="0" calcext:value-type="float">
            <text:p>0</text:p>
          </table:table-cell>
          <table:table-cell table:formula="of:=IFERROR(ROUND(((MIN(([.H113]^2)/([.$T113]^2);[.$S$2])))*[.$S113]*[.$T$1]);0)" office:value-type="float" office:value="0" calcext:value-type="float">
            <text:p>0</text:p>
          </table:table-cell>
          <table:table-cell table:formula="of:=IFERROR(ROUND(((MIN(([.E113]^2)/([.$T113]^2);[.$S$2])))*[.$S113]*[.$T$1]);0)" office:value-type="float" office:value="0" calcext:value-type="float">
            <text:p>0</text:p>
          </table:table-cell>
          <table:table-cell table:formula="of:=IFERROR(ROUND(((MIN(([.G113]^2)/([.$T113]^2);[.$S$2])))*[.$S113]*[.$T$1]);0)" office:value-type="float" office:value="0" calcext:value-type="float">
            <text:p>0</text:p>
          </table:table-cell>
          <table:table-cell table:formula="of:=IFERROR(ROUND(((MIN(([.F113]^2)/([.$T113]^2);[.$S$2]))*[.$S11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3]^[.$AC$2])/([.$T113]^[.$AC$2]);[.$AE$2])))*[.$J113]*0.8)+([.$C113]/10))*5)+10; 30); 80); 0)" office:value-type="float" office:value="0" calcext:value-type="float">
            <text:p>0</text:p>
          </table:table-cell>
          <table:table-cell table:formula="of:=IFERROR(MIN(MAX(ROUND((MIN(([.$D113]^[.$L$2])/([.$T113]^[.$AC$2]);[.$AE$2]))*([.$J113]+[.$AF$2]))*5; [.$AI$2]); [.$AH$2]);0)" office:value-type="float" office:value="0" calcext:value-type="float">
            <text:p>0</text:p>
          </table:table-cell>
          <table:table-cell table:formula="of:=IFERROR(MIN(MAX(ROUND((MIN(([.$D113]+[.$G113]+[.$H113])/3/[.$T113];[.$AE$2]))*([.$J113]+3)*[.$AG$2])*5; [.$AI$2]); [.$AH$2]);0)" office:value-type="float" office:value="0" calcext:value-type="float">
            <text:p>0</text:p>
          </table:table-cell>
          <table:table-cell table:formula="of:=IFERROR(MIN(MAX(ROUND(((MIN(([.$H113]^2)/([.$T113]^[.$AC$2]);[.$AE$2]))*([.$J113]+3)*[.$AG$2]))*5; [.$AI$2]); [.$AH$2]);0)" office:value-type="float" office:value="0" calcext:value-type="float">
            <text:p>0</text:p>
          </table:table-cell>
          <table:table-cell table:formula="of:=IFERROR(MIN(MAX(ROUND(((MIN(([.$E113]^[.$AC$2])/([.$T113]^[.$AC$2]);[.$AE$2]))*([.$J113]+3)*[.$AG$2]))*5; [.$AI$2]); [.$AH$2]);0)" office:value-type="float" office:value="0" calcext:value-type="float">
            <text:p>0</text:p>
          </table:table-cell>
          <table:table-cell table:formula="of:=IFERROR(MIN(MAX(ROUND(((MIN(([.$G113]^[.$AC$2])/([.$T113]^[.$AC$2]);[.$AE$2]))*([.$J113]+3)*[.$AG$2]))*5; [.$AI$2]); [.$AH$2]);0)" office:value-type="float" office:value="0" calcext:value-type="float">
            <text:p>0</text:p>
          </table:table-cell>
          <table:table-cell table:formula="of:=IFERROR(MIN(MAX(ROUND((MIN(([.$F113]^[.$Q$2])/([.$T113]^[.$AC$2]);[.$AE$2]))*([.$J113]+[.$AF$2]))*5; [.$AI$2]); [.$AH$2]);0)" office:value-type="float" office:value="0" calcext:value-type="float">
            <text:p>0</text:p>
          </table:table-cell>
          <table:table-cell table:formula="of:=ROUND(AVERAGE([.AD113:.AJ113]);2)" office:value-type="float" office:value="0" calcext:value-type="float">
            <text:p>0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 table:number-columns-repeated="7"/>
          <table:table-cell table:formula="of:=SUM([.C114:.H114])" office:value-type="float" office:value="0" calcext:value-type="float">
            <text:p>0</text:p>
          </table:table-cell>
          <table:table-cell table:formula="of:=ROUND((([.I114]/[.$S$1])*MAX([.I114]/420; 1.2));2)" office:value-type="float" office:value="0" calcext:value-type="float">
            <text:p>0</text:p>
          </table:table-cell>
          <table:table-cell table:formula="of:=IFERROR((ROUND((((MIN(([.$C114]^2)/([.$T114]^2);[.$R$2])))*[.$J114]*0.8)+([.C114]/10))*5)+10; 0)" office:value-type="float" office:value="0" calcext:value-type="float">
            <text:p>0</text:p>
          </table:table-cell>
          <table:table-cell table:formula="of:=IFERROR(ROUND((MIN(([.$D114]^[.$L$2])/([.$T114]^2);[.$R$2]))*([.$J114]+[.$M$2]))*5;0)" office:value-type="float" office:value="0" calcext:value-type="float">
            <text:p>0</text:p>
          </table:table-cell>
          <table:table-cell table:formula="of:=IFERROR(ROUND((MIN(([.$D114]+[.$G114]+[.$H114])/3/[.$T114];[.$R$2]))*([.$J114]+3))*5;0)" office:value-type="float" office:value="0" calcext:value-type="float">
            <text:p>0</text:p>
          </table:table-cell>
          <table:table-cell table:formula="of:=IFERROR(ROUND(((MIN(([.$H114]^2)/([.$T114]^2);[.$R$2]))*([.$J114]+3)*[.$T$2]))*5;0)" office:value-type="float" office:value="0" calcext:value-type="float">
            <text:p>0</text:p>
          </table:table-cell>
          <table:table-cell table:formula="of:=IFERROR(ROUND(((MIN(([.$E114]^2)/([.$T114]^2);[.$R$2]))*([.$J114]+3)*[.$T$2]))*5;0)" office:value-type="float" office:value="0" calcext:value-type="float">
            <text:p>0</text:p>
          </table:table-cell>
          <table:table-cell table:formula="of:=IFERROR(ROUND(((MIN(([.$G114]^2)/([.$T114]^2);[.$R$2]))*([.$J114]+3)*[.$T$2]))*5;0)" office:value-type="float" office:value="0" calcext:value-type="float">
            <text:p>0</text:p>
          </table:table-cell>
          <table:table-cell table:formula="of:=IFERROR(ROUND((MIN(([.$F114]^[.$Q$2])/([.$T114]^2);[.$R$2]))*([.$J114]+[.$M$2]))*5;0)" office:value-type="float" office:value="0" calcext:value-type="float">
            <text:p>0</text:p>
          </table:table-cell>
          <table:table-cell table:formula="of:=ROUND(AVERAGE([.K114:.Q114]))" office:value-type="float" office:value="0" calcext:value-type="float">
            <text:p>0</text:p>
          </table:table-cell>
          <table:table-cell table:formula="of:=ROUND((([.I114]/[.$S$1])*MAX([.I11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4]^2)/([.$T114]^2);[.$S$2])))*[.$S114]*0.8)+([.C114]/10))+10;10)" office:value-type="float" office:value="10" calcext:value-type="float">
            <text:p>10</text:p>
          </table:table-cell>
          <table:table-cell table:formula="of:=IFERROR(ROUND(((MIN(([.$D114]^2)/([.$T114]^2);[.$S$2])))*[.$S114]);0)" office:value-type="float" office:value="0" calcext:value-type="float">
            <text:p>0</text:p>
          </table:table-cell>
          <table:table-cell table:formula="of:=IFERROR(ROUND(MIN(([.D114]+[.G114]+[.H114])/3/[.$T114];[.$S$2])^2*[.$S114]);0)" office:value-type="float" office:value="0" calcext:value-type="float">
            <text:p>0</text:p>
          </table:table-cell>
          <table:table-cell table:formula="of:=IFERROR(ROUND(((MIN(([.H114]^2)/([.$T114]^2);[.$S$2])))*[.$S114]*[.$T$1]);0)" office:value-type="float" office:value="0" calcext:value-type="float">
            <text:p>0</text:p>
          </table:table-cell>
          <table:table-cell table:formula="of:=IFERROR(ROUND(((MIN(([.E114]^2)/([.$T114]^2);[.$S$2])))*[.$S114]*[.$T$1]);0)" office:value-type="float" office:value="0" calcext:value-type="float">
            <text:p>0</text:p>
          </table:table-cell>
          <table:table-cell table:formula="of:=IFERROR(ROUND(((MIN(([.G114]^2)/([.$T114]^2);[.$S$2])))*[.$S114]*[.$T$1]);0)" office:value-type="float" office:value="0" calcext:value-type="float">
            <text:p>0</text:p>
          </table:table-cell>
          <table:table-cell table:formula="of:=IFERROR(ROUND(((MIN(([.F114]^2)/([.$T114]^2);[.$S$2]))*[.$S11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4]^[.$AC$2])/([.$T114]^[.$AC$2]);[.$AE$2])))*[.$J114]*0.8)+([.$C114]/10))*5)+10; 30); 80); 0)" office:value-type="float" office:value="0" calcext:value-type="float">
            <text:p>0</text:p>
          </table:table-cell>
          <table:table-cell table:formula="of:=IFERROR(MIN(MAX(ROUND((MIN(([.$D114]^[.$L$2])/([.$T114]^[.$AC$2]);[.$AE$2]))*([.$J114]+[.$AF$2]))*5; [.$AI$2]); [.$AH$2]);0)" office:value-type="float" office:value="0" calcext:value-type="float">
            <text:p>0</text:p>
          </table:table-cell>
          <table:table-cell table:formula="of:=IFERROR(MIN(MAX(ROUND((MIN(([.$D114]+[.$G114]+[.$H114])/3/[.$T114];[.$AE$2]))*([.$J114]+3)*[.$AG$2])*5; [.$AI$2]); [.$AH$2]);0)" office:value-type="float" office:value="0" calcext:value-type="float">
            <text:p>0</text:p>
          </table:table-cell>
          <table:table-cell table:formula="of:=IFERROR(MIN(MAX(ROUND(((MIN(([.$H114]^2)/([.$T114]^[.$AC$2]);[.$AE$2]))*([.$J114]+3)*[.$AG$2]))*5; [.$AI$2]); [.$AH$2]);0)" office:value-type="float" office:value="0" calcext:value-type="float">
            <text:p>0</text:p>
          </table:table-cell>
          <table:table-cell table:formula="of:=IFERROR(MIN(MAX(ROUND(((MIN(([.$E114]^[.$AC$2])/([.$T114]^[.$AC$2]);[.$AE$2]))*([.$J114]+3)*[.$AG$2]))*5; [.$AI$2]); [.$AH$2]);0)" office:value-type="float" office:value="0" calcext:value-type="float">
            <text:p>0</text:p>
          </table:table-cell>
          <table:table-cell table:formula="of:=IFERROR(MIN(MAX(ROUND(((MIN(([.$G114]^[.$AC$2])/([.$T114]^[.$AC$2]);[.$AE$2]))*([.$J114]+3)*[.$AG$2]))*5; [.$AI$2]); [.$AH$2]);0)" office:value-type="float" office:value="0" calcext:value-type="float">
            <text:p>0</text:p>
          </table:table-cell>
          <table:table-cell table:formula="of:=IFERROR(MIN(MAX(ROUND((MIN(([.$F114]^[.$Q$2])/([.$T114]^[.$AC$2]);[.$AE$2]))*([.$J114]+[.$AF$2]))*5; [.$AI$2]); [.$AH$2]);0)" office:value-type="float" office:value="0" calcext:value-type="float">
            <text:p>0</text:p>
          </table:table-cell>
          <table:table-cell table:formula="of:=ROUND(AVERAGE([.AD114:.AJ114]);2)" office:value-type="float" office:value="0" calcext:value-type="float">
            <text:p>0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 table:number-columns-repeated="7"/>
          <table:table-cell table:formula="of:=SUM([.C115:.H115])" office:value-type="float" office:value="0" calcext:value-type="float">
            <text:p>0</text:p>
          </table:table-cell>
          <table:table-cell table:formula="of:=ROUND((([.I115]/[.$S$1])*MAX([.I115]/420; 1.2));2)" office:value-type="float" office:value="0" calcext:value-type="float">
            <text:p>0</text:p>
          </table:table-cell>
          <table:table-cell table:formula="of:=IFERROR((ROUND((((MIN(([.$C115]^2)/([.$T115]^2);[.$R$2])))*[.$J115]*0.8)+([.C115]/10))*5)+10; 0)" office:value-type="float" office:value="0" calcext:value-type="float">
            <text:p>0</text:p>
          </table:table-cell>
          <table:table-cell table:formula="of:=IFERROR(ROUND((MIN(([.$D115]^[.$L$2])/([.$T115]^2);[.$R$2]))*([.$J115]+[.$M$2]))*5;0)" office:value-type="float" office:value="0" calcext:value-type="float">
            <text:p>0</text:p>
          </table:table-cell>
          <table:table-cell table:formula="of:=IFERROR(ROUND((MIN(([.$D115]+[.$G115]+[.$H115])/3/[.$T115];[.$R$2]))*([.$J115]+3))*5;0)" office:value-type="float" office:value="0" calcext:value-type="float">
            <text:p>0</text:p>
          </table:table-cell>
          <table:table-cell table:formula="of:=IFERROR(ROUND(((MIN(([.$H115]^2)/([.$T115]^2);[.$R$2]))*([.$J115]+3)*[.$T$2]))*5;0)" office:value-type="float" office:value="0" calcext:value-type="float">
            <text:p>0</text:p>
          </table:table-cell>
          <table:table-cell table:formula="of:=IFERROR(ROUND(((MIN(([.$E115]^2)/([.$T115]^2);[.$R$2]))*([.$J115]+3)*[.$T$2]))*5;0)" office:value-type="float" office:value="0" calcext:value-type="float">
            <text:p>0</text:p>
          </table:table-cell>
          <table:table-cell table:formula="of:=IFERROR(ROUND(((MIN(([.$G115]^2)/([.$T115]^2);[.$R$2]))*([.$J115]+3)*[.$T$2]))*5;0)" office:value-type="float" office:value="0" calcext:value-type="float">
            <text:p>0</text:p>
          </table:table-cell>
          <table:table-cell table:formula="of:=IFERROR(ROUND((MIN(([.$F115]^[.$Q$2])/([.$T115]^2);[.$R$2]))*([.$J115]+[.$M$2]))*5;0)" office:value-type="float" office:value="0" calcext:value-type="float">
            <text:p>0</text:p>
          </table:table-cell>
          <table:table-cell table:formula="of:=ROUND(AVERAGE([.K115:.Q115]))" office:value-type="float" office:value="0" calcext:value-type="float">
            <text:p>0</text:p>
          </table:table-cell>
          <table:table-cell table:formula="of:=ROUND((([.I115]/[.$S$1])*MAX([.I11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5]^2)/([.$T115]^2);[.$S$2])))*[.$S115]*0.8)+([.C115]/10))+10;10)" office:value-type="float" office:value="10" calcext:value-type="float">
            <text:p>10</text:p>
          </table:table-cell>
          <table:table-cell table:formula="of:=IFERROR(ROUND(((MIN(([.$D115]^2)/([.$T115]^2);[.$S$2])))*[.$S115]);0)" office:value-type="float" office:value="0" calcext:value-type="float">
            <text:p>0</text:p>
          </table:table-cell>
          <table:table-cell table:formula="of:=IFERROR(ROUND(MIN(([.D115]+[.G115]+[.H115])/3/[.$T115];[.$S$2])^2*[.$S115]);0)" office:value-type="float" office:value="0" calcext:value-type="float">
            <text:p>0</text:p>
          </table:table-cell>
          <table:table-cell table:formula="of:=IFERROR(ROUND(((MIN(([.H115]^2)/([.$T115]^2);[.$S$2])))*[.$S115]*[.$T$1]);0)" office:value-type="float" office:value="0" calcext:value-type="float">
            <text:p>0</text:p>
          </table:table-cell>
          <table:table-cell table:formula="of:=IFERROR(ROUND(((MIN(([.E115]^2)/([.$T115]^2);[.$S$2])))*[.$S115]*[.$T$1]);0)" office:value-type="float" office:value="0" calcext:value-type="float">
            <text:p>0</text:p>
          </table:table-cell>
          <table:table-cell table:formula="of:=IFERROR(ROUND(((MIN(([.G115]^2)/([.$T115]^2);[.$S$2])))*[.$S115]*[.$T$1]);0)" office:value-type="float" office:value="0" calcext:value-type="float">
            <text:p>0</text:p>
          </table:table-cell>
          <table:table-cell table:formula="of:=IFERROR(ROUND(((MIN(([.F115]^2)/([.$T115]^2);[.$S$2]))*[.$S115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5]^[.$AC$2])/([.$T115]^[.$AC$2]);[.$AE$2])))*[.$J115]*0.8)+([.$C115]/10))*5)+10; 30); 80); 0)" office:value-type="float" office:value="0" calcext:value-type="float">
            <text:p>0</text:p>
          </table:table-cell>
          <table:table-cell table:formula="of:=IFERROR(MIN(MAX(ROUND((MIN(([.$D115]^[.$L$2])/([.$T115]^[.$AC$2]);[.$AE$2]))*([.$J115]+[.$AF$2]))*5; [.$AI$2]); [.$AH$2]);0)" office:value-type="float" office:value="0" calcext:value-type="float">
            <text:p>0</text:p>
          </table:table-cell>
          <table:table-cell table:formula="of:=IFERROR(MIN(MAX(ROUND((MIN(([.$D115]+[.$G115]+[.$H115])/3/[.$T115];[.$AE$2]))*([.$J115]+3)*[.$AG$2])*5; [.$AI$2]); [.$AH$2]);0)" office:value-type="float" office:value="0" calcext:value-type="float">
            <text:p>0</text:p>
          </table:table-cell>
          <table:table-cell table:formula="of:=IFERROR(MIN(MAX(ROUND(((MIN(([.$H115]^2)/([.$T115]^[.$AC$2]);[.$AE$2]))*([.$J115]+3)*[.$AG$2]))*5; [.$AI$2]); [.$AH$2]);0)" office:value-type="float" office:value="0" calcext:value-type="float">
            <text:p>0</text:p>
          </table:table-cell>
          <table:table-cell table:formula="of:=IFERROR(MIN(MAX(ROUND(((MIN(([.$E115]^[.$AC$2])/([.$T115]^[.$AC$2]);[.$AE$2]))*([.$J115]+3)*[.$AG$2]))*5; [.$AI$2]); [.$AH$2]);0)" office:value-type="float" office:value="0" calcext:value-type="float">
            <text:p>0</text:p>
          </table:table-cell>
          <table:table-cell table:formula="of:=IFERROR(MIN(MAX(ROUND(((MIN(([.$G115]^[.$AC$2])/([.$T115]^[.$AC$2]);[.$AE$2]))*([.$J115]+3)*[.$AG$2]))*5; [.$AI$2]); [.$AH$2]);0)" office:value-type="float" office:value="0" calcext:value-type="float">
            <text:p>0</text:p>
          </table:table-cell>
          <table:table-cell table:formula="of:=IFERROR(MIN(MAX(ROUND((MIN(([.$F115]^[.$Q$2])/([.$T115]^[.$AC$2]);[.$AE$2]))*([.$J115]+[.$AF$2]))*5; [.$AI$2]); [.$AH$2]);0)" office:value-type="float" office:value="0" calcext:value-type="float">
            <text:p>0</text:p>
          </table:table-cell>
          <table:table-cell table:formula="of:=ROUND(AVERAGE([.AD115:.AJ115]);2)" office:value-type="float" office:value="0" calcext:value-type="float">
            <text:p>0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 table:number-columns-repeated="7"/>
          <table:table-cell table:formula="of:=SUM([.C116:.H116])" office:value-type="float" office:value="0" calcext:value-type="float">
            <text:p>0</text:p>
          </table:table-cell>
          <table:table-cell table:formula="of:=ROUND((([.I116]/[.$S$1])*MAX([.I116]/420; 1.2));2)" office:value-type="float" office:value="0" calcext:value-type="float">
            <text:p>0</text:p>
          </table:table-cell>
          <table:table-cell table:formula="of:=IFERROR((ROUND((((MIN(([.$C116]^2)/([.$T116]^2);[.$R$2])))*[.$J116]*0.8)+([.C116]/10))*5)+10; 0)" office:value-type="float" office:value="0" calcext:value-type="float">
            <text:p>0</text:p>
          </table:table-cell>
          <table:table-cell table:formula="of:=IFERROR(ROUND((MIN(([.$D116]^[.$L$2])/([.$T116]^2);[.$R$2]))*([.$J116]+[.$M$2]))*5;0)" office:value-type="float" office:value="0" calcext:value-type="float">
            <text:p>0</text:p>
          </table:table-cell>
          <table:table-cell table:formula="of:=IFERROR(ROUND((MIN(([.$D116]+[.$G116]+[.$H116])/3/[.$T116];[.$R$2]))*([.$J116]+3))*5;0)" office:value-type="float" office:value="0" calcext:value-type="float">
            <text:p>0</text:p>
          </table:table-cell>
          <table:table-cell table:formula="of:=IFERROR(ROUND(((MIN(([.$H116]^2)/([.$T116]^2);[.$R$2]))*([.$J116]+3)*[.$T$2]))*5;0)" office:value-type="float" office:value="0" calcext:value-type="float">
            <text:p>0</text:p>
          </table:table-cell>
          <table:table-cell table:formula="of:=IFERROR(ROUND(((MIN(([.$E116]^2)/([.$T116]^2);[.$R$2]))*([.$J116]+3)*[.$T$2]))*5;0)" office:value-type="float" office:value="0" calcext:value-type="float">
            <text:p>0</text:p>
          </table:table-cell>
          <table:table-cell table:formula="of:=IFERROR(ROUND(((MIN(([.$G116]^2)/([.$T116]^2);[.$R$2]))*([.$J116]+3)*[.$T$2]))*5;0)" office:value-type="float" office:value="0" calcext:value-type="float">
            <text:p>0</text:p>
          </table:table-cell>
          <table:table-cell table:formula="of:=IFERROR(ROUND((MIN(([.$F116]^[.$Q$2])/([.$T116]^2);[.$R$2]))*([.$J116]+[.$M$2]))*5;0)" office:value-type="float" office:value="0" calcext:value-type="float">
            <text:p>0</text:p>
          </table:table-cell>
          <table:table-cell table:formula="of:=ROUND(AVERAGE([.K116:.Q116]))" office:value-type="float" office:value="0" calcext:value-type="float">
            <text:p>0</text:p>
          </table:table-cell>
          <table:table-cell table:formula="of:=ROUND((([.I116]/[.$S$1])*MAX([.I11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6]^2)/([.$T116]^2);[.$S$2])))*[.$S116]*0.8)+([.C116]/10))+10;10)" office:value-type="float" office:value="10" calcext:value-type="float">
            <text:p>10</text:p>
          </table:table-cell>
          <table:table-cell table:formula="of:=IFERROR(ROUND(((MIN(([.$D116]^2)/([.$T116]^2);[.$S$2])))*[.$S116]);0)" office:value-type="float" office:value="0" calcext:value-type="float">
            <text:p>0</text:p>
          </table:table-cell>
          <table:table-cell table:formula="of:=IFERROR(ROUND(MIN(([.D116]+[.G116]+[.H116])/3/[.$T116];[.$S$2])^2*[.$S116]);0)" office:value-type="float" office:value="0" calcext:value-type="float">
            <text:p>0</text:p>
          </table:table-cell>
          <table:table-cell table:formula="of:=IFERROR(ROUND(((MIN(([.H116]^2)/([.$T116]^2);[.$S$2])))*[.$S116]*[.$T$1]);0)" office:value-type="float" office:value="0" calcext:value-type="float">
            <text:p>0</text:p>
          </table:table-cell>
          <table:table-cell table:formula="of:=IFERROR(ROUND(((MIN(([.E116]^2)/([.$T116]^2);[.$S$2])))*[.$S116]*[.$T$1]);0)" office:value-type="float" office:value="0" calcext:value-type="float">
            <text:p>0</text:p>
          </table:table-cell>
          <table:table-cell table:formula="of:=IFERROR(ROUND(((MIN(([.G116]^2)/([.$T116]^2);[.$S$2])))*[.$S116]*[.$T$1]);0)" office:value-type="float" office:value="0" calcext:value-type="float">
            <text:p>0</text:p>
          </table:table-cell>
          <table:table-cell table:formula="of:=IFERROR(ROUND(((MIN(([.F116]^2)/([.$T116]^2);[.$S$2]))*[.$S116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6]^[.$AC$2])/([.$T116]^[.$AC$2]);[.$AE$2])))*[.$J116]*0.8)+([.$C116]/10))*5)+10; 30); 80); 0)" office:value-type="float" office:value="0" calcext:value-type="float">
            <text:p>0</text:p>
          </table:table-cell>
          <table:table-cell table:formula="of:=IFERROR(MIN(MAX(ROUND((MIN(([.$D116]^[.$L$2])/([.$T116]^[.$AC$2]);[.$AE$2]))*([.$J116]+[.$AF$2]))*5; [.$AI$2]); [.$AH$2]);0)" office:value-type="float" office:value="0" calcext:value-type="float">
            <text:p>0</text:p>
          </table:table-cell>
          <table:table-cell table:formula="of:=IFERROR(MIN(MAX(ROUND((MIN(([.$D116]+[.$G116]+[.$H116])/3/[.$T116];[.$AE$2]))*([.$J116]+3)*[.$AG$2])*5; [.$AI$2]); [.$AH$2]);0)" office:value-type="float" office:value="0" calcext:value-type="float">
            <text:p>0</text:p>
          </table:table-cell>
          <table:table-cell table:formula="of:=IFERROR(MIN(MAX(ROUND(((MIN(([.$H116]^2)/([.$T116]^[.$AC$2]);[.$AE$2]))*([.$J116]+3)*[.$AG$2]))*5; [.$AI$2]); [.$AH$2]);0)" office:value-type="float" office:value="0" calcext:value-type="float">
            <text:p>0</text:p>
          </table:table-cell>
          <table:table-cell table:formula="of:=IFERROR(MIN(MAX(ROUND(((MIN(([.$E116]^[.$AC$2])/([.$T116]^[.$AC$2]);[.$AE$2]))*([.$J116]+3)*[.$AG$2]))*5; [.$AI$2]); [.$AH$2]);0)" office:value-type="float" office:value="0" calcext:value-type="float">
            <text:p>0</text:p>
          </table:table-cell>
          <table:table-cell table:formula="of:=IFERROR(MIN(MAX(ROUND(((MIN(([.$G116]^[.$AC$2])/([.$T116]^[.$AC$2]);[.$AE$2]))*([.$J116]+3)*[.$AG$2]))*5; [.$AI$2]); [.$AH$2]);0)" office:value-type="float" office:value="0" calcext:value-type="float">
            <text:p>0</text:p>
          </table:table-cell>
          <table:table-cell table:formula="of:=IFERROR(MIN(MAX(ROUND((MIN(([.$F116]^[.$Q$2])/([.$T116]^[.$AC$2]);[.$AE$2]))*([.$J116]+[.$AF$2]))*5; [.$AI$2]); [.$AH$2]);0)" office:value-type="float" office:value="0" calcext:value-type="float">
            <text:p>0</text:p>
          </table:table-cell>
          <table:table-cell table:formula="of:=ROUND(AVERAGE([.AD116:.AJ116]);2)" office:value-type="float" office:value="0" calcext:value-type="float">
            <text:p>0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 table:number-columns-repeated="7"/>
          <table:table-cell table:formula="of:=SUM([.C117:.H117])" office:value-type="float" office:value="0" calcext:value-type="float">
            <text:p>0</text:p>
          </table:table-cell>
          <table:table-cell table:formula="of:=ROUND((([.I117]/[.$S$1])*MAX([.I117]/420; 1.2));2)" office:value-type="float" office:value="0" calcext:value-type="float">
            <text:p>0</text:p>
          </table:table-cell>
          <table:table-cell table:formula="of:=IFERROR((ROUND((((MIN(([.$C117]^2)/([.$T117]^2);[.$R$2])))*[.$J117]*0.8)+([.C117]/10))*5)+10; 0)" office:value-type="float" office:value="0" calcext:value-type="float">
            <text:p>0</text:p>
          </table:table-cell>
          <table:table-cell table:formula="of:=IFERROR(ROUND((MIN(([.$D117]^[.$L$2])/([.$T117]^2);[.$R$2]))*([.$J117]+[.$M$2]))*5;0)" office:value-type="float" office:value="0" calcext:value-type="float">
            <text:p>0</text:p>
          </table:table-cell>
          <table:table-cell table:formula="of:=IFERROR(ROUND((MIN(([.$D117]+[.$G117]+[.$H117])/3/[.$T117];[.$R$2]))*([.$J117]+3))*5;0)" office:value-type="float" office:value="0" calcext:value-type="float">
            <text:p>0</text:p>
          </table:table-cell>
          <table:table-cell table:formula="of:=IFERROR(ROUND(((MIN(([.$H117]^2)/([.$T117]^2);[.$R$2]))*([.$J117]+3)*[.$T$2]))*5;0)" office:value-type="float" office:value="0" calcext:value-type="float">
            <text:p>0</text:p>
          </table:table-cell>
          <table:table-cell table:formula="of:=IFERROR(ROUND(((MIN(([.$E117]^2)/([.$T117]^2);[.$R$2]))*([.$J117]+3)*[.$T$2]))*5;0)" office:value-type="float" office:value="0" calcext:value-type="float">
            <text:p>0</text:p>
          </table:table-cell>
          <table:table-cell table:formula="of:=IFERROR(ROUND(((MIN(([.$G117]^2)/([.$T117]^2);[.$R$2]))*([.$J117]+3)*[.$T$2]))*5;0)" office:value-type="float" office:value="0" calcext:value-type="float">
            <text:p>0</text:p>
          </table:table-cell>
          <table:table-cell table:formula="of:=IFERROR(ROUND((MIN(([.$F117]^[.$Q$2])/([.$T117]^2);[.$R$2]))*([.$J117]+[.$M$2]))*5;0)" office:value-type="float" office:value="0" calcext:value-type="float">
            <text:p>0</text:p>
          </table:table-cell>
          <table:table-cell table:formula="of:=ROUND(AVERAGE([.K117:.Q117]))" office:value-type="float" office:value="0" calcext:value-type="float">
            <text:p>0</text:p>
          </table:table-cell>
          <table:table-cell table:formula="of:=ROUND((([.I117]/[.$S$1])*MAX([.I11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7]^2)/([.$T117]^2);[.$S$2])))*[.$S117]*0.8)+([.C117]/10))+10;10)" office:value-type="float" office:value="10" calcext:value-type="float">
            <text:p>10</text:p>
          </table:table-cell>
          <table:table-cell table:formula="of:=IFERROR(ROUND(((MIN(([.$D117]^2)/([.$T117]^2);[.$S$2])))*[.$S117]);0)" office:value-type="float" office:value="0" calcext:value-type="float">
            <text:p>0</text:p>
          </table:table-cell>
          <table:table-cell table:formula="of:=IFERROR(ROUND(MIN(([.D117]+[.G117]+[.H117])/3/[.$T117];[.$S$2])^2*[.$S117]);0)" office:value-type="float" office:value="0" calcext:value-type="float">
            <text:p>0</text:p>
          </table:table-cell>
          <table:table-cell table:formula="of:=IFERROR(ROUND(((MIN(([.H117]^2)/([.$T117]^2);[.$S$2])))*[.$S117]*[.$T$1]);0)" office:value-type="float" office:value="0" calcext:value-type="float">
            <text:p>0</text:p>
          </table:table-cell>
          <table:table-cell table:formula="of:=IFERROR(ROUND(((MIN(([.E117]^2)/([.$T117]^2);[.$S$2])))*[.$S117]*[.$T$1]);0)" office:value-type="float" office:value="0" calcext:value-type="float">
            <text:p>0</text:p>
          </table:table-cell>
          <table:table-cell table:formula="of:=IFERROR(ROUND(((MIN(([.G117]^2)/([.$T117]^2);[.$S$2])))*[.$S117]*[.$T$1]);0)" office:value-type="float" office:value="0" calcext:value-type="float">
            <text:p>0</text:p>
          </table:table-cell>
          <table:table-cell table:formula="of:=IFERROR(ROUND(((MIN(([.F117]^2)/([.$T117]^2);[.$S$2]))*[.$S11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7]^[.$AC$2])/([.$T117]^[.$AC$2]);[.$AE$2])))*[.$J117]*0.8)+([.$C117]/10))*5)+10; 30); 80); 0)" office:value-type="float" office:value="0" calcext:value-type="float">
            <text:p>0</text:p>
          </table:table-cell>
          <table:table-cell table:formula="of:=IFERROR(MIN(MAX(ROUND((MIN(([.$D117]^[.$L$2])/([.$T117]^[.$AC$2]);[.$AE$2]))*([.$J117]+[.$AF$2]))*5; [.$AI$2]); [.$AH$2]);0)" office:value-type="float" office:value="0" calcext:value-type="float">
            <text:p>0</text:p>
          </table:table-cell>
          <table:table-cell table:formula="of:=IFERROR(MIN(MAX(ROUND((MIN(([.$D117]+[.$G117]+[.$H117])/3/[.$T117];[.$AE$2]))*([.$J117]+3)*[.$AG$2])*5; [.$AI$2]); [.$AH$2]);0)" office:value-type="float" office:value="0" calcext:value-type="float">
            <text:p>0</text:p>
          </table:table-cell>
          <table:table-cell table:formula="of:=IFERROR(MIN(MAX(ROUND(((MIN(([.$H117]^2)/([.$T117]^[.$AC$2]);[.$AE$2]))*([.$J117]+3)*[.$AG$2]))*5; [.$AI$2]); [.$AH$2]);0)" office:value-type="float" office:value="0" calcext:value-type="float">
            <text:p>0</text:p>
          </table:table-cell>
          <table:table-cell table:formula="of:=IFERROR(MIN(MAX(ROUND(((MIN(([.$E117]^[.$AC$2])/([.$T117]^[.$AC$2]);[.$AE$2]))*([.$J117]+3)*[.$AG$2]))*5; [.$AI$2]); [.$AH$2]);0)" office:value-type="float" office:value="0" calcext:value-type="float">
            <text:p>0</text:p>
          </table:table-cell>
          <table:table-cell table:formula="of:=IFERROR(MIN(MAX(ROUND(((MIN(([.$G117]^[.$AC$2])/([.$T117]^[.$AC$2]);[.$AE$2]))*([.$J117]+3)*[.$AG$2]))*5; [.$AI$2]); [.$AH$2]);0)" office:value-type="float" office:value="0" calcext:value-type="float">
            <text:p>0</text:p>
          </table:table-cell>
          <table:table-cell table:formula="of:=IFERROR(MIN(MAX(ROUND((MIN(([.$F117]^[.$Q$2])/([.$T117]^[.$AC$2]);[.$AE$2]))*([.$J117]+[.$AF$2]))*5; [.$AI$2]); [.$AH$2]);0)" office:value-type="float" office:value="0" calcext:value-type="float">
            <text:p>0</text:p>
          </table:table-cell>
          <table:table-cell table:formula="of:=ROUND(AVERAGE([.AD117:.AJ117]);2)" office:value-type="float" office:value="0" calcext:value-type="float">
            <text:p>0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 table:number-columns-repeated="7"/>
          <table:table-cell table:formula="of:=SUM([.C118:.H118])" office:value-type="float" office:value="0" calcext:value-type="float">
            <text:p>0</text:p>
          </table:table-cell>
          <table:table-cell table:formula="of:=ROUND((([.I118]/[.$S$1])*MAX([.I118]/420; 1.2));2)" office:value-type="float" office:value="0" calcext:value-type="float">
            <text:p>0</text:p>
          </table:table-cell>
          <table:table-cell table:formula="of:=IFERROR((ROUND((((MIN(([.$C118]^2)/([.$T118]^2);[.$R$2])))*[.$J118]*0.8)+([.C118]/10))*5)+10; 0)" office:value-type="float" office:value="0" calcext:value-type="float">
            <text:p>0</text:p>
          </table:table-cell>
          <table:table-cell table:formula="of:=IFERROR(ROUND((MIN(([.$D118]^[.$L$2])/([.$T118]^2);[.$R$2]))*([.$J118]+[.$M$2]))*5;0)" office:value-type="float" office:value="0" calcext:value-type="float">
            <text:p>0</text:p>
          </table:table-cell>
          <table:table-cell table:formula="of:=IFERROR(ROUND((MIN(([.$D118]+[.$G118]+[.$H118])/3/[.$T118];[.$R$2]))*([.$J118]+3))*5;0)" office:value-type="float" office:value="0" calcext:value-type="float">
            <text:p>0</text:p>
          </table:table-cell>
          <table:table-cell table:formula="of:=IFERROR(ROUND(((MIN(([.$H118]^2)/([.$T118]^2);[.$R$2]))*([.$J118]+3)*[.$T$2]))*5;0)" office:value-type="float" office:value="0" calcext:value-type="float">
            <text:p>0</text:p>
          </table:table-cell>
          <table:table-cell table:formula="of:=IFERROR(ROUND(((MIN(([.$E118]^2)/([.$T118]^2);[.$R$2]))*([.$J118]+3)*[.$T$2]))*5;0)" office:value-type="float" office:value="0" calcext:value-type="float">
            <text:p>0</text:p>
          </table:table-cell>
          <table:table-cell table:formula="of:=IFERROR(ROUND(((MIN(([.$G118]^2)/([.$T118]^2);[.$R$2]))*([.$J118]+3)*[.$T$2]))*5;0)" office:value-type="float" office:value="0" calcext:value-type="float">
            <text:p>0</text:p>
          </table:table-cell>
          <table:table-cell table:formula="of:=IFERROR(ROUND((MIN(([.$F118]^[.$Q$2])/([.$T118]^2);[.$R$2]))*([.$J118]+[.$M$2]))*5;0)" office:value-type="float" office:value="0" calcext:value-type="float">
            <text:p>0</text:p>
          </table:table-cell>
          <table:table-cell table:formula="of:=ROUND(AVERAGE([.K118:.Q118]))" office:value-type="float" office:value="0" calcext:value-type="float">
            <text:p>0</text:p>
          </table:table-cell>
          <table:table-cell table:formula="of:=ROUND((([.I118]/[.$S$1])*MAX([.I11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8]^2)/([.$T118]^2);[.$S$2])))*[.$S118]*0.8)+([.C118]/10))+10;10)" office:value-type="float" office:value="10" calcext:value-type="float">
            <text:p>10</text:p>
          </table:table-cell>
          <table:table-cell table:formula="of:=IFERROR(ROUND(((MIN(([.$D118]^2)/([.$T118]^2);[.$S$2])))*[.$S118]);0)" office:value-type="float" office:value="0" calcext:value-type="float">
            <text:p>0</text:p>
          </table:table-cell>
          <table:table-cell table:formula="of:=IFERROR(ROUND(MIN(([.D118]+[.G118]+[.H118])/3/[.$T118];[.$S$2])^2*[.$S118]);0)" office:value-type="float" office:value="0" calcext:value-type="float">
            <text:p>0</text:p>
          </table:table-cell>
          <table:table-cell table:formula="of:=IFERROR(ROUND(((MIN(([.H118]^2)/([.$T118]^2);[.$S$2])))*[.$S118]*[.$T$1]);0)" office:value-type="float" office:value="0" calcext:value-type="float">
            <text:p>0</text:p>
          </table:table-cell>
          <table:table-cell table:formula="of:=IFERROR(ROUND(((MIN(([.E118]^2)/([.$T118]^2);[.$S$2])))*[.$S118]*[.$T$1]);0)" office:value-type="float" office:value="0" calcext:value-type="float">
            <text:p>0</text:p>
          </table:table-cell>
          <table:table-cell table:formula="of:=IFERROR(ROUND(((MIN(([.G118]^2)/([.$T118]^2);[.$S$2])))*[.$S118]*[.$T$1]);0)" office:value-type="float" office:value="0" calcext:value-type="float">
            <text:p>0</text:p>
          </table:table-cell>
          <table:table-cell table:formula="of:=IFERROR(ROUND(((MIN(([.F118]^2)/([.$T118]^2);[.$S$2]))*[.$S11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8]^[.$AC$2])/([.$T118]^[.$AC$2]);[.$AE$2])))*[.$J118]*0.8)+([.$C118]/10))*5)+10; 30); 80); 0)" office:value-type="float" office:value="0" calcext:value-type="float">
            <text:p>0</text:p>
          </table:table-cell>
          <table:table-cell table:formula="of:=IFERROR(MIN(MAX(ROUND((MIN(([.$D118]^[.$L$2])/([.$T118]^[.$AC$2]);[.$AE$2]))*([.$J118]+[.$AF$2]))*5; [.$AI$2]); [.$AH$2]);0)" office:value-type="float" office:value="0" calcext:value-type="float">
            <text:p>0</text:p>
          </table:table-cell>
          <table:table-cell table:formula="of:=IFERROR(MIN(MAX(ROUND((MIN(([.$D118]+[.$G118]+[.$H118])/3/[.$T118];[.$AE$2]))*([.$J118]+3)*[.$AG$2])*5; [.$AI$2]); [.$AH$2]);0)" office:value-type="float" office:value="0" calcext:value-type="float">
            <text:p>0</text:p>
          </table:table-cell>
          <table:table-cell table:formula="of:=IFERROR(MIN(MAX(ROUND(((MIN(([.$H118]^2)/([.$T118]^[.$AC$2]);[.$AE$2]))*([.$J118]+3)*[.$AG$2]))*5; [.$AI$2]); [.$AH$2]);0)" office:value-type="float" office:value="0" calcext:value-type="float">
            <text:p>0</text:p>
          </table:table-cell>
          <table:table-cell table:formula="of:=IFERROR(MIN(MAX(ROUND(((MIN(([.$E118]^[.$AC$2])/([.$T118]^[.$AC$2]);[.$AE$2]))*([.$J118]+3)*[.$AG$2]))*5; [.$AI$2]); [.$AH$2]);0)" office:value-type="float" office:value="0" calcext:value-type="float">
            <text:p>0</text:p>
          </table:table-cell>
          <table:table-cell table:formula="of:=IFERROR(MIN(MAX(ROUND(((MIN(([.$G118]^[.$AC$2])/([.$T118]^[.$AC$2]);[.$AE$2]))*([.$J118]+3)*[.$AG$2]))*5; [.$AI$2]); [.$AH$2]);0)" office:value-type="float" office:value="0" calcext:value-type="float">
            <text:p>0</text:p>
          </table:table-cell>
          <table:table-cell table:formula="of:=IFERROR(MIN(MAX(ROUND((MIN(([.$F118]^[.$Q$2])/([.$T118]^[.$AC$2]);[.$AE$2]))*([.$J118]+[.$AF$2]))*5; [.$AI$2]); [.$AH$2]);0)" office:value-type="float" office:value="0" calcext:value-type="float">
            <text:p>0</text:p>
          </table:table-cell>
          <table:table-cell table:formula="of:=ROUND(AVERAGE([.AD118:.AJ118]);2)" office:value-type="float" office:value="0" calcext:value-type="float">
            <text:p>0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 table:number-columns-repeated="7"/>
          <table:table-cell table:formula="of:=SUM([.C119:.H119])" office:value-type="float" office:value="0" calcext:value-type="float">
            <text:p>0</text:p>
          </table:table-cell>
          <table:table-cell table:formula="of:=ROUND((([.I119]/[.$S$1])*MAX([.I119]/420; 1.2));2)" office:value-type="float" office:value="0" calcext:value-type="float">
            <text:p>0</text:p>
          </table:table-cell>
          <table:table-cell table:formula="of:=IFERROR((ROUND((((MIN(([.$C119]^2)/([.$T119]^2);[.$R$2])))*[.$J119]*0.8)+([.C119]/10))*5)+10; 0)" office:value-type="float" office:value="0" calcext:value-type="float">
            <text:p>0</text:p>
          </table:table-cell>
          <table:table-cell table:formula="of:=IFERROR(ROUND((MIN(([.$D119]^[.$L$2])/([.$T119]^2);[.$R$2]))*([.$J119]+[.$M$2]))*5;0)" office:value-type="float" office:value="0" calcext:value-type="float">
            <text:p>0</text:p>
          </table:table-cell>
          <table:table-cell table:formula="of:=IFERROR(ROUND((MIN(([.$D119]+[.$G119]+[.$H119])/3/[.$T119];[.$R$2]))*([.$J119]+3))*5;0)" office:value-type="float" office:value="0" calcext:value-type="float">
            <text:p>0</text:p>
          </table:table-cell>
          <table:table-cell table:formula="of:=IFERROR(ROUND(((MIN(([.$H119]^2)/([.$T119]^2);[.$R$2]))*([.$J119]+3)*[.$T$2]))*5;0)" office:value-type="float" office:value="0" calcext:value-type="float">
            <text:p>0</text:p>
          </table:table-cell>
          <table:table-cell table:formula="of:=IFERROR(ROUND(((MIN(([.$E119]^2)/([.$T119]^2);[.$R$2]))*([.$J119]+3)*[.$T$2]))*5;0)" office:value-type="float" office:value="0" calcext:value-type="float">
            <text:p>0</text:p>
          </table:table-cell>
          <table:table-cell table:formula="of:=IFERROR(ROUND(((MIN(([.$G119]^2)/([.$T119]^2);[.$R$2]))*([.$J119]+3)*[.$T$2]))*5;0)" office:value-type="float" office:value="0" calcext:value-type="float">
            <text:p>0</text:p>
          </table:table-cell>
          <table:table-cell table:formula="of:=IFERROR(ROUND((MIN(([.$F119]^[.$Q$2])/([.$T119]^2);[.$R$2]))*([.$J119]+[.$M$2]))*5;0)" office:value-type="float" office:value="0" calcext:value-type="float">
            <text:p>0</text:p>
          </table:table-cell>
          <table:table-cell table:formula="of:=ROUND(AVERAGE([.K119:.Q119]))" office:value-type="float" office:value="0" calcext:value-type="float">
            <text:p>0</text:p>
          </table:table-cell>
          <table:table-cell table:formula="of:=ROUND((([.I119]/[.$S$1])*MAX([.I11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9]^2)/([.$T119]^2);[.$S$2])))*[.$S119]*0.8)+([.C119]/10))+10;10)" office:value-type="float" office:value="10" calcext:value-type="float">
            <text:p>10</text:p>
          </table:table-cell>
          <table:table-cell table:formula="of:=IFERROR(ROUND(((MIN(([.$D119]^2)/([.$T119]^2);[.$S$2])))*[.$S119]);0)" office:value-type="float" office:value="0" calcext:value-type="float">
            <text:p>0</text:p>
          </table:table-cell>
          <table:table-cell table:formula="of:=IFERROR(ROUND(MIN(([.D119]+[.G119]+[.H119])/3/[.$T119];[.$S$2])^2*[.$S119]);0)" office:value-type="float" office:value="0" calcext:value-type="float">
            <text:p>0</text:p>
          </table:table-cell>
          <table:table-cell table:formula="of:=IFERROR(ROUND(((MIN(([.H119]^2)/([.$T119]^2);[.$S$2])))*[.$S119]*[.$T$1]);0)" office:value-type="float" office:value="0" calcext:value-type="float">
            <text:p>0</text:p>
          </table:table-cell>
          <table:table-cell table:formula="of:=IFERROR(ROUND(((MIN(([.E119]^2)/([.$T119]^2);[.$S$2])))*[.$S119]*[.$T$1]);0)" office:value-type="float" office:value="0" calcext:value-type="float">
            <text:p>0</text:p>
          </table:table-cell>
          <table:table-cell table:formula="of:=IFERROR(ROUND(((MIN(([.G119]^2)/([.$T119]^2);[.$S$2])))*[.$S119]*[.$T$1]);0)" office:value-type="float" office:value="0" calcext:value-type="float">
            <text:p>0</text:p>
          </table:table-cell>
          <table:table-cell table:formula="of:=IFERROR(ROUND(((MIN(([.F119]^2)/([.$T119]^2);[.$S$2]))*[.$S11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9]^[.$AC$2])/([.$T119]^[.$AC$2]);[.$AE$2])))*[.$J119]*0.8)+([.$C119]/10))*5)+10; 30); 80); 0)" office:value-type="float" office:value="0" calcext:value-type="float">
            <text:p>0</text:p>
          </table:table-cell>
          <table:table-cell table:formula="of:=IFERROR(MIN(MAX(ROUND((MIN(([.$D119]^[.$L$2])/([.$T119]^[.$AC$2]);[.$AE$2]))*([.$J119]+[.$AF$2]))*5; [.$AI$2]); [.$AH$2]);0)" office:value-type="float" office:value="0" calcext:value-type="float">
            <text:p>0</text:p>
          </table:table-cell>
          <table:table-cell table:formula="of:=IFERROR(MIN(MAX(ROUND((MIN(([.$D119]+[.$G119]+[.$H119])/3/[.$T119];[.$AE$2]))*([.$J119]+3)*[.$AG$2])*5; [.$AI$2]); [.$AH$2]);0)" office:value-type="float" office:value="0" calcext:value-type="float">
            <text:p>0</text:p>
          </table:table-cell>
          <table:table-cell table:formula="of:=IFERROR(MIN(MAX(ROUND(((MIN(([.$H119]^2)/([.$T119]^[.$AC$2]);[.$AE$2]))*([.$J119]+3)*[.$AG$2]))*5; [.$AI$2]); [.$AH$2]);0)" office:value-type="float" office:value="0" calcext:value-type="float">
            <text:p>0</text:p>
          </table:table-cell>
          <table:table-cell table:formula="of:=IFERROR(MIN(MAX(ROUND(((MIN(([.$E119]^[.$AC$2])/([.$T119]^[.$AC$2]);[.$AE$2]))*([.$J119]+3)*[.$AG$2]))*5; [.$AI$2]); [.$AH$2]);0)" office:value-type="float" office:value="0" calcext:value-type="float">
            <text:p>0</text:p>
          </table:table-cell>
          <table:table-cell table:formula="of:=IFERROR(MIN(MAX(ROUND(((MIN(([.$G119]^[.$AC$2])/([.$T119]^[.$AC$2]);[.$AE$2]))*([.$J119]+3)*[.$AG$2]))*5; [.$AI$2]); [.$AH$2]);0)" office:value-type="float" office:value="0" calcext:value-type="float">
            <text:p>0</text:p>
          </table:table-cell>
          <table:table-cell table:formula="of:=IFERROR(MIN(MAX(ROUND((MIN(([.$F119]^[.$Q$2])/([.$T119]^[.$AC$2]);[.$AE$2]))*([.$J119]+[.$AF$2]))*5; [.$AI$2]); [.$AH$2]);0)" office:value-type="float" office:value="0" calcext:value-type="float">
            <text:p>0</text:p>
          </table:table-cell>
          <table:table-cell table:formula="of:=ROUND(AVERAGE([.AD119:.AJ119]);2)" office:value-type="float" office:value="0" calcext:value-type="float">
            <text:p>0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 table:number-columns-repeated="7"/>
          <table:table-cell table:formula="of:=SUM([.C120:.H120])" office:value-type="float" office:value="0" calcext:value-type="float">
            <text:p>0</text:p>
          </table:table-cell>
          <table:table-cell table:formula="of:=ROUND((([.I120]/[.$S$1])*MAX([.I120]/420; 1.2));2)" office:value-type="float" office:value="0" calcext:value-type="float">
            <text:p>0</text:p>
          </table:table-cell>
          <table:table-cell table:formula="of:=IFERROR((ROUND((((MIN(([.$C120]^2)/([.$T120]^2);[.$R$2])))*[.$J120]*0.8)+([.C120]/10))*5)+10; 0)" office:value-type="float" office:value="0" calcext:value-type="float">
            <text:p>0</text:p>
          </table:table-cell>
          <table:table-cell table:formula="of:=IFERROR(ROUND((MIN(([.$D120]^[.$L$2])/([.$T120]^2);[.$R$2]))*([.$J120]+[.$M$2]))*5;0)" office:value-type="float" office:value="0" calcext:value-type="float">
            <text:p>0</text:p>
          </table:table-cell>
          <table:table-cell table:formula="of:=IFERROR(ROUND((MIN(([.$D120]+[.$G120]+[.$H120])/3/[.$T120];[.$R$2]))*([.$J120]+3))*5;0)" office:value-type="float" office:value="0" calcext:value-type="float">
            <text:p>0</text:p>
          </table:table-cell>
          <table:table-cell table:formula="of:=IFERROR(ROUND(((MIN(([.$H120]^2)/([.$T120]^2);[.$R$2]))*([.$J120]+3)*[.$T$2]))*5;0)" office:value-type="float" office:value="0" calcext:value-type="float">
            <text:p>0</text:p>
          </table:table-cell>
          <table:table-cell table:formula="of:=IFERROR(ROUND(((MIN(([.$E120]^2)/([.$T120]^2);[.$R$2]))*([.$J120]+3)*[.$T$2]))*5;0)" office:value-type="float" office:value="0" calcext:value-type="float">
            <text:p>0</text:p>
          </table:table-cell>
          <table:table-cell table:formula="of:=IFERROR(ROUND(((MIN(([.$G120]^2)/([.$T120]^2);[.$R$2]))*([.$J120]+3)*[.$T$2]))*5;0)" office:value-type="float" office:value="0" calcext:value-type="float">
            <text:p>0</text:p>
          </table:table-cell>
          <table:table-cell table:formula="of:=IFERROR(ROUND((MIN(([.$F120]^[.$Q$2])/([.$T120]^2);[.$R$2]))*([.$J120]+[.$M$2]))*5;0)" office:value-type="float" office:value="0" calcext:value-type="float">
            <text:p>0</text:p>
          </table:table-cell>
          <table:table-cell table:formula="of:=ROUND(AVERAGE([.K120:.Q120]))" office:value-type="float" office:value="0" calcext:value-type="float">
            <text:p>0</text:p>
          </table:table-cell>
          <table:table-cell table:formula="of:=ROUND((([.I120]/[.$S$1])*MAX([.I12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0]^2)/([.$T120]^2);[.$S$2])))*[.$S120]*0.8)+([.C120]/10))+10;10)" office:value-type="float" office:value="10" calcext:value-type="float">
            <text:p>10</text:p>
          </table:table-cell>
          <table:table-cell table:formula="of:=IFERROR(ROUND(((MIN(([.$D120]^2)/([.$T120]^2);[.$S$2])))*[.$S120]);0)" office:value-type="float" office:value="0" calcext:value-type="float">
            <text:p>0</text:p>
          </table:table-cell>
          <table:table-cell table:formula="of:=IFERROR(ROUND(MIN(([.D120]+[.G120]+[.H120])/3/[.$T120];[.$S$2])^2*[.$S120]);0)" office:value-type="float" office:value="0" calcext:value-type="float">
            <text:p>0</text:p>
          </table:table-cell>
          <table:table-cell table:formula="of:=IFERROR(ROUND(((MIN(([.H120]^2)/([.$T120]^2);[.$S$2])))*[.$S120]*[.$T$1]);0)" office:value-type="float" office:value="0" calcext:value-type="float">
            <text:p>0</text:p>
          </table:table-cell>
          <table:table-cell table:formula="of:=IFERROR(ROUND(((MIN(([.E120]^2)/([.$T120]^2);[.$S$2])))*[.$S120]*[.$T$1]);0)" office:value-type="float" office:value="0" calcext:value-type="float">
            <text:p>0</text:p>
          </table:table-cell>
          <table:table-cell table:formula="of:=IFERROR(ROUND(((MIN(([.G120]^2)/([.$T120]^2);[.$S$2])))*[.$S120]*[.$T$1]);0)" office:value-type="float" office:value="0" calcext:value-type="float">
            <text:p>0</text:p>
          </table:table-cell>
          <table:table-cell table:formula="of:=IFERROR(ROUND(((MIN(([.F120]^2)/([.$T120]^2);[.$S$2]))*[.$S120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0]^[.$AC$2])/([.$T120]^[.$AC$2]);[.$AE$2])))*[.$J120]*0.8)+([.$C120]/10))*5)+10; 30); 80); 0)" office:value-type="float" office:value="0" calcext:value-type="float">
            <text:p>0</text:p>
          </table:table-cell>
          <table:table-cell table:formula="of:=IFERROR(MIN(MAX(ROUND((MIN(([.$D120]^[.$L$2])/([.$T120]^[.$AC$2]);[.$AE$2]))*([.$J120]+[.$AF$2]))*5; [.$AI$2]); [.$AH$2]);0)" office:value-type="float" office:value="0" calcext:value-type="float">
            <text:p>0</text:p>
          </table:table-cell>
          <table:table-cell table:formula="of:=IFERROR(MIN(MAX(ROUND((MIN(([.$D120]+[.$G120]+[.$H120])/3/[.$T120];[.$AE$2]))*([.$J120]+3)*[.$AG$2])*5; [.$AI$2]); [.$AH$2]);0)" office:value-type="float" office:value="0" calcext:value-type="float">
            <text:p>0</text:p>
          </table:table-cell>
          <table:table-cell table:formula="of:=IFERROR(MIN(MAX(ROUND(((MIN(([.$H120]^2)/([.$T120]^[.$AC$2]);[.$AE$2]))*([.$J120]+3)*[.$AG$2]))*5; [.$AI$2]); [.$AH$2]);0)" office:value-type="float" office:value="0" calcext:value-type="float">
            <text:p>0</text:p>
          </table:table-cell>
          <table:table-cell table:formula="of:=IFERROR(MIN(MAX(ROUND(((MIN(([.$E120]^[.$AC$2])/([.$T120]^[.$AC$2]);[.$AE$2]))*([.$J120]+3)*[.$AG$2]))*5; [.$AI$2]); [.$AH$2]);0)" office:value-type="float" office:value="0" calcext:value-type="float">
            <text:p>0</text:p>
          </table:table-cell>
          <table:table-cell table:formula="of:=IFERROR(MIN(MAX(ROUND(((MIN(([.$G120]^[.$AC$2])/([.$T120]^[.$AC$2]);[.$AE$2]))*([.$J120]+3)*[.$AG$2]))*5; [.$AI$2]); [.$AH$2]);0)" office:value-type="float" office:value="0" calcext:value-type="float">
            <text:p>0</text:p>
          </table:table-cell>
          <table:table-cell table:formula="of:=IFERROR(MIN(MAX(ROUND((MIN(([.$F120]^[.$Q$2])/([.$T120]^[.$AC$2]);[.$AE$2]))*([.$J120]+[.$AF$2]))*5; [.$AI$2]); [.$AH$2]);0)" office:value-type="float" office:value="0" calcext:value-type="float">
            <text:p>0</text:p>
          </table:table-cell>
          <table:table-cell table:formula="of:=ROUND(AVERAGE([.AD120:.AJ120]);2)" office:value-type="float" office:value="0" calcext:value-type="float">
            <text:p>0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 table:number-columns-repeated="7"/>
          <table:table-cell table:formula="of:=SUM([.C121:.H121])" office:value-type="float" office:value="0" calcext:value-type="float">
            <text:p>0</text:p>
          </table:table-cell>
          <table:table-cell table:formula="of:=ROUND((([.I121]/[.$S$1])*MAX([.I121]/420; 1.2));2)" office:value-type="float" office:value="0" calcext:value-type="float">
            <text:p>0</text:p>
          </table:table-cell>
          <table:table-cell table:formula="of:=IFERROR((ROUND((((MIN(([.$C121]^2)/([.$T121]^2);[.$R$2])))*[.$J121]*0.8)+([.C121]/10))*5)+10; 0)" office:value-type="float" office:value="0" calcext:value-type="float">
            <text:p>0</text:p>
          </table:table-cell>
          <table:table-cell table:formula="of:=IFERROR(ROUND((MIN(([.$D121]^[.$L$2])/([.$T121]^2);[.$R$2]))*([.$J121]+[.$M$2]))*5;0)" office:value-type="float" office:value="0" calcext:value-type="float">
            <text:p>0</text:p>
          </table:table-cell>
          <table:table-cell table:formula="of:=IFERROR(ROUND((MIN(([.$D121]+[.$G121]+[.$H121])/3/[.$T121];[.$R$2]))*([.$J121]+3))*5;0)" office:value-type="float" office:value="0" calcext:value-type="float">
            <text:p>0</text:p>
          </table:table-cell>
          <table:table-cell table:formula="of:=IFERROR(ROUND(((MIN(([.$H121]^2)/([.$T121]^2);[.$R$2]))*([.$J121]+3)*[.$T$2]))*5;0)" office:value-type="float" office:value="0" calcext:value-type="float">
            <text:p>0</text:p>
          </table:table-cell>
          <table:table-cell table:formula="of:=IFERROR(ROUND(((MIN(([.$E121]^2)/([.$T121]^2);[.$R$2]))*([.$J121]+3)*[.$T$2]))*5;0)" office:value-type="float" office:value="0" calcext:value-type="float">
            <text:p>0</text:p>
          </table:table-cell>
          <table:table-cell table:formula="of:=IFERROR(ROUND(((MIN(([.$G121]^2)/([.$T121]^2);[.$R$2]))*([.$J121]+3)*[.$T$2]))*5;0)" office:value-type="float" office:value="0" calcext:value-type="float">
            <text:p>0</text:p>
          </table:table-cell>
          <table:table-cell table:formula="of:=IFERROR(ROUND((MIN(([.$F121]^[.$Q$2])/([.$T121]^2);[.$R$2]))*([.$J121]+[.$M$2]))*5;0)" office:value-type="float" office:value="0" calcext:value-type="float">
            <text:p>0</text:p>
          </table:table-cell>
          <table:table-cell table:formula="of:=ROUND(AVERAGE([.K121:.Q121]))" office:value-type="float" office:value="0" calcext:value-type="float">
            <text:p>0</text:p>
          </table:table-cell>
          <table:table-cell table:formula="of:=ROUND((([.I121]/[.$S$1])*MAX([.I1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1]^2)/([.$T121]^2);[.$S$2])))*[.$S121]*0.8)+([.C121]/10))+10;10)" office:value-type="float" office:value="10" calcext:value-type="float">
            <text:p>10</text:p>
          </table:table-cell>
          <table:table-cell table:formula="of:=IFERROR(ROUND(((MIN(([.$D121]^2)/([.$T121]^2);[.$S$2])))*[.$S121]);0)" office:value-type="float" office:value="0" calcext:value-type="float">
            <text:p>0</text:p>
          </table:table-cell>
          <table:table-cell table:formula="of:=IFERROR(ROUND(MIN(([.D121]+[.G121]+[.H121])/3/[.$T121];[.$S$2])^2*[.$S121]);0)" office:value-type="float" office:value="0" calcext:value-type="float">
            <text:p>0</text:p>
          </table:table-cell>
          <table:table-cell table:formula="of:=IFERROR(ROUND(((MIN(([.H121]^2)/([.$T121]^2);[.$S$2])))*[.$S121]*[.$T$1]);0)" office:value-type="float" office:value="0" calcext:value-type="float">
            <text:p>0</text:p>
          </table:table-cell>
          <table:table-cell table:formula="of:=IFERROR(ROUND(((MIN(([.E121]^2)/([.$T121]^2);[.$S$2])))*[.$S121]*[.$T$1]);0)" office:value-type="float" office:value="0" calcext:value-type="float">
            <text:p>0</text:p>
          </table:table-cell>
          <table:table-cell table:formula="of:=IFERROR(ROUND(((MIN(([.G121]^2)/([.$T121]^2);[.$S$2])))*[.$S121]*[.$T$1]);0)" office:value-type="float" office:value="0" calcext:value-type="float">
            <text:p>0</text:p>
          </table:table-cell>
          <table:table-cell table:formula="of:=IFERROR(ROUND(((MIN(([.F121]^2)/([.$T121]^2);[.$S$2]))*[.$S12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1]^[.$AC$2])/([.$T121]^[.$AC$2]);[.$AE$2])))*[.$J121]*0.8)+([.$C121]/10))*5)+10; 30); 80); 0)" office:value-type="float" office:value="0" calcext:value-type="float">
            <text:p>0</text:p>
          </table:table-cell>
          <table:table-cell table:formula="of:=IFERROR(MIN(MAX(ROUND((MIN(([.$D121]^[.$L$2])/([.$T121]^[.$AC$2]);[.$AE$2]))*([.$J121]+[.$AF$2]))*5; [.$AI$2]); [.$AH$2]);0)" office:value-type="float" office:value="0" calcext:value-type="float">
            <text:p>0</text:p>
          </table:table-cell>
          <table:table-cell table:formula="of:=IFERROR(MIN(MAX(ROUND((MIN(([.$D121]+[.$G121]+[.$H121])/3/[.$T121];[.$AE$2]))*([.$J121]+3)*[.$AG$2])*5; [.$AI$2]); [.$AH$2]);0)" office:value-type="float" office:value="0" calcext:value-type="float">
            <text:p>0</text:p>
          </table:table-cell>
          <table:table-cell table:formula="of:=IFERROR(MIN(MAX(ROUND(((MIN(([.$H121]^2)/([.$T121]^[.$AC$2]);[.$AE$2]))*([.$J121]+3)*[.$AG$2]))*5; [.$AI$2]); [.$AH$2]);0)" office:value-type="float" office:value="0" calcext:value-type="float">
            <text:p>0</text:p>
          </table:table-cell>
          <table:table-cell table:formula="of:=IFERROR(MIN(MAX(ROUND(((MIN(([.$E121]^[.$AC$2])/([.$T121]^[.$AC$2]);[.$AE$2]))*([.$J121]+3)*[.$AG$2]))*5; [.$AI$2]); [.$AH$2]);0)" office:value-type="float" office:value="0" calcext:value-type="float">
            <text:p>0</text:p>
          </table:table-cell>
          <table:table-cell table:formula="of:=IFERROR(MIN(MAX(ROUND(((MIN(([.$G121]^[.$AC$2])/([.$T121]^[.$AC$2]);[.$AE$2]))*([.$J121]+3)*[.$AG$2]))*5; [.$AI$2]); [.$AH$2]);0)" office:value-type="float" office:value="0" calcext:value-type="float">
            <text:p>0</text:p>
          </table:table-cell>
          <table:table-cell table:formula="of:=IFERROR(MIN(MAX(ROUND((MIN(([.$F121]^[.$Q$2])/([.$T121]^[.$AC$2]);[.$AE$2]))*([.$J121]+[.$AF$2]))*5; [.$AI$2]); [.$AH$2]);0)" office:value-type="float" office:value="0" calcext:value-type="float">
            <text:p>0</text:p>
          </table:table-cell>
          <table:table-cell table:formula="of:=ROUND(AVERAGE([.AD121:.AJ121]);2)" office:value-type="float" office:value="0" calcext:value-type="float">
            <text:p>0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 table:number-columns-repeated="7"/>
          <table:table-cell table:formula="of:=SUM([.C122:.H122])" office:value-type="float" office:value="0" calcext:value-type="float">
            <text:p>0</text:p>
          </table:table-cell>
          <table:table-cell table:formula="of:=ROUND((([.I122]/[.$S$1])*MAX([.I122]/420; 1.2));2)" office:value-type="float" office:value="0" calcext:value-type="float">
            <text:p>0</text:p>
          </table:table-cell>
          <table:table-cell table:formula="of:=IFERROR((ROUND((((MIN(([.$C122]^2)/([.$T122]^2);[.$R$2])))*[.$J122]*0.8)+([.C122]/10))*5)+10; 0)" office:value-type="float" office:value="0" calcext:value-type="float">
            <text:p>0</text:p>
          </table:table-cell>
          <table:table-cell table:formula="of:=IFERROR(ROUND((MIN(([.$D122]^[.$L$2])/([.$T122]^2);[.$R$2]))*([.$J122]+[.$M$2]))*5;0)" office:value-type="float" office:value="0" calcext:value-type="float">
            <text:p>0</text:p>
          </table:table-cell>
          <table:table-cell table:formula="of:=IFERROR(ROUND((MIN(([.$D122]+[.$G122]+[.$H122])/3/[.$T122];[.$R$2]))*([.$J122]+3))*5;0)" office:value-type="float" office:value="0" calcext:value-type="float">
            <text:p>0</text:p>
          </table:table-cell>
          <table:table-cell table:formula="of:=IFERROR(ROUND(((MIN(([.$H122]^2)/([.$T122]^2);[.$R$2]))*([.$J122]+3)*[.$T$2]))*5;0)" office:value-type="float" office:value="0" calcext:value-type="float">
            <text:p>0</text:p>
          </table:table-cell>
          <table:table-cell table:formula="of:=IFERROR(ROUND(((MIN(([.$E122]^2)/([.$T122]^2);[.$R$2]))*([.$J122]+3)*[.$T$2]))*5;0)" office:value-type="float" office:value="0" calcext:value-type="float">
            <text:p>0</text:p>
          </table:table-cell>
          <table:table-cell table:formula="of:=IFERROR(ROUND(((MIN(([.$G122]^2)/([.$T122]^2);[.$R$2]))*([.$J122]+3)*[.$T$2]))*5;0)" office:value-type="float" office:value="0" calcext:value-type="float">
            <text:p>0</text:p>
          </table:table-cell>
          <table:table-cell table:formula="of:=IFERROR(ROUND((MIN(([.$F122]^[.$Q$2])/([.$T122]^2);[.$R$2]))*([.$J122]+[.$M$2]))*5;0)" office:value-type="float" office:value="0" calcext:value-type="float">
            <text:p>0</text:p>
          </table:table-cell>
          <table:table-cell table:formula="of:=ROUND(AVERAGE([.K122:.Q122]))" office:value-type="float" office:value="0" calcext:value-type="float">
            <text:p>0</text:p>
          </table:table-cell>
          <table:table-cell table:formula="of:=ROUND((([.I122]/[.$S$1])*MAX([.I1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2]^2)/([.$T122]^2);[.$S$2])))*[.$S122]*0.8)+([.C122]/10))+10;10)" office:value-type="float" office:value="10" calcext:value-type="float">
            <text:p>10</text:p>
          </table:table-cell>
          <table:table-cell table:formula="of:=IFERROR(ROUND(((MIN(([.$D122]^2)/([.$T122]^2);[.$S$2])))*[.$S122]);0)" office:value-type="float" office:value="0" calcext:value-type="float">
            <text:p>0</text:p>
          </table:table-cell>
          <table:table-cell table:formula="of:=IFERROR(ROUND(MIN(([.D122]+[.G122]+[.H122])/3/[.$T122];[.$S$2])^2*[.$S122]);0)" office:value-type="float" office:value="0" calcext:value-type="float">
            <text:p>0</text:p>
          </table:table-cell>
          <table:table-cell table:formula="of:=IFERROR(ROUND(((MIN(([.H122]^2)/([.$T122]^2);[.$S$2])))*[.$S122]*[.$T$1]);0)" office:value-type="float" office:value="0" calcext:value-type="float">
            <text:p>0</text:p>
          </table:table-cell>
          <table:table-cell table:formula="of:=IFERROR(ROUND(((MIN(([.E122]^2)/([.$T122]^2);[.$S$2])))*[.$S122]*[.$T$1]);0)" office:value-type="float" office:value="0" calcext:value-type="float">
            <text:p>0</text:p>
          </table:table-cell>
          <table:table-cell table:formula="of:=IFERROR(ROUND(((MIN(([.G122]^2)/([.$T122]^2);[.$S$2])))*[.$S122]*[.$T$1]);0)" office:value-type="float" office:value="0" calcext:value-type="float">
            <text:p>0</text:p>
          </table:table-cell>
          <table:table-cell table:formula="of:=IFERROR(ROUND(((MIN(([.F122]^2)/([.$T122]^2);[.$S$2]))*[.$S12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2]^[.$AC$2])/([.$T122]^[.$AC$2]);[.$AE$2])))*[.$J122]*0.8)+([.$C122]/10))*5)+10; 30); 80); 0)" office:value-type="float" office:value="0" calcext:value-type="float">
            <text:p>0</text:p>
          </table:table-cell>
          <table:table-cell table:formula="of:=IFERROR(MIN(MAX(ROUND((MIN(([.$D122]^[.$L$2])/([.$T122]^[.$AC$2]);[.$AE$2]))*([.$J122]+[.$AF$2]))*5; [.$AI$2]); [.$AH$2]);0)" office:value-type="float" office:value="0" calcext:value-type="float">
            <text:p>0</text:p>
          </table:table-cell>
          <table:table-cell table:formula="of:=IFERROR(MIN(MAX(ROUND((MIN(([.$D122]+[.$G122]+[.$H122])/3/[.$T122];[.$AE$2]))*([.$J122]+3)*[.$AG$2])*5; [.$AI$2]); [.$AH$2]);0)" office:value-type="float" office:value="0" calcext:value-type="float">
            <text:p>0</text:p>
          </table:table-cell>
          <table:table-cell table:formula="of:=IFERROR(MIN(MAX(ROUND(((MIN(([.$H122]^2)/([.$T122]^[.$AC$2]);[.$AE$2]))*([.$J122]+3)*[.$AG$2]))*5; [.$AI$2]); [.$AH$2]);0)" office:value-type="float" office:value="0" calcext:value-type="float">
            <text:p>0</text:p>
          </table:table-cell>
          <table:table-cell table:formula="of:=IFERROR(MIN(MAX(ROUND(((MIN(([.$E122]^[.$AC$2])/([.$T122]^[.$AC$2]);[.$AE$2]))*([.$J122]+3)*[.$AG$2]))*5; [.$AI$2]); [.$AH$2]);0)" office:value-type="float" office:value="0" calcext:value-type="float">
            <text:p>0</text:p>
          </table:table-cell>
          <table:table-cell table:formula="of:=IFERROR(MIN(MAX(ROUND(((MIN(([.$G122]^[.$AC$2])/([.$T122]^[.$AC$2]);[.$AE$2]))*([.$J122]+3)*[.$AG$2]))*5; [.$AI$2]); [.$AH$2]);0)" office:value-type="float" office:value="0" calcext:value-type="float">
            <text:p>0</text:p>
          </table:table-cell>
          <table:table-cell table:formula="of:=IFERROR(MIN(MAX(ROUND((MIN(([.$F122]^[.$Q$2])/([.$T122]^[.$AC$2]);[.$AE$2]))*([.$J122]+[.$AF$2]))*5; [.$AI$2]); [.$AH$2]);0)" office:value-type="float" office:value="0" calcext:value-type="float">
            <text:p>0</text:p>
          </table:table-cell>
          <table:table-cell table:formula="of:=ROUND(AVERAGE([.AD122:.AJ122]);2)" office:value-type="float" office:value="0" calcext:value-type="float">
            <text:p>0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 table:number-columns-repeated="7"/>
          <table:table-cell table:formula="of:=SUM([.C123:.H123])" office:value-type="float" office:value="0" calcext:value-type="float">
            <text:p>0</text:p>
          </table:table-cell>
          <table:table-cell table:formula="of:=ROUND((([.I123]/[.$S$1])*MAX([.I123]/420; 1.2));2)" office:value-type="float" office:value="0" calcext:value-type="float">
            <text:p>0</text:p>
          </table:table-cell>
          <table:table-cell table:formula="of:=IFERROR((ROUND((((MIN(([.$C123]^2)/([.$T123]^2);[.$R$2])))*[.$J123]*0.8)+([.C123]/10))*5)+10; 0)" office:value-type="float" office:value="0" calcext:value-type="float">
            <text:p>0</text:p>
          </table:table-cell>
          <table:table-cell table:formula="of:=IFERROR(ROUND((MIN(([.$D123]^[.$L$2])/([.$T123]^2);[.$R$2]))*([.$J123]+[.$M$2]))*5;0)" office:value-type="float" office:value="0" calcext:value-type="float">
            <text:p>0</text:p>
          </table:table-cell>
          <table:table-cell table:formula="of:=IFERROR(ROUND((MIN(([.$D123]+[.$G123]+[.$H123])/3/[.$T123];[.$R$2]))*([.$J123]+3))*5;0)" office:value-type="float" office:value="0" calcext:value-type="float">
            <text:p>0</text:p>
          </table:table-cell>
          <table:table-cell table:formula="of:=IFERROR(ROUND(((MIN(([.$H123]^2)/([.$T123]^2);[.$R$2]))*([.$J123]+3)*[.$T$2]))*5;0)" office:value-type="float" office:value="0" calcext:value-type="float">
            <text:p>0</text:p>
          </table:table-cell>
          <table:table-cell table:formula="of:=IFERROR(ROUND(((MIN(([.$E123]^2)/([.$T123]^2);[.$R$2]))*([.$J123]+3)*[.$T$2]))*5;0)" office:value-type="float" office:value="0" calcext:value-type="float">
            <text:p>0</text:p>
          </table:table-cell>
          <table:table-cell table:formula="of:=IFERROR(ROUND(((MIN(([.$G123]^2)/([.$T123]^2);[.$R$2]))*([.$J123]+3)*[.$T$2]))*5;0)" office:value-type="float" office:value="0" calcext:value-type="float">
            <text:p>0</text:p>
          </table:table-cell>
          <table:table-cell table:formula="of:=IFERROR(ROUND((MIN(([.$F123]^[.$Q$2])/([.$T123]^2);[.$R$2]))*([.$J123]+[.$M$2]))*5;0)" office:value-type="float" office:value="0" calcext:value-type="float">
            <text:p>0</text:p>
          </table:table-cell>
          <table:table-cell table:formula="of:=ROUND(AVERAGE([.K123:.Q123]))" office:value-type="float" office:value="0" calcext:value-type="float">
            <text:p>0</text:p>
          </table:table-cell>
          <table:table-cell table:formula="of:=ROUND((([.I123]/[.$S$1])*MAX([.I1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3]^2)/([.$T123]^2);[.$S$2])))*[.$S123]*0.8)+([.C123]/10))+10;10)" office:value-type="float" office:value="10" calcext:value-type="float">
            <text:p>10</text:p>
          </table:table-cell>
          <table:table-cell table:formula="of:=IFERROR(ROUND(((MIN(([.$D123]^2)/([.$T123]^2);[.$S$2])))*[.$S123]);0)" office:value-type="float" office:value="0" calcext:value-type="float">
            <text:p>0</text:p>
          </table:table-cell>
          <table:table-cell table:formula="of:=IFERROR(ROUND(MIN(([.D123]+[.G123]+[.H123])/3/[.$T123];[.$S$2])^2*[.$S123]);0)" office:value-type="float" office:value="0" calcext:value-type="float">
            <text:p>0</text:p>
          </table:table-cell>
          <table:table-cell table:formula="of:=IFERROR(ROUND(((MIN(([.H123]^2)/([.$T123]^2);[.$S$2])))*[.$S123]*[.$T$1]);0)" office:value-type="float" office:value="0" calcext:value-type="float">
            <text:p>0</text:p>
          </table:table-cell>
          <table:table-cell table:formula="of:=IFERROR(ROUND(((MIN(([.E123]^2)/([.$T123]^2);[.$S$2])))*[.$S123]*[.$T$1]);0)" office:value-type="float" office:value="0" calcext:value-type="float">
            <text:p>0</text:p>
          </table:table-cell>
          <table:table-cell table:formula="of:=IFERROR(ROUND(((MIN(([.G123]^2)/([.$T123]^2);[.$S$2])))*[.$S123]*[.$T$1]);0)" office:value-type="float" office:value="0" calcext:value-type="float">
            <text:p>0</text:p>
          </table:table-cell>
          <table:table-cell table:formula="of:=IFERROR(ROUND(((MIN(([.F123]^2)/([.$T123]^2);[.$S$2]))*[.$S12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3]^[.$AC$2])/([.$T123]^[.$AC$2]);[.$AE$2])))*[.$J123]*0.8)+([.$C123]/10))*5)+10; 30); 80); 0)" office:value-type="float" office:value="0" calcext:value-type="float">
            <text:p>0</text:p>
          </table:table-cell>
          <table:table-cell table:formula="of:=IFERROR(MIN(MAX(ROUND((MIN(([.$D123]^[.$L$2])/([.$T123]^[.$AC$2]);[.$AE$2]))*([.$J123]+[.$AF$2]))*5; [.$AI$2]); [.$AH$2]);0)" office:value-type="float" office:value="0" calcext:value-type="float">
            <text:p>0</text:p>
          </table:table-cell>
          <table:table-cell table:formula="of:=IFERROR(MIN(MAX(ROUND((MIN(([.$D123]+[.$G123]+[.$H123])/3/[.$T123];[.$AE$2]))*([.$J123]+3)*[.$AG$2])*5; [.$AI$2]); [.$AH$2]);0)" office:value-type="float" office:value="0" calcext:value-type="float">
            <text:p>0</text:p>
          </table:table-cell>
          <table:table-cell table:formula="of:=IFERROR(MIN(MAX(ROUND(((MIN(([.$H123]^2)/([.$T123]^[.$AC$2]);[.$AE$2]))*([.$J123]+3)*[.$AG$2]))*5; [.$AI$2]); [.$AH$2]);0)" office:value-type="float" office:value="0" calcext:value-type="float">
            <text:p>0</text:p>
          </table:table-cell>
          <table:table-cell table:formula="of:=IFERROR(MIN(MAX(ROUND(((MIN(([.$E123]^[.$AC$2])/([.$T123]^[.$AC$2]);[.$AE$2]))*([.$J123]+3)*[.$AG$2]))*5; [.$AI$2]); [.$AH$2]);0)" office:value-type="float" office:value="0" calcext:value-type="float">
            <text:p>0</text:p>
          </table:table-cell>
          <table:table-cell table:formula="of:=IFERROR(MIN(MAX(ROUND(((MIN(([.$G123]^[.$AC$2])/([.$T123]^[.$AC$2]);[.$AE$2]))*([.$J123]+3)*[.$AG$2]))*5; [.$AI$2]); [.$AH$2]);0)" office:value-type="float" office:value="0" calcext:value-type="float">
            <text:p>0</text:p>
          </table:table-cell>
          <table:table-cell table:formula="of:=IFERROR(MIN(MAX(ROUND((MIN(([.$F123]^[.$Q$2])/([.$T123]^[.$AC$2]);[.$AE$2]))*([.$J123]+[.$AF$2]))*5; [.$AI$2]); [.$AH$2]);0)" office:value-type="float" office:value="0" calcext:value-type="float">
            <text:p>0</text:p>
          </table:table-cell>
          <table:table-cell table:formula="of:=ROUND(AVERAGE([.AD123:.AJ123]);2)" office:value-type="float" office:value="0" calcext:value-type="float">
            <text:p>0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 table:number-columns-repeated="7"/>
          <table:table-cell table:formula="of:=SUM([.C124:.H124])" office:value-type="float" office:value="0" calcext:value-type="float">
            <text:p>0</text:p>
          </table:table-cell>
          <table:table-cell table:formula="of:=ROUND((([.I124]/[.$S$1])*MAX([.I124]/420; 1.2));2)" office:value-type="float" office:value="0" calcext:value-type="float">
            <text:p>0</text:p>
          </table:table-cell>
          <table:table-cell table:formula="of:=IFERROR((ROUND((((MIN(([.$C124]^2)/([.$T124]^2);[.$R$2])))*[.$J124]*0.8)+([.C124]/10))*5)+10; 0)" office:value-type="float" office:value="0" calcext:value-type="float">
            <text:p>0</text:p>
          </table:table-cell>
          <table:table-cell table:formula="of:=IFERROR(ROUND((MIN(([.$D124]^[.$L$2])/([.$T124]^2);[.$R$2]))*([.$J124]+[.$M$2]))*5;0)" office:value-type="float" office:value="0" calcext:value-type="float">
            <text:p>0</text:p>
          </table:table-cell>
          <table:table-cell table:formula="of:=IFERROR(ROUND((MIN(([.$D124]+[.$G124]+[.$H124])/3/[.$T124];[.$R$2]))*([.$J124]+3))*5;0)" office:value-type="float" office:value="0" calcext:value-type="float">
            <text:p>0</text:p>
          </table:table-cell>
          <table:table-cell table:formula="of:=IFERROR(ROUND(((MIN(([.$H124]^2)/([.$T124]^2);[.$R$2]))*([.$J124]+3)*[.$T$2]))*5;0)" office:value-type="float" office:value="0" calcext:value-type="float">
            <text:p>0</text:p>
          </table:table-cell>
          <table:table-cell table:formula="of:=IFERROR(ROUND(((MIN(([.$E124]^2)/([.$T124]^2);[.$R$2]))*([.$J124]+3)*[.$T$2]))*5;0)" office:value-type="float" office:value="0" calcext:value-type="float">
            <text:p>0</text:p>
          </table:table-cell>
          <table:table-cell table:formula="of:=IFERROR(ROUND(((MIN(([.$G124]^2)/([.$T124]^2);[.$R$2]))*([.$J124]+3)*[.$T$2]))*5;0)" office:value-type="float" office:value="0" calcext:value-type="float">
            <text:p>0</text:p>
          </table:table-cell>
          <table:table-cell table:formula="of:=IFERROR(ROUND((MIN(([.$F124]^[.$Q$2])/([.$T124]^2);[.$R$2]))*([.$J124]+[.$M$2]))*5;0)" office:value-type="float" office:value="0" calcext:value-type="float">
            <text:p>0</text:p>
          </table:table-cell>
          <table:table-cell table:formula="of:=ROUND(AVERAGE([.K124:.Q124]))" office:value-type="float" office:value="0" calcext:value-type="float">
            <text:p>0</text:p>
          </table:table-cell>
          <table:table-cell table:formula="of:=ROUND((([.I124]/[.$S$1])*MAX([.I1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4]^2)/([.$T124]^2);[.$S$2])))*[.$S124]*0.8)+([.C124]/10))+10;10)" office:value-type="float" office:value="10" calcext:value-type="float">
            <text:p>10</text:p>
          </table:table-cell>
          <table:table-cell table:formula="of:=IFERROR(ROUND(((MIN(([.$D124]^2)/([.$T124]^2);[.$S$2])))*[.$S124]);0)" office:value-type="float" office:value="0" calcext:value-type="float">
            <text:p>0</text:p>
          </table:table-cell>
          <table:table-cell table:formula="of:=IFERROR(ROUND(MIN(([.D124]+[.G124]+[.H124])/3/[.$T124];[.$S$2])^2*[.$S124]);0)" office:value-type="float" office:value="0" calcext:value-type="float">
            <text:p>0</text:p>
          </table:table-cell>
          <table:table-cell table:formula="of:=IFERROR(ROUND(((MIN(([.H124]^2)/([.$T124]^2);[.$S$2])))*[.$S124]*[.$T$1]);0)" office:value-type="float" office:value="0" calcext:value-type="float">
            <text:p>0</text:p>
          </table:table-cell>
          <table:table-cell table:formula="of:=IFERROR(ROUND(((MIN(([.E124]^2)/([.$T124]^2);[.$S$2])))*[.$S124]*[.$T$1]);0)" office:value-type="float" office:value="0" calcext:value-type="float">
            <text:p>0</text:p>
          </table:table-cell>
          <table:table-cell table:formula="of:=IFERROR(ROUND(((MIN(([.G124]^2)/([.$T124]^2);[.$S$2])))*[.$S124]*[.$T$1]);0)" office:value-type="float" office:value="0" calcext:value-type="float">
            <text:p>0</text:p>
          </table:table-cell>
          <table:table-cell table:formula="of:=IFERROR(ROUND(((MIN(([.F124]^2)/([.$T124]^2);[.$S$2]))*[.$S12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4]^[.$AC$2])/([.$T124]^[.$AC$2]);[.$AE$2])))*[.$J124]*0.8)+([.$C124]/10))*5)+10; 30); 80); 0)" office:value-type="float" office:value="0" calcext:value-type="float">
            <text:p>0</text:p>
          </table:table-cell>
          <table:table-cell table:formula="of:=IFERROR(MIN(MAX(ROUND((MIN(([.$D124]^[.$L$2])/([.$T124]^[.$AC$2]);[.$AE$2]))*([.$J124]+[.$AF$2]))*5; [.$AI$2]); [.$AH$2]);0)" office:value-type="float" office:value="0" calcext:value-type="float">
            <text:p>0</text:p>
          </table:table-cell>
          <table:table-cell table:formula="of:=IFERROR(MIN(MAX(ROUND((MIN(([.$D124]+[.$G124]+[.$H124])/3/[.$T124];[.$AE$2]))*([.$J124]+3)*[.$AG$2])*5; [.$AI$2]); [.$AH$2]);0)" office:value-type="float" office:value="0" calcext:value-type="float">
            <text:p>0</text:p>
          </table:table-cell>
          <table:table-cell table:formula="of:=IFERROR(MIN(MAX(ROUND(((MIN(([.$H124]^2)/([.$T124]^[.$AC$2]);[.$AE$2]))*([.$J124]+3)*[.$AG$2]))*5; [.$AI$2]); [.$AH$2]);0)" office:value-type="float" office:value="0" calcext:value-type="float">
            <text:p>0</text:p>
          </table:table-cell>
          <table:table-cell table:formula="of:=IFERROR(MIN(MAX(ROUND(((MIN(([.$E124]^[.$AC$2])/([.$T124]^[.$AC$2]);[.$AE$2]))*([.$J124]+3)*[.$AG$2]))*5; [.$AI$2]); [.$AH$2]);0)" office:value-type="float" office:value="0" calcext:value-type="float">
            <text:p>0</text:p>
          </table:table-cell>
          <table:table-cell table:formula="of:=IFERROR(MIN(MAX(ROUND(((MIN(([.$G124]^[.$AC$2])/([.$T124]^[.$AC$2]);[.$AE$2]))*([.$J124]+3)*[.$AG$2]))*5; [.$AI$2]); [.$AH$2]);0)" office:value-type="float" office:value="0" calcext:value-type="float">
            <text:p>0</text:p>
          </table:table-cell>
          <table:table-cell table:formula="of:=IFERROR(MIN(MAX(ROUND((MIN(([.$F124]^[.$Q$2])/([.$T124]^[.$AC$2]);[.$AE$2]))*([.$J124]+[.$AF$2]))*5; [.$AI$2]); [.$AH$2]);0)" office:value-type="float" office:value="0" calcext:value-type="float">
            <text:p>0</text:p>
          </table:table-cell>
          <table:table-cell table:formula="of:=ROUND(AVERAGE([.AD124:.AJ124]);2)" office:value-type="float" office:value="0" calcext:value-type="float">
            <text:p>0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 table:number-columns-repeated="7"/>
          <table:table-cell table:formula="of:=SUM([.C125:.H125])" office:value-type="float" office:value="0" calcext:value-type="float">
            <text:p>0</text:p>
          </table:table-cell>
          <table:table-cell table:formula="of:=ROUND((([.I125]/[.$S$1])*MAX([.I125]/420; 1.2));2)" office:value-type="float" office:value="0" calcext:value-type="float">
            <text:p>0</text:p>
          </table:table-cell>
          <table:table-cell table:formula="of:=IFERROR((ROUND((((MIN(([.$C125]^2)/([.$T125]^2);[.$R$2])))*[.$J125]*0.8)+([.C125]/10))*5)+10; 0)" office:value-type="float" office:value="0" calcext:value-type="float">
            <text:p>0</text:p>
          </table:table-cell>
          <table:table-cell table:formula="of:=IFERROR(ROUND((MIN(([.$D125]^[.$L$2])/([.$T125]^2);[.$R$2]))*([.$J125]+[.$M$2]))*5;0)" office:value-type="float" office:value="0" calcext:value-type="float">
            <text:p>0</text:p>
          </table:table-cell>
          <table:table-cell table:formula="of:=IFERROR(ROUND((MIN(([.$D125]+[.$G125]+[.$H125])/3/[.$T125];[.$R$2]))*([.$J125]+3))*5;0)" office:value-type="float" office:value="0" calcext:value-type="float">
            <text:p>0</text:p>
          </table:table-cell>
          <table:table-cell table:formula="of:=IFERROR(ROUND(((MIN(([.$H125]^2)/([.$T125]^2);[.$R$2]))*([.$J125]+3)*[.$T$2]))*5;0)" office:value-type="float" office:value="0" calcext:value-type="float">
            <text:p>0</text:p>
          </table:table-cell>
          <table:table-cell table:formula="of:=IFERROR(ROUND(((MIN(([.$E125]^2)/([.$T125]^2);[.$R$2]))*([.$J125]+3)*[.$T$2]))*5;0)" office:value-type="float" office:value="0" calcext:value-type="float">
            <text:p>0</text:p>
          </table:table-cell>
          <table:table-cell table:formula="of:=IFERROR(ROUND(((MIN(([.$G125]^2)/([.$T125]^2);[.$R$2]))*([.$J125]+3)*[.$T$2]))*5;0)" office:value-type="float" office:value="0" calcext:value-type="float">
            <text:p>0</text:p>
          </table:table-cell>
          <table:table-cell table:formula="of:=IFERROR(ROUND((MIN(([.$F125]^[.$Q$2])/([.$T125]^2);[.$R$2]))*([.$J125]+[.$M$2]))*5;0)" office:value-type="float" office:value="0" calcext:value-type="float">
            <text:p>0</text:p>
          </table:table-cell>
          <table:table-cell table:formula="of:=ROUND(AVERAGE([.K125:.Q125]))" office:value-type="float" office:value="0" calcext:value-type="float">
            <text:p>0</text:p>
          </table:table-cell>
          <table:table-cell table:formula="of:=ROUND((([.I125]/[.$S$1])*MAX([.I12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5]^2)/([.$T125]^2);[.$S$2])))*[.$S125]*0.8)+([.C125]/10))+10;10)" office:value-type="float" office:value="10" calcext:value-type="float">
            <text:p>10</text:p>
          </table:table-cell>
          <table:table-cell table:formula="of:=IFERROR(ROUND(((MIN(([.$D125]^2)/([.$T125]^2);[.$S$2])))*[.$S125]);0)" office:value-type="float" office:value="0" calcext:value-type="float">
            <text:p>0</text:p>
          </table:table-cell>
          <table:table-cell table:formula="of:=IFERROR(ROUND(MIN(([.D125]+[.G125]+[.H125])/3/[.$T125];[.$S$2])^2*[.$S125]);0)" office:value-type="float" office:value="0" calcext:value-type="float">
            <text:p>0</text:p>
          </table:table-cell>
          <table:table-cell table:formula="of:=IFERROR(ROUND(((MIN(([.H125]^2)/([.$T125]^2);[.$S$2])))*[.$S125]*[.$T$1]);0)" office:value-type="float" office:value="0" calcext:value-type="float">
            <text:p>0</text:p>
          </table:table-cell>
          <table:table-cell table:formula="of:=IFERROR(ROUND(((MIN(([.E125]^2)/([.$T125]^2);[.$S$2])))*[.$S125]*[.$T$1]);0)" office:value-type="float" office:value="0" calcext:value-type="float">
            <text:p>0</text:p>
          </table:table-cell>
          <table:table-cell table:formula="of:=IFERROR(ROUND(((MIN(([.G125]^2)/([.$T125]^2);[.$S$2])))*[.$S125]*[.$T$1]);0)" office:value-type="float" office:value="0" calcext:value-type="float">
            <text:p>0</text:p>
          </table:table-cell>
          <table:table-cell table:formula="of:=IFERROR(ROUND(((MIN(([.F125]^2)/([.$T125]^2);[.$S$2]))*[.$S125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5]^[.$AC$2])/([.$T125]^[.$AC$2]);[.$AE$2])))*[.$J125]*0.8)+([.$C125]/10))*5)+10; 30); 80); 0)" office:value-type="float" office:value="0" calcext:value-type="float">
            <text:p>0</text:p>
          </table:table-cell>
          <table:table-cell table:formula="of:=IFERROR(MIN(MAX(ROUND((MIN(([.$D125]^[.$L$2])/([.$T125]^[.$AC$2]);[.$AE$2]))*([.$J125]+[.$AF$2]))*5; [.$AI$2]); [.$AH$2]);0)" office:value-type="float" office:value="0" calcext:value-type="float">
            <text:p>0</text:p>
          </table:table-cell>
          <table:table-cell table:formula="of:=IFERROR(MIN(MAX(ROUND((MIN(([.$D125]+[.$G125]+[.$H125])/3/[.$T125];[.$AE$2]))*([.$J125]+3)*[.$AG$2])*5; [.$AI$2]); [.$AH$2]);0)" office:value-type="float" office:value="0" calcext:value-type="float">
            <text:p>0</text:p>
          </table:table-cell>
          <table:table-cell table:formula="of:=IFERROR(MIN(MAX(ROUND(((MIN(([.$H125]^2)/([.$T125]^[.$AC$2]);[.$AE$2]))*([.$J125]+3)*[.$AG$2]))*5; [.$AI$2]); [.$AH$2]);0)" office:value-type="float" office:value="0" calcext:value-type="float">
            <text:p>0</text:p>
          </table:table-cell>
          <table:table-cell table:formula="of:=IFERROR(MIN(MAX(ROUND(((MIN(([.$E125]^[.$AC$2])/([.$T125]^[.$AC$2]);[.$AE$2]))*([.$J125]+3)*[.$AG$2]))*5; [.$AI$2]); [.$AH$2]);0)" office:value-type="float" office:value="0" calcext:value-type="float">
            <text:p>0</text:p>
          </table:table-cell>
          <table:table-cell table:formula="of:=IFERROR(MIN(MAX(ROUND(((MIN(([.$G125]^[.$AC$2])/([.$T125]^[.$AC$2]);[.$AE$2]))*([.$J125]+3)*[.$AG$2]))*5; [.$AI$2]); [.$AH$2]);0)" office:value-type="float" office:value="0" calcext:value-type="float">
            <text:p>0</text:p>
          </table:table-cell>
          <table:table-cell table:formula="of:=IFERROR(MIN(MAX(ROUND((MIN(([.$F125]^[.$Q$2])/([.$T125]^[.$AC$2]);[.$AE$2]))*([.$J125]+[.$AF$2]))*5; [.$AI$2]); [.$AH$2]);0)" office:value-type="float" office:value="0" calcext:value-type="float">
            <text:p>0</text:p>
          </table:table-cell>
          <table:table-cell table:formula="of:=ROUND(AVERAGE([.AD125:.AJ125]);2)" office:value-type="float" office:value="0" calcext:value-type="float">
            <text:p>0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 table:number-columns-repeated="7"/>
          <table:table-cell table:formula="of:=SUM([.C126:.H126])" office:value-type="float" office:value="0" calcext:value-type="float">
            <text:p>0</text:p>
          </table:table-cell>
          <table:table-cell table:formula="of:=ROUND((([.I126]/[.$S$1])*MAX([.I126]/420; 1.2));2)" office:value-type="float" office:value="0" calcext:value-type="float">
            <text:p>0</text:p>
          </table:table-cell>
          <table:table-cell table:formula="of:=IFERROR((ROUND((((MIN(([.$C126]^2)/([.$T126]^2);[.$R$2])))*[.$J126]*0.8)+([.C126]/10))*5)+10; 0)" office:value-type="float" office:value="0" calcext:value-type="float">
            <text:p>0</text:p>
          </table:table-cell>
          <table:table-cell table:formula="of:=IFERROR(ROUND((MIN(([.$D126]^[.$L$2])/([.$T126]^2);[.$R$2]))*([.$J126]+[.$M$2]))*5;0)" office:value-type="float" office:value="0" calcext:value-type="float">
            <text:p>0</text:p>
          </table:table-cell>
          <table:table-cell table:formula="of:=IFERROR(ROUND((MIN(([.$D126]+[.$G126]+[.$H126])/3/[.$T126];[.$R$2]))*([.$J126]+3))*5;0)" office:value-type="float" office:value="0" calcext:value-type="float">
            <text:p>0</text:p>
          </table:table-cell>
          <table:table-cell table:formula="of:=IFERROR(ROUND(((MIN(([.$H126]^2)/([.$T126]^2);[.$R$2]))*([.$J126]+3)*[.$T$2]))*5;0)" office:value-type="float" office:value="0" calcext:value-type="float">
            <text:p>0</text:p>
          </table:table-cell>
          <table:table-cell table:formula="of:=IFERROR(ROUND(((MIN(([.$E126]^2)/([.$T126]^2);[.$R$2]))*([.$J126]+3)*[.$T$2]))*5;0)" office:value-type="float" office:value="0" calcext:value-type="float">
            <text:p>0</text:p>
          </table:table-cell>
          <table:table-cell table:formula="of:=IFERROR(ROUND(((MIN(([.$G126]^2)/([.$T126]^2);[.$R$2]))*([.$J126]+3)*[.$T$2]))*5;0)" office:value-type="float" office:value="0" calcext:value-type="float">
            <text:p>0</text:p>
          </table:table-cell>
          <table:table-cell table:formula="of:=IFERROR(ROUND((MIN(([.$F126]^[.$Q$2])/([.$T126]^2);[.$R$2]))*([.$J126]+[.$M$2]))*5;0)" office:value-type="float" office:value="0" calcext:value-type="float">
            <text:p>0</text:p>
          </table:table-cell>
          <table:table-cell table:formula="of:=ROUND(AVERAGE([.K126:.Q126]))" office:value-type="float" office:value="0" calcext:value-type="float">
            <text:p>0</text:p>
          </table:table-cell>
          <table:table-cell table:formula="of:=ROUND((([.I126]/[.$S$1])*MAX([.I12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6]^2)/([.$T126]^2);[.$S$2])))*[.$S126]*0.8)+([.C126]/10))+10;10)" office:value-type="float" office:value="10" calcext:value-type="float">
            <text:p>10</text:p>
          </table:table-cell>
          <table:table-cell table:formula="of:=IFERROR(ROUND(((MIN(([.$D126]^2)/([.$T126]^2);[.$S$2])))*[.$S126]);0)" office:value-type="float" office:value="0" calcext:value-type="float">
            <text:p>0</text:p>
          </table:table-cell>
          <table:table-cell table:formula="of:=IFERROR(ROUND(MIN(([.D126]+[.G126]+[.H126])/3/[.$T126];[.$S$2])^2*[.$S126]);0)" office:value-type="float" office:value="0" calcext:value-type="float">
            <text:p>0</text:p>
          </table:table-cell>
          <table:table-cell table:formula="of:=IFERROR(ROUND(((MIN(([.H126]^2)/([.$T126]^2);[.$S$2])))*[.$S126]*[.$T$1]);0)" office:value-type="float" office:value="0" calcext:value-type="float">
            <text:p>0</text:p>
          </table:table-cell>
          <table:table-cell table:formula="of:=IFERROR(ROUND(((MIN(([.E126]^2)/([.$T126]^2);[.$S$2])))*[.$S126]*[.$T$1]);0)" office:value-type="float" office:value="0" calcext:value-type="float">
            <text:p>0</text:p>
          </table:table-cell>
          <table:table-cell table:formula="of:=IFERROR(ROUND(((MIN(([.G126]^2)/([.$T126]^2);[.$S$2])))*[.$S126]*[.$T$1]);0)" office:value-type="float" office:value="0" calcext:value-type="float">
            <text:p>0</text:p>
          </table:table-cell>
          <table:table-cell table:formula="of:=IFERROR(ROUND(((MIN(([.F126]^2)/([.$T126]^2);[.$S$2]))*[.$S126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6]^[.$AC$2])/([.$T126]^[.$AC$2]);[.$AE$2])))*[.$J126]*0.8)+([.$C126]/10))*5)+10; 30); 80); 0)" office:value-type="float" office:value="0" calcext:value-type="float">
            <text:p>0</text:p>
          </table:table-cell>
          <table:table-cell table:formula="of:=IFERROR(MIN(MAX(ROUND((MIN(([.$D126]^[.$L$2])/([.$T126]^[.$AC$2]);[.$AE$2]))*([.$J126]+[.$AF$2]))*5; [.$AI$2]); [.$AH$2]);0)" office:value-type="float" office:value="0" calcext:value-type="float">
            <text:p>0</text:p>
          </table:table-cell>
          <table:table-cell table:formula="of:=IFERROR(MIN(MAX(ROUND((MIN(([.$D126]+[.$G126]+[.$H126])/3/[.$T126];[.$AE$2]))*([.$J126]+3)*[.$AG$2])*5; [.$AI$2]); [.$AH$2]);0)" office:value-type="float" office:value="0" calcext:value-type="float">
            <text:p>0</text:p>
          </table:table-cell>
          <table:table-cell table:formula="of:=IFERROR(MIN(MAX(ROUND(((MIN(([.$H126]^2)/([.$T126]^[.$AC$2]);[.$AE$2]))*([.$J126]+3)*[.$AG$2]))*5; [.$AI$2]); [.$AH$2]);0)" office:value-type="float" office:value="0" calcext:value-type="float">
            <text:p>0</text:p>
          </table:table-cell>
          <table:table-cell table:formula="of:=IFERROR(MIN(MAX(ROUND(((MIN(([.$E126]^[.$AC$2])/([.$T126]^[.$AC$2]);[.$AE$2]))*([.$J126]+3)*[.$AG$2]))*5; [.$AI$2]); [.$AH$2]);0)" office:value-type="float" office:value="0" calcext:value-type="float">
            <text:p>0</text:p>
          </table:table-cell>
          <table:table-cell table:formula="of:=IFERROR(MIN(MAX(ROUND(((MIN(([.$G126]^[.$AC$2])/([.$T126]^[.$AC$2]);[.$AE$2]))*([.$J126]+3)*[.$AG$2]))*5; [.$AI$2]); [.$AH$2]);0)" office:value-type="float" office:value="0" calcext:value-type="float">
            <text:p>0</text:p>
          </table:table-cell>
          <table:table-cell table:formula="of:=IFERROR(MIN(MAX(ROUND((MIN(([.$F126]^[.$Q$2])/([.$T126]^[.$AC$2]);[.$AE$2]))*([.$J126]+[.$AF$2]))*5; [.$AI$2]); [.$AH$2]);0)" office:value-type="float" office:value="0" calcext:value-type="float">
            <text:p>0</text:p>
          </table:table-cell>
          <table:table-cell table:formula="of:=ROUND(AVERAGE([.AD126:.AJ126]);2)" office:value-type="float" office:value="0" calcext:value-type="float">
            <text:p>0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 table:number-columns-repeated="7"/>
          <table:table-cell table:formula="of:=SUM([.C127:.H127])" office:value-type="float" office:value="0" calcext:value-type="float">
            <text:p>0</text:p>
          </table:table-cell>
          <table:table-cell table:formula="of:=ROUND((([.I127]/[.$S$1])*MAX([.I127]/420; 1.2));2)" office:value-type="float" office:value="0" calcext:value-type="float">
            <text:p>0</text:p>
          </table:table-cell>
          <table:table-cell table:formula="of:=IFERROR((ROUND((((MIN(([.$C127]^2)/([.$T127]^2);[.$R$2])))*[.$J127]*0.8)+([.C127]/10))*5)+10; 0)" office:value-type="float" office:value="0" calcext:value-type="float">
            <text:p>0</text:p>
          </table:table-cell>
          <table:table-cell table:formula="of:=IFERROR(ROUND((MIN(([.$D127]^[.$L$2])/([.$T127]^2);[.$R$2]))*([.$J127]+[.$M$2]))*5;0)" office:value-type="float" office:value="0" calcext:value-type="float">
            <text:p>0</text:p>
          </table:table-cell>
          <table:table-cell table:formula="of:=IFERROR(ROUND((MIN(([.$D127]+[.$G127]+[.$H127])/3/[.$T127];[.$R$2]))*([.$J127]+3))*5;0)" office:value-type="float" office:value="0" calcext:value-type="float">
            <text:p>0</text:p>
          </table:table-cell>
          <table:table-cell table:formula="of:=IFERROR(ROUND(((MIN(([.$H127]^2)/([.$T127]^2);[.$R$2]))*([.$J127]+3)*[.$T$2]))*5;0)" office:value-type="float" office:value="0" calcext:value-type="float">
            <text:p>0</text:p>
          </table:table-cell>
          <table:table-cell table:formula="of:=IFERROR(ROUND(((MIN(([.$E127]^2)/([.$T127]^2);[.$R$2]))*([.$J127]+3)*[.$T$2]))*5;0)" office:value-type="float" office:value="0" calcext:value-type="float">
            <text:p>0</text:p>
          </table:table-cell>
          <table:table-cell table:formula="of:=IFERROR(ROUND(((MIN(([.$G127]^2)/([.$T127]^2);[.$R$2]))*([.$J127]+3)*[.$T$2]))*5;0)" office:value-type="float" office:value="0" calcext:value-type="float">
            <text:p>0</text:p>
          </table:table-cell>
          <table:table-cell table:formula="of:=IFERROR(ROUND((MIN(([.$F127]^[.$Q$2])/([.$T127]^2);[.$R$2]))*([.$J127]+[.$M$2]))*5;0)" office:value-type="float" office:value="0" calcext:value-type="float">
            <text:p>0</text:p>
          </table:table-cell>
          <table:table-cell table:formula="of:=ROUND(AVERAGE([.K127:.Q127]))" office:value-type="float" office:value="0" calcext:value-type="float">
            <text:p>0</text:p>
          </table:table-cell>
          <table:table-cell table:formula="of:=ROUND((([.I127]/[.$S$1])*MAX([.I12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7]^2)/([.$T127]^2);[.$S$2])))*[.$S127]*0.8)+([.C127]/10))+10;10)" office:value-type="float" office:value="10" calcext:value-type="float">
            <text:p>10</text:p>
          </table:table-cell>
          <table:table-cell table:formula="of:=IFERROR(ROUND(((MIN(([.$D127]^2)/([.$T127]^2);[.$S$2])))*[.$S127]);0)" office:value-type="float" office:value="0" calcext:value-type="float">
            <text:p>0</text:p>
          </table:table-cell>
          <table:table-cell table:formula="of:=IFERROR(ROUND(MIN(([.D127]+[.G127]+[.H127])/3/[.$T127];[.$S$2])^2*[.$S127]);0)" office:value-type="float" office:value="0" calcext:value-type="float">
            <text:p>0</text:p>
          </table:table-cell>
          <table:table-cell table:formula="of:=IFERROR(ROUND(((MIN(([.H127]^2)/([.$T127]^2);[.$S$2])))*[.$S127]*[.$T$1]);0)" office:value-type="float" office:value="0" calcext:value-type="float">
            <text:p>0</text:p>
          </table:table-cell>
          <table:table-cell table:formula="of:=IFERROR(ROUND(((MIN(([.E127]^2)/([.$T127]^2);[.$S$2])))*[.$S127]*[.$T$1]);0)" office:value-type="float" office:value="0" calcext:value-type="float">
            <text:p>0</text:p>
          </table:table-cell>
          <table:table-cell table:formula="of:=IFERROR(ROUND(((MIN(([.G127]^2)/([.$T127]^2);[.$S$2])))*[.$S127]*[.$T$1]);0)" office:value-type="float" office:value="0" calcext:value-type="float">
            <text:p>0</text:p>
          </table:table-cell>
          <table:table-cell table:formula="of:=IFERROR(ROUND(((MIN(([.F127]^2)/([.$T127]^2);[.$S$2]))*[.$S12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7]^[.$AC$2])/([.$T127]^[.$AC$2]);[.$AE$2])))*[.$J127]*0.8)+([.$C127]/10))*5)+10; 30); 80); 0)" office:value-type="float" office:value="0" calcext:value-type="float">
            <text:p>0</text:p>
          </table:table-cell>
          <table:table-cell table:formula="of:=IFERROR(MIN(MAX(ROUND((MIN(([.$D127]^[.$L$2])/([.$T127]^[.$AC$2]);[.$AE$2]))*([.$J127]+[.$AF$2]))*5; [.$AI$2]); [.$AH$2]);0)" office:value-type="float" office:value="0" calcext:value-type="float">
            <text:p>0</text:p>
          </table:table-cell>
          <table:table-cell table:formula="of:=IFERROR(MIN(MAX(ROUND((MIN(([.$D127]+[.$G127]+[.$H127])/3/[.$T127];[.$AE$2]))*([.$J127]+3)*[.$AG$2])*5; [.$AI$2]); [.$AH$2]);0)" office:value-type="float" office:value="0" calcext:value-type="float">
            <text:p>0</text:p>
          </table:table-cell>
          <table:table-cell table:formula="of:=IFERROR(MIN(MAX(ROUND(((MIN(([.$H127]^2)/([.$T127]^[.$AC$2]);[.$AE$2]))*([.$J127]+3)*[.$AG$2]))*5; [.$AI$2]); [.$AH$2]);0)" office:value-type="float" office:value="0" calcext:value-type="float">
            <text:p>0</text:p>
          </table:table-cell>
          <table:table-cell table:formula="of:=IFERROR(MIN(MAX(ROUND(((MIN(([.$E127]^[.$AC$2])/([.$T127]^[.$AC$2]);[.$AE$2]))*([.$J127]+3)*[.$AG$2]))*5; [.$AI$2]); [.$AH$2]);0)" office:value-type="float" office:value="0" calcext:value-type="float">
            <text:p>0</text:p>
          </table:table-cell>
          <table:table-cell table:formula="of:=IFERROR(MIN(MAX(ROUND(((MIN(([.$G127]^[.$AC$2])/([.$T127]^[.$AC$2]);[.$AE$2]))*([.$J127]+3)*[.$AG$2]))*5; [.$AI$2]); [.$AH$2]);0)" office:value-type="float" office:value="0" calcext:value-type="float">
            <text:p>0</text:p>
          </table:table-cell>
          <table:table-cell table:formula="of:=IFERROR(MIN(MAX(ROUND((MIN(([.$F127]^[.$Q$2])/([.$T127]^[.$AC$2]);[.$AE$2]))*([.$J127]+[.$AF$2]))*5; [.$AI$2]); [.$AH$2]);0)" office:value-type="float" office:value="0" calcext:value-type="float">
            <text:p>0</text:p>
          </table:table-cell>
          <table:table-cell table:formula="of:=ROUND(AVERAGE([.AD127:.AJ127]);2)" office:value-type="float" office:value="0" calcext:value-type="float">
            <text:p>0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 table:number-columns-repeated="7"/>
          <table:table-cell table:formula="of:=SUM([.C128:.H128])" office:value-type="float" office:value="0" calcext:value-type="float">
            <text:p>0</text:p>
          </table:table-cell>
          <table:table-cell table:formula="of:=ROUND((([.I128]/[.$S$1])*MAX([.I128]/420; 1.2));2)" office:value-type="float" office:value="0" calcext:value-type="float">
            <text:p>0</text:p>
          </table:table-cell>
          <table:table-cell table:formula="of:=IFERROR((ROUND((((MIN(([.$C128]^2)/([.$T128]^2);[.$R$2])))*[.$J128]*0.8)+([.C128]/10))*5)+10; 0)" office:value-type="float" office:value="0" calcext:value-type="float">
            <text:p>0</text:p>
          </table:table-cell>
          <table:table-cell table:formula="of:=IFERROR(ROUND((MIN(([.$D128]^[.$L$2])/([.$T128]^2);[.$R$2]))*([.$J128]+[.$M$2]))*5;0)" office:value-type="float" office:value="0" calcext:value-type="float">
            <text:p>0</text:p>
          </table:table-cell>
          <table:table-cell table:formula="of:=IFERROR(ROUND((MIN(([.$D128]+[.$G128]+[.$H128])/3/[.$T128];[.$R$2]))*([.$J128]+3))*5;0)" office:value-type="float" office:value="0" calcext:value-type="float">
            <text:p>0</text:p>
          </table:table-cell>
          <table:table-cell table:formula="of:=IFERROR(ROUND(((MIN(([.$H128]^2)/([.$T128]^2);[.$R$2]))*([.$J128]+3)*[.$T$2]))*5;0)" office:value-type="float" office:value="0" calcext:value-type="float">
            <text:p>0</text:p>
          </table:table-cell>
          <table:table-cell table:formula="of:=IFERROR(ROUND(((MIN(([.$E128]^2)/([.$T128]^2);[.$R$2]))*([.$J128]+3)*[.$T$2]))*5;0)" office:value-type="float" office:value="0" calcext:value-type="float">
            <text:p>0</text:p>
          </table:table-cell>
          <table:table-cell table:formula="of:=IFERROR(ROUND(((MIN(([.$G128]^2)/([.$T128]^2);[.$R$2]))*([.$J128]+3)*[.$T$2]))*5;0)" office:value-type="float" office:value="0" calcext:value-type="float">
            <text:p>0</text:p>
          </table:table-cell>
          <table:table-cell table:formula="of:=IFERROR(ROUND((MIN(([.$F128]^[.$Q$2])/([.$T128]^2);[.$R$2]))*([.$J128]+[.$M$2]))*5;0)" office:value-type="float" office:value="0" calcext:value-type="float">
            <text:p>0</text:p>
          </table:table-cell>
          <table:table-cell table:formula="of:=ROUND(AVERAGE([.K128:.Q128]))" office:value-type="float" office:value="0" calcext:value-type="float">
            <text:p>0</text:p>
          </table:table-cell>
          <table:table-cell table:formula="of:=ROUND((([.I128]/[.$S$1])*MAX([.I12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8]^2)/([.$T128]^2);[.$S$2])))*[.$S128]*0.8)+([.C128]/10))+10;10)" office:value-type="float" office:value="10" calcext:value-type="float">
            <text:p>10</text:p>
          </table:table-cell>
          <table:table-cell table:formula="of:=IFERROR(ROUND(((MIN(([.$D128]^2)/([.$T128]^2);[.$S$2])))*[.$S128]);0)" office:value-type="float" office:value="0" calcext:value-type="float">
            <text:p>0</text:p>
          </table:table-cell>
          <table:table-cell table:formula="of:=IFERROR(ROUND(MIN(([.D128]+[.G128]+[.H128])/3/[.$T128];[.$S$2])^2*[.$S128]);0)" office:value-type="float" office:value="0" calcext:value-type="float">
            <text:p>0</text:p>
          </table:table-cell>
          <table:table-cell table:formula="of:=IFERROR(ROUND(((MIN(([.H128]^2)/([.$T128]^2);[.$S$2])))*[.$S128]*[.$T$1]);0)" office:value-type="float" office:value="0" calcext:value-type="float">
            <text:p>0</text:p>
          </table:table-cell>
          <table:table-cell table:formula="of:=IFERROR(ROUND(((MIN(([.E128]^2)/([.$T128]^2);[.$S$2])))*[.$S128]*[.$T$1]);0)" office:value-type="float" office:value="0" calcext:value-type="float">
            <text:p>0</text:p>
          </table:table-cell>
          <table:table-cell table:formula="of:=IFERROR(ROUND(((MIN(([.G128]^2)/([.$T128]^2);[.$S$2])))*[.$S128]*[.$T$1]);0)" office:value-type="float" office:value="0" calcext:value-type="float">
            <text:p>0</text:p>
          </table:table-cell>
          <table:table-cell table:formula="of:=IFERROR(ROUND(((MIN(([.F128]^2)/([.$T128]^2);[.$S$2]))*[.$S12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8]^[.$AC$2])/([.$T128]^[.$AC$2]);[.$AE$2])))*[.$J128]*0.8)+([.$C128]/10))*5)+10; 30); 80); 0)" office:value-type="float" office:value="0" calcext:value-type="float">
            <text:p>0</text:p>
          </table:table-cell>
          <table:table-cell table:formula="of:=IFERROR(MIN(MAX(ROUND((MIN(([.$D128]^[.$L$2])/([.$T128]^[.$AC$2]);[.$AE$2]))*([.$J128]+[.$AF$2]))*5; [.$AI$2]); [.$AH$2]);0)" office:value-type="float" office:value="0" calcext:value-type="float">
            <text:p>0</text:p>
          </table:table-cell>
          <table:table-cell table:formula="of:=IFERROR(MIN(MAX(ROUND((MIN(([.$D128]+[.$G128]+[.$H128])/3/[.$T128];[.$AE$2]))*([.$J128]+3)*[.$AG$2])*5; [.$AI$2]); [.$AH$2]);0)" office:value-type="float" office:value="0" calcext:value-type="float">
            <text:p>0</text:p>
          </table:table-cell>
          <table:table-cell table:formula="of:=IFERROR(MIN(MAX(ROUND(((MIN(([.$H128]^2)/([.$T128]^[.$AC$2]);[.$AE$2]))*([.$J128]+3)*[.$AG$2]))*5; [.$AI$2]); [.$AH$2]);0)" office:value-type="float" office:value="0" calcext:value-type="float">
            <text:p>0</text:p>
          </table:table-cell>
          <table:table-cell table:formula="of:=IFERROR(MIN(MAX(ROUND(((MIN(([.$E128]^[.$AC$2])/([.$T128]^[.$AC$2]);[.$AE$2]))*([.$J128]+3)*[.$AG$2]))*5; [.$AI$2]); [.$AH$2]);0)" office:value-type="float" office:value="0" calcext:value-type="float">
            <text:p>0</text:p>
          </table:table-cell>
          <table:table-cell table:formula="of:=IFERROR(MIN(MAX(ROUND(((MIN(([.$G128]^[.$AC$2])/([.$T128]^[.$AC$2]);[.$AE$2]))*([.$J128]+3)*[.$AG$2]))*5; [.$AI$2]); [.$AH$2]);0)" office:value-type="float" office:value="0" calcext:value-type="float">
            <text:p>0</text:p>
          </table:table-cell>
          <table:table-cell table:formula="of:=IFERROR(MIN(MAX(ROUND((MIN(([.$F128]^[.$Q$2])/([.$T128]^[.$AC$2]);[.$AE$2]))*([.$J128]+[.$AF$2]))*5; [.$AI$2]); [.$AH$2]);0)" office:value-type="float" office:value="0" calcext:value-type="float">
            <text:p>0</text:p>
          </table:table-cell>
          <table:table-cell table:formula="of:=ROUND(AVERAGE([.AD128:.AJ128]);2)" office:value-type="float" office:value="0" calcext:value-type="float">
            <text:p>0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 table:number-columns-repeated="7"/>
          <table:table-cell table:formula="of:=SUM([.C129:.H129])" office:value-type="float" office:value="0" calcext:value-type="float">
            <text:p>0</text:p>
          </table:table-cell>
          <table:table-cell table:formula="of:=ROUND((([.I129]/[.$S$1])*MAX([.I129]/420; 1.2));2)" office:value-type="float" office:value="0" calcext:value-type="float">
            <text:p>0</text:p>
          </table:table-cell>
          <table:table-cell table:formula="of:=IFERROR((ROUND((((MIN(([.$C129]^2)/([.$T129]^2);[.$R$2])))*[.$J129]*0.8)+([.C129]/10))*5)+10; 0)" office:value-type="float" office:value="0" calcext:value-type="float">
            <text:p>0</text:p>
          </table:table-cell>
          <table:table-cell table:formula="of:=IFERROR(ROUND((MIN(([.$D129]^[.$L$2])/([.$T129]^2);[.$R$2]))*([.$J129]+[.$M$2]))*5;0)" office:value-type="float" office:value="0" calcext:value-type="float">
            <text:p>0</text:p>
          </table:table-cell>
          <table:table-cell table:formula="of:=IFERROR(ROUND((MIN(([.$D129]+[.$G129]+[.$H129])/3/[.$T129];[.$R$2]))*([.$J129]+3))*5;0)" office:value-type="float" office:value="0" calcext:value-type="float">
            <text:p>0</text:p>
          </table:table-cell>
          <table:table-cell table:formula="of:=IFERROR(ROUND(((MIN(([.$H129]^2)/([.$T129]^2);[.$R$2]))*([.$J129]+3)*[.$T$2]))*5;0)" office:value-type="float" office:value="0" calcext:value-type="float">
            <text:p>0</text:p>
          </table:table-cell>
          <table:table-cell table:formula="of:=IFERROR(ROUND(((MIN(([.$E129]^2)/([.$T129]^2);[.$R$2]))*([.$J129]+3)*[.$T$2]))*5;0)" office:value-type="float" office:value="0" calcext:value-type="float">
            <text:p>0</text:p>
          </table:table-cell>
          <table:table-cell table:formula="of:=IFERROR(ROUND(((MIN(([.$G129]^2)/([.$T129]^2);[.$R$2]))*([.$J129]+3)*[.$T$2]))*5;0)" office:value-type="float" office:value="0" calcext:value-type="float">
            <text:p>0</text:p>
          </table:table-cell>
          <table:table-cell table:formula="of:=IFERROR(ROUND((MIN(([.$F129]^[.$Q$2])/([.$T129]^2);[.$R$2]))*([.$J129]+[.$M$2]))*5;0)" office:value-type="float" office:value="0" calcext:value-type="float">
            <text:p>0</text:p>
          </table:table-cell>
          <table:table-cell table:formula="of:=ROUND(AVERAGE([.K129:.Q129]))" office:value-type="float" office:value="0" calcext:value-type="float">
            <text:p>0</text:p>
          </table:table-cell>
          <table:table-cell table:formula="of:=ROUND((([.I129]/[.$S$1])*MAX([.I12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9]^2)/([.$T129]^2);[.$S$2])))*[.$S129]*0.8)+([.C129]/10))+10;10)" office:value-type="float" office:value="10" calcext:value-type="float">
            <text:p>10</text:p>
          </table:table-cell>
          <table:table-cell table:formula="of:=IFERROR(ROUND(((MIN(([.$D129]^2)/([.$T129]^2);[.$S$2])))*[.$S129]);0)" office:value-type="float" office:value="0" calcext:value-type="float">
            <text:p>0</text:p>
          </table:table-cell>
          <table:table-cell table:formula="of:=IFERROR(ROUND(MIN(([.D129]+[.G129]+[.H129])/3/[.$T129];[.$S$2])^2*[.$S129]);0)" office:value-type="float" office:value="0" calcext:value-type="float">
            <text:p>0</text:p>
          </table:table-cell>
          <table:table-cell table:formula="of:=IFERROR(ROUND(((MIN(([.H129]^2)/([.$T129]^2);[.$S$2])))*[.$S129]*[.$T$1]);0)" office:value-type="float" office:value="0" calcext:value-type="float">
            <text:p>0</text:p>
          </table:table-cell>
          <table:table-cell table:formula="of:=IFERROR(ROUND(((MIN(([.E129]^2)/([.$T129]^2);[.$S$2])))*[.$S129]*[.$T$1]);0)" office:value-type="float" office:value="0" calcext:value-type="float">
            <text:p>0</text:p>
          </table:table-cell>
          <table:table-cell table:formula="of:=IFERROR(ROUND(((MIN(([.G129]^2)/([.$T129]^2);[.$S$2])))*[.$S129]*[.$T$1]);0)" office:value-type="float" office:value="0" calcext:value-type="float">
            <text:p>0</text:p>
          </table:table-cell>
          <table:table-cell table:formula="of:=IFERROR(ROUND(((MIN(([.F129]^2)/([.$T129]^2);[.$S$2]))*[.$S12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9]^[.$AC$2])/([.$T129]^[.$AC$2]);[.$AE$2])))*[.$J129]*0.8)+([.$C129]/10))*5)+10; 30); 80); 0)" office:value-type="float" office:value="0" calcext:value-type="float">
            <text:p>0</text:p>
          </table:table-cell>
          <table:table-cell table:formula="of:=IFERROR(MIN(MAX(ROUND((MIN(([.$D129]^[.$L$2])/([.$T129]^[.$AC$2]);[.$AE$2]))*([.$J129]+[.$AF$2]))*5; [.$AI$2]); [.$AH$2]);0)" office:value-type="float" office:value="0" calcext:value-type="float">
            <text:p>0</text:p>
          </table:table-cell>
          <table:table-cell table:formula="of:=IFERROR(MIN(MAX(ROUND((MIN(([.$D129]+[.$G129]+[.$H129])/3/[.$T129];[.$AE$2]))*([.$J129]+3)*[.$AG$2])*5; [.$AI$2]); [.$AH$2]);0)" office:value-type="float" office:value="0" calcext:value-type="float">
            <text:p>0</text:p>
          </table:table-cell>
          <table:table-cell table:formula="of:=IFERROR(MIN(MAX(ROUND(((MIN(([.$H129]^2)/([.$T129]^[.$AC$2]);[.$AE$2]))*([.$J129]+3)*[.$AG$2]))*5; [.$AI$2]); [.$AH$2]);0)" office:value-type="float" office:value="0" calcext:value-type="float">
            <text:p>0</text:p>
          </table:table-cell>
          <table:table-cell table:formula="of:=IFERROR(MIN(MAX(ROUND(((MIN(([.$E129]^[.$AC$2])/([.$T129]^[.$AC$2]);[.$AE$2]))*([.$J129]+3)*[.$AG$2]))*5; [.$AI$2]); [.$AH$2]);0)" office:value-type="float" office:value="0" calcext:value-type="float">
            <text:p>0</text:p>
          </table:table-cell>
          <table:table-cell table:formula="of:=IFERROR(MIN(MAX(ROUND(((MIN(([.$G129]^[.$AC$2])/([.$T129]^[.$AC$2]);[.$AE$2]))*([.$J129]+3)*[.$AG$2]))*5; [.$AI$2]); [.$AH$2]);0)" office:value-type="float" office:value="0" calcext:value-type="float">
            <text:p>0</text:p>
          </table:table-cell>
          <table:table-cell table:formula="of:=IFERROR(MIN(MAX(ROUND((MIN(([.$F129]^[.$Q$2])/([.$T129]^[.$AC$2]);[.$AE$2]))*([.$J129]+[.$AF$2]))*5; [.$AI$2]); [.$AH$2]);0)" office:value-type="float" office:value="0" calcext:value-type="float">
            <text:p>0</text:p>
          </table:table-cell>
          <table:table-cell table:formula="of:=ROUND(AVERAGE([.AD129:.AJ129]);2)" office:value-type="float" office:value="0" calcext:value-type="float">
            <text:p>0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(((MIN(([.$C130]^[.$AC$2])/([.$T130]^[.$AC$2]);[.$AE$2])))*[.$J130]*0.8)+([.$C130]/10))*5)+10; 30); 80); 0)" office:value-type="float" office:value="80" calcext:value-type="float">
            <text:p>80</text:p>
          </table:table-cell>
          <table:table-cell table:formula="of:=IFERROR(MIN(MAX(ROUND((MIN(([.$D130]^[.$L$2])/([.$T130]^[.$AC$2]);[.$AE$2]))*([.$J130]+[.$AF$2]))*5; [.$AI$2]); [.$AH$2]);0)" office:value-type="float" office:value="40" calcext:value-type="float">
            <text:p>40</text:p>
          </table:table-cell>
          <table:table-cell table:formula="of:=IFERROR(MIN(MAX(ROUND((MIN(([.$D130]+[.$G130]+[.$H130])/3/[.$T130];[.$AE$2]))*([.$J130]+3)*[.$AG$2])*5; [.$AI$2]); [.$AH$2]);0)" office:value-type="float" office:value="35" calcext:value-type="float">
            <text:p>35</text:p>
          </table:table-cell>
          <table:table-cell table:formula="of:=IFERROR(MIN(MAX(ROUND(((MIN(([.$H130]^2)/([.$T130]^[.$AC$2]);[.$AE$2]))*([.$J130]+3)*[.$AG$2]))*5; [.$AI$2]); [.$AH$2]);0)" office:value-type="float" office:value="15" calcext:value-type="float">
            <text:p>15</text:p>
          </table:table-cell>
          <table:table-cell table:formula="of:=IFERROR(MIN(MAX(ROUND(((MIN(([.$E130]^[.$AC$2])/([.$T130]^[.$AC$2]);[.$AE$2]))*([.$J130]+3)*[.$AG$2]))*5; [.$AI$2]); [.$AH$2]);0)" office:value-type="float" office:value="30" calcext:value-type="float">
            <text:p>30</text:p>
          </table:table-cell>
          <table:table-cell table:formula="of:=IFERROR(MIN(MAX(ROUND(((MIN(([.$G130]^[.$AC$2])/([.$T130]^[.$AC$2]);[.$AE$2]))*([.$J130]+3)*[.$AG$2]))*5; [.$AI$2]); [.$AH$2]);0)" office:value-type="float" office:value="35" calcext:value-type="float">
            <text:p>35</text:p>
          </table:table-cell>
          <table:table-cell table:formula="of:=IFERROR(MIN(MAX(ROUND((MIN(([.$F130]^[.$Q$2])/([.$T130]^[.$AC$2]);[.$AE$2]))*([.$J130]+[.$AF$2]))*5; [.$AI$2]); [.$AH$2]);0)" office:value-type="float" office:value="25" calcext:value-type="float">
            <text:p>25</text:p>
          </table:table-cell>
          <table:table-cell table:formula="of:=ROUND(AVERAGE([.AD130:.AJ130]);2)" office:value-type="float" office:value="37.14" calcext:value-type="float">
            <text:p>37.14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(((MIN(([.$C131]^[.$AC$2])/([.$T131]^[.$AC$2]);[.$AE$2])))*[.$J131]*0.8)+([.$C131]/10))*5)+10; 30); 80); 0)" office:value-type="float" office:value="30" calcext:value-type="float">
            <text:p>30</text:p>
          </table:table-cell>
          <table:table-cell table:formula="of:=IFERROR(MIN(MAX(ROUND((MIN(([.$D131]^[.$L$2])/([.$T131]^[.$AC$2]);[.$AE$2]))*([.$J131]+[.$AF$2]))*5; [.$AI$2]); [.$AH$2]);0)" office:value-type="float" office:value="30" calcext:value-type="float">
            <text:p>30</text:p>
          </table:table-cell>
          <table:table-cell table:formula="of:=IFERROR(MIN(MAX(ROUND((MIN(([.$D131]+[.$G131]+[.$H131])/3/[.$T131];[.$AE$2]))*([.$J131]+3)*[.$AG$2])*5; [.$AI$2]); [.$AH$2]);0)" office:value-type="float" office:value="25" calcext:value-type="float">
            <text:p>25</text:p>
          </table:table-cell>
          <table:table-cell table:formula="of:=IFERROR(MIN(MAX(ROUND(((MIN(([.$H131]^2)/([.$T131]^[.$AC$2]);[.$AE$2]))*([.$J131]+3)*[.$AG$2]))*5; [.$AI$2]); [.$AH$2]);0)" office:value-type="float" office:value="20" calcext:value-type="float">
            <text:p>20</text:p>
          </table:table-cell>
          <table:table-cell table:formula="of:=IFERROR(MIN(MAX(ROUND(((MIN(([.$E131]^[.$AC$2])/([.$T131]^[.$AC$2]);[.$AE$2]))*([.$J131]+3)*[.$AG$2]))*5; [.$AI$2]); [.$AH$2]);0)" office:value-type="float" office:value="25" calcext:value-type="float">
            <text:p>25</text:p>
          </table:table-cell>
          <table:table-cell table:formula="of:=IFERROR(MIN(MAX(ROUND(((MIN(([.$G131]^[.$AC$2])/([.$T131]^[.$AC$2]);[.$AE$2]))*([.$J131]+3)*[.$AG$2]))*5; [.$AI$2]); [.$AH$2]);0)" office:value-type="float" office:value="10" calcext:value-type="float">
            <text:p>10</text:p>
          </table:table-cell>
          <table:table-cell table:formula="of:=IFERROR(MIN(MAX(ROUND((MIN(([.$F131]^[.$Q$2])/([.$T131]^[.$AC$2]);[.$AE$2]))*([.$J131]+[.$AF$2]))*5; [.$AI$2]); [.$AH$2]);0)" office:value-type="float" office:value="20" calcext:value-type="float">
            <text:p>20</text:p>
          </table:table-cell>
          <table:table-cell table:formula="of:=ROUND(AVERAGE([.AD131:.AJ131]);2)" office:value-type="float" office:value="22.86" calcext:value-type="float">
            <text:p>22.86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(((MIN(([.$C132]^[.$AC$2])/([.$T132]^[.$AC$2]);[.$AE$2])))*[.$J132]*0.8)+([.$C132]/10))*5)+10; 30); 80); 0)" office:value-type="float" office:value="45" calcext:value-type="float">
            <text:p>45</text:p>
          </table:table-cell>
          <table:table-cell table:formula="of:=IFERROR(MIN(MAX(ROUND((MIN(([.$D132]^[.$L$2])/([.$T132]^[.$AC$2]);[.$AE$2]))*([.$J132]+[.$AF$2]))*5; [.$AI$2]); [.$AH$2]);0)" office:value-type="float" office:value="45" calcext:value-type="float">
            <text:p>45</text:p>
          </table:table-cell>
          <table:table-cell table:formula="of:=IFERROR(MIN(MAX(ROUND((MIN(([.$D132]+[.$G132]+[.$H132])/3/[.$T132];[.$AE$2]))*([.$J132]+3)*[.$AG$2])*5; [.$AI$2]); [.$AH$2]);0)" office:value-type="float" office:value="35" calcext:value-type="float">
            <text:p>35</text:p>
          </table:table-cell>
          <table:table-cell table:formula="of:=IFERROR(MIN(MAX(ROUND(((MIN(([.$H132]^2)/([.$T132]^[.$AC$2]);[.$AE$2]))*([.$J132]+3)*[.$AG$2]))*5; [.$AI$2]); [.$AH$2]);0)" office:value-type="float" office:value="25" calcext:value-type="float">
            <text:p>25</text:p>
          </table:table-cell>
          <table:table-cell table:formula="of:=IFERROR(MIN(MAX(ROUND(((MIN(([.$E132]^[.$AC$2])/([.$T132]^[.$AC$2]);[.$AE$2]))*([.$J132]+3)*[.$AG$2]))*5; [.$AI$2]); [.$AH$2]);0)" office:value-type="float" office:value="40" calcext:value-type="float">
            <text:p>40</text:p>
          </table:table-cell>
          <table:table-cell table:formula="of:=IFERROR(MIN(MAX(ROUND(((MIN(([.$G132]^[.$AC$2])/([.$T132]^[.$AC$2]);[.$AE$2]))*([.$J132]+3)*[.$AG$2]))*5; [.$AI$2]); [.$AH$2]);0)" office:value-type="float" office:value="10" calcext:value-type="float">
            <text:p>10</text:p>
          </table:table-cell>
          <table:table-cell table:formula="of:=IFERROR(MIN(MAX(ROUND((MIN(([.$F132]^[.$Q$2])/([.$T132]^[.$AC$2]);[.$AE$2]))*([.$J132]+[.$AF$2]))*5; [.$AI$2]); [.$AH$2]);0)" office:value-type="float" office:value="40" calcext:value-type="float">
            <text:p>40</text:p>
          </table:table-cell>
          <table:table-cell table:formula="of:=ROUND(AVERAGE([.AD132:.AJ132]);2)" office:value-type="float" office:value="34.29" calcext:value-type="float">
            <text:p>34.29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(((MIN(([.$C133]^[.$AC$2])/([.$T133]^[.$AC$2]);[.$AE$2])))*[.$J133]*0.8)+([.$C133]/10))*5)+10; 30); 80); 0)" office:value-type="float" office:value="30" calcext:value-type="float">
            <text:p>30</text:p>
          </table:table-cell>
          <table:table-cell table:formula="of:=IFERROR(MIN(MAX(ROUND((MIN(([.$D133]^[.$L$2])/([.$T133]^[.$AC$2]);[.$AE$2]))*([.$J133]+[.$AF$2]))*5; [.$AI$2]); [.$AH$2]);0)" office:value-type="float" office:value="15" calcext:value-type="float">
            <text:p>15</text:p>
          </table:table-cell>
          <table:table-cell table:formula="of:=IFERROR(MIN(MAX(ROUND((MIN(([.$D133]+[.$G133]+[.$H133])/3/[.$T133];[.$AE$2]))*([.$J133]+3)*[.$AG$2])*5; [.$AI$2]); [.$AH$2]);0)" office:value-type="float" office:value="25" calcext:value-type="float">
            <text:p>25</text:p>
          </table:table-cell>
          <table:table-cell table:formula="of:=IFERROR(MIN(MAX(ROUND(((MIN(([.$H133]^2)/([.$T133]^[.$AC$2]);[.$AE$2]))*([.$J133]+3)*[.$AG$2]))*5; [.$AI$2]); [.$AH$2]);0)" office:value-type="float" office:value="25" calcext:value-type="float">
            <text:p>25</text:p>
          </table:table-cell>
          <table:table-cell table:formula="of:=IFERROR(MIN(MAX(ROUND(((MIN(([.$E133]^[.$AC$2])/([.$T133]^[.$AC$2]);[.$AE$2]))*([.$J133]+3)*[.$AG$2]))*5; [.$AI$2]); [.$AH$2]);0)" office:value-type="float" office:value="10" calcext:value-type="float">
            <text:p>10</text:p>
          </table:table-cell>
          <table:table-cell table:formula="of:=IFERROR(MIN(MAX(ROUND(((MIN(([.$G133]^[.$AC$2])/([.$T133]^[.$AC$2]);[.$AE$2]))*([.$J133]+3)*[.$AG$2]))*5; [.$AI$2]); [.$AH$2]);0)" office:value-type="float" office:value="15" calcext:value-type="float">
            <text:p>15</text:p>
          </table:table-cell>
          <table:table-cell table:formula="of:=IFERROR(MIN(MAX(ROUND((MIN(([.$F133]^[.$Q$2])/([.$T133]^[.$AC$2]);[.$AE$2]))*([.$J133]+[.$AF$2]))*5; [.$AI$2]); [.$AH$2]);0)" office:value-type="float" office:value="30" calcext:value-type="float">
            <text:p>30</text:p>
          </table:table-cell>
          <table:table-cell table:formula="of:=ROUND(AVERAGE([.AD133:.AJ133]);2)" office:value-type="float" office:value="21.43" calcext:value-type="float">
            <text:p>21.43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(((MIN(([.$C134]^[.$AC$2])/([.$T134]^[.$AC$2]);[.$AE$2])))*[.$J134]*0.8)+([.$C134]/10))*5)+10; 30); 80); 0)" office:value-type="float" office:value="40" calcext:value-type="float">
            <text:p>40</text:p>
          </table:table-cell>
          <table:table-cell table:formula="of:=IFERROR(MIN(MAX(ROUND((MIN(([.$D134]^[.$L$2])/([.$T134]^[.$AC$2]);[.$AE$2]))*([.$J134]+[.$AF$2]))*5; [.$AI$2]); [.$AH$2]);0)" office:value-type="float" office:value="20" calcext:value-type="float">
            <text:p>20</text:p>
          </table:table-cell>
          <table:table-cell table:formula="of:=IFERROR(MIN(MAX(ROUND((MIN(([.$D134]+[.$G134]+[.$H134])/3/[.$T134];[.$AE$2]))*([.$J134]+3)*[.$AG$2])*5; [.$AI$2]); [.$AH$2]);0)" office:value-type="float" office:value="30" calcext:value-type="float">
            <text:p>30</text:p>
          </table:table-cell>
          <table:table-cell table:formula="of:=IFERROR(MIN(MAX(ROUND(((MIN(([.$H134]^2)/([.$T134]^[.$AC$2]);[.$AE$2]))*([.$J134]+3)*[.$AG$2]))*5; [.$AI$2]); [.$AH$2]);0)" office:value-type="float" office:value="30" calcext:value-type="float">
            <text:p>30</text:p>
          </table:table-cell>
          <table:table-cell table:formula="of:=IFERROR(MIN(MAX(ROUND(((MIN(([.$E134]^[.$AC$2])/([.$T134]^[.$AC$2]);[.$AE$2]))*([.$J134]+3)*[.$AG$2]))*5; [.$AI$2]); [.$AH$2]);0)" office:value-type="float" office:value="15" calcext:value-type="float">
            <text:p>15</text:p>
          </table:table-cell>
          <table:table-cell table:formula="of:=IFERROR(MIN(MAX(ROUND(((MIN(([.$G134]^[.$AC$2])/([.$T134]^[.$AC$2]);[.$AE$2]))*([.$J134]+3)*[.$AG$2]))*5; [.$AI$2]); [.$AH$2]);0)" office:value-type="float" office:value="20" calcext:value-type="float">
            <text:p>20</text:p>
          </table:table-cell>
          <table:table-cell table:formula="of:=IFERROR(MIN(MAX(ROUND((MIN(([.$F134]^[.$Q$2])/([.$T134]^[.$AC$2]);[.$AE$2]))*([.$J134]+[.$AF$2]))*5; [.$AI$2]); [.$AH$2]);0)" office:value-type="float" office:value="35" calcext:value-type="float">
            <text:p>35</text:p>
          </table:table-cell>
          <table:table-cell table:formula="of:=ROUND(AVERAGE([.AD134:.AJ134]);2)" office:value-type="float" office:value="27.14" calcext:value-type="float">
            <text:p>27.14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(((MIN(([.$C135]^[.$AC$2])/([.$T135]^[.$AC$2]);[.$AE$2])))*[.$J135]*0.8)+([.$C135]/10))*5)+10; 30); 80); 0)" office:value-type="float" office:value="55" calcext:value-type="float">
            <text:p>55</text:p>
          </table:table-cell>
          <table:table-cell table:formula="of:=IFERROR(MIN(MAX(ROUND((MIN(([.$D135]^[.$L$2])/([.$T135]^[.$AC$2]);[.$AE$2]))*([.$J135]+[.$AF$2]))*5; [.$AI$2]); [.$AH$2]);0)" office:value-type="float" office:value="25" calcext:value-type="float">
            <text:p>25</text:p>
          </table:table-cell>
          <table:table-cell table:formula="of:=IFERROR(MIN(MAX(ROUND((MIN(([.$D135]+[.$G135]+[.$H135])/3/[.$T135];[.$AE$2]))*([.$J135]+3)*[.$AG$2])*5; [.$AI$2]); [.$AH$2]);0)" office:value-type="float" office:value="35" calcext:value-type="float">
            <text:p>35</text:p>
          </table:table-cell>
          <table:table-cell table:formula="of:=IFERROR(MIN(MAX(ROUND(((MIN(([.$H135]^2)/([.$T135]^[.$AC$2]);[.$AE$2]))*([.$J135]+3)*[.$AG$2]))*5; [.$AI$2]); [.$AH$2]);0)" office:value-type="float" office:value="35" calcext:value-type="float">
            <text:p>35</text:p>
          </table:table-cell>
          <table:table-cell table:formula="of:=IFERROR(MIN(MAX(ROUND(((MIN(([.$E135]^[.$AC$2])/([.$T135]^[.$AC$2]);[.$AE$2]))*([.$J135]+3)*[.$AG$2]))*5; [.$AI$2]); [.$AH$2]);0)" office:value-type="float" office:value="20" calcext:value-type="float">
            <text:p>20</text:p>
          </table:table-cell>
          <table:table-cell table:formula="of:=IFERROR(MIN(MAX(ROUND(((MIN(([.$G135]^[.$AC$2])/([.$T135]^[.$AC$2]);[.$AE$2]))*([.$J135]+3)*[.$AG$2]))*5; [.$AI$2]); [.$AH$2]);0)" office:value-type="float" office:value="30" calcext:value-type="float">
            <text:p>30</text:p>
          </table:table-cell>
          <table:table-cell table:formula="of:=IFERROR(MIN(MAX(ROUND((MIN(([.$F135]^[.$Q$2])/([.$T135]^[.$AC$2]);[.$AE$2]))*([.$J135]+[.$AF$2]))*5; [.$AI$2]); [.$AH$2]);0)" office:value-type="float" office:value="40" calcext:value-type="float">
            <text:p>40</text:p>
          </table:table-cell>
          <table:table-cell table:formula="of:=ROUND(AVERAGE([.AD135:.AJ135]);2)" office:value-type="float" office:value="34.29" calcext:value-type="float">
            <text:p>34.29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(((MIN(([.$C136]^[.$AC$2])/([.$T136]^[.$AC$2]);[.$AE$2])))*[.$J136]*0.8)+([.$C136]/10))*5)+10; 30); 80); 0)" office:value-type="float" office:value="70" calcext:value-type="float">
            <text:p>70</text:p>
          </table:table-cell>
          <table:table-cell table:formula="of:=IFERROR(MIN(MAX(ROUND((MIN(([.$D136]^[.$L$2])/([.$T136]^[.$AC$2]);[.$AE$2]))*([.$J136]+[.$AF$2]))*5; [.$AI$2]); [.$AH$2]);0)" office:value-type="float" office:value="35" calcext:value-type="float">
            <text:p>35</text:p>
          </table:table-cell>
          <table:table-cell table:formula="of:=IFERROR(MIN(MAX(ROUND((MIN(([.$D136]+[.$G136]+[.$H136])/3/[.$T136];[.$AE$2]))*([.$J136]+3)*[.$AG$2])*5; [.$AI$2]); [.$AH$2]);0)" office:value-type="float" office:value="25" calcext:value-type="float">
            <text:p>25</text:p>
          </table:table-cell>
          <table:table-cell table:formula="of:=IFERROR(MIN(MAX(ROUND(((MIN(([.$H136]^2)/([.$T136]^[.$AC$2]);[.$AE$2]))*([.$J136]+3)*[.$AG$2]))*5; [.$AI$2]); [.$AH$2]);0)" office:value-type="float" office:value="15" calcext:value-type="float">
            <text:p>15</text:p>
          </table:table-cell>
          <table:table-cell table:formula="of:=IFERROR(MIN(MAX(ROUND(((MIN(([.$E136]^[.$AC$2])/([.$T136]^[.$AC$2]);[.$AE$2]))*([.$J136]+3)*[.$AG$2]))*5; [.$AI$2]); [.$AH$2]);0)" office:value-type="float" office:value="35" calcext:value-type="float">
            <text:p>35</text:p>
          </table:table-cell>
          <table:table-cell table:formula="of:=IFERROR(MIN(MAX(ROUND(((MIN(([.$G136]^[.$AC$2])/([.$T136]^[.$AC$2]);[.$AE$2]))*([.$J136]+3)*[.$AG$2]))*5; [.$AI$2]); [.$AH$2]);0)" office:value-type="float" office:value="10" calcext:value-type="float">
            <text:p>10</text:p>
          </table:table-cell>
          <table:table-cell table:formula="of:=IFERROR(MIN(MAX(ROUND((MIN(([.$F136]^[.$Q$2])/([.$T136]^[.$AC$2]);[.$AE$2]))*([.$J136]+[.$AF$2])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28.57" calcext:value-type="float">
            <text:p>28.57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(((MIN(([.$C137]^[.$AC$2])/([.$T137]^[.$AC$2]);[.$AE$2])))*[.$J137]*0.8)+([.$C137]/10))*5)+10; 30); 80); 0)" office:value-type="float" office:value="55" calcext:value-type="float">
            <text:p>55</text:p>
          </table:table-cell>
          <table:table-cell table:formula="of:=IFERROR(MIN(MAX(ROUND((MIN(([.$D137]^[.$L$2])/([.$T137]^[.$AC$2]);[.$AE$2]))*([.$J137]+[.$AF$2]))*5; [.$AI$2]); [.$AH$2]);0)" office:value-type="float" office:value="20" calcext:value-type="float">
            <text:p>20</text:p>
          </table:table-cell>
          <table:table-cell table:formula="of:=IFERROR(MIN(MAX(ROUND((MIN(([.$D137]+[.$G137]+[.$H137])/3/[.$T137];[.$AE$2]))*([.$J137]+3)*[.$AG$2])*5; [.$AI$2]); [.$AH$2]);0)" office:value-type="float" office:value="30" calcext:value-type="float">
            <text:p>30</text:p>
          </table:table-cell>
          <table:table-cell table:formula="of:=IFERROR(MIN(MAX(ROUND(((MIN(([.$H137]^2)/([.$T137]^[.$AC$2]);[.$AE$2]))*([.$J137]+3)*[.$AG$2]))*5; [.$AI$2]); [.$AH$2]);0)" office:value-type="float" office:value="15" calcext:value-type="float">
            <text:p>15</text:p>
          </table:table-cell>
          <table:table-cell table:formula="of:=IFERROR(MIN(MAX(ROUND(((MIN(([.$E137]^[.$AC$2])/([.$T137]^[.$AC$2]);[.$AE$2]))*([.$J137]+3)*[.$AG$2]))*5; [.$AI$2]); [.$AH$2]);0)" office:value-type="float" office:value="20" calcext:value-type="float">
            <text:p>20</text:p>
          </table:table-cell>
          <table:table-cell table:formula="of:=IFERROR(MIN(MAX(ROUND(((MIN(([.$G137]^[.$AC$2])/([.$T137]^[.$AC$2]);[.$AE$2]))*([.$J137]+3)*[.$AG$2]))*5; [.$AI$2]); [.$AH$2]);0)" office:value-type="float" office:value="30" calcext:value-type="float">
            <text:p>30</text:p>
          </table:table-cell>
          <table:table-cell table:formula="of:=IFERROR(MIN(MAX(ROUND((MIN(([.$F137]^[.$Q$2])/([.$T137]^[.$AC$2]);[.$AE$2]))*([.$J137]+[.$AF$2]))*5; [.$AI$2]); [.$AH$2]);0)" office:value-type="float" office:value="20" calcext:value-type="float">
            <text:p>20</text:p>
          </table:table-cell>
          <table:table-cell table:formula="of:=ROUND(AVERAGE([.AD137:.AJ137]);2)" office:value-type="float" office:value="27.14" calcext:value-type="float">
            <text:p>27.14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(((MIN(([.$C138]^[.$AC$2])/([.$T138]^[.$AC$2]);[.$AE$2])))*[.$J138]*0.8)+([.$C138]/10))*5)+10; 30); 80); 0)" office:value-type="float" office:value="75" calcext:value-type="float">
            <text:p>75</text:p>
          </table:table-cell>
          <table:table-cell table:formula="of:=IFERROR(MIN(MAX(ROUND((MIN(([.$D138]^[.$L$2])/([.$T138]^[.$AC$2]);[.$AE$2]))*([.$J138]+[.$AF$2]))*5; [.$AI$2]); [.$AH$2]);0)" office:value-type="float" office:value="30" calcext:value-type="float">
            <text:p>30</text:p>
          </table:table-cell>
          <table:table-cell table:formula="of:=IFERROR(MIN(MAX(ROUND((MIN(([.$D138]+[.$G138]+[.$H138])/3/[.$T138];[.$AE$2]))*([.$J138]+3)*[.$AG$2])*5; [.$AI$2]); [.$AH$2]);0)" office:value-type="float" office:value="35" calcext:value-type="float">
            <text:p>35</text:p>
          </table:table-cell>
          <table:table-cell table:formula="of:=IFERROR(MIN(MAX(ROUND(((MIN(([.$H138]^2)/([.$T138]^[.$AC$2]);[.$AE$2]))*([.$J138]+3)*[.$AG$2]))*5; [.$AI$2]); [.$AH$2]);0)" office:value-type="float" office:value="25" calcext:value-type="float">
            <text:p>25</text:p>
          </table:table-cell>
          <table:table-cell table:formula="of:=IFERROR(MIN(MAX(ROUND(((MIN(([.$E138]^[.$AC$2])/([.$T138]^[.$AC$2]);[.$AE$2]))*([.$J138]+3)*[.$AG$2]))*5; [.$AI$2]); [.$AH$2]);0)" office:value-type="float" office:value="30" calcext:value-type="float">
            <text:p>30</text:p>
          </table:table-cell>
          <table:table-cell table:formula="of:=IFERROR(MIN(MAX(ROUND(((MIN(([.$G138]^[.$AC$2])/([.$T138]^[.$AC$2]);[.$AE$2]))*([.$J138]+3)*[.$AG$2]))*5; [.$AI$2]); [.$AH$2]);0)" office:value-type="float" office:value="35" calcext:value-type="float">
            <text:p>35</text:p>
          </table:table-cell>
          <table:table-cell table:formula="of:=IFERROR(MIN(MAX(ROUND((MIN(([.$F138]^[.$Q$2])/([.$T138]^[.$AC$2]);[.$AE$2]))*([.$J138]+[.$AF$2]))*5; [.$AI$2]); [.$AH$2]);0)" office:value-type="float" office:value="30" calcext:value-type="float">
            <text:p>30</text:p>
          </table:table-cell>
          <table:table-cell table:formula="of:=ROUND(AVERAGE([.AD138:.AJ138]);2)" office:value-type="float" office:value="37.14" calcext:value-type="float">
            <text:p>37.14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(((MIN(([.$C139]^[.$AC$2])/([.$T139]^[.$AC$2]);[.$AE$2])))*[.$J139]*0.8)+([.$C139]/10))*5)+10; 30); 80); 0)" office:value-type="float" office:value="30" calcext:value-type="float">
            <text:p>30</text:p>
          </table:table-cell>
          <table:table-cell table:formula="of:=IFERROR(MIN(MAX(ROUND((MIN(([.$D139]^[.$L$2])/([.$T139]^[.$AC$2]);[.$AE$2]))*([.$J139]+[.$AF$2]))*5; [.$AI$2]); [.$AH$2]);0)" office:value-type="float" office:value="30" calcext:value-type="float">
            <text:p>30</text:p>
          </table:table-cell>
          <table:table-cell table:formula="of:=IFERROR(MIN(MAX(ROUND((MIN(([.$D139]+[.$G139]+[.$H139])/3/[.$T139];[.$AE$2]))*([.$J139]+3)*[.$AG$2])*5; [.$AI$2]); [.$AH$2]);0)" office:value-type="float" office:value="30" calcext:value-type="float">
            <text:p>30</text:p>
          </table:table-cell>
          <table:table-cell table:formula="of:=IFERROR(MIN(MAX(ROUND(((MIN(([.$H139]^2)/([.$T139]^[.$AC$2]);[.$AE$2]))*([.$J139]+3)*[.$AG$2]))*5; [.$AI$2]); [.$AH$2]);0)" office:value-type="float" office:value="25" calcext:value-type="float">
            <text:p>25</text:p>
          </table:table-cell>
          <table:table-cell table:formula="of:=IFERROR(MIN(MAX(ROUND(((MIN(([.$E139]^[.$AC$2])/([.$T139]^[.$AC$2]);[.$AE$2]))*([.$J139]+3)*[.$AG$2]))*5; [.$AI$2]); [.$AH$2]);0)" office:value-type="float" office:value="30" calcext:value-type="float">
            <text:p>30</text:p>
          </table:table-cell>
          <table:table-cell table:formula="of:=IFERROR(MIN(MAX(ROUND(((MIN(([.$G139]^[.$AC$2])/([.$T139]^[.$AC$2]);[.$AE$2]))*([.$J139]+3)*[.$AG$2]))*5; [.$AI$2]); [.$AH$2]);0)" office:value-type="float" office:value="10" calcext:value-type="float">
            <text:p>10</text:p>
          </table:table-cell>
          <table:table-cell table:formula="of:=IFERROR(MIN(MAX(ROUND((MIN(([.$F139]^[.$Q$2])/([.$T139]^[.$AC$2]);[.$AE$2]))*([.$J139]+[.$AF$2])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3.57" calcext:value-type="float">
            <text:p>23.57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(((MIN(([.$C140]^[.$AC$2])/([.$T140]^[.$AC$2]);[.$AE$2])))*[.$J140]*0.8)+([.$C140]/10))*5)+10; 30); 80); 0)" office:value-type="float" office:value="50" calcext:value-type="float">
            <text:p>50</text:p>
          </table:table-cell>
          <table:table-cell table:formula="of:=IFERROR(MIN(MAX(ROUND((MIN(([.$D140]^[.$L$2])/([.$T140]^[.$AC$2]);[.$AE$2]))*([.$J140]+[.$AF$2]))*5; [.$AI$2]); [.$AH$2]);0)" office:value-type="float" office:value="40" calcext:value-type="float">
            <text:p>40</text:p>
          </table:table-cell>
          <table:table-cell table:formula="of:=IFERROR(MIN(MAX(ROUND((MIN(([.$D140]+[.$G140]+[.$H140])/3/[.$T140];[.$AE$2]))*([.$J140]+3)*[.$AG$2])*5; [.$AI$2]); [.$AH$2]);0)" office:value-type="float" office:value="35" calcext:value-type="float">
            <text:p>35</text:p>
          </table:table-cell>
          <table:table-cell table:formula="of:=IFERROR(MIN(MAX(ROUND(((MIN(([.$H140]^2)/([.$T140]^[.$AC$2]);[.$AE$2]))*([.$J140]+3)*[.$AG$2]))*5; [.$AI$2]); [.$AH$2]);0)" office:value-type="float" office:value="35" calcext:value-type="float">
            <text:p>35</text:p>
          </table:table-cell>
          <table:table-cell table:formula="of:=IFERROR(MIN(MAX(ROUND(((MIN(([.$E140]^[.$AC$2])/([.$T140]^[.$AC$2]);[.$AE$2]))*([.$J140]+3)*[.$AG$2]))*5; [.$AI$2]); [.$AH$2]);0)" office:value-type="float" office:value="35" calcext:value-type="float">
            <text:p>35</text:p>
          </table:table-cell>
          <table:table-cell table:formula="of:=IFERROR(MIN(MAX(ROUND(((MIN(([.$G140]^[.$AC$2])/([.$T140]^[.$AC$2]);[.$AE$2]))*([.$J140]+3)*[.$AG$2]))*5; [.$AI$2]); [.$AH$2]);0)" office:value-type="float" office:value="15" calcext:value-type="float">
            <text:p>15</text:p>
          </table:table-cell>
          <table:table-cell table:formula="of:=IFERROR(MIN(MAX(ROUND((MIN(([.$F140]^[.$Q$2])/([.$T140]^[.$AC$2]);[.$AE$2]))*([.$J140]+[.$AF$2]))*5; [.$AI$2]); [.$AH$2]);0)" office:value-type="float" office:value="15" calcext:value-type="float">
            <text:p>15</text:p>
          </table:table-cell>
          <table:table-cell table:formula="of:=ROUND(AVERAGE([.AD140:.AJ140]);2)" office:value-type="float" office:value="32.14" calcext:value-type="float">
            <text:p>32.14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(((MIN(([.$C141]^[.$AC$2])/([.$T141]^[.$AC$2]);[.$AE$2])))*[.$J141]*0.8)+([.$C141]/10))*5)+10; 30); 80); 0)" office:value-type="float" office:value="40" calcext:value-type="float">
            <text:p>40</text:p>
          </table:table-cell>
          <table:table-cell table:formula="of:=IFERROR(MIN(MAX(ROUND((MIN(([.$D141]^[.$L$2])/([.$T141]^[.$AC$2]);[.$AE$2]))*([.$J141]+[.$AF$2]))*5; [.$AI$2]); [.$AH$2]);0)" office:value-type="float" office:value="10" calcext:value-type="float">
            <text:p>10</text:p>
          </table:table-cell>
          <table:table-cell table:formula="of:=IFERROR(MIN(MAX(ROUND((MIN(([.$D141]+[.$G141]+[.$H141])/3/[.$T141];[.$AE$2]))*([.$J141]+3)*[.$AG$2])*5; [.$AI$2]); [.$AH$2]);0)" office:value-type="float" office:value="30" calcext:value-type="float">
            <text:p>30</text:p>
          </table:table-cell>
          <table:table-cell table:formula="of:=IFERROR(MIN(MAX(ROUND(((MIN(([.$H141]^2)/([.$T141]^[.$AC$2]);[.$AE$2]))*([.$J141]+3)*[.$AG$2]))*5; [.$AI$2]); [.$AH$2]);0)" office:value-type="float" office:value="30" calcext:value-type="float">
            <text:p>30</text:p>
          </table:table-cell>
          <table:table-cell table:formula="of:=IFERROR(MIN(MAX(ROUND(((MIN(([.$E141]^[.$AC$2])/([.$T141]^[.$AC$2]);[.$AE$2]))*([.$J141]+3)*[.$AG$2]))*5; [.$AI$2]); [.$AH$2]);0)" office:value-type="float" office:value="25" calcext:value-type="float">
            <text:p>25</text:p>
          </table:table-cell>
          <table:table-cell table:formula="of:=IFERROR(MIN(MAX(ROUND(((MIN(([.$G141]^[.$AC$2])/([.$T141]^[.$AC$2]);[.$AE$2]))*([.$J141]+3)*[.$AG$2]))*5; [.$AI$2]); [.$AH$2]);0)" office:value-type="float" office:value="30" calcext:value-type="float">
            <text:p>30</text:p>
          </table:table-cell>
          <table:table-cell table:formula="of:=IFERROR(MIN(MAX(ROUND((MIN(([.$F141]^[.$Q$2])/([.$T141]^[.$AC$2]);[.$AE$2]))*([.$J141]+[.$AF$2]))*5; [.$AI$2]); [.$AH$2]);0)" office:value-type="float" office:value="30" calcext:value-type="float">
            <text:p>30</text:p>
          </table:table-cell>
          <table:table-cell table:formula="of:=ROUND(AVERAGE([.AD141:.AJ141]);2)" office:value-type="float" office:value="27.86" calcext:value-type="float">
            <text:p>27.86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IFERROR(MIN(MAX((ROUND((((MIN(([.$C142]^[.$AC$2])/([.$T142]^[.$AC$2]);[.$AE$2])))*[.$J142]*0.8)+([.$C142]/10))*5)+10; 30); 80); 0)" office:value-type="float" office:value="55" calcext:value-type="float">
            <text:p>55</text:p>
          </table:table-cell>
          <table:table-cell table:formula="of:=IFERROR(MIN(MAX(ROUND((MIN(([.$D142]^[.$L$2])/([.$T142]^[.$AC$2]);[.$AE$2]))*([.$J142]+[.$AF$2]))*5; [.$AI$2]); [.$AH$2]);0)" office:value-type="float" office:value="15" calcext:value-type="float">
            <text:p>15</text:p>
          </table:table-cell>
          <table:table-cell table:formula="of:=IFERROR(MIN(MAX(ROUND((MIN(([.$D142]+[.$G142]+[.$H142])/3/[.$T142];[.$AE$2]))*([.$J142]+3)*[.$AG$2])*5; [.$AI$2]); [.$AH$2]);0)" office:value-type="float" office:value="35" calcext:value-type="float">
            <text:p>35</text:p>
          </table:table-cell>
          <table:table-cell table:formula="of:=IFERROR(MIN(MAX(ROUND(((MIN(([.$H142]^2)/([.$T142]^[.$AC$2]);[.$AE$2]))*([.$J142]+3)*[.$AG$2]))*5; [.$AI$2]); [.$AH$2]);0)" office:value-type="float" office:value="35" calcext:value-type="float">
            <text:p>35</text:p>
          </table:table-cell>
          <table:table-cell table:formula="of:=IFERROR(MIN(MAX(ROUND(((MIN(([.$E142]^[.$AC$2])/([.$T142]^[.$AC$2]);[.$AE$2]))*([.$J142]+3)*[.$AG$2]))*5; [.$AI$2]); [.$AH$2]);0)" office:value-type="float" office:value="30" calcext:value-type="float">
            <text:p>30</text:p>
          </table:table-cell>
          <table:table-cell table:formula="of:=IFERROR(MIN(MAX(ROUND(((MIN(([.$G142]^[.$AC$2])/([.$T142]^[.$AC$2]);[.$AE$2]))*([.$J142]+3)*[.$AG$2]))*5; [.$AI$2]); [.$AH$2]);0)" office:value-type="float" office:value="35" calcext:value-type="float">
            <text:p>35</text:p>
          </table:table-cell>
          <table:table-cell table:formula="of:=IFERROR(MIN(MAX(ROUND((MIN(([.$F142]^[.$Q$2])/([.$T142]^[.$AC$2]);[.$AE$2]))*([.$J142]+[.$AF$2]))*5; [.$AI$2]); [.$AH$2]);0)" office:value-type="float" office:value="35" calcext:value-type="float">
            <text:p>35</text:p>
          </table:table-cell>
          <table:table-cell table:formula="of:=ROUND(AVERAGE([.AD142:.AJ142]);2)" office:value-type="float" office:value="34.29" calcext:value-type="float">
            <text:p>34.29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(((MIN(([.$C143]^[.$AC$2])/([.$T143]^[.$AC$2]);[.$AE$2])))*[.$J143]*0.8)+([.$C143]/10))*5)+10; 30); 80); 0)" office:value-type="float" office:value="55" calcext:value-type="float">
            <text:p>55</text:p>
          </table:table-cell>
          <table:table-cell table:formula="of:=IFERROR(MIN(MAX(ROUND((MIN(([.$D143]^[.$L$2])/([.$T143]^[.$AC$2]);[.$AE$2]))*([.$J143]+[.$AF$2]))*5; [.$AI$2]); [.$AH$2]);0)" office:value-type="float" office:value="25" calcext:value-type="float">
            <text:p>25</text:p>
          </table:table-cell>
          <table:table-cell table:formula="of:=IFERROR(MIN(MAX(ROUND((MIN(([.$D143]+[.$G143]+[.$H143])/3/[.$T143];[.$AE$2]))*([.$J143]+3)*[.$AG$2])*5; [.$AI$2]); [.$AH$2]);0)" office:value-type="float" office:value="25" calcext:value-type="float">
            <text:p>25</text:p>
          </table:table-cell>
          <table:table-cell table:formula="of:=IFERROR(MIN(MAX(ROUND(((MIN(([.$H143]^2)/([.$T143]^[.$AC$2]);[.$AE$2]))*([.$J143]+3)*[.$AG$2]))*5; [.$AI$2]); [.$AH$2]);0)" office:value-type="float" office:value="15" calcext:value-type="float">
            <text:p>15</text:p>
          </table:table-cell>
          <table:table-cell table:formula="of:=IFERROR(MIN(MAX(ROUND(((MIN(([.$E143]^[.$AC$2])/([.$T143]^[.$AC$2]);[.$AE$2]))*([.$J143]+3)*[.$AG$2]))*5; [.$AI$2]); [.$AH$2]);0)" office:value-type="float" office:value="30" calcext:value-type="float">
            <text:p>30</text:p>
          </table:table-cell>
          <table:table-cell table:formula="of:=IFERROR(MIN(MAX(ROUND(((MIN(([.$G143]^[.$AC$2])/([.$T143]^[.$AC$2]);[.$AE$2]))*([.$J143]+3)*[.$AG$2]))*5; [.$AI$2]); [.$AH$2]);0)" office:value-type="float" office:value="20" calcext:value-type="float">
            <text:p>20</text:p>
          </table:table-cell>
          <table:table-cell table:formula="of:=IFERROR(MIN(MAX(ROUND((MIN(([.$F143]^[.$Q$2])/([.$T143]^[.$AC$2]);[.$AE$2]))*([.$J143]+[.$AF$2]))*5; [.$AI$2]); [.$AH$2]);0)" office:value-type="float" office:value="30" calcext:value-type="float">
            <text:p>30</text:p>
          </table:table-cell>
          <table:table-cell table:formula="of:=ROUND(AVERAGE([.AD143:.AJ143]);2)" office:value-type="float" office:value="28.57" calcext:value-type="float">
            <text:p>28.57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(((MIN(([.$C144]^[.$AC$2])/([.$T144]^[.$AC$2]);[.$AE$2])))*[.$J144]*0.8)+([.$C144]/10))*5)+10; 30); 80); 0)" office:value-type="float" office:value="80" calcext:value-type="float">
            <text:p>80</text:p>
          </table:table-cell>
          <table:table-cell table:formula="of:=IFERROR(MIN(MAX(ROUND((MIN(([.$D144]^[.$L$2])/([.$T144]^[.$AC$2]);[.$AE$2]))*([.$J144]+[.$AF$2]))*5; [.$AI$2]); [.$AH$2]);0)" office:value-type="float" office:value="45" calcext:value-type="float">
            <text:p>45</text:p>
          </table:table-cell>
          <table:table-cell table:formula="of:=IFERROR(MIN(MAX(ROUND((MIN(([.$D144]+[.$G144]+[.$H144])/3/[.$T144];[.$AE$2]))*([.$J144]+3)*[.$AG$2])*5; [.$AI$2]); [.$AH$2]);0)" office:value-type="float" office:value="35" calcext:value-type="float">
            <text:p>35</text:p>
          </table:table-cell>
          <table:table-cell table:formula="of:=IFERROR(MIN(MAX(ROUND(((MIN(([.$H144]^2)/([.$T144]^[.$AC$2]);[.$AE$2]))*([.$J144]+3)*[.$AG$2]))*5; [.$AI$2]); [.$AH$2]);0)" office:value-type="float" office:value="15" calcext:value-type="float">
            <text:p>15</text:p>
          </table:table-cell>
          <table:table-cell table:formula="of:=IFERROR(MIN(MAX(ROUND(((MIN(([.$E144]^[.$AC$2])/([.$T144]^[.$AC$2]);[.$AE$2]))*([.$J144]+3)*[.$AG$2]))*5; [.$AI$2]); [.$AH$2]);0)" office:value-type="float" office:value="40" calcext:value-type="float">
            <text:p>40</text:p>
          </table:table-cell>
          <table:table-cell table:formula="of:=IFERROR(MIN(MAX(ROUND(((MIN(([.$G144]^[.$AC$2])/([.$T144]^[.$AC$2]);[.$AE$2]))*([.$J144]+3)*[.$AG$2]))*5; [.$AI$2]); [.$AH$2]);0)" office:value-type="float" office:value="30" calcext:value-type="float">
            <text:p>30</text:p>
          </table:table-cell>
          <table:table-cell table:formula="of:=IFERROR(MIN(MAX(ROUND((MIN(([.$F144]^[.$Q$2])/([.$T144]^[.$AC$2]);[.$AE$2]))*([.$J144]+[.$AF$2]))*5; [.$AI$2]); [.$AH$2]);0)" office:value-type="float" office:value="45" calcext:value-type="float">
            <text:p>45</text:p>
          </table:table-cell>
          <table:table-cell table:formula="of:=ROUND(AVERAGE([.AD144:.AJ144]);2)" office:value-type="float" office:value="41.43" calcext:value-type="float">
            <text:p>41.43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(((MIN(([.$C145]^[.$AC$2])/([.$T145]^[.$AC$2]);[.$AE$2])))*[.$J145]*0.8)+([.$C145]/10))*5)+10; 30); 80); 0)" office:value-type="float" office:value="50" calcext:value-type="float">
            <text:p>50</text:p>
          </table:table-cell>
          <table:table-cell table:formula="of:=IFERROR(MIN(MAX(ROUND((MIN(([.$D145]^[.$L$2])/([.$T145]^[.$AC$2]);[.$AE$2]))*([.$J145]+[.$AF$2]))*5; [.$AI$2]); [.$AH$2]);0)" office:value-type="float" office:value="30" calcext:value-type="float">
            <text:p>30</text:p>
          </table:table-cell>
          <table:table-cell table:formula="of:=IFERROR(MIN(MAX(ROUND((MIN(([.$D145]+[.$G145]+[.$H145])/3/[.$T145];[.$AE$2]))*([.$J145]+3)*[.$AG$2])*5; [.$AI$2]); [.$AH$2]);0)" office:value-type="float" office:value="25" calcext:value-type="float">
            <text:p>25</text:p>
          </table:table-cell>
          <table:table-cell table:formula="of:=IFERROR(MIN(MAX(ROUND(((MIN(([.$H145]^2)/([.$T145]^[.$AC$2]);[.$AE$2]))*([.$J145]+3)*[.$AG$2]))*5; [.$AI$2]); [.$AH$2]);0)" office:value-type="float" office:value="10" calcext:value-type="float">
            <text:p>10</text:p>
          </table:table-cell>
          <table:table-cell table:formula="of:=IFERROR(MIN(MAX(ROUND(((MIN(([.$E145]^[.$AC$2])/([.$T145]^[.$AC$2]);[.$AE$2]))*([.$J145]+3)*[.$AG$2]))*5; [.$AI$2]); [.$AH$2]);0)" office:value-type="float" office:value="30" calcext:value-type="float">
            <text:p>30</text:p>
          </table:table-cell>
          <table:table-cell table:formula="of:=IFERROR(MIN(MAX(ROUND(((MIN(([.$G145]^[.$AC$2])/([.$T145]^[.$AC$2]);[.$AE$2]))*([.$J145]+3)*[.$AG$2]))*5; [.$AI$2]); [.$AH$2]);0)" office:value-type="float" office:value="25" calcext:value-type="float">
            <text:p>25</text:p>
          </table:table-cell>
          <table:table-cell table:formula="of:=IFERROR(MIN(MAX(ROUND((MIN(([.$F145]^[.$Q$2])/([.$T145]^[.$AC$2]);[.$AE$2]))*([.$J145]+[.$AF$2]))*5; [.$AI$2]); [.$AH$2]);0)" office:value-type="float" office:value="15" calcext:value-type="float">
            <text:p>15</text:p>
          </table:table-cell>
          <table:table-cell table:formula="of:=ROUND(AVERAGE([.AD145:.AJ145]);2)" office:value-type="float" office:value="26.43" calcext:value-type="float">
            <text:p>26.43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(((MIN(([.$C146]^[.$AC$2])/([.$T146]^[.$AC$2]);[.$AE$2])))*[.$J146]*0.8)+([.$C146]/10))*5)+10; 30); 80); 0)" office:value-type="float" office:value="55" calcext:value-type="float">
            <text:p>55</text:p>
          </table:table-cell>
          <table:table-cell table:formula="of:=IFERROR(MIN(MAX(ROUND((MIN(([.$D146]^[.$L$2])/([.$T146]^[.$AC$2]);[.$AE$2]))*([.$J146]+[.$AF$2]))*5; [.$AI$2]); [.$AH$2]);0)" office:value-type="float" office:value="35" calcext:value-type="float">
            <text:p>35</text:p>
          </table:table-cell>
          <table:table-cell table:formula="of:=IFERROR(MIN(MAX(ROUND((MIN(([.$D146]+[.$G146]+[.$H146])/3/[.$T146];[.$AE$2]))*([.$J146]+3)*[.$AG$2])*5; [.$AI$2]); [.$AH$2]);0)" office:value-type="float" office:value="35" calcext:value-type="float">
            <text:p>35</text:p>
          </table:table-cell>
          <table:table-cell table:formula="of:=IFERROR(MIN(MAX(ROUND(((MIN(([.$H146]^2)/([.$T146]^[.$AC$2]);[.$AE$2]))*([.$J146]+3)*[.$AG$2]))*5; [.$AI$2]); [.$AH$2]);0)" office:value-type="float" office:value="15" calcext:value-type="float">
            <text:p>15</text:p>
          </table:table-cell>
          <table:table-cell table:formula="of:=IFERROR(MIN(MAX(ROUND(((MIN(([.$E146]^[.$AC$2])/([.$T146]^[.$AC$2]);[.$AE$2]))*([.$J146]+3)*[.$AG$2]))*5; [.$AI$2]); [.$AH$2]);0)" office:value-type="float" office:value="35" calcext:value-type="float">
            <text:p>35</text:p>
          </table:table-cell>
          <table:table-cell table:formula="of:=IFERROR(MIN(MAX(ROUND(((MIN(([.$G146]^[.$AC$2])/([.$T146]^[.$AC$2]);[.$AE$2]))*([.$J146]+3)*[.$AG$2]))*5; [.$AI$2]); [.$AH$2]);0)" office:value-type="float" office:value="35" calcext:value-type="float">
            <text:p>35</text:p>
          </table:table-cell>
          <table:table-cell table:formula="of:=IFERROR(MIN(MAX(ROUND((MIN(([.$F146]^[.$Q$2])/([.$T146]^[.$AC$2]);[.$AE$2]))*([.$J146]+[.$AF$2]))*5; [.$AI$2]); [.$AH$2]);0)" office:value-type="float" office:value="15" calcext:value-type="float">
            <text:p>15</text:p>
          </table:table-cell>
          <table:table-cell table:formula="of:=ROUND(AVERAGE([.AD146:.AJ146]);2)" office:value-type="float" office:value="32.14" calcext:value-type="float">
            <text:p>32.14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(((MIN(([.$C147]^[.$AC$2])/([.$T147]^[.$AC$2]);[.$AE$2])))*[.$J147]*0.8)+([.$C147]/10))*5)+10; 30); 80); 0)" office:value-type="float" office:value="45" calcext:value-type="float">
            <text:p>45</text:p>
          </table:table-cell>
          <table:table-cell table:formula="of:=IFERROR(MIN(MAX(ROUND((MIN(([.$D147]^[.$L$2])/([.$T147]^[.$AC$2]);[.$AE$2]))*([.$J147]+[.$AF$2]))*5; [.$AI$2]); [.$AH$2]);0)" office:value-type="float" office:value="35" calcext:value-type="float">
            <text:p>35</text:p>
          </table:table-cell>
          <table:table-cell table:formula="of:=IFERROR(MIN(MAX(ROUND((MIN(([.$D147]+[.$G147]+[.$H147])/3/[.$T147];[.$AE$2]))*([.$J147]+3)*[.$AG$2])*5; [.$AI$2]); [.$AH$2]);0)" office:value-type="float" office:value="35" calcext:value-type="float">
            <text:p>35</text:p>
          </table:table-cell>
          <table:table-cell table:formula="of:=IFERROR(MIN(MAX(ROUND(((MIN(([.$H147]^2)/([.$T147]^[.$AC$2]);[.$AE$2]))*([.$J147]+3)*[.$AG$2]))*5; [.$AI$2]); [.$AH$2]);0)" office:value-type="float" office:value="35" calcext:value-type="float">
            <text:p>35</text:p>
          </table:table-cell>
          <table:table-cell table:formula="of:=IFERROR(MIN(MAX(ROUND(((MIN(([.$E147]^[.$AC$2])/([.$T147]^[.$AC$2]);[.$AE$2]))*([.$J147]+3)*[.$AG$2]))*5; [.$AI$2]); [.$AH$2]);0)" office:value-type="float" office:value="20" calcext:value-type="float">
            <text:p>20</text:p>
          </table:table-cell>
          <table:table-cell table:formula="of:=IFERROR(MIN(MAX(ROUND(((MIN(([.$G147]^[.$AC$2])/([.$T147]^[.$AC$2]);[.$AE$2]))*([.$J147]+3)*[.$AG$2]))*5; [.$AI$2]); [.$AH$2]);0)" office:value-type="float" office:value="35" calcext:value-type="float">
            <text:p>35</text:p>
          </table:table-cell>
          <table:table-cell table:formula="of:=IFERROR(MIN(MAX(ROUND((MIN(([.$F147]^[.$Q$2])/([.$T147]^[.$AC$2]);[.$AE$2]))*([.$J147]+[.$AF$2]))*5; [.$AI$2]); [.$AH$2]);0)" office:value-type="float" office:value="10" calcext:value-type="float">
            <text:p>10</text:p>
          </table:table-cell>
          <table:table-cell table:formula="of:=ROUND(AVERAGE([.AD147:.AJ147]);2)" office:value-type="float" office:value="30.71" calcext:value-type="float">
            <text:p>30.71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(((MIN(([.$C148]^[.$AC$2])/([.$T148]^[.$AC$2]);[.$AE$2])))*[.$J148]*0.8)+([.$C148]/10))*5)+10; 30); 80); 0)" office:value-type="float" office:value="45" calcext:value-type="float">
            <text:p>45</text:p>
          </table:table-cell>
          <table:table-cell table:formula="of:=IFERROR(MIN(MAX(ROUND((MIN(([.$D148]^[.$L$2])/([.$T148]^[.$AC$2]);[.$AE$2]))*([.$J148]+[.$AF$2]))*5; [.$AI$2]); [.$AH$2]);0)" office:value-type="float" office:value="35" calcext:value-type="float">
            <text:p>35</text:p>
          </table:table-cell>
          <table:table-cell table:formula="of:=IFERROR(MIN(MAX(ROUND((MIN(([.$D148]+[.$G148]+[.$H148])/3/[.$T148];[.$AE$2]))*([.$J148]+3)*[.$AG$2])*5; [.$AI$2]); [.$AH$2]);0)" office:value-type="float" office:value="35" calcext:value-type="float">
            <text:p>35</text:p>
          </table:table-cell>
          <table:table-cell table:formula="of:=IFERROR(MIN(MAX(ROUND(((MIN(([.$H148]^2)/([.$T148]^[.$AC$2]);[.$AE$2]))*([.$J148]+3)*[.$AG$2]))*5; [.$AI$2]); [.$AH$2]);0)" office:value-type="float" office:value="35" calcext:value-type="float">
            <text:p>35</text:p>
          </table:table-cell>
          <table:table-cell table:formula="of:=IFERROR(MIN(MAX(ROUND(((MIN(([.$E148]^[.$AC$2])/([.$T148]^[.$AC$2]);[.$AE$2]))*([.$J148]+3)*[.$AG$2]))*5; [.$AI$2]); [.$AH$2]);0)" office:value-type="float" office:value="35" calcext:value-type="float">
            <text:p>35</text:p>
          </table:table-cell>
          <table:table-cell table:formula="of:=IFERROR(MIN(MAX(ROUND(((MIN(([.$G148]^[.$AC$2])/([.$T148]^[.$AC$2]);[.$AE$2]))*([.$J148]+3)*[.$AG$2]))*5; [.$AI$2]); [.$AH$2]);0)" office:value-type="float" office:value="35" calcext:value-type="float">
            <text:p>35</text:p>
          </table:table-cell>
          <table:table-cell table:formula="of:=IFERROR(MIN(MAX(ROUND((MIN(([.$F148]^[.$Q$2])/([.$T148]^[.$AC$2]);[.$AE$2]))*([.$J148]+[.$AF$2]))*5; [.$AI$2]); [.$AH$2]);0)" office:value-type="float" office:value="10" calcext:value-type="float">
            <text:p>10</text:p>
          </table:table-cell>
          <table:table-cell table:formula="of:=ROUND(AVERAGE([.AD148:.AJ148]);2)" office:value-type="float" office:value="32.86" calcext:value-type="float">
            <text:p>32.86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(((MIN(([.$C149]^[.$AC$2])/([.$T149]^[.$AC$2]);[.$AE$2])))*[.$J149]*0.8)+([.$C149]/10))*5)+10; 30); 80); 0)" office:value-type="float" office:value="75" calcext:value-type="float">
            <text:p>75</text:p>
          </table:table-cell>
          <table:table-cell table:formula="of:=IFERROR(MIN(MAX(ROUND((MIN(([.$D149]^[.$L$2])/([.$T149]^[.$AC$2]);[.$AE$2]))*([.$J149]+[.$AF$2]))*5; [.$AI$2]); [.$AH$2]);0)" office:value-type="float" office:value="25" calcext:value-type="float">
            <text:p>25</text:p>
          </table:table-cell>
          <table:table-cell table:formula="of:=IFERROR(MIN(MAX(ROUND((MIN(([.$D149]+[.$G149]+[.$H149])/3/[.$T149];[.$AE$2]))*([.$J149]+3)*[.$AG$2])*5; [.$AI$2]); [.$AH$2]);0)" office:value-type="float" office:value="25" calcext:value-type="float">
            <text:p>25</text:p>
          </table:table-cell>
          <table:table-cell table:formula="of:=IFERROR(MIN(MAX(ROUND(((MIN(([.$H149]^2)/([.$T149]^[.$AC$2]);[.$AE$2]))*([.$J149]+3)*[.$AG$2]))*5; [.$AI$2]); [.$AH$2]);0)" office:value-type="float" office:value="10" calcext:value-type="float">
            <text:p>10</text:p>
          </table:table-cell>
          <table:table-cell table:formula="of:=IFERROR(MIN(MAX(ROUND(((MIN(([.$E149]^[.$AC$2])/([.$T149]^[.$AC$2]);[.$AE$2]))*([.$J149]+3)*[.$AG$2]))*5; [.$AI$2]); [.$AH$2]);0)" office:value-type="float" office:value="30" calcext:value-type="float">
            <text:p>30</text:p>
          </table:table-cell>
          <table:table-cell table:formula="of:=IFERROR(MIN(MAX(ROUND(((MIN(([.$G149]^[.$AC$2])/([.$T149]^[.$AC$2]);[.$AE$2]))*([.$J149]+3)*[.$AG$2]))*5; [.$AI$2]); [.$AH$2]);0)" office:value-type="float" office:value="30" calcext:value-type="float">
            <text:p>30</text:p>
          </table:table-cell>
          <table:table-cell table:formula="of:=IFERROR(MIN(MAX(ROUND((MIN(([.$F149]^[.$Q$2])/([.$T149]^[.$AC$2]);[.$AE$2]))*([.$J149]+[.$AF$2])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2.14" calcext:value-type="float">
            <text:p>32.14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(((MIN(([.$C150]^[.$AC$2])/([.$T150]^[.$AC$2]);[.$AE$2])))*[.$J150]*0.8)+([.$C150]/10))*5)+10; 30); 80); 0)" office:value-type="float" office:value="40" calcext:value-type="float">
            <text:p>40</text:p>
          </table:table-cell>
          <table:table-cell table:formula="of:=IFERROR(MIN(MAX(ROUND((MIN(([.$D150]^[.$L$2])/([.$T150]^[.$AC$2]);[.$AE$2]))*([.$J150]+[.$AF$2]))*5; [.$AI$2]); [.$AH$2]);0)" office:value-type="float" office:value="30" calcext:value-type="float">
            <text:p>30</text:p>
          </table:table-cell>
          <table:table-cell table:formula="of:=IFERROR(MIN(MAX(ROUND((MIN(([.$D150]+[.$G150]+[.$H150])/3/[.$T150];[.$AE$2]))*([.$J150]+3)*[.$AG$2])*5; [.$AI$2]); [.$AH$2]);0)" office:value-type="float" office:value="25" calcext:value-type="float">
            <text:p>25</text:p>
          </table:table-cell>
          <table:table-cell table:formula="of:=IFERROR(MIN(MAX(ROUND(((MIN(([.$H150]^2)/([.$T150]^[.$AC$2]);[.$AE$2]))*([.$J150]+3)*[.$AG$2]))*5; [.$AI$2]); [.$AH$2]);0)" office:value-type="float" office:value="10" calcext:value-type="float">
            <text:p>10</text:p>
          </table:table-cell>
          <table:table-cell table:formula="of:=IFERROR(MIN(MAX(ROUND(((MIN(([.$E150]^[.$AC$2])/([.$T150]^[.$AC$2]);[.$AE$2]))*([.$J150]+3)*[.$AG$2]))*5; [.$AI$2]); [.$AH$2]);0)" office:value-type="float" office:value="30" calcext:value-type="float">
            <text:p>30</text:p>
          </table:table-cell>
          <table:table-cell table:formula="of:=IFERROR(MIN(MAX(ROUND(((MIN(([.$G150]^[.$AC$2])/([.$T150]^[.$AC$2]);[.$AE$2]))*([.$J150]+3)*[.$AG$2]))*5; [.$AI$2]); [.$AH$2]);0)" office:value-type="float" office:value="20" calcext:value-type="float">
            <text:p>20</text:p>
          </table:table-cell>
          <table:table-cell table:formula="of:=IFERROR(MIN(MAX(ROUND((MIN(([.$F150]^[.$Q$2])/([.$T150]^[.$AC$2]);[.$AE$2]))*([.$J150]+[.$AF$2]))*5; [.$AI$2]); [.$AH$2]);0)" office:value-type="float" office:value="30" calcext:value-type="float">
            <text:p>30</text:p>
          </table:table-cell>
          <table:table-cell table:formula="of:=ROUND(AVERAGE([.AD150:.AJ150]);2)" office:value-type="float" office:value="26.43" calcext:value-type="float">
            <text:p>26.43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(((MIN(([.$C151]^[.$AC$2])/([.$T151]^[.$AC$2]);[.$AE$2])))*[.$J151]*0.8)+([.$C151]/10))*5)+10; 30); 80); 0)" office:value-type="float" office:value="60" calcext:value-type="float">
            <text:p>60</text:p>
          </table:table-cell>
          <table:table-cell table:formula="of:=IFERROR(MIN(MAX(ROUND((MIN(([.$D151]^[.$L$2])/([.$T151]^[.$AC$2]);[.$AE$2]))*([.$J151]+[.$AF$2]))*5; [.$AI$2]); [.$AH$2]);0)" office:value-type="float" office:value="40" calcext:value-type="float">
            <text:p>40</text:p>
          </table:table-cell>
          <table:table-cell table:formula="of:=IFERROR(MIN(MAX(ROUND((MIN(([.$D151]+[.$G151]+[.$H151])/3/[.$T151];[.$AE$2]))*([.$J151]+3)*[.$AG$2])*5; [.$AI$2]); [.$AH$2]);0)" office:value-type="float" office:value="35" calcext:value-type="float">
            <text:p>35</text:p>
          </table:table-cell>
          <table:table-cell table:formula="of:=IFERROR(MIN(MAX(ROUND(((MIN(([.$H151]^2)/([.$T151]^[.$AC$2]);[.$AE$2]))*([.$J151]+3)*[.$AG$2]))*5; [.$AI$2]); [.$AH$2]);0)" office:value-type="float" office:value="20" calcext:value-type="float">
            <text:p>20</text:p>
          </table:table-cell>
          <table:table-cell table:formula="of:=IFERROR(MIN(MAX(ROUND(((MIN(([.$E151]^[.$AC$2])/([.$T151]^[.$AC$2]);[.$AE$2]))*([.$J151]+3)*[.$AG$2]))*5; [.$AI$2]); [.$AH$2]);0)" office:value-type="float" office:value="35" calcext:value-type="float">
            <text:p>35</text:p>
          </table:table-cell>
          <table:table-cell table:formula="of:=IFERROR(MIN(MAX(ROUND(((MIN(([.$G151]^[.$AC$2])/([.$T151]^[.$AC$2]);[.$AE$2]))*([.$J151]+3)*[.$AG$2]))*5; [.$AI$2]); [.$AH$2]);0)" office:value-type="float" office:value="30" calcext:value-type="float">
            <text:p>30</text:p>
          </table:table-cell>
          <table:table-cell table:formula="of:=IFERROR(MIN(MAX(ROUND((MIN(([.$F151]^[.$Q$2])/([.$T151]^[.$AC$2]);[.$AE$2]))*([.$J151]+[.$AF$2]))*5; [.$AI$2]); [.$AH$2]);0)" office:value-type="float" office:value="40" calcext:value-type="float">
            <text:p>40</text:p>
          </table:table-cell>
          <table:table-cell table:formula="of:=ROUND(AVERAGE([.AD151:.AJ151]);2)" office:value-type="float" office:value="37.14" calcext:value-type="float">
            <text:p>37.14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(((MIN(([.$C152]^[.$AC$2])/([.$T152]^[.$AC$2]);[.$AE$2])))*[.$J152]*0.8)+([.$C152]/10))*5)+10; 30); 80); 0)" office:value-type="float" office:value="65" calcext:value-type="float">
            <text:p>65</text:p>
          </table:table-cell>
          <table:table-cell table:formula="of:=IFERROR(MIN(MAX(ROUND((MIN(([.$D152]^[.$L$2])/([.$T152]^[.$AC$2]);[.$AE$2]))*([.$J152]+[.$AF$2]))*5; [.$AI$2]); [.$AH$2]);0)" office:value-type="float" office:value="30" calcext:value-type="float">
            <text:p>30</text:p>
          </table:table-cell>
          <table:table-cell table:formula="of:=IFERROR(MIN(MAX(ROUND((MIN(([.$D152]+[.$G152]+[.$H152])/3/[.$T152];[.$AE$2]))*([.$J152]+3)*[.$AG$2])*5; [.$AI$2]); [.$AH$2]);0)" office:value-type="float" office:value="25" calcext:value-type="float">
            <text:p>25</text:p>
          </table:table-cell>
          <table:table-cell table:formula="of:=IFERROR(MIN(MAX(ROUND(((MIN(([.$H152]^2)/([.$T152]^[.$AC$2]);[.$AE$2]))*([.$J152]+3)*[.$AG$2]))*5; [.$AI$2]); [.$AH$2]);0)" office:value-type="float" office:value="10" calcext:value-type="float">
            <text:p>10</text:p>
          </table:table-cell>
          <table:table-cell table:formula="of:=IFERROR(MIN(MAX(ROUND(((MIN(([.$E152]^[.$AC$2])/([.$T152]^[.$AC$2]);[.$AE$2]))*([.$J152]+3)*[.$AG$2]))*5; [.$AI$2]); [.$AH$2]);0)" office:value-type="float" office:value="30" calcext:value-type="float">
            <text:p>30</text:p>
          </table:table-cell>
          <table:table-cell table:formula="of:=IFERROR(MIN(MAX(ROUND(((MIN(([.$G152]^[.$AC$2])/([.$T152]^[.$AC$2]);[.$AE$2]))*([.$J152]+3)*[.$AG$2]))*5; [.$AI$2]); [.$AH$2]);0)" office:value-type="float" office:value="10" calcext:value-type="float">
            <text:p>10</text:p>
          </table:table-cell>
          <table:table-cell table:formula="of:=IFERROR(MIN(MAX(ROUND((MIN(([.$F152]^[.$Q$2])/([.$T152]^[.$AC$2]);[.$AE$2]))*([.$J152]+[.$AF$2])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25.71" calcext:value-type="float">
            <text:p>25.71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(((MIN(([.$C153]^[.$AC$2])/([.$T153]^[.$AC$2]);[.$AE$2])))*[.$J153]*0.8)+([.$C153]/10))*5)+10; 30); 80); 0)" office:value-type="float" office:value="80" calcext:value-type="float">
            <text:p>80</text:p>
          </table:table-cell>
          <table:table-cell table:formula="of:=IFERROR(MIN(MAX(ROUND((MIN(([.$D153]^[.$L$2])/([.$T153]^[.$AC$2]);[.$AE$2]))*([.$J153]+[.$AF$2]))*5; [.$AI$2]); [.$AH$2]);0)" office:value-type="float" office:value="40" calcext:value-type="float">
            <text:p>40</text:p>
          </table:table-cell>
          <table:table-cell table:formula="of:=IFERROR(MIN(MAX(ROUND((MIN(([.$D153]+[.$G153]+[.$H153])/3/[.$T153];[.$AE$2]))*([.$J153]+3)*[.$AG$2])*5; [.$AI$2]); [.$AH$2]);0)" office:value-type="float" office:value="35" calcext:value-type="float">
            <text:p>35</text:p>
          </table:table-cell>
          <table:table-cell table:formula="of:=IFERROR(MIN(MAX(ROUND(((MIN(([.$H153]^2)/([.$T153]^[.$AC$2]);[.$AE$2]))*([.$J153]+3)*[.$AG$2]))*5; [.$AI$2]); [.$AH$2]);0)" office:value-type="float" office:value="10" calcext:value-type="float">
            <text:p>10</text:p>
          </table:table-cell>
          <table:table-cell table:formula="of:=IFERROR(MIN(MAX(ROUND(((MIN(([.$E153]^[.$AC$2])/([.$T153]^[.$AC$2]);[.$AE$2]))*([.$J153]+3)*[.$AG$2]))*5; [.$AI$2]); [.$AH$2]);0)" office:value-type="float" office:value="35" calcext:value-type="float">
            <text:p>35</text:p>
          </table:table-cell>
          <table:table-cell table:formula="of:=IFERROR(MIN(MAX(ROUND(((MIN(([.$G153]^[.$AC$2])/([.$T153]^[.$AC$2]);[.$AE$2]))*([.$J153]+3)*[.$AG$2]))*5; [.$AI$2]); [.$AH$2]);0)" office:value-type="float" office:value="10" calcext:value-type="float">
            <text:p>10</text:p>
          </table:table-cell>
          <table:table-cell table:formula="of:=IFERROR(MIN(MAX(ROUND((MIN(([.$F153]^[.$Q$2])/([.$T153]^[.$AC$2]);[.$AE$2]))*([.$J153]+[.$AF$2]))*5; [.$AI$2]); [.$AH$2]);0)" office:value-type="float" office:value="10" calcext:value-type="float">
            <text:p>10</text:p>
          </table:table-cell>
          <table:table-cell table:formula="of:=ROUND(AVERAGE([.AD153:.AJ153]);2)" office:value-type="float" office:value="31.43" calcext:value-type="float">
            <text:p>31.43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(((MIN(([.$C154]^[.$AC$2])/([.$T154]^[.$AC$2]);[.$AE$2])))*[.$J154]*0.8)+([.$C154]/10))*5)+10; 30); 80); 0)" office:value-type="float" office:value="80" calcext:value-type="float">
            <text:p>80</text:p>
          </table:table-cell>
          <table:table-cell table:formula="of:=IFERROR(MIN(MAX(ROUND((MIN(([.$D154]^[.$L$2])/([.$T154]^[.$AC$2]);[.$AE$2]))*([.$J154]+[.$AF$2]))*5; [.$AI$2]); [.$AH$2]);0)" office:value-type="float" office:value="10" calcext:value-type="float">
            <text:p>10</text:p>
          </table:table-cell>
          <table:table-cell table:formula="of:=IFERROR(MIN(MAX(ROUND((MIN(([.$D154]+[.$G154]+[.$H154])/3/[.$T154];[.$AE$2]))*([.$J154]+3)*[.$AG$2])*5; [.$AI$2]); [.$AH$2]);0)" office:value-type="float" office:value="25" calcext:value-type="float">
            <text:p>25</text:p>
          </table:table-cell>
          <table:table-cell table:formula="of:=IFERROR(MIN(MAX(ROUND(((MIN(([.$H154]^2)/([.$T154]^[.$AC$2]);[.$AE$2]))*([.$J154]+3)*[.$AG$2]))*5; [.$AI$2]); [.$AH$2]);0)" office:value-type="float" office:value="15" calcext:value-type="float">
            <text:p>15</text:p>
          </table:table-cell>
          <table:table-cell table:formula="of:=IFERROR(MIN(MAX(ROUND(((MIN(([.$E154]^[.$AC$2])/([.$T154]^[.$AC$2]);[.$AE$2]))*([.$J154]+3)*[.$AG$2]))*5; [.$AI$2]); [.$AH$2]);0)" office:value-type="float" office:value="10" calcext:value-type="float">
            <text:p>10</text:p>
          </table:table-cell>
          <table:table-cell table:formula="of:=IFERROR(MIN(MAX(ROUND(((MIN(([.$G154]^[.$AC$2])/([.$T154]^[.$AC$2]);[.$AE$2]))*([.$J154]+3)*[.$AG$2]))*5; [.$AI$2]); [.$AH$2]);0)" office:value-type="float" office:value="35" calcext:value-type="float">
            <text:p>35</text:p>
          </table:table-cell>
          <table:table-cell table:formula="of:=IFERROR(MIN(MAX(ROUND((MIN(([.$F154]^[.$Q$2])/([.$T154]^[.$AC$2]);[.$AE$2]))*([.$J154]+[.$AF$2]))*5; [.$AI$2]); [.$AH$2]);0)" office:value-type="float" office:value="10" calcext:value-type="float">
            <text:p>10</text:p>
          </table:table-cell>
          <table:table-cell table:formula="of:=ROUND(AVERAGE([.AD154:.AJ154]);2)" office:value-type="float" office:value="26.43" calcext:value-type="float">
            <text:p>26.43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(((MIN(([.$C155]^[.$AC$2])/([.$T155]^[.$AC$2]);[.$AE$2])))*[.$J155]*0.8)+([.$C155]/10))*5)+10; 30); 80); 0)" office:value-type="float" office:value="60" calcext:value-type="float">
            <text:p>60</text:p>
          </table:table-cell>
          <table:table-cell table:formula="of:=IFERROR(MIN(MAX(ROUND((MIN(([.$D155]^[.$L$2])/([.$T155]^[.$AC$2]);[.$AE$2]))*([.$J155]+[.$AF$2]))*5; [.$AI$2]); [.$AH$2]);0)" office:value-type="float" office:value="20" calcext:value-type="float">
            <text:p>20</text:p>
          </table:table-cell>
          <table:table-cell table:formula="of:=IFERROR(MIN(MAX(ROUND((MIN(([.$D155]+[.$G155]+[.$H155])/3/[.$T155];[.$AE$2]))*([.$J155]+3)*[.$AG$2])*5; [.$AI$2]); [.$AH$2]);0)" office:value-type="float" office:value="25" calcext:value-type="float">
            <text:p>25</text:p>
          </table:table-cell>
          <table:table-cell table:formula="of:=IFERROR(MIN(MAX(ROUND(((MIN(([.$H155]^2)/([.$T155]^[.$AC$2]);[.$AE$2]))*([.$J155]+3)*[.$AG$2]))*5; [.$AI$2]); [.$AH$2]);0)" office:value-type="float" office:value="25" calcext:value-type="float">
            <text:p>25</text:p>
          </table:table-cell>
          <table:table-cell table:formula="of:=IFERROR(MIN(MAX(ROUND(((MIN(([.$E155]^[.$AC$2])/([.$T155]^[.$AC$2]);[.$AE$2]))*([.$J155]+3)*[.$AG$2]))*5; [.$AI$2]); [.$AH$2]);0)" office:value-type="float" office:value="35" calcext:value-type="float">
            <text:p>35</text:p>
          </table:table-cell>
          <table:table-cell table:formula="of:=IFERROR(MIN(MAX(ROUND(((MIN(([.$G155]^[.$AC$2])/([.$T155]^[.$AC$2]);[.$AE$2]))*([.$J155]+3)*[.$AG$2]))*5; [.$AI$2]); [.$AH$2]);0)" office:value-type="float" office:value="10" calcext:value-type="float">
            <text:p>10</text:p>
          </table:table-cell>
          <table:table-cell table:formula="of:=IFERROR(MIN(MAX(ROUND((MIN(([.$F155]^[.$Q$2])/([.$T155]^[.$AC$2]);[.$AE$2]))*([.$J155]+[.$AF$2]))*5; [.$AI$2]); [.$AH$2]);0)" office:value-type="float" office:value="35" calcext:value-type="float">
            <text:p>35</text:p>
          </table:table-cell>
          <table:table-cell table:formula="of:=ROUND(AVERAGE([.AD155:.AJ155]);2)" office:value-type="float" office:value="30" calcext:value-type="float">
            <text:p>30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(((MIN(([.$C156]^[.$AC$2])/([.$T156]^[.$AC$2]);[.$AE$2])))*[.$J156]*0.8)+([.$C156]/10))*5)+10; 30); 80); 0)" office:value-type="float" office:value="80" calcext:value-type="float">
            <text:p>80</text:p>
          </table:table-cell>
          <table:table-cell table:formula="of:=IFERROR(MIN(MAX(ROUND((MIN(([.$D156]^[.$L$2])/([.$T156]^[.$AC$2]);[.$AE$2]))*([.$J156]+[.$AF$2]))*5; [.$AI$2]); [.$AH$2]);0)" office:value-type="float" office:value="40" calcext:value-type="float">
            <text:p>40</text:p>
          </table:table-cell>
          <table:table-cell table:formula="of:=IFERROR(MIN(MAX(ROUND((MIN(([.$D156]+[.$G156]+[.$H156])/3/[.$T156];[.$AE$2]))*([.$J156]+3)*[.$AG$2])*5; [.$AI$2]); [.$AH$2]);0)" office:value-type="float" office:value="35" calcext:value-type="float">
            <text:p>35</text:p>
          </table:table-cell>
          <table:table-cell table:formula="of:=IFERROR(MIN(MAX(ROUND(((MIN(([.$H156]^2)/([.$T156]^[.$AC$2]);[.$AE$2]))*([.$J156]+3)*[.$AG$2]))*5; [.$AI$2]); [.$AH$2]);0)" office:value-type="float" office:value="35" calcext:value-type="float">
            <text:p>35</text:p>
          </table:table-cell>
          <table:table-cell table:formula="of:=IFERROR(MIN(MAX(ROUND(((MIN(([.$E156]^[.$AC$2])/([.$T156]^[.$AC$2]);[.$AE$2]))*([.$J156]+3)*[.$AG$2]))*5; [.$AI$2]); [.$AH$2]);0)" office:value-type="float" office:value="35" calcext:value-type="float">
            <text:p>35</text:p>
          </table:table-cell>
          <table:table-cell table:formula="of:=IFERROR(MIN(MAX(ROUND(((MIN(([.$G156]^[.$AC$2])/([.$T156]^[.$AC$2]);[.$AE$2]))*([.$J156]+3)*[.$AG$2]))*5; [.$AI$2]); [.$AH$2]);0)" office:value-type="float" office:value="35" calcext:value-type="float">
            <text:p>35</text:p>
          </table:table-cell>
          <table:table-cell table:formula="of:=IFERROR(MIN(MAX(ROUND((MIN(([.$F156]^[.$Q$2])/([.$T156]^[.$AC$2]);[.$AE$2]))*([.$J156]+[.$AF$2]))*5; [.$AI$2]); [.$AH$2]);0)" office:value-type="float" office:value="10" calcext:value-type="float">
            <text:p>10</text:p>
          </table:table-cell>
          <table:table-cell table:formula="of:=ROUND(AVERAGE([.AD156:.AJ156]);2)" office:value-type="float" office:value="38.57" calcext:value-type="float">
            <text:p>38.57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(((MIN(([.$C157]^[.$AC$2])/([.$T157]^[.$AC$2]);[.$AE$2])))*[.$J157]*0.8)+([.$C157]/10))*5)+10; 30); 80); 0)" office:value-type="float" office:value="30" calcext:value-type="float">
            <text:p>30</text:p>
          </table:table-cell>
          <table:table-cell table:formula="of:=IFERROR(MIN(MAX(ROUND((MIN(([.$D157]^[.$L$2])/([.$T157]^[.$AC$2]);[.$AE$2]))*([.$J157]+[.$AF$2]))*5; [.$AI$2]); [.$AH$2]);0)" office:value-type="float" office:value="20" calcext:value-type="float">
            <text:p>20</text:p>
          </table:table-cell>
          <table:table-cell table:formula="of:=IFERROR(MIN(MAX(ROUND((MIN(([.$D157]+[.$G157]+[.$H157])/3/[.$T157];[.$AE$2]))*([.$J157]+3)*[.$AG$2])*5; [.$AI$2]); [.$AH$2]);0)" office:value-type="float" office:value="25" calcext:value-type="float">
            <text:p>25</text:p>
          </table:table-cell>
          <table:table-cell table:formula="of:=IFERROR(MIN(MAX(ROUND(((MIN(([.$H157]^2)/([.$T157]^[.$AC$2]);[.$AE$2]))*([.$J157]+3)*[.$AG$2]))*5; [.$AI$2]); [.$AH$2]);0)" office:value-type="float" office:value="25" calcext:value-type="float">
            <text:p>25</text:p>
          </table:table-cell>
          <table:table-cell table:formula="of:=IFERROR(MIN(MAX(ROUND(((MIN(([.$E157]^[.$AC$2])/([.$T157]^[.$AC$2]);[.$AE$2]))*([.$J157]+3)*[.$AG$2]))*5; [.$AI$2]); [.$AH$2]);0)" office:value-type="float" office:value="25" calcext:value-type="float">
            <text:p>25</text:p>
          </table:table-cell>
          <table:table-cell table:formula="of:=IFERROR(MIN(MAX(ROUND(((MIN(([.$G157]^[.$AC$2])/([.$T157]^[.$AC$2]);[.$AE$2]))*([.$J157]+3)*[.$AG$2]))*5; [.$AI$2]); [.$AH$2]);0)" office:value-type="float" office:value="10" calcext:value-type="float">
            <text:p>10</text:p>
          </table:table-cell>
          <table:table-cell table:formula="of:=IFERROR(MIN(MAX(ROUND((MIN(([.$F157]^[.$Q$2])/([.$T157]^[.$AC$2]);[.$AE$2]))*([.$J157]+[.$AF$2]))*5; [.$AI$2]); [.$AH$2]);0)" office:value-type="float" office:value="25" calcext:value-type="float">
            <text:p>25</text:p>
          </table:table-cell>
          <table:table-cell table:formula="of:=ROUND(AVERAGE([.AD157:.AJ157]);2)" office:value-type="float" office:value="22.86" calcext:value-type="float">
            <text:p>22.86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(((MIN(([.$C158]^[.$AC$2])/([.$T158]^[.$AC$2]);[.$AE$2])))*[.$J158]*0.8)+([.$C158]/10))*5)+10; 30); 80); 0)" office:value-type="float" office:value="50" calcext:value-type="float">
            <text:p>50</text:p>
          </table:table-cell>
          <table:table-cell table:formula="of:=IFERROR(MIN(MAX(ROUND((MIN(([.$D158]^[.$L$2])/([.$T158]^[.$AC$2]);[.$AE$2]))*([.$J158]+[.$AF$2]))*5; [.$AI$2]); [.$AH$2]);0)" office:value-type="float" office:value="30" calcext:value-type="float">
            <text:p>30</text:p>
          </table:table-cell>
          <table:table-cell table:formula="of:=IFERROR(MIN(MAX(ROUND((MIN(([.$D158]+[.$G158]+[.$H158])/3/[.$T158];[.$AE$2]))*([.$J158]+3)*[.$AG$2])*5; [.$AI$2]); [.$AH$2]);0)" office:value-type="float" office:value="30" calcext:value-type="float">
            <text:p>30</text:p>
          </table:table-cell>
          <table:table-cell table:formula="of:=IFERROR(MIN(MAX(ROUND(((MIN(([.$H158]^2)/([.$T158]^[.$AC$2]);[.$AE$2]))*([.$J158]+3)*[.$AG$2]))*5; [.$AI$2]); [.$AH$2]);0)" office:value-type="float" office:value="35" calcext:value-type="float">
            <text:p>35</text:p>
          </table:table-cell>
          <table:table-cell table:formula="of:=IFERROR(MIN(MAX(ROUND(((MIN(([.$E158]^[.$AC$2])/([.$T158]^[.$AC$2]);[.$AE$2]))*([.$J158]+3)*[.$AG$2]))*5; [.$AI$2]); [.$AH$2]);0)" office:value-type="float" office:value="35" calcext:value-type="float">
            <text:p>35</text:p>
          </table:table-cell>
          <table:table-cell table:formula="of:=IFERROR(MIN(MAX(ROUND(((MIN(([.$G158]^[.$AC$2])/([.$T158]^[.$AC$2]);[.$AE$2]))*([.$J158]+3)*[.$AG$2]))*5; [.$AI$2]); [.$AH$2]);0)" office:value-type="float" office:value="15" calcext:value-type="float">
            <text:p>15</text:p>
          </table:table-cell>
          <table:table-cell table:formula="of:=IFERROR(MIN(MAX(ROUND((MIN(([.$F158]^[.$Q$2])/([.$T158]^[.$AC$2]);[.$AE$2]))*([.$J158]+[.$AF$2]))*5; [.$AI$2]); [.$AH$2]);0)" office:value-type="float" office:value="35" calcext:value-type="float">
            <text:p>35</text:p>
          </table:table-cell>
          <table:table-cell table:formula="of:=ROUND(AVERAGE([.AD158:.AJ158]);2)" office:value-type="float" office:value="32.86" calcext:value-type="float">
            <text:p>32.86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(((MIN(([.$C159]^[.$AC$2])/([.$T159]^[.$AC$2]);[.$AE$2])))*[.$J159]*0.8)+([.$C159]/10))*5)+10; 30); 80); 0)" office:value-type="float" office:value="45" calcext:value-type="float">
            <text:p>45</text:p>
          </table:table-cell>
          <table:table-cell table:formula="of:=IFERROR(MIN(MAX(ROUND((MIN(([.$D159]^[.$L$2])/([.$T159]^[.$AC$2]);[.$AE$2]))*([.$J159]+[.$AF$2]))*5; [.$AI$2]); [.$AH$2]);0)" office:value-type="float" office:value="30" calcext:value-type="float">
            <text:p>30</text:p>
          </table:table-cell>
          <table:table-cell table:formula="of:=IFERROR(MIN(MAX(ROUND((MIN(([.$D159]+[.$G159]+[.$H159])/3/[.$T159];[.$AE$2]))*([.$J159]+3)*[.$AG$2])*5; [.$AI$2]); [.$AH$2]);0)" office:value-type="float" office:value="30" calcext:value-type="float">
            <text:p>30</text:p>
          </table:table-cell>
          <table:table-cell table:formula="of:=IFERROR(MIN(MAX(ROUND(((MIN(([.$H159]^2)/([.$T159]^[.$AC$2]);[.$AE$2]))*([.$J159]+3)*[.$AG$2]))*5; [.$AI$2]); [.$AH$2]);0)" office:value-type="float" office:value="30" calcext:value-type="float">
            <text:p>30</text:p>
          </table:table-cell>
          <table:table-cell table:formula="of:=IFERROR(MIN(MAX(ROUND(((MIN(([.$E159]^[.$AC$2])/([.$T159]^[.$AC$2]);[.$AE$2]))*([.$J159]+3)*[.$AG$2]))*5; [.$AI$2]); [.$AH$2]);0)" office:value-type="float" office:value="30" calcext:value-type="float">
            <text:p>30</text:p>
          </table:table-cell>
          <table:table-cell table:formula="of:=IFERROR(MIN(MAX(ROUND(((MIN(([.$G159]^[.$AC$2])/([.$T159]^[.$AC$2]);[.$AE$2]))*([.$J159]+3)*[.$AG$2]))*5; [.$AI$2]); [.$AH$2]);0)" office:value-type="float" office:value="25" calcext:value-type="float">
            <text:p>25</text:p>
          </table:table-cell>
          <table:table-cell table:formula="of:=IFERROR(MIN(MAX(ROUND((MIN(([.$F159]^[.$Q$2])/([.$T159]^[.$AC$2]);[.$AE$2]))*([.$J159]+[.$AF$2]))*5; [.$AI$2]); [.$AH$2]);0)" office:value-type="float" office:value="10" calcext:value-type="float">
            <text:p>10</text:p>
          </table:table-cell>
          <table:table-cell table:formula="of:=ROUND(AVERAGE([.AD159:.AJ159]);2)" office:value-type="float" office:value="28.57" calcext:value-type="float">
            <text:p>28.57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(((MIN(([.$C160]^[.$AC$2])/([.$T160]^[.$AC$2]);[.$AE$2])))*[.$J160]*0.8)+([.$C160]/10))*5)+10; 30); 80); 0)" office:value-type="float" office:value="75" calcext:value-type="float">
            <text:p>75</text:p>
          </table:table-cell>
          <table:table-cell table:formula="of:=IFERROR(MIN(MAX(ROUND((MIN(([.$D160]^[.$L$2])/([.$T160]^[.$AC$2]);[.$AE$2]))*([.$J160]+[.$AF$2]))*5; [.$AI$2]); [.$AH$2]);0)" office:value-type="float" office:value="35" calcext:value-type="float">
            <text:p>35</text:p>
          </table:table-cell>
          <table:table-cell table:formula="of:=IFERROR(MIN(MAX(ROUND((MIN(([.$D160]+[.$G160]+[.$H160])/3/[.$T160];[.$AE$2]))*([.$J160]+3)*[.$AG$2])*5; [.$AI$2]); [.$AH$2]);0)" office:value-type="float" office:value="35" calcext:value-type="float">
            <text:p>35</text:p>
          </table:table-cell>
          <table:table-cell table:formula="of:=IFERROR(MIN(MAX(ROUND(((MIN(([.$H160]^2)/([.$T160]^[.$AC$2]);[.$AE$2]))*([.$J160]+3)*[.$AG$2]))*5; [.$AI$2]); [.$AH$2]);0)" office:value-type="float" office:value="30" calcext:value-type="float">
            <text:p>30</text:p>
          </table:table-cell>
          <table:table-cell table:formula="of:=IFERROR(MIN(MAX(ROUND(((MIN(([.$E160]^[.$AC$2])/([.$T160]^[.$AC$2]);[.$AE$2]))*([.$J160]+3)*[.$AG$2]))*5; [.$AI$2]); [.$AH$2]);0)" office:value-type="float" office:value="25" calcext:value-type="float">
            <text:p>25</text:p>
          </table:table-cell>
          <table:table-cell table:formula="of:=IFERROR(MIN(MAX(ROUND(((MIN(([.$G160]^[.$AC$2])/([.$T160]^[.$AC$2]);[.$AE$2]))*([.$J160]+3)*[.$AG$2]))*5; [.$AI$2]); [.$AH$2]);0)" office:value-type="float" office:value="35" calcext:value-type="float">
            <text:p>35</text:p>
          </table:table-cell>
          <table:table-cell table:formula="of:=IFERROR(MIN(MAX(ROUND((MIN(([.$F160]^[.$Q$2])/([.$T160]^[.$AC$2]);[.$AE$2]))*([.$J160]+[.$AF$2]))*5; [.$AI$2]); [.$AH$2]);0)" office:value-type="float" office:value="25" calcext:value-type="float">
            <text:p>25</text:p>
          </table:table-cell>
          <table:table-cell table:formula="of:=ROUND(AVERAGE([.AD160:.AJ160]);2)" office:value-type="float" office:value="37.14" calcext:value-type="float">
            <text:p>37.14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(((MIN(([.$C161]^[.$AC$2])/([.$T161]^[.$AC$2]);[.$AE$2])))*[.$J161]*0.8)+([.$C161]/10))*5)+10; 30); 80); 0)" office:value-type="float" office:value="40" calcext:value-type="float">
            <text:p>40</text:p>
          </table:table-cell>
          <table:table-cell table:formula="of:=IFERROR(MIN(MAX(ROUND((MIN(([.$D161]^[.$L$2])/([.$T161]^[.$AC$2]);[.$AE$2]))*([.$J161]+[.$AF$2]))*5; [.$AI$2]); [.$AH$2]);0)" office:value-type="float" office:value="20" calcext:value-type="float">
            <text:p>20</text:p>
          </table:table-cell>
          <table:table-cell table:formula="of:=IFERROR(MIN(MAX(ROUND((MIN(([.$D161]+[.$G161]+[.$H161])/3/[.$T161];[.$AE$2]))*([.$J161]+3)*[.$AG$2])*5; [.$AI$2]); [.$AH$2]);0)" office:value-type="float" office:value="30" calcext:value-type="float">
            <text:p>30</text:p>
          </table:table-cell>
          <table:table-cell table:formula="of:=IFERROR(MIN(MAX(ROUND(((MIN(([.$H161]^2)/([.$T161]^[.$AC$2]);[.$AE$2]))*([.$J161]+3)*[.$AG$2]))*5; [.$AI$2]); [.$AH$2]);0)" office:value-type="float" office:value="30" calcext:value-type="float">
            <text:p>30</text:p>
          </table:table-cell>
          <table:table-cell table:formula="of:=IFERROR(MIN(MAX(ROUND(((MIN(([.$E161]^[.$AC$2])/([.$T161]^[.$AC$2]);[.$AE$2]))*([.$J161]+3)*[.$AG$2]))*5; [.$AI$2]); [.$AH$2]);0)" office:value-type="float" office:value="25" calcext:value-type="float">
            <text:p>25</text:p>
          </table:table-cell>
          <table:table-cell table:formula="of:=IFERROR(MIN(MAX(ROUND(((MIN(([.$G161]^[.$AC$2])/([.$T161]^[.$AC$2]);[.$AE$2]))*([.$J161]+3)*[.$AG$2]))*5; [.$AI$2]); [.$AH$2]);0)" office:value-type="float" office:value="25" calcext:value-type="float">
            <text:p>25</text:p>
          </table:table-cell>
          <table:table-cell table:formula="of:=IFERROR(MIN(MAX(ROUND((MIN(([.$F161]^[.$Q$2])/([.$T161]^[.$AC$2]);[.$AE$2]))*([.$J161]+[.$AF$2]))*5; [.$AI$2]); [.$AH$2]);0)" office:value-type="float" office:value="30" calcext:value-type="float">
            <text:p>30</text:p>
          </table:table-cell>
          <table:table-cell table:formula="of:=ROUND(AVERAGE([.AD161:.AJ161]);2)" office:value-type="float" office:value="28.57" calcext:value-type="float">
            <text:p>28.57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(((MIN(([.$C162]^[.$AC$2])/([.$T162]^[.$AC$2]);[.$AE$2])))*[.$J162]*0.8)+([.$C162]/10))*5)+10; 30); 80); 0)" office:value-type="float" office:value="65" calcext:value-type="float">
            <text:p>65</text:p>
          </table:table-cell>
          <table:table-cell table:formula="of:=IFERROR(MIN(MAX(ROUND((MIN(([.$D162]^[.$L$2])/([.$T162]^[.$AC$2]);[.$AE$2]))*([.$J162]+[.$AF$2]))*5; [.$AI$2]); [.$AH$2]);0)" office:value-type="float" office:value="30" calcext:value-type="float">
            <text:p>30</text:p>
          </table:table-cell>
          <table:table-cell table:formula="of:=IFERROR(MIN(MAX(ROUND((MIN(([.$D162]+[.$G162]+[.$H162])/3/[.$T162];[.$AE$2]))*([.$J162]+3)*[.$AG$2])*5; [.$AI$2]); [.$AH$2]);0)" office:value-type="float" office:value="40" calcext:value-type="float">
            <text:p>40</text:p>
          </table:table-cell>
          <table:table-cell table:formula="of:=IFERROR(MIN(MAX(ROUND(((MIN(([.$H162]^2)/([.$T162]^[.$AC$2]);[.$AE$2]))*([.$J162]+3)*[.$AG$2]))*5; [.$AI$2]); [.$AH$2]);0)" office:value-type="float" office:value="40" calcext:value-type="float">
            <text:p>40</text:p>
          </table:table-cell>
          <table:table-cell table:formula="of:=IFERROR(MIN(MAX(ROUND(((MIN(([.$E162]^[.$AC$2])/([.$T162]^[.$AC$2]);[.$AE$2]))*([.$J162]+3)*[.$AG$2]))*5; [.$AI$2]); [.$AH$2]);0)" office:value-type="float" office:value="40" calcext:value-type="float">
            <text:p>40</text:p>
          </table:table-cell>
          <table:table-cell table:formula="of:=IFERROR(MIN(MAX(ROUND(((MIN(([.$G162]^[.$AC$2])/([.$T162]^[.$AC$2]);[.$AE$2]))*([.$J162]+3)*[.$AG$2]))*5; [.$AI$2]); [.$AH$2]);0)" office:value-type="float" office:value="40" calcext:value-type="float">
            <text:p>40</text:p>
          </table:table-cell>
          <table:table-cell table:formula="of:=IFERROR(MIN(MAX(ROUND((MIN(([.$F162]^[.$Q$2])/([.$T162]^[.$AC$2]);[.$AE$2]))*([.$J162]+[.$AF$2]))*5; [.$AI$2]); [.$AH$2]);0)" office:value-type="float" office:value="45" calcext:value-type="float">
            <text:p>45</text:p>
          </table:table-cell>
          <table:table-cell table:formula="of:=ROUND(AVERAGE([.AD162:.AJ162]);2)" office:value-type="float" office:value="42.86" calcext:value-type="float">
            <text:p>42.86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(((MIN(([.$C163]^[.$AC$2])/([.$T163]^[.$AC$2]);[.$AE$2])))*[.$J163]*0.8)+([.$C163]/10))*5)+10; 30); 80); 0)" office:value-type="float" office:value="35" calcext:value-type="float">
            <text:p>35</text:p>
          </table:table-cell>
          <table:table-cell table:formula="of:=IFERROR(MIN(MAX(ROUND((MIN(([.$D163]^[.$L$2])/([.$T163]^[.$AC$2]);[.$AE$2]))*([.$J163]+[.$AF$2]))*5; [.$AI$2]); [.$AH$2]);0)" office:value-type="float" office:value="15" calcext:value-type="float">
            <text:p>15</text:p>
          </table:table-cell>
          <table:table-cell table:formula="of:=IFERROR(MIN(MAX(ROUND((MIN(([.$D163]+[.$G163]+[.$H163])/3/[.$T163];[.$AE$2]))*([.$J163]+3)*[.$AG$2])*5; [.$AI$2]); [.$AH$2]);0)" office:value-type="float" office:value="35" calcext:value-type="float">
            <text:p>35</text:p>
          </table:table-cell>
          <table:table-cell table:formula="of:=IFERROR(MIN(MAX(ROUND(((MIN(([.$H163]^2)/([.$T163]^[.$AC$2]);[.$AE$2]))*([.$J163]+3)*[.$AG$2]))*5; [.$AI$2]); [.$AH$2]);0)" office:value-type="float" office:value="35" calcext:value-type="float">
            <text:p>35</text:p>
          </table:table-cell>
          <table:table-cell table:formula="of:=IFERROR(MIN(MAX(ROUND(((MIN(([.$E163]^[.$AC$2])/([.$T163]^[.$AC$2]);[.$AE$2]))*([.$J163]+3)*[.$AG$2]))*5; [.$AI$2]); [.$AH$2]);0)" office:value-type="float" office:value="25" calcext:value-type="float">
            <text:p>25</text:p>
          </table:table-cell>
          <table:table-cell table:formula="of:=IFERROR(MIN(MAX(ROUND(((MIN(([.$G163]^[.$AC$2])/([.$T163]^[.$AC$2]);[.$AE$2]))*([.$J163]+3)*[.$AG$2]))*5; [.$AI$2]); [.$AH$2]);0)" office:value-type="float" office:value="35" calcext:value-type="float">
            <text:p>35</text:p>
          </table:table-cell>
          <table:table-cell table:formula="of:=IFERROR(MIN(MAX(ROUND((MIN(([.$F163]^[.$Q$2])/([.$T163]^[.$AC$2]);[.$AE$2]))*([.$J163]+[.$AF$2]))*5; [.$AI$2]); [.$AH$2]);0)" office:value-type="float" office:value="40" calcext:value-type="float">
            <text:p>40</text:p>
          </table:table-cell>
          <table:table-cell table:formula="of:=ROUND(AVERAGE([.AD163:.AJ163]);2)" office:value-type="float" office:value="31.43" calcext:value-type="float">
            <text:p>31.43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(((MIN(([.$C164]^[.$AC$2])/([.$T164]^[.$AC$2]);[.$AE$2])))*[.$J164]*0.8)+([.$C164]/10))*5)+10; 30); 80); 0)" office:value-type="float" office:value="65" calcext:value-type="float">
            <text:p>65</text:p>
          </table:table-cell>
          <table:table-cell table:formula="of:=IFERROR(MIN(MAX(ROUND((MIN(([.$D164]^[.$L$2])/([.$T164]^[.$AC$2]);[.$AE$2]))*([.$J164]+[.$AF$2]))*5; [.$AI$2]); [.$AH$2]);0)" office:value-type="float" office:value="40" calcext:value-type="float">
            <text:p>40</text:p>
          </table:table-cell>
          <table:table-cell table:formula="of:=IFERROR(MIN(MAX(ROUND((MIN(([.$D164]+[.$G164]+[.$H164])/3/[.$T164];[.$AE$2]))*([.$J164]+3)*[.$AG$2])*5; [.$AI$2]); [.$AH$2]);0)" office:value-type="float" office:value="35" calcext:value-type="float">
            <text:p>35</text:p>
          </table:table-cell>
          <table:table-cell table:formula="of:=IFERROR(MIN(MAX(ROUND(((MIN(([.$H164]^2)/([.$T164]^[.$AC$2]);[.$AE$2]))*([.$J164]+3)*[.$AG$2]))*5; [.$AI$2]); [.$AH$2]);0)" office:value-type="float" office:value="35" calcext:value-type="float">
            <text:p>35</text:p>
          </table:table-cell>
          <table:table-cell table:formula="of:=IFERROR(MIN(MAX(ROUND(((MIN(([.$E164]^[.$AC$2])/([.$T164]^[.$AC$2]);[.$AE$2]))*([.$J164]+3)*[.$AG$2]))*5; [.$AI$2]); [.$AH$2]);0)" office:value-type="float" office:value="35" calcext:value-type="float">
            <text:p>35</text:p>
          </table:table-cell>
          <table:table-cell table:formula="of:=IFERROR(MIN(MAX(ROUND(((MIN(([.$G164]^[.$AC$2])/([.$T164]^[.$AC$2]);[.$AE$2]))*([.$J164]+3)*[.$AG$2]))*5; [.$AI$2]); [.$AH$2]);0)" office:value-type="float" office:value="35" calcext:value-type="float">
            <text:p>35</text:p>
          </table:table-cell>
          <table:table-cell table:formula="of:=IFERROR(MIN(MAX(ROUND((MIN(([.$F164]^[.$Q$2])/([.$T164]^[.$AC$2]);[.$AE$2]))*([.$J164]+[.$AF$2]))*5; [.$AI$2]); [.$AH$2]);0)" office:value-type="float" office:value="15" calcext:value-type="float">
            <text:p>15</text:p>
          </table:table-cell>
          <table:table-cell table:formula="of:=ROUND(AVERAGE([.AD164:.AJ164]);2)" office:value-type="float" office:value="37.14" calcext:value-type="float">
            <text:p>37.14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(((MIN(([.$C165]^[.$AC$2])/([.$T165]^[.$AC$2]);[.$AE$2])))*[.$J165]*0.8)+([.$C165]/10))*5)+10; 30); 80); 0)" office:value-type="float" office:value="60" calcext:value-type="float">
            <text:p>60</text:p>
          </table:table-cell>
          <table:table-cell table:formula="of:=IFERROR(MIN(MAX(ROUND((MIN(([.$D165]^[.$L$2])/([.$T165]^[.$AC$2]);[.$AE$2]))*([.$J165]+[.$AF$2]))*5; [.$AI$2]); [.$AH$2]);0)" office:value-type="float" office:value="15" calcext:value-type="float">
            <text:p>15</text:p>
          </table:table-cell>
          <table:table-cell table:formula="of:=IFERROR(MIN(MAX(ROUND((MIN(([.$D165]+[.$G165]+[.$H165])/3/[.$T165];[.$AE$2]))*([.$J165]+3)*[.$AG$2])*5; [.$AI$2]); [.$AH$2]);0)" office:value-type="float" office:value="35" calcext:value-type="float">
            <text:p>35</text:p>
          </table:table-cell>
          <table:table-cell table:formula="of:=IFERROR(MIN(MAX(ROUND(((MIN(([.$H165]^2)/([.$T165]^[.$AC$2]);[.$AE$2]))*([.$J165]+3)*[.$AG$2]))*5; [.$AI$2]); [.$AH$2]);0)" office:value-type="float" office:value="35" calcext:value-type="float">
            <text:p>35</text:p>
          </table:table-cell>
          <table:table-cell table:formula="of:=IFERROR(MIN(MAX(ROUND(((MIN(([.$E165]^[.$AC$2])/([.$T165]^[.$AC$2]);[.$AE$2]))*([.$J165]+3)*[.$AG$2]))*5; [.$AI$2]); [.$AH$2]);0)" office:value-type="float" office:value="10" calcext:value-type="float">
            <text:p>10</text:p>
          </table:table-cell>
          <table:table-cell table:formula="of:=IFERROR(MIN(MAX(ROUND(((MIN(([.$G165]^[.$AC$2])/([.$T165]^[.$AC$2]);[.$AE$2]))*([.$J165]+3)*[.$AG$2]))*5; [.$AI$2]); [.$AH$2]);0)" office:value-type="float" office:value="35" calcext:value-type="float">
            <text:p>35</text:p>
          </table:table-cell>
          <table:table-cell table:formula="of:=IFERROR(MIN(MAX(ROUND((MIN(([.$F165]^[.$Q$2])/([.$T165]^[.$AC$2]);[.$AE$2]))*([.$J165]+[.$AF$2]))*5; [.$AI$2]); [.$AH$2]);0)" office:value-type="float" office:value="35" calcext:value-type="float">
            <text:p>35</text:p>
          </table:table-cell>
          <table:table-cell table:formula="of:=ROUND(AVERAGE([.AD165:.AJ165]);2)" office:value-type="float" office:value="32.14" calcext:value-type="float">
            <text:p>32.14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(((MIN(([.$C166]^[.$AC$2])/([.$T166]^[.$AC$2]);[.$AE$2])))*[.$J166]*0.8)+([.$C166]/10))*5)+10; 30); 80); 0)" office:value-type="float" office:value="60" calcext:value-type="float">
            <text:p>60</text:p>
          </table:table-cell>
          <table:table-cell table:formula="of:=IFERROR(MIN(MAX(ROUND((MIN(([.$D166]^[.$L$2])/([.$T166]^[.$AC$2]);[.$AE$2]))*([.$J166]+[.$AF$2]))*5; [.$AI$2]); [.$AH$2]);0)" office:value-type="float" office:value="40" calcext:value-type="float">
            <text:p>40</text:p>
          </table:table-cell>
          <table:table-cell table:formula="of:=IFERROR(MIN(MAX(ROUND((MIN(([.$D166]+[.$G166]+[.$H166])/3/[.$T166];[.$AE$2]))*([.$J166]+3)*[.$AG$2])*5; [.$AI$2]); [.$AH$2]);0)" office:value-type="float" office:value="35" calcext:value-type="float">
            <text:p>35</text:p>
          </table:table-cell>
          <table:table-cell table:formula="of:=IFERROR(MIN(MAX(ROUND(((MIN(([.$H166]^2)/([.$T166]^[.$AC$2]);[.$AE$2]))*([.$J166]+3)*[.$AG$2]))*5; [.$AI$2]); [.$AH$2]);0)" office:value-type="float" office:value="35" calcext:value-type="float">
            <text:p>35</text:p>
          </table:table-cell>
          <table:table-cell table:formula="of:=IFERROR(MIN(MAX(ROUND(((MIN(([.$E166]^[.$AC$2])/([.$T166]^[.$AC$2]);[.$AE$2]))*([.$J166]+3)*[.$AG$2]))*5; [.$AI$2]); [.$AH$2]);0)" office:value-type="float" office:value="20" calcext:value-type="float">
            <text:p>20</text:p>
          </table:table-cell>
          <table:table-cell table:formula="of:=IFERROR(MIN(MAX(ROUND(((MIN(([.$G166]^[.$AC$2])/([.$T166]^[.$AC$2]);[.$AE$2]))*([.$J166]+3)*[.$AG$2]))*5; [.$AI$2]); [.$AH$2]);0)" office:value-type="float" office:value="35" calcext:value-type="float">
            <text:p>35</text:p>
          </table:table-cell>
          <table:table-cell table:formula="of:=IFERROR(MIN(MAX(ROUND((MIN(([.$F166]^[.$Q$2])/([.$T166]^[.$AC$2]);[.$AE$2]))*([.$J166]+[.$AF$2]))*5; [.$AI$2]); [.$AH$2]);0)" office:value-type="float" office:value="40" calcext:value-type="float">
            <text:p>40</text:p>
          </table:table-cell>
          <table:table-cell table:formula="of:=ROUND(AVERAGE([.AD166:.AJ166]);2)" office:value-type="float" office:value="37.86" calcext:value-type="float">
            <text:p>37.86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(((MIN(([.$C167]^[.$AC$2])/([.$T167]^[.$AC$2]);[.$AE$2])))*[.$J167]*0.8)+([.$C167]/10))*5)+10; 30); 80); 0)" office:value-type="float" office:value="60" calcext:value-type="float">
            <text:p>60</text:p>
          </table:table-cell>
          <table:table-cell table:formula="of:=IFERROR(MIN(MAX(ROUND((MIN(([.$D167]^[.$L$2])/([.$T167]^[.$AC$2]);[.$AE$2]))*([.$J167]+[.$AF$2]))*5; [.$AI$2]); [.$AH$2]);0)" office:value-type="float" office:value="40" calcext:value-type="float">
            <text:p>40</text:p>
          </table:table-cell>
          <table:table-cell table:formula="of:=IFERROR(MIN(MAX(ROUND((MIN(([.$D167]+[.$G167]+[.$H167])/3/[.$T167];[.$AE$2]))*([.$J167]+3)*[.$AG$2])*5; [.$AI$2]); [.$AH$2]);0)" office:value-type="float" office:value="35" calcext:value-type="float">
            <text:p>35</text:p>
          </table:table-cell>
          <table:table-cell table:formula="of:=IFERROR(MIN(MAX(ROUND(((MIN(([.$H167]^2)/([.$T167]^[.$AC$2]);[.$AE$2]))*([.$J167]+3)*[.$AG$2]))*5; [.$AI$2]); [.$AH$2]);0)" office:value-type="float" office:value="35" calcext:value-type="float">
            <text:p>35</text:p>
          </table:table-cell>
          <table:table-cell table:formula="of:=IFERROR(MIN(MAX(ROUND(((MIN(([.$E167]^[.$AC$2])/([.$T167]^[.$AC$2]);[.$AE$2]))*([.$J167]+3)*[.$AG$2]))*5; [.$AI$2]); [.$AH$2]);0)" office:value-type="float" office:value="20" calcext:value-type="float">
            <text:p>20</text:p>
          </table:table-cell>
          <table:table-cell table:formula="of:=IFERROR(MIN(MAX(ROUND(((MIN(([.$G167]^[.$AC$2])/([.$T167]^[.$AC$2]);[.$AE$2]))*([.$J167]+3)*[.$AG$2]))*5; [.$AI$2]); [.$AH$2]);0)" office:value-type="float" office:value="35" calcext:value-type="float">
            <text:p>35</text:p>
          </table:table-cell>
          <table:table-cell table:formula="of:=IFERROR(MIN(MAX(ROUND((MIN(([.$F167]^[.$Q$2])/([.$T167]^[.$AC$2]);[.$AE$2]))*([.$J167]+[.$AF$2]))*5; [.$AI$2]); [.$AH$2]);0)" office:value-type="float" office:value="40" calcext:value-type="float">
            <text:p>40</text:p>
          </table:table-cell>
          <table:table-cell table:formula="of:=ROUND(AVERAGE([.AD167:.AJ167]);2)" office:value-type="float" office:value="37.86" calcext:value-type="float">
            <text:p>37.86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(((MIN(([.$C168]^[.$AC$2])/([.$T168]^[.$AC$2]);[.$AE$2])))*[.$J168]*0.8)+([.$C168]/10))*5)+10; 30); 80); 0)" office:value-type="float" office:value="60" calcext:value-type="float">
            <text:p>60</text:p>
          </table:table-cell>
          <table:table-cell table:formula="of:=IFERROR(MIN(MAX(ROUND((MIN(([.$D168]^[.$L$2])/([.$T168]^[.$AC$2]);[.$AE$2]))*([.$J168]+[.$AF$2]))*5; [.$AI$2]); [.$AH$2]);0)" office:value-type="float" office:value="40" calcext:value-type="float">
            <text:p>40</text:p>
          </table:table-cell>
          <table:table-cell table:formula="of:=IFERROR(MIN(MAX(ROUND((MIN(([.$D168]+[.$G168]+[.$H168])/3/[.$T168];[.$AE$2]))*([.$J168]+3)*[.$AG$2])*5; [.$AI$2]); [.$AH$2]);0)" office:value-type="float" office:value="35" calcext:value-type="float">
            <text:p>35</text:p>
          </table:table-cell>
          <table:table-cell table:formula="of:=IFERROR(MIN(MAX(ROUND(((MIN(([.$H168]^2)/([.$T168]^[.$AC$2]);[.$AE$2]))*([.$J168]+3)*[.$AG$2]))*5; [.$AI$2]); [.$AH$2]);0)" office:value-type="float" office:value="35" calcext:value-type="float">
            <text:p>35</text:p>
          </table:table-cell>
          <table:table-cell table:formula="of:=IFERROR(MIN(MAX(ROUND(((MIN(([.$E168]^[.$AC$2])/([.$T168]^[.$AC$2]);[.$AE$2]))*([.$J168]+3)*[.$AG$2]))*5; [.$AI$2]); [.$AH$2]);0)" office:value-type="float" office:value="35" calcext:value-type="float">
            <text:p>35</text:p>
          </table:table-cell>
          <table:table-cell table:formula="of:=IFERROR(MIN(MAX(ROUND(((MIN(([.$G168]^[.$AC$2])/([.$T168]^[.$AC$2]);[.$AE$2]))*([.$J168]+3)*[.$AG$2]))*5; [.$AI$2]); [.$AH$2]);0)" office:value-type="float" office:value="25" calcext:value-type="float">
            <text:p>25</text:p>
          </table:table-cell>
          <table:table-cell table:formula="of:=IFERROR(MIN(MAX(ROUND((MIN(([.$F168]^[.$Q$2])/([.$T168]^[.$AC$2]);[.$AE$2]))*([.$J168]+[.$AF$2]))*5; [.$AI$2]); [.$AH$2]);0)" office:value-type="float" office:value="15" calcext:value-type="float">
            <text:p>15</text:p>
          </table:table-cell>
          <table:table-cell table:formula="of:=ROUND(AVERAGE([.AD168:.AJ168]);2)" office:value-type="float" office:value="35" calcext:value-type="float">
            <text:p>35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(((MIN(([.$C169]^[.$AC$2])/([.$T169]^[.$AC$2]);[.$AE$2])))*[.$J169]*0.8)+([.$C169]/10))*5)+10; 30); 80); 0)" office:value-type="float" office:value="70" calcext:value-type="float">
            <text:p>70</text:p>
          </table:table-cell>
          <table:table-cell table:formula="of:=IFERROR(MIN(MAX(ROUND((MIN(([.$D169]^[.$L$2])/([.$T169]^[.$AC$2]);[.$AE$2]))*([.$J169]+[.$AF$2]))*5; [.$AI$2]); [.$AH$2]);0)" office:value-type="float" office:value="40" calcext:value-type="float">
            <text:p>40</text:p>
          </table:table-cell>
          <table:table-cell table:formula="of:=IFERROR(MIN(MAX(ROUND((MIN(([.$D169]+[.$G169]+[.$H169])/3/[.$T169];[.$AE$2]))*([.$J169]+3)*[.$AG$2])*5; [.$AI$2]); [.$AH$2]);0)" office:value-type="float" office:value="35" calcext:value-type="float">
            <text:p>35</text:p>
          </table:table-cell>
          <table:table-cell table:formula="of:=IFERROR(MIN(MAX(ROUND(((MIN(([.$H169]^2)/([.$T169]^[.$AC$2]);[.$AE$2]))*([.$J169]+3)*[.$AG$2]))*5; [.$AI$2]); [.$AH$2]);0)" office:value-type="float" office:value="35" calcext:value-type="float">
            <text:p>35</text:p>
          </table:table-cell>
          <table:table-cell table:formula="of:=IFERROR(MIN(MAX(ROUND(((MIN(([.$E169]^[.$AC$2])/([.$T169]^[.$AC$2]);[.$AE$2]))*([.$J169]+3)*[.$AG$2]))*5; [.$AI$2]); [.$AH$2]);0)" office:value-type="float" office:value="35" calcext:value-type="float">
            <text:p>35</text:p>
          </table:table-cell>
          <table:table-cell table:formula="of:=IFERROR(MIN(MAX(ROUND(((MIN(([.$G169]^[.$AC$2])/([.$T169]^[.$AC$2]);[.$AE$2]))*([.$J169]+3)*[.$AG$2]))*5; [.$AI$2]); [.$AH$2]);0)" office:value-type="float" office:value="30" calcext:value-type="float">
            <text:p>30</text:p>
          </table:table-cell>
          <table:table-cell table:formula="of:=IFERROR(MIN(MAX(ROUND((MIN(([.$F169]^[.$Q$2])/([.$T169]^[.$AC$2]);[.$AE$2]))*([.$J169]+[.$AF$2]))*5; [.$AI$2]); [.$AH$2]);0)" office:value-type="float" office:value="10" calcext:value-type="float">
            <text:p>10</text:p>
          </table:table-cell>
          <table:table-cell table:formula="of:=ROUND(AVERAGE([.AD169:.AJ169]);2)" office:value-type="float" office:value="36.43" calcext:value-type="float">
            <text:p>36.43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(((MIN(([.$C170]^[.$AC$2])/([.$T170]^[.$AC$2]);[.$AE$2])))*[.$J170]*0.8)+([.$C170]/10))*5)+10; 30); 80); 0)" office:value-type="float" office:value="30" calcext:value-type="float">
            <text:p>30</text:p>
          </table:table-cell>
          <table:table-cell table:formula="of:=IFERROR(MIN(MAX(ROUND((MIN(([.$D170]^[.$L$2])/([.$T170]^[.$AC$2]);[.$AE$2]))*([.$J170]+[.$AF$2]))*5; [.$AI$2]); [.$AH$2]);0)" office:value-type="float" office:value="10" calcext:value-type="float">
            <text:p>10</text:p>
          </table:table-cell>
          <table:table-cell table:formula="of:=IFERROR(MIN(MAX(ROUND((MIN(([.$D170]+[.$G170]+[.$H170])/3/[.$T170];[.$AE$2]))*([.$J170]+3)*[.$AG$2])*5; [.$AI$2]); [.$AH$2]);0)" office:value-type="float" office:value="20" calcext:value-type="float">
            <text:p>20</text:p>
          </table:table-cell>
          <table:table-cell table:formula="of:=IFERROR(MIN(MAX(ROUND(((MIN(([.$H170]^2)/([.$T170]^[.$AC$2]);[.$AE$2]))*([.$J170]+3)*[.$AG$2]))*5; [.$AI$2]); [.$AH$2]);0)" office:value-type="float" office:value="20" calcext:value-type="float">
            <text:p>20</text:p>
          </table:table-cell>
          <table:table-cell table:formula="of:=IFERROR(MIN(MAX(ROUND(((MIN(([.$E170]^[.$AC$2])/([.$T170]^[.$AC$2]);[.$AE$2]))*([.$J170]+3)*[.$AG$2]))*5; [.$AI$2]); [.$AH$2]);0)" office:value-type="float" office:value="20" calcext:value-type="float">
            <text:p>20</text:p>
          </table:table-cell>
          <table:table-cell table:formula="of:=IFERROR(MIN(MAX(ROUND(((MIN(([.$G170]^[.$AC$2])/([.$T170]^[.$AC$2]);[.$AE$2]))*([.$J170]+3)*[.$AG$2]))*5; [.$AI$2]); [.$AH$2]);0)" office:value-type="float" office:value="15" calcext:value-type="float">
            <text:p>15</text:p>
          </table:table-cell>
          <table:table-cell table:formula="of:=IFERROR(MIN(MAX(ROUND((MIN(([.$F170]^[.$Q$2])/([.$T170]^[.$AC$2]);[.$AE$2]))*([.$J170]+[.$AF$2])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7.86" calcext:value-type="float">
            <text:p>17.86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(((MIN(([.$C171]^[.$AC$2])/([.$T171]^[.$AC$2]);[.$AE$2])))*[.$J171]*0.8)+([.$C171]/10))*5)+10; 30); 80); 0)" office:value-type="float" office:value="80" calcext:value-type="float">
            <text:p>80</text:p>
          </table:table-cell>
          <table:table-cell table:formula="of:=IFERROR(MIN(MAX(ROUND((MIN(([.$D171]^[.$L$2])/([.$T171]^[.$AC$2]);[.$AE$2]))*([.$J171]+[.$AF$2]))*5; [.$AI$2]); [.$AH$2]);0)" office:value-type="float" office:value="45" calcext:value-type="float">
            <text:p>45</text:p>
          </table:table-cell>
          <table:table-cell table:formula="of:=IFERROR(MIN(MAX(ROUND((MIN(([.$D171]+[.$G171]+[.$H171])/3/[.$T171];[.$AE$2]))*([.$J171]+3)*[.$AG$2])*5; [.$AI$2]); [.$AH$2]);0)" office:value-type="float" office:value="40" calcext:value-type="float">
            <text:p>40</text:p>
          </table:table-cell>
          <table:table-cell table:formula="of:=IFERROR(MIN(MAX(ROUND(((MIN(([.$H171]^2)/([.$T171]^[.$AC$2]);[.$AE$2]))*([.$J171]+3)*[.$AG$2]))*5; [.$AI$2]); [.$AH$2]);0)" office:value-type="float" office:value="35" calcext:value-type="float">
            <text:p>35</text:p>
          </table:table-cell>
          <table:table-cell table:formula="of:=IFERROR(MIN(MAX(ROUND(((MIN(([.$E171]^[.$AC$2])/([.$T171]^[.$AC$2]);[.$AE$2]))*([.$J171]+3)*[.$AG$2]))*5; [.$AI$2]); [.$AH$2]);0)" office:value-type="float" office:value="35" calcext:value-type="float">
            <text:p>35</text:p>
          </table:table-cell>
          <table:table-cell table:formula="of:=IFERROR(MIN(MAX(ROUND(((MIN(([.$G171]^[.$AC$2])/([.$T171]^[.$AC$2]);[.$AE$2]))*([.$J171]+3)*[.$AG$2]))*5; [.$AI$2]); [.$AH$2]);0)" office:value-type="float" office:value="40" calcext:value-type="float">
            <text:p>40</text:p>
          </table:table-cell>
          <table:table-cell table:formula="of:=IFERROR(MIN(MAX(ROUND((MIN(([.$F171]^[.$Q$2])/([.$T171]^[.$AC$2]);[.$AE$2]))*([.$J171]+[.$AF$2]))*5; [.$AI$2]); [.$AH$2]);0)" office:value-type="float" office:value="20" calcext:value-type="float">
            <text:p>20</text:p>
          </table:table-cell>
          <table:table-cell table:formula="of:=ROUND(AVERAGE([.AD171:.AJ171]);2)" office:value-type="float" office:value="42.14" calcext:value-type="float">
            <text:p>42.14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(((MIN(([.$C172]^[.$AC$2])/([.$T172]^[.$AC$2]);[.$AE$2])))*[.$J172]*0.8)+([.$C172]/10))*5)+10; 30); 80); 0)" office:value-type="float" office:value="80" calcext:value-type="float">
            <text:p>80</text:p>
          </table:table-cell>
          <table:table-cell table:formula="of:=IFERROR(MIN(MAX(ROUND((MIN(([.$D172]^[.$L$2])/([.$T172]^[.$AC$2]);[.$AE$2]))*([.$J172]+[.$AF$2]))*5; [.$AI$2]); [.$AH$2]);0)" office:value-type="float" office:value="40" calcext:value-type="float">
            <text:p>40</text:p>
          </table:table-cell>
          <table:table-cell table:formula="of:=IFERROR(MIN(MAX(ROUND((MIN(([.$D172]+[.$G172]+[.$H172])/3/[.$T172];[.$AE$2]))*([.$J172]+3)*[.$AG$2])*5; [.$AI$2]); [.$AH$2]);0)" office:value-type="float" office:value="40" calcext:value-type="float">
            <text:p>40</text:p>
          </table:table-cell>
          <table:table-cell table:formula="of:=IFERROR(MIN(MAX(ROUND(((MIN(([.$H172]^2)/([.$T172]^[.$AC$2]);[.$AE$2]))*([.$J172]+3)*[.$AG$2]))*5; [.$AI$2]); [.$AH$2]);0)" office:value-type="float" office:value="20" calcext:value-type="float">
            <text:p>20</text:p>
          </table:table-cell>
          <table:table-cell table:formula="of:=IFERROR(MIN(MAX(ROUND(((MIN(([.$E172]^[.$AC$2])/([.$T172]^[.$AC$2]);[.$AE$2]))*([.$J172]+3)*[.$AG$2]))*5; [.$AI$2]); [.$AH$2]);0)" office:value-type="float" office:value="35" calcext:value-type="float">
            <text:p>35</text:p>
          </table:table-cell>
          <table:table-cell table:formula="of:=IFERROR(MIN(MAX(ROUND(((MIN(([.$G172]^[.$AC$2])/([.$T172]^[.$AC$2]);[.$AE$2]))*([.$J172]+3)*[.$AG$2]))*5; [.$AI$2]); [.$AH$2]);0)" office:value-type="float" office:value="40" calcext:value-type="float">
            <text:p>40</text:p>
          </table:table-cell>
          <table:table-cell table:formula="of:=IFERROR(MIN(MAX(ROUND((MIN(([.$F172]^[.$Q$2])/([.$T172]^[.$AC$2]);[.$AE$2]))*([.$J172]+[.$AF$2]))*5; [.$AI$2]); [.$AH$2]);0)" office:value-type="float" office:value="40" calcext:value-type="float">
            <text:p>40</text:p>
          </table:table-cell>
          <table:table-cell table:formula="of:=ROUND(AVERAGE([.AD172:.AJ172]);2)" office:value-type="float" office:value="42.14" calcext:value-type="float">
            <text:p>42.14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(((MIN(([.$C173]^[.$AC$2])/([.$T173]^[.$AC$2]);[.$AE$2])))*[.$J173]*0.8)+([.$C173]/10))*5)+10; 30); 80); 0)" office:value-type="float" office:value="50" calcext:value-type="float">
            <text:p>50</text:p>
          </table:table-cell>
          <table:table-cell table:formula="of:=IFERROR(MIN(MAX(ROUND((MIN(([.$D173]^[.$L$2])/([.$T173]^[.$AC$2]);[.$AE$2]))*([.$J173]+[.$AF$2]))*5; [.$AI$2]); [.$AH$2]);0)" office:value-type="float" office:value="25" calcext:value-type="float">
            <text:p>25</text:p>
          </table:table-cell>
          <table:table-cell table:formula="of:=IFERROR(MIN(MAX(ROUND((MIN(([.$D173]+[.$G173]+[.$H173])/3/[.$T173];[.$AE$2]))*([.$J173]+3)*[.$AG$2])*5; [.$AI$2]); [.$AH$2]);0)" office:value-type="float" office:value="25" calcext:value-type="float">
            <text:p>25</text:p>
          </table:table-cell>
          <table:table-cell table:formula="of:=IFERROR(MIN(MAX(ROUND(((MIN(([.$H173]^2)/([.$T173]^[.$AC$2]);[.$AE$2]))*([.$J173]+3)*[.$AG$2]))*5; [.$AI$2]); [.$AH$2]);0)" office:value-type="float" office:value="25" calcext:value-type="float">
            <text:p>25</text:p>
          </table:table-cell>
          <table:table-cell table:formula="of:=IFERROR(MIN(MAX(ROUND(((MIN(([.$E173]^[.$AC$2])/([.$T173]^[.$AC$2]);[.$AE$2]))*([.$J173]+3)*[.$AG$2]))*5; [.$AI$2]); [.$AH$2]);0)" office:value-type="float" office:value="25" calcext:value-type="float">
            <text:p>25</text:p>
          </table:table-cell>
          <table:table-cell table:formula="of:=IFERROR(MIN(MAX(ROUND(((MIN(([.$G173]^[.$AC$2])/([.$T173]^[.$AC$2]);[.$AE$2]))*([.$J173]+3)*[.$AG$2]))*5; [.$AI$2]); [.$AH$2]);0)" office:value-type="float" office:value="25" calcext:value-type="float">
            <text:p>25</text:p>
          </table:table-cell>
          <table:table-cell table:formula="of:=IFERROR(MIN(MAX(ROUND((MIN(([.$F173]^[.$Q$2])/([.$T173]^[.$AC$2]);[.$AE$2]))*([.$J173]+[.$AF$2]))*5; [.$AI$2]); [.$AH$2]);0)" office:value-type="float" office:value="25" calcext:value-type="float">
            <text:p>25</text:p>
          </table:table-cell>
          <table:table-cell table:formula="of:=ROUND(AVERAGE([.AD173:.AJ173]);2)" office:value-type="float" office:value="28.57" calcext:value-type="float">
            <text:p>28.57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(((MIN(([.$C174]^[.$AC$2])/([.$T174]^[.$AC$2]);[.$AE$2])))*[.$J174]*0.8)+([.$C174]/10))*5)+10; 30); 80); 0)" office:value-type="float" office:value="55" calcext:value-type="float">
            <text:p>55</text:p>
          </table:table-cell>
          <table:table-cell table:formula="of:=IFERROR(MIN(MAX(ROUND((MIN(([.$D174]^[.$L$2])/([.$T174]^[.$AC$2]);[.$AE$2]))*([.$J174]+[.$AF$2]))*5; [.$AI$2]); [.$AH$2]);0)" office:value-type="float" office:value="30" calcext:value-type="float">
            <text:p>30</text:p>
          </table:table-cell>
          <table:table-cell table:formula="of:=IFERROR(MIN(MAX(ROUND((MIN(([.$D174]+[.$G174]+[.$H174])/3/[.$T174];[.$AE$2]))*([.$J174]+3)*[.$AG$2])*5; [.$AI$2]); [.$AH$2]);0)" office:value-type="float" office:value="30" calcext:value-type="float">
            <text:p>30</text:p>
          </table:table-cell>
          <table:table-cell table:formula="of:=IFERROR(MIN(MAX(ROUND(((MIN(([.$H174]^2)/([.$T174]^[.$AC$2]);[.$AE$2]))*([.$J174]+3)*[.$AG$2]))*5; [.$AI$2]); [.$AH$2]);0)" office:value-type="float" office:value="30" calcext:value-type="float">
            <text:p>30</text:p>
          </table:table-cell>
          <table:table-cell table:formula="of:=IFERROR(MIN(MAX(ROUND(((MIN(([.$E174]^[.$AC$2])/([.$T174]^[.$AC$2]);[.$AE$2]))*([.$J174]+3)*[.$AG$2]))*5; [.$AI$2]); [.$AH$2]);0)" office:value-type="float" office:value="25" calcext:value-type="float">
            <text:p>25</text:p>
          </table:table-cell>
          <table:table-cell table:formula="of:=IFERROR(MIN(MAX(ROUND(((MIN(([.$G174]^[.$AC$2])/([.$T174]^[.$AC$2]);[.$AE$2]))*([.$J174]+3)*[.$AG$2]))*5; [.$AI$2]); [.$AH$2]);0)" office:value-type="float" office:value="30" calcext:value-type="float">
            <text:p>30</text:p>
          </table:table-cell>
          <table:table-cell table:formula="of:=IFERROR(MIN(MAX(ROUND((MIN(([.$F174]^[.$Q$2])/([.$T174]^[.$AC$2]);[.$AE$2]))*([.$J174]+[.$AF$2]))*5; [.$AI$2]); [.$AH$2]);0)" office:value-type="float" office:value="20" calcext:value-type="float">
            <text:p>20</text:p>
          </table:table-cell>
          <table:table-cell table:formula="of:=ROUND(AVERAGE([.AD174:.AJ174]);2)" office:value-type="float" office:value="31.43" calcext:value-type="float">
            <text:p>31.43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(((MIN(([.$C175]^[.$AC$2])/([.$T175]^[.$AC$2]);[.$AE$2])))*[.$J175]*0.8)+([.$C175]/10))*5)+10; 30); 80); 0)" office:value-type="float" office:value="80" calcext:value-type="float">
            <text:p>80</text:p>
          </table:table-cell>
          <table:table-cell table:formula="of:=IFERROR(MIN(MAX(ROUND((MIN(([.$D175]^[.$L$2])/([.$T175]^[.$AC$2]);[.$AE$2]))*([.$J175]+[.$AF$2]))*5; [.$AI$2]); [.$AH$2]);0)" office:value-type="float" office:value="25" calcext:value-type="float">
            <text:p>25</text:p>
          </table:table-cell>
          <table:table-cell table:formula="of:=IFERROR(MIN(MAX(ROUND((MIN(([.$D175]+[.$G175]+[.$H175])/3/[.$T175];[.$AE$2]))*([.$J175]+3)*[.$AG$2])*5; [.$AI$2]); [.$AH$2]);0)" office:value-type="float" office:value="35" calcext:value-type="float">
            <text:p>35</text:p>
          </table:table-cell>
          <table:table-cell table:formula="of:=IFERROR(MIN(MAX(ROUND(((MIN(([.$H175]^2)/([.$T175]^[.$AC$2]);[.$AE$2]))*([.$J175]+3)*[.$AG$2]))*5; [.$AI$2]); [.$AH$2]);0)" office:value-type="float" office:value="25" calcext:value-type="float">
            <text:p>25</text:p>
          </table:table-cell>
          <table:table-cell table:formula="of:=IFERROR(MIN(MAX(ROUND(((MIN(([.$E175]^[.$AC$2])/([.$T175]^[.$AC$2]);[.$AE$2]))*([.$J175]+3)*[.$AG$2]))*5; [.$AI$2]); [.$AH$2]);0)" office:value-type="float" office:value="20" calcext:value-type="float">
            <text:p>20</text:p>
          </table:table-cell>
          <table:table-cell table:formula="of:=IFERROR(MIN(MAX(ROUND(((MIN(([.$G175]^[.$AC$2])/([.$T175]^[.$AC$2]);[.$AE$2]))*([.$J175]+3)*[.$AG$2]))*5; [.$AI$2]); [.$AH$2]);0)" office:value-type="float" office:value="40" calcext:value-type="float">
            <text:p>40</text:p>
          </table:table-cell>
          <table:table-cell table:formula="of:=IFERROR(MIN(MAX(ROUND((MIN(([.$F175]^[.$Q$2])/([.$T175]^[.$AC$2]);[.$AE$2]))*([.$J175]+[.$AF$2]))*5; [.$AI$2]); [.$AH$2]);0)" office:value-type="float" office:value="45" calcext:value-type="float">
            <text:p>45</text:p>
          </table:table-cell>
          <table:table-cell table:formula="of:=ROUND(AVERAGE([.AD175:.AJ175]);2)" office:value-type="float" office:value="38.57" calcext:value-type="float">
            <text:p>38.57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(((MIN(([.$C176]^[.$AC$2])/([.$T176]^[.$AC$2]);[.$AE$2])))*[.$J176]*0.8)+([.$C176]/10))*5)+10; 30); 80); 0)" office:value-type="float" office:value="60" calcext:value-type="float">
            <text:p>60</text:p>
          </table:table-cell>
          <table:table-cell table:formula="of:=IFERROR(MIN(MAX(ROUND((MIN(([.$D176]^[.$L$2])/([.$T176]^[.$AC$2]);[.$AE$2]))*([.$J176]+[.$AF$2]))*5; [.$AI$2]); [.$AH$2]);0)" office:value-type="float" office:value="25" calcext:value-type="float">
            <text:p>25</text:p>
          </table:table-cell>
          <table:table-cell table:formula="of:=IFERROR(MIN(MAX(ROUND((MIN(([.$D176]+[.$G176]+[.$H176])/3/[.$T176];[.$AE$2]))*([.$J176]+3)*[.$AG$2])*5; [.$AI$2]); [.$AH$2]);0)" office:value-type="float" office:value="40" calcext:value-type="float">
            <text:p>40</text:p>
          </table:table-cell>
          <table:table-cell table:formula="of:=IFERROR(MIN(MAX(ROUND(((MIN(([.$H176]^2)/([.$T176]^[.$AC$2]);[.$AE$2]))*([.$J176]+3)*[.$AG$2]))*5; [.$AI$2]); [.$AH$2]);0)" office:value-type="float" office:value="40" calcext:value-type="float">
            <text:p>40</text:p>
          </table:table-cell>
          <table:table-cell table:formula="of:=IFERROR(MIN(MAX(ROUND(((MIN(([.$E176]^[.$AC$2])/([.$T176]^[.$AC$2]);[.$AE$2]))*([.$J176]+3)*[.$AG$2]))*5; [.$AI$2]); [.$AH$2]);0)" office:value-type="float" office:value="20" calcext:value-type="float">
            <text:p>20</text:p>
          </table:table-cell>
          <table:table-cell table:formula="of:=IFERROR(MIN(MAX(ROUND(((MIN(([.$G176]^[.$AC$2])/([.$T176]^[.$AC$2]);[.$AE$2]))*([.$J176]+3)*[.$AG$2]))*5; [.$AI$2]); [.$AH$2]);0)" office:value-type="float" office:value="40" calcext:value-type="float">
            <text:p>40</text:p>
          </table:table-cell>
          <table:table-cell table:formula="of:=IFERROR(MIN(MAX(ROUND((MIN(([.$F176]^[.$Q$2])/([.$T176]^[.$AC$2]);[.$AE$2]))*([.$J176]+[.$AF$2]))*5; [.$AI$2]); [.$AH$2]);0)" office:value-type="float" office:value="45" calcext:value-type="float">
            <text:p>45</text:p>
          </table:table-cell>
          <table:table-cell table:formula="of:=ROUND(AVERAGE([.AD176:.AJ176]);2)" office:value-type="float" office:value="38.57" calcext:value-type="float">
            <text:p>38.57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(((MIN(([.$C177]^[.$AC$2])/([.$T177]^[.$AC$2]);[.$AE$2])))*[.$J177]*0.8)+([.$C177]/10))*5)+10; 30); 80); 0)" office:value-type="float" office:value="60" calcext:value-type="float">
            <text:p>60</text:p>
          </table:table-cell>
          <table:table-cell table:formula="of:=IFERROR(MIN(MAX(ROUND((MIN(([.$D177]^[.$L$2])/([.$T177]^[.$AC$2]);[.$AE$2]))*([.$J177]+[.$AF$2]))*5; [.$AI$2]); [.$AH$2]);0)" office:value-type="float" office:value="45" calcext:value-type="float">
            <text:p>45</text:p>
          </table:table-cell>
          <table:table-cell table:formula="of:=IFERROR(MIN(MAX(ROUND((MIN(([.$D177]+[.$G177]+[.$H177])/3/[.$T177];[.$AE$2]))*([.$J177]+3)*[.$AG$2])*5; [.$AI$2]); [.$AH$2]);0)" office:value-type="float" office:value="40" calcext:value-type="float">
            <text:p>40</text:p>
          </table:table-cell>
          <table:table-cell table:formula="of:=IFERROR(MIN(MAX(ROUND(((MIN(([.$H177]^2)/([.$T177]^[.$AC$2]);[.$AE$2]))*([.$J177]+3)*[.$AG$2]))*5; [.$AI$2]); [.$AH$2]);0)" office:value-type="float" office:value="25" calcext:value-type="float">
            <text:p>25</text:p>
          </table:table-cell>
          <table:table-cell table:formula="of:=IFERROR(MIN(MAX(ROUND(((MIN(([.$E177]^[.$AC$2])/([.$T177]^[.$AC$2]);[.$AE$2]))*([.$J177]+3)*[.$AG$2]))*5; [.$AI$2]); [.$AH$2]);0)" office:value-type="float" office:value="20" calcext:value-type="float">
            <text:p>20</text:p>
          </table:table-cell>
          <table:table-cell table:formula="of:=IFERROR(MIN(MAX(ROUND(((MIN(([.$G177]^[.$AC$2])/([.$T177]^[.$AC$2]);[.$AE$2]))*([.$J177]+3)*[.$AG$2]))*5; [.$AI$2]); [.$AH$2]);0)" office:value-type="float" office:value="40" calcext:value-type="float">
            <text:p>40</text:p>
          </table:table-cell>
          <table:table-cell table:formula="of:=IFERROR(MIN(MAX(ROUND((MIN(([.$F177]^[.$Q$2])/([.$T177]^[.$AC$2]);[.$AE$2]))*([.$J177]+[.$AF$2]))*5; [.$AI$2]); [.$AH$2]);0)" office:value-type="float" office:value="45" calcext:value-type="float">
            <text:p>45</text:p>
          </table:table-cell>
          <table:table-cell table:formula="of:=ROUND(AVERAGE([.AD177:.AJ177]);2)" office:value-type="float" office:value="39.29" calcext:value-type="float">
            <text:p>39.29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(((MIN(([.$C178]^[.$AC$2])/([.$T178]^[.$AC$2]);[.$AE$2])))*[.$J178]*0.8)+([.$C178]/10))*5)+10; 30); 80); 0)" office:value-type="float" office:value="65" calcext:value-type="float">
            <text:p>65</text:p>
          </table:table-cell>
          <table:table-cell table:formula="of:=IFERROR(MIN(MAX(ROUND((MIN(([.$D178]^[.$L$2])/([.$T178]^[.$AC$2]);[.$AE$2]))*([.$J178]+[.$AF$2]))*5; [.$AI$2]); [.$AH$2]);0)" office:value-type="float" office:value="25" calcext:value-type="float">
            <text:p>25</text:p>
          </table:table-cell>
          <table:table-cell table:formula="of:=IFERROR(MIN(MAX(ROUND((MIN(([.$D178]+[.$G178]+[.$H178])/3/[.$T178];[.$AE$2]))*([.$J178]+3)*[.$AG$2])*5; [.$AI$2]); [.$AH$2]);0)" office:value-type="float" office:value="30" calcext:value-type="float">
            <text:p>30</text:p>
          </table:table-cell>
          <table:table-cell table:formula="of:=IFERROR(MIN(MAX(ROUND(((MIN(([.$H178]^2)/([.$T178]^[.$AC$2]);[.$AE$2]))*([.$J178]+3)*[.$AG$2]))*5; [.$AI$2]); [.$AH$2]);0)" office:value-type="float" office:value="10" calcext:value-type="float">
            <text:p>10</text:p>
          </table:table-cell>
          <table:table-cell table:formula="of:=IFERROR(MIN(MAX(ROUND(((MIN(([.$E178]^[.$AC$2])/([.$T178]^[.$AC$2]);[.$AE$2]))*([.$J178]+3)*[.$AG$2]))*5; [.$AI$2]); [.$AH$2]);0)" office:value-type="float" office:value="30" calcext:value-type="float">
            <text:p>30</text:p>
          </table:table-cell>
          <table:table-cell table:formula="of:=IFERROR(MIN(MAX(ROUND(((MIN(([.$G178]^[.$AC$2])/([.$T178]^[.$AC$2]);[.$AE$2]))*([.$J178]+3)*[.$AG$2]))*5; [.$AI$2]); [.$AH$2]);0)" office:value-type="float" office:value="30" calcext:value-type="float">
            <text:p>30</text:p>
          </table:table-cell>
          <table:table-cell table:formula="of:=IFERROR(MIN(MAX(ROUND((MIN(([.$F178]^[.$Q$2])/([.$T178]^[.$AC$2]);[.$AE$2]))*([.$J178]+[.$AF$2]))*5; [.$AI$2]); [.$AH$2]);0)" office:value-type="float" office:value="35" calcext:value-type="float">
            <text:p>35</text:p>
          </table:table-cell>
          <table:table-cell table:formula="of:=ROUND(AVERAGE([.AD178:.AJ178]);2)" office:value-type="float" office:value="32.14" calcext:value-type="float">
            <text:p>32.14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(((MIN(([.$C179]^[.$AC$2])/([.$T179]^[.$AC$2]);[.$AE$2])))*[.$J179]*0.8)+([.$C179]/10))*5)+10; 30); 80); 0)" office:value-type="float" office:value="35" calcext:value-type="float">
            <text:p>35</text:p>
          </table:table-cell>
          <table:table-cell table:formula="of:=IFERROR(MIN(MAX(ROUND((MIN(([.$D179]^[.$L$2])/([.$T179]^[.$AC$2]);[.$AE$2]))*([.$J179]+[.$AF$2]))*5; [.$AI$2]); [.$AH$2]);0)" office:value-type="float" office:value="15" calcext:value-type="float">
            <text:p>15</text:p>
          </table:table-cell>
          <table:table-cell table:formula="of:=IFERROR(MIN(MAX(ROUND((MIN(([.$D179]+[.$G179]+[.$H179])/3/[.$T179];[.$AE$2]))*([.$J179]+3)*[.$AG$2])*5; [.$AI$2]); [.$AH$2]);0)" office:value-type="float" office:value="25" calcext:value-type="float">
            <text:p>25</text:p>
          </table:table-cell>
          <table:table-cell table:formula="of:=IFERROR(MIN(MAX(ROUND(((MIN(([.$H179]^2)/([.$T179]^[.$AC$2]);[.$AE$2]))*([.$J179]+3)*[.$AG$2]))*5; [.$AI$2]); [.$AH$2]);0)" office:value-type="float" office:value="10" calcext:value-type="float">
            <text:p>10</text:p>
          </table:table-cell>
          <table:table-cell table:formula="of:=IFERROR(MIN(MAX(ROUND(((MIN(([.$E179]^[.$AC$2])/([.$T179]^[.$AC$2]);[.$AE$2]))*([.$J179]+3)*[.$AG$2]))*5; [.$AI$2]); [.$AH$2]);0)" office:value-type="float" office:value="30" calcext:value-type="float">
            <text:p>30</text:p>
          </table:table-cell>
          <table:table-cell table:formula="of:=IFERROR(MIN(MAX(ROUND(((MIN(([.$G179]^[.$AC$2])/([.$T179]^[.$AC$2]);[.$AE$2]))*([.$J179]+3)*[.$AG$2]))*5; [.$AI$2]); [.$AH$2]);0)" office:value-type="float" office:value="25" calcext:value-type="float">
            <text:p>25</text:p>
          </table:table-cell>
          <table:table-cell table:formula="of:=IFERROR(MIN(MAX(ROUND((MIN(([.$F179]^[.$Q$2])/([.$T179]^[.$AC$2]);[.$AE$2]))*([.$J179]+[.$AF$2]))*5; [.$AI$2]); [.$AH$2]);0)" office:value-type="float" office:value="30" calcext:value-type="float">
            <text:p>30</text:p>
          </table:table-cell>
          <table:table-cell table:formula="of:=ROUND(AVERAGE([.AD179:.AJ179]);2)" office:value-type="float" office:value="24.29" calcext:value-type="float">
            <text:p>24.29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(((MIN(([.$C180]^[.$AC$2])/([.$T180]^[.$AC$2]);[.$AE$2])))*[.$J180]*0.8)+([.$C180]/10))*5)+10; 30); 80); 0)" office:value-type="float" office:value="65" calcext:value-type="float">
            <text:p>65</text:p>
          </table:table-cell>
          <table:table-cell table:formula="of:=IFERROR(MIN(MAX(ROUND((MIN(([.$D180]^[.$L$2])/([.$T180]^[.$AC$2]);[.$AE$2]))*([.$J180]+[.$AF$2]))*5; [.$AI$2]); [.$AH$2]);0)" office:value-type="float" office:value="20" calcext:value-type="float">
            <text:p>20</text:p>
          </table:table-cell>
          <table:table-cell table:formula="of:=IFERROR(MIN(MAX(ROUND((MIN(([.$D180]+[.$G180]+[.$H180])/3/[.$T180];[.$AE$2]))*([.$J180]+3)*[.$AG$2])*5; [.$AI$2]); [.$AH$2]);0)" office:value-type="float" office:value="30" calcext:value-type="float">
            <text:p>30</text:p>
          </table:table-cell>
          <table:table-cell table:formula="of:=IFERROR(MIN(MAX(ROUND(((MIN(([.$H180]^2)/([.$T180]^[.$AC$2]);[.$AE$2]))*([.$J180]+3)*[.$AG$2]))*5; [.$AI$2]); [.$AH$2]);0)" office:value-type="float" office:value="15" calcext:value-type="float">
            <text:p>15</text:p>
          </table:table-cell>
          <table:table-cell table:formula="of:=IFERROR(MIN(MAX(ROUND(((MIN(([.$E180]^[.$AC$2])/([.$T180]^[.$AC$2]);[.$AE$2]))*([.$J180]+3)*[.$AG$2]))*5; [.$AI$2]); [.$AH$2]);0)" office:value-type="float" office:value="35" calcext:value-type="float">
            <text:p>35</text:p>
          </table:table-cell>
          <table:table-cell table:formula="of:=IFERROR(MIN(MAX(ROUND(((MIN(([.$G180]^[.$AC$2])/([.$T180]^[.$AC$2]);[.$AE$2]))*([.$J180]+3)*[.$AG$2]))*5; [.$AI$2]); [.$AH$2]);0)" office:value-type="float" office:value="30" calcext:value-type="float">
            <text:p>30</text:p>
          </table:table-cell>
          <table:table-cell table:formula="of:=IFERROR(MIN(MAX(ROUND((MIN(([.$F180]^[.$Q$2])/([.$T180]^[.$AC$2]);[.$AE$2]))*([.$J180]+[.$AF$2]))*5; [.$AI$2]); [.$AH$2]);0)" office:value-type="float" office:value="40" calcext:value-type="float">
            <text:p>40</text:p>
          </table:table-cell>
          <table:table-cell table:formula="of:=ROUND(AVERAGE([.AD180:.AJ180]);2)" office:value-type="float" office:value="33.57" calcext:value-type="float">
            <text:p>33.57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(((MIN(([.$C181]^[.$AC$2])/([.$T181]^[.$AC$2]);[.$AE$2])))*[.$J181]*0.8)+([.$C181]/10))*5)+10; 30); 80); 0)" office:value-type="float" office:value="30" calcext:value-type="float">
            <text:p>30</text:p>
          </table:table-cell>
          <table:table-cell table:formula="of:=IFERROR(MIN(MAX(ROUND((MIN(([.$D181]^[.$L$2])/([.$T181]^[.$AC$2]);[.$AE$2]))*([.$J181]+[.$AF$2]))*5; [.$AI$2]); [.$AH$2]);0)" office:value-type="float" office:value="30" calcext:value-type="float">
            <text:p>30</text:p>
          </table:table-cell>
          <table:table-cell table:formula="of:=IFERROR(MIN(MAX(ROUND((MIN(([.$D181]+[.$G181]+[.$H181])/3/[.$T181];[.$AE$2]))*([.$J181]+3)*[.$AG$2])*5; [.$AI$2]); [.$AH$2]);0)" office:value-type="float" office:value="30" calcext:value-type="float">
            <text:p>30</text:p>
          </table:table-cell>
          <table:table-cell table:formula="of:=IFERROR(MIN(MAX(ROUND(((MIN(([.$H181]^2)/([.$T181]^[.$AC$2]);[.$AE$2]))*([.$J181]+3)*[.$AG$2]))*5; [.$AI$2]); [.$AH$2]);0)" office:value-type="float" office:value="25" calcext:value-type="float">
            <text:p>25</text:p>
          </table:table-cell>
          <table:table-cell table:formula="of:=IFERROR(MIN(MAX(ROUND(((MIN(([.$E181]^[.$AC$2])/([.$T181]^[.$AC$2]);[.$AE$2]))*([.$J181]+3)*[.$AG$2]))*5; [.$AI$2]); [.$AH$2]);0)" office:value-type="float" office:value="30" calcext:value-type="float">
            <text:p>30</text:p>
          </table:table-cell>
          <table:table-cell table:formula="of:=IFERROR(MIN(MAX(ROUND(((MIN(([.$G181]^[.$AC$2])/([.$T181]^[.$AC$2]);[.$AE$2]))*([.$J181]+3)*[.$AG$2]))*5; [.$AI$2]); [.$AH$2]);0)" office:value-type="float" office:value="20" calcext:value-type="float">
            <text:p>20</text:p>
          </table:table-cell>
          <table:table-cell table:formula="of:=IFERROR(MIN(MAX(ROUND((MIN(([.$F181]^[.$Q$2])/([.$T181]^[.$AC$2]);[.$AE$2]))*([.$J181]+[.$AF$2]))*5; [.$AI$2]); [.$AH$2]);0)" office:value-type="float" office:value="25" calcext:value-type="float">
            <text:p>25</text:p>
          </table:table-cell>
          <table:table-cell table:formula="of:=ROUND(AVERAGE([.AD181:.AJ181]);2)" office:value-type="float" office:value="27.14" calcext:value-type="float">
            <text:p>27.14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(((MIN(([.$C182]^[.$AC$2])/([.$T182]^[.$AC$2]);[.$AE$2])))*[.$J182]*0.8)+([.$C182]/10))*5)+10; 30); 80); 0)" office:value-type="float" office:value="55" calcext:value-type="float">
            <text:p>55</text:p>
          </table:table-cell>
          <table:table-cell table:formula="of:=IFERROR(MIN(MAX(ROUND((MIN(([.$D182]^[.$L$2])/([.$T182]^[.$AC$2]);[.$AE$2]))*([.$J182]+[.$AF$2]))*5; [.$AI$2]); [.$AH$2]);0)" office:value-type="float" office:value="40" calcext:value-type="float">
            <text:p>40</text:p>
          </table:table-cell>
          <table:table-cell table:formula="of:=IFERROR(MIN(MAX(ROUND((MIN(([.$D182]+[.$G182]+[.$H182])/3/[.$T182];[.$AE$2]))*([.$J182]+3)*[.$AG$2])*5; [.$AI$2]); [.$AH$2]);0)" office:value-type="float" office:value="35" calcext:value-type="float">
            <text:p>35</text:p>
          </table:table-cell>
          <table:table-cell table:formula="of:=IFERROR(MIN(MAX(ROUND(((MIN(([.$H182]^2)/([.$T182]^[.$AC$2]);[.$AE$2]))*([.$J182]+3)*[.$AG$2]))*5; [.$AI$2]); [.$AH$2]);0)" office:value-type="float" office:value="35" calcext:value-type="float">
            <text:p>35</text:p>
          </table:table-cell>
          <table:table-cell table:formula="of:=IFERROR(MIN(MAX(ROUND(((MIN(([.$E182]^[.$AC$2])/([.$T182]^[.$AC$2]);[.$AE$2]))*([.$J182]+3)*[.$AG$2]))*5; [.$AI$2]); [.$AH$2]);0)" office:value-type="float" office:value="35" calcext:value-type="float">
            <text:p>35</text:p>
          </table:table-cell>
          <table:table-cell table:formula="of:=IFERROR(MIN(MAX(ROUND(((MIN(([.$G182]^[.$AC$2])/([.$T182]^[.$AC$2]);[.$AE$2]))*([.$J182]+3)*[.$AG$2]))*5; [.$AI$2]); [.$AH$2]);0)" office:value-type="float" office:value="30" calcext:value-type="float">
            <text:p>30</text:p>
          </table:table-cell>
          <table:table-cell table:formula="of:=IFERROR(MIN(MAX(ROUND((MIN(([.$F182]^[.$Q$2])/([.$T182]^[.$AC$2]);[.$AE$2]))*([.$J182]+[.$AF$2]))*5; [.$AI$2]); [.$AH$2]);0)" office:value-type="float" office:value="25" calcext:value-type="float">
            <text:p>25</text:p>
          </table:table-cell>
          <table:table-cell table:formula="of:=ROUND(AVERAGE([.AD182:.AJ182]);2)" office:value-type="float" office:value="36.43" calcext:value-type="float">
            <text:p>36.43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(((MIN(([.$C183]^[.$AC$2])/([.$T183]^[.$AC$2]);[.$AE$2])))*[.$J183]*0.8)+([.$C183]/10))*5)+10; 30); 80); 0)" office:value-type="float" office:value="75" calcext:value-type="float">
            <text:p>75</text:p>
          </table:table-cell>
          <table:table-cell table:formula="of:=IFERROR(MIN(MAX(ROUND((MIN(([.$D183]^[.$L$2])/([.$T183]^[.$AC$2]);[.$AE$2]))*([.$J183]+[.$AF$2]))*5; [.$AI$2]); [.$AH$2]);0)" office:value-type="float" office:value="40" calcext:value-type="float">
            <text:p>40</text:p>
          </table:table-cell>
          <table:table-cell table:formula="of:=IFERROR(MIN(MAX(ROUND((MIN(([.$D183]+[.$G183]+[.$H183])/3/[.$T183];[.$AE$2]))*([.$J183]+3)*[.$AG$2])*5; [.$AI$2]); [.$AH$2]);0)" office:value-type="float" office:value="40" calcext:value-type="float">
            <text:p>40</text:p>
          </table:table-cell>
          <table:table-cell table:formula="of:=IFERROR(MIN(MAX(ROUND(((MIN(([.$H183]^2)/([.$T183]^[.$AC$2]);[.$AE$2]))*([.$J183]+3)*[.$AG$2]))*5; [.$AI$2]); [.$AH$2]);0)" office:value-type="float" office:value="40" calcext:value-type="float">
            <text:p>40</text:p>
          </table:table-cell>
          <table:table-cell table:formula="of:=IFERROR(MIN(MAX(ROUND(((MIN(([.$E183]^[.$AC$2])/([.$T183]^[.$AC$2]);[.$AE$2]))*([.$J183]+3)*[.$AG$2]))*5; [.$AI$2]); [.$AH$2]);0)" office:value-type="float" office:value="25" calcext:value-type="float">
            <text:p>25</text:p>
          </table:table-cell>
          <table:table-cell table:formula="of:=IFERROR(MIN(MAX(ROUND(((MIN(([.$G183]^[.$AC$2])/([.$T183]^[.$AC$2]);[.$AE$2]))*([.$J183]+3)*[.$AG$2]))*5; [.$AI$2]); [.$AH$2]);0)" office:value-type="float" office:value="30" calcext:value-type="float">
            <text:p>30</text:p>
          </table:table-cell>
          <table:table-cell table:formula="of:=IFERROR(MIN(MAX(ROUND((MIN(([.$F183]^[.$Q$2])/([.$T183]^[.$AC$2]);[.$AE$2]))*([.$J183]+[.$AF$2]))*5; [.$AI$2]); [.$AH$2]);0)" office:value-type="float" office:value="20" calcext:value-type="float">
            <text:p>20</text:p>
          </table:table-cell>
          <table:table-cell table:formula="of:=ROUND(AVERAGE([.AD183:.AJ183]);2)" office:value-type="float" office:value="38.57" calcext:value-type="float">
            <text:p>38.57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(((MIN(([.$C184]^[.$AC$2])/([.$T184]^[.$AC$2]);[.$AE$2])))*[.$J184]*0.8)+([.$C184]/10))*5)+10; 30); 80); 0)" office:value-type="float" office:value="80" calcext:value-type="float">
            <text:p>80</text:p>
          </table:table-cell>
          <table:table-cell table:formula="of:=IFERROR(MIN(MAX(ROUND((MIN(([.$D184]^[.$L$2])/([.$T184]^[.$AC$2]);[.$AE$2]))*([.$J184]+[.$AF$2]))*5; [.$AI$2]); [.$AH$2]);0)" office:value-type="float" office:value="45" calcext:value-type="float">
            <text:p>45</text:p>
          </table:table-cell>
          <table:table-cell table:formula="of:=IFERROR(MIN(MAX(ROUND((MIN(([.$D184]+[.$G184]+[.$H184])/3/[.$T184];[.$AE$2]))*([.$J184]+3)*[.$AG$2])*5; [.$AI$2]); [.$AH$2]);0)" office:value-type="float" office:value="40" calcext:value-type="float">
            <text:p>40</text:p>
          </table:table-cell>
          <table:table-cell table:formula="of:=IFERROR(MIN(MAX(ROUND(((MIN(([.$H184]^2)/([.$T184]^[.$AC$2]);[.$AE$2]))*([.$J184]+3)*[.$AG$2]))*5; [.$AI$2]); [.$AH$2]);0)" office:value-type="float" office:value="10" calcext:value-type="float">
            <text:p>10</text:p>
          </table:table-cell>
          <table:table-cell table:formula="of:=IFERROR(MIN(MAX(ROUND(((MIN(([.$E184]^[.$AC$2])/([.$T184]^[.$AC$2]);[.$AE$2]))*([.$J184]+3)*[.$AG$2]))*5; [.$AI$2]); [.$AH$2]);0)" office:value-type="float" office:value="20" calcext:value-type="float">
            <text:p>20</text:p>
          </table:table-cell>
          <table:table-cell table:formula="of:=IFERROR(MIN(MAX(ROUND(((MIN(([.$G184]^[.$AC$2])/([.$T184]^[.$AC$2]);[.$AE$2]))*([.$J184]+3)*[.$AG$2]))*5; [.$AI$2]); [.$AH$2]);0)" office:value-type="float" office:value="40" calcext:value-type="float">
            <text:p>40</text:p>
          </table:table-cell>
          <table:table-cell table:formula="of:=IFERROR(MIN(MAX(ROUND((MIN(([.$F184]^[.$Q$2])/([.$T184]^[.$AC$2]);[.$AE$2]))*([.$J184]+[.$AF$2]))*5; [.$AI$2]); [.$AH$2]);0)" office:value-type="float" office:value="25" calcext:value-type="float">
            <text:p>25</text:p>
          </table:table-cell>
          <table:table-cell table:formula="of:=ROUND(AVERAGE([.AD184:.AJ184]);2)" office:value-type="float" office:value="37.14" calcext:value-type="float">
            <text:p>37.14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(((MIN(([.$C185]^[.$AC$2])/([.$T185]^[.$AC$2]);[.$AE$2])))*[.$J185]*0.8)+([.$C185]/10))*5)+10; 30); 80); 0)" office:value-type="float" office:value="80" calcext:value-type="float">
            <text:p>80</text:p>
          </table:table-cell>
          <table:table-cell table:formula="of:=IFERROR(MIN(MAX(ROUND((MIN(([.$D185]^[.$L$2])/([.$T185]^[.$AC$2]);[.$AE$2]))*([.$J185]+[.$AF$2]))*5; [.$AI$2]); [.$AH$2]);0)" office:value-type="float" office:value="40" calcext:value-type="float">
            <text:p>40</text:p>
          </table:table-cell>
          <table:table-cell table:formula="of:=IFERROR(MIN(MAX(ROUND((MIN(([.$D185]+[.$G185]+[.$H185])/3/[.$T185];[.$AE$2]))*([.$J185]+3)*[.$AG$2])*5; [.$AI$2]); [.$AH$2]);0)" office:value-type="float" office:value="45" calcext:value-type="float">
            <text:p>45</text:p>
          </table:table-cell>
          <table:table-cell table:formula="of:=IFERROR(MIN(MAX(ROUND(((MIN(([.$H185]^2)/([.$T185]^[.$AC$2]);[.$AE$2]))*([.$J185]+3)*[.$AG$2]))*5; [.$AI$2]); [.$AH$2]);0)" office:value-type="float" office:value="35" calcext:value-type="float">
            <text:p>35</text:p>
          </table:table-cell>
          <table:table-cell table:formula="of:=IFERROR(MIN(MAX(ROUND(((MIN(([.$E185]^[.$AC$2])/([.$T185]^[.$AC$2]);[.$AE$2]))*([.$J185]+3)*[.$AG$2]))*5; [.$AI$2]); [.$AH$2]);0)" office:value-type="float" office:value="45" calcext:value-type="float">
            <text:p>45</text:p>
          </table:table-cell>
          <table:table-cell table:formula="of:=IFERROR(MIN(MAX(ROUND(((MIN(([.$G185]^[.$AC$2])/([.$T185]^[.$AC$2]);[.$AE$2]))*([.$J185]+3)*[.$AG$2]))*5; [.$AI$2]); [.$AH$2]);0)" office:value-type="float" office:value="45" calcext:value-type="float">
            <text:p>45</text:p>
          </table:table-cell>
          <table:table-cell table:formula="of:=IFERROR(MIN(MAX(ROUND((MIN(([.$F185]^[.$Q$2])/([.$T185]^[.$AC$2]);[.$AE$2]))*([.$J185]+[.$AF$2]))*5; [.$AI$2]); [.$AH$2]);0)" office:value-type="float" office:value="45" calcext:value-type="float">
            <text:p>45</text:p>
          </table:table-cell>
          <table:table-cell table:formula="of:=ROUND(AVERAGE([.AD185:.AJ185]);2)" office:value-type="float" office:value="47.86" calcext:value-type="float">
            <text:p>47.86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(((MIN(([.$C186]^[.$AC$2])/([.$T186]^[.$AC$2]);[.$AE$2])))*[.$J186]*0.8)+([.$C186]/10))*5)+10; 30); 80); 0)" office:value-type="float" office:value="80" calcext:value-type="float">
            <text:p>80</text:p>
          </table:table-cell>
          <table:table-cell table:formula="of:=IFERROR(MIN(MAX(ROUND((MIN(([.$D186]^[.$L$2])/([.$T186]^[.$AC$2]);[.$AE$2]))*([.$J186]+[.$AF$2]))*5; [.$AI$2]); [.$AH$2]);0)" office:value-type="float" office:value="40" calcext:value-type="float">
            <text:p>40</text:p>
          </table:table-cell>
          <table:table-cell table:formula="of:=IFERROR(MIN(MAX(ROUND((MIN(([.$D186]+[.$G186]+[.$H186])/3/[.$T186];[.$AE$2]))*([.$J186]+3)*[.$AG$2])*5; [.$AI$2]); [.$AH$2]);0)" office:value-type="float" office:value="45" calcext:value-type="float">
            <text:p>45</text:p>
          </table:table-cell>
          <table:table-cell table:formula="of:=IFERROR(MIN(MAX(ROUND(((MIN(([.$H186]^2)/([.$T186]^[.$AC$2]);[.$AE$2]))*([.$J186]+3)*[.$AG$2]))*5; [.$AI$2]); [.$AH$2]);0)" office:value-type="float" office:value="45" calcext:value-type="float">
            <text:p>45</text:p>
          </table:table-cell>
          <table:table-cell table:formula="of:=IFERROR(MIN(MAX(ROUND(((MIN(([.$E186]^[.$AC$2])/([.$T186]^[.$AC$2]);[.$AE$2]))*([.$J186]+3)*[.$AG$2]))*5; [.$AI$2]); [.$AH$2]);0)" office:value-type="float" office:value="35" calcext:value-type="float">
            <text:p>35</text:p>
          </table:table-cell>
          <table:table-cell table:formula="of:=IFERROR(MIN(MAX(ROUND(((MIN(([.$G186]^[.$AC$2])/([.$T186]^[.$AC$2]);[.$AE$2]))*([.$J186]+3)*[.$AG$2]))*5; [.$AI$2]); [.$AH$2]);0)" office:value-type="float" office:value="40" calcext:value-type="float">
            <text:p>40</text:p>
          </table:table-cell>
          <table:table-cell table:formula="of:=IFERROR(MIN(MAX(ROUND((MIN(([.$F186]^[.$Q$2])/([.$T186]^[.$AC$2]);[.$AE$2]))*([.$J186]+[.$AF$2]))*5; [.$AI$2]); [.$AH$2]);0)" office:value-type="float" office:value="50" calcext:value-type="float">
            <text:p>50</text:p>
          </table:table-cell>
          <table:table-cell table:formula="of:=ROUND(AVERAGE([.AD186:.AJ186]);2)" office:value-type="float" office:value="47.86" calcext:value-type="float">
            <text:p>47.86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(((MIN(([.$C187]^[.$AC$2])/([.$T187]^[.$AC$2]);[.$AE$2])))*[.$J187]*0.8)+([.$C187]/10))*5)+10; 30); 80); 0)" office:value-type="float" office:value="80" calcext:value-type="float">
            <text:p>80</text:p>
          </table:table-cell>
          <table:table-cell table:formula="of:=IFERROR(MIN(MAX(ROUND((MIN(([.$D187]^[.$L$2])/([.$T187]^[.$AC$2]);[.$AE$2]))*([.$J187]+[.$AF$2]))*5; [.$AI$2]); [.$AH$2]);0)" office:value-type="float" office:value="50" calcext:value-type="float">
            <text:p>50</text:p>
          </table:table-cell>
          <table:table-cell table:formula="of:=IFERROR(MIN(MAX(ROUND((MIN(([.$D187]+[.$G187]+[.$H187])/3/[.$T187];[.$AE$2]))*([.$J187]+3)*[.$AG$2])*5; [.$AI$2]); [.$AH$2]);0)" office:value-type="float" office:value="45" calcext:value-type="float">
            <text:p>45</text:p>
          </table:table-cell>
          <table:table-cell table:formula="of:=IFERROR(MIN(MAX(ROUND(((MIN(([.$H187]^2)/([.$T187]^[.$AC$2]);[.$AE$2]))*([.$J187]+3)*[.$AG$2]))*5; [.$AI$2]); [.$AH$2]);0)" office:value-type="float" office:value="40" calcext:value-type="float">
            <text:p>40</text:p>
          </table:table-cell>
          <table:table-cell table:formula="of:=IFERROR(MIN(MAX(ROUND(((MIN(([.$E187]^[.$AC$2])/([.$T187]^[.$AC$2]);[.$AE$2]))*([.$J187]+3)*[.$AG$2]))*5; [.$AI$2]); [.$AH$2]);0)" office:value-type="float" office:value="40" calcext:value-type="float">
            <text:p>40</text:p>
          </table:table-cell>
          <table:table-cell table:formula="of:=IFERROR(MIN(MAX(ROUND(((MIN(([.$G187]^[.$AC$2])/([.$T187]^[.$AC$2]);[.$AE$2]))*([.$J187]+3)*[.$AG$2]))*5; [.$AI$2]); [.$AH$2]);0)" office:value-type="float" office:value="35" calcext:value-type="float">
            <text:p>35</text:p>
          </table:table-cell>
          <table:table-cell table:formula="of:=IFERROR(MIN(MAX(ROUND((MIN(([.$F187]^[.$Q$2])/([.$T187]^[.$AC$2]);[.$AE$2]))*([.$J187]+[.$AF$2]))*5; [.$AI$2]); [.$AH$2]);0)" office:value-type="float" office:value="50" calcext:value-type="float">
            <text:p>50</text:p>
          </table:table-cell>
          <table:table-cell table:formula="of:=ROUND(AVERAGE([.AD187:.AJ187]);2)" office:value-type="float" office:value="48.57" calcext:value-type="float">
            <text:p>48.57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(((MIN(([.$C188]^[.$AC$2])/([.$T188]^[.$AC$2]);[.$AE$2])))*[.$J188]*0.8)+([.$C188]/10))*5)+10; 30); 80); 0)" office:value-type="float" office:value="40" calcext:value-type="float">
            <text:p>40</text:p>
          </table:table-cell>
          <table:table-cell table:formula="of:=IFERROR(MIN(MAX(ROUND((MIN(([.$D188]^[.$L$2])/([.$T188]^[.$AC$2]);[.$AE$2]))*([.$J188]+[.$AF$2]))*5; [.$AI$2]); [.$AH$2]);0)" office:value-type="float" office:value="30" calcext:value-type="float">
            <text:p>30</text:p>
          </table:table-cell>
          <table:table-cell table:formula="of:=IFERROR(MIN(MAX(ROUND((MIN(([.$D188]+[.$G188]+[.$H188])/3/[.$T188];[.$AE$2]))*([.$J188]+3)*[.$AG$2])*5; [.$AI$2]); [.$AH$2]);0)" office:value-type="float" office:value="25" calcext:value-type="float">
            <text:p>25</text:p>
          </table:table-cell>
          <table:table-cell table:formula="of:=IFERROR(MIN(MAX(ROUND(((MIN(([.$H188]^2)/([.$T188]^[.$AC$2]);[.$AE$2]))*([.$J188]+3)*[.$AG$2]))*5; [.$AI$2]); [.$AH$2]);0)" office:value-type="float" office:value="25" calcext:value-type="float">
            <text:p>25</text:p>
          </table:table-cell>
          <table:table-cell table:formula="of:=IFERROR(MIN(MAX(ROUND(((MIN(([.$E188]^[.$AC$2])/([.$T188]^[.$AC$2]);[.$AE$2]))*([.$J188]+3)*[.$AG$2]))*5; [.$AI$2]); [.$AH$2]);0)" office:value-type="float" office:value="25" calcext:value-type="float">
            <text:p>25</text:p>
          </table:table-cell>
          <table:table-cell table:formula="of:=IFERROR(MIN(MAX(ROUND(((MIN(([.$G188]^[.$AC$2])/([.$T188]^[.$AC$2]);[.$AE$2]))*([.$J188]+3)*[.$AG$2]))*5; [.$AI$2]); [.$AH$2]);0)" office:value-type="float" office:value="25" calcext:value-type="float">
            <text:p>25</text:p>
          </table:table-cell>
          <table:table-cell table:formula="of:=IFERROR(MIN(MAX(ROUND((MIN(([.$F188]^[.$Q$2])/([.$T188]^[.$AC$2]);[.$AE$2]))*([.$J188]+[.$AF$2]))*5; [.$AI$2]); [.$AH$2]);0)" office:value-type="float" office:value="25" calcext:value-type="float">
            <text:p>25</text:p>
          </table:table-cell>
          <table:table-cell table:formula="of:=ROUND(AVERAGE([.AD188:.AJ188]);2)" office:value-type="float" office:value="27.86" calcext:value-type="float">
            <text:p>27.86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(((MIN(([.$C189]^[.$AC$2])/([.$T189]^[.$AC$2]);[.$AE$2])))*[.$J189]*0.8)+([.$C189]/10))*5)+10; 30); 80); 0)" office:value-type="float" office:value="60" calcext:value-type="float">
            <text:p>60</text:p>
          </table:table-cell>
          <table:table-cell table:formula="of:=IFERROR(MIN(MAX(ROUND((MIN(([.$D189]^[.$L$2])/([.$T189]^[.$AC$2]);[.$AE$2]))*([.$J189]+[.$AF$2]))*5; [.$AI$2]); [.$AH$2]);0)" office:value-type="float" office:value="35" calcext:value-type="float">
            <text:p>35</text:p>
          </table:table-cell>
          <table:table-cell table:formula="of:=IFERROR(MIN(MAX(ROUND((MIN(([.$D189]+[.$G189]+[.$H189])/3/[.$T189];[.$AE$2]))*([.$J189]+3)*[.$AG$2])*5; [.$AI$2]); [.$AH$2]);0)" office:value-type="float" office:value="35" calcext:value-type="float">
            <text:p>35</text:p>
          </table:table-cell>
          <table:table-cell table:formula="of:=IFERROR(MIN(MAX(ROUND(((MIN(([.$H189]^2)/([.$T189]^[.$AC$2]);[.$AE$2]))*([.$J189]+3)*[.$AG$2]))*5; [.$AI$2]); [.$AH$2]);0)" office:value-type="float" office:value="35" calcext:value-type="float">
            <text:p>35</text:p>
          </table:table-cell>
          <table:table-cell table:formula="of:=IFERROR(MIN(MAX(ROUND(((MIN(([.$E189]^[.$AC$2])/([.$T189]^[.$AC$2]);[.$AE$2]))*([.$J189]+3)*[.$AG$2]))*5; [.$AI$2]); [.$AH$2]);0)" office:value-type="float" office:value="30" calcext:value-type="float">
            <text:p>30</text:p>
          </table:table-cell>
          <table:table-cell table:formula="of:=IFERROR(MIN(MAX(ROUND(((MIN(([.$G189]^[.$AC$2])/([.$T189]^[.$AC$2]);[.$AE$2]))*([.$J189]+3)*[.$AG$2]))*5; [.$AI$2]); [.$AH$2]);0)" office:value-type="float" office:value="35" calcext:value-type="float">
            <text:p>35</text:p>
          </table:table-cell>
          <table:table-cell table:formula="of:=IFERROR(MIN(MAX(ROUND((MIN(([.$F189]^[.$Q$2])/([.$T189]^[.$AC$2]);[.$AE$2]))*([.$J189]+[.$AF$2]))*5; [.$AI$2]); [.$AH$2]);0)" office:value-type="float" office:value="35" calcext:value-type="float">
            <text:p>35</text:p>
          </table:table-cell>
          <table:table-cell table:formula="of:=ROUND(AVERAGE([.AD189:.AJ189]);2)" office:value-type="float" office:value="37.86" calcext:value-type="float">
            <text:p>37.86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(((MIN(([.$C190]^[.$AC$2])/([.$T190]^[.$AC$2]);[.$AE$2])))*[.$J190]*0.8)+([.$C190]/10))*5)+10; 30); 80); 0)" office:value-type="float" office:value="80" calcext:value-type="float">
            <text:p>80</text:p>
          </table:table-cell>
          <table:table-cell table:formula="of:=IFERROR(MIN(MAX(ROUND((MIN(([.$D190]^[.$L$2])/([.$T190]^[.$AC$2]);[.$AE$2]))*([.$J190]+[.$AF$2]))*5; [.$AI$2]); [.$AH$2]);0)" office:value-type="float" office:value="55" calcext:value-type="float">
            <text:p>55</text:p>
          </table:table-cell>
          <table:table-cell table:formula="of:=IFERROR(MIN(MAX(ROUND((MIN(([.$D190]+[.$G190]+[.$H190])/3/[.$T190];[.$AE$2]))*([.$J190]+3)*[.$AG$2])*5; [.$AI$2]); [.$AH$2]);0)" office:value-type="float" office:value="50" calcext:value-type="float">
            <text:p>50</text:p>
          </table:table-cell>
          <table:table-cell table:formula="of:=IFERROR(MIN(MAX(ROUND(((MIN(([.$H190]^2)/([.$T190]^[.$AC$2]);[.$AE$2]))*([.$J190]+3)*[.$AG$2]))*5; [.$AI$2]); [.$AH$2]);0)" office:value-type="float" office:value="30" calcext:value-type="float">
            <text:p>30</text:p>
          </table:table-cell>
          <table:table-cell table:formula="of:=IFERROR(MIN(MAX(ROUND(((MIN(([.$E190]^[.$AC$2])/([.$T190]^[.$AC$2]);[.$AE$2]))*([.$J190]+3)*[.$AG$2]))*5; [.$AI$2]); [.$AH$2]);0)" office:value-type="float" office:value="45" calcext:value-type="float">
            <text:p>45</text:p>
          </table:table-cell>
          <table:table-cell table:formula="of:=IFERROR(MIN(MAX(ROUND(((MIN(([.$G190]^[.$AC$2])/([.$T190]^[.$AC$2]);[.$AE$2]))*([.$J190]+3)*[.$AG$2]))*5; [.$AI$2]); [.$AH$2]);0)" office:value-type="float" office:value="50" calcext:value-type="float">
            <text:p>50</text:p>
          </table:table-cell>
          <table:table-cell table:formula="of:=IFERROR(MIN(MAX(ROUND((MIN(([.$F190]^[.$Q$2])/([.$T190]^[.$AC$2]);[.$AE$2]))*([.$J190]+[.$AF$2]))*5; [.$AI$2]); [.$AH$2]);0)" office:value-type="float" office:value="50" calcext:value-type="float">
            <text:p>50</text:p>
          </table:table-cell>
          <table:table-cell table:formula="of:=ROUND(AVERAGE([.AD190:.AJ190]);2)" office:value-type="float" office:value="51.43" calcext:value-type="float">
            <text:p>51.43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(((MIN(([.$C191]^[.$AC$2])/([.$T191]^[.$AC$2]);[.$AE$2])))*[.$J191]*0.8)+([.$C191]/10))*5)+10; 30); 80); 0)" office:value-type="float" office:value="80" calcext:value-type="float">
            <text:p>80</text:p>
          </table:table-cell>
          <table:table-cell table:formula="of:=IFERROR(MIN(MAX(ROUND((MIN(([.$D191]^[.$L$2])/([.$T191]^[.$AC$2]);[.$AE$2]))*([.$J191]+[.$AF$2]))*5; [.$AI$2]); [.$AH$2]);0)" office:value-type="float" office:value="60" calcext:value-type="float">
            <text:p>60</text:p>
          </table:table-cell>
          <table:table-cell table:formula="of:=IFERROR(MIN(MAX(ROUND((MIN(([.$D191]+[.$G191]+[.$H191])/3/[.$T191];[.$AE$2]))*([.$J191]+3)*[.$AG$2])*5; [.$AI$2]); [.$AH$2]);0)" office:value-type="float" office:value="60" calcext:value-type="float">
            <text:p>60</text:p>
          </table:table-cell>
          <table:table-cell table:formula="of:=IFERROR(MIN(MAX(ROUND(((MIN(([.$H191]^2)/([.$T191]^[.$AC$2]);[.$AE$2]))*([.$J191]+3)*[.$AG$2]))*5; [.$AI$2]); [.$AH$2]);0)" office:value-type="float" office:value="60" calcext:value-type="float">
            <text:p>60</text:p>
          </table:table-cell>
          <table:table-cell table:formula="of:=IFERROR(MIN(MAX(ROUND(((MIN(([.$E191]^[.$AC$2])/([.$T191]^[.$AC$2]);[.$AE$2]))*([.$J191]+3)*[.$AG$2]))*5; [.$AI$2]); [.$AH$2]);0)" office:value-type="float" office:value="40" calcext:value-type="float">
            <text:p>40</text:p>
          </table:table-cell>
          <table:table-cell table:formula="of:=IFERROR(MIN(MAX(ROUND(((MIN(([.$G191]^[.$AC$2])/([.$T191]^[.$AC$2]);[.$AE$2]))*([.$J191]+3)*[.$AG$2]))*5; [.$AI$2]); [.$AH$2]);0)" office:value-type="float" office:value="40" calcext:value-type="float">
            <text:p>40</text:p>
          </table:table-cell>
          <table:table-cell table:formula="of:=IFERROR(MIN(MAX(ROUND((MIN(([.$F191]^[.$Q$2])/([.$T191]^[.$AC$2]);[.$AE$2]))*([.$J191]+[.$AF$2]))*5; [.$AI$2]); [.$AH$2]);0)" office:value-type="float" office:value="65" calcext:value-type="float">
            <text:p>65</text:p>
          </table:table-cell>
          <table:table-cell table:formula="of:=ROUND(AVERAGE([.AD191:.AJ191]);2)" office:value-type="float" office:value="57.86" calcext:value-type="float">
            <text:p>57.86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(((MIN(([.$C192]^[.$AC$2])/([.$T192]^[.$AC$2]);[.$AE$2])))*[.$J192]*0.8)+([.$C192]/10))*5)+10; 30); 80); 0)" office:value-type="float" office:value="80" calcext:value-type="float">
            <text:p>80</text:p>
          </table:table-cell>
          <table:table-cell table:formula="of:=IFERROR(MIN(MAX(ROUND((MIN(([.$D192]^[.$L$2])/([.$T192]^[.$AC$2]);[.$AE$2]))*([.$J192]+[.$AF$2]))*5; [.$AI$2]); [.$AH$2]);0)" office:value-type="float" office:value="50" calcext:value-type="float">
            <text:p>50</text:p>
          </table:table-cell>
          <table:table-cell table:formula="of:=IFERROR(MIN(MAX(ROUND((MIN(([.$D192]+[.$G192]+[.$H192])/3/[.$T192];[.$AE$2]))*([.$J192]+3)*[.$AG$2])*5; [.$AI$2]); [.$AH$2]);0)" office:value-type="float" office:value="50" calcext:value-type="float">
            <text:p>50</text:p>
          </table:table-cell>
          <table:table-cell table:formula="of:=IFERROR(MIN(MAX(ROUND(((MIN(([.$H192]^2)/([.$T192]^[.$AC$2]);[.$AE$2]))*([.$J192]+3)*[.$AG$2]))*5; [.$AI$2]); [.$AH$2]);0)" office:value-type="float" office:value="50" calcext:value-type="float">
            <text:p>50</text:p>
          </table:table-cell>
          <table:table-cell table:formula="of:=IFERROR(MIN(MAX(ROUND(((MIN(([.$E192]^[.$AC$2])/([.$T192]^[.$AC$2]);[.$AE$2]))*([.$J192]+3)*[.$AG$2]))*5; [.$AI$2]); [.$AH$2]);0)" office:value-type="float" office:value="50" calcext:value-type="float">
            <text:p>50</text:p>
          </table:table-cell>
          <table:table-cell table:formula="of:=IFERROR(MIN(MAX(ROUND(((MIN(([.$G192]^[.$AC$2])/([.$T192]^[.$AC$2]);[.$AE$2]))*([.$J192]+3)*[.$AG$2]))*5; [.$AI$2]); [.$AH$2]);0)" office:value-type="float" office:value="50" calcext:value-type="float">
            <text:p>50</text:p>
          </table:table-cell>
          <table:table-cell table:formula="of:=IFERROR(MIN(MAX(ROUND((MIN(([.$F192]^[.$Q$2])/([.$T192]^[.$AC$2]);[.$AE$2]))*([.$J192]+[.$AF$2]))*5; [.$AI$2]); [.$AH$2]);0)" office:value-type="float" office:value="50" calcext:value-type="float">
            <text:p>50</text:p>
          </table:table-cell>
          <table:table-cell table:formula="of:=ROUND(AVERAGE([.AD192:.AJ192]);2)" office:value-type="float" office:value="54.29" calcext:value-type="float">
            <text:p>54.29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3]^[.$AC$2])/([.$T193]^[.$AC$2]);[.$AE$2])))*[.$J193]*0.8)+([.$C193]/10))*5)+10; 30); 80); 0)" office:value-type="float" office:value="0" calcext:value-type="float">
            <text:p>0</text:p>
          </table:table-cell>
          <table:table-cell table:formula="of:=IFERROR(MIN(MAX(ROUND((MIN(([.$D193]^[.$L$2])/([.$T193]^[.$AC$2]);[.$AE$2]))*([.$J193]+[.$AF$2]))*5; [.$AI$2]); [.$AH$2]);0)" office:value-type="float" office:value="0" calcext:value-type="float">
            <text:p>0</text:p>
          </table:table-cell>
          <table:table-cell table:formula="of:=IFERROR(MIN(MAX(ROUND((MIN(([.$D193]+[.$G193]+[.$H193])/3/[.$T193];[.$AE$2]))*([.$J193]+3)*[.$AG$2])*5; [.$AI$2]); [.$AH$2]);0)" office:value-type="float" office:value="0" calcext:value-type="float">
            <text:p>0</text:p>
          </table:table-cell>
          <table:table-cell table:formula="of:=IFERROR(MIN(MAX(ROUND(((MIN(([.$H193]^2)/([.$T193]^[.$AC$2]);[.$AE$2]))*([.$J193]+3)*[.$AG$2]))*5; [.$AI$2]); [.$AH$2]);0)" office:value-type="float" office:value="0" calcext:value-type="float">
            <text:p>0</text:p>
          </table:table-cell>
          <table:table-cell table:formula="of:=IFERROR(MIN(MAX(ROUND(((MIN(([.$E193]^[.$AC$2])/([.$T193]^[.$AC$2]);[.$AE$2]))*([.$J193]+3)*[.$AG$2]))*5; [.$AI$2]); [.$AH$2]);0)" office:value-type="float" office:value="0" calcext:value-type="float">
            <text:p>0</text:p>
          </table:table-cell>
          <table:table-cell table:formula="of:=IFERROR(MIN(MAX(ROUND(((MIN(([.$G193]^[.$AC$2])/([.$T193]^[.$AC$2]);[.$AE$2]))*([.$J193]+3)*[.$AG$2]))*5; [.$AI$2]); [.$AH$2]);0)" office:value-type="float" office:value="0" calcext:value-type="float">
            <text:p>0</text:p>
          </table:table-cell>
          <table:table-cell table:formula="of:=IFERROR(MIN(MAX(ROUND((MIN(([.$F193]^[.$Q$2])/([.$T193]^[.$AC$2]);[.$AE$2]))*([.$J193]+[.$AF$2])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4]^[.$AC$2])/([.$T194]^[.$AC$2]);[.$AE$2])))*[.$J194]*0.8)+([.$C194]/10))*5)+10; 30); 80); 0)" office:value-type="float" office:value="0" calcext:value-type="float">
            <text:p>0</text:p>
          </table:table-cell>
          <table:table-cell table:formula="of:=IFERROR(MIN(MAX(ROUND((MIN(([.$D194]^[.$L$2])/([.$T194]^[.$AC$2]);[.$AE$2]))*([.$J194]+[.$AF$2]))*5; [.$AI$2]); [.$AH$2]);0)" office:value-type="float" office:value="0" calcext:value-type="float">
            <text:p>0</text:p>
          </table:table-cell>
          <table:table-cell table:formula="of:=IFERROR(MIN(MAX(ROUND((MIN(([.$D194]+[.$G194]+[.$H194])/3/[.$T194];[.$AE$2]))*([.$J194]+3)*[.$AG$2])*5; [.$AI$2]); [.$AH$2]);0)" office:value-type="float" office:value="0" calcext:value-type="float">
            <text:p>0</text:p>
          </table:table-cell>
          <table:table-cell table:formula="of:=IFERROR(MIN(MAX(ROUND(((MIN(([.$H194]^2)/([.$T194]^[.$AC$2]);[.$AE$2]))*([.$J194]+3)*[.$AG$2]))*5; [.$AI$2]); [.$AH$2]);0)" office:value-type="float" office:value="0" calcext:value-type="float">
            <text:p>0</text:p>
          </table:table-cell>
          <table:table-cell table:formula="of:=IFERROR(MIN(MAX(ROUND(((MIN(([.$E194]^[.$AC$2])/([.$T194]^[.$AC$2]);[.$AE$2]))*([.$J194]+3)*[.$AG$2]))*5; [.$AI$2]); [.$AH$2]);0)" office:value-type="float" office:value="0" calcext:value-type="float">
            <text:p>0</text:p>
          </table:table-cell>
          <table:table-cell table:formula="of:=IFERROR(MIN(MAX(ROUND(((MIN(([.$G194]^[.$AC$2])/([.$T194]^[.$AC$2]);[.$AE$2]))*([.$J194]+3)*[.$AG$2]))*5; [.$AI$2]); [.$AH$2]);0)" office:value-type="float" office:value="0" calcext:value-type="float">
            <text:p>0</text:p>
          </table:table-cell>
          <table:table-cell table:formula="of:=IFERROR(MIN(MAX(ROUND((MIN(([.$F194]^[.$Q$2])/([.$T194]^[.$AC$2]);[.$AE$2]))*([.$J194]+[.$AF$2])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5]^[.$AC$2])/([.$T195]^[.$AC$2]);[.$AE$2])))*[.$J195]*0.8)+([.$C195]/10))*5)+10; 30); 80); 0)" office:value-type="float" office:value="0" calcext:value-type="float">
            <text:p>0</text:p>
          </table:table-cell>
          <table:table-cell table:formula="of:=IFERROR(MIN(MAX(ROUND((MIN(([.$D195]^[.$L$2])/([.$T195]^[.$AC$2]);[.$AE$2]))*([.$J195]+[.$AF$2]))*5; [.$AI$2]); [.$AH$2]);0)" office:value-type="float" office:value="0" calcext:value-type="float">
            <text:p>0</text:p>
          </table:table-cell>
          <table:table-cell table:formula="of:=IFERROR(MIN(MAX(ROUND((MIN(([.$D195]+[.$G195]+[.$H195])/3/[.$T195];[.$AE$2]))*([.$J195]+3)*[.$AG$2])*5; [.$AI$2]); [.$AH$2]);0)" office:value-type="float" office:value="0" calcext:value-type="float">
            <text:p>0</text:p>
          </table:table-cell>
          <table:table-cell table:formula="of:=IFERROR(MIN(MAX(ROUND(((MIN(([.$H195]^2)/([.$T195]^[.$AC$2]);[.$AE$2]))*([.$J195]+3)*[.$AG$2]))*5; [.$AI$2]); [.$AH$2]);0)" office:value-type="float" office:value="0" calcext:value-type="float">
            <text:p>0</text:p>
          </table:table-cell>
          <table:table-cell table:formula="of:=IFERROR(MIN(MAX(ROUND(((MIN(([.$E195]^[.$AC$2])/([.$T195]^[.$AC$2]);[.$AE$2]))*([.$J195]+3)*[.$AG$2]))*5; [.$AI$2]); [.$AH$2]);0)" office:value-type="float" office:value="0" calcext:value-type="float">
            <text:p>0</text:p>
          </table:table-cell>
          <table:table-cell table:formula="of:=IFERROR(MIN(MAX(ROUND(((MIN(([.$G195]^[.$AC$2])/([.$T195]^[.$AC$2]);[.$AE$2]))*([.$J195]+3)*[.$AG$2]))*5; [.$AI$2]); [.$AH$2]);0)" office:value-type="float" office:value="0" calcext:value-type="float">
            <text:p>0</text:p>
          </table:table-cell>
          <table:table-cell table:formula="of:=IFERROR(MIN(MAX(ROUND((MIN(([.$F195]^[.$Q$2])/([.$T195]^[.$AC$2]);[.$AE$2]))*([.$J195]+[.$AF$2])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6]^[.$AC$2])/([.$T196]^[.$AC$2]);[.$AE$2])))*[.$J196]*0.8)+([.$C196]/10))*5)+10; 30); 80); 0)" office:value-type="float" office:value="0" calcext:value-type="float">
            <text:p>0</text:p>
          </table:table-cell>
          <table:table-cell table:formula="of:=IFERROR(MIN(MAX(ROUND((MIN(([.$D196]^[.$L$2])/([.$T196]^[.$AC$2]);[.$AE$2]))*([.$J196]+[.$AF$2]))*5; [.$AI$2]); [.$AH$2]);0)" office:value-type="float" office:value="0" calcext:value-type="float">
            <text:p>0</text:p>
          </table:table-cell>
          <table:table-cell table:formula="of:=IFERROR(MIN(MAX(ROUND((MIN(([.$D196]+[.$G196]+[.$H196])/3/[.$T196];[.$AE$2]))*([.$J196]+3)*[.$AG$2])*5; [.$AI$2]); [.$AH$2]);0)" office:value-type="float" office:value="0" calcext:value-type="float">
            <text:p>0</text:p>
          </table:table-cell>
          <table:table-cell table:formula="of:=IFERROR(MIN(MAX(ROUND(((MIN(([.$H196]^2)/([.$T196]^[.$AC$2]);[.$AE$2]))*([.$J196]+3)*[.$AG$2]))*5; [.$AI$2]); [.$AH$2]);0)" office:value-type="float" office:value="0" calcext:value-type="float">
            <text:p>0</text:p>
          </table:table-cell>
          <table:table-cell table:formula="of:=IFERROR(MIN(MAX(ROUND(((MIN(([.$E196]^[.$AC$2])/([.$T196]^[.$AC$2]);[.$AE$2]))*([.$J196]+3)*[.$AG$2]))*5; [.$AI$2]); [.$AH$2]);0)" office:value-type="float" office:value="0" calcext:value-type="float">
            <text:p>0</text:p>
          </table:table-cell>
          <table:table-cell table:formula="of:=IFERROR(MIN(MAX(ROUND(((MIN(([.$G196]^[.$AC$2])/([.$T196]^[.$AC$2]);[.$AE$2]))*([.$J196]+3)*[.$AG$2]))*5; [.$AI$2]); [.$AH$2]);0)" office:value-type="float" office:value="0" calcext:value-type="float">
            <text:p>0</text:p>
          </table:table-cell>
          <table:table-cell table:formula="of:=IFERROR(MIN(MAX(ROUND((MIN(([.$F196]^[.$Q$2])/([.$T196]^[.$AC$2]);[.$AE$2]))*([.$J196]+[.$AF$2])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7]^[.$AC$2])/([.$T197]^[.$AC$2]);[.$AE$2])))*[.$J197]*0.8)+([.$C197]/10))*5)+10; 30); 80); 0)" office:value-type="float" office:value="0" calcext:value-type="float">
            <text:p>0</text:p>
          </table:table-cell>
          <table:table-cell table:formula="of:=IFERROR(MIN(MAX(ROUND((MIN(([.$D197]^[.$L$2])/([.$T197]^[.$AC$2]);[.$AE$2]))*([.$J197]+[.$AF$2]))*5; [.$AI$2]); [.$AH$2]);0)" office:value-type="float" office:value="0" calcext:value-type="float">
            <text:p>0</text:p>
          </table:table-cell>
          <table:table-cell table:formula="of:=IFERROR(MIN(MAX(ROUND((MIN(([.$D197]+[.$G197]+[.$H197])/3/[.$T197];[.$AE$2]))*([.$J197]+3)*[.$AG$2])*5; [.$AI$2]); [.$AH$2]);0)" office:value-type="float" office:value="0" calcext:value-type="float">
            <text:p>0</text:p>
          </table:table-cell>
          <table:table-cell table:formula="of:=IFERROR(MIN(MAX(ROUND(((MIN(([.$H197]^2)/([.$T197]^[.$AC$2]);[.$AE$2]))*([.$J197]+3)*[.$AG$2]))*5; [.$AI$2]); [.$AH$2]);0)" office:value-type="float" office:value="0" calcext:value-type="float">
            <text:p>0</text:p>
          </table:table-cell>
          <table:table-cell table:formula="of:=IFERROR(MIN(MAX(ROUND(((MIN(([.$E197]^[.$AC$2])/([.$T197]^[.$AC$2]);[.$AE$2]))*([.$J197]+3)*[.$AG$2]))*5; [.$AI$2]); [.$AH$2]);0)" office:value-type="float" office:value="0" calcext:value-type="float">
            <text:p>0</text:p>
          </table:table-cell>
          <table:table-cell table:formula="of:=IFERROR(MIN(MAX(ROUND(((MIN(([.$G197]^[.$AC$2])/([.$T197]^[.$AC$2]);[.$AE$2]))*([.$J197]+3)*[.$AG$2]))*5; [.$AI$2]); [.$AH$2]);0)" office:value-type="float" office:value="0" calcext:value-type="float">
            <text:p>0</text:p>
          </table:table-cell>
          <table:table-cell table:formula="of:=IFERROR(MIN(MAX(ROUND((MIN(([.$F197]^[.$Q$2])/([.$T197]^[.$AC$2]);[.$AE$2]))*([.$J197]+[.$AF$2])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8]^[.$AC$2])/([.$T198]^[.$AC$2]);[.$AE$2])))*[.$J198]*0.8)+([.$C198]/10))*5)+10; 30); 80); 0)" office:value-type="float" office:value="0" calcext:value-type="float">
            <text:p>0</text:p>
          </table:table-cell>
          <table:table-cell table:formula="of:=IFERROR(MIN(MAX(ROUND((MIN(([.$D198]^[.$L$2])/([.$T198]^[.$AC$2]);[.$AE$2]))*([.$J198]+[.$AF$2]))*5; [.$AI$2]); [.$AH$2]);0)" office:value-type="float" office:value="0" calcext:value-type="float">
            <text:p>0</text:p>
          </table:table-cell>
          <table:table-cell table:formula="of:=IFERROR(MIN(MAX(ROUND((MIN(([.$D198]+[.$G198]+[.$H198])/3/[.$T198];[.$AE$2]))*([.$J198]+3)*[.$AG$2])*5; [.$AI$2]); [.$AH$2]);0)" office:value-type="float" office:value="0" calcext:value-type="float">
            <text:p>0</text:p>
          </table:table-cell>
          <table:table-cell table:formula="of:=IFERROR(MIN(MAX(ROUND(((MIN(([.$H198]^2)/([.$T198]^[.$AC$2]);[.$AE$2]))*([.$J198]+3)*[.$AG$2]))*5; [.$AI$2]); [.$AH$2]);0)" office:value-type="float" office:value="0" calcext:value-type="float">
            <text:p>0</text:p>
          </table:table-cell>
          <table:table-cell table:formula="of:=IFERROR(MIN(MAX(ROUND(((MIN(([.$E198]^[.$AC$2])/([.$T198]^[.$AC$2]);[.$AE$2]))*([.$J198]+3)*[.$AG$2]))*5; [.$AI$2]); [.$AH$2]);0)" office:value-type="float" office:value="0" calcext:value-type="float">
            <text:p>0</text:p>
          </table:table-cell>
          <table:table-cell table:formula="of:=IFERROR(MIN(MAX(ROUND(((MIN(([.$G198]^[.$AC$2])/([.$T198]^[.$AC$2]);[.$AE$2]))*([.$J198]+3)*[.$AG$2]))*5; [.$AI$2]); [.$AH$2]);0)" office:value-type="float" office:value="0" calcext:value-type="float">
            <text:p>0</text:p>
          </table:table-cell>
          <table:table-cell table:formula="of:=IFERROR(MIN(MAX(ROUND((MIN(([.$F198]^[.$Q$2])/([.$T198]^[.$AC$2]);[.$AE$2]))*([.$J198]+[.$AF$2])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9]^[.$AC$2])/([.$T199]^[.$AC$2]);[.$AE$2])))*[.$J199]*0.8)+([.$C199]/10))*5)+10; 30); 80); 0)" office:value-type="float" office:value="0" calcext:value-type="float">
            <text:p>0</text:p>
          </table:table-cell>
          <table:table-cell table:formula="of:=IFERROR(MIN(MAX(ROUND((MIN(([.$D199]^[.$L$2])/([.$T199]^[.$AC$2]);[.$AE$2]))*([.$J199]+[.$AF$2]))*5; [.$AI$2]); [.$AH$2]);0)" office:value-type="float" office:value="0" calcext:value-type="float">
            <text:p>0</text:p>
          </table:table-cell>
          <table:table-cell table:formula="of:=IFERROR(MIN(MAX(ROUND((MIN(([.$D199]+[.$G199]+[.$H199])/3/[.$T199];[.$AE$2]))*([.$J199]+3)*[.$AG$2])*5; [.$AI$2]); [.$AH$2]);0)" office:value-type="float" office:value="0" calcext:value-type="float">
            <text:p>0</text:p>
          </table:table-cell>
          <table:table-cell table:formula="of:=IFERROR(MIN(MAX(ROUND(((MIN(([.$H199]^2)/([.$T199]^[.$AC$2]);[.$AE$2]))*([.$J199]+3)*[.$AG$2]))*5; [.$AI$2]); [.$AH$2]);0)" office:value-type="float" office:value="0" calcext:value-type="float">
            <text:p>0</text:p>
          </table:table-cell>
          <table:table-cell table:formula="of:=IFERROR(MIN(MAX(ROUND(((MIN(([.$E199]^[.$AC$2])/([.$T199]^[.$AC$2]);[.$AE$2]))*([.$J199]+3)*[.$AG$2]))*5; [.$AI$2]); [.$AH$2]);0)" office:value-type="float" office:value="0" calcext:value-type="float">
            <text:p>0</text:p>
          </table:table-cell>
          <table:table-cell table:formula="of:=IFERROR(MIN(MAX(ROUND(((MIN(([.$G199]^[.$AC$2])/([.$T199]^[.$AC$2]);[.$AE$2]))*([.$J199]+3)*[.$AG$2]))*5; [.$AI$2]); [.$AH$2]);0)" office:value-type="float" office:value="0" calcext:value-type="float">
            <text:p>0</text:p>
          </table:table-cell>
          <table:table-cell table:formula="of:=IFERROR(MIN(MAX(ROUND((MIN(([.$F199]^[.$Q$2])/([.$T199]^[.$AC$2]);[.$AE$2]))*([.$J199]+[.$AF$2])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0]^[.$AC$2])/([.$T200]^[.$AC$2]);[.$AE$2])))*[.$J200]*0.8)+([.$C200]/10))*5)+10; 30); 80); 0)" office:value-type="float" office:value="0" calcext:value-type="float">
            <text:p>0</text:p>
          </table:table-cell>
          <table:table-cell table:formula="of:=IFERROR(MIN(MAX(ROUND((MIN(([.$D200]^[.$L$2])/([.$T200]^[.$AC$2]);[.$AE$2]))*([.$J200]+[.$AF$2]))*5; [.$AI$2]); [.$AH$2]);0)" office:value-type="float" office:value="0" calcext:value-type="float">
            <text:p>0</text:p>
          </table:table-cell>
          <table:table-cell table:formula="of:=IFERROR(MIN(MAX(ROUND((MIN(([.$D200]+[.$G200]+[.$H200])/3/[.$T200];[.$AE$2]))*([.$J200]+3)*[.$AG$2])*5; [.$AI$2]); [.$AH$2]);0)" office:value-type="float" office:value="0" calcext:value-type="float">
            <text:p>0</text:p>
          </table:table-cell>
          <table:table-cell table:formula="of:=IFERROR(MIN(MAX(ROUND(((MIN(([.$H200]^2)/([.$T200]^[.$AC$2]);[.$AE$2]))*([.$J200]+3)*[.$AG$2]))*5; [.$AI$2]); [.$AH$2]);0)" office:value-type="float" office:value="0" calcext:value-type="float">
            <text:p>0</text:p>
          </table:table-cell>
          <table:table-cell table:formula="of:=IFERROR(MIN(MAX(ROUND(((MIN(([.$E200]^[.$AC$2])/([.$T200]^[.$AC$2]);[.$AE$2]))*([.$J200]+3)*[.$AG$2]))*5; [.$AI$2]); [.$AH$2]);0)" office:value-type="float" office:value="0" calcext:value-type="float">
            <text:p>0</text:p>
          </table:table-cell>
          <table:table-cell table:formula="of:=IFERROR(MIN(MAX(ROUND(((MIN(([.$G200]^[.$AC$2])/([.$T200]^[.$AC$2]);[.$AE$2]))*([.$J200]+3)*[.$AG$2]))*5; [.$AI$2]); [.$AH$2]);0)" office:value-type="float" office:value="0" calcext:value-type="float">
            <text:p>0</text:p>
          </table:table-cell>
          <table:table-cell table:formula="of:=IFERROR(MIN(MAX(ROUND((MIN(([.$F200]^[.$Q$2])/([.$T200]^[.$AC$2]);[.$AE$2]))*([.$J200]+[.$AF$2])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18"/>
          <table:table-cell table:style-name="Default" table:number-columns-repeated="11"/>
          <table:table-cell table:formula="of:=IFERROR(MIN(MAX((ROUND((((MIN(([.$C201]^[.$AC$2])/([.$T201]^[.$AC$2]);[.$AE$2])))*[.$J201]*0.8)+([.$C201]/10))*5)+10; 30); 80); 0)" office:value-type="float" office:value="0" calcext:value-type="float">
            <text:p>0</text:p>
          </table:table-cell>
          <table:table-cell table:formula="of:=IFERROR(MIN(MAX(ROUND((MIN(([.$D201]^[.$L$2])/([.$T201]^[.$AC$2]);[.$AE$2]))*([.$J201]+[.$AF$2]))*5; [.$AI$2]); [.$AH$2]);0)" office:value-type="float" office:value="0" calcext:value-type="float">
            <text:p>0</text:p>
          </table:table-cell>
          <table:table-cell table:formula="of:=IFERROR(MIN(MAX(ROUND((MIN(([.$D201]+[.$G201]+[.$H201])/3/[.$T201];[.$AE$2]))*([.$J201]+3)*[.$AG$2])*5; [.$AI$2]); [.$AH$2]);0)" office:value-type="float" office:value="0" calcext:value-type="float">
            <text:p>0</text:p>
          </table:table-cell>
          <table:table-cell table:formula="of:=IFERROR(MIN(MAX(ROUND(((MIN(([.$H201]^2)/([.$T201]^[.$AC$2]);[.$AE$2]))*([.$J201]+3)*[.$AG$2]))*5; [.$AI$2]); [.$AH$2]);0)" office:value-type="float" office:value="0" calcext:value-type="float">
            <text:p>0</text:p>
          </table:table-cell>
          <table:table-cell table:formula="of:=IFERROR(MIN(MAX(ROUND(((MIN(([.$E201]^[.$AC$2])/([.$T201]^[.$AC$2]);[.$AE$2]))*([.$J201]+3)*[.$AG$2]))*5; [.$AI$2]); [.$AH$2]);0)" office:value-type="float" office:value="0" calcext:value-type="float">
            <text:p>0</text:p>
          </table:table-cell>
          <table:table-cell table:formula="of:=IFERROR(MIN(MAX(ROUND(((MIN(([.$G201]^[.$AC$2])/([.$T201]^[.$AC$2]);[.$AE$2]))*([.$J201]+3)*[.$AG$2]))*5; [.$AI$2]); [.$AH$2]);0)" office:value-type="float" office:value="0" calcext:value-type="float">
            <text:p>0</text:p>
          </table:table-cell>
          <table:table-cell table:formula="of:=IFERROR(MIN(MAX(ROUND((MIN(([.$F201]^[.$Q$2])/([.$T201]^[.$AC$2]);[.$AE$2]))*([.$J201]+[.$AF$2])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18"/>
          <table:table-cell table:style-name="Default" table:number-columns-repeated="11"/>
          <table:table-cell table:formula="of:=IFERROR(MIN(MAX((ROUND((((MIN(([.$C202]^[.$AC$2])/([.$T202]^[.$AC$2]);[.$AE$2])))*[.$J202]*0.8)+([.$C202]/10))*5)+10; 30); 80); 0)" office:value-type="float" office:value="0" calcext:value-type="float">
            <text:p>0</text:p>
          </table:table-cell>
          <table:table-cell table:formula="of:=IFERROR(MIN(MAX(ROUND((MIN(([.$D202]^[.$L$2])/([.$T202]^[.$AC$2]);[.$AE$2]))*([.$J202]+[.$AF$2]))*5; [.$AI$2]); [.$AH$2]);0)" office:value-type="float" office:value="0" calcext:value-type="float">
            <text:p>0</text:p>
          </table:table-cell>
          <table:table-cell table:formula="of:=IFERROR(MIN(MAX(ROUND((MIN(([.$D202]+[.$G202]+[.$H202])/3/[.$T202];[.$AE$2]))*([.$J202]+3)*[.$AG$2])*5; [.$AI$2]); [.$AH$2]);0)" office:value-type="float" office:value="0" calcext:value-type="float">
            <text:p>0</text:p>
          </table:table-cell>
          <table:table-cell table:formula="of:=IFERROR(MIN(MAX(ROUND(((MIN(([.$H202]^2)/([.$T202]^[.$AC$2]);[.$AE$2]))*([.$J202]+3)*[.$AG$2]))*5; [.$AI$2]); [.$AH$2]);0)" office:value-type="float" office:value="0" calcext:value-type="float">
            <text:p>0</text:p>
          </table:table-cell>
          <table:table-cell table:formula="of:=IFERROR(MIN(MAX(ROUND(((MIN(([.$E202]^[.$AC$2])/([.$T202]^[.$AC$2]);[.$AE$2]))*([.$J202]+3)*[.$AG$2]))*5; [.$AI$2]); [.$AH$2]);0)" office:value-type="float" office:value="0" calcext:value-type="float">
            <text:p>0</text:p>
          </table:table-cell>
          <table:table-cell table:formula="of:=IFERROR(MIN(MAX(ROUND(((MIN(([.$G202]^[.$AC$2])/([.$T202]^[.$AC$2]);[.$AE$2]))*([.$J202]+3)*[.$AG$2]))*5; [.$AI$2]); [.$AH$2]);0)" office:value-type="float" office:value="0" calcext:value-type="float">
            <text:p>0</text:p>
          </table:table-cell>
          <table:table-cell table:formula="of:=IFERROR(MIN(MAX(ROUND((MIN(([.$F202]^[.$Q$2])/([.$T202]^[.$AC$2]);[.$AE$2]))*([.$J202]+[.$AF$2])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3]^[.$AC$2])/([.$T203]^[.$AC$2]);[.$AE$2])))*[.$J203]*0.8)+([.$C203]/10))*5)+10; 30); 80); 0)" office:value-type="float" office:value="0" calcext:value-type="float">
            <text:p>0</text:p>
          </table:table-cell>
          <table:table-cell table:formula="of:=IFERROR(MIN(MAX(ROUND((MIN(([.$D203]^[.$L$2])/([.$T203]^[.$AC$2]);[.$AE$2]))*([.$J203]+[.$AF$2]))*5; [.$AI$2]); [.$AH$2]);0)" office:value-type="float" office:value="0" calcext:value-type="float">
            <text:p>0</text:p>
          </table:table-cell>
          <table:table-cell table:formula="of:=IFERROR(MIN(MAX(ROUND((MIN(([.$D203]+[.$G203]+[.$H203])/3/[.$T203];[.$AE$2]))*([.$J203]+3)*[.$AG$2])*5; [.$AI$2]); [.$AH$2]);0)" office:value-type="float" office:value="0" calcext:value-type="float">
            <text:p>0</text:p>
          </table:table-cell>
          <table:table-cell table:formula="of:=IFERROR(MIN(MAX(ROUND(((MIN(([.$H203]^2)/([.$T203]^[.$AC$2]);[.$AE$2]))*([.$J203]+3)*[.$AG$2]))*5; [.$AI$2]); [.$AH$2]);0)" office:value-type="float" office:value="0" calcext:value-type="float">
            <text:p>0</text:p>
          </table:table-cell>
          <table:table-cell table:formula="of:=IFERROR(MIN(MAX(ROUND(((MIN(([.$E203]^[.$AC$2])/([.$T203]^[.$AC$2]);[.$AE$2]))*([.$J203]+3)*[.$AG$2]))*5; [.$AI$2]); [.$AH$2]);0)" office:value-type="float" office:value="0" calcext:value-type="float">
            <text:p>0</text:p>
          </table:table-cell>
          <table:table-cell table:formula="of:=IFERROR(MIN(MAX(ROUND(((MIN(([.$G203]^[.$AC$2])/([.$T203]^[.$AC$2]);[.$AE$2]))*([.$J203]+3)*[.$AG$2]))*5; [.$AI$2]); [.$AH$2]);0)" office:value-type="float" office:value="0" calcext:value-type="float">
            <text:p>0</text:p>
          </table:table-cell>
          <table:table-cell table:formula="of:=IFERROR(MIN(MAX(ROUND((MIN(([.$F203]^[.$Q$2])/([.$T203]^[.$AC$2]);[.$AE$2]))*([.$J203]+[.$AF$2])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4]^[.$AC$2])/([.$T204]^[.$AC$2]);[.$AE$2])))*[.$J204]*0.8)+([.$C204]/10))*5)+10; 30); 80); 0)" office:value-type="float" office:value="0" calcext:value-type="float">
            <text:p>0</text:p>
          </table:table-cell>
          <table:table-cell table:formula="of:=IFERROR(MIN(MAX(ROUND((MIN(([.$D204]^[.$L$2])/([.$T204]^[.$AC$2]);[.$AE$2]))*([.$J204]+[.$AF$2]))*5; [.$AI$2]); [.$AH$2]);0)" office:value-type="float" office:value="0" calcext:value-type="float">
            <text:p>0</text:p>
          </table:table-cell>
          <table:table-cell table:formula="of:=IFERROR(MIN(MAX(ROUND((MIN(([.$D204]+[.$G204]+[.$H204])/3/[.$T204];[.$AE$2]))*([.$J204]+3)*[.$AG$2])*5; [.$AI$2]); [.$AH$2]);0)" office:value-type="float" office:value="0" calcext:value-type="float">
            <text:p>0</text:p>
          </table:table-cell>
          <table:table-cell table:formula="of:=IFERROR(MIN(MAX(ROUND(((MIN(([.$H204]^2)/([.$T204]^[.$AC$2]);[.$AE$2]))*([.$J204]+3)*[.$AG$2]))*5; [.$AI$2]); [.$AH$2]);0)" office:value-type="float" office:value="0" calcext:value-type="float">
            <text:p>0</text:p>
          </table:table-cell>
          <table:table-cell table:formula="of:=IFERROR(MIN(MAX(ROUND(((MIN(([.$E204]^[.$AC$2])/([.$T204]^[.$AC$2]);[.$AE$2]))*([.$J204]+3)*[.$AG$2]))*5; [.$AI$2]); [.$AH$2]);0)" office:value-type="float" office:value="0" calcext:value-type="float">
            <text:p>0</text:p>
          </table:table-cell>
          <table:table-cell table:formula="of:=IFERROR(MIN(MAX(ROUND(((MIN(([.$G204]^[.$AC$2])/([.$T204]^[.$AC$2]);[.$AE$2]))*([.$J204]+3)*[.$AG$2]))*5; [.$AI$2]); [.$AH$2]);0)" office:value-type="float" office:value="0" calcext:value-type="float">
            <text:p>0</text:p>
          </table:table-cell>
          <table:table-cell table:formula="of:=IFERROR(MIN(MAX(ROUND((MIN(([.$F204]^[.$Q$2])/([.$T204]^[.$AC$2]);[.$AE$2]))*([.$J204]+[.$AF$2])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5]^[.$AC$2])/([.$T205]^[.$AC$2]);[.$AE$2])))*[.$J205]*0.8)+([.$C205]/10))*5)+10; 30); 80); 0)" office:value-type="float" office:value="0" calcext:value-type="float">
            <text:p>0</text:p>
          </table:table-cell>
          <table:table-cell table:formula="of:=IFERROR(MIN(MAX(ROUND((MIN(([.$D205]^[.$L$2])/([.$T205]^[.$AC$2]);[.$AE$2]))*([.$J205]+[.$AF$2]))*5; [.$AI$2]); [.$AH$2]);0)" office:value-type="float" office:value="0" calcext:value-type="float">
            <text:p>0</text:p>
          </table:table-cell>
          <table:table-cell table:formula="of:=IFERROR(MIN(MAX(ROUND((MIN(([.$D205]+[.$G205]+[.$H205])/3/[.$T205];[.$AE$2]))*([.$J205]+3)*[.$AG$2])*5; [.$AI$2]); [.$AH$2]);0)" office:value-type="float" office:value="0" calcext:value-type="float">
            <text:p>0</text:p>
          </table:table-cell>
          <table:table-cell table:formula="of:=IFERROR(MIN(MAX(ROUND(((MIN(([.$H205]^2)/([.$T205]^[.$AC$2]);[.$AE$2]))*([.$J205]+3)*[.$AG$2]))*5; [.$AI$2]); [.$AH$2]);0)" office:value-type="float" office:value="0" calcext:value-type="float">
            <text:p>0</text:p>
          </table:table-cell>
          <table:table-cell table:formula="of:=IFERROR(MIN(MAX(ROUND(((MIN(([.$E205]^[.$AC$2])/([.$T205]^[.$AC$2]);[.$AE$2]))*([.$J205]+3)*[.$AG$2]))*5; [.$AI$2]); [.$AH$2]);0)" office:value-type="float" office:value="0" calcext:value-type="float">
            <text:p>0</text:p>
          </table:table-cell>
          <table:table-cell table:formula="of:=IFERROR(MIN(MAX(ROUND(((MIN(([.$G205]^[.$AC$2])/([.$T205]^[.$AC$2]);[.$AE$2]))*([.$J205]+3)*[.$AG$2]))*5; [.$AI$2]); [.$AH$2]);0)" office:value-type="float" office:value="0" calcext:value-type="float">
            <text:p>0</text:p>
          </table:table-cell>
          <table:table-cell table:formula="of:=IFERROR(MIN(MAX(ROUND((MIN(([.$F205]^[.$Q$2])/([.$T205]^[.$AC$2]);[.$AE$2]))*([.$J205]+[.$AF$2])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6]^[.$AC$2])/([.$T206]^[.$AC$2]);[.$AE$2])))*[.$J206]*0.8)+([.$C206]/10))*5)+10; 30); 80); 0)" office:value-type="float" office:value="0" calcext:value-type="float">
            <text:p>0</text:p>
          </table:table-cell>
          <table:table-cell table:formula="of:=IFERROR(MIN(MAX(ROUND((MIN(([.$D206]^[.$L$2])/([.$T206]^[.$AC$2]);[.$AE$2]))*([.$J206]+[.$AF$2]))*5; [.$AI$2]); [.$AH$2]);0)" office:value-type="float" office:value="0" calcext:value-type="float">
            <text:p>0</text:p>
          </table:table-cell>
          <table:table-cell table:formula="of:=IFERROR(MIN(MAX(ROUND((MIN(([.$D206]+[.$G206]+[.$H206])/3/[.$T206];[.$AE$2]))*([.$J206]+3)*[.$AG$2])*5; [.$AI$2]); [.$AH$2]);0)" office:value-type="float" office:value="0" calcext:value-type="float">
            <text:p>0</text:p>
          </table:table-cell>
          <table:table-cell table:formula="of:=IFERROR(MIN(MAX(ROUND(((MIN(([.$H206]^2)/([.$T206]^[.$AC$2]);[.$AE$2]))*([.$J206]+3)*[.$AG$2]))*5; [.$AI$2]); [.$AH$2]);0)" office:value-type="float" office:value="0" calcext:value-type="float">
            <text:p>0</text:p>
          </table:table-cell>
          <table:table-cell table:formula="of:=IFERROR(MIN(MAX(ROUND(((MIN(([.$E206]^[.$AC$2])/([.$T206]^[.$AC$2]);[.$AE$2]))*([.$J206]+3)*[.$AG$2]))*5; [.$AI$2]); [.$AH$2]);0)" office:value-type="float" office:value="0" calcext:value-type="float">
            <text:p>0</text:p>
          </table:table-cell>
          <table:table-cell table:formula="of:=IFERROR(MIN(MAX(ROUND(((MIN(([.$G206]^[.$AC$2])/([.$T206]^[.$AC$2]);[.$AE$2]))*([.$J206]+3)*[.$AG$2]))*5; [.$AI$2]); [.$AH$2]);0)" office:value-type="float" office:value="0" calcext:value-type="float">
            <text:p>0</text:p>
          </table:table-cell>
          <table:table-cell table:formula="of:=IFERROR(MIN(MAX(ROUND((MIN(([.$F206]^[.$Q$2])/([.$T206]^[.$AC$2]);[.$AE$2]))*([.$J206]+[.$AF$2])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7]^[.$AC$2])/([.$T207]^[.$AC$2]);[.$AE$2])))*[.$J207]*0.8)+([.$C207]/10))*5)+10; 30); 80); 0)" office:value-type="float" office:value="0" calcext:value-type="float">
            <text:p>0</text:p>
          </table:table-cell>
          <table:table-cell table:formula="of:=IFERROR(MIN(MAX(ROUND((MIN(([.$D207]^[.$L$2])/([.$T207]^[.$AC$2]);[.$AE$2]))*([.$J207]+[.$AF$2]))*5; [.$AI$2]); [.$AH$2]);0)" office:value-type="float" office:value="0" calcext:value-type="float">
            <text:p>0</text:p>
          </table:table-cell>
          <table:table-cell table:formula="of:=IFERROR(MIN(MAX(ROUND((MIN(([.$D207]+[.$G207]+[.$H207])/3/[.$T207];[.$AE$2]))*([.$J207]+3)*[.$AG$2])*5; [.$AI$2]); [.$AH$2]);0)" office:value-type="float" office:value="0" calcext:value-type="float">
            <text:p>0</text:p>
          </table:table-cell>
          <table:table-cell table:formula="of:=IFERROR(MIN(MAX(ROUND(((MIN(([.$H207]^2)/([.$T207]^[.$AC$2]);[.$AE$2]))*([.$J207]+3)*[.$AG$2]))*5; [.$AI$2]); [.$AH$2]);0)" office:value-type="float" office:value="0" calcext:value-type="float">
            <text:p>0</text:p>
          </table:table-cell>
          <table:table-cell table:formula="of:=IFERROR(MIN(MAX(ROUND(((MIN(([.$E207]^[.$AC$2])/([.$T207]^[.$AC$2]);[.$AE$2]))*([.$J207]+3)*[.$AG$2]))*5; [.$AI$2]); [.$AH$2]);0)" office:value-type="float" office:value="0" calcext:value-type="float">
            <text:p>0</text:p>
          </table:table-cell>
          <table:table-cell table:formula="of:=IFERROR(MIN(MAX(ROUND(((MIN(([.$G207]^[.$AC$2])/([.$T207]^[.$AC$2]);[.$AE$2]))*([.$J207]+3)*[.$AG$2]))*5; [.$AI$2]); [.$AH$2]);0)" office:value-type="float" office:value="0" calcext:value-type="float">
            <text:p>0</text:p>
          </table:table-cell>
          <table:table-cell table:formula="of:=IFERROR(MIN(MAX(ROUND((MIN(([.$F207]^[.$Q$2])/([.$T207]^[.$AC$2]);[.$AE$2]))*([.$J207]+[.$AF$2])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8]^[.$AC$2])/([.$T208]^[.$AC$2]);[.$AE$2])))*[.$J208]*0.8)+([.$C208]/10))*5)+10; 30); 80); 0)" office:value-type="float" office:value="0" calcext:value-type="float">
            <text:p>0</text:p>
          </table:table-cell>
          <table:table-cell table:formula="of:=IFERROR(MIN(MAX(ROUND((MIN(([.$D208]^[.$L$2])/([.$T208]^[.$AC$2]);[.$AE$2]))*([.$J208]+[.$AF$2]))*5; [.$AI$2]); [.$AH$2]);0)" office:value-type="float" office:value="0" calcext:value-type="float">
            <text:p>0</text:p>
          </table:table-cell>
          <table:table-cell table:formula="of:=IFERROR(MIN(MAX(ROUND((MIN(([.$D208]+[.$G208]+[.$H208])/3/[.$T208];[.$AE$2]))*([.$J208]+3)*[.$AG$2])*5; [.$AI$2]); [.$AH$2]);0)" office:value-type="float" office:value="0" calcext:value-type="float">
            <text:p>0</text:p>
          </table:table-cell>
          <table:table-cell table:formula="of:=IFERROR(MIN(MAX(ROUND(((MIN(([.$H208]^2)/([.$T208]^[.$AC$2]);[.$AE$2]))*([.$J208]+3)*[.$AG$2]))*5; [.$AI$2]); [.$AH$2]);0)" office:value-type="float" office:value="0" calcext:value-type="float">
            <text:p>0</text:p>
          </table:table-cell>
          <table:table-cell table:formula="of:=IFERROR(MIN(MAX(ROUND(((MIN(([.$E208]^[.$AC$2])/([.$T208]^[.$AC$2]);[.$AE$2]))*([.$J208]+3)*[.$AG$2]))*5; [.$AI$2]); [.$AH$2]);0)" office:value-type="float" office:value="0" calcext:value-type="float">
            <text:p>0</text:p>
          </table:table-cell>
          <table:table-cell table:formula="of:=IFERROR(MIN(MAX(ROUND(((MIN(([.$G208]^[.$AC$2])/([.$T208]^[.$AC$2]);[.$AE$2]))*([.$J208]+3)*[.$AG$2]))*5; [.$AI$2]); [.$AH$2]);0)" office:value-type="float" office:value="0" calcext:value-type="float">
            <text:p>0</text:p>
          </table:table-cell>
          <table:table-cell table:formula="of:=IFERROR(MIN(MAX(ROUND((MIN(([.$F208]^[.$Q$2])/([.$T208]^[.$AC$2]);[.$AE$2]))*([.$J208]+[.$AF$2])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9]^[.$AC$2])/([.$T209]^[.$AC$2]);[.$AE$2])))*[.$J209]*0.8)+([.$C209]/10))*5)+10; 30); 80); 0)" office:value-type="float" office:value="0" calcext:value-type="float">
            <text:p>0</text:p>
          </table:table-cell>
          <table:table-cell table:formula="of:=IFERROR(MIN(MAX(ROUND((MIN(([.$D209]^[.$L$2])/([.$T209]^[.$AC$2]);[.$AE$2]))*([.$J209]+[.$AF$2]))*5; [.$AI$2]); [.$AH$2]);0)" office:value-type="float" office:value="0" calcext:value-type="float">
            <text:p>0</text:p>
          </table:table-cell>
          <table:table-cell table:formula="of:=IFERROR(MIN(MAX(ROUND((MIN(([.$D209]+[.$G209]+[.$H209])/3/[.$T209];[.$AE$2]))*([.$J209]+3)*[.$AG$2])*5; [.$AI$2]); [.$AH$2]);0)" office:value-type="float" office:value="0" calcext:value-type="float">
            <text:p>0</text:p>
          </table:table-cell>
          <table:table-cell table:formula="of:=IFERROR(MIN(MAX(ROUND(((MIN(([.$H209]^2)/([.$T209]^[.$AC$2]);[.$AE$2]))*([.$J209]+3)*[.$AG$2]))*5; [.$AI$2]); [.$AH$2]);0)" office:value-type="float" office:value="0" calcext:value-type="float">
            <text:p>0</text:p>
          </table:table-cell>
          <table:table-cell table:formula="of:=IFERROR(MIN(MAX(ROUND(((MIN(([.$E209]^[.$AC$2])/([.$T209]^[.$AC$2]);[.$AE$2]))*([.$J209]+3)*[.$AG$2]))*5; [.$AI$2]); [.$AH$2]);0)" office:value-type="float" office:value="0" calcext:value-type="float">
            <text:p>0</text:p>
          </table:table-cell>
          <table:table-cell table:formula="of:=IFERROR(MIN(MAX(ROUND(((MIN(([.$G209]^[.$AC$2])/([.$T209]^[.$AC$2]);[.$AE$2]))*([.$J209]+3)*[.$AG$2]))*5; [.$AI$2]); [.$AH$2]);0)" office:value-type="float" office:value="0" calcext:value-type="float">
            <text:p>0</text:p>
          </table:table-cell>
          <table:table-cell table:formula="of:=IFERROR(MIN(MAX(ROUND((MIN(([.$F209]^[.$Q$2])/([.$T209]^[.$AC$2]);[.$AE$2]))*([.$J209]+[.$AF$2])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0]^[.$AC$2])/([.$T210]^[.$AC$2]);[.$AE$2])))*[.$J210]*0.8)+([.$C210]/10))*5)+10; 30); 80); 0)" office:value-type="float" office:value="0" calcext:value-type="float">
            <text:p>0</text:p>
          </table:table-cell>
          <table:table-cell table:formula="of:=IFERROR(MIN(MAX(ROUND((MIN(([.$D210]^[.$L$2])/([.$T210]^[.$AC$2]);[.$AE$2]))*([.$J210]+[.$AF$2]))*5; [.$AI$2]); [.$AH$2]);0)" office:value-type="float" office:value="0" calcext:value-type="float">
            <text:p>0</text:p>
          </table:table-cell>
          <table:table-cell table:formula="of:=IFERROR(MIN(MAX(ROUND((MIN(([.$D210]+[.$G210]+[.$H210])/3/[.$T210];[.$AE$2]))*([.$J210]+3)*[.$AG$2])*5; [.$AI$2]); [.$AH$2]);0)" office:value-type="float" office:value="0" calcext:value-type="float">
            <text:p>0</text:p>
          </table:table-cell>
          <table:table-cell table:formula="of:=IFERROR(MIN(MAX(ROUND(((MIN(([.$H210]^2)/([.$T210]^[.$AC$2]);[.$AE$2]))*([.$J210]+3)*[.$AG$2]))*5; [.$AI$2]); [.$AH$2]);0)" office:value-type="float" office:value="0" calcext:value-type="float">
            <text:p>0</text:p>
          </table:table-cell>
          <table:table-cell table:formula="of:=IFERROR(MIN(MAX(ROUND(((MIN(([.$E210]^[.$AC$2])/([.$T210]^[.$AC$2]);[.$AE$2]))*([.$J210]+3)*[.$AG$2]))*5; [.$AI$2]); [.$AH$2]);0)" office:value-type="float" office:value="0" calcext:value-type="float">
            <text:p>0</text:p>
          </table:table-cell>
          <table:table-cell table:formula="of:=IFERROR(MIN(MAX(ROUND(((MIN(([.$G210]^[.$AC$2])/([.$T210]^[.$AC$2]);[.$AE$2]))*([.$J210]+3)*[.$AG$2]))*5; [.$AI$2]); [.$AH$2]);0)" office:value-type="float" office:value="0" calcext:value-type="float">
            <text:p>0</text:p>
          </table:table-cell>
          <table:table-cell table:formula="of:=IFERROR(MIN(MAX(ROUND((MIN(([.$F210]^[.$Q$2])/([.$T210]^[.$AC$2]);[.$AE$2]))*([.$J210]+[.$AF$2])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1]^[.$AC$2])/([.$T211]^[.$AC$2]);[.$AE$2])))*[.$J211]*0.8)+([.$C211]/10))*5)+10; 30); 80); 0)" office:value-type="float" office:value="0" calcext:value-type="float">
            <text:p>0</text:p>
          </table:table-cell>
          <table:table-cell table:formula="of:=IFERROR(MIN(MAX(ROUND((MIN(([.$D211]^[.$L$2])/([.$T211]^[.$AC$2]);[.$AE$2]))*([.$J211]+[.$AF$2]))*5; [.$AI$2]); [.$AH$2]);0)" office:value-type="float" office:value="0" calcext:value-type="float">
            <text:p>0</text:p>
          </table:table-cell>
          <table:table-cell table:formula="of:=IFERROR(MIN(MAX(ROUND((MIN(([.$D211]+[.$G211]+[.$H211])/3/[.$T211];[.$AE$2]))*([.$J211]+3)*[.$AG$2])*5; [.$AI$2]); [.$AH$2]);0)" office:value-type="float" office:value="0" calcext:value-type="float">
            <text:p>0</text:p>
          </table:table-cell>
          <table:table-cell table:formula="of:=IFERROR(MIN(MAX(ROUND(((MIN(([.$H211]^2)/([.$T211]^[.$AC$2]);[.$AE$2]))*([.$J211]+3)*[.$AG$2]))*5; [.$AI$2]); [.$AH$2]);0)" office:value-type="float" office:value="0" calcext:value-type="float">
            <text:p>0</text:p>
          </table:table-cell>
          <table:table-cell table:formula="of:=IFERROR(MIN(MAX(ROUND(((MIN(([.$E211]^[.$AC$2])/([.$T211]^[.$AC$2]);[.$AE$2]))*([.$J211]+3)*[.$AG$2]))*5; [.$AI$2]); [.$AH$2]);0)" office:value-type="float" office:value="0" calcext:value-type="float">
            <text:p>0</text:p>
          </table:table-cell>
          <table:table-cell table:formula="of:=IFERROR(MIN(MAX(ROUND(((MIN(([.$G211]^[.$AC$2])/([.$T211]^[.$AC$2]);[.$AE$2]))*([.$J211]+3)*[.$AG$2]))*5; [.$AI$2]); [.$AH$2]);0)" office:value-type="float" office:value="0" calcext:value-type="float">
            <text:p>0</text:p>
          </table:table-cell>
          <table:table-cell table:formula="of:=IFERROR(MIN(MAX(ROUND((MIN(([.$F211]^[.$Q$2])/([.$T211]^[.$AC$2]);[.$AE$2]))*([.$J211]+[.$AF$2])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2]^[.$AC$2])/([.$T212]^[.$AC$2]);[.$AE$2])))*[.$J212]*0.8)+([.$C212]/10))*5)+10; 30); 80); 0)" office:value-type="float" office:value="0" calcext:value-type="float">
            <text:p>0</text:p>
          </table:table-cell>
          <table:table-cell table:formula="of:=IFERROR(MIN(MAX(ROUND((MIN(([.$D212]^[.$L$2])/([.$T212]^[.$AC$2]);[.$AE$2]))*([.$J212]+[.$AF$2]))*5; [.$AI$2]); [.$AH$2]);0)" office:value-type="float" office:value="0" calcext:value-type="float">
            <text:p>0</text:p>
          </table:table-cell>
          <table:table-cell table:formula="of:=IFERROR(MIN(MAX(ROUND((MIN(([.$D212]+[.$G212]+[.$H212])/3/[.$T212];[.$AE$2]))*([.$J212]+3)*[.$AG$2])*5; [.$AI$2]); [.$AH$2]);0)" office:value-type="float" office:value="0" calcext:value-type="float">
            <text:p>0</text:p>
          </table:table-cell>
          <table:table-cell table:formula="of:=IFERROR(MIN(MAX(ROUND(((MIN(([.$H212]^2)/([.$T212]^[.$AC$2]);[.$AE$2]))*([.$J212]+3)*[.$AG$2]))*5; [.$AI$2]); [.$AH$2]);0)" office:value-type="float" office:value="0" calcext:value-type="float">
            <text:p>0</text:p>
          </table:table-cell>
          <table:table-cell table:formula="of:=IFERROR(MIN(MAX(ROUND(((MIN(([.$E212]^[.$AC$2])/([.$T212]^[.$AC$2]);[.$AE$2]))*([.$J212]+3)*[.$AG$2]))*5; [.$AI$2]); [.$AH$2]);0)" office:value-type="float" office:value="0" calcext:value-type="float">
            <text:p>0</text:p>
          </table:table-cell>
          <table:table-cell table:formula="of:=IFERROR(MIN(MAX(ROUND(((MIN(([.$G212]^[.$AC$2])/([.$T212]^[.$AC$2]);[.$AE$2]))*([.$J212]+3)*[.$AG$2]))*5; [.$AI$2]); [.$AH$2]);0)" office:value-type="float" office:value="0" calcext:value-type="float">
            <text:p>0</text:p>
          </table:table-cell>
          <table:table-cell table:formula="of:=IFERROR(MIN(MAX(ROUND((MIN(([.$F212]^[.$Q$2])/([.$T212]^[.$AC$2]);[.$AE$2]))*([.$J212]+[.$AF$2])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3]^[.$AC$2])/([.$T213]^[.$AC$2]);[.$AE$2])))*[.$J213]*0.8)+([.$C213]/10))*5)+10; 30); 80); 0)" office:value-type="float" office:value="0" calcext:value-type="float">
            <text:p>0</text:p>
          </table:table-cell>
          <table:table-cell table:formula="of:=IFERROR(MIN(MAX(ROUND((MIN(([.$D213]^[.$L$2])/([.$T213]^[.$AC$2]);[.$AE$2]))*([.$J213]+[.$AF$2]))*5; [.$AI$2]); [.$AH$2]);0)" office:value-type="float" office:value="0" calcext:value-type="float">
            <text:p>0</text:p>
          </table:table-cell>
          <table:table-cell table:formula="of:=IFERROR(MIN(MAX(ROUND((MIN(([.$D213]+[.$G213]+[.$H213])/3/[.$T213];[.$AE$2]))*([.$J213]+3)*[.$AG$2])*5; [.$AI$2]); [.$AH$2]);0)" office:value-type="float" office:value="0" calcext:value-type="float">
            <text:p>0</text:p>
          </table:table-cell>
          <table:table-cell table:formula="of:=IFERROR(MIN(MAX(ROUND(((MIN(([.$H213]^2)/([.$T213]^[.$AC$2]);[.$AE$2]))*([.$J213]+3)*[.$AG$2]))*5; [.$AI$2]); [.$AH$2]);0)" office:value-type="float" office:value="0" calcext:value-type="float">
            <text:p>0</text:p>
          </table:table-cell>
          <table:table-cell table:formula="of:=IFERROR(MIN(MAX(ROUND(((MIN(([.$E213]^[.$AC$2])/([.$T213]^[.$AC$2]);[.$AE$2]))*([.$J213]+3)*[.$AG$2]))*5; [.$AI$2]); [.$AH$2]);0)" office:value-type="float" office:value="0" calcext:value-type="float">
            <text:p>0</text:p>
          </table:table-cell>
          <table:table-cell table:formula="of:=IFERROR(MIN(MAX(ROUND(((MIN(([.$G213]^[.$AC$2])/([.$T213]^[.$AC$2]);[.$AE$2]))*([.$J213]+3)*[.$AG$2]))*5; [.$AI$2]); [.$AH$2]);0)" office:value-type="float" office:value="0" calcext:value-type="float">
            <text:p>0</text:p>
          </table:table-cell>
          <table:table-cell table:formula="of:=IFERROR(MIN(MAX(ROUND((MIN(([.$F213]^[.$Q$2])/([.$T213]^[.$AC$2]);[.$AE$2]))*([.$J213]+[.$AF$2])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4]^[.$AC$2])/([.$T214]^[.$AC$2]);[.$AE$2])))*[.$J214]*0.8)+([.$C214]/10))*5)+10; 30); 80); 0)" office:value-type="float" office:value="0" calcext:value-type="float">
            <text:p>0</text:p>
          </table:table-cell>
          <table:table-cell table:formula="of:=IFERROR(MIN(MAX(ROUND((MIN(([.$D214]^[.$L$2])/([.$T214]^[.$AC$2]);[.$AE$2]))*([.$J214]+[.$AF$2]))*5; [.$AI$2]); [.$AH$2]);0)" office:value-type="float" office:value="0" calcext:value-type="float">
            <text:p>0</text:p>
          </table:table-cell>
          <table:table-cell table:formula="of:=IFERROR(MIN(MAX(ROUND((MIN(([.$D214]+[.$G214]+[.$H214])/3/[.$T214];[.$AE$2]))*([.$J214]+3)*[.$AG$2])*5; [.$AI$2]); [.$AH$2]);0)" office:value-type="float" office:value="0" calcext:value-type="float">
            <text:p>0</text:p>
          </table:table-cell>
          <table:table-cell table:formula="of:=IFERROR(MIN(MAX(ROUND(((MIN(([.$H214]^2)/([.$T214]^[.$AC$2]);[.$AE$2]))*([.$J214]+3)*[.$AG$2]))*5; [.$AI$2]); [.$AH$2]);0)" office:value-type="float" office:value="0" calcext:value-type="float">
            <text:p>0</text:p>
          </table:table-cell>
          <table:table-cell table:formula="of:=IFERROR(MIN(MAX(ROUND(((MIN(([.$E214]^[.$AC$2])/([.$T214]^[.$AC$2]);[.$AE$2]))*([.$J214]+3)*[.$AG$2]))*5; [.$AI$2]); [.$AH$2]);0)" office:value-type="float" office:value="0" calcext:value-type="float">
            <text:p>0</text:p>
          </table:table-cell>
          <table:table-cell table:formula="of:=IFERROR(MIN(MAX(ROUND(((MIN(([.$G214]^[.$AC$2])/([.$T214]^[.$AC$2]);[.$AE$2]))*([.$J214]+3)*[.$AG$2]))*5; [.$AI$2]); [.$AH$2]);0)" office:value-type="float" office:value="0" calcext:value-type="float">
            <text:p>0</text:p>
          </table:table-cell>
          <table:table-cell table:formula="of:=IFERROR(MIN(MAX(ROUND((MIN(([.$F214]^[.$Q$2])/([.$T214]^[.$AC$2]);[.$AE$2]))*([.$J214]+[.$AF$2])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5]^[.$AC$2])/([.$T215]^[.$AC$2]);[.$AE$2])))*[.$J215]*0.8)+([.$C215]/10))*5)+10; 30); 80); 0)" office:value-type="float" office:value="0" calcext:value-type="float">
            <text:p>0</text:p>
          </table:table-cell>
          <table:table-cell table:formula="of:=IFERROR(MIN(MAX(ROUND((MIN(([.$D215]^[.$L$2])/([.$T215]^[.$AC$2]);[.$AE$2]))*([.$J215]+[.$AF$2]))*5; [.$AI$2]); [.$AH$2]);0)" office:value-type="float" office:value="0" calcext:value-type="float">
            <text:p>0</text:p>
          </table:table-cell>
          <table:table-cell table:formula="of:=IFERROR(MIN(MAX(ROUND((MIN(([.$D215]+[.$G215]+[.$H215])/3/[.$T215];[.$AE$2]))*([.$J215]+3)*[.$AG$2])*5; [.$AI$2]); [.$AH$2]);0)" office:value-type="float" office:value="0" calcext:value-type="float">
            <text:p>0</text:p>
          </table:table-cell>
          <table:table-cell table:formula="of:=IFERROR(MIN(MAX(ROUND(((MIN(([.$H215]^2)/([.$T215]^[.$AC$2]);[.$AE$2]))*([.$J215]+3)*[.$AG$2]))*5; [.$AI$2]); [.$AH$2]);0)" office:value-type="float" office:value="0" calcext:value-type="float">
            <text:p>0</text:p>
          </table:table-cell>
          <table:table-cell table:formula="of:=IFERROR(MIN(MAX(ROUND(((MIN(([.$E215]^[.$AC$2])/([.$T215]^[.$AC$2]);[.$AE$2]))*([.$J215]+3)*[.$AG$2]))*5; [.$AI$2]); [.$AH$2]);0)" office:value-type="float" office:value="0" calcext:value-type="float">
            <text:p>0</text:p>
          </table:table-cell>
          <table:table-cell table:formula="of:=IFERROR(MIN(MAX(ROUND(((MIN(([.$G215]^[.$AC$2])/([.$T215]^[.$AC$2]);[.$AE$2]))*([.$J215]+3)*[.$AG$2]))*5; [.$AI$2]); [.$AH$2]);0)" office:value-type="float" office:value="0" calcext:value-type="float">
            <text:p>0</text:p>
          </table:table-cell>
          <table:table-cell table:formula="of:=IFERROR(MIN(MAX(ROUND((MIN(([.$F215]^[.$Q$2])/([.$T215]^[.$AC$2]);[.$AE$2]))*([.$J215]+[.$AF$2])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6]^[.$AC$2])/([.$T216]^[.$AC$2]);[.$AE$2])))*[.$J216]*0.8)+([.$C216]/10))*5)+10; 30); 80); 0)" office:value-type="float" office:value="0" calcext:value-type="float">
            <text:p>0</text:p>
          </table:table-cell>
          <table:table-cell table:formula="of:=IFERROR(MIN(MAX(ROUND((MIN(([.$D216]^[.$L$2])/([.$T216]^[.$AC$2]);[.$AE$2]))*([.$J216]+[.$AF$2]))*5; [.$AI$2]); [.$AH$2]);0)" office:value-type="float" office:value="0" calcext:value-type="float">
            <text:p>0</text:p>
          </table:table-cell>
          <table:table-cell table:formula="of:=IFERROR(MIN(MAX(ROUND((MIN(([.$D216]+[.$G216]+[.$H216])/3/[.$T216];[.$AE$2]))*([.$J216]+3)*[.$AG$2])*5; [.$AI$2]); [.$AH$2]);0)" office:value-type="float" office:value="0" calcext:value-type="float">
            <text:p>0</text:p>
          </table:table-cell>
          <table:table-cell table:formula="of:=IFERROR(MIN(MAX(ROUND(((MIN(([.$H216]^2)/([.$T216]^[.$AC$2]);[.$AE$2]))*([.$J216]+3)*[.$AG$2]))*5; [.$AI$2]); [.$AH$2]);0)" office:value-type="float" office:value="0" calcext:value-type="float">
            <text:p>0</text:p>
          </table:table-cell>
          <table:table-cell table:formula="of:=IFERROR(MIN(MAX(ROUND(((MIN(([.$E216]^[.$AC$2])/([.$T216]^[.$AC$2]);[.$AE$2]))*([.$J216]+3)*[.$AG$2]))*5; [.$AI$2]); [.$AH$2]);0)" office:value-type="float" office:value="0" calcext:value-type="float">
            <text:p>0</text:p>
          </table:table-cell>
          <table:table-cell table:formula="of:=IFERROR(MIN(MAX(ROUND(((MIN(([.$G216]^[.$AC$2])/([.$T216]^[.$AC$2]);[.$AE$2]))*([.$J216]+3)*[.$AG$2]))*5; [.$AI$2]); [.$AH$2]);0)" office:value-type="float" office:value="0" calcext:value-type="float">
            <text:p>0</text:p>
          </table:table-cell>
          <table:table-cell table:formula="of:=IFERROR(MIN(MAX(ROUND((MIN(([.$F216]^[.$Q$2])/([.$T216]^[.$AC$2]);[.$AE$2]))*([.$J216]+[.$AF$2])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7]^[.$AC$2])/([.$T217]^[.$AC$2]);[.$AE$2])))*[.$J217]*0.8)+([.$C217]/10))*5)+10; 30); 80); 0)" office:value-type="float" office:value="0" calcext:value-type="float">
            <text:p>0</text:p>
          </table:table-cell>
          <table:table-cell table:formula="of:=IFERROR(MIN(MAX(ROUND((MIN(([.$D217]^[.$L$2])/([.$T217]^[.$AC$2]);[.$AE$2]))*([.$J217]+[.$AF$2]))*5; [.$AI$2]); [.$AH$2]);0)" office:value-type="float" office:value="0" calcext:value-type="float">
            <text:p>0</text:p>
          </table:table-cell>
          <table:table-cell table:formula="of:=IFERROR(MIN(MAX(ROUND((MIN(([.$D217]+[.$G217]+[.$H217])/3/[.$T217];[.$AE$2]))*([.$J217]+3)*[.$AG$2])*5; [.$AI$2]); [.$AH$2]);0)" office:value-type="float" office:value="0" calcext:value-type="float">
            <text:p>0</text:p>
          </table:table-cell>
          <table:table-cell table:formula="of:=IFERROR(MIN(MAX(ROUND(((MIN(([.$H217]^2)/([.$T217]^[.$AC$2]);[.$AE$2]))*([.$J217]+3)*[.$AG$2]))*5; [.$AI$2]); [.$AH$2]);0)" office:value-type="float" office:value="0" calcext:value-type="float">
            <text:p>0</text:p>
          </table:table-cell>
          <table:table-cell table:formula="of:=IFERROR(MIN(MAX(ROUND(((MIN(([.$E217]^[.$AC$2])/([.$T217]^[.$AC$2]);[.$AE$2]))*([.$J217]+3)*[.$AG$2]))*5; [.$AI$2]); [.$AH$2]);0)" office:value-type="float" office:value="0" calcext:value-type="float">
            <text:p>0</text:p>
          </table:table-cell>
          <table:table-cell table:formula="of:=IFERROR(MIN(MAX(ROUND(((MIN(([.$G217]^[.$AC$2])/([.$T217]^[.$AC$2]);[.$AE$2]))*([.$J217]+3)*[.$AG$2]))*5; [.$AI$2]); [.$AH$2]);0)" office:value-type="float" office:value="0" calcext:value-type="float">
            <text:p>0</text:p>
          </table:table-cell>
          <table:table-cell table:formula="of:=IFERROR(MIN(MAX(ROUND((MIN(([.$F217]^[.$Q$2])/([.$T217]^[.$AC$2]);[.$AE$2]))*([.$J217]+[.$AF$2])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8]^[.$AC$2])/([.$T218]^[.$AC$2]);[.$AE$2])))*[.$J218]*0.8)+([.$C218]/10))*5)+10; 30); 80); 0)" office:value-type="float" office:value="0" calcext:value-type="float">
            <text:p>0</text:p>
          </table:table-cell>
          <table:table-cell table:formula="of:=IFERROR(MIN(MAX(ROUND((MIN(([.$D218]^[.$L$2])/([.$T218]^[.$AC$2]);[.$AE$2]))*([.$J218]+[.$AF$2]))*5; [.$AI$2]); [.$AH$2]);0)" office:value-type="float" office:value="0" calcext:value-type="float">
            <text:p>0</text:p>
          </table:table-cell>
          <table:table-cell table:formula="of:=IFERROR(MIN(MAX(ROUND((MIN(([.$D218]+[.$G218]+[.$H218])/3/[.$T218];[.$AE$2]))*([.$J218]+3)*[.$AG$2])*5; [.$AI$2]); [.$AH$2]);0)" office:value-type="float" office:value="0" calcext:value-type="float">
            <text:p>0</text:p>
          </table:table-cell>
          <table:table-cell table:formula="of:=IFERROR(MIN(MAX(ROUND(((MIN(([.$H218]^2)/([.$T218]^[.$AC$2]);[.$AE$2]))*([.$J218]+3)*[.$AG$2]))*5; [.$AI$2]); [.$AH$2]);0)" office:value-type="float" office:value="0" calcext:value-type="float">
            <text:p>0</text:p>
          </table:table-cell>
          <table:table-cell table:formula="of:=IFERROR(MIN(MAX(ROUND(((MIN(([.$E218]^[.$AC$2])/([.$T218]^[.$AC$2]);[.$AE$2]))*([.$J218]+3)*[.$AG$2]))*5; [.$AI$2]); [.$AH$2]);0)" office:value-type="float" office:value="0" calcext:value-type="float">
            <text:p>0</text:p>
          </table:table-cell>
          <table:table-cell table:formula="of:=IFERROR(MIN(MAX(ROUND(((MIN(([.$G218]^[.$AC$2])/([.$T218]^[.$AC$2]);[.$AE$2]))*([.$J218]+3)*[.$AG$2]))*5; [.$AI$2]); [.$AH$2]);0)" office:value-type="float" office:value="0" calcext:value-type="float">
            <text:p>0</text:p>
          </table:table-cell>
          <table:table-cell table:formula="of:=IFERROR(MIN(MAX(ROUND((MIN(([.$F218]^[.$Q$2])/([.$T218]^[.$AC$2]);[.$AE$2]))*([.$J218]+[.$AF$2])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9]^[.$AC$2])/([.$T219]^[.$AC$2]);[.$AE$2])))*[.$J219]*0.8)+([.$C219]/10))*5)+10; 30); 80); 0)" office:value-type="float" office:value="0" calcext:value-type="float">
            <text:p>0</text:p>
          </table:table-cell>
          <table:table-cell table:formula="of:=IFERROR(MIN(MAX(ROUND((MIN(([.$D219]^[.$L$2])/([.$T219]^[.$AC$2]);[.$AE$2]))*([.$J219]+[.$AF$2]))*5; [.$AI$2]); [.$AH$2]);0)" office:value-type="float" office:value="0" calcext:value-type="float">
            <text:p>0</text:p>
          </table:table-cell>
          <table:table-cell table:formula="of:=IFERROR(MIN(MAX(ROUND((MIN(([.$D219]+[.$G219]+[.$H219])/3/[.$T219];[.$AE$2]))*([.$J219]+3)*[.$AG$2])*5; [.$AI$2]); [.$AH$2]);0)" office:value-type="float" office:value="0" calcext:value-type="float">
            <text:p>0</text:p>
          </table:table-cell>
          <table:table-cell table:formula="of:=IFERROR(MIN(MAX(ROUND(((MIN(([.$H219]^2)/([.$T219]^[.$AC$2]);[.$AE$2]))*([.$J219]+3)*[.$AG$2]))*5; [.$AI$2]); [.$AH$2]);0)" office:value-type="float" office:value="0" calcext:value-type="float">
            <text:p>0</text:p>
          </table:table-cell>
          <table:table-cell table:formula="of:=IFERROR(MIN(MAX(ROUND(((MIN(([.$E219]^[.$AC$2])/([.$T219]^[.$AC$2]);[.$AE$2]))*([.$J219]+3)*[.$AG$2]))*5; [.$AI$2]); [.$AH$2]);0)" office:value-type="float" office:value="0" calcext:value-type="float">
            <text:p>0</text:p>
          </table:table-cell>
          <table:table-cell table:formula="of:=IFERROR(MIN(MAX(ROUND(((MIN(([.$G219]^[.$AC$2])/([.$T219]^[.$AC$2]);[.$AE$2]))*([.$J219]+3)*[.$AG$2]))*5; [.$AI$2]); [.$AH$2]);0)" office:value-type="float" office:value="0" calcext:value-type="float">
            <text:p>0</text:p>
          </table:table-cell>
          <table:table-cell table:formula="of:=IFERROR(MIN(MAX(ROUND((MIN(([.$F219]^[.$Q$2])/([.$T219]^[.$AC$2]);[.$AE$2]))*([.$J219]+[.$AF$2])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0]^[.$AC$2])/([.$T220]^[.$AC$2]);[.$AE$2])))*[.$J220]*0.8)+([.$C220]/10))*5)+10; 30); 80); 0)" office:value-type="float" office:value="0" calcext:value-type="float">
            <text:p>0</text:p>
          </table:table-cell>
          <table:table-cell table:formula="of:=IFERROR(MIN(MAX(ROUND((MIN(([.$D220]^[.$L$2])/([.$T220]^[.$AC$2]);[.$AE$2]))*([.$J220]+[.$AF$2]))*5; [.$AI$2]); [.$AH$2]);0)" office:value-type="float" office:value="0" calcext:value-type="float">
            <text:p>0</text:p>
          </table:table-cell>
          <table:table-cell table:formula="of:=IFERROR(MIN(MAX(ROUND((MIN(([.$D220]+[.$G220]+[.$H220])/3/[.$T220];[.$AE$2]))*([.$J220]+3)*[.$AG$2])*5; [.$AI$2]); [.$AH$2]);0)" office:value-type="float" office:value="0" calcext:value-type="float">
            <text:p>0</text:p>
          </table:table-cell>
          <table:table-cell table:formula="of:=IFERROR(MIN(MAX(ROUND(((MIN(([.$H220]^2)/([.$T220]^[.$AC$2]);[.$AE$2]))*([.$J220]+3)*[.$AG$2]))*5; [.$AI$2]); [.$AH$2]);0)" office:value-type="float" office:value="0" calcext:value-type="float">
            <text:p>0</text:p>
          </table:table-cell>
          <table:table-cell table:formula="of:=IFERROR(MIN(MAX(ROUND(((MIN(([.$E220]^[.$AC$2])/([.$T220]^[.$AC$2]);[.$AE$2]))*([.$J220]+3)*[.$AG$2]))*5; [.$AI$2]); [.$AH$2]);0)" office:value-type="float" office:value="0" calcext:value-type="float">
            <text:p>0</text:p>
          </table:table-cell>
          <table:table-cell table:formula="of:=IFERROR(MIN(MAX(ROUND(((MIN(([.$G220]^[.$AC$2])/([.$T220]^[.$AC$2]);[.$AE$2]))*([.$J220]+3)*[.$AG$2]))*5; [.$AI$2]); [.$AH$2]);0)" office:value-type="float" office:value="0" calcext:value-type="float">
            <text:p>0</text:p>
          </table:table-cell>
          <table:table-cell table:formula="of:=IFERROR(MIN(MAX(ROUND((MIN(([.$F220]^[.$Q$2])/([.$T220]^[.$AC$2]);[.$AE$2]))*([.$J220]+[.$AF$2])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1]^[.$AC$2])/([.$T221]^[.$AC$2]);[.$AE$2])))*[.$J221]*0.8)+([.$C221]/10))*5)+10; 30); 80); 0)" office:value-type="float" office:value="0" calcext:value-type="float">
            <text:p>0</text:p>
          </table:table-cell>
          <table:table-cell table:formula="of:=IFERROR(MIN(MAX(ROUND((MIN(([.$D221]^[.$L$2])/([.$T221]^[.$AC$2]);[.$AE$2]))*([.$J221]+[.$AF$2]))*5; [.$AI$2]); [.$AH$2]);0)" office:value-type="float" office:value="0" calcext:value-type="float">
            <text:p>0</text:p>
          </table:table-cell>
          <table:table-cell table:formula="of:=IFERROR(MIN(MAX(ROUND((MIN(([.$D221]+[.$G221]+[.$H221])/3/[.$T221];[.$AE$2]))*([.$J221]+3)*[.$AG$2])*5; [.$AI$2]); [.$AH$2]);0)" office:value-type="float" office:value="0" calcext:value-type="float">
            <text:p>0</text:p>
          </table:table-cell>
          <table:table-cell table:formula="of:=IFERROR(MIN(MAX(ROUND(((MIN(([.$H221]^2)/([.$T221]^[.$AC$2]);[.$AE$2]))*([.$J221]+3)*[.$AG$2]))*5; [.$AI$2]); [.$AH$2]);0)" office:value-type="float" office:value="0" calcext:value-type="float">
            <text:p>0</text:p>
          </table:table-cell>
          <table:table-cell table:formula="of:=IFERROR(MIN(MAX(ROUND(((MIN(([.$E221]^[.$AC$2])/([.$T221]^[.$AC$2]);[.$AE$2]))*([.$J221]+3)*[.$AG$2]))*5; [.$AI$2]); [.$AH$2]);0)" office:value-type="float" office:value="0" calcext:value-type="float">
            <text:p>0</text:p>
          </table:table-cell>
          <table:table-cell table:formula="of:=IFERROR(MIN(MAX(ROUND(((MIN(([.$G221]^[.$AC$2])/([.$T221]^[.$AC$2]);[.$AE$2]))*([.$J221]+3)*[.$AG$2]))*5; [.$AI$2]); [.$AH$2]);0)" office:value-type="float" office:value="0" calcext:value-type="float">
            <text:p>0</text:p>
          </table:table-cell>
          <table:table-cell table:formula="of:=IFERROR(MIN(MAX(ROUND((MIN(([.$F221]^[.$Q$2])/([.$T221]^[.$AC$2]);[.$AE$2]))*([.$J221]+[.$AF$2])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2]^[.$AC$2])/([.$T222]^[.$AC$2]);[.$AE$2])))*[.$J222]*0.8)+([.$C222]/10))*5)+10; 30); 80); 0)" office:value-type="float" office:value="0" calcext:value-type="float">
            <text:p>0</text:p>
          </table:table-cell>
          <table:table-cell table:formula="of:=IFERROR(MIN(MAX(ROUND((MIN(([.$D222]^[.$L$2])/([.$T222]^[.$AC$2]);[.$AE$2]))*([.$J222]+[.$AF$2]))*5; [.$AI$2]); [.$AH$2]);0)" office:value-type="float" office:value="0" calcext:value-type="float">
            <text:p>0</text:p>
          </table:table-cell>
          <table:table-cell table:formula="of:=IFERROR(MIN(MAX(ROUND((MIN(([.$D222]+[.$G222]+[.$H222])/3/[.$T222];[.$AE$2]))*([.$J222]+3)*[.$AG$2])*5; [.$AI$2]); [.$AH$2]);0)" office:value-type="float" office:value="0" calcext:value-type="float">
            <text:p>0</text:p>
          </table:table-cell>
          <table:table-cell table:formula="of:=IFERROR(MIN(MAX(ROUND(((MIN(([.$H222]^2)/([.$T222]^[.$AC$2]);[.$AE$2]))*([.$J222]+3)*[.$AG$2]))*5; [.$AI$2]); [.$AH$2]);0)" office:value-type="float" office:value="0" calcext:value-type="float">
            <text:p>0</text:p>
          </table:table-cell>
          <table:table-cell table:formula="of:=IFERROR(MIN(MAX(ROUND(((MIN(([.$E222]^[.$AC$2])/([.$T222]^[.$AC$2]);[.$AE$2]))*([.$J222]+3)*[.$AG$2]))*5; [.$AI$2]); [.$AH$2]);0)" office:value-type="float" office:value="0" calcext:value-type="float">
            <text:p>0</text:p>
          </table:table-cell>
          <table:table-cell table:formula="of:=IFERROR(MIN(MAX(ROUND(((MIN(([.$G222]^[.$AC$2])/([.$T222]^[.$AC$2]);[.$AE$2]))*([.$J222]+3)*[.$AG$2]))*5; [.$AI$2]); [.$AH$2]);0)" office:value-type="float" office:value="0" calcext:value-type="float">
            <text:p>0</text:p>
          </table:table-cell>
          <table:table-cell table:formula="of:=IFERROR(MIN(MAX(ROUND((MIN(([.$F222]^[.$Q$2])/([.$T222]^[.$AC$2]);[.$AE$2]))*([.$J222]+[.$AF$2])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3]^[.$AC$2])/([.$T223]^[.$AC$2]);[.$AE$2])))*[.$J223]*0.8)+([.$C223]/10))*5)+10; 30); 80); 0)" office:value-type="float" office:value="0" calcext:value-type="float">
            <text:p>0</text:p>
          </table:table-cell>
          <table:table-cell table:formula="of:=IFERROR(MIN(MAX(ROUND((MIN(([.$D223]^[.$L$2])/([.$T223]^[.$AC$2]);[.$AE$2]))*([.$J223]+[.$AF$2]))*5; [.$AI$2]); [.$AH$2]);0)" office:value-type="float" office:value="0" calcext:value-type="float">
            <text:p>0</text:p>
          </table:table-cell>
          <table:table-cell table:formula="of:=IFERROR(MIN(MAX(ROUND((MIN(([.$D223]+[.$G223]+[.$H223])/3/[.$T223];[.$AE$2]))*([.$J223]+3)*[.$AG$2])*5; [.$AI$2]); [.$AH$2]);0)" office:value-type="float" office:value="0" calcext:value-type="float">
            <text:p>0</text:p>
          </table:table-cell>
          <table:table-cell table:formula="of:=IFERROR(MIN(MAX(ROUND(((MIN(([.$H223]^2)/([.$T223]^[.$AC$2]);[.$AE$2]))*([.$J223]+3)*[.$AG$2]))*5; [.$AI$2]); [.$AH$2]);0)" office:value-type="float" office:value="0" calcext:value-type="float">
            <text:p>0</text:p>
          </table:table-cell>
          <table:table-cell table:formula="of:=IFERROR(MIN(MAX(ROUND(((MIN(([.$E223]^[.$AC$2])/([.$T223]^[.$AC$2]);[.$AE$2]))*([.$J223]+3)*[.$AG$2]))*5; [.$AI$2]); [.$AH$2]);0)" office:value-type="float" office:value="0" calcext:value-type="float">
            <text:p>0</text:p>
          </table:table-cell>
          <table:table-cell table:formula="of:=IFERROR(MIN(MAX(ROUND(((MIN(([.$G223]^[.$AC$2])/([.$T223]^[.$AC$2]);[.$AE$2]))*([.$J223]+3)*[.$AG$2]))*5; [.$AI$2]); [.$AH$2]);0)" office:value-type="float" office:value="0" calcext:value-type="float">
            <text:p>0</text:p>
          </table:table-cell>
          <table:table-cell table:formula="of:=IFERROR(MIN(MAX(ROUND((MIN(([.$F223]^[.$Q$2])/([.$T223]^[.$AC$2]);[.$AE$2]))*([.$J223]+[.$AF$2])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4]^[.$AC$2])/([.$T224]^[.$AC$2]);[.$AE$2])))*[.$J224]*0.8)+([.$C224]/10))*5)+10; 30); 80); 0)" office:value-type="float" office:value="0" calcext:value-type="float">
            <text:p>0</text:p>
          </table:table-cell>
          <table:table-cell table:formula="of:=IFERROR(MIN(MAX(ROUND((MIN(([.$D224]^[.$L$2])/([.$T224]^[.$AC$2]);[.$AE$2]))*([.$J224]+[.$AF$2]))*5; [.$AI$2]); [.$AH$2]);0)" office:value-type="float" office:value="0" calcext:value-type="float">
            <text:p>0</text:p>
          </table:table-cell>
          <table:table-cell table:formula="of:=IFERROR(MIN(MAX(ROUND((MIN(([.$D224]+[.$G224]+[.$H224])/3/[.$T224];[.$AE$2]))*([.$J224]+3)*[.$AG$2])*5; [.$AI$2]); [.$AH$2]);0)" office:value-type="float" office:value="0" calcext:value-type="float">
            <text:p>0</text:p>
          </table:table-cell>
          <table:table-cell table:formula="of:=IFERROR(MIN(MAX(ROUND(((MIN(([.$H224]^2)/([.$T224]^[.$AC$2]);[.$AE$2]))*([.$J224]+3)*[.$AG$2]))*5; [.$AI$2]); [.$AH$2]);0)" office:value-type="float" office:value="0" calcext:value-type="float">
            <text:p>0</text:p>
          </table:table-cell>
          <table:table-cell table:formula="of:=IFERROR(MIN(MAX(ROUND(((MIN(([.$E224]^[.$AC$2])/([.$T224]^[.$AC$2]);[.$AE$2]))*([.$J224]+3)*[.$AG$2]))*5; [.$AI$2]); [.$AH$2]);0)" office:value-type="float" office:value="0" calcext:value-type="float">
            <text:p>0</text:p>
          </table:table-cell>
          <table:table-cell table:formula="of:=IFERROR(MIN(MAX(ROUND(((MIN(([.$G224]^[.$AC$2])/([.$T224]^[.$AC$2]);[.$AE$2]))*([.$J224]+3)*[.$AG$2]))*5; [.$AI$2]); [.$AH$2]);0)" office:value-type="float" office:value="0" calcext:value-type="float">
            <text:p>0</text:p>
          </table:table-cell>
          <table:table-cell table:formula="of:=IFERROR(MIN(MAX(ROUND((MIN(([.$F224]^[.$Q$2])/([.$T224]^[.$AC$2]);[.$AE$2]))*([.$J224]+[.$AF$2])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5]^[.$AC$2])/([.$T225]^[.$AC$2]);[.$AE$2])))*[.$J225]*0.8)+([.$C225]/10))*5)+10; 30); 80); 0)" office:value-type="float" office:value="0" calcext:value-type="float">
            <text:p>0</text:p>
          </table:table-cell>
          <table:table-cell table:formula="of:=IFERROR(MIN(MAX(ROUND((MIN(([.$D225]^[.$L$2])/([.$T225]^[.$AC$2]);[.$AE$2]))*([.$J225]+[.$AF$2]))*5; [.$AI$2]); [.$AH$2]);0)" office:value-type="float" office:value="0" calcext:value-type="float">
            <text:p>0</text:p>
          </table:table-cell>
          <table:table-cell table:formula="of:=IFERROR(MIN(MAX(ROUND((MIN(([.$D225]+[.$G225]+[.$H225])/3/[.$T225];[.$AE$2]))*([.$J225]+3)*[.$AG$2])*5; [.$AI$2]); [.$AH$2]);0)" office:value-type="float" office:value="0" calcext:value-type="float">
            <text:p>0</text:p>
          </table:table-cell>
          <table:table-cell table:formula="of:=IFERROR(MIN(MAX(ROUND(((MIN(([.$H225]^2)/([.$T225]^[.$AC$2]);[.$AE$2]))*([.$J225]+3)*[.$AG$2]))*5; [.$AI$2]); [.$AH$2]);0)" office:value-type="float" office:value="0" calcext:value-type="float">
            <text:p>0</text:p>
          </table:table-cell>
          <table:table-cell table:formula="of:=IFERROR(MIN(MAX(ROUND(((MIN(([.$E225]^[.$AC$2])/([.$T225]^[.$AC$2]);[.$AE$2]))*([.$J225]+3)*[.$AG$2]))*5; [.$AI$2]); [.$AH$2]);0)" office:value-type="float" office:value="0" calcext:value-type="float">
            <text:p>0</text:p>
          </table:table-cell>
          <table:table-cell table:formula="of:=IFERROR(MIN(MAX(ROUND(((MIN(([.$G225]^[.$AC$2])/([.$T225]^[.$AC$2]);[.$AE$2]))*([.$J225]+3)*[.$AG$2]))*5; [.$AI$2]); [.$AH$2]);0)" office:value-type="float" office:value="0" calcext:value-type="float">
            <text:p>0</text:p>
          </table:table-cell>
          <table:table-cell table:formula="of:=IFERROR(MIN(MAX(ROUND((MIN(([.$F225]^[.$Q$2])/([.$T225]^[.$AC$2]);[.$AE$2]))*([.$J225]+[.$AF$2])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6]^[.$AC$2])/([.$T226]^[.$AC$2]);[.$AE$2])))*[.$J226]*0.8)+([.$C226]/10))*5)+10; 30); 80); 0)" office:value-type="float" office:value="0" calcext:value-type="float">
            <text:p>0</text:p>
          </table:table-cell>
          <table:table-cell table:formula="of:=IFERROR(MIN(MAX(ROUND((MIN(([.$D226]^[.$L$2])/([.$T226]^[.$AC$2]);[.$AE$2]))*([.$J226]+[.$AF$2]))*5; [.$AI$2]); [.$AH$2]);0)" office:value-type="float" office:value="0" calcext:value-type="float">
            <text:p>0</text:p>
          </table:table-cell>
          <table:table-cell table:formula="of:=IFERROR(MIN(MAX(ROUND((MIN(([.$D226]+[.$G226]+[.$H226])/3/[.$T226];[.$AE$2]))*([.$J226]+3)*[.$AG$2])*5; [.$AI$2]); [.$AH$2]);0)" office:value-type="float" office:value="0" calcext:value-type="float">
            <text:p>0</text:p>
          </table:table-cell>
          <table:table-cell table:formula="of:=IFERROR(MIN(MAX(ROUND(((MIN(([.$H226]^2)/([.$T226]^[.$AC$2]);[.$AE$2]))*([.$J226]+3)*[.$AG$2]))*5; [.$AI$2]); [.$AH$2]);0)" office:value-type="float" office:value="0" calcext:value-type="float">
            <text:p>0</text:p>
          </table:table-cell>
          <table:table-cell table:formula="of:=IFERROR(MIN(MAX(ROUND(((MIN(([.$E226]^[.$AC$2])/([.$T226]^[.$AC$2]);[.$AE$2]))*([.$J226]+3)*[.$AG$2]))*5; [.$AI$2]); [.$AH$2]);0)" office:value-type="float" office:value="0" calcext:value-type="float">
            <text:p>0</text:p>
          </table:table-cell>
          <table:table-cell table:formula="of:=IFERROR(MIN(MAX(ROUND(((MIN(([.$G226]^[.$AC$2])/([.$T226]^[.$AC$2]);[.$AE$2]))*([.$J226]+3)*[.$AG$2]))*5; [.$AI$2]); [.$AH$2]);0)" office:value-type="float" office:value="0" calcext:value-type="float">
            <text:p>0</text:p>
          </table:table-cell>
          <table:table-cell table:formula="of:=IFERROR(MIN(MAX(ROUND((MIN(([.$F226]^[.$Q$2])/([.$T226]^[.$AC$2]);[.$AE$2]))*([.$J226]+[.$AF$2])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7]^[.$AC$2])/([.$T227]^[.$AC$2]);[.$AE$2])))*[.$J227]*0.8)+([.$C227]/10))*5)+10; 30); 80); 0)" office:value-type="float" office:value="0" calcext:value-type="float">
            <text:p>0</text:p>
          </table:table-cell>
          <table:table-cell table:formula="of:=IFERROR(MIN(MAX(ROUND((MIN(([.$D227]^[.$L$2])/([.$T227]^[.$AC$2]);[.$AE$2]))*([.$J227]+[.$AF$2]))*5; [.$AI$2]); [.$AH$2]);0)" office:value-type="float" office:value="0" calcext:value-type="float">
            <text:p>0</text:p>
          </table:table-cell>
          <table:table-cell table:formula="of:=IFERROR(MIN(MAX(ROUND((MIN(([.$D227]+[.$G227]+[.$H227])/3/[.$T227];[.$AE$2]))*([.$J227]+3)*[.$AG$2])*5; [.$AI$2]); [.$AH$2]);0)" office:value-type="float" office:value="0" calcext:value-type="float">
            <text:p>0</text:p>
          </table:table-cell>
          <table:table-cell table:formula="of:=IFERROR(MIN(MAX(ROUND(((MIN(([.$H227]^2)/([.$T227]^[.$AC$2]);[.$AE$2]))*([.$J227]+3)*[.$AG$2]))*5; [.$AI$2]); [.$AH$2]);0)" office:value-type="float" office:value="0" calcext:value-type="float">
            <text:p>0</text:p>
          </table:table-cell>
          <table:table-cell table:formula="of:=IFERROR(MIN(MAX(ROUND(((MIN(([.$E227]^[.$AC$2])/([.$T227]^[.$AC$2]);[.$AE$2]))*([.$J227]+3)*[.$AG$2]))*5; [.$AI$2]); [.$AH$2]);0)" office:value-type="float" office:value="0" calcext:value-type="float">
            <text:p>0</text:p>
          </table:table-cell>
          <table:table-cell table:formula="of:=IFERROR(MIN(MAX(ROUND(((MIN(([.$G227]^[.$AC$2])/([.$T227]^[.$AC$2]);[.$AE$2]))*([.$J227]+3)*[.$AG$2]))*5; [.$AI$2]); [.$AH$2]);0)" office:value-type="float" office:value="0" calcext:value-type="float">
            <text:p>0</text:p>
          </table:table-cell>
          <table:table-cell table:formula="of:=IFERROR(MIN(MAX(ROUND((MIN(([.$F227]^[.$Q$2])/([.$T227]^[.$AC$2]);[.$AE$2]))*([.$J227]+[.$AF$2])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8]^[.$AC$2])/([.$T228]^[.$AC$2]);[.$AE$2])))*[.$J228]*0.8)+([.$C228]/10))*5)+10; 30); 80); 0)" office:value-type="float" office:value="0" calcext:value-type="float">
            <text:p>0</text:p>
          </table:table-cell>
          <table:table-cell table:formula="of:=IFERROR(MIN(MAX(ROUND((MIN(([.$D228]^[.$L$2])/([.$T228]^[.$AC$2]);[.$AE$2]))*([.$J228]+[.$AF$2]))*5; [.$AI$2]); [.$AH$2]);0)" office:value-type="float" office:value="0" calcext:value-type="float">
            <text:p>0</text:p>
          </table:table-cell>
          <table:table-cell table:formula="of:=IFERROR(MIN(MAX(ROUND((MIN(([.$D228]+[.$G228]+[.$H228])/3/[.$T228];[.$AE$2]))*([.$J228]+3)*[.$AG$2])*5; [.$AI$2]); [.$AH$2]);0)" office:value-type="float" office:value="0" calcext:value-type="float">
            <text:p>0</text:p>
          </table:table-cell>
          <table:table-cell table:formula="of:=IFERROR(MIN(MAX(ROUND(((MIN(([.$H228]^2)/([.$T228]^[.$AC$2]);[.$AE$2]))*([.$J228]+3)*[.$AG$2]))*5; [.$AI$2]); [.$AH$2]);0)" office:value-type="float" office:value="0" calcext:value-type="float">
            <text:p>0</text:p>
          </table:table-cell>
          <table:table-cell table:formula="of:=IFERROR(MIN(MAX(ROUND(((MIN(([.$E228]^[.$AC$2])/([.$T228]^[.$AC$2]);[.$AE$2]))*([.$J228]+3)*[.$AG$2]))*5; [.$AI$2]); [.$AH$2]);0)" office:value-type="float" office:value="0" calcext:value-type="float">
            <text:p>0</text:p>
          </table:table-cell>
          <table:table-cell table:formula="of:=IFERROR(MIN(MAX(ROUND(((MIN(([.$G228]^[.$AC$2])/([.$T228]^[.$AC$2]);[.$AE$2]))*([.$J228]+3)*[.$AG$2]))*5; [.$AI$2]); [.$AH$2]);0)" office:value-type="float" office:value="0" calcext:value-type="float">
            <text:p>0</text:p>
          </table:table-cell>
          <table:table-cell table:formula="of:=IFERROR(MIN(MAX(ROUND((MIN(([.$F228]^[.$Q$2])/([.$T228]^[.$AC$2]);[.$AE$2]))*([.$J228]+[.$AF$2])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9]^[.$AC$2])/([.$T229]^[.$AC$2]);[.$AE$2])))*[.$J229]*0.8)+([.$C229]/10))*5)+10; 30); 80); 0)" office:value-type="float" office:value="0" calcext:value-type="float">
            <text:p>0</text:p>
          </table:table-cell>
          <table:table-cell table:formula="of:=IFERROR(MIN(MAX(ROUND((MIN(([.$D229]^[.$L$2])/([.$T229]^[.$AC$2]);[.$AE$2]))*([.$J229]+[.$AF$2]))*5; [.$AI$2]); [.$AH$2]);0)" office:value-type="float" office:value="0" calcext:value-type="float">
            <text:p>0</text:p>
          </table:table-cell>
          <table:table-cell table:formula="of:=IFERROR(MIN(MAX(ROUND((MIN(([.$D229]+[.$G229]+[.$H229])/3/[.$T229];[.$AE$2]))*([.$J229]+3)*[.$AG$2])*5; [.$AI$2]); [.$AH$2]);0)" office:value-type="float" office:value="0" calcext:value-type="float">
            <text:p>0</text:p>
          </table:table-cell>
          <table:table-cell table:formula="of:=IFERROR(MIN(MAX(ROUND(((MIN(([.$H229]^2)/([.$T229]^[.$AC$2]);[.$AE$2]))*([.$J229]+3)*[.$AG$2]))*5; [.$AI$2]); [.$AH$2]);0)" office:value-type="float" office:value="0" calcext:value-type="float">
            <text:p>0</text:p>
          </table:table-cell>
          <table:table-cell table:formula="of:=IFERROR(MIN(MAX(ROUND(((MIN(([.$E229]^[.$AC$2])/([.$T229]^[.$AC$2]);[.$AE$2]))*([.$J229]+3)*[.$AG$2]))*5; [.$AI$2]); [.$AH$2]);0)" office:value-type="float" office:value="0" calcext:value-type="float">
            <text:p>0</text:p>
          </table:table-cell>
          <table:table-cell table:formula="of:=IFERROR(MIN(MAX(ROUND(((MIN(([.$G229]^[.$AC$2])/([.$T229]^[.$AC$2]);[.$AE$2]))*([.$J229]+3)*[.$AG$2]))*5; [.$AI$2]); [.$AH$2]);0)" office:value-type="float" office:value="0" calcext:value-type="float">
            <text:p>0</text:p>
          </table:table-cell>
          <table:table-cell table:formula="of:=IFERROR(MIN(MAX(ROUND((MIN(([.$F229]^[.$Q$2])/([.$T229]^[.$AC$2]);[.$AE$2]))*([.$J229]+[.$AF$2])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0]^[.$AC$2])/([.$T230]^[.$AC$2]);[.$AE$2])))*[.$J230]*0.8)+([.$C230]/10))*5)+10; 30); 80); 0)" office:value-type="float" office:value="0" calcext:value-type="float">
            <text:p>0</text:p>
          </table:table-cell>
          <table:table-cell table:formula="of:=IFERROR(MIN(MAX(ROUND((MIN(([.$D230]^[.$L$2])/([.$T230]^[.$AC$2]);[.$AE$2]))*([.$J230]+[.$AF$2]))*5; [.$AI$2]); [.$AH$2]);0)" office:value-type="float" office:value="0" calcext:value-type="float">
            <text:p>0</text:p>
          </table:table-cell>
          <table:table-cell table:formula="of:=IFERROR(MIN(MAX(ROUND((MIN(([.$D230]+[.$G230]+[.$H230])/3/[.$T230];[.$AE$2]))*([.$J230]+3)*[.$AG$2])*5; [.$AI$2]); [.$AH$2]);0)" office:value-type="float" office:value="0" calcext:value-type="float">
            <text:p>0</text:p>
          </table:table-cell>
          <table:table-cell table:formula="of:=IFERROR(MIN(MAX(ROUND(((MIN(([.$H230]^2)/([.$T230]^[.$AC$2]);[.$AE$2]))*([.$J230]+3)*[.$AG$2]))*5; [.$AI$2]); [.$AH$2]);0)" office:value-type="float" office:value="0" calcext:value-type="float">
            <text:p>0</text:p>
          </table:table-cell>
          <table:table-cell table:formula="of:=IFERROR(MIN(MAX(ROUND(((MIN(([.$E230]^[.$AC$2])/([.$T230]^[.$AC$2]);[.$AE$2]))*([.$J230]+3)*[.$AG$2]))*5; [.$AI$2]); [.$AH$2]);0)" office:value-type="float" office:value="0" calcext:value-type="float">
            <text:p>0</text:p>
          </table:table-cell>
          <table:table-cell table:formula="of:=IFERROR(MIN(MAX(ROUND(((MIN(([.$G230]^[.$AC$2])/([.$T230]^[.$AC$2]);[.$AE$2]))*([.$J230]+3)*[.$AG$2]))*5; [.$AI$2]); [.$AH$2]);0)" office:value-type="float" office:value="0" calcext:value-type="float">
            <text:p>0</text:p>
          </table:table-cell>
          <table:table-cell table:formula="of:=IFERROR(MIN(MAX(ROUND((MIN(([.$F230]^[.$Q$2])/([.$T230]^[.$AC$2]);[.$AE$2]))*([.$J230]+[.$AF$2])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1]^[.$AC$2])/([.$T231]^[.$AC$2]);[.$AE$2])))*[.$J231]*0.8)+([.$C231]/10))*5)+10; 30); 80); 0)" office:value-type="float" office:value="0" calcext:value-type="float">
            <text:p>0</text:p>
          </table:table-cell>
          <table:table-cell table:formula="of:=IFERROR(MIN(MAX(ROUND((MIN(([.$D231]^[.$L$2])/([.$T231]^[.$AC$2]);[.$AE$2]))*([.$J231]+[.$AF$2]))*5; [.$AI$2]); [.$AH$2]);0)" office:value-type="float" office:value="0" calcext:value-type="float">
            <text:p>0</text:p>
          </table:table-cell>
          <table:table-cell table:formula="of:=IFERROR(MIN(MAX(ROUND((MIN(([.$D231]+[.$G231]+[.$H231])/3/[.$T231];[.$AE$2]))*([.$J231]+3)*[.$AG$2])*5; [.$AI$2]); [.$AH$2]);0)" office:value-type="float" office:value="0" calcext:value-type="float">
            <text:p>0</text:p>
          </table:table-cell>
          <table:table-cell table:formula="of:=IFERROR(MIN(MAX(ROUND(((MIN(([.$H231]^2)/([.$T231]^[.$AC$2]);[.$AE$2]))*([.$J231]+3)*[.$AG$2]))*5; [.$AI$2]); [.$AH$2]);0)" office:value-type="float" office:value="0" calcext:value-type="float">
            <text:p>0</text:p>
          </table:table-cell>
          <table:table-cell table:formula="of:=IFERROR(MIN(MAX(ROUND(((MIN(([.$E231]^[.$AC$2])/([.$T231]^[.$AC$2]);[.$AE$2]))*([.$J231]+3)*[.$AG$2]))*5; [.$AI$2]); [.$AH$2]);0)" office:value-type="float" office:value="0" calcext:value-type="float">
            <text:p>0</text:p>
          </table:table-cell>
          <table:table-cell table:formula="of:=IFERROR(MIN(MAX(ROUND(((MIN(([.$G231]^[.$AC$2])/([.$T231]^[.$AC$2]);[.$AE$2]))*([.$J231]+3)*[.$AG$2]))*5; [.$AI$2]); [.$AH$2]);0)" office:value-type="float" office:value="0" calcext:value-type="float">
            <text:p>0</text:p>
          </table:table-cell>
          <table:table-cell table:formula="of:=IFERROR(MIN(MAX(ROUND((MIN(([.$F231]^[.$Q$2])/([.$T231]^[.$AC$2]);[.$AE$2]))*([.$J231]+[.$AF$2])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2]^[.$AC$2])/([.$T232]^[.$AC$2]);[.$AE$2])))*[.$J232]*0.8)+([.$C232]/10))*5)+10; 30); 80); 0)" office:value-type="float" office:value="0" calcext:value-type="float">
            <text:p>0</text:p>
          </table:table-cell>
          <table:table-cell table:formula="of:=IFERROR(MIN(MAX(ROUND((MIN(([.$D232]^[.$L$2])/([.$T232]^[.$AC$2]);[.$AE$2]))*([.$J232]+[.$AF$2]))*5; [.$AI$2]); [.$AH$2]);0)" office:value-type="float" office:value="0" calcext:value-type="float">
            <text:p>0</text:p>
          </table:table-cell>
          <table:table-cell table:formula="of:=IFERROR(MIN(MAX(ROUND((MIN(([.$D232]+[.$G232]+[.$H232])/3/[.$T232];[.$AE$2]))*([.$J232]+3)*[.$AG$2])*5; [.$AI$2]); [.$AH$2]);0)" office:value-type="float" office:value="0" calcext:value-type="float">
            <text:p>0</text:p>
          </table:table-cell>
          <table:table-cell table:formula="of:=IFERROR(MIN(MAX(ROUND(((MIN(([.$H232]^2)/([.$T232]^[.$AC$2]);[.$AE$2]))*([.$J232]+3)*[.$AG$2]))*5; [.$AI$2]); [.$AH$2]);0)" office:value-type="float" office:value="0" calcext:value-type="float">
            <text:p>0</text:p>
          </table:table-cell>
          <table:table-cell table:formula="of:=IFERROR(MIN(MAX(ROUND(((MIN(([.$E232]^[.$AC$2])/([.$T232]^[.$AC$2]);[.$AE$2]))*([.$J232]+3)*[.$AG$2]))*5; [.$AI$2]); [.$AH$2]);0)" office:value-type="float" office:value="0" calcext:value-type="float">
            <text:p>0</text:p>
          </table:table-cell>
          <table:table-cell table:formula="of:=IFERROR(MIN(MAX(ROUND(((MIN(([.$G232]^[.$AC$2])/([.$T232]^[.$AC$2]);[.$AE$2]))*([.$J232]+3)*[.$AG$2]))*5; [.$AI$2]); [.$AH$2]);0)" office:value-type="float" office:value="0" calcext:value-type="float">
            <text:p>0</text:p>
          </table:table-cell>
          <table:table-cell table:formula="of:=IFERROR(MIN(MAX(ROUND((MIN(([.$F232]^[.$Q$2])/([.$T232]^[.$AC$2]);[.$AE$2]))*([.$J232]+[.$AF$2])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3]^[.$AC$2])/([.$T233]^[.$AC$2]);[.$AE$2])))*[.$J233]*0.8)+([.$C233]/10))*5)+10; 30); 80); 0)" office:value-type="float" office:value="0" calcext:value-type="float">
            <text:p>0</text:p>
          </table:table-cell>
          <table:table-cell table:formula="of:=IFERROR(MIN(MAX(ROUND((MIN(([.$D233]^[.$L$2])/([.$T233]^[.$AC$2]);[.$AE$2]))*([.$J233]+[.$AF$2]))*5; [.$AI$2]); [.$AH$2]);0)" office:value-type="float" office:value="0" calcext:value-type="float">
            <text:p>0</text:p>
          </table:table-cell>
          <table:table-cell table:formula="of:=IFERROR(MIN(MAX(ROUND((MIN(([.$D233]+[.$G233]+[.$H233])/3/[.$T233];[.$AE$2]))*([.$J233]+3)*[.$AG$2])*5; [.$AI$2]); [.$AH$2]);0)" office:value-type="float" office:value="0" calcext:value-type="float">
            <text:p>0</text:p>
          </table:table-cell>
          <table:table-cell table:formula="of:=IFERROR(MIN(MAX(ROUND(((MIN(([.$H233]^2)/([.$T233]^[.$AC$2]);[.$AE$2]))*([.$J233]+3)*[.$AG$2]))*5; [.$AI$2]); [.$AH$2]);0)" office:value-type="float" office:value="0" calcext:value-type="float">
            <text:p>0</text:p>
          </table:table-cell>
          <table:table-cell table:formula="of:=IFERROR(MIN(MAX(ROUND(((MIN(([.$E233]^[.$AC$2])/([.$T233]^[.$AC$2]);[.$AE$2]))*([.$J233]+3)*[.$AG$2]))*5; [.$AI$2]); [.$AH$2]);0)" office:value-type="float" office:value="0" calcext:value-type="float">
            <text:p>0</text:p>
          </table:table-cell>
          <table:table-cell table:formula="of:=IFERROR(MIN(MAX(ROUND(((MIN(([.$G233]^[.$AC$2])/([.$T233]^[.$AC$2]);[.$AE$2]))*([.$J233]+3)*[.$AG$2]))*5; [.$AI$2]); [.$AH$2]);0)" office:value-type="float" office:value="0" calcext:value-type="float">
            <text:p>0</text:p>
          </table:table-cell>
          <table:table-cell table:formula="of:=IFERROR(MIN(MAX(ROUND((MIN(([.$F233]^[.$Q$2])/([.$T233]^[.$AC$2]);[.$AE$2]))*([.$J233]+[.$AF$2])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4]^[.$AC$2])/([.$T234]^[.$AC$2]);[.$AE$2])))*[.$J234]*0.8)+([.$C234]/10))*5)+10; 30); 80); 0)" office:value-type="float" office:value="0" calcext:value-type="float">
            <text:p>0</text:p>
          </table:table-cell>
          <table:table-cell table:formula="of:=IFERROR(MIN(MAX(ROUND((MIN(([.$D234]^[.$L$2])/([.$T234]^[.$AC$2]);[.$AE$2]))*([.$J234]+[.$AF$2]))*5; [.$AI$2]); [.$AH$2]);0)" office:value-type="float" office:value="0" calcext:value-type="float">
            <text:p>0</text:p>
          </table:table-cell>
          <table:table-cell table:formula="of:=IFERROR(MIN(MAX(ROUND((MIN(([.$D234]+[.$G234]+[.$H234])/3/[.$T234];[.$AE$2]))*([.$J234]+3)*[.$AG$2])*5; [.$AI$2]); [.$AH$2]);0)" office:value-type="float" office:value="0" calcext:value-type="float">
            <text:p>0</text:p>
          </table:table-cell>
          <table:table-cell table:formula="of:=IFERROR(MIN(MAX(ROUND(((MIN(([.$H234]^2)/([.$T234]^[.$AC$2]);[.$AE$2]))*([.$J234]+3)*[.$AG$2]))*5; [.$AI$2]); [.$AH$2]);0)" office:value-type="float" office:value="0" calcext:value-type="float">
            <text:p>0</text:p>
          </table:table-cell>
          <table:table-cell table:formula="of:=IFERROR(MIN(MAX(ROUND(((MIN(([.$E234]^[.$AC$2])/([.$T234]^[.$AC$2]);[.$AE$2]))*([.$J234]+3)*[.$AG$2]))*5; [.$AI$2]); [.$AH$2]);0)" office:value-type="float" office:value="0" calcext:value-type="float">
            <text:p>0</text:p>
          </table:table-cell>
          <table:table-cell table:formula="of:=IFERROR(MIN(MAX(ROUND(((MIN(([.$G234]^[.$AC$2])/([.$T234]^[.$AC$2]);[.$AE$2]))*([.$J234]+3)*[.$AG$2]))*5; [.$AI$2]); [.$AH$2]);0)" office:value-type="float" office:value="0" calcext:value-type="float">
            <text:p>0</text:p>
          </table:table-cell>
          <table:table-cell table:formula="of:=IFERROR(MIN(MAX(ROUND((MIN(([.$F234]^[.$Q$2])/([.$T234]^[.$AC$2]);[.$AE$2]))*([.$J234]+[.$AF$2])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5]^[.$AC$2])/([.$T235]^[.$AC$2]);[.$AE$2])))*[.$J235]*0.8)+([.$C235]/10))*5)+10; 30); 80); 0)" office:value-type="float" office:value="0" calcext:value-type="float">
            <text:p>0</text:p>
          </table:table-cell>
          <table:table-cell table:formula="of:=IFERROR(MIN(MAX(ROUND((MIN(([.$D235]^[.$L$2])/([.$T235]^[.$AC$2]);[.$AE$2]))*([.$J235]+[.$AF$2]))*5; [.$AI$2]); [.$AH$2]);0)" office:value-type="float" office:value="0" calcext:value-type="float">
            <text:p>0</text:p>
          </table:table-cell>
          <table:table-cell table:formula="of:=IFERROR(MIN(MAX(ROUND((MIN(([.$D235]+[.$G235]+[.$H235])/3/[.$T235];[.$AE$2]))*([.$J235]+3)*[.$AG$2])*5; [.$AI$2]); [.$AH$2]);0)" office:value-type="float" office:value="0" calcext:value-type="float">
            <text:p>0</text:p>
          </table:table-cell>
          <table:table-cell table:formula="of:=IFERROR(MIN(MAX(ROUND(((MIN(([.$H235]^2)/([.$T235]^[.$AC$2]);[.$AE$2]))*([.$J235]+3)*[.$AG$2]))*5; [.$AI$2]); [.$AH$2]);0)" office:value-type="float" office:value="0" calcext:value-type="float">
            <text:p>0</text:p>
          </table:table-cell>
          <table:table-cell table:formula="of:=IFERROR(MIN(MAX(ROUND(((MIN(([.$E235]^[.$AC$2])/([.$T235]^[.$AC$2]);[.$AE$2]))*([.$J235]+3)*[.$AG$2]))*5; [.$AI$2]); [.$AH$2]);0)" office:value-type="float" office:value="0" calcext:value-type="float">
            <text:p>0</text:p>
          </table:table-cell>
          <table:table-cell table:formula="of:=IFERROR(MIN(MAX(ROUND(((MIN(([.$G235]^[.$AC$2])/([.$T235]^[.$AC$2]);[.$AE$2]))*([.$J235]+3)*[.$AG$2]))*5; [.$AI$2]); [.$AH$2]);0)" office:value-type="float" office:value="0" calcext:value-type="float">
            <text:p>0</text:p>
          </table:table-cell>
          <table:table-cell table:formula="of:=IFERROR(MIN(MAX(ROUND((MIN(([.$F235]^[.$Q$2])/([.$T235]^[.$AC$2]);[.$AE$2]))*([.$J235]+[.$AF$2])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6]^[.$AC$2])/([.$T236]^[.$AC$2]);[.$AE$2])))*[.$J236]*0.8)+([.$C236]/10))*5)+10; 30); 80); 0)" office:value-type="float" office:value="0" calcext:value-type="float">
            <text:p>0</text:p>
          </table:table-cell>
          <table:table-cell table:formula="of:=IFERROR(MIN(MAX(ROUND((MIN(([.$D236]^[.$L$2])/([.$T236]^[.$AC$2]);[.$AE$2]))*([.$J236]+[.$AF$2]))*5; [.$AI$2]); [.$AH$2]);0)" office:value-type="float" office:value="0" calcext:value-type="float">
            <text:p>0</text:p>
          </table:table-cell>
          <table:table-cell table:formula="of:=IFERROR(MIN(MAX(ROUND((MIN(([.$D236]+[.$G236]+[.$H236])/3/[.$T236];[.$AE$2]))*([.$J236]+3)*[.$AG$2])*5; [.$AI$2]); [.$AH$2]);0)" office:value-type="float" office:value="0" calcext:value-type="float">
            <text:p>0</text:p>
          </table:table-cell>
          <table:table-cell table:formula="of:=IFERROR(MIN(MAX(ROUND(((MIN(([.$H236]^2)/([.$T236]^[.$AC$2]);[.$AE$2]))*([.$J236]+3)*[.$AG$2]))*5; [.$AI$2]); [.$AH$2]);0)" office:value-type="float" office:value="0" calcext:value-type="float">
            <text:p>0</text:p>
          </table:table-cell>
          <table:table-cell table:formula="of:=IFERROR(MIN(MAX(ROUND(((MIN(([.$E236]^[.$AC$2])/([.$T236]^[.$AC$2]);[.$AE$2]))*([.$J236]+3)*[.$AG$2]))*5; [.$AI$2]); [.$AH$2]);0)" office:value-type="float" office:value="0" calcext:value-type="float">
            <text:p>0</text:p>
          </table:table-cell>
          <table:table-cell table:formula="of:=IFERROR(MIN(MAX(ROUND(((MIN(([.$G236]^[.$AC$2])/([.$T236]^[.$AC$2]);[.$AE$2]))*([.$J236]+3)*[.$AG$2]))*5; [.$AI$2]); [.$AH$2]);0)" office:value-type="float" office:value="0" calcext:value-type="float">
            <text:p>0</text:p>
          </table:table-cell>
          <table:table-cell table:formula="of:=IFERROR(MIN(MAX(ROUND((MIN(([.$F236]^[.$Q$2])/([.$T236]^[.$AC$2]);[.$AE$2]))*([.$J236]+[.$AF$2])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7]^[.$AC$2])/([.$T237]^[.$AC$2]);[.$AE$2])))*[.$J237]*0.8)+([.$C237]/10))*5)+10; 30); 80); 0)" office:value-type="float" office:value="0" calcext:value-type="float">
            <text:p>0</text:p>
          </table:table-cell>
          <table:table-cell table:formula="of:=IFERROR(MIN(MAX(ROUND((MIN(([.$D237]^[.$L$2])/([.$T237]^[.$AC$2]);[.$AE$2]))*([.$J237]+[.$AF$2]))*5; [.$AI$2]); [.$AH$2]);0)" office:value-type="float" office:value="0" calcext:value-type="float">
            <text:p>0</text:p>
          </table:table-cell>
          <table:table-cell table:formula="of:=IFERROR(MIN(MAX(ROUND((MIN(([.$D237]+[.$G237]+[.$H237])/3/[.$T237];[.$AE$2]))*([.$J237]+3)*[.$AG$2])*5; [.$AI$2]); [.$AH$2]);0)" office:value-type="float" office:value="0" calcext:value-type="float">
            <text:p>0</text:p>
          </table:table-cell>
          <table:table-cell table:formula="of:=IFERROR(MIN(MAX(ROUND(((MIN(([.$H237]^2)/([.$T237]^[.$AC$2]);[.$AE$2]))*([.$J237]+3)*[.$AG$2]))*5; [.$AI$2]); [.$AH$2]);0)" office:value-type="float" office:value="0" calcext:value-type="float">
            <text:p>0</text:p>
          </table:table-cell>
          <table:table-cell table:formula="of:=IFERROR(MIN(MAX(ROUND(((MIN(([.$E237]^[.$AC$2])/([.$T237]^[.$AC$2]);[.$AE$2]))*([.$J237]+3)*[.$AG$2]))*5; [.$AI$2]); [.$AH$2]);0)" office:value-type="float" office:value="0" calcext:value-type="float">
            <text:p>0</text:p>
          </table:table-cell>
          <table:table-cell table:formula="of:=IFERROR(MIN(MAX(ROUND(((MIN(([.$G237]^[.$AC$2])/([.$T237]^[.$AC$2]);[.$AE$2]))*([.$J237]+3)*[.$AG$2]))*5; [.$AI$2]); [.$AH$2]);0)" office:value-type="float" office:value="0" calcext:value-type="float">
            <text:p>0</text:p>
          </table:table-cell>
          <table:table-cell table:formula="of:=IFERROR(MIN(MAX(ROUND((MIN(([.$F237]^[.$Q$2])/([.$T237]^[.$AC$2]);[.$AE$2]))*([.$J237]+[.$AF$2])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8]^[.$AC$2])/([.$T238]^[.$AC$2]);[.$AE$2])))*[.$J238]*0.8)+([.$C238]/10))*5)+10; 30); 80); 0)" office:value-type="float" office:value="0" calcext:value-type="float">
            <text:p>0</text:p>
          </table:table-cell>
          <table:table-cell table:formula="of:=IFERROR(MIN(MAX(ROUND((MIN(([.$D238]^[.$L$2])/([.$T238]^[.$AC$2]);[.$AE$2]))*([.$J238]+[.$AF$2]))*5; [.$AI$2]); [.$AH$2]);0)" office:value-type="float" office:value="0" calcext:value-type="float">
            <text:p>0</text:p>
          </table:table-cell>
          <table:table-cell table:formula="of:=IFERROR(MIN(MAX(ROUND((MIN(([.$D238]+[.$G238]+[.$H238])/3/[.$T238];[.$AE$2]))*([.$J238]+3)*[.$AG$2])*5; [.$AI$2]); [.$AH$2]);0)" office:value-type="float" office:value="0" calcext:value-type="float">
            <text:p>0</text:p>
          </table:table-cell>
          <table:table-cell table:formula="of:=IFERROR(MIN(MAX(ROUND(((MIN(([.$H238]^2)/([.$T238]^[.$AC$2]);[.$AE$2]))*([.$J238]+3)*[.$AG$2]))*5; [.$AI$2]); [.$AH$2]);0)" office:value-type="float" office:value="0" calcext:value-type="float">
            <text:p>0</text:p>
          </table:table-cell>
          <table:table-cell table:formula="of:=IFERROR(MIN(MAX(ROUND(((MIN(([.$E238]^[.$AC$2])/([.$T238]^[.$AC$2]);[.$AE$2]))*([.$J238]+3)*[.$AG$2]))*5; [.$AI$2]); [.$AH$2]);0)" office:value-type="float" office:value="0" calcext:value-type="float">
            <text:p>0</text:p>
          </table:table-cell>
          <table:table-cell table:formula="of:=IFERROR(MIN(MAX(ROUND(((MIN(([.$G238]^[.$AC$2])/([.$T238]^[.$AC$2]);[.$AE$2]))*([.$J238]+3)*[.$AG$2]))*5; [.$AI$2]); [.$AH$2]);0)" office:value-type="float" office:value="0" calcext:value-type="float">
            <text:p>0</text:p>
          </table:table-cell>
          <table:table-cell table:formula="of:=IFERROR(MIN(MAX(ROUND((MIN(([.$F238]^[.$Q$2])/([.$T238]^[.$AC$2]);[.$AE$2]))*([.$J238]+[.$AF$2]))*5; [.$AI$2]); [.$AH$2]);0)" office:value-type="float" office:value="0" calcext:value-type="float">
            <text:p>0</text:p>
          </table:table-cell>
          <table:table-cell table:formula="of:=ROUND(AVERAGE([.AD238:.AJ238]);2)" office:value-type="float" office:value="0" calcext:value-type="float">
            <text:p>0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9]^[.$AC$2])/([.$T239]^[.$AC$2]);[.$AE$2])))*[.$J239]*0.8)+([.$C239]/10))*5)+10; 30); 80); 0)" office:value-type="float" office:value="0" calcext:value-type="float">
            <text:p>0</text:p>
          </table:table-cell>
          <table:table-cell table:formula="of:=IFERROR(MIN(MAX(ROUND((MIN(([.$D239]^[.$L$2])/([.$T239]^[.$AC$2]);[.$AE$2]))*([.$J239]+[.$AF$2]))*5; [.$AI$2]); [.$AH$2]);0)" office:value-type="float" office:value="0" calcext:value-type="float">
            <text:p>0</text:p>
          </table:table-cell>
          <table:table-cell table:formula="of:=IFERROR(MIN(MAX(ROUND((MIN(([.$D239]+[.$G239]+[.$H239])/3/[.$T239];[.$AE$2]))*([.$J239]+3)*[.$AG$2])*5; [.$AI$2]); [.$AH$2]);0)" office:value-type="float" office:value="0" calcext:value-type="float">
            <text:p>0</text:p>
          </table:table-cell>
          <table:table-cell table:formula="of:=IFERROR(MIN(MAX(ROUND(((MIN(([.$H239]^2)/([.$T239]^[.$AC$2]);[.$AE$2]))*([.$J239]+3)*[.$AG$2]))*5; [.$AI$2]); [.$AH$2]);0)" office:value-type="float" office:value="0" calcext:value-type="float">
            <text:p>0</text:p>
          </table:table-cell>
          <table:table-cell table:formula="of:=IFERROR(MIN(MAX(ROUND(((MIN(([.$E239]^[.$AC$2])/([.$T239]^[.$AC$2]);[.$AE$2]))*([.$J239]+3)*[.$AG$2]))*5; [.$AI$2]); [.$AH$2]);0)" office:value-type="float" office:value="0" calcext:value-type="float">
            <text:p>0</text:p>
          </table:table-cell>
          <table:table-cell table:formula="of:=IFERROR(MIN(MAX(ROUND(((MIN(([.$G239]^[.$AC$2])/([.$T239]^[.$AC$2]);[.$AE$2]))*([.$J239]+3)*[.$AG$2]))*5; [.$AI$2]); [.$AH$2]);0)" office:value-type="float" office:value="0" calcext:value-type="float">
            <text:p>0</text:p>
          </table:table-cell>
          <table:table-cell table:formula="of:=IFERROR(MIN(MAX(ROUND((MIN(([.$F239]^[.$Q$2])/([.$T239]^[.$AC$2]);[.$AE$2]))*([.$J239]+[.$AF$2]))*5; [.$AI$2]); [.$AH$2]);0)" office:value-type="float" office:value="0" calcext:value-type="float">
            <text:p>0</text:p>
          </table:table-cell>
          <table:table-cell table:formula="of:=ROUND(AVERAGE([.AD239:.AJ239]);2)" office:value-type="float" office:value="0" calcext:value-type="float">
            <text:p>0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0]^[.$AC$2])/([.$T240]^[.$AC$2]);[.$AE$2])))*[.$J240]*0.8)+([.$C240]/10))*5)+10; 30); 80); 0)" office:value-type="float" office:value="0" calcext:value-type="float">
            <text:p>0</text:p>
          </table:table-cell>
          <table:table-cell table:formula="of:=IFERROR(MIN(MAX(ROUND((MIN(([.$D240]^[.$L$2])/([.$T240]^[.$AC$2]);[.$AE$2]))*([.$J240]+[.$AF$2]))*5; [.$AI$2]); [.$AH$2]);0)" office:value-type="float" office:value="0" calcext:value-type="float">
            <text:p>0</text:p>
          </table:table-cell>
          <table:table-cell table:formula="of:=IFERROR(MIN(MAX(ROUND((MIN(([.$D240]+[.$G240]+[.$H240])/3/[.$T240];[.$AE$2]))*([.$J240]+3)*[.$AG$2])*5; [.$AI$2]); [.$AH$2]);0)" office:value-type="float" office:value="0" calcext:value-type="float">
            <text:p>0</text:p>
          </table:table-cell>
          <table:table-cell table:formula="of:=IFERROR(MIN(MAX(ROUND(((MIN(([.$H240]^2)/([.$T240]^[.$AC$2]);[.$AE$2]))*([.$J240]+3)*[.$AG$2]))*5; [.$AI$2]); [.$AH$2]);0)" office:value-type="float" office:value="0" calcext:value-type="float">
            <text:p>0</text:p>
          </table:table-cell>
          <table:table-cell table:formula="of:=IFERROR(MIN(MAX(ROUND(((MIN(([.$E240]^[.$AC$2])/([.$T240]^[.$AC$2]);[.$AE$2]))*([.$J240]+3)*[.$AG$2]))*5; [.$AI$2]); [.$AH$2]);0)" office:value-type="float" office:value="0" calcext:value-type="float">
            <text:p>0</text:p>
          </table:table-cell>
          <table:table-cell table:formula="of:=IFERROR(MIN(MAX(ROUND(((MIN(([.$G240]^[.$AC$2])/([.$T240]^[.$AC$2]);[.$AE$2]))*([.$J240]+3)*[.$AG$2]))*5; [.$AI$2]); [.$AH$2]);0)" office:value-type="float" office:value="0" calcext:value-type="float">
            <text:p>0</text:p>
          </table:table-cell>
          <table:table-cell table:formula="of:=IFERROR(MIN(MAX(ROUND((MIN(([.$F240]^[.$Q$2])/([.$T240]^[.$AC$2]);[.$AE$2]))*([.$J240]+[.$AF$2]))*5; [.$AI$2]); [.$AH$2]);0)" office:value-type="float" office:value="0" calcext:value-type="float">
            <text:p>0</text:p>
          </table:table-cell>
          <table:table-cell table:formula="of:=ROUND(AVERAGE([.AD240:.AJ240]);2)" office:value-type="float" office:value="0" calcext:value-type="float">
            <text:p>0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1]^[.$AC$2])/([.$T241]^[.$AC$2]);[.$AE$2])))*[.$J241]*0.8)+([.$C241]/10))*5)+10; 30); 80); 0)" office:value-type="float" office:value="0" calcext:value-type="float">
            <text:p>0</text:p>
          </table:table-cell>
          <table:table-cell table:formula="of:=IFERROR(MIN(MAX(ROUND((MIN(([.$D241]^[.$L$2])/([.$T241]^[.$AC$2]);[.$AE$2]))*([.$J241]+[.$AF$2]))*5; [.$AI$2]); [.$AH$2]);0)" office:value-type="float" office:value="0" calcext:value-type="float">
            <text:p>0</text:p>
          </table:table-cell>
          <table:table-cell table:formula="of:=IFERROR(MIN(MAX(ROUND((MIN(([.$D241]+[.$G241]+[.$H241])/3/[.$T241];[.$AE$2]))*([.$J241]+3)*[.$AG$2])*5; [.$AI$2]); [.$AH$2]);0)" office:value-type="float" office:value="0" calcext:value-type="float">
            <text:p>0</text:p>
          </table:table-cell>
          <table:table-cell table:formula="of:=IFERROR(MIN(MAX(ROUND(((MIN(([.$H241]^2)/([.$T241]^[.$AC$2]);[.$AE$2]))*([.$J241]+3)*[.$AG$2]))*5; [.$AI$2]); [.$AH$2]);0)" office:value-type="float" office:value="0" calcext:value-type="float">
            <text:p>0</text:p>
          </table:table-cell>
          <table:table-cell table:formula="of:=IFERROR(MIN(MAX(ROUND(((MIN(([.$E241]^[.$AC$2])/([.$T241]^[.$AC$2]);[.$AE$2]))*([.$J241]+3)*[.$AG$2]))*5; [.$AI$2]); [.$AH$2]);0)" office:value-type="float" office:value="0" calcext:value-type="float">
            <text:p>0</text:p>
          </table:table-cell>
          <table:table-cell table:formula="of:=IFERROR(MIN(MAX(ROUND(((MIN(([.$G241]^[.$AC$2])/([.$T241]^[.$AC$2]);[.$AE$2]))*([.$J241]+3)*[.$AG$2]))*5; [.$AI$2]); [.$AH$2]);0)" office:value-type="float" office:value="0" calcext:value-type="float">
            <text:p>0</text:p>
          </table:table-cell>
          <table:table-cell table:formula="of:=IFERROR(MIN(MAX(ROUND((MIN(([.$F241]^[.$Q$2])/([.$T241]^[.$AC$2]);[.$AE$2]))*([.$J241]+[.$AF$2]))*5; [.$AI$2]); [.$AH$2]);0)" office:value-type="float" office:value="0" calcext:value-type="float">
            <text:p>0</text:p>
          </table:table-cell>
          <table:table-cell table:formula="of:=ROUND(AVERAGE([.AD241:.AJ241]);2)" office:value-type="float" office:value="0" calcext:value-type="float">
            <text:p>0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2]^[.$AC$2])/([.$T242]^[.$AC$2]);[.$AE$2])))*[.$J242]*0.8)+([.$C242]/10))*5)+10; 30); 80); 0)" office:value-type="float" office:value="0" calcext:value-type="float">
            <text:p>0</text:p>
          </table:table-cell>
          <table:table-cell table:formula="of:=IFERROR(MIN(MAX(ROUND((MIN(([.$D242]^[.$L$2])/([.$T242]^[.$AC$2]);[.$AE$2]))*([.$J242]+[.$AF$2]))*5; [.$AI$2]); [.$AH$2]);0)" office:value-type="float" office:value="0" calcext:value-type="float">
            <text:p>0</text:p>
          </table:table-cell>
          <table:table-cell table:formula="of:=IFERROR(MIN(MAX(ROUND((MIN(([.$D242]+[.$G242]+[.$H242])/3/[.$T242];[.$AE$2]))*([.$J242]+3)*[.$AG$2])*5; [.$AI$2]); [.$AH$2]);0)" office:value-type="float" office:value="0" calcext:value-type="float">
            <text:p>0</text:p>
          </table:table-cell>
          <table:table-cell table:formula="of:=IFERROR(MIN(MAX(ROUND(((MIN(([.$H242]^2)/([.$T242]^[.$AC$2]);[.$AE$2]))*([.$J242]+3)*[.$AG$2]))*5; [.$AI$2]); [.$AH$2]);0)" office:value-type="float" office:value="0" calcext:value-type="float">
            <text:p>0</text:p>
          </table:table-cell>
          <table:table-cell table:formula="of:=IFERROR(MIN(MAX(ROUND(((MIN(([.$E242]^[.$AC$2])/([.$T242]^[.$AC$2]);[.$AE$2]))*([.$J242]+3)*[.$AG$2]))*5; [.$AI$2]); [.$AH$2]);0)" office:value-type="float" office:value="0" calcext:value-type="float">
            <text:p>0</text:p>
          </table:table-cell>
          <table:table-cell table:formula="of:=IFERROR(MIN(MAX(ROUND(((MIN(([.$G242]^[.$AC$2])/([.$T242]^[.$AC$2]);[.$AE$2]))*([.$J242]+3)*[.$AG$2]))*5; [.$AI$2]); [.$AH$2]);0)" office:value-type="float" office:value="0" calcext:value-type="float">
            <text:p>0</text:p>
          </table:table-cell>
          <table:table-cell table:formula="of:=IFERROR(MIN(MAX(ROUND((MIN(([.$F242]^[.$Q$2])/([.$T242]^[.$AC$2]);[.$AE$2]))*([.$J242]+[.$AF$2]))*5; [.$AI$2]); [.$AH$2]);0)" office:value-type="float" office:value="0" calcext:value-type="float">
            <text:p>0</text:p>
          </table:table-cell>
          <table:table-cell table:formula="of:=ROUND(AVERAGE([.AD242:.AJ242]);2)" office:value-type="float" office:value="0" calcext:value-type="float">
            <text:p>0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3]^[.$AC$2])/([.$T243]^[.$AC$2]);[.$AE$2])))*[.$J243]*0.8)+([.$C243]/10))*5)+10; 30); 80); 0)" office:value-type="float" office:value="0" calcext:value-type="float">
            <text:p>0</text:p>
          </table:table-cell>
          <table:table-cell table:formula="of:=IFERROR(MIN(MAX(ROUND((MIN(([.$D243]^[.$L$2])/([.$T243]^[.$AC$2]);[.$AE$2]))*([.$J243]+[.$AF$2]))*5; [.$AI$2]); [.$AH$2]);0)" office:value-type="float" office:value="0" calcext:value-type="float">
            <text:p>0</text:p>
          </table:table-cell>
          <table:table-cell table:formula="of:=IFERROR(MIN(MAX(ROUND((MIN(([.$D243]+[.$G243]+[.$H243])/3/[.$T243];[.$AE$2]))*([.$J243]+3)*[.$AG$2])*5; [.$AI$2]); [.$AH$2]);0)" office:value-type="float" office:value="0" calcext:value-type="float">
            <text:p>0</text:p>
          </table:table-cell>
          <table:table-cell table:formula="of:=IFERROR(MIN(MAX(ROUND(((MIN(([.$H243]^2)/([.$T243]^[.$AC$2]);[.$AE$2]))*([.$J243]+3)*[.$AG$2]))*5; [.$AI$2]); [.$AH$2]);0)" office:value-type="float" office:value="0" calcext:value-type="float">
            <text:p>0</text:p>
          </table:table-cell>
          <table:table-cell table:formula="of:=IFERROR(MIN(MAX(ROUND(((MIN(([.$E243]^[.$AC$2])/([.$T243]^[.$AC$2]);[.$AE$2]))*([.$J243]+3)*[.$AG$2]))*5; [.$AI$2]); [.$AH$2]);0)" office:value-type="float" office:value="0" calcext:value-type="float">
            <text:p>0</text:p>
          </table:table-cell>
          <table:table-cell table:formula="of:=IFERROR(MIN(MAX(ROUND(((MIN(([.$G243]^[.$AC$2])/([.$T243]^[.$AC$2]);[.$AE$2]))*([.$J243]+3)*[.$AG$2]))*5; [.$AI$2]); [.$AH$2]);0)" office:value-type="float" office:value="0" calcext:value-type="float">
            <text:p>0</text:p>
          </table:table-cell>
          <table:table-cell table:formula="of:=IFERROR(MIN(MAX(ROUND((MIN(([.$F243]^[.$Q$2])/([.$T243]^[.$AC$2]);[.$AE$2]))*([.$J243]+[.$AF$2]))*5; [.$AI$2]); [.$AH$2]);0)" office:value-type="float" office:value="0" calcext:value-type="float">
            <text:p>0</text:p>
          </table:table-cell>
          <table:table-cell table:formula="of:=ROUND(AVERAGE([.AD243:.AJ243]);2)" office:value-type="float" office:value="0" calcext:value-type="float">
            <text:p>0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4]^[.$AC$2])/([.$T244]^[.$AC$2]);[.$AE$2])))*[.$J244]*0.8)+([.$C244]/10))*5)+10; 30); 80); 0)" office:value-type="float" office:value="0" calcext:value-type="float">
            <text:p>0</text:p>
          </table:table-cell>
          <table:table-cell table:formula="of:=IFERROR(MIN(MAX(ROUND((MIN(([.$D244]^[.$L$2])/([.$T244]^[.$AC$2]);[.$AE$2]))*([.$J244]+[.$AF$2]))*5; [.$AI$2]); [.$AH$2]);0)" office:value-type="float" office:value="0" calcext:value-type="float">
            <text:p>0</text:p>
          </table:table-cell>
          <table:table-cell table:formula="of:=IFERROR(MIN(MAX(ROUND((MIN(([.$D244]+[.$G244]+[.$H244])/3/[.$T244];[.$AE$2]))*([.$J244]+3)*[.$AG$2])*5; [.$AI$2]); [.$AH$2]);0)" office:value-type="float" office:value="0" calcext:value-type="float">
            <text:p>0</text:p>
          </table:table-cell>
          <table:table-cell table:formula="of:=IFERROR(MIN(MAX(ROUND(((MIN(([.$H244]^2)/([.$T244]^[.$AC$2]);[.$AE$2]))*([.$J244]+3)*[.$AG$2]))*5; [.$AI$2]); [.$AH$2]);0)" office:value-type="float" office:value="0" calcext:value-type="float">
            <text:p>0</text:p>
          </table:table-cell>
          <table:table-cell table:formula="of:=IFERROR(MIN(MAX(ROUND(((MIN(([.$E244]^[.$AC$2])/([.$T244]^[.$AC$2]);[.$AE$2]))*([.$J244]+3)*[.$AG$2]))*5; [.$AI$2]); [.$AH$2]);0)" office:value-type="float" office:value="0" calcext:value-type="float">
            <text:p>0</text:p>
          </table:table-cell>
          <table:table-cell table:formula="of:=IFERROR(MIN(MAX(ROUND(((MIN(([.$G244]^[.$AC$2])/([.$T244]^[.$AC$2]);[.$AE$2]))*([.$J244]+3)*[.$AG$2]))*5; [.$AI$2]); [.$AH$2]);0)" office:value-type="float" office:value="0" calcext:value-type="float">
            <text:p>0</text:p>
          </table:table-cell>
          <table:table-cell table:formula="of:=IFERROR(MIN(MAX(ROUND((MIN(([.$F244]^[.$Q$2])/([.$T244]^[.$AC$2]);[.$AE$2]))*([.$J244]+[.$AF$2]))*5; [.$AI$2]); [.$AH$2]);0)" office:value-type="float" office:value="0" calcext:value-type="float">
            <text:p>0</text:p>
          </table:table-cell>
          <table:table-cell table:formula="of:=ROUND(AVERAGE([.AD244:.AJ244]);2)" office:value-type="float" office:value="0" calcext:value-type="float">
            <text:p>0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5]^[.$AC$2])/([.$T245]^[.$AC$2]);[.$AE$2])))*[.$J245]*0.8)+([.$C245]/10))*5)+10; 30); 80); 0)" office:value-type="float" office:value="0" calcext:value-type="float">
            <text:p>0</text:p>
          </table:table-cell>
          <table:table-cell table:formula="of:=IFERROR(MIN(MAX(ROUND((MIN(([.$D245]^[.$L$2])/([.$T245]^[.$AC$2]);[.$AE$2]))*([.$J245]+[.$AF$2]))*5; [.$AI$2]); [.$AH$2]);0)" office:value-type="float" office:value="0" calcext:value-type="float">
            <text:p>0</text:p>
          </table:table-cell>
          <table:table-cell table:formula="of:=IFERROR(MIN(MAX(ROUND((MIN(([.$D245]+[.$G245]+[.$H245])/3/[.$T245];[.$AE$2]))*([.$J245]+3)*[.$AG$2])*5; [.$AI$2]); [.$AH$2]);0)" office:value-type="float" office:value="0" calcext:value-type="float">
            <text:p>0</text:p>
          </table:table-cell>
          <table:table-cell table:formula="of:=IFERROR(MIN(MAX(ROUND(((MIN(([.$H245]^2)/([.$T245]^[.$AC$2]);[.$AE$2]))*([.$J245]+3)*[.$AG$2]))*5; [.$AI$2]); [.$AH$2]);0)" office:value-type="float" office:value="0" calcext:value-type="float">
            <text:p>0</text:p>
          </table:table-cell>
          <table:table-cell table:formula="of:=IFERROR(MIN(MAX(ROUND(((MIN(([.$E245]^[.$AC$2])/([.$T245]^[.$AC$2]);[.$AE$2]))*([.$J245]+3)*[.$AG$2]))*5; [.$AI$2]); [.$AH$2]);0)" office:value-type="float" office:value="0" calcext:value-type="float">
            <text:p>0</text:p>
          </table:table-cell>
          <table:table-cell table:formula="of:=IFERROR(MIN(MAX(ROUND(((MIN(([.$G245]^[.$AC$2])/([.$T245]^[.$AC$2]);[.$AE$2]))*([.$J245]+3)*[.$AG$2]))*5; [.$AI$2]); [.$AH$2]);0)" office:value-type="float" office:value="0" calcext:value-type="float">
            <text:p>0</text:p>
          </table:table-cell>
          <table:table-cell table:formula="of:=IFERROR(MIN(MAX(ROUND((MIN(([.$F245]^[.$Q$2])/([.$T245]^[.$AC$2]);[.$AE$2]))*([.$J245]+[.$AF$2])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6]^[.$AC$2])/([.$T246]^[.$AC$2]);[.$AE$2])))*[.$J246]*0.8)+([.$C246]/10))*5)+10; 30); 80); 0)" office:value-type="float" office:value="0" calcext:value-type="float">
            <text:p>0</text:p>
          </table:table-cell>
          <table:table-cell table:formula="of:=IFERROR(MIN(MAX(ROUND((MIN(([.$D246]^[.$L$2])/([.$T246]^[.$AC$2]);[.$AE$2]))*([.$J246]+[.$AF$2]))*5; [.$AI$2]); [.$AH$2]);0)" office:value-type="float" office:value="0" calcext:value-type="float">
            <text:p>0</text:p>
          </table:table-cell>
          <table:table-cell table:formula="of:=IFERROR(MIN(MAX(ROUND((MIN(([.$D246]+[.$G246]+[.$H246])/3/[.$T246];[.$AE$2]))*([.$J246]+3)*[.$AG$2])*5; [.$AI$2]); [.$AH$2]);0)" office:value-type="float" office:value="0" calcext:value-type="float">
            <text:p>0</text:p>
          </table:table-cell>
          <table:table-cell table:formula="of:=IFERROR(MIN(MAX(ROUND(((MIN(([.$H246]^2)/([.$T246]^[.$AC$2]);[.$AE$2]))*([.$J246]+3)*[.$AG$2]))*5; [.$AI$2]); [.$AH$2]);0)" office:value-type="float" office:value="0" calcext:value-type="float">
            <text:p>0</text:p>
          </table:table-cell>
          <table:table-cell table:formula="of:=IFERROR(MIN(MAX(ROUND(((MIN(([.$E246]^[.$AC$2])/([.$T246]^[.$AC$2]);[.$AE$2]))*([.$J246]+3)*[.$AG$2]))*5; [.$AI$2]); [.$AH$2]);0)" office:value-type="float" office:value="0" calcext:value-type="float">
            <text:p>0</text:p>
          </table:table-cell>
          <table:table-cell table:formula="of:=IFERROR(MIN(MAX(ROUND(((MIN(([.$G246]^[.$AC$2])/([.$T246]^[.$AC$2]);[.$AE$2]))*([.$J246]+3)*[.$AG$2]))*5; [.$AI$2]); [.$AH$2]);0)" office:value-type="float" office:value="0" calcext:value-type="float">
            <text:p>0</text:p>
          </table:table-cell>
          <table:table-cell table:formula="of:=IFERROR(MIN(MAX(ROUND((MIN(([.$F246]^[.$Q$2])/([.$T246]^[.$AC$2]);[.$AE$2]))*([.$J246]+[.$AF$2])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7]^[.$AC$2])/([.$T247]^[.$AC$2]);[.$AE$2])))*[.$J247]*0.8)+([.$C247]/10))*5)+10; 30); 80); 0)" office:value-type="float" office:value="0" calcext:value-type="float">
            <text:p>0</text:p>
          </table:table-cell>
          <table:table-cell table:formula="of:=IFERROR(MIN(MAX(ROUND((MIN(([.$D247]^[.$L$2])/([.$T247]^[.$AC$2]);[.$AE$2]))*([.$J247]+[.$AF$2]))*5; [.$AI$2]); [.$AH$2]);0)" office:value-type="float" office:value="0" calcext:value-type="float">
            <text:p>0</text:p>
          </table:table-cell>
          <table:table-cell table:formula="of:=IFERROR(MIN(MAX(ROUND((MIN(([.$D247]+[.$G247]+[.$H247])/3/[.$T247];[.$AE$2]))*([.$J247]+3)*[.$AG$2])*5; [.$AI$2]); [.$AH$2]);0)" office:value-type="float" office:value="0" calcext:value-type="float">
            <text:p>0</text:p>
          </table:table-cell>
          <table:table-cell table:formula="of:=IFERROR(MIN(MAX(ROUND(((MIN(([.$H247]^2)/([.$T247]^[.$AC$2]);[.$AE$2]))*([.$J247]+3)*[.$AG$2]))*5; [.$AI$2]); [.$AH$2]);0)" office:value-type="float" office:value="0" calcext:value-type="float">
            <text:p>0</text:p>
          </table:table-cell>
          <table:table-cell table:formula="of:=IFERROR(MIN(MAX(ROUND(((MIN(([.$E247]^[.$AC$2])/([.$T247]^[.$AC$2]);[.$AE$2]))*([.$J247]+3)*[.$AG$2]))*5; [.$AI$2]); [.$AH$2]);0)" office:value-type="float" office:value="0" calcext:value-type="float">
            <text:p>0</text:p>
          </table:table-cell>
          <table:table-cell table:formula="of:=IFERROR(MIN(MAX(ROUND(((MIN(([.$G247]^[.$AC$2])/([.$T247]^[.$AC$2]);[.$AE$2]))*([.$J247]+3)*[.$AG$2]))*5; [.$AI$2]); [.$AH$2]);0)" office:value-type="float" office:value="0" calcext:value-type="float">
            <text:p>0</text:p>
          </table:table-cell>
          <table:table-cell table:formula="of:=IFERROR(MIN(MAX(ROUND((MIN(([.$F247]^[.$Q$2])/([.$T247]^[.$AC$2]);[.$AE$2]))*([.$J247]+[.$AF$2])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8]^[.$AC$2])/([.$T248]^[.$AC$2]);[.$AE$2])))*[.$J248]*0.8)+([.$C248]/10))*5)+10; 30); 80); 0)" office:value-type="float" office:value="0" calcext:value-type="float">
            <text:p>0</text:p>
          </table:table-cell>
          <table:table-cell table:formula="of:=IFERROR(MIN(MAX(ROUND((MIN(([.$D248]^[.$L$2])/([.$T248]^[.$AC$2]);[.$AE$2]))*([.$J248]+[.$AF$2]))*5; [.$AI$2]); [.$AH$2]);0)" office:value-type="float" office:value="0" calcext:value-type="float">
            <text:p>0</text:p>
          </table:table-cell>
          <table:table-cell table:formula="of:=IFERROR(MIN(MAX(ROUND((MIN(([.$D248]+[.$G248]+[.$H248])/3/[.$T248];[.$AE$2]))*([.$J248]+3)*[.$AG$2])*5; [.$AI$2]); [.$AH$2]);0)" office:value-type="float" office:value="0" calcext:value-type="float">
            <text:p>0</text:p>
          </table:table-cell>
          <table:table-cell table:formula="of:=IFERROR(MIN(MAX(ROUND(((MIN(([.$H248]^2)/([.$T248]^[.$AC$2]);[.$AE$2]))*([.$J248]+3)*[.$AG$2]))*5; [.$AI$2]); [.$AH$2]);0)" office:value-type="float" office:value="0" calcext:value-type="float">
            <text:p>0</text:p>
          </table:table-cell>
          <table:table-cell table:formula="of:=IFERROR(MIN(MAX(ROUND(((MIN(([.$E248]^[.$AC$2])/([.$T248]^[.$AC$2]);[.$AE$2]))*([.$J248]+3)*[.$AG$2]))*5; [.$AI$2]); [.$AH$2]);0)" office:value-type="float" office:value="0" calcext:value-type="float">
            <text:p>0</text:p>
          </table:table-cell>
          <table:table-cell table:formula="of:=IFERROR(MIN(MAX(ROUND(((MIN(([.$G248]^[.$AC$2])/([.$T248]^[.$AC$2]);[.$AE$2]))*([.$J248]+3)*[.$AG$2]))*5; [.$AI$2]); [.$AH$2]);0)" office:value-type="float" office:value="0" calcext:value-type="float">
            <text:p>0</text:p>
          </table:table-cell>
          <table:table-cell table:formula="of:=IFERROR(MIN(MAX(ROUND((MIN(([.$F248]^[.$Q$2])/([.$T248]^[.$AC$2]);[.$AE$2]))*([.$J248]+[.$AF$2])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9]^[.$AC$2])/([.$T249]^[.$AC$2]);[.$AE$2])))*[.$J249]*0.8)+([.$C249]/10))*5)+10; 30); 80); 0)" office:value-type="float" office:value="0" calcext:value-type="float">
            <text:p>0</text:p>
          </table:table-cell>
          <table:table-cell table:formula="of:=IFERROR(MIN(MAX(ROUND((MIN(([.$D249]^[.$L$2])/([.$T249]^[.$AC$2]);[.$AE$2]))*([.$J249]+[.$AF$2]))*5; [.$AI$2]); [.$AH$2]);0)" office:value-type="float" office:value="0" calcext:value-type="float">
            <text:p>0</text:p>
          </table:table-cell>
          <table:table-cell table:formula="of:=IFERROR(MIN(MAX(ROUND((MIN(([.$D249]+[.$G249]+[.$H249])/3/[.$T249];[.$AE$2]))*([.$J249]+3)*[.$AG$2])*5; [.$AI$2]); [.$AH$2]);0)" office:value-type="float" office:value="0" calcext:value-type="float">
            <text:p>0</text:p>
          </table:table-cell>
          <table:table-cell table:formula="of:=IFERROR(MIN(MAX(ROUND(((MIN(([.$H249]^2)/([.$T249]^[.$AC$2]);[.$AE$2]))*([.$J249]+3)*[.$AG$2]))*5; [.$AI$2]); [.$AH$2]);0)" office:value-type="float" office:value="0" calcext:value-type="float">
            <text:p>0</text:p>
          </table:table-cell>
          <table:table-cell table:formula="of:=IFERROR(MIN(MAX(ROUND(((MIN(([.$E249]^[.$AC$2])/([.$T249]^[.$AC$2]);[.$AE$2]))*([.$J249]+3)*[.$AG$2]))*5; [.$AI$2]); [.$AH$2]);0)" office:value-type="float" office:value="0" calcext:value-type="float">
            <text:p>0</text:p>
          </table:table-cell>
          <table:table-cell table:formula="of:=IFERROR(MIN(MAX(ROUND(((MIN(([.$G249]^[.$AC$2])/([.$T249]^[.$AC$2]);[.$AE$2]))*([.$J249]+3)*[.$AG$2]))*5; [.$AI$2]); [.$AH$2]);0)" office:value-type="float" office:value="0" calcext:value-type="float">
            <text:p>0</text:p>
          </table:table-cell>
          <table:table-cell table:formula="of:=IFERROR(MIN(MAX(ROUND((MIN(([.$F249]^[.$Q$2])/([.$T249]^[.$AC$2]);[.$AE$2]))*([.$J249]+[.$AF$2])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0]^[.$AC$2])/([.$T250]^[.$AC$2]);[.$AE$2])))*[.$J250]*0.8)+([.$C250]/10))*5)+10; 30); 80); 0)" office:value-type="float" office:value="0" calcext:value-type="float">
            <text:p>0</text:p>
          </table:table-cell>
          <table:table-cell table:formula="of:=IFERROR(MIN(MAX(ROUND((MIN(([.$D250]^[.$L$2])/([.$T250]^[.$AC$2]);[.$AE$2]))*([.$J250]+[.$AF$2]))*5; [.$AI$2]); [.$AH$2]);0)" office:value-type="float" office:value="0" calcext:value-type="float">
            <text:p>0</text:p>
          </table:table-cell>
          <table:table-cell table:formula="of:=IFERROR(MIN(MAX(ROUND((MIN(([.$D250]+[.$G250]+[.$H250])/3/[.$T250];[.$AE$2]))*([.$J250]+3)*[.$AG$2])*5; [.$AI$2]); [.$AH$2]);0)" office:value-type="float" office:value="0" calcext:value-type="float">
            <text:p>0</text:p>
          </table:table-cell>
          <table:table-cell table:formula="of:=IFERROR(MIN(MAX(ROUND(((MIN(([.$H250]^2)/([.$T250]^[.$AC$2]);[.$AE$2]))*([.$J250]+3)*[.$AG$2]))*5; [.$AI$2]); [.$AH$2]);0)" office:value-type="float" office:value="0" calcext:value-type="float">
            <text:p>0</text:p>
          </table:table-cell>
          <table:table-cell table:formula="of:=IFERROR(MIN(MAX(ROUND(((MIN(([.$E250]^[.$AC$2])/([.$T250]^[.$AC$2]);[.$AE$2]))*([.$J250]+3)*[.$AG$2]))*5; [.$AI$2]); [.$AH$2]);0)" office:value-type="float" office:value="0" calcext:value-type="float">
            <text:p>0</text:p>
          </table:table-cell>
          <table:table-cell table:formula="of:=IFERROR(MIN(MAX(ROUND(((MIN(([.$G250]^[.$AC$2])/([.$T250]^[.$AC$2]);[.$AE$2]))*([.$J250]+3)*[.$AG$2]))*5; [.$AI$2]); [.$AH$2]);0)" office:value-type="float" office:value="0" calcext:value-type="float">
            <text:p>0</text:p>
          </table:table-cell>
          <table:table-cell table:formula="of:=IFERROR(MIN(MAX(ROUND((MIN(([.$F250]^[.$Q$2])/([.$T250]^[.$AC$2]);[.$AE$2]))*([.$J250]+[.$AF$2])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1]^[.$AC$2])/([.$T251]^[.$AC$2]);[.$AE$2])))*[.$J251]*0.8)+([.$C251]/10))*5)+10; 30); 80); 0)" office:value-type="float" office:value="0" calcext:value-type="float">
            <text:p>0</text:p>
          </table:table-cell>
          <table:table-cell table:formula="of:=IFERROR(MIN(MAX(ROUND((MIN(([.$D251]^[.$L$2])/([.$T251]^[.$AC$2]);[.$AE$2]))*([.$J251]+[.$AF$2]))*5; [.$AI$2]); [.$AH$2]);0)" office:value-type="float" office:value="0" calcext:value-type="float">
            <text:p>0</text:p>
          </table:table-cell>
          <table:table-cell table:formula="of:=IFERROR(MIN(MAX(ROUND((MIN(([.$D251]+[.$G251]+[.$H251])/3/[.$T251];[.$AE$2]))*([.$J251]+3)*[.$AG$2])*5; [.$AI$2]); [.$AH$2]);0)" office:value-type="float" office:value="0" calcext:value-type="float">
            <text:p>0</text:p>
          </table:table-cell>
          <table:table-cell table:formula="of:=IFERROR(MIN(MAX(ROUND(((MIN(([.$H251]^2)/([.$T251]^[.$AC$2]);[.$AE$2]))*([.$J251]+3)*[.$AG$2]))*5; [.$AI$2]); [.$AH$2]);0)" office:value-type="float" office:value="0" calcext:value-type="float">
            <text:p>0</text:p>
          </table:table-cell>
          <table:table-cell table:formula="of:=IFERROR(MIN(MAX(ROUND(((MIN(([.$E251]^[.$AC$2])/([.$T251]^[.$AC$2]);[.$AE$2]))*([.$J251]+3)*[.$AG$2]))*5; [.$AI$2]); [.$AH$2]);0)" office:value-type="float" office:value="0" calcext:value-type="float">
            <text:p>0</text:p>
          </table:table-cell>
          <table:table-cell table:formula="of:=IFERROR(MIN(MAX(ROUND(((MIN(([.$G251]^[.$AC$2])/([.$T251]^[.$AC$2]);[.$AE$2]))*([.$J251]+3)*[.$AG$2]))*5; [.$AI$2]); [.$AH$2]);0)" office:value-type="float" office:value="0" calcext:value-type="float">
            <text:p>0</text:p>
          </table:table-cell>
          <table:table-cell table:formula="of:=IFERROR(MIN(MAX(ROUND((MIN(([.$F251]^[.$Q$2])/([.$T251]^[.$AC$2]);[.$AE$2]))*([.$J251]+[.$AF$2])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2]^[.$AC$2])/([.$T252]^[.$AC$2]);[.$AE$2])))*[.$J252]*0.8)+([.$C252]/10))*5)+10; 30); 80); 0)" office:value-type="float" office:value="0" calcext:value-type="float">
            <text:p>0</text:p>
          </table:table-cell>
          <table:table-cell table:formula="of:=IFERROR(MIN(MAX(ROUND((MIN(([.$D252]^[.$L$2])/([.$T252]^[.$AC$2]);[.$AE$2]))*([.$J252]+[.$AF$2]))*5; [.$AI$2]); [.$AH$2]);0)" office:value-type="float" office:value="0" calcext:value-type="float">
            <text:p>0</text:p>
          </table:table-cell>
          <table:table-cell table:formula="of:=IFERROR(MIN(MAX(ROUND((MIN(([.$D252]+[.$G252]+[.$H252])/3/[.$T252];[.$AE$2]))*([.$J252]+3)*[.$AG$2])*5; [.$AI$2]); [.$AH$2]);0)" office:value-type="float" office:value="0" calcext:value-type="float">
            <text:p>0</text:p>
          </table:table-cell>
          <table:table-cell table:formula="of:=IFERROR(MIN(MAX(ROUND(((MIN(([.$H252]^2)/([.$T252]^[.$AC$2]);[.$AE$2]))*([.$J252]+3)*[.$AG$2]))*5; [.$AI$2]); [.$AH$2]);0)" office:value-type="float" office:value="0" calcext:value-type="float">
            <text:p>0</text:p>
          </table:table-cell>
          <table:table-cell table:formula="of:=IFERROR(MIN(MAX(ROUND(((MIN(([.$E252]^[.$AC$2])/([.$T252]^[.$AC$2]);[.$AE$2]))*([.$J252]+3)*[.$AG$2]))*5; [.$AI$2]); [.$AH$2]);0)" office:value-type="float" office:value="0" calcext:value-type="float">
            <text:p>0</text:p>
          </table:table-cell>
          <table:table-cell table:formula="of:=IFERROR(MIN(MAX(ROUND(((MIN(([.$G252]^[.$AC$2])/([.$T252]^[.$AC$2]);[.$AE$2]))*([.$J252]+3)*[.$AG$2]))*5; [.$AI$2]); [.$AH$2]);0)" office:value-type="float" office:value="0" calcext:value-type="float">
            <text:p>0</text:p>
          </table:table-cell>
          <table:table-cell table:formula="of:=IFERROR(MIN(MAX(ROUND((MIN(([.$F252]^[.$Q$2])/([.$T252]^[.$AC$2]);[.$AE$2]))*([.$J252]+[.$AF$2])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3]^[.$AC$2])/([.$T253]^[.$AC$2]);[.$AE$2])))*[.$J253]*0.8)+([.$C253]/10))*5)+10; 30); 80); 0)" office:value-type="float" office:value="0" calcext:value-type="float">
            <text:p>0</text:p>
          </table:table-cell>
          <table:table-cell table:formula="of:=IFERROR(MIN(MAX(ROUND((MIN(([.$D253]^[.$L$2])/([.$T253]^[.$AC$2]);[.$AE$2]))*([.$J253]+[.$AF$2]))*5; [.$AI$2]); [.$AH$2]);0)" office:value-type="float" office:value="0" calcext:value-type="float">
            <text:p>0</text:p>
          </table:table-cell>
          <table:table-cell table:formula="of:=IFERROR(MIN(MAX(ROUND((MIN(([.$D253]+[.$G253]+[.$H253])/3/[.$T253];[.$AE$2]))*([.$J253]+3)*[.$AG$2])*5; [.$AI$2]); [.$AH$2]);0)" office:value-type="float" office:value="0" calcext:value-type="float">
            <text:p>0</text:p>
          </table:table-cell>
          <table:table-cell table:formula="of:=IFERROR(MIN(MAX(ROUND(((MIN(([.$H253]^2)/([.$T253]^[.$AC$2]);[.$AE$2]))*([.$J253]+3)*[.$AG$2]))*5; [.$AI$2]); [.$AH$2]);0)" office:value-type="float" office:value="0" calcext:value-type="float">
            <text:p>0</text:p>
          </table:table-cell>
          <table:table-cell table:formula="of:=IFERROR(MIN(MAX(ROUND(((MIN(([.$E253]^[.$AC$2])/([.$T253]^[.$AC$2]);[.$AE$2]))*([.$J253]+3)*[.$AG$2]))*5; [.$AI$2]); [.$AH$2]);0)" office:value-type="float" office:value="0" calcext:value-type="float">
            <text:p>0</text:p>
          </table:table-cell>
          <table:table-cell table:formula="of:=IFERROR(MIN(MAX(ROUND(((MIN(([.$G253]^[.$AC$2])/([.$T253]^[.$AC$2]);[.$AE$2]))*([.$J253]+3)*[.$AG$2]))*5; [.$AI$2]); [.$AH$2]);0)" office:value-type="float" office:value="0" calcext:value-type="float">
            <text:p>0</text:p>
          </table:table-cell>
          <table:table-cell table:formula="of:=IFERROR(MIN(MAX(ROUND((MIN(([.$F253]^[.$Q$2])/([.$T253]^[.$AC$2]);[.$AE$2]))*([.$J253]+[.$AF$2])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4]^[.$AC$2])/([.$T254]^[.$AC$2]);[.$AE$2])))*[.$J254]*0.8)+([.$C254]/10))*5)+10; 30); 80); 0)" office:value-type="float" office:value="0" calcext:value-type="float">
            <text:p>0</text:p>
          </table:table-cell>
          <table:table-cell table:formula="of:=IFERROR(MIN(MAX(ROUND((MIN(([.$D254]^[.$L$2])/([.$T254]^[.$AC$2]);[.$AE$2]))*([.$J254]+[.$AF$2]))*5; [.$AI$2]); [.$AH$2]);0)" office:value-type="float" office:value="0" calcext:value-type="float">
            <text:p>0</text:p>
          </table:table-cell>
          <table:table-cell table:formula="of:=IFERROR(MIN(MAX(ROUND((MIN(([.$D254]+[.$G254]+[.$H254])/3/[.$T254];[.$AE$2]))*([.$J254]+3)*[.$AG$2])*5; [.$AI$2]); [.$AH$2]);0)" office:value-type="float" office:value="0" calcext:value-type="float">
            <text:p>0</text:p>
          </table:table-cell>
          <table:table-cell table:formula="of:=IFERROR(MIN(MAX(ROUND(((MIN(([.$H254]^2)/([.$T254]^[.$AC$2]);[.$AE$2]))*([.$J254]+3)*[.$AG$2]))*5; [.$AI$2]); [.$AH$2]);0)" office:value-type="float" office:value="0" calcext:value-type="float">
            <text:p>0</text:p>
          </table:table-cell>
          <table:table-cell table:formula="of:=IFERROR(MIN(MAX(ROUND(((MIN(([.$E254]^[.$AC$2])/([.$T254]^[.$AC$2]);[.$AE$2]))*([.$J254]+3)*[.$AG$2]))*5; [.$AI$2]); [.$AH$2]);0)" office:value-type="float" office:value="0" calcext:value-type="float">
            <text:p>0</text:p>
          </table:table-cell>
          <table:table-cell table:formula="of:=IFERROR(MIN(MAX(ROUND(((MIN(([.$G254]^[.$AC$2])/([.$T254]^[.$AC$2]);[.$AE$2]))*([.$J254]+3)*[.$AG$2]))*5; [.$AI$2]); [.$AH$2]);0)" office:value-type="float" office:value="0" calcext:value-type="float">
            <text:p>0</text:p>
          </table:table-cell>
          <table:table-cell table:formula="of:=IFERROR(MIN(MAX(ROUND((MIN(([.$F254]^[.$Q$2])/([.$T254]^[.$AC$2]);[.$AE$2]))*([.$J254]+[.$AF$2])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5]^[.$AC$2])/([.$T255]^[.$AC$2]);[.$AE$2])))*[.$J255]*0.8)+([.$C255]/10))*5)+10; 30); 80); 0)" office:value-type="float" office:value="0" calcext:value-type="float">
            <text:p>0</text:p>
          </table:table-cell>
          <table:table-cell table:formula="of:=IFERROR(MIN(MAX(ROUND((MIN(([.$D255]^[.$L$2])/([.$T255]^[.$AC$2]);[.$AE$2]))*([.$J255]+[.$AF$2]))*5; [.$AI$2]); [.$AH$2]);0)" office:value-type="float" office:value="0" calcext:value-type="float">
            <text:p>0</text:p>
          </table:table-cell>
          <table:table-cell table:formula="of:=IFERROR(MIN(MAX(ROUND((MIN(([.$D255]+[.$G255]+[.$H255])/3/[.$T255];[.$AE$2]))*([.$J255]+3)*[.$AG$2])*5; [.$AI$2]); [.$AH$2]);0)" office:value-type="float" office:value="0" calcext:value-type="float">
            <text:p>0</text:p>
          </table:table-cell>
          <table:table-cell table:formula="of:=IFERROR(MIN(MAX(ROUND(((MIN(([.$H255]^2)/([.$T255]^[.$AC$2]);[.$AE$2]))*([.$J255]+3)*[.$AG$2]))*5; [.$AI$2]); [.$AH$2]);0)" office:value-type="float" office:value="0" calcext:value-type="float">
            <text:p>0</text:p>
          </table:table-cell>
          <table:table-cell table:formula="of:=IFERROR(MIN(MAX(ROUND(((MIN(([.$E255]^[.$AC$2])/([.$T255]^[.$AC$2]);[.$AE$2]))*([.$J255]+3)*[.$AG$2]))*5; [.$AI$2]); [.$AH$2]);0)" office:value-type="float" office:value="0" calcext:value-type="float">
            <text:p>0</text:p>
          </table:table-cell>
          <table:table-cell table:formula="of:=IFERROR(MIN(MAX(ROUND(((MIN(([.$G255]^[.$AC$2])/([.$T255]^[.$AC$2]);[.$AE$2]))*([.$J255]+3)*[.$AG$2]))*5; [.$AI$2]); [.$AH$2]);0)" office:value-type="float" office:value="0" calcext:value-type="float">
            <text:p>0</text:p>
          </table:table-cell>
          <table:table-cell table:formula="of:=IFERROR(MIN(MAX(ROUND((MIN(([.$F255]^[.$Q$2])/([.$T255]^[.$AC$2]);[.$AE$2]))*([.$J255]+[.$AF$2])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6]^[.$AC$2])/([.$T256]^[.$AC$2]);[.$AE$2])))*[.$J256]*0.8)+([.$C256]/10))*5)+10; 30); 80); 0)" office:value-type="float" office:value="0" calcext:value-type="float">
            <text:p>0</text:p>
          </table:table-cell>
          <table:table-cell table:formula="of:=IFERROR(MIN(MAX(ROUND((MIN(([.$D256]^[.$L$2])/([.$T256]^[.$AC$2]);[.$AE$2]))*([.$J256]+[.$AF$2]))*5; [.$AI$2]); [.$AH$2]);0)" office:value-type="float" office:value="0" calcext:value-type="float">
            <text:p>0</text:p>
          </table:table-cell>
          <table:table-cell table:formula="of:=IFERROR(MIN(MAX(ROUND((MIN(([.$D256]+[.$G256]+[.$H256])/3/[.$T256];[.$AE$2]))*([.$J256]+3)*[.$AG$2])*5; [.$AI$2]); [.$AH$2]);0)" office:value-type="float" office:value="0" calcext:value-type="float">
            <text:p>0</text:p>
          </table:table-cell>
          <table:table-cell table:formula="of:=IFERROR(MIN(MAX(ROUND(((MIN(([.$H256]^2)/([.$T256]^[.$AC$2]);[.$AE$2]))*([.$J256]+3)*[.$AG$2]))*5; [.$AI$2]); [.$AH$2]);0)" office:value-type="float" office:value="0" calcext:value-type="float">
            <text:p>0</text:p>
          </table:table-cell>
          <table:table-cell table:formula="of:=IFERROR(MIN(MAX(ROUND(((MIN(([.$E256]^[.$AC$2])/([.$T256]^[.$AC$2]);[.$AE$2]))*([.$J256]+3)*[.$AG$2]))*5; [.$AI$2]); [.$AH$2]);0)" office:value-type="float" office:value="0" calcext:value-type="float">
            <text:p>0</text:p>
          </table:table-cell>
          <table:table-cell table:formula="of:=IFERROR(MIN(MAX(ROUND(((MIN(([.$G256]^[.$AC$2])/([.$T256]^[.$AC$2]);[.$AE$2]))*([.$J256]+3)*[.$AG$2]))*5; [.$AI$2]); [.$AH$2]);0)" office:value-type="float" office:value="0" calcext:value-type="float">
            <text:p>0</text:p>
          </table:table-cell>
          <table:table-cell table:formula="of:=IFERROR(MIN(MAX(ROUND((MIN(([.$F256]^[.$Q$2])/([.$T256]^[.$AC$2]);[.$AE$2]))*([.$J256]+[.$AF$2])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5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00-00-00</text:date>, <text:time style:data-style-name="N2" text:time-value="09:59:59.6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5-01T10:24:46.086000000</dc:date>
    <meta:editing-duration>PT3H37M43S</meta:editing-duration>
    <meta:editing-cycles>54</meta:editing-cycles>
    <meta:generator>LibreOffice/7.2.5.2$Windows_X86_64 LibreOffice_project/499f9727c189e6ef3471021d6132d4c694f357e5</meta:generator>
    <meta:document-statistic meta:table-count="1" meta:cell-count="9102" meta:object-count="0"/>
  </office:meta>
</office:document-meta>
</file>